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6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5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fo:background-color="#FFFFFF"/>
    </style:style>
    <style:style style:name="ce5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57" style:family="table-cell" style:parent-style-name="Excel_32_Built-in_32_Comma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8" style:family="table-cell" style:parent-style-name="Default" style:data-style-name="N4"/>
    <style:style style:name="ce59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1" style:family="table-cell" style:parent-style-name="Excel_32_Built-in_32_Comma" style:data-style-name="N41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2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3" style:family="table-cell" style:parent-style-name="Default" style:data-style-name="N19"/>
    <style:style style:name="ce64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805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7.14375cm"/>
    </style:style>
    <style:style style:name="co16" style:family="table-column">
      <style:table-column-properties fo:break-before="auto" style:column-width="1.11125cm"/>
    </style:style>
    <style:style style:name="co17" style:family="table-column">
      <style:table-column-properties fo:break-before="auto" style:column-width="0.582083333333333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22.2779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4" table:default-cell-style-name="ce11"/>
        <table:table-column table:style-name="co10" table:default-cell-style-name="ce12"/>
        <table:table-column table:style-name="co10" table:number-columns-repeated="1011" table:default-cell-style-name="ce11"/>
        <table:table-column table:style-name="co11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201" table:number-columns-spanned="2" table:number-rows-spanned="1" table:style-name="ce49">
            <text:p>62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0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51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0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52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53">
            <text:p>Código</text:p>
          </table:table-cell>
          <table:table-cell office:value-type="string" table:number-columns-spanned="1" table:number-rows-spanned="2" table:style-name="ce54">
            <text:p>Cuenta</text:p>
          </table:table-cell>
          <table:table-cell office:value-type="string" table:number-columns-spanned="1" table:number-rows-spanned="2" table:style-name="ce54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55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53">
            <text:p>Código</text:p>
          </table:table-cell>
          <table:table-cell office:value-type="string" table:number-columns-spanned="1" table:number-rows-spanned="2" table:style-name="ce54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50" table:style-name="ce9"/>
          <table:table-cell table:number-columns-repeated="16323" table:style-name="ce1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50" table:style-name="ce9"/>
          <table:table-cell table:number-columns-repeated="16323" table:style-name="ce11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1]-[.E11]+[.F11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9">
            <text:p>Cuentas por Pagar Comerciales:</text:p>
          </table:table-cell>
          <table:table-cell table:style-name="ce17"/>
          <table:table-cell table:number-columns-repeated="3" table:style-name="ce18"/>
          <table:table-cell office:value-type="float" office:value="0" table:formula="of:=[.D12]-[.E12]+[.F12]" table:style-name="ce18">
            <text:p>-<text:s/></text:p>
          </table:table-cell>
          <table:table-cell table:style-name="ce17"/>
          <table:table-cell office:value-type="string" table:style-name="ce19">
            <text:p>Cuentas por Pagar Comerciales:</text:p>
          </table:table-cell>
          <table:table-cell table:style-name="ce18"/>
          <table:table-cell office:value-type="float" office:value="0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3-01-001</text:p>
          </table:table-cell>
          <table:table-cell office:value-type="string" table:style-name="ce17">
            <text:p>Proveedores Locales</text:p>
          </table:table-cell>
          <table:table-cell table:style-name="ce17"/>
          <table:table-cell office:value-type="float" office:value="507080.34" table:style-name="ce18">
            <text:p>507.080<text:s/></text:p>
          </table:table-cell>
          <table:table-cell table:number-columns-repeated="2" table:style-name="ce18"/>
          <table:table-cell office:value-type="float" office:value="507080.34" table:formula="of:=[.D13]-[.E13]+[.F13]" table:style-name="ce18">
            <text:p>507.080<text:s/></text:p>
          </table:table-cell>
          <table:table-cell office:value-type="string" table:style-name="ce17">
            <text:p>2-1-1-03-01-001</text:p>
          </table:table-cell>
          <table:table-cell office:value-type="string" table:style-name="ce17">
            <text:p>Proveedores Locales</text:p>
          </table:table-cell>
          <table:table-cell office:value-type="float" office:value="11700.6" table:style-name="ce18">
            <text:p>11.701<text:s/></text:p>
          </table:table-cell>
          <table:table-cell office:value-type="float" office:value="495379.74000000005" table:formula="of:=[.G13]-[.J13]" table:style-name="ce65">
            <text:p>495.380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9-01-001</text:p>
          </table:table-cell>
          <table:table-cell office:value-type="string" table:style-name="ce17">
            <text:p>Anticipo de Clientes</text:p>
          </table:table-cell>
          <table:table-cell table:style-name="ce17"/>
          <table:table-cell office:value-type="float" office:value="65608.05" table:style-name="ce18">
            <text:p>65.608<text:s/></text:p>
          </table:table-cell>
          <table:table-cell table:number-columns-repeated="2" table:style-name="ce18"/>
          <table:table-cell office:value-type="float" office:value="65608.05" table:formula="of:=[.D14]-[.E14]+[.F14]" table:style-name="ce18">
            <text:p>65.608<text:s/></text:p>
          </table:table-cell>
          <table:table-cell office:value-type="string" table:style-name="ce17">
            <text:p>2-1-1-09-01-001</text:p>
          </table:table-cell>
          <table:table-cell office:value-type="string" table:style-name="ce17">
            <text:p>Anticipo de Clientes</text:p>
          </table:table-cell>
          <table:table-cell office:value-type="float" office:value="65608" table:style-name="ce18">
            <text:p>65.608<text:s/></text:p>
          </table:table-cell>
          <table:table-cell office:value-type="float" office:value="5.0000000002910383E-2" table:formula="of:=[.G14]-[.J14]" table:style-name="ce65">
            <text:p>0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5-01-001</text:p>
          </table:table-cell>
          <table:table-cell office:value-type="string" table:style-name="ce17">
            <text:p>Alimentación por Pagar</text:p>
          </table:table-cell>
          <table:table-cell table:style-name="ce17"/>
          <table:table-cell office:value-type="float" office:value="0" table:style-name="ce18">
            <text:p>-<text:s/></text:p>
          </table:table-cell>
          <table:table-cell table:number-columns-repeated="2" table:style-name="ce18"/>
          <table:table-cell office:value-type="float" office:value="0" table:formula="of:=[.D15]-[.E15]+[.F15]" table:style-name="ce18">
            <text:p>-<text:s/></text:p>
          </table:table-cell>
          <table:table-cell office:value-type="string" table:style-name="ce17">
            <text:p>2-1-1-05-01-001</text:p>
          </table:table-cell>
          <table:table-cell office:value-type="string" table:style-name="ce17">
            <text:p>Alimentacion por Pagar</text:p>
          </table:table-cell>
          <table:table-cell office:value-type="float" office:value="137.5" table:style-name="ce18">
            <text:p>138<text:s/></text:p>
          </table:table-cell>
          <table:table-cell office:value-type="float" office:value="-137.5" table:formula="of:=[.G15]-[.J15]" table:style-name="ce65">
            <text:p>(138)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16]-[.E16]+[.F16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16]-[.J16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9">
            <text:p>Cuentas por Pagar, Partes Relacionadas:</text:p>
          </table:table-cell>
          <table:table-cell table:style-name="ce17"/>
          <table:table-cell table:number-columns-repeated="3" table:style-name="ce18"/>
          <table:table-cell office:value-type="float" office:value="0" table:formula="of:=[.D17]-[.E17]+[.F17]" table:style-name="ce18">
            <text:p>-<text:s/></text:p>
          </table:table-cell>
          <table:table-cell table:style-name="ce17"/>
          <table:table-cell office:value-type="string" table:style-name="ce19">
            <text:p>Cuentas por Pagar, Partes Relacionadas:</text:p>
          </table:table-cell>
          <table:table-cell table:style-name="ce18"/>
          <table:table-cell office:value-type="float" office:value="0" table:formula="of:=[.G17]-[.J17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5-02-001</text:p>
          </table:table-cell>
          <table:table-cell office:value-type="string" table:style-name="ce17">
            <text:p>Tomislav Topic Granados</text:p>
          </table:table-cell>
          <table:table-cell table:style-name="ce17"/>
          <table:table-cell office:value-type="float" office:value="2500" table:style-name="ce18">
            <text:p>2.500<text:s/></text:p>
          </table:table-cell>
          <table:table-cell table:number-columns-repeated="2" table:style-name="ce18"/>
          <table:table-cell office:value-type="float" office:value="2500" table:formula="of:=[.D18]-[.E18]+[.F18]" table:style-name="ce18">
            <text:p>2.500<text:s/></text:p>
          </table:table-cell>
          <table:table-cell office:value-type="string" table:style-name="ce17">
            <text:p>2-1-1-05-02-001</text:p>
          </table:table-cell>
          <table:table-cell office:value-type="string" table:style-name="ce17">
            <text:p>Tomislav Topic Granados</text:p>
          </table:table-cell>
          <table:table-cell office:value-type="float" office:value="2500" table:style-name="ce18">
            <text:p>2.500<text:s/></text:p>
          </table:table-cell>
          <table:table-cell office:value-type="float" office:value="0" table:formula="of:=[.G18]-[.J18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7-02-001</text:p>
          </table:table-cell>
          <table:table-cell office:value-type="string" table:style-name="ce17">
            <text:p>Telconet S.A.</text:p>
          </table:table-cell>
          <table:table-cell table:style-name="ce17"/>
          <table:table-cell office:value-type="float" office:value="1029213.97" table:style-name="ce18">
            <text:p>1.029.214<text:s/></text:p>
          </table:table-cell>
          <table:table-cell table:number-columns-repeated="2" table:style-name="ce18"/>
          <table:table-cell office:value-type="float" office:value="1029213.97" table:formula="of:=[.D19]-[.E19]+[.F19]" table:style-name="ce18">
            <text:p>1.029.214<text:s/></text:p>
          </table:table-cell>
          <table:table-cell office:value-type="string" table:style-name="ce17">
            <text:p>2-1-1-07-02-001</text:p>
          </table:table-cell>
          <table:table-cell office:value-type="string" table:style-name="ce17">
            <text:p>Telconet S.A.</text:p>
          </table:table-cell>
          <table:table-cell office:value-type="float" office:value="10913" table:style-name="ce18">
            <text:p>10.913<text:s/></text:p>
          </table:table-cell>
          <table:table-cell office:value-type="float" office:value="1018300.97" table:formula="of:=[.G19]-[.J19]" table:style-name="ce65">
            <text:p>1.018.301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7">
            <text:p>2-1-1-07-02-002</text:p>
          </table:table-cell>
          <table:table-cell office:value-type="string" table:style-name="ce17">
            <text:p>Servicios telcodata S.A.</text:p>
          </table:table-cell>
          <table:table-cell table:style-name="ce17"/>
          <table:table-cell office:value-type="float" office:value="4870" table:style-name="ce18">
            <text:p>4.870<text:s/></text:p>
          </table:table-cell>
          <table:table-cell table:number-columns-repeated="2" table:style-name="ce18"/>
          <table:table-cell office:value-type="float" office:value="4870" table:formula="of:=[.D20]-[.E20]+[.F20]" table:style-name="ce18">
            <text:p>4.870<text:s/></text:p>
          </table:table-cell>
          <table:table-cell office:value-type="string" table:style-name="ce17">
            <text:p>2-1-1-07-02-002</text:p>
          </table:table-cell>
          <table:table-cell office:value-type="string" table:style-name="ce17">
            <text:p>Servicios telcodata S.A.</text:p>
          </table:table-cell>
          <table:table-cell office:value-type="float" office:value="4870" table:style-name="ce18">
            <text:p>4.870<text:s/></text:p>
          </table:table-cell>
          <table:table-cell office:value-type="float" office:value="0" table:formula="of:=[.G20]-[.J20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3" table:style-name="ce18"/>
          <table:table-cell office:value-type="float" office:value="0" table:formula="of:=[.D21]-[.E21]+[.F21]" table:style-name="ce18">
            <text:p>-<text:s/></text:p>
          </table:table-cell>
          <table:table-cell table:number-columns-repeated="2" table:style-name="ce17"/>
          <table:table-cell table:style-name="ce18"/>
          <table:table-cell office:value-type="float" office:value="0" table:formula="of:=[.G21]-[.J21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9">
            <text:p>Documento por Pagar Locales</text:p>
          </table:table-cell>
          <table:table-cell table:style-name="ce17"/>
          <table:table-cell table:number-columns-repeated="3" table:style-name="ce18"/>
          <table:table-cell office:value-type="float" office:value="0" table:formula="of:=[.D22]-[.E22]+[.F22]" table:style-name="ce18">
            <text:p>-<text:s/></text:p>
          </table:table-cell>
          <table:table-cell table:style-name="ce17"/>
          <table:table-cell office:value-type="string" table:style-name="ce19">
            <text:p>Documento por Pagar Locales</text:p>
          </table:table-cell>
          <table:table-cell table:style-name="ce18"/>
          <table:table-cell office:value-type="float" office:value="0" table:formula="of:=[.G22]-[.J22]" table:style-name="ce65">
            <text:p>-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7">
            <text:p>2-2-1-04-01-001</text:p>
          </table:table-cell>
          <table:table-cell office:value-type="string" table:style-name="ce17">
            <text:p>Sobre giro bancario</text:p>
          </table:table-cell>
          <table:table-cell table:style-name="ce17"/>
          <table:table-cell office:value-type="float" office:value="1085.4100000000001" table:style-name="ce21">
            <text:p>1.085<text:s/></text:p>
          </table:table-cell>
          <table:table-cell table:number-columns-repeated="2" table:style-name="ce18"/>
          <table:table-cell office:value-type="float" office:value="1085.4100000000001" table:formula="of:=[.D23]-[.E23]+[.F23]" table:style-name="ce18">
            <text:p>1.085<text:s/></text:p>
          </table:table-cell>
          <table:table-cell office:value-type="string" table:style-name="ce17">
            <text:p>2-2-1-04-01-001</text:p>
          </table:table-cell>
          <table:table-cell office:value-type="string" table:style-name="ce17">
            <text:p>Sobre giro bancario</text:p>
          </table:table-cell>
          <table:table-cell office:value-type="float" office:value="1085" table:style-name="ce18">
            <text:p>1.085<text:s/></text:p>
          </table:table-cell>
          <table:table-cell office:value-type="float" office:value="0.41000000000008185" table:formula="of:=[.G23]-[.J23]" table:style-name="ce65">
            <text:p>0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4" table:style-name="ce18"/>
          <table:table-cell table:number-columns-repeated="2" table:style-name="ce17"/>
          <table:table-cell table:style-name="ce18"/>
          <table:table-cell office:value-type="float" office:value="0" table:formula="of:=[.G24]-[.J24]" table:style-name="ce65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7"/>
          <table:table-cell table:number-columns-repeated="4" table:style-name="ce18"/>
          <table:table-cell table:number-columns-repeated="2" table:style-name="ce17"/>
          <table:table-cell table:style-name="ce18"/>
          <table:table-cell table:style-name="ce65"/>
          <table:table-cell table:number-columns-repeated="16373" table:style-name="ce8"/>
        </table:table-row>
        <table:table-row table:style-name="ro5">
          <table:table-cell table:style-name="ce22"/>
          <table:table-cell table:style-name="ce23"/>
          <table:table-cell table:style-name="ce17"/>
          <table:table-cell table:style-name="ce24"/>
          <table:table-cell table:style-name="ce8"/>
          <table:table-cell table:style-name="ce25"/>
          <table:table-cell table:number-columns-repeated="2" table:style-name="ce26"/>
          <table:table-cell table:style-name="ce24"/>
          <table:table-cell table:style-name="ce25"/>
          <table:table-cell table:style-name="ce66"/>
          <table:table-cell table:number-columns-repeated="16373" table:style-name="ce8"/>
        </table:table-row>
        <table:table-row table:style-name="ro6">
          <table:table-cell table:style-name="ce27"/>
          <table:table-cell office:value-type="string" table:style-name="ce28">
            <text:p>Total</text:p>
          </table:table-cell>
          <table:table-cell table:style-name="ce28"/>
          <table:table-cell office:value-type="float" office:value="1610357.7699999998" table:formula="of:=SUM([.D11:.D24])" table:style-name="ce29">
            <text:p>1.610.358<text:s/></text:p>
          </table:table-cell>
          <table:table-cell office:value-type="float" office:value="0" table:formula="of:=SUM([.E11:.E24])" table:style-name="ce29">
            <text:p>-<text:s/></text:p>
          </table:table-cell>
          <table:table-cell office:value-type="float" office:value="0" table:formula="of:=SUM([.F11:.F24])" table:style-name="ce29">
            <text:p>-<text:s/></text:p>
          </table:table-cell>
          <table:table-cell office:value-type="float" office:value="1610357.7699999998" table:formula="of:=SUM([.G11:.G24])" table:style-name="ce29">
            <text:p>1.610.358<text:s/></text:p>
          </table:table-cell>
          <table:table-cell table:number-columns-repeated="2" table:style-name="ce29"/>
          <table:table-cell office:value-type="float" office:value="96814.1" table:formula="of:=SUM([.J11:.J24])" table:style-name="ce29">
            <text:p>96.814<text:s/></text:p>
          </table:table-cell>
          <table:table-cell office:value-type="float" office:value="1513543.67" table:formula="of:=SUM([.K11:.K24])" table:style-name="ce64">
            <text:p>1.513.544<text:s/></text:p>
          </table:table-cell>
          <table:table-cell table:number-columns-repeated="16373" table:style-name="ce30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1"/>
          <table:table-cell office:value-type="string" table:style-name="ce32">
            <text:p>Saldo al</text:p>
          </table:table-cell>
          <table:table-cell office:value-type="string" table:style-name="ce33">
            <text:p>Saldo al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4">
            <text:p>Nota a los estados financieros:</text:p>
          </table:table-cell>
          <table:table-cell table:style-name="ce34"/>
          <table:table-cell office:value-type="date" office:date-value="2020-12-31T00:00:00" table:style-name="ce35">
            <text:p>31/12/2020</text:p>
          </table:table-cell>
          <table:table-cell office:value-type="date" office:date-value="2019-12-31T00:00:00" table:style-name="ce36">
            <text:p>31/12/2019</text:p>
          </table:table-cell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table:number-columns-repeated="2" table:style-name="ce37"/>
          <table:table-cell table:style-name="ce38"/>
          <table:table-cell table:style-name="ce39"/>
          <table:table-cell table:number-columns-repeated="8" table:style-name="ce11"/>
          <table:table-cell table:number-columns-repeated="16371"/>
        </table:table-row>
        <table:table-row table:style-name="ro2">
          <table:table-cell table:style-name="ce11"/>
          <table:table-cell office:value-type="string" table:style-name="ce37">
            <text:p>Cuentas por Pagar Comerciales:</text:p>
          </table:table-cell>
          <table:table-cell table:style-name="ce37"/>
          <table:table-cell table:style-name="ce40"/>
          <table:table-cell table:style-name="ce41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Proveedores Locales</text:p>
          </table:table-cell>
          <table:table-cell table:style-name="ce37"/>
          <table:table-cell office:value-type="float" office:value="507080.34" table:formula="of:=[.G13]" table:style-name="ce18">
            <text:p>507.080<text:s/></text:p>
          </table:table-cell>
          <table:table-cell office:value-type="float" office:value="11700.6" table:formula="of:=[.J13]" table:style-name="ce18">
            <text:p>11.701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Anticipo de clientes</text:p>
          </table:table-cell>
          <table:table-cell table:style-name="ce37"/>
          <table:table-cell office:value-type="float" office:value="65608.05" table:formula="of:=[.G14]" table:style-name="ce18">
            <text:p>65.608<text:s/></text:p>
          </table:table-cell>
          <table:table-cell office:value-type="float" office:value="65608" table:formula="of:=[.J14]" table:style-name="ce18">
            <text:p>65.608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7"/>
          <table:table-cell table:number-columns-repeated="2" table:style-name="ce1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Cuentas por Pagar, partes relacionadas</text:p>
          </table:table-cell>
          <table:table-cell table:style-name="ce37"/>
          <table:table-cell table:number-columns-repeated="2" table:style-name="ce1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Telconet S.A.</text:p>
          </table:table-cell>
          <table:table-cell table:style-name="ce37"/>
          <table:table-cell office:value-type="float" office:value="1029213.97" table:formula="of:=[.G19]" table:style-name="ce18">
            <text:p>1.029.214<text:s/></text:p>
          </table:table-cell>
          <table:table-cell office:value-type="float" office:value="10913" table:formula="of:=[.J19]" table:style-name="ce18">
            <text:p>10.913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Servicios Telcodata S.A.</text:p>
          </table:table-cell>
          <table:table-cell table:style-name="ce37"/>
          <table:table-cell office:value-type="float" office:value="4870" table:formula="of:=[.G20]" table:style-name="ce18">
            <text:p>4.870<text:s/></text:p>
          </table:table-cell>
          <table:table-cell office:value-type="float" office:value="4870" table:formula="of:=[.J20]" table:style-name="ce18">
            <text:p>4.870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Varios</text:p>
          </table:table-cell>
          <table:table-cell table:style-name="ce37"/>
          <table:table-cell office:value-type="float" office:value="2500" table:formula="of:=[.G18]" table:style-name="ce18">
            <text:p>2.500<text:s/></text:p>
          </table:table-cell>
          <table:table-cell office:value-type="float" office:value="2500" table:formula="of:=[.J18]" table:style-name="ce18">
            <text:p>2.500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7"/>
          <table:table-cell table:number-columns-repeated="2" table:style-name="ce1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7">
            <text:p>Otras cuentas por Pagar</text:p>
          </table:table-cell>
          <table:table-cell table:style-name="ce37"/>
          <table:table-cell office:value-type="float" office:value="1085.4100000000001" table:formula="of:=[.G23]+[.G15]" table:style-name="ce18">
            <text:p>1.085<text:s/></text:p>
          </table:table-cell>
          <table:table-cell office:value-type="float" office:value="1222.5" table:formula="of:=[.J23]+[.J15]" table:style-name="ce18">
            <text:p>1.223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7"/>
          <table:table-cell table:style-name="ce40"/>
          <table:table-cell table:style-name="ce41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42">
            <text:p>Total</text:p>
          </table:table-cell>
          <table:table-cell table:style-name="ce43"/>
          <table:table-cell office:value-type="float" office:value="1610357.7699999998" table:formula="of:=+SUM([.D32:.D43])" table:style-name="ce44">
            <text:p>1.610.358<text:s/></text:p>
          </table:table-cell>
          <table:table-cell office:value-type="float" office:value="96814.1" table:formula="of:=+SUM([.E32:.E43])" table:style-name="ce45">
            <text:p>96.814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number-columns-repeated="13" table:style-name="ce11"/>
          <table:table-cell table:style-name="ce12"/>
          <table:table-cell table:number-columns-repeated="16370" table:style-name="ce1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6">
            <text:p>Fuente:</text:p>
          </table:table-cell>
          <table:table-cell table:number-columns-repeated="15" table:style-name="ce47"/>
          <table:table-cell table:number-columns-repeated="16368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48">
            <text:p>Objetivo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5" table:style-name="ce9"/>
          <table:table-cell table:number-columns-repeated="16368"/>
        </table:table-row>
        <table:table-row table:number-rows-repeated="2" table:style-name="ro2">
          <table:table-cell table:number-columns-repeated="16" table:style-name="ce9"/>
          <table:table-cell table:number-columns-repeated="16368"/>
        </table:table-row>
        <table:table-row table:style-name="ro2">
          <table:table-cell office:value-type="string" table:style-name="ce48">
            <text:p>Observaciones:</text:p>
          </table:table-cell>
          <table:table-cell table:number-columns-repeated="15" table:style-name="ce9"/>
          <table:table-cell table:number-columns-repeated="16368"/>
        </table:table-row>
        <table:table-row table:style-name="ro2">
          <table:table-cell office:value-type="string" table:style-name="ce9">
            <text:p>OBS. 1</text:p>
          </table:table-cell>
          <table:table-cell office:value-type="string" table:style-name="ce9">
            <text:p>Esta cuenta no ha tenido movimiento durante varios años ya</text:p>
          </table:table-cell>
          <table:table-cell table:number-columns-repeated="14" table:style-name="ce9"/>
          <table:table-cell table:number-columns-repeated="16368"/>
        </table:table-row>
        <table:table-row table:number-rows-repeated="120" table:style-name="ro2">
          <table:table-cell table:number-columns-repeated="16" table:style-name="ce9"/>
          <table:table-cell table:number-columns-repeated="16368"/>
        </table:table-row>
        <table:table-row table:number-rows-repeated="1048399" table:style-name="ro2">
          <table:table-cell table:number-columns-repeated="16384"/>
        </table:table-row>
      </table:table>
      <table:table table:name="Mayor_Cuentas_x_pagar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1" table:number-columns-repeated="16373" table:default-cell-style-name="ce1"/>
        <table:table-row table:style-name="ro8">
          <table:table-cell office:value-type="float" office:value="5599" table:style-name="ce1">
            <text:p>5599</text:p>
          </table:table-cell>
          <table:table-cell office:value-type="string" table:style-name="ce56">
            <text:p>2-1-1-03</text:p>
          </table:table-cell>
          <table:table-cell office:value-type="float" office:value="-11700.6" table:style-name="ce57">
            <text:p>(11.700,60)</text:p>
          </table:table-cell>
          <table:table-cell office:value-type="string" table:style-name="ce57">
            <text:p>CUENTAS POR <text:s/>PAGAR</text:p>
          </table:table-cell>
          <table:table-cell table:style-name="ce1"/>
          <table:table-cell table:number-columns-repeated="3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5600" table:style-name="ce1">
            <text:p>5600</text:p>
          </table:table-cell>
          <table:table-cell office:value-type="string" table:style-name="ce56">
            <text:p>2-1-1-03-01</text:p>
          </table:table-cell>
          <table:table-cell office:value-type="float" office:value="-11700.6" table:style-name="ce57">
            <text:p>(11.700,60)</text:p>
          </table:table-cell>
          <table:table-cell office:value-type="string" table:style-name="ce57">
            <text:p>CUENTAS POR <text:s/>PAGAR LOCALES</text:p>
          </table:table-cell>
          <table:table-cell table:style-name="ce1"/>
          <table:table-cell table:number-columns-repeated="3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9">
          <table:table-cell office:value-type="float" office:value="5601" table:style-name="ce59">
            <text:p>5601</text:p>
          </table:table-cell>
          <table:table-cell office:value-type="string" table:style-name="ce60">
            <text:p>2-1-1-03-01-001</text:p>
          </table:table-cell>
          <table:table-cell office:value-type="float" office:value="-11700.6" table:style-name="ce61">
            <text:p>(11.700,60)</text:p>
          </table:table-cell>
          <table:table-cell office:value-type="string" table:style-name="ce61">
            <text:p>Proveedores Locales</text:p>
          </table:table-cell>
          <table:table-cell table:style-name="ce59"/>
          <table:table-cell table:number-columns-repeated="3" table:style-name="ce62"/>
          <table:table-cell table:number-columns-repeated="3" table:style-name="ce59"/>
          <table:table-cell table:number-columns-repeated="16373"/>
        </table:table-row>
        <table:table-row table:style-name="ro8">
          <table:table-cell office:value-type="float" office:value="5602" table:style-name="ce1">
            <text:p>5602</text:p>
          </table:table-cell>
          <table:table-cell office:value-type="string" table:style-name="ce56">
            <text:p>-10,710.60</text:p>
          </table:table-cell>
          <table:table-cell office:value-type="float" office:value="990" table:style-name="ce57">
            <text:p>99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465" table:style-name="ce1">
            <text:p>14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3T00:00:00" table:style-name="ce63">
            <text:p>03/01/2020</text:p>
          </table:table-cell>
          <table:table-cell office:value-type="string" table:style-name="ce1">
            <text:p>CK#821 F. #1670 Aplicacion anicipo proveedor William Mero Meza</text:p>
          </table:table-cell>
          <table:table-cell table:number-columns-repeated="16373"/>
        </table:table-row>
        <table:table-row table:style-name="ro8">
          <table:table-cell office:value-type="float" office:value="5603" table:style-name="ce1">
            <text:p>5603</text:p>
          </table:table-cell>
          <table:table-cell office:value-type="string" table:style-name="ce56">
            <text:p>-10,958.10</text:p>
          </table:table-cell>
          <table:table-cell office:value-type="float" office:value="0" table:style-name="ce57">
            <text:p>-<text:s/></text:p>
          </table:table-cell>
          <table:table-cell office:value-type="float" office:value="247.5" table:style-name="ce57">
            <text:p>247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003" table:style-name="ce1">
            <text:p>2210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3896-001002-SERVICIO GUARDIANIA</text:p>
          </table:table-cell>
          <table:table-cell table:number-columns-repeated="16373"/>
        </table:table-row>
        <table:table-row table:style-name="ro8">
          <table:table-cell office:value-type="float" office:value="5604" table:style-name="ce1">
            <text:p>5604</text:p>
          </table:table-cell>
          <table:table-cell office:value-type="string" table:style-name="ce56">
            <text:p>-11,007.60</text:p>
          </table:table-cell>
          <table:table-cell office:value-type="float" office:value="0" table:style-name="ce57">
            <text:p>-<text:s/></text:p>
          </table:table-cell>
          <table:table-cell office:value-type="float" office:value="49.5" table:style-name="ce57">
            <text:p>49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803" table:style-name="ce1">
            <text:p>2208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1520-001001-TANQUERO DE AGUA</text:p>
          </table:table-cell>
          <table:table-cell table:number-columns-repeated="16373"/>
        </table:table-row>
        <table:table-row table:style-name="ro8">
          <table:table-cell office:value-type="float" office:value="5605" table:style-name="ce1">
            <text:p>5605</text:p>
          </table:table-cell>
          <table:table-cell office:value-type="string" table:style-name="ce56">
            <text:p>-12,060.60</text:p>
          </table:table-cell>
          <table:table-cell office:value-type="float" office:value="0" table:style-name="ce57">
            <text:p>-<text:s/></text:p>
          </table:table-cell>
          <table:table-cell office:value-type="float" office:value="1053" table:style-name="ce57">
            <text:p>1.053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003" table:style-name="ce1">
            <text:p>2200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6883-001001-32 EXAMENES COMPLETOS Y 1 EXAM</text:p>
          </table:table-cell>
          <table:table-cell table:number-columns-repeated="16373"/>
        </table:table-row>
        <table:table-row table:style-name="ro8">
          <table:table-cell office:value-type="float" office:value="5606" table:style-name="ce1">
            <text:p>5606</text:p>
          </table:table-cell>
          <table:table-cell office:value-type="string" table:style-name="ce56">
            <text:p>-13,599.60</text:p>
          </table:table-cell>
          <table:table-cell office:value-type="float" office:value="0" table:style-name="ce57">
            <text:p>-<text:s/></text:p>
          </table:table-cell>
          <table:table-cell office:value-type="float" office:value="1539" table:style-name="ce57">
            <text:p>1.539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5607" table:style-name="ce1">
            <text:p>5607</text:p>
          </table:table-cell>
          <table:table-cell office:value-type="string" table:style-name="ce56">
            <text:p>-13,847.10</text:p>
          </table:table-cell>
          <table:table-cell office:value-type="float" office:value="0" table:style-name="ce57">
            <text:p>-<text:s/></text:p>
          </table:table-cell>
          <table:table-cell office:value-type="float" office:value="247.5" table:style-name="ce57">
            <text:p>247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103" table:style-name="ce1">
            <text:p>2211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3897-001002-SERVICIO DE GUARDIANIA ADICION</text:p>
          </table:table-cell>
          <table:table-cell table:number-columns-repeated="16373"/>
        </table:table-row>
        <table:table-row table:style-name="ro8">
          <table:table-cell office:value-type="float" office:value="5608" table:style-name="ce1">
            <text:p>5608</text:p>
          </table:table-cell>
          <table:table-cell office:value-type="string" table:style-name="ce56">
            <text:p>-14,972.10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603" table:style-name="ce1">
            <text:p>2206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0833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5609" table:style-name="ce1">
            <text:p>5609</text:p>
          </table:table-cell>
          <table:table-cell office:value-type="string" table:style-name="ce56">
            <text:p>-15,151.92</text:p>
          </table:table-cell>
          <table:table-cell office:value-type="float" office:value="0" table:style-name="ce57">
            <text:p>-<text:s/></text:p>
          </table:table-cell>
          <table:table-cell office:value-type="float" office:value="179.82" table:style-name="ce57">
            <text:p>179,82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503" table:style-name="ce1">
            <text:p>2205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B 000024703-001001-MEMORIA DDR3 8GB ADATA</text:p>
          </table:table-cell>
          <table:table-cell table:number-columns-repeated="16373"/>
        </table:table-row>
        <table:table-row table:style-name="ro8">
          <table:table-cell office:value-type="float" office:value="5610" table:style-name="ce1">
            <text:p>5610</text:p>
          </table:table-cell>
          <table:table-cell office:value-type="string" table:style-name="ce56">
            <text:p>-15,269.45</text:p>
          </table:table-cell>
          <table:table-cell office:value-type="float" office:value="0" table:style-name="ce57">
            <text:p>-<text:s/></text:p>
          </table:table-cell>
          <table:table-cell office:value-type="float" office:value="117.53" table:style-name="ce57">
            <text:p>117,53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303" table:style-name="ce1">
            <text:p>2203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29370515-001064-CONSUMO CELULAR MES DICIEMBRE</text:p>
          </table:table-cell>
          <table:table-cell table:number-columns-repeated="16373"/>
        </table:table-row>
        <table:table-row table:style-name="ro8">
          <table:table-cell office:value-type="float" office:value="5611" table:style-name="ce1">
            <text:p>5611</text:p>
          </table:table-cell>
          <table:table-cell office:value-type="string" table:style-name="ce56">
            <text:p>-15,803.91</text:p>
          </table:table-cell>
          <table:table-cell office:value-type="float" office:value="0" table:style-name="ce57">
            <text:p>-<text:s/></text:p>
          </table:table-cell>
          <table:table-cell office:value-type="float" office:value="534.46" table:style-name="ce57">
            <text:p>534,46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303" table:style-name="ce1">
            <text:p>2213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B 000000204-001902-GRILLETES REFORZADO LIRA TIPO</text:p>
          </table:table-cell>
          <table:table-cell table:number-columns-repeated="16373"/>
        </table:table-row>
        <table:table-row table:style-name="ro8">
          <table:table-cell office:value-type="float" office:value="5612" table:style-name="ce1">
            <text:p>5612</text:p>
          </table:table-cell>
          <table:table-cell office:value-type="string" table:style-name="ce56">
            <text:p>-16,331.16</text:p>
          </table:table-cell>
          <table:table-cell office:value-type="float" office:value="0" table:style-name="ce57">
            <text:p>-<text:s/></text:p>
          </table:table-cell>
          <table:table-cell office:value-type="float" office:value="527.25" table:style-name="ce57">
            <text:p>527,25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403" table:style-name="ce1">
            <text:p>2204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B 000009885-001001-POSTE METALICO TELESCOPIO DE 1</text:p>
          </table:table-cell>
          <table:table-cell table:number-columns-repeated="16373"/>
        </table:table-row>
        <table:table-row table:style-name="ro8">
          <table:table-cell office:value-type="float" office:value="5613" table:style-name="ce1">
            <text:p>5613</text:p>
          </table:table-cell>
          <table:table-cell office:value-type="string" table:style-name="ce56">
            <text:p>-16,945.84</text:p>
          </table:table-cell>
          <table:table-cell office:value-type="float" office:value="0" table:style-name="ce57">
            <text:p>-<text:s/></text:p>
          </table:table-cell>
          <table:table-cell office:value-type="float" office:value="614.67999999999995" table:style-name="ce57">
            <text:p>614,68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203" table:style-name="ce1">
            <text:p>2212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0630-001001-MANTENIMIENTO DEL ACCESORIO DE</text:p>
          </table:table-cell>
          <table:table-cell table:number-columns-repeated="16373"/>
        </table:table-row>
        <table:table-row table:style-name="ro8">
          <table:table-cell office:value-type="float" office:value="5614" table:style-name="ce1">
            <text:p>5614</text:p>
          </table:table-cell>
          <table:table-cell office:value-type="string" table:style-name="ce56">
            <text:p>-17,301.84</text:p>
          </table:table-cell>
          <table:table-cell office:value-type="float" office:value="0" table:style-name="ce57">
            <text:p>-<text:s/></text:p>
          </table:table-cell>
          <table:table-cell office:value-type="float" office:value="356" table:style-name="ce57">
            <text:p>356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103" table:style-name="ce1">
            <text:p>2201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0243-002001-EXAMENES DE AUDIOMETRIA, ECOGR</text:p>
          </table:table-cell>
          <table:table-cell table:number-columns-repeated="16373"/>
        </table:table-row>
        <table:table-row table:style-name="ro8">
          <table:table-cell office:value-type="float" office:value="5615" table:style-name="ce1">
            <text:p>5615</text:p>
          </table:table-cell>
          <table:table-cell office:value-type="string" table:style-name="ce56">
            <text:p>-17,398.21</text:p>
          </table:table-cell>
          <table:table-cell office:value-type="float" office:value="0" table:style-name="ce57">
            <text:p>-<text:s/></text:p>
          </table:table-cell>
          <table:table-cell office:value-type="float" office:value="96.37" table:style-name="ce57">
            <text:p>96,37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203" table:style-name="ce1">
            <text:p>220203</text:p>
          </table:table-cell>
          <table:table-cell office:value-type="date" office:date-value="2020-01-17T00:00:00" table:style-name="ce63">
            <text:p>17/01/2020</text:p>
          </table:table-cell>
          <table:table-cell office:value-type="string" table:style-name="ce1">
            <text:p>FV 000002785-001138-CONSUMO CELULAR MES DICIEMBRE</text:p>
          </table:table-cell>
          <table:table-cell table:number-columns-repeated="16373"/>
        </table:table-row>
        <table:table-row table:style-name="ro8">
          <table:table-cell office:value-type="float" office:value="5616" table:style-name="ce1">
            <text:p>5616</text:p>
          </table:table-cell>
          <table:table-cell office:value-type="string" table:style-name="ce56">
            <text:p>-15,859.21</text:p>
          </table:table-cell>
          <table:table-cell office:value-type="float" office:value="1539" table:style-name="ce57">
            <text:p>1.53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454" table:style-name="ce1">
            <text:p>14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Reverso de transaccion #246101 por duplicidad de registro</text:p>
          </table:table-cell>
          <table:table-cell table:number-columns-repeated="16373"/>
        </table:table-row>
        <table:table-row table:style-name="ro8">
          <table:table-cell office:value-type="float" office:value="5617" table:style-name="ce1">
            <text:p>5617</text:p>
          </table:table-cell>
          <table:table-cell office:value-type="string" table:style-name="ce56">
            <text:p>-15,331.96</text:p>
          </table:table-cell>
          <table:table-cell office:value-type="float" office:value="527.25" table:style-name="ce57">
            <text:p>527,2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82" table:style-name="ce1">
            <text:p>15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303" table:style-name="ce1">
            <text:p>2803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I 000009885-000000-CI APLICA FACT #9885</text:p>
          </table:table-cell>
          <table:table-cell table:number-columns-repeated="16373"/>
        </table:table-row>
        <table:table-row table:style-name="ro8">
          <table:table-cell office:value-type="float" office:value="5618" table:style-name="ce1">
            <text:p>5618</text:p>
          </table:table-cell>
          <table:table-cell office:value-type="string" table:style-name="ce56">
            <text:p>-15,299.76</text:p>
          </table:table-cell>
          <table:table-cell office:value-type="float" office:value="32.200000000000003" table:style-name="ce57">
            <text:p>32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702" table:style-name="ce1">
            <text:p>2577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2-0 ALVARADO CEDEÑO AG :BALANZA ELECT. GIGITA</text:p>
          </table:table-cell>
          <table:table-cell table:number-columns-repeated="16373"/>
        </table:table-row>
        <table:table-row table:style-name="ro8">
          <table:table-cell office:value-type="float" office:value="5619" table:style-name="ce1">
            <text:p>5619</text:p>
          </table:table-cell>
          <table:table-cell office:value-type="string" table:style-name="ce56">
            <text:p>-15,052.26</text:p>
          </table:table-cell>
          <table:table-cell office:value-type="float" office:value="247.5" table:style-name="ce57">
            <text:p>247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802" table:style-name="ce1">
            <text:p>2578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3-0 CAJAMARCA PROTECTI :SERVICIO GUARDIANIA</text:p>
          </table:table-cell>
          <table:table-cell table:number-columns-repeated="16373"/>
        </table:table-row>
        <table:table-row table:style-name="ro8">
          <table:table-cell office:value-type="float" office:value="5620" table:style-name="ce1">
            <text:p>5620</text:p>
          </table:table-cell>
          <table:table-cell office:value-type="string" table:style-name="ce56">
            <text:p>-14,804.76</text:p>
          </table:table-cell>
          <table:table-cell office:value-type="float" office:value="247.5" table:style-name="ce57">
            <text:p>247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802" table:style-name="ce1">
            <text:p>2578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3-0 CAJAMARCA PROTECTI :SERVICIO DE GUARDIANI</text:p>
          </table:table-cell>
          <table:table-cell table:number-columns-repeated="16373"/>
        </table:table-row>
        <table:table-row table:style-name="ro8">
          <table:table-cell office:value-type="float" office:value="5621" table:style-name="ce1">
            <text:p>5621</text:p>
          </table:table-cell>
          <table:table-cell office:value-type="string" table:style-name="ce56">
            <text:p>-12,010.76</text:p>
          </table:table-cell>
          <table:table-cell office:value-type="float" office:value="2794" table:style-name="ce57">
            <text:p>2.794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902" table:style-name="ce1">
            <text:p>2579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4-0 EDISON FAUSTO COND :JORNADAS DE TRABAJO 0</text:p>
          </table:table-cell>
          <table:table-cell table:number-columns-repeated="16373"/>
        </table:table-row>
        <table:table-row table:style-name="ro8">
          <table:table-cell office:value-type="float" office:value="5622" table:style-name="ce1">
            <text:p>5622</text:p>
          </table:table-cell>
          <table:table-cell office:value-type="string" table:style-name="ce56">
            <text:p>-11,952.23</text:p>
          </table:table-cell>
          <table:table-cell office:value-type="float" office:value="58.53" table:style-name="ce57">
            <text:p>58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002" table:style-name="ce1">
            <text:p>2580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5-0 GARCIA ALAÑA VICTO :10 KILOS SOLDADURA 70</text:p>
          </table:table-cell>
          <table:table-cell table:number-columns-repeated="16373"/>
        </table:table-row>
        <table:table-row table:style-name="ro8">
          <table:table-cell office:value-type="float" office:value="5623" table:style-name="ce1">
            <text:p>5623</text:p>
          </table:table-cell>
          <table:table-cell office:value-type="string" table:style-name="ce56">
            <text:p>-10,973.23</text:p>
          </table:table-cell>
          <table:table-cell office:value-type="float" office:value="979" table:style-name="ce57">
            <text:p>97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102" table:style-name="ce1">
            <text:p>2581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6-0 SISALEMA PACHECO V :CERCO Y TAPA TIPO CAL</text:p>
          </table:table-cell>
          <table:table-cell table:number-columns-repeated="16373"/>
        </table:table-row>
        <table:table-row table:style-name="ro8">
          <table:table-cell office:value-type="float" office:value="5624" table:style-name="ce1">
            <text:p>5624</text:p>
          </table:table-cell>
          <table:table-cell office:value-type="string" table:style-name="ce56">
            <text:p>-9,144.43</text:p>
          </table:table-cell>
          <table:table-cell office:value-type="float" office:value="1828.8" table:style-name="ce57">
            <text:p>1.828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202" table:style-name="ce1">
            <text:p>2582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7-0 TORRES RONQUILLO F :MANTENIMIENTO DE BRAZ</text:p>
          </table:table-cell>
          <table:table-cell table:number-columns-repeated="16373"/>
        </table:table-row>
        <table:table-row table:style-name="ro8">
          <table:table-cell office:value-type="float" office:value="5625" table:style-name="ce1">
            <text:p>5625</text:p>
          </table:table-cell>
          <table:table-cell office:value-type="string" table:style-name="ce56">
            <text:p>-8,529.75</text:p>
          </table:table-cell>
          <table:table-cell office:value-type="float" office:value="614.67999999999995" table:style-name="ce57">
            <text:p>614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202" table:style-name="ce1">
            <text:p>2582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7-0 TORRES RONQUILLO F :MANTENIMIENTO DEL ACC</text:p>
          </table:table-cell>
          <table:table-cell table:number-columns-repeated="16373"/>
        </table:table-row>
        <table:table-row table:style-name="ro8">
          <table:table-cell office:value-type="float" office:value="5626" table:style-name="ce1">
            <text:p>5626</text:p>
          </table:table-cell>
          <table:table-cell office:value-type="string" table:style-name="ce56">
            <text:p>-8,480.25</text:p>
          </table:table-cell>
          <table:table-cell office:value-type="float" office:value="49.5" table:style-name="ce57">
            <text:p>49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302" table:style-name="ce1">
            <text:p>2583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8-0 TRANSPORTE CARGA P :TANQUERO DE AGUA</text:p>
          </table:table-cell>
          <table:table-cell table:number-columns-repeated="16373"/>
        </table:table-row>
        <table:table-row table:style-name="ro8">
          <table:table-cell office:value-type="float" office:value="5627" table:style-name="ce1">
            <text:p>5627</text:p>
          </table:table-cell>
          <table:table-cell office:value-type="string" table:style-name="ce56">
            <text:p>-8,331.75</text:p>
          </table:table-cell>
          <table:table-cell office:value-type="float" office:value="148.5" table:style-name="ce57">
            <text:p>148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302" table:style-name="ce1">
            <text:p>2583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8-0 TRANSPORTE CARGA P :3 TANQUEROS DE AGUA</text:p>
          </table:table-cell>
          <table:table-cell table:number-columns-repeated="16373"/>
        </table:table-row>
        <table:table-row table:style-name="ro8">
          <table:table-cell office:value-type="float" office:value="5628" table:style-name="ce1">
            <text:p>5628</text:p>
          </table:table-cell>
          <table:table-cell office:value-type="string" table:style-name="ce56">
            <text:p>-8,235.38</text:p>
          </table:table-cell>
          <table:table-cell office:value-type="float" office:value="96.37" table:style-name="ce57">
            <text:p>96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402" table:style-name="ce1">
            <text:p>2534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26-0 CONECEL S.A. :CONSUMO CELULAR MES NOVIEMB</text:p>
          </table:table-cell>
          <table:table-cell table:number-columns-repeated="16373"/>
        </table:table-row>
        <table:table-row table:style-name="ro8">
          <table:table-cell office:value-type="float" office:value="5629" table:style-name="ce1">
            <text:p>5629</text:p>
          </table:table-cell>
          <table:table-cell office:value-type="string" table:style-name="ce56">
            <text:p>-8,117.85</text:p>
          </table:table-cell>
          <table:table-cell office:value-type="float" office:value="117.53" table:style-name="ce57">
            <text:p>117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402" table:style-name="ce1">
            <text:p>2534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26-0 CONECEL S.A. :CONSUMO CELULAR MES DICIEMB</text:p>
          </table:table-cell>
          <table:table-cell table:number-columns-repeated="16373"/>
        </table:table-row>
        <table:table-row table:style-name="ro8">
          <table:table-cell office:value-type="float" office:value="5630" table:style-name="ce1">
            <text:p>5630</text:p>
          </table:table-cell>
          <table:table-cell office:value-type="string" table:style-name="ce56">
            <text:p>-7,938.03</text:p>
          </table:table-cell>
          <table:table-cell office:value-type="float" office:value="179.82" table:style-name="ce57">
            <text:p>179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502" table:style-name="ce1">
            <text:p>2535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28-0 WINEDTECH S.A. :MEMORIA DDR3 8GB ADATA</text:p>
          </table:table-cell>
          <table:table-cell table:number-columns-repeated="16373"/>
        </table:table-row>
        <table:table-row table:style-name="ro8">
          <table:table-cell office:value-type="float" office:value="5631" table:style-name="ce1">
            <text:p>5631</text:p>
          </table:table-cell>
          <table:table-cell office:value-type="string" table:style-name="ce56">
            <text:p>-6,885.03</text:p>
          </table:table-cell>
          <table:table-cell office:value-type="float" office:value="1053" table:style-name="ce57">
            <text:p>1.053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602" table:style-name="ce1">
            <text:p>2536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25-0 NARVAEZ BUSTAMANTE :32 EXAMENES COMPLETOS</text:p>
          </table:table-cell>
          <table:table-cell table:number-columns-repeated="16373"/>
        </table:table-row>
        <table:table-row table:style-name="ro8">
          <table:table-cell office:value-type="float" office:value="5632" table:style-name="ce1">
            <text:p>5632</text:p>
          </table:table-cell>
          <table:table-cell office:value-type="string" table:style-name="ce56">
            <text:p>-6,529.03</text:p>
          </table:table-cell>
          <table:table-cell office:value-type="float" office:value="356" table:style-name="ce57">
            <text:p>35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3702" table:style-name="ce1">
            <text:p>2537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27-0 CORPLITORAL SA :EXAMENES DE AUDIOMETRIA,</text:p>
          </table:table-cell>
          <table:table-cell table:number-columns-repeated="16373"/>
        </table:table-row>
        <table:table-row table:style-name="ro8">
          <table:table-cell office:value-type="float" office:value="5633" table:style-name="ce1">
            <text:p>5633</text:p>
          </table:table-cell>
          <table:table-cell office:value-type="string" table:style-name="ce56">
            <text:p>-5,622.23</text:p>
          </table:table-cell>
          <table:table-cell office:value-type="float" office:value="906.8" table:style-name="ce57">
            <text:p>906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002" table:style-name="ce1">
            <text:p>2570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5-0 MATAMOROS MORENO R :8 REFLECTORES</text:p>
          </table:table-cell>
          <table:table-cell table:number-columns-repeated="16373"/>
        </table:table-row>
        <table:table-row table:style-name="ro8">
          <table:table-cell office:value-type="float" office:value="5634" table:style-name="ce1">
            <text:p>5634</text:p>
          </table:table-cell>
          <table:table-cell office:value-type="string" table:style-name="ce56">
            <text:p>-4,891.91</text:p>
          </table:table-cell>
          <table:table-cell office:value-type="float" office:value="730.32" table:style-name="ce57">
            <text:p>730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102" table:style-name="ce1">
            <text:p>2571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6-0 WILSON MANUEL VALD :4 JALADOR INTERNO DE</text:p>
          </table:table-cell>
          <table:table-cell table:number-columns-repeated="16373"/>
        </table:table-row>
        <table:table-row table:style-name="ro8">
          <table:table-cell office:value-type="float" office:value="5635" table:style-name="ce1">
            <text:p>5635</text:p>
          </table:table-cell>
          <table:table-cell office:value-type="string" table:style-name="ce56">
            <text:p>-4,357.45</text:p>
          </table:table-cell>
          <table:table-cell office:value-type="float" office:value="534.46" table:style-name="ce57">
            <text:p>534,4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202" table:style-name="ce1">
            <text:p>2572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7-0 ACEROTEC S.A. ACER :GRILLETES REFORZADO L</text:p>
          </table:table-cell>
          <table:table-cell table:number-columns-repeated="16373"/>
        </table:table-row>
        <table:table-row table:style-name="ro8">
          <table:table-cell office:value-type="float" office:value="5636" table:style-name="ce1">
            <text:p>5636</text:p>
          </table:table-cell>
          <table:table-cell office:value-type="string" table:style-name="ce56">
            <text:p>-4,093.82</text:p>
          </table:table-cell>
          <table:table-cell office:value-type="float" office:value="263.63" table:style-name="ce57">
            <text:p>263,6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302" table:style-name="ce1">
            <text:p>2573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8-0 EVISA :POSTE METALICO TELESCOPIO DE 10 MT</text:p>
          </table:table-cell>
          <table:table-cell table:number-columns-repeated="16373"/>
        </table:table-row>
        <table:table-row table:style-name="ro8">
          <table:table-cell office:value-type="float" office:value="5637" table:style-name="ce1">
            <text:p>5637</text:p>
          </table:table-cell>
          <table:table-cell office:value-type="string" table:style-name="ce56">
            <text:p>-2,968.82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6902" table:style-name="ce1">
            <text:p>2569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4-0 MANUEL NOGALES Y P :HONORARIOS COMO INTER</text:p>
          </table:table-cell>
          <table:table-cell table:number-columns-repeated="16373"/>
        </table:table-row>
        <table:table-row table:style-name="ro8">
          <table:table-cell office:value-type="float" office:value="5638" table:style-name="ce1">
            <text:p>5638</text:p>
          </table:table-cell>
          <table:table-cell office:value-type="string" table:style-name="ce56">
            <text:p>-2,870.82</text:p>
          </table:table-cell>
          <table:table-cell office:value-type="float" office:value="98" table:style-name="ce57">
            <text:p>9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502" table:style-name="ce1">
            <text:p>2575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39-0 QUISHPE PUNINA ANG :FABRICACION EJE DE RU</text:p>
          </table:table-cell>
          <table:table-cell table:number-columns-repeated="16373"/>
        </table:table-row>
        <table:table-row table:style-name="ro8">
          <table:table-cell office:value-type="float" office:value="5639" table:style-name="ce1">
            <text:p>5639</text:p>
          </table:table-cell>
          <table:table-cell office:value-type="string" table:style-name="ce56">
            <text:p>-2,722.32</text:p>
          </table:table-cell>
          <table:table-cell office:value-type="float" office:value="148.5" table:style-name="ce57">
            <text:p>148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602" table:style-name="ce1">
            <text:p>257602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K 841-0 CAJAMARCA PROTECTI :SERVICIO GUARDIANIA</text:p>
          </table:table-cell>
          <table:table-cell table:number-columns-repeated="16373"/>
        </table:table-row>
        <table:table-row table:style-name="ro8">
          <table:table-cell office:value-type="float" office:value="5640" table:style-name="ce1">
            <text:p>5640</text:p>
          </table:table-cell>
          <table:table-cell office:value-type="string" table:style-name="ce56">
            <text:p>-4,246.32</text:p>
          </table:table-cell>
          <table:table-cell office:value-type="float" office:value="0" table:style-name="ce57">
            <text:p>-<text:s/></text:p>
          </table:table-cell>
          <table:table-cell office:value-type="float" office:value="1524" table:style-name="ce57">
            <text:p>1.524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5641" table:style-name="ce1">
            <text:p>5641</text:p>
          </table:table-cell>
          <table:table-cell office:value-type="string" table:style-name="ce56">
            <text:p>-4,303.43</text:p>
          </table:table-cell>
          <table:table-cell office:value-type="float" office:value="0" table:style-name="ce57">
            <text:p>-<text:s/></text:p>
          </table:table-cell>
          <table:table-cell office:value-type="float" office:value="57.11" table:style-name="ce57">
            <text:p>57,1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403" table:style-name="ce1">
            <text:p>2224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0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5642" table:style-name="ce1">
            <text:p>5642</text:p>
          </table:table-cell>
          <table:table-cell office:value-type="string" table:style-name="ce56">
            <text:p>-4,330.25</text:p>
          </table:table-cell>
          <table:table-cell office:value-type="float" office:value="0" table:style-name="ce57">
            <text:p>-<text:s/></text:p>
          </table:table-cell>
          <table:table-cell office:value-type="float" office:value="26.82" table:style-name="ce57">
            <text:p>26,8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603" table:style-name="ce1">
            <text:p>2226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1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5643" table:style-name="ce1">
            <text:p>5643</text:p>
          </table:table-cell>
          <table:table-cell office:value-type="string" table:style-name="ce56">
            <text:p>-4,336.11</text:p>
          </table:table-cell>
          <table:table-cell office:value-type="float" office:value="0" table:style-name="ce57">
            <text:p>-<text:s/></text:p>
          </table:table-cell>
          <table:table-cell office:value-type="float" office:value="5.86" table:style-name="ce57">
            <text:p>5,86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703" table:style-name="ce1">
            <text:p>2227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2-001011-GAFA NEGRA JACKSON NEMESIS</text:p>
          </table:table-cell>
          <table:table-cell table:number-columns-repeated="16373"/>
        </table:table-row>
        <table:table-row table:style-name="ro8">
          <table:table-cell office:value-type="float" office:value="5644" table:style-name="ce1">
            <text:p>5644</text:p>
          </table:table-cell>
          <table:table-cell office:value-type="string" table:style-name="ce56">
            <text:p>-4,393.22</text:p>
          </table:table-cell>
          <table:table-cell office:value-type="float" office:value="0" table:style-name="ce57">
            <text:p>-<text:s/></text:p>
          </table:table-cell>
          <table:table-cell office:value-type="float" office:value="57.11" table:style-name="ce57">
            <text:p>57,1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903" table:style-name="ce1">
            <text:p>2229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3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5645" table:style-name="ce1">
            <text:p>5645</text:p>
          </table:table-cell>
          <table:table-cell office:value-type="string" table:style-name="ce56">
            <text:p>-4,477.77</text:p>
          </table:table-cell>
          <table:table-cell office:value-type="float" office:value="0" table:style-name="ce57">
            <text:p>-<text:s/></text:p>
          </table:table-cell>
          <table:table-cell office:value-type="float" office:value="84.55" table:style-name="ce57">
            <text:p>84,5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003" table:style-name="ce1">
            <text:p>2230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4-001011-IMPERMEABLE PARA MOTO - BOTA D</text:p>
          </table:table-cell>
          <table:table-cell table:number-columns-repeated="16373"/>
        </table:table-row>
        <table:table-row table:style-name="ro8">
          <table:table-cell office:value-type="float" office:value="5646" table:style-name="ce1">
            <text:p>5646</text:p>
          </table:table-cell>
          <table:table-cell office:value-type="string" table:style-name="ce56">
            <text:p>-4,496.38</text:p>
          </table:table-cell>
          <table:table-cell office:value-type="float" office:value="0" table:style-name="ce57">
            <text:p>-<text:s/></text:p>
          </table:table-cell>
          <table:table-cell office:value-type="float" office:value="18.61" table:style-name="ce57">
            <text:p>18,6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203" table:style-name="ce1">
            <text:p>2232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5-001011-JEAN TALLA 38 CON CINTA REFLEC</text:p>
          </table:table-cell>
          <table:table-cell table:number-columns-repeated="16373"/>
        </table:table-row>
        <table:table-row table:style-name="ro8">
          <table:table-cell office:value-type="float" office:value="5647" table:style-name="ce1">
            <text:p>5647</text:p>
          </table:table-cell>
          <table:table-cell office:value-type="string" table:style-name="ce56">
            <text:p>-4,523.20</text:p>
          </table:table-cell>
          <table:table-cell office:value-type="float" office:value="0" table:style-name="ce57">
            <text:p>-<text:s/></text:p>
          </table:table-cell>
          <table:table-cell office:value-type="float" office:value="26.82" table:style-name="ce57">
            <text:p>26,8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303" table:style-name="ce1">
            <text:p>2233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6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5648" table:style-name="ce1">
            <text:p>5648</text:p>
          </table:table-cell>
          <table:table-cell office:value-type="string" table:style-name="ce56">
            <text:p>-4,529.04</text:p>
          </table:table-cell>
          <table:table-cell office:value-type="float" office:value="0" table:style-name="ce57">
            <text:p>-<text:s/></text:p>
          </table:table-cell>
          <table:table-cell office:value-type="float" office:value="5.84" table:style-name="ce57">
            <text:p>5,8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403" table:style-name="ce1">
            <text:p>2234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7-001011-GAFA NEGRA JACKSON NEMESIS</text:p>
          </table:table-cell>
          <table:table-cell table:number-columns-repeated="16373"/>
        </table:table-row>
        <table:table-row table:style-name="ro8">
          <table:table-cell office:value-type="float" office:value="5649" table:style-name="ce1">
            <text:p>5649</text:p>
          </table:table-cell>
          <table:table-cell office:value-type="string" table:style-name="ce56">
            <text:p>-4,853.18</text:p>
          </table:table-cell>
          <table:table-cell office:value-type="float" office:value="0" table:style-name="ce57">
            <text:p>-<text:s/></text:p>
          </table:table-cell>
          <table:table-cell office:value-type="float" office:value="324.14" table:style-name="ce57">
            <text:p>324,1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503" table:style-name="ce1">
            <text:p>2235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98-001011-TUBO PVC NOVADUCTO PLUS 4 110M</text:p>
          </table:table-cell>
          <table:table-cell table:number-columns-repeated="16373"/>
        </table:table-row>
        <table:table-row table:style-name="ro8">
          <table:table-cell office:value-type="float" office:value="5650" table:style-name="ce1">
            <text:p>5650</text:p>
          </table:table-cell>
          <table:table-cell office:value-type="string" table:style-name="ce56">
            <text:p>-4,911.71</text:p>
          </table:table-cell>
          <table:table-cell office:value-type="float" office:value="0" table:style-name="ce57">
            <text:p>-<text:s/></text:p>
          </table:table-cell>
          <table:table-cell office:value-type="float" office:value="58.53" table:style-name="ce57">
            <text:p>58,53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603" table:style-name="ce1">
            <text:p>2236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0547-001001-10 KILOS SOLDADURA 7018 X 3/16</text:p>
          </table:table-cell>
          <table:table-cell table:number-columns-repeated="16373"/>
        </table:table-row>
        <table:table-row table:style-name="ro8">
          <table:table-cell office:value-type="float" office:value="5651" table:style-name="ce1">
            <text:p>5651</text:p>
          </table:table-cell>
          <table:table-cell office:value-type="string" table:style-name="ce56">
            <text:p>-5,009.71</text:p>
          </table:table-cell>
          <table:table-cell office:value-type="float" office:value="0" table:style-name="ce57">
            <text:p>-<text:s/></text:p>
          </table:table-cell>
          <table:table-cell office:value-type="float" office:value="98" table:style-name="ce57">
            <text:p>98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703" table:style-name="ce1">
            <text:p>2237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1724-001001-FABRICACION EJE DE RUEDA PARA</text:p>
          </table:table-cell>
          <table:table-cell table:number-columns-repeated="16373"/>
        </table:table-row>
        <table:table-row table:style-name="ro8">
          <table:table-cell office:value-type="float" office:value="5652" table:style-name="ce1">
            <text:p>5652</text:p>
          </table:table-cell>
          <table:table-cell office:value-type="string" table:style-name="ce56">
            <text:p>-5,158.21</text:p>
          </table:table-cell>
          <table:table-cell office:value-type="float" office:value="0" table:style-name="ce57">
            <text:p>-<text:s/></text:p>
          </table:table-cell>
          <table:table-cell office:value-type="float" office:value="148.5" table:style-name="ce57">
            <text:p>148,5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803" table:style-name="ce1">
            <text:p>2238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1521-001001-3 TANQUEROS DE AGUA</text:p>
          </table:table-cell>
          <table:table-cell table:number-columns-repeated="16373"/>
        </table:table-row>
        <table:table-row table:style-name="ro8">
          <table:table-cell office:value-type="float" office:value="5653" table:style-name="ce1">
            <text:p>5653</text:p>
          </table:table-cell>
          <table:table-cell office:value-type="string" table:style-name="ce56">
            <text:p>-6,682.21</text:p>
          </table:table-cell>
          <table:table-cell office:value-type="float" office:value="0" table:style-name="ce57">
            <text:p>-<text:s/></text:p>
          </table:table-cell>
          <table:table-cell office:value-type="float" office:value="1524" table:style-name="ce57">
            <text:p>1.524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903" table:style-name="ce1">
            <text:p>2239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879-001001-JORNADAS DE TRABAJO 02/01/2020</text:p>
          </table:table-cell>
          <table:table-cell table:number-columns-repeated="16373"/>
        </table:table-row>
        <table:table-row table:style-name="ro8">
          <table:table-cell office:value-type="float" office:value="5654" table:style-name="ce1">
            <text:p>5654</text:p>
          </table:table-cell>
          <table:table-cell office:value-type="string" table:style-name="ce56">
            <text:p>-9,476.21</text:p>
          </table:table-cell>
          <table:table-cell office:value-type="float" office:value="0" table:style-name="ce57">
            <text:p>-<text:s/></text:p>
          </table:table-cell>
          <table:table-cell office:value-type="float" office:value="2794" table:style-name="ce57">
            <text:p>2.794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103" table:style-name="ce1">
            <text:p>2241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876-001001-JORNADAS DE TRABAJO 01/11/19 G</text:p>
          </table:table-cell>
          <table:table-cell table:number-columns-repeated="16373"/>
        </table:table-row>
        <table:table-row table:style-name="ro8">
          <table:table-cell office:value-type="float" office:value="5655" table:style-name="ce1">
            <text:p>5655</text:p>
          </table:table-cell>
          <table:table-cell office:value-type="string" table:style-name="ce56">
            <text:p>-12,880.58</text:p>
          </table:table-cell>
          <table:table-cell office:value-type="float" office:value="0" table:style-name="ce57">
            <text:p>-<text:s/></text:p>
          </table:table-cell>
          <table:table-cell office:value-type="float" office:value="3404.37" table:style-name="ce57">
            <text:p>3.404,37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503" table:style-name="ce1">
            <text:p>2215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0029-001001-PROYECTO UNIVERSIDAD DE GUAYAQ</text:p>
          </table:table-cell>
          <table:table-cell table:number-columns-repeated="16373"/>
        </table:table-row>
        <table:table-row table:style-name="ro8">
          <table:table-cell office:value-type="float" office:value="5656" table:style-name="ce1">
            <text:p>5656</text:p>
          </table:table-cell>
          <table:table-cell office:value-type="string" table:style-name="ce56">
            <text:p>-13,859.58</text:p>
          </table:table-cell>
          <table:table-cell office:value-type="float" office:value="0" table:style-name="ce57">
            <text:p>-<text:s/></text:p>
          </table:table-cell>
          <table:table-cell office:value-type="float" office:value="979" table:style-name="ce57">
            <text:p>979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603" table:style-name="ce1">
            <text:p>2216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2207-001001-CERCO Y TAPA TIPO CALZADA (65X</text:p>
          </table:table-cell>
          <table:table-cell table:number-columns-repeated="16373"/>
        </table:table-row>
        <table:table-row table:style-name="ro8">
          <table:table-cell office:value-type="float" office:value="5657" table:style-name="ce1">
            <text:p>5657</text:p>
          </table:table-cell>
          <table:table-cell office:value-type="string" table:style-name="ce56">
            <text:p>-14,008.08</text:p>
          </table:table-cell>
          <table:table-cell office:value-type="float" office:value="0" table:style-name="ce57">
            <text:p>-<text:s/></text:p>
          </table:table-cell>
          <table:table-cell office:value-type="float" office:value="148.5" table:style-name="ce57">
            <text:p>148,5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903" table:style-name="ce1">
            <text:p>2219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3860-001002-SERVICIO GUARDIANIA</text:p>
          </table:table-cell>
          <table:table-cell table:number-columns-repeated="16373"/>
        </table:table-row>
        <table:table-row table:style-name="ro8">
          <table:table-cell office:value-type="float" office:value="5658" table:style-name="ce1">
            <text:p>5658</text:p>
          </table:table-cell>
          <table:table-cell office:value-type="string" table:style-name="ce56">
            <text:p>-14,914.86</text:p>
          </table:table-cell>
          <table:table-cell office:value-type="float" office:value="0" table:style-name="ce57">
            <text:p>-<text:s/></text:p>
          </table:table-cell>
          <table:table-cell office:value-type="float" office:value="906.78" table:style-name="ce57">
            <text:p>906,78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003" table:style-name="ce1">
            <text:p>2220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633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5659" table:style-name="ce1">
            <text:p>5659</text:p>
          </table:table-cell>
          <table:table-cell office:value-type="string" table:style-name="ce56">
            <text:p>-15,901.02</text:p>
          </table:table-cell>
          <table:table-cell office:value-type="float" office:value="0" table:style-name="ce57">
            <text:p>-<text:s/></text:p>
          </table:table-cell>
          <table:table-cell office:value-type="float" office:value="986.16" table:style-name="ce57">
            <text:p>986,16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103" table:style-name="ce1">
            <text:p>2221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629-001001-ALQUILER CAMIONETA DEL 18 NOV-</text:p>
          </table:table-cell>
          <table:table-cell table:number-columns-repeated="16373"/>
        </table:table-row>
        <table:table-row table:style-name="ro8">
          <table:table-cell office:value-type="float" office:value="5660" table:style-name="ce1">
            <text:p>5660</text:p>
          </table:table-cell>
          <table:table-cell office:value-type="string" table:style-name="ce56">
            <text:p>-15,927.84</text:p>
          </table:table-cell>
          <table:table-cell office:value-type="float" office:value="0" table:style-name="ce57">
            <text:p>-<text:s/></text:p>
          </table:table-cell>
          <table:table-cell office:value-type="float" office:value="26.82" table:style-name="ce57">
            <text:p>26,8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303" table:style-name="ce1">
            <text:p>2223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89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5661" table:style-name="ce1">
            <text:p>5661</text:p>
          </table:table-cell>
          <table:table-cell office:value-type="string" table:style-name="ce56">
            <text:p>-15,954.66</text:p>
          </table:table-cell>
          <table:table-cell office:value-type="float" office:value="0" table:style-name="ce57">
            <text:p>-<text:s/></text:p>
          </table:table-cell>
          <table:table-cell office:value-type="float" office:value="26.82" table:style-name="ce57">
            <text:p>26,8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203" table:style-name="ce1">
            <text:p>2222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400588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5662" table:style-name="ce1">
            <text:p>5662</text:p>
          </table:table-cell>
          <table:table-cell office:value-type="string" table:style-name="ce56">
            <text:p>-16,861.46</text:p>
          </table:table-cell>
          <table:table-cell office:value-type="float" office:value="0" table:style-name="ce57">
            <text:p>-<text:s/></text:p>
          </table:table-cell>
          <table:table-cell office:value-type="float" office:value="906.8" table:style-name="ce57">
            <text:p>906,8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603" table:style-name="ce1">
            <text:p>2246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37499-001001-8 REFLECTORES</text:p>
          </table:table-cell>
          <table:table-cell table:number-columns-repeated="16373"/>
        </table:table-row>
        <table:table-row table:style-name="ro8">
          <table:table-cell office:value-type="float" office:value="5663" table:style-name="ce1">
            <text:p>5663</text:p>
          </table:table-cell>
          <table:table-cell office:value-type="string" table:style-name="ce56">
            <text:p>-17,591.78</text:p>
          </table:table-cell>
          <table:table-cell office:value-type="float" office:value="0" table:style-name="ce57">
            <text:p>-<text:s/></text:p>
          </table:table-cell>
          <table:table-cell office:value-type="float" office:value="730.32" table:style-name="ce57">
            <text:p>730,3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703" table:style-name="ce1">
            <text:p>2247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0666-001001-4 JALADOR INTERNO DE 110 MM -</text:p>
          </table:table-cell>
          <table:table-cell table:number-columns-repeated="16373"/>
        </table:table-row>
        <table:table-row table:style-name="ro8">
          <table:table-cell office:value-type="float" office:value="5664" table:style-name="ce1">
            <text:p>5664</text:p>
          </table:table-cell>
          <table:table-cell office:value-type="string" table:style-name="ce56">
            <text:p>-18,243.73</text:p>
          </table:table-cell>
          <table:table-cell office:value-type="float" office:value="0" table:style-name="ce57">
            <text:p>-<text:s/></text:p>
          </table:table-cell>
          <table:table-cell office:value-type="float" office:value="651.95000000000005" table:style-name="ce57">
            <text:p>651,9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903" table:style-name="ce1">
            <text:p>2249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53714-002002-MOTOROEL SAE 15W-40 CI-4 - HID</text:p>
          </table:table-cell>
          <table:table-cell table:number-columns-repeated="16373"/>
        </table:table-row>
        <table:table-row table:style-name="ro8">
          <table:table-cell office:value-type="float" office:value="5665" table:style-name="ce1">
            <text:p>5665</text:p>
          </table:table-cell>
          <table:table-cell office:value-type="string" table:style-name="ce56">
            <text:p>-29,804.38</text:p>
          </table:table-cell>
          <table:table-cell office:value-type="float" office:value="0" table:style-name="ce57">
            <text:p>-<text:s/></text:p>
          </table:table-cell>
          <table:table-cell office:value-type="float" office:value="11560.65" table:style-name="ce57">
            <text:p>11.560,6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003" table:style-name="ce1">
            <text:p>2250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0646-001001-1 X MARTILLO HIDRAULICO PARA M</text:p>
          </table:table-cell>
          <table:table-cell table:number-columns-repeated="16373"/>
        </table:table-row>
        <table:table-row table:style-name="ro8">
          <table:table-cell office:value-type="float" office:value="5666" table:style-name="ce1">
            <text:p>5666</text:p>
          </table:table-cell>
          <table:table-cell office:value-type="string" table:style-name="ce56">
            <text:p>-31,014.43</text:p>
          </table:table-cell>
          <table:table-cell office:value-type="float" office:value="0" table:style-name="ce57">
            <text:p>-<text:s/></text:p>
          </table:table-cell>
          <table:table-cell office:value-type="float" office:value="1210.05" table:style-name="ce57">
            <text:p>1.210,0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103" table:style-name="ce1">
            <text:p>2251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97260-001014-MONTURA UÑA DE MINI CARGADOR F</text:p>
          </table:table-cell>
          <table:table-cell table:number-columns-repeated="16373"/>
        </table:table-row>
        <table:table-row table:style-name="ro8">
          <table:table-cell office:value-type="float" office:value="5667" table:style-name="ce1">
            <text:p>5667</text:p>
          </table:table-cell>
          <table:table-cell office:value-type="string" table:style-name="ce56">
            <text:p>-32,843.23</text:p>
          </table:table-cell>
          <table:table-cell office:value-type="float" office:value="0" table:style-name="ce57">
            <text:p>-<text:s/></text:p>
          </table:table-cell>
          <table:table-cell office:value-type="float" office:value="1828.8" table:style-name="ce57">
            <text:p>1.828,8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203" table:style-name="ce1">
            <text:p>2252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V 000000627-001001-MANTENIMIENTO DE BRAZO DEL MIN</text:p>
          </table:table-cell>
          <table:table-cell table:number-columns-repeated="16373"/>
        </table:table-row>
        <table:table-row table:style-name="ro8">
          <table:table-cell office:value-type="float" office:value="5668" table:style-name="ce1">
            <text:p>5668</text:p>
          </table:table-cell>
          <table:table-cell office:value-type="string" table:style-name="ce56">
            <text:p>-32,875.43</text:p>
          </table:table-cell>
          <table:table-cell office:value-type="float" office:value="0" table:style-name="ce57">
            <text:p>-<text:s/></text:p>
          </table:table-cell>
          <table:table-cell office:value-type="float" office:value="32.200000000000003" table:style-name="ce57">
            <text:p>32,2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303" table:style-name="ce1">
            <text:p>2243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B 000000029-001100-BALANZA ELECT. GIGITAL 5 KG</text:p>
          </table:table-cell>
          <table:table-cell table:number-columns-repeated="16373"/>
        </table:table-row>
        <table:table-row table:style-name="ro8">
          <table:table-cell office:value-type="float" office:value="5669" table:style-name="ce1">
            <text:p>5669</text:p>
          </table:table-cell>
          <table:table-cell office:value-type="string" table:style-name="ce56">
            <text:p>-32,989.50</text:p>
          </table:table-cell>
          <table:table-cell office:value-type="float" office:value="0" table:style-name="ce57">
            <text:p>-<text:s/></text:p>
          </table:table-cell>
          <table:table-cell office:value-type="float" office:value="114.07" table:style-name="ce57">
            <text:p>114,07<text:s/></text:p>
          </table:table-cell>
          <table:table-cell table:style-name="ce1"/>
          <table:table-cell office:value-type="float" office:value="1504" table:style-name="ce1">
            <text:p>15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703" table:style-name="ce1">
            <text:p>232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4-001011-CASCO DE SEGURIDAD AZUL,GAFA S</text:p>
          </table:table-cell>
          <table:table-cell table:number-columns-repeated="16373"/>
        </table:table-row>
        <table:table-row table:style-name="ro8">
          <table:table-cell office:value-type="float" office:value="5670" table:style-name="ce1">
            <text:p>5670</text:p>
          </table:table-cell>
          <table:table-cell office:value-type="string" table:style-name="ce56">
            <text:p>-33,002.91</text:p>
          </table:table-cell>
          <table:table-cell office:value-type="float" office:value="0" table:style-name="ce57">
            <text:p>-<text:s/></text:p>
          </table:table-cell>
          <table:table-cell office:value-type="float" office:value="13.41" table:style-name="ce57">
            <text:p>13,41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303" table:style-name="ce1">
            <text:p>232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6-001011-JEAN TALLA 32 CON CINTA REFLEC</text:p>
          </table:table-cell>
          <table:table-cell table:number-columns-repeated="16373"/>
        </table:table-row>
        <table:table-row table:style-name="ro8">
          <table:table-cell office:value-type="float" office:value="5671" table:style-name="ce1">
            <text:p>5671</text:p>
          </table:table-cell>
          <table:table-cell office:value-type="string" table:style-name="ce56">
            <text:p>-33,063.87</text:p>
          </table:table-cell>
          <table:table-cell office:value-type="float" office:value="0" table:style-name="ce57">
            <text:p>-<text:s/></text:p>
          </table:table-cell>
          <table:table-cell office:value-type="float" office:value="60.96" table:style-name="ce57">
            <text:p>60,9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303" table:style-name="ce1">
            <text:p>226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1091-001001-LOGISTICA Y TRASLADO DE 100 CA</text:p>
          </table:table-cell>
          <table:table-cell table:number-columns-repeated="16373"/>
        </table:table-row>
        <table:table-row table:style-name="ro8">
          <table:table-cell office:value-type="float" office:value="5672" table:style-name="ce1">
            <text:p>5672</text:p>
          </table:table-cell>
          <table:table-cell office:value-type="string" table:style-name="ce56">
            <text:p>-33,641.37</text:p>
          </table:table-cell>
          <table:table-cell office:value-type="float" office:value="0" table:style-name="ce57">
            <text:p>-<text:s/></text:p>
          </table:table-cell>
          <table:table-cell office:value-type="float" office:value="577.5" table:style-name="ce57">
            <text:p>577,5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403" table:style-name="ce1">
            <text:p>226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4085-001002-SERVICIOS DE GUARDIANIA</text:p>
          </table:table-cell>
          <table:table-cell table:number-columns-repeated="16373"/>
        </table:table-row>
        <table:table-row table:style-name="ro8">
          <table:table-cell office:value-type="float" office:value="5673" table:style-name="ce1">
            <text:p>5673</text:p>
          </table:table-cell>
          <table:table-cell office:value-type="string" table:style-name="ce56">
            <text:p>-33,690.14</text:p>
          </table:table-cell>
          <table:table-cell office:value-type="float" office:value="0" table:style-name="ce57">
            <text:p>-<text:s/></text:p>
          </table:table-cell>
          <table:table-cell office:value-type="float" office:value="48.77" table:style-name="ce57">
            <text:p>48,7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603" table:style-name="ce1">
            <text:p>226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1092-001001-MANTENIMIENTO PREVENTIVO Y COR</text:p>
          </table:table-cell>
          <table:table-cell table:number-columns-repeated="16373"/>
        </table:table-row>
        <table:table-row table:style-name="ro8">
          <table:table-cell office:value-type="float" office:value="5674" table:style-name="ce1">
            <text:p>5674</text:p>
          </table:table-cell>
          <table:table-cell office:value-type="string" table:style-name="ce56">
            <text:p>-36,738.14</text:p>
          </table:table-cell>
          <table:table-cell office:value-type="float" office:value="0" table:style-name="ce57">
            <text:p>-<text:s/></text:p>
          </table:table-cell>
          <table:table-cell office:value-type="float" office:value="3048" table:style-name="ce57">
            <text:p>3.048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703" table:style-name="ce1">
            <text:p>226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80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5675" table:style-name="ce1">
            <text:p>5675</text:p>
          </table:table-cell>
          <table:table-cell office:value-type="string" table:style-name="ce56">
            <text:p>-36,934.14</text:p>
          </table:table-cell>
          <table:table-cell office:value-type="float" office:value="0" table:style-name="ce57">
            <text:p>-<text:s/></text:p>
          </table:table-cell>
          <table:table-cell office:value-type="float" office:value="196" table:style-name="ce57">
            <text:p>196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003" table:style-name="ce1">
            <text:p>2260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1733-001001-AGUJEROS POR CORREGIR EN BARRA</text:p>
          </table:table-cell>
          <table:table-cell table:number-columns-repeated="16373"/>
        </table:table-row>
        <table:table-row table:style-name="ro8">
          <table:table-cell office:value-type="float" office:value="5676" table:style-name="ce1">
            <text:p>5676</text:p>
          </table:table-cell>
          <table:table-cell office:value-type="string" table:style-name="ce56">
            <text:p>-37,011.47</text:p>
          </table:table-cell>
          <table:table-cell office:value-type="float" office:value="0" table:style-name="ce57">
            <text:p>-<text:s/></text:p>
          </table:table-cell>
          <table:table-cell office:value-type="float" office:value="77.33" table:style-name="ce57">
            <text:p>77,33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103" table:style-name="ce1">
            <text:p>226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11953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5677" table:style-name="ce1">
            <text:p>5677</text:p>
          </table:table-cell>
          <table:table-cell office:value-type="string" table:style-name="ce56">
            <text:p>-38,446.97</text:p>
          </table:table-cell>
          <table:table-cell office:value-type="float" office:value="0" table:style-name="ce57">
            <text:p>-<text:s/></text:p>
          </table:table-cell>
          <table:table-cell office:value-type="float" office:value="1435.5" table:style-name="ce57">
            <text:p>1.435,5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903" table:style-name="ce1">
            <text:p>226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4107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5678" table:style-name="ce1">
            <text:p>5678</text:p>
          </table:table-cell>
          <table:table-cell office:value-type="string" table:style-name="ce56">
            <text:p>-40,377.37</text:p>
          </table:table-cell>
          <table:table-cell office:value-type="float" office:value="0" table:style-name="ce57">
            <text:p>-<text:s/></text:p>
          </table:table-cell>
          <table:table-cell office:value-type="float" office:value="1930.4" table:style-name="ce57">
            <text:p>1.930,4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003" table:style-name="ce1">
            <text:p>2270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635-001001-MANTENIMIENTO DE MINICARGADOR</text:p>
          </table:table-cell>
          <table:table-cell table:number-columns-repeated="16373"/>
        </table:table-row>
        <table:table-row table:style-name="ro8">
          <table:table-cell office:value-type="float" office:value="5679" table:style-name="ce1">
            <text:p>5679</text:p>
          </table:table-cell>
          <table:table-cell office:value-type="string" table:style-name="ce56">
            <text:p>-40,428.17</text:p>
          </table:table-cell>
          <table:table-cell office:value-type="float" office:value="0" table:style-name="ce57">
            <text:p>-<text:s/></text:p>
          </table:table-cell>
          <table:table-cell office:value-type="float" office:value="50.8" table:style-name="ce57">
            <text:p>50,8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103" table:style-name="ce1">
            <text:p>227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637-001001-DESALOJO DE MATERIAL EN PASCUA</text:p>
          </table:table-cell>
          <table:table-cell table:number-columns-repeated="16373"/>
        </table:table-row>
        <table:table-row table:style-name="ro8">
          <table:table-cell office:value-type="float" office:value="5680" table:style-name="ce1">
            <text:p>5680</text:p>
          </table:table-cell>
          <table:table-cell office:value-type="string" table:style-name="ce56">
            <text:p>-41,310.81</text:p>
          </table:table-cell>
          <table:table-cell office:value-type="float" office:value="0" table:style-name="ce57">
            <text:p>-<text:s/></text:p>
          </table:table-cell>
          <table:table-cell office:value-type="float" office:value="882.64" table:style-name="ce57">
            <text:p>882,6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203" table:style-name="ce1">
            <text:p>2272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636-001001-SERVICIO ALQUILER DE CAMIONETA</text:p>
          </table:table-cell>
          <table:table-cell table:number-columns-repeated="16373"/>
        </table:table-row>
        <table:table-row table:style-name="ro8">
          <table:table-cell office:value-type="float" office:value="5681" table:style-name="ce1">
            <text:p>5681</text:p>
          </table:table-cell>
          <table:table-cell office:value-type="string" table:style-name="ce56">
            <text:p>-44,643.29</text:p>
          </table:table-cell>
          <table:table-cell office:value-type="float" office:value="0" table:style-name="ce57">
            <text:p>-<text:s/></text:p>
          </table:table-cell>
          <table:table-cell office:value-type="float" office:value="3332.48" table:style-name="ce57">
            <text:p>3.332,4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303" table:style-name="ce1">
            <text:p>227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882-001001-6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5682" table:style-name="ce1">
            <text:p>5682</text:p>
          </table:table-cell>
          <table:table-cell office:value-type="string" table:style-name="ce56">
            <text:p>-47,908.25</text:p>
          </table:table-cell>
          <table:table-cell office:value-type="float" office:value="0" table:style-name="ce57">
            <text:p>-<text:s/></text:p>
          </table:table-cell>
          <table:table-cell office:value-type="float" office:value="3264.96" table:style-name="ce57">
            <text:p>3.264,9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403" table:style-name="ce1">
            <text:p>227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0425-001001-380 BUZOS DE HOMBRE</text:p>
          </table:table-cell>
          <table:table-cell table:number-columns-repeated="16373"/>
        </table:table-row>
        <table:table-row table:style-name="ro8">
          <table:table-cell office:value-type="float" office:value="5683" table:style-name="ce1">
            <text:p>5683</text:p>
          </table:table-cell>
          <table:table-cell office:value-type="string" table:style-name="ce56">
            <text:p>-49,033.25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103" table:style-name="ce1">
            <text:p>229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857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5684" table:style-name="ce1">
            <text:p>5684</text:p>
          </table:table-cell>
          <table:table-cell office:value-type="string" table:style-name="ce56">
            <text:p>-64,863.36</text:p>
          </table:table-cell>
          <table:table-cell office:value-type="float" office:value="0" table:style-name="ce57">
            <text:p>-<text:s/></text:p>
          </table:table-cell>
          <table:table-cell office:value-type="float" office:value="15830.11" table:style-name="ce57">
            <text:p>15.830,11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403" table:style-name="ce1">
            <text:p>229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264965-002001-POLIZA DE SEGUROS POR MAQUINAR</text:p>
          </table:table-cell>
          <table:table-cell table:number-columns-repeated="16373"/>
        </table:table-row>
        <table:table-row table:style-name="ro8">
          <table:table-cell office:value-type="float" office:value="5685" table:style-name="ce1">
            <text:p>5685</text:p>
          </table:table-cell>
          <table:table-cell office:value-type="string" table:style-name="ce56">
            <text:p>-65,171.36</text:p>
          </table:table-cell>
          <table:table-cell office:value-type="float" office:value="0" table:style-name="ce57">
            <text:p>-<text:s/></text:p>
          </table:table-cell>
          <table:table-cell office:value-type="float" office:value="308" table:style-name="ce57">
            <text:p>308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503" table:style-name="ce1">
            <text:p>2275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20723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5686" table:style-name="ce1">
            <text:p>5686</text:p>
          </table:table-cell>
          <table:table-cell office:value-type="string" table:style-name="ce56">
            <text:p>-65,283.12</text:p>
          </table:table-cell>
          <table:table-cell office:value-type="float" office:value="0" table:style-name="ce57">
            <text:p>-<text:s/></text:p>
          </table:table-cell>
          <table:table-cell office:value-type="float" office:value="111.76" table:style-name="ce57">
            <text:p>111,7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603" table:style-name="ce1">
            <text:p>227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638-001001-DESALOJOS DE MATERIAL HECHO A</text:p>
          </table:table-cell>
          <table:table-cell table:number-columns-repeated="16373"/>
        </table:table-row>
        <table:table-row table:style-name="ro8">
          <table:table-cell office:value-type="float" office:value="5687" table:style-name="ce1">
            <text:p>5687</text:p>
          </table:table-cell>
          <table:table-cell office:value-type="string" table:style-name="ce56">
            <text:p>-65,580.12</text:p>
          </table:table-cell>
          <table:table-cell office:value-type="float" office:value="0" table:style-name="ce57">
            <text:p>-<text:s/></text:p>
          </table:table-cell>
          <table:table-cell office:value-type="float" office:value="297" table:style-name="ce57">
            <text:p>297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703" table:style-name="ce1">
            <text:p>227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1550-001001-6 TANQUEROS AGUA</text:p>
          </table:table-cell>
          <table:table-cell table:number-columns-repeated="16373"/>
        </table:table-row>
        <table:table-row table:style-name="ro8">
          <table:table-cell office:value-type="float" office:value="5688" table:style-name="ce1">
            <text:p>5688</text:p>
          </table:table-cell>
          <table:table-cell office:value-type="string" table:style-name="ce56">
            <text:p>-65,909.30</text:p>
          </table:table-cell>
          <table:table-cell office:value-type="float" office:value="0" table:style-name="ce57">
            <text:p>-<text:s/></text:p>
          </table:table-cell>
          <table:table-cell office:value-type="float" office:value="329.18" table:style-name="ce57">
            <text:p>329,1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803" table:style-name="ce1">
            <text:p>2278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0639-001001-SERVICIO DE ALQUILER TRANSPORT</text:p>
          </table:table-cell>
          <table:table-cell table:number-columns-repeated="16373"/>
        </table:table-row>
        <table:table-row table:style-name="ro8">
          <table:table-cell office:value-type="float" office:value="5689" table:style-name="ce1">
            <text:p>5689</text:p>
          </table:table-cell>
          <table:table-cell office:value-type="string" table:style-name="ce56">
            <text:p>-66,048.37</text:p>
          </table:table-cell>
          <table:table-cell office:value-type="float" office:value="0" table:style-name="ce57">
            <text:p>-<text:s/></text:p>
          </table:table-cell>
          <table:table-cell office:value-type="float" office:value="139.07" table:style-name="ce57">
            <text:p>139,0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903" table:style-name="ce1">
            <text:p>225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GI 000003999-002012-ADUANAS TRAMITES Y MANEJOS, BO</text:p>
          </table:table-cell>
          <table:table-cell table:number-columns-repeated="16373"/>
        </table:table-row>
        <table:table-row table:style-name="ro8">
          <table:table-cell office:value-type="float" office:value="5690" table:style-name="ce1">
            <text:p>5690</text:p>
          </table:table-cell>
          <table:table-cell office:value-type="string" table:style-name="ce56">
            <text:p>-66,107.17</text:p>
          </table:table-cell>
          <table:table-cell office:value-type="float" office:value="0" table:style-name="ce57">
            <text:p>-<text:s/></text:p>
          </table:table-cell>
          <table:table-cell office:value-type="float" office:value="58.8" table:style-name="ce57">
            <text:p>58,8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603" table:style-name="ce1">
            <text:p>229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1735-001001-TRABAJOS POR PERFORAR HUECO,PO</text:p>
          </table:table-cell>
          <table:table-cell table:number-columns-repeated="16373"/>
        </table:table-row>
        <table:table-row table:style-name="ro8">
          <table:table-cell office:value-type="float" office:value="5691" table:style-name="ce1">
            <text:p>5691</text:p>
          </table:table-cell>
          <table:table-cell office:value-type="string" table:style-name="ce56">
            <text:p>-66,630.32</text:p>
          </table:table-cell>
          <table:table-cell office:value-type="float" office:value="0" table:style-name="ce57">
            <text:p>-<text:s/></text:p>
          </table:table-cell>
          <table:table-cell office:value-type="float" office:value="523.15" table:style-name="ce57">
            <text:p>523,15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903" table:style-name="ce1">
            <text:p>227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55162-001100-3 MALLAS ELECTROSOLDADAS- 30 S</text:p>
          </table:table-cell>
          <table:table-cell table:number-columns-repeated="16373"/>
        </table:table-row>
        <table:table-row table:style-name="ro8">
          <table:table-cell office:value-type="float" office:value="5692" table:style-name="ce1">
            <text:p>5692</text:p>
          </table:table-cell>
          <table:table-cell office:value-type="string" table:style-name="ce56">
            <text:p>-66,696.69</text:p>
          </table:table-cell>
          <table:table-cell office:value-type="float" office:value="0" table:style-name="ce57">
            <text:p>-<text:s/></text:p>
          </table:table-cell>
          <table:table-cell office:value-type="float" office:value="66.37" table:style-name="ce57">
            <text:p>66,3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203" table:style-name="ce1">
            <text:p>2282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165227-001001-BATERIA BOSCH, SUPER FULL EQUI</text:p>
          </table:table-cell>
          <table:table-cell table:number-columns-repeated="16373"/>
        </table:table-row>
        <table:table-row table:style-name="ro8">
          <table:table-cell office:value-type="float" office:value="5693" table:style-name="ce1">
            <text:p>5693</text:p>
          </table:table-cell>
          <table:table-cell office:value-type="string" table:style-name="ce56">
            <text:p>-67,207.07</text:p>
          </table:table-cell>
          <table:table-cell office:value-type="float" office:value="0" table:style-name="ce57">
            <text:p>-<text:s/></text:p>
          </table:table-cell>
          <table:table-cell office:value-type="float" office:value="510.38" table:style-name="ce57">
            <text:p>510,3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003" table:style-name="ce1">
            <text:p>2290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0080-001100-BISAGRAS, CANDADO BARRIL 80MM,</text:p>
          </table:table-cell>
          <table:table-cell table:number-columns-repeated="16373"/>
        </table:table-row>
        <table:table-row table:style-name="ro8">
          <table:table-cell office:value-type="float" office:value="5694" table:style-name="ce1">
            <text:p>5694</text:p>
          </table:table-cell>
          <table:table-cell office:value-type="string" table:style-name="ce56">
            <text:p>-67,287.62</text:p>
          </table:table-cell>
          <table:table-cell office:value-type="float" office:value="0" table:style-name="ce57">
            <text:p>-<text:s/></text:p>
          </table:table-cell>
          <table:table-cell office:value-type="float" office:value="80.55" table:style-name="ce57">
            <text:p>80,55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403" table:style-name="ce1">
            <text:p>228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11960-001001-50 BOTELLONES DE AGUA - 1 CAJA</text:p>
          </table:table-cell>
          <table:table-cell table:number-columns-repeated="16373"/>
        </table:table-row>
        <table:table-row table:style-name="ro8">
          <table:table-cell office:value-type="float" office:value="5695" table:style-name="ce1">
            <text:p>5695</text:p>
          </table:table-cell>
          <table:table-cell office:value-type="string" table:style-name="ce56">
            <text:p>-67,835.36</text:p>
          </table:table-cell>
          <table:table-cell office:value-type="float" office:value="0" table:style-name="ce57">
            <text:p>-<text:s/></text:p>
          </table:table-cell>
          <table:table-cell office:value-type="float" office:value="547.74" table:style-name="ce57">
            <text:p>547,7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303" table:style-name="ce1">
            <text:p>228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1366-001001-3 METROS DE TUBO 24" - 3 METRO</text:p>
          </table:table-cell>
          <table:table-cell table:number-columns-repeated="16373"/>
        </table:table-row>
        <table:table-row table:style-name="ro8">
          <table:table-cell office:value-type="float" office:value="5696" table:style-name="ce1">
            <text:p>5696</text:p>
          </table:table-cell>
          <table:table-cell office:value-type="string" table:style-name="ce56">
            <text:p>-68,787.74</text:p>
          </table:table-cell>
          <table:table-cell office:value-type="float" office:value="0" table:style-name="ce57">
            <text:p>-<text:s/></text:p>
          </table:table-cell>
          <table:table-cell office:value-type="float" office:value="952.38" table:style-name="ce57">
            <text:p>952,3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903" table:style-name="ce1">
            <text:p>228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0239-001001-CHALECO REFLECTIVO ALTA VISION</text:p>
          </table:table-cell>
          <table:table-cell table:number-columns-repeated="16373"/>
        </table:table-row>
        <table:table-row table:style-name="ro8">
          <table:table-cell office:value-type="float" office:value="5697" table:style-name="ce1">
            <text:p>5697</text:p>
          </table:table-cell>
          <table:table-cell office:value-type="string" table:style-name="ce56">
            <text:p>-68,909.40</text:p>
          </table:table-cell>
          <table:table-cell office:value-type="float" office:value="0" table:style-name="ce57">
            <text:p>-<text:s/></text:p>
          </table:table-cell>
          <table:table-cell office:value-type="float" office:value="121.66" table:style-name="ce57">
            <text:p>121,6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703" table:style-name="ce1">
            <text:p>228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29941665-001064-CONSUMO MES ENERO 2020</text:p>
          </table:table-cell>
          <table:table-cell table:number-columns-repeated="16373"/>
        </table:table-row>
        <table:table-row table:style-name="ro8">
          <table:table-cell office:value-type="float" office:value="5698" table:style-name="ce1">
            <text:p>5698</text:p>
          </table:table-cell>
          <table:table-cell office:value-type="string" table:style-name="ce56">
            <text:p>-68,971.42</text:p>
          </table:table-cell>
          <table:table-cell office:value-type="float" office:value="0" table:style-name="ce57">
            <text:p>-<text:s/></text:p>
          </table:table-cell>
          <table:table-cell office:value-type="float" office:value="62.02" table:style-name="ce57">
            <text:p>62,0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603" table:style-name="ce1">
            <text:p>225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11944-001001-9 BOTELLONES DE AGUA</text:p>
          </table:table-cell>
          <table:table-cell table:number-columns-repeated="16373"/>
        </table:table-row>
        <table:table-row table:style-name="ro8">
          <table:table-cell office:value-type="float" office:value="5699" table:style-name="ce1">
            <text:p>5699</text:p>
          </table:table-cell>
          <table:table-cell office:value-type="string" table:style-name="ce56">
            <text:p>-73,030.67</text:p>
          </table:table-cell>
          <table:table-cell office:value-type="float" office:value="0" table:style-name="ce57">
            <text:p>-<text:s/></text:p>
          </table:table-cell>
          <table:table-cell office:value-type="float" office:value="4059.25" table:style-name="ce57">
            <text:p>4.059,25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103" table:style-name="ce1">
            <text:p>230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264970-002001-POLIZA #1006515 POR SEGUROS MA</text:p>
          </table:table-cell>
          <table:table-cell table:number-columns-repeated="16373"/>
        </table:table-row>
        <table:table-row table:style-name="ro8">
          <table:table-cell office:value-type="float" office:value="5700" table:style-name="ce1">
            <text:p>5700</text:p>
          </table:table-cell>
          <table:table-cell office:value-type="string" table:style-name="ce56">
            <text:p>-73,111.14</text:p>
          </table:table-cell>
          <table:table-cell office:value-type="float" office:value="0" table:style-name="ce57">
            <text:p>-<text:s/></text:p>
          </table:table-cell>
          <table:table-cell office:value-type="float" office:value="80.47" table:style-name="ce57">
            <text:p>80,4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803" table:style-name="ce1">
            <text:p>2298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45515-002001-10 DISCO SIERRA CIRCULAR MADER</text:p>
          </table:table-cell>
          <table:table-cell table:number-columns-repeated="16373"/>
        </table:table-row>
        <table:table-row table:style-name="ro8">
          <table:table-cell office:value-type="float" office:value="5701" table:style-name="ce1">
            <text:p>5701</text:p>
          </table:table-cell>
          <table:table-cell office:value-type="string" table:style-name="ce56">
            <text:p>-73,264.96</text:p>
          </table:table-cell>
          <table:table-cell office:value-type="float" office:value="0" table:style-name="ce57">
            <text:p>-<text:s/></text:p>
          </table:table-cell>
          <table:table-cell office:value-type="float" office:value="153.82" table:style-name="ce57">
            <text:p>153,8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903" table:style-name="ce1">
            <text:p>229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55516-001100-50 CUARTON SEMIDURO 2" X 2" X4</text:p>
          </table:table-cell>
          <table:table-cell table:number-columns-repeated="16373"/>
        </table:table-row>
        <table:table-row table:style-name="ro8">
          <table:table-cell office:value-type="float" office:value="5702" table:style-name="ce1">
            <text:p>5702</text:p>
          </table:table-cell>
          <table:table-cell office:value-type="string" table:style-name="ce56">
            <text:p>-74,736.26</text:p>
          </table:table-cell>
          <table:table-cell office:value-type="float" office:value="0" table:style-name="ce57">
            <text:p>-<text:s/></text:p>
          </table:table-cell>
          <table:table-cell office:value-type="float" office:value="1471.3" table:style-name="ce57">
            <text:p>1.471,3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003" table:style-name="ce1">
            <text:p>2300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00037-001001-CANECA LUBE, DISPAC, RD, CONTR</text:p>
          </table:table-cell>
          <table:table-cell table:number-columns-repeated="16373"/>
        </table:table-row>
        <table:table-row table:style-name="ro8">
          <table:table-cell office:value-type="float" office:value="5703" table:style-name="ce1">
            <text:p>5703</text:p>
          </table:table-cell>
          <table:table-cell office:value-type="string" table:style-name="ce56">
            <text:p>-74,745.80</text:p>
          </table:table-cell>
          <table:table-cell office:value-type="float" office:value="0" table:style-name="ce57">
            <text:p>-<text:s/></text:p>
          </table:table-cell>
          <table:table-cell office:value-type="float" office:value="9.5399999999999991" table:style-name="ce57">
            <text:p>9,54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103" table:style-name="ce1">
            <text:p>231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2-001011-ENCHUFE VINIL 15A 125V POL COO</text:p>
          </table:table-cell>
          <table:table-cell table:number-columns-repeated="16373"/>
        </table:table-row>
        <table:table-row table:style-name="ro8">
          <table:table-cell office:value-type="float" office:value="5704" table:style-name="ce1">
            <text:p>5704</text:p>
          </table:table-cell>
          <table:table-cell office:value-type="string" table:style-name="ce56">
            <text:p>-74,928.09</text:p>
          </table:table-cell>
          <table:table-cell office:value-type="float" office:value="0" table:style-name="ce57">
            <text:p>-<text:s/></text:p>
          </table:table-cell>
          <table:table-cell office:value-type="float" office:value="182.29" table:style-name="ce57">
            <text:p>182,29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303" table:style-name="ce1">
            <text:p>231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1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5705" table:style-name="ce1">
            <text:p>5705</text:p>
          </table:table-cell>
          <table:table-cell office:value-type="string" table:style-name="ce56">
            <text:p>-75,012.66</text:p>
          </table:table-cell>
          <table:table-cell office:value-type="float" office:value="0" table:style-name="ce57">
            <text:p>-<text:s/></text:p>
          </table:table-cell>
          <table:table-cell office:value-type="float" office:value="84.57" table:style-name="ce57">
            <text:p>84,57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003" table:style-name="ce1">
            <text:p>2310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4-001011-1 BOTA DIELECTRICA BASICA 3 TA</text:p>
          </table:table-cell>
          <table:table-cell table:number-columns-repeated="16373"/>
        </table:table-row>
        <table:table-row table:style-name="ro8">
          <table:table-cell office:value-type="float" office:value="5706" table:style-name="ce1">
            <text:p>5706</text:p>
          </table:table-cell>
          <table:table-cell office:value-type="string" table:style-name="ce56">
            <text:p>-75,069.77</text:p>
          </table:table-cell>
          <table:table-cell office:value-type="float" office:value="0" table:style-name="ce57">
            <text:p>-<text:s/></text:p>
          </table:table-cell>
          <table:table-cell office:value-type="float" office:value="57.11" table:style-name="ce57">
            <text:p>57,1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903" table:style-name="ce1">
            <text:p>230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5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5707" table:style-name="ce1">
            <text:p>5707</text:p>
          </table:table-cell>
          <table:table-cell office:value-type="string" table:style-name="ce56">
            <text:p>-75,270.34</text:p>
          </table:table-cell>
          <table:table-cell office:value-type="float" office:value="0" table:style-name="ce57">
            <text:p>-<text:s/></text:p>
          </table:table-cell>
          <table:table-cell office:value-type="float" office:value="200.57" table:style-name="ce57">
            <text:p>200,57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403" table:style-name="ce1">
            <text:p>230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9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5708" table:style-name="ce1">
            <text:p>5708</text:p>
          </table:table-cell>
          <table:table-cell office:value-type="string" table:style-name="ce56">
            <text:p>-75,354.26</text:p>
          </table:table-cell>
          <table:table-cell office:value-type="float" office:value="0" table:style-name="ce57">
            <text:p>-<text:s/></text:p>
          </table:table-cell>
          <table:table-cell office:value-type="float" office:value="83.92" table:style-name="ce57">
            <text:p>83,92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703" table:style-name="ce1">
            <text:p>231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48-001011-BOTA DIELECTICA BASICO 3 TALLA</text:p>
          </table:table-cell>
          <table:table-cell table:number-columns-repeated="16373"/>
        </table:table-row>
        <table:table-row table:style-name="ro8">
          <table:table-cell office:value-type="float" office:value="5709" table:style-name="ce1">
            <text:p>5709</text:p>
          </table:table-cell>
          <table:table-cell office:value-type="string" table:style-name="ce56">
            <text:p>-75,388.06</text:p>
          </table:table-cell>
          <table:table-cell office:value-type="float" office:value="0" table:style-name="ce57">
            <text:p>-<text:s/></text:p>
          </table:table-cell>
          <table:table-cell office:value-type="float" office:value="33.799999999999997" table:style-name="ce57">
            <text:p>33,8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603" table:style-name="ce1">
            <text:p>231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3-001011-MOCHILA MULTIUSO</text:p>
          </table:table-cell>
          <table:table-cell table:number-columns-repeated="16373"/>
        </table:table-row>
        <table:table-row table:style-name="ro8">
          <table:table-cell office:value-type="float" office:value="5710" table:style-name="ce1">
            <text:p>5710</text:p>
          </table:table-cell>
          <table:table-cell office:value-type="string" table:style-name="ce56">
            <text:p>-75,571.92</text:p>
          </table:table-cell>
          <table:table-cell office:value-type="float" office:value="0" table:style-name="ce57">
            <text:p>-<text:s/></text:p>
          </table:table-cell>
          <table:table-cell office:value-type="float" office:value="183.86" table:style-name="ce57">
            <text:p>183,86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203" table:style-name="ce1">
            <text:p>2312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9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5711" table:style-name="ce1">
            <text:p>5711</text:p>
          </table:table-cell>
          <table:table-cell office:value-type="string" table:style-name="ce56">
            <text:p>-75,628.63</text:p>
          </table:table-cell>
          <table:table-cell office:value-type="float" office:value="0" table:style-name="ce57">
            <text:p>-<text:s/></text:p>
          </table:table-cell>
          <table:table-cell office:value-type="float" office:value="56.71" table:style-name="ce57">
            <text:p>56,7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703" table:style-name="ce1">
            <text:p>2307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6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5712" table:style-name="ce1">
            <text:p>5712</text:p>
          </table:table-cell>
          <table:table-cell office:value-type="string" table:style-name="ce56">
            <text:p>-75,829.20</text:p>
          </table:table-cell>
          <table:table-cell office:value-type="float" office:value="0" table:style-name="ce57">
            <text:p>-<text:s/></text:p>
          </table:table-cell>
          <table:table-cell office:value-type="float" office:value="200.57" table:style-name="ce57">
            <text:p>200,57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103" table:style-name="ce1">
            <text:p>2321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46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5713" table:style-name="ce1">
            <text:p>5713</text:p>
          </table:table-cell>
          <table:table-cell office:value-type="string" table:style-name="ce56">
            <text:p>-76,011.49</text:p>
          </table:table-cell>
          <table:table-cell office:value-type="float" office:value="0" table:style-name="ce57">
            <text:p>-<text:s/></text:p>
          </table:table-cell>
          <table:table-cell office:value-type="float" office:value="182.29" table:style-name="ce57">
            <text:p>182,29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403" table:style-name="ce1">
            <text:p>231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0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5714" table:style-name="ce1">
            <text:p>5714</text:p>
          </table:table-cell>
          <table:table-cell office:value-type="string" table:style-name="ce56">
            <text:p>-76,045.29</text:p>
          </table:table-cell>
          <table:table-cell office:value-type="float" office:value="0" table:style-name="ce57">
            <text:p>-<text:s/></text:p>
          </table:table-cell>
          <table:table-cell office:value-type="float" office:value="33.799999999999997" table:style-name="ce57">
            <text:p>33,8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903" table:style-name="ce1">
            <text:p>2319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47-001011-MOCHILA MULTIUSO</text:p>
          </table:table-cell>
          <table:table-cell table:number-columns-repeated="16373"/>
        </table:table-row>
        <table:table-row table:style-name="ro8">
          <table:table-cell office:value-type="float" office:value="5715" table:style-name="ce1">
            <text:p>5715</text:p>
          </table:table-cell>
          <table:table-cell office:value-type="string" table:style-name="ce56">
            <text:p>-76,245.86</text:p>
          </table:table-cell>
          <table:table-cell office:value-type="float" office:value="0" table:style-name="ce57">
            <text:p>-<text:s/></text:p>
          </table:table-cell>
          <table:table-cell office:value-type="float" office:value="200.57" table:style-name="ce57">
            <text:p>200,57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503" table:style-name="ce1">
            <text:p>2305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8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5716" table:style-name="ce1">
            <text:p>5716</text:p>
          </table:table-cell>
          <table:table-cell office:value-type="string" table:style-name="ce56">
            <text:p>-76,279.66</text:p>
          </table:table-cell>
          <table:table-cell office:value-type="float" office:value="0" table:style-name="ce57">
            <text:p>-<text:s/></text:p>
          </table:table-cell>
          <table:table-cell office:value-type="float" office:value="33.799999999999997" table:style-name="ce57">
            <text:p>33,8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303" table:style-name="ce1">
            <text:p>2303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040620-001011-MOCHILA MULTIUSO</text:p>
          </table:table-cell>
          <table:table-cell table:number-columns-repeated="16373"/>
        </table:table-row>
        <table:table-row table:style-name="ro8">
          <table:table-cell office:value-type="float" office:value="5717" table:style-name="ce1">
            <text:p>5717</text:p>
          </table:table-cell>
          <table:table-cell office:value-type="string" table:style-name="ce56">
            <text:p>-76,362.91</text:p>
          </table:table-cell>
          <table:table-cell office:value-type="float" office:value="0" table:style-name="ce57">
            <text:p>-<text:s/></text:p>
          </table:table-cell>
          <table:table-cell office:value-type="float" office:value="83.25" table:style-name="ce57">
            <text:p>83,25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603" table:style-name="ce1">
            <text:p>230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17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5718" table:style-name="ce1">
            <text:p>5718</text:p>
          </table:table-cell>
          <table:table-cell office:value-type="string" table:style-name="ce56">
            <text:p>-76,622.29</text:p>
          </table:table-cell>
          <table:table-cell office:value-type="float" office:value="0" table:style-name="ce57">
            <text:p>-<text:s/></text:p>
          </table:table-cell>
          <table:table-cell office:value-type="float" office:value="259.38" table:style-name="ce57">
            <text:p>259,38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403" table:style-name="ce1">
            <text:p>2324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7-001011-(13) CASCO V GARD MSA CON SUSP</text:p>
          </table:table-cell>
          <table:table-cell table:number-columns-repeated="16373"/>
        </table:table-row>
        <table:table-row table:style-name="ro8">
          <table:table-cell office:value-type="float" office:value="5719" table:style-name="ce1">
            <text:p>5719</text:p>
          </table:table-cell>
          <table:table-cell office:value-type="string" table:style-name="ce56">
            <text:p>-76,652.28</text:p>
          </table:table-cell>
          <table:table-cell office:value-type="float" office:value="0" table:style-name="ce57">
            <text:p>-<text:s/></text:p>
          </table:table-cell>
          <table:table-cell office:value-type="float" office:value="29.99" table:style-name="ce57">
            <text:p>29,99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603" table:style-name="ce1">
            <text:p>2326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5-001011-SOLDADURA INDURA E-6011 -1/8 (</text:p>
          </table:table-cell>
          <table:table-cell table:number-columns-repeated="16373"/>
        </table:table-row>
        <table:table-row table:style-name="ro8">
          <table:table-cell office:value-type="float" office:value="5720" table:style-name="ce1">
            <text:p>5720</text:p>
          </table:table-cell>
          <table:table-cell office:value-type="string" table:style-name="ce56">
            <text:p>-76,690.38</text:p>
          </table:table-cell>
          <table:table-cell office:value-type="float" office:value="0" table:style-name="ce57">
            <text:p>-<text:s/></text:p>
          </table:table-cell>
          <table:table-cell office:value-type="float" office:value="38.1" table:style-name="ce57">
            <text:p>38,10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203" table:style-name="ce1">
            <text:p>2322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B 000403608-001011-GUANTES NITRAFLEX</text:p>
          </table:table-cell>
          <table:table-cell table:number-columns-repeated="16373"/>
        </table:table-row>
        <table:table-row table:style-name="ro8">
          <table:table-cell office:value-type="float" office:value="5721" table:style-name="ce1">
            <text:p>5721</text:p>
          </table:table-cell>
          <table:table-cell office:value-type="string" table:style-name="ce56">
            <text:p>-76,751.34</text:p>
          </table:table-cell>
          <table:table-cell office:value-type="float" office:value="0" table:style-name="ce57">
            <text:p>-<text:s/></text:p>
          </table:table-cell>
          <table:table-cell office:value-type="float" office:value="60.96" table:style-name="ce57">
            <text:p>60,9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203" table:style-name="ce1">
            <text:p>226203</text:p>
          </table:table-cell>
          <table:table-cell office:value-type="date" office:date-value="2020-02-28T00:00:00" table:style-name="ce63">
            <text:p>28/02/2020</text:p>
          </table:table-cell>
          <table:table-cell office:value-type="string" table:style-name="ce1">
            <text:p>FV 000001090-001001-LOGISTICA Y TRASLADO DE 50 PLA</text:p>
          </table:table-cell>
          <table:table-cell table:number-columns-repeated="16373"/>
        </table:table-row>
        <table:table-row table:style-name="ro8">
          <table:table-cell office:value-type="float" office:value="5722" table:style-name="ce1">
            <text:p>5722</text:p>
          </table:table-cell>
          <table:table-cell office:value-type="string" table:style-name="ce56">
            <text:p>-75,227.34</text:p>
          </table:table-cell>
          <table:table-cell office:value-type="float" office:value="1524" table:style-name="ce57">
            <text:p>1.524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202" table:style-name="ce1">
            <text:p>2612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6-0 EDISON FAUSTO COND :JORNADAS DE TRABAJO 0</text:p>
          </table:table-cell>
          <table:table-cell table:number-columns-repeated="16373"/>
        </table:table-row>
        <table:table-row table:style-name="ro8">
          <table:table-cell office:value-type="float" office:value="5723" table:style-name="ce1">
            <text:p>5723</text:p>
          </table:table-cell>
          <table:table-cell office:value-type="string" table:style-name="ce56">
            <text:p>-71,894.86</text:p>
          </table:table-cell>
          <table:table-cell office:value-type="float" office:value="3332.48" table:style-name="ce57">
            <text:p>3.332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202" table:style-name="ce1">
            <text:p>2612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6-0 EDISON FAUSTO COND :6 JORNADAS DE TRABAJO</text:p>
          </table:table-cell>
          <table:table-cell table:number-columns-repeated="16373"/>
        </table:table-row>
        <table:table-row table:style-name="ro8">
          <table:table-cell office:value-type="float" office:value="5724" table:style-name="ce1">
            <text:p>5724</text:p>
          </table:table-cell>
          <table:table-cell office:value-type="string" table:style-name="ce56">
            <text:p>-70,684.81</text:p>
          </table:table-cell>
          <table:table-cell office:value-type="float" office:value="1210.05" table:style-name="ce57">
            <text:p>1.210,0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302" table:style-name="ce1">
            <text:p>261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7-0 IIASA :MONTURA UÑA DE MINI CARGADOR FORK</text:p>
          </table:table-cell>
          <table:table-cell table:number-columns-repeated="16373"/>
        </table:table-row>
        <table:table-row table:style-name="ro8">
          <table:table-cell office:value-type="float" office:value="5725" table:style-name="ce1">
            <text:p>5725</text:p>
          </table:table-cell>
          <table:table-cell office:value-type="string" table:style-name="ce56">
            <text:p>-70,623.85</text:p>
          </table:table-cell>
          <table:table-cell office:value-type="float" office:value="60.96" table:style-name="ce57">
            <text:p>60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402" table:style-name="ce1">
            <text:p>2604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7-0 FIGUEROA BOLAÑOS J :LOGISTICA Y TRASLADO</text:p>
          </table:table-cell>
          <table:table-cell table:number-columns-repeated="16373"/>
        </table:table-row>
        <table:table-row table:style-name="ro8">
          <table:table-cell office:value-type="float" office:value="5726" table:style-name="ce1">
            <text:p>5726</text:p>
          </table:table-cell>
          <table:table-cell office:value-type="string" table:style-name="ce56">
            <text:p>-70,562.89</text:p>
          </table:table-cell>
          <table:table-cell office:value-type="float" office:value="60.96" table:style-name="ce57">
            <text:p>60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402" table:style-name="ce1">
            <text:p>2604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7-0 FIGUEROA BOLAÑOS J :LOGISTICA Y TRASLADO</text:p>
          </table:table-cell>
          <table:table-cell table:number-columns-repeated="16373"/>
        </table:table-row>
        <table:table-row table:style-name="ro8">
          <table:table-cell office:value-type="float" office:value="5727" table:style-name="ce1">
            <text:p>5727</text:p>
          </table:table-cell>
          <table:table-cell office:value-type="string" table:style-name="ce56">
            <text:p>-70,514.12</text:p>
          </table:table-cell>
          <table:table-cell office:value-type="float" office:value="48.77" table:style-name="ce57">
            <text:p>48,7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402" table:style-name="ce1">
            <text:p>2604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7-0 FIGUEROA BOLAÑOS J :MANTENIMIENTO PREVENT</text:p>
          </table:table-cell>
          <table:table-cell table:number-columns-repeated="16373"/>
        </table:table-row>
        <table:table-row table:style-name="ro8">
          <table:table-cell office:value-type="float" office:value="5728" table:style-name="ce1">
            <text:p>5728</text:p>
          </table:table-cell>
          <table:table-cell office:value-type="string" table:style-name="ce56">
            <text:p>-67,249.16</text:p>
          </table:table-cell>
          <table:table-cell office:value-type="float" office:value="3264.96" table:style-name="ce57">
            <text:p>3.264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502" table:style-name="ce1">
            <text:p>2605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8-0 SANCHEZ LOPEZ INGR :380 BUZOS DE HOMBRE</text:p>
          </table:table-cell>
          <table:table-cell table:number-columns-repeated="16373"/>
        </table:table-row>
        <table:table-row table:style-name="ro8">
          <table:table-cell office:value-type="float" office:value="5729" table:style-name="ce1">
            <text:p>5729</text:p>
          </table:table-cell>
          <table:table-cell office:value-type="string" table:style-name="ce56">
            <text:p>-66,671.66</text:p>
          </table:table-cell>
          <table:table-cell office:value-type="float" office:value="577.5" table:style-name="ce57">
            <text:p>577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602" table:style-name="ce1">
            <text:p>260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0-0 CAJAMARCA PROTECTI :SERVICIOS DE GUARDIAN</text:p>
          </table:table-cell>
          <table:table-cell table:number-columns-repeated="16373"/>
        </table:table-row>
        <table:table-row table:style-name="ro8">
          <table:table-cell office:value-type="float" office:value="5730" table:style-name="ce1">
            <text:p>5730</text:p>
          </table:table-cell>
          <table:table-cell office:value-type="string" table:style-name="ce56">
            <text:p>-65,236.16</text:p>
          </table:table-cell>
          <table:table-cell office:value-type="float" office:value="1435.5" table:style-name="ce57">
            <text:p>1.435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602" table:style-name="ce1">
            <text:p>260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0-0 CAJAMARCA PROTECTI :SERVICIO DE GUARDIANI</text:p>
          </table:table-cell>
          <table:table-cell table:number-columns-repeated="16373"/>
        </table:table-row>
        <table:table-row table:style-name="ro8">
          <table:table-cell office:value-type="float" office:value="5731" table:style-name="ce1">
            <text:p>5731</text:p>
          </table:table-cell>
          <table:table-cell office:value-type="string" table:style-name="ce56">
            <text:p>-64,584.21</text:p>
          </table:table-cell>
          <table:table-cell office:value-type="float" office:value="651.95000000000005" table:style-name="ce57">
            <text:p>651,9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702" table:style-name="ce1">
            <text:p>2607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1-0 SWISSOIL DEL ECUAD :MOTOROEL SAE 15W-40 C</text:p>
          </table:table-cell>
          <table:table-cell table:number-columns-repeated="16373"/>
        </table:table-row>
        <table:table-row table:style-name="ro8">
          <table:table-cell office:value-type="float" office:value="5732" table:style-name="ce1">
            <text:p>5732</text:p>
          </table:table-cell>
          <table:table-cell office:value-type="string" table:style-name="ce56">
            <text:p>-64,276.21</text:p>
          </table:table-cell>
          <table:table-cell office:value-type="float" office:value="308" table:style-name="ce57">
            <text:p>30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802" table:style-name="ce1">
            <text:p>2608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2-0 SANIPORT S.A. :ALQUILER MENSUAL DE SANITA</text:p>
          </table:table-cell>
          <table:table-cell table:number-columns-repeated="16373"/>
        </table:table-row>
        <table:table-row table:style-name="ro8">
          <table:table-cell office:value-type="float" office:value="5733" table:style-name="ce1">
            <text:p>5733</text:p>
          </table:table-cell>
          <table:table-cell office:value-type="string" table:style-name="ce56">
            <text:p>-60,871.84</text:p>
          </table:table-cell>
          <table:table-cell office:value-type="float" office:value="3404.37" table:style-name="ce57">
            <text:p>3.404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902" table:style-name="ce1">
            <text:p>2609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3-0 JC PORTAL DRILLING :PROYECTO UNIVERSIDAD</text:p>
          </table:table-cell>
          <table:table-cell table:number-columns-repeated="16373"/>
        </table:table-row>
        <table:table-row table:style-name="ro8">
          <table:table-cell office:value-type="float" office:value="5734" table:style-name="ce1">
            <text:p>5734</text:p>
          </table:table-cell>
          <table:table-cell office:value-type="string" table:style-name="ce56">
            <text:p>-60,348.69</text:p>
          </table:table-cell>
          <table:table-cell office:value-type="float" office:value="523.15" table:style-name="ce57">
            <text:p>523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002" table:style-name="ce1">
            <text:p>2610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4-0 SERVIDECONS SA :3 MALLAS ELECTROSOLDADAS-</text:p>
          </table:table-cell>
          <table:table-cell table:number-columns-repeated="16373"/>
        </table:table-row>
        <table:table-row table:style-name="ro8">
          <table:table-cell office:value-type="float" office:value="5735" table:style-name="ce1">
            <text:p>5735</text:p>
          </table:table-cell>
          <table:table-cell office:value-type="string" table:style-name="ce56">
            <text:p>-58,418.29</text:p>
          </table:table-cell>
          <table:table-cell office:value-type="float" office:value="1930.4" table:style-name="ce57">
            <text:p>1.930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602" table:style-name="ce1">
            <text:p>261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8-0 TORRES RONQUILLO F :MANTENIMIENTO DE MINI</text:p>
          </table:table-cell>
          <table:table-cell table:number-columns-repeated="16373"/>
        </table:table-row>
        <table:table-row table:style-name="ro8">
          <table:table-cell office:value-type="float" office:value="5736" table:style-name="ce1">
            <text:p>5736</text:p>
          </table:table-cell>
          <table:table-cell office:value-type="string" table:style-name="ce56">
            <text:p>-57,535.65</text:p>
          </table:table-cell>
          <table:table-cell office:value-type="float" office:value="882.64" table:style-name="ce57">
            <text:p>882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602" table:style-name="ce1">
            <text:p>261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8-0 TORRES RONQUILLO F :SERVICIO ALQUILER DE</text:p>
          </table:table-cell>
          <table:table-cell table:number-columns-repeated="16373"/>
        </table:table-row>
        <table:table-row table:style-name="ro8">
          <table:table-cell office:value-type="float" office:value="5737" table:style-name="ce1">
            <text:p>5737</text:p>
          </table:table-cell>
          <table:table-cell office:value-type="string" table:style-name="ce56">
            <text:p>-57,238.65</text:p>
          </table:table-cell>
          <table:table-cell office:value-type="float" office:value="297" table:style-name="ce57">
            <text:p>29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102" table:style-name="ce1">
            <text:p>2611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5-0 TRANSPORTE CARGA P :6 TANQUEROS AGUA</text:p>
          </table:table-cell>
          <table:table-cell table:number-columns-repeated="16373"/>
        </table:table-row>
        <table:table-row table:style-name="ro8">
          <table:table-cell office:value-type="float" office:value="5738" table:style-name="ce1">
            <text:p>5738</text:p>
          </table:table-cell>
          <table:table-cell office:value-type="string" table:style-name="ce56">
            <text:p>-51,458.32</text:p>
          </table:table-cell>
          <table:table-cell office:value-type="float" office:value="5780.33" table:style-name="ce57">
            <text:p>5.780,3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402" table:style-name="ce1">
            <text:p>2614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9-0 GEDEQUIP S.A. :1 X MARTILLO HIDRAULICO PA</text:p>
          </table:table-cell>
          <table:table-cell table:number-columns-repeated="16373"/>
        </table:table-row>
        <table:table-row table:style-name="ro8">
          <table:table-cell office:value-type="float" office:value="5739" table:style-name="ce1">
            <text:p>5739</text:p>
          </table:table-cell>
          <table:table-cell office:value-type="string" table:style-name="ce56">
            <text:p>-45,678.00</text:p>
          </table:table-cell>
          <table:table-cell office:value-type="float" office:value="5780.32" table:style-name="ce57">
            <text:p>5.780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502" table:style-name="ce1">
            <text:p>2615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9-0 GEDEQUIP S.A. :1 X MARTILLO HIDRAULICO PA</text:p>
          </table:table-cell>
          <table:table-cell table:number-columns-repeated="16373"/>
        </table:table-row>
        <table:table-row table:style-name="ro8">
          <table:table-cell office:value-type="float" office:value="5740" table:style-name="ce1">
            <text:p>5740</text:p>
          </table:table-cell>
          <table:table-cell office:value-type="string" table:style-name="ce56">
            <text:p>-44,691.84</text:p>
          </table:table-cell>
          <table:table-cell office:value-type="float" office:value="986.16" table:style-name="ce57">
            <text:p>986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302" table:style-name="ce1">
            <text:p>260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6-0 TORRES RONQUILLO F :</text:p>
          </table:table-cell>
          <table:table-cell table:number-columns-repeated="16373"/>
        </table:table-row>
        <table:table-row table:style-name="ro8">
          <table:table-cell office:value-type="float" office:value="5741" table:style-name="ce1">
            <text:p>5741</text:p>
          </table:table-cell>
          <table:table-cell office:value-type="string" table:style-name="ce56">
            <text:p>-44,641.04</text:p>
          </table:table-cell>
          <table:table-cell office:value-type="float" office:value="50.8" table:style-name="ce57">
            <text:p>50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302" table:style-name="ce1">
            <text:p>260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6-0 TORRES RONQUILLO F :</text:p>
          </table:table-cell>
          <table:table-cell table:number-columns-repeated="16373"/>
        </table:table-row>
        <table:table-row table:style-name="ro8">
          <table:table-cell office:value-type="float" office:value="5742" table:style-name="ce1">
            <text:p>5742</text:p>
          </table:table-cell>
          <table:table-cell office:value-type="string" table:style-name="ce56">
            <text:p>-44,529.28</text:p>
          </table:table-cell>
          <table:table-cell office:value-type="float" office:value="111.76" table:style-name="ce57">
            <text:p>111,7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302" table:style-name="ce1">
            <text:p>260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6-0 TORRES RONQUILLO F :</text:p>
          </table:table-cell>
          <table:table-cell table:number-columns-repeated="16373"/>
        </table:table-row>
        <table:table-row table:style-name="ro8">
          <table:table-cell office:value-type="float" office:value="5743" table:style-name="ce1">
            <text:p>5743</text:p>
          </table:table-cell>
          <table:table-cell office:value-type="string" table:style-name="ce56">
            <text:p>-44,200.10</text:p>
          </table:table-cell>
          <table:table-cell office:value-type="float" office:value="329.18" table:style-name="ce57">
            <text:p>329,1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302" table:style-name="ce1">
            <text:p>260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6-0 TORRES RONQUILLO F :</text:p>
          </table:table-cell>
          <table:table-cell table:number-columns-repeated="16373"/>
        </table:table-row>
        <table:table-row table:style-name="ro8">
          <table:table-cell office:value-type="float" office:value="5744" table:style-name="ce1">
            <text:p>5744</text:p>
          </table:table-cell>
          <table:table-cell office:value-type="string" table:style-name="ce56">
            <text:p>-43,293.32</text:p>
          </table:table-cell>
          <table:table-cell office:value-type="float" office:value="906.78" table:style-name="ce57">
            <text:p>906,7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602" table:style-name="ce1">
            <text:p>261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78-0 TORRES RONQUILLO F :SERVICIO ALQUILER CAM</text:p>
          </table:table-cell>
          <table:table-cell table:number-columns-repeated="16373"/>
        </table:table-row>
        <table:table-row table:style-name="ro8">
          <table:table-cell office:value-type="float" office:value="5745" table:style-name="ce1">
            <text:p>5745</text:p>
          </table:table-cell>
          <table:table-cell office:value-type="string" table:style-name="ce56">
            <text:p>-43,556.95</text:p>
          </table:table-cell>
          <table:table-cell office:value-type="float" office:value="0" table:style-name="ce57">
            <text:p>-<text:s/></text:p>
          </table:table-cell>
          <table:table-cell office:value-type="float" office:value="263.63" table:style-name="ce57">
            <text:p>263,63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7302" table:style-name="ce1">
            <text:p>257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38-0 EVISA :</text:p>
          </table:table-cell>
          <table:table-cell table:number-columns-repeated="16373"/>
        </table:table-row>
        <table:table-row table:style-name="ro8">
          <table:table-cell office:value-type="float" office:value="5746" table:style-name="ce1">
            <text:p>5746</text:p>
          </table:table-cell>
          <table:table-cell office:value-type="string" table:style-name="ce56">
            <text:p>-43,360.95</text:p>
          </table:table-cell>
          <table:table-cell office:value-type="float" office:value="196" table:style-name="ce57">
            <text:p>19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302" table:style-name="ce1">
            <text:p>2593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57-0 QUISHPE PUNINA ANG :AGUJEROS POR CORREGIR</text:p>
          </table:table-cell>
          <table:table-cell table:number-columns-repeated="16373"/>
        </table:table-row>
        <table:table-row table:style-name="ro8">
          <table:table-cell office:value-type="float" office:value="5747" table:style-name="ce1">
            <text:p>5747</text:p>
          </table:table-cell>
          <table:table-cell office:value-type="string" table:style-name="ce56">
            <text:p>-43,283.62</text:p>
          </table:table-cell>
          <table:table-cell office:value-type="float" office:value="77.33" table:style-name="ce57">
            <text:p>77,3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402" table:style-name="ce1">
            <text:p>2594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58-0 GURUMENDI CUJILAN <text:s/>:32 BOTELLONES DE AGUA</text:p>
          </table:table-cell>
          <table:table-cell table:number-columns-repeated="16373"/>
        </table:table-row>
        <table:table-row table:style-name="ro8">
          <table:table-cell office:value-type="float" office:value="5748" table:style-name="ce1">
            <text:p>5748</text:p>
          </table:table-cell>
          <table:table-cell office:value-type="string" table:style-name="ce56">
            <text:p>-43,144.55</text:p>
          </table:table-cell>
          <table:table-cell office:value-type="float" office:value="139.07" table:style-name="ce57">
            <text:p>139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702" table:style-name="ce1">
            <text:p>2587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51-0 ENTREGAS ESPECIALE :ADUANAS TRAMITES Y MA</text:p>
          </table:table-cell>
          <table:table-cell table:number-columns-repeated="16373"/>
        </table:table-row>
        <table:table-row table:style-name="ro8">
          <table:table-cell office:value-type="float" office:value="5749" table:style-name="ce1">
            <text:p>5749</text:p>
          </table:table-cell>
          <table:table-cell office:value-type="string" table:style-name="ce56">
            <text:p>-43,085.75</text:p>
          </table:table-cell>
          <table:table-cell office:value-type="float" office:value="58.8" table:style-name="ce57">
            <text:p>58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902" table:style-name="ce1">
            <text:p>2619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81-0 QUISHPE PUNINA ANG :TRABAJOS POR PERFORAR</text:p>
          </table:table-cell>
          <table:table-cell table:number-columns-repeated="16373"/>
        </table:table-row>
        <table:table-row table:style-name="ro8">
          <table:table-cell office:value-type="float" office:value="5750" table:style-name="ce1">
            <text:p>5750</text:p>
          </table:table-cell>
          <table:table-cell office:value-type="string" table:style-name="ce56">
            <text:p>-41,960.75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1702" table:style-name="ce1">
            <text:p>2617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80-0 MANUEL NOGALES Y P :HONORARIOS COMO INTER</text:p>
          </table:table-cell>
          <table:table-cell table:number-columns-repeated="16373"/>
        </table:table-row>
        <table:table-row table:style-name="ro8">
          <table:table-cell office:value-type="float" office:value="5751" table:style-name="ce1">
            <text:p>5751</text:p>
          </table:table-cell>
          <table:table-cell office:value-type="string" table:style-name="ce56">
            <text:p>-41,898.73</text:p>
          </table:table-cell>
          <table:table-cell office:value-type="float" office:value="62.02" table:style-name="ce57">
            <text:p>62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502" table:style-name="ce1">
            <text:p>2585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49-0 GURUMENDI CUJILAN <text:s/>:9 BOTELLONES DE AGUA</text:p>
          </table:table-cell>
          <table:table-cell table:number-columns-repeated="16373"/>
        </table:table-row>
        <table:table-row table:style-name="ro8">
          <table:table-cell office:value-type="float" office:value="5752" table:style-name="ce1">
            <text:p>5752</text:p>
          </table:table-cell>
          <table:table-cell office:value-type="string" table:style-name="ce56">
            <text:p>-40,374.73</text:p>
          </table:table-cell>
          <table:table-cell office:value-type="float" office:value="1524" table:style-name="ce57">
            <text:p>1.524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602" table:style-name="ce1">
            <text:p>258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50-0 EDISON FAUSTO COND :3 JORNADAS DE TRABAJO</text:p>
          </table:table-cell>
          <table:table-cell table:number-columns-repeated="16373"/>
        </table:table-row>
        <table:table-row table:style-name="ro8">
          <table:table-cell office:value-type="float" office:value="5753" table:style-name="ce1">
            <text:p>5753</text:p>
          </table:table-cell>
          <table:table-cell office:value-type="string" table:style-name="ce56">
            <text:p>-39,826.99</text:p>
          </table:table-cell>
          <table:table-cell office:value-type="float" office:value="547.74" table:style-name="ce57">
            <text:p>547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602" table:style-name="ce1">
            <text:p>2596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59-0 PAREDES MURILLO JO :3 METROS DE TUBO 24"</text:p>
          </table:table-cell>
          <table:table-cell table:number-columns-repeated="16373"/>
        </table:table-row>
        <table:table-row table:style-name="ro8">
          <table:table-cell office:value-type="float" office:value="5754" table:style-name="ce1">
            <text:p>5754</text:p>
          </table:table-cell>
          <table:table-cell office:value-type="string" table:style-name="ce56">
            <text:p>-39,760.62</text:p>
          </table:table-cell>
          <table:table-cell office:value-type="float" office:value="66.37" table:style-name="ce57">
            <text:p>66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702" table:style-name="ce1">
            <text:p>2597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0-0 RENDON DE LA CUADR :BATERIA BOSCH, SUPER</text:p>
          </table:table-cell>
          <table:table-cell table:number-columns-repeated="16373"/>
        </table:table-row>
        <table:table-row table:style-name="ro8">
          <table:table-cell office:value-type="float" office:value="5755" table:style-name="ce1">
            <text:p>5755</text:p>
          </table:table-cell>
          <table:table-cell office:value-type="string" table:style-name="ce56">
            <text:p>-39,680.07</text:p>
          </table:table-cell>
          <table:table-cell office:value-type="float" office:value="80.55" table:style-name="ce57">
            <text:p>80,5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802" table:style-name="ce1">
            <text:p>2598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1-0 GURUMENDI CUJILAN <text:s/>:50 BOTELLONES DE AGUA</text:p>
          </table:table-cell>
          <table:table-cell table:number-columns-repeated="16373"/>
        </table:table-row>
        <table:table-row table:style-name="ro8">
          <table:table-cell office:value-type="float" office:value="5756" table:style-name="ce1">
            <text:p>5756</text:p>
          </table:table-cell>
          <table:table-cell office:value-type="string" table:style-name="ce56">
            <text:p>-36,632.07</text:p>
          </table:table-cell>
          <table:table-cell office:value-type="float" office:value="3048" table:style-name="ce57">
            <text:p>3.04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9902" table:style-name="ce1">
            <text:p>2599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2-0 NUÑEZ CALLE JOSE A :TRABAJOS DE OBRA CIVI</text:p>
          </table:table-cell>
          <table:table-cell table:number-columns-repeated="16373"/>
        </table:table-row>
        <table:table-row table:style-name="ro8">
          <table:table-cell office:value-type="float" office:value="5757" table:style-name="ce1">
            <text:p>5757</text:p>
          </table:table-cell>
          <table:table-cell office:value-type="string" table:style-name="ce56">
            <text:p>-36,510.41</text:p>
          </table:table-cell>
          <table:table-cell office:value-type="float" office:value="121.66" table:style-name="ce57">
            <text:p>121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002" table:style-name="ce1">
            <text:p>2600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3-0 CONECEL S.A. :CONSUMO MES ENERO 2020</text:p>
          </table:table-cell>
          <table:table-cell table:number-columns-repeated="16373"/>
        </table:table-row>
        <table:table-row table:style-name="ro8">
          <table:table-cell office:value-type="float" office:value="5758" table:style-name="ce1">
            <text:p>5758</text:p>
          </table:table-cell>
          <table:table-cell office:value-type="string" table:style-name="ce56">
            <text:p>-36,000.03</text:p>
          </table:table-cell>
          <table:table-cell office:value-type="float" office:value="510.38" table:style-name="ce57">
            <text:p>510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102" table:style-name="ce1">
            <text:p>2601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4-0 ALVARADO CEDEÑO AG :BISAGRAS, CANDADO BAR</text:p>
          </table:table-cell>
          <table:table-cell table:number-columns-repeated="16373"/>
        </table:table-row>
        <table:table-row table:style-name="ro8">
          <table:table-cell office:value-type="float" office:value="5759" table:style-name="ce1">
            <text:p>5759</text:p>
          </table:table-cell>
          <table:table-cell office:value-type="string" table:style-name="ce56">
            <text:p>-35,047.65</text:p>
          </table:table-cell>
          <table:table-cell office:value-type="float" office:value="952.38" table:style-name="ce57">
            <text:p>952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202" table:style-name="ce1">
            <text:p>260202</text:p>
          </table:table-cell>
          <table:table-cell office:value-type="date" office:date-value="2020-02-29T00:00:00" table:style-name="ce63">
            <text:p>29/02/2020</text:p>
          </table:table-cell>
          <table:table-cell office:value-type="string" table:style-name="ce1">
            <text:p>CK 865-0 SUDAMTEL CIA. LTDA :CHALECO REFLECTIVO AL</text:p>
          </table:table-cell>
          <table:table-cell table:number-columns-repeated="16373"/>
        </table:table-row>
        <table:table-row table:style-name="ro8">
          <table:table-cell office:value-type="float" office:value="5760" table:style-name="ce1">
            <text:p>5760</text:p>
          </table:table-cell>
          <table:table-cell office:value-type="string" table:style-name="ce56">
            <text:p>-34,701.19</text:p>
          </table:table-cell>
          <table:table-cell office:value-type="float" office:value="346.46" table:style-name="ce57">
            <text:p>346,4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602" table:style-name="ce1">
            <text:p>2696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7-0 FIGUEROA BOLAÑOS J :MANTENIMIENTO CORRECT</text:p>
          </table:table-cell>
          <table:table-cell table:number-columns-repeated="16373"/>
        </table:table-row>
        <table:table-row table:style-name="ro8">
          <table:table-cell office:value-type="float" office:value="5761" table:style-name="ce1">
            <text:p>5761</text:p>
          </table:table-cell>
          <table:table-cell office:value-type="string" table:style-name="ce56">
            <text:p>-34,599.59</text:p>
          </table:table-cell>
          <table:table-cell office:value-type="float" office:value="101.6" table:style-name="ce57">
            <text:p>101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602" table:style-name="ce1">
            <text:p>2696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7-0 FIGUEROA BOLAÑOS J :MANTENIMIENTO CORRECT</text:p>
          </table:table-cell>
          <table:table-cell table:number-columns-repeated="16373"/>
        </table:table-row>
        <table:table-row table:style-name="ro8">
          <table:table-cell office:value-type="float" office:value="5762" table:style-name="ce1">
            <text:p>5762</text:p>
          </table:table-cell>
          <table:table-cell office:value-type="string" table:style-name="ce56">
            <text:p>-33,801.37</text:p>
          </table:table-cell>
          <table:table-cell office:value-type="float" office:value="798.22" table:style-name="ce57">
            <text:p>798,2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702" table:style-name="ce1">
            <text:p>2697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6-0 SIXTO ROYAL RIVERA :TRABAJOS OBRA CIVIL,</text:p>
          </table:table-cell>
          <table:table-cell table:number-columns-repeated="16373"/>
        </table:table-row>
        <table:table-row table:style-name="ro8">
          <table:table-cell office:value-type="float" office:value="5763" table:style-name="ce1">
            <text:p>5763</text:p>
          </table:table-cell>
          <table:table-cell office:value-type="string" table:style-name="ce56">
            <text:p>-30,490.90</text:p>
          </table:table-cell>
          <table:table-cell office:value-type="float" office:value="3310.47" table:style-name="ce57">
            <text:p>3.310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802" table:style-name="ce1">
            <text:p>2698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5-0 PUBLI-MARCA PUBLIC :SEÑALETICAS DE TRABAJ</text:p>
          </table:table-cell>
          <table:table-cell table:number-columns-repeated="16373"/>
        </table:table-row>
        <table:table-row table:style-name="ro8">
          <table:table-cell office:value-type="float" office:value="5764" table:style-name="ce1">
            <text:p>5764</text:p>
          </table:table-cell>
          <table:table-cell office:value-type="string" table:style-name="ce56">
            <text:p>-29,019.60</text:p>
          </table:table-cell>
          <table:table-cell office:value-type="float" office:value="1471.3" table:style-name="ce57">
            <text:p>1.471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902" table:style-name="ce1">
            <text:p>2699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0-0 JC PORTAL DRILLING :CANECA LUBE, DISPAC,</text:p>
          </table:table-cell>
          <table:table-cell table:number-columns-repeated="16373"/>
        </table:table-row>
        <table:table-row table:style-name="ro8">
          <table:table-cell office:value-type="float" office:value="5765" table:style-name="ce1">
            <text:p>5765</text:p>
          </table:table-cell>
          <table:table-cell office:value-type="string" table:style-name="ce56">
            <text:p>-26,737.78</text:p>
          </table:table-cell>
          <table:table-cell office:value-type="float" office:value="2281.8200000000002" table:style-name="ce57">
            <text:p>2.281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502" table:style-name="ce1">
            <text:p>2675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3-0 ZURICH SEGUROS ECU :POLIZA DE SEGUROS POR</text:p>
          </table:table-cell>
          <table:table-cell table:number-columns-repeated="16373"/>
        </table:table-row>
        <table:table-row table:style-name="ro8">
          <table:table-cell office:value-type="float" office:value="5766" table:style-name="ce1">
            <text:p>5766</text:p>
          </table:table-cell>
          <table:table-cell office:value-type="string" table:style-name="ce56">
            <text:p>-26,152.66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602" table:style-name="ce1">
            <text:p>2676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4-0 ZURICH SEGUROS ECU :POLIZA #1006515 POR S</text:p>
          </table:table-cell>
          <table:table-cell table:number-columns-repeated="16373"/>
        </table:table-row>
        <table:table-row table:style-name="ro8">
          <table:table-cell office:value-type="float" office:value="5767" table:style-name="ce1">
            <text:p>5767</text:p>
          </table:table-cell>
          <table:table-cell office:value-type="string" table:style-name="ce56">
            <text:p>-25,313.50</text:p>
          </table:table-cell>
          <table:table-cell office:value-type="float" office:value="839.16" table:style-name="ce57">
            <text:p>839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702" table:style-name="ce1">
            <text:p>2677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5-0 ELECTROLEG SA :TUBO E.M.T. FUJI NAC</text:p>
          </table:table-cell>
          <table:table-cell table:number-columns-repeated="16373"/>
        </table:table-row>
        <table:table-row table:style-name="ro8">
          <table:table-cell office:value-type="float" office:value="5768" table:style-name="ce1">
            <text:p>5768</text:p>
          </table:table-cell>
          <table:table-cell office:value-type="string" table:style-name="ce56">
            <text:p>-23,877.46</text:p>
          </table:table-cell>
          <table:table-cell office:value-type="float" office:value="1436.04" table:style-name="ce57">
            <text:p>1.436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802" table:style-name="ce1">
            <text:p>2678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6-0 GARCIA ALAÑA VICTO :IBROPISONADOR COMPACT</text:p>
          </table:table-cell>
          <table:table-cell table:number-columns-repeated="16373"/>
        </table:table-row>
        <table:table-row table:style-name="ro8">
          <table:table-cell office:value-type="float" office:value="5769" table:style-name="ce1">
            <text:p>5769</text:p>
          </table:table-cell>
          <table:table-cell office:value-type="string" table:style-name="ce56">
            <text:p>-21,841.40</text:p>
          </table:table-cell>
          <table:table-cell office:value-type="float" office:value="2036.06" table:style-name="ce57">
            <text:p>2.036,0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902" table:style-name="ce1">
            <text:p>2679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7-0 TORRES RONQUILLO F :SERVICIO ALQUILER DE</text:p>
          </table:table-cell>
          <table:table-cell table:number-columns-repeated="16373"/>
        </table:table-row>
        <table:table-row table:style-name="ro8">
          <table:table-cell office:value-type="float" office:value="5770" table:style-name="ce1">
            <text:p>5770</text:p>
          </table:table-cell>
          <table:table-cell office:value-type="string" table:style-name="ce56">
            <text:p>-21,780.44</text:p>
          </table:table-cell>
          <table:table-cell office:value-type="float" office:value="60.96" table:style-name="ce57">
            <text:p>60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902" table:style-name="ce1">
            <text:p>2679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7-0 TORRES RONQUILLO F :SERVICIO DE MANTENIMI</text:p>
          </table:table-cell>
          <table:table-cell table:number-columns-repeated="16373"/>
        </table:table-row>
        <table:table-row table:style-name="ro8">
          <table:table-cell office:value-type="float" office:value="5771" table:style-name="ce1">
            <text:p>5771</text:p>
          </table:table-cell>
          <table:table-cell office:value-type="string" table:style-name="ce56">
            <text:p>-15,806.36</text:p>
          </table:table-cell>
          <table:table-cell office:value-type="float" office:value="5974.08" table:style-name="ce57">
            <text:p>5.974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902" table:style-name="ce1">
            <text:p>2679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7-0 TORRES RONQUILLO F :SERVICIO DE TRANSPORT</text:p>
          </table:table-cell>
          <table:table-cell table:number-columns-repeated="16373"/>
        </table:table-row>
        <table:table-row table:style-name="ro8">
          <table:table-cell office:value-type="float" office:value="5772" table:style-name="ce1">
            <text:p>5772</text:p>
          </table:table-cell>
          <table:table-cell office:value-type="string" table:style-name="ce56">
            <text:p>-15,217.08</text:p>
          </table:table-cell>
          <table:table-cell office:value-type="float" office:value="589.28" table:style-name="ce57">
            <text:p>589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7902" table:style-name="ce1">
            <text:p>2679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7-0 TORRES RONQUILLO F :SERVICIO DE MANTENIMI</text:p>
          </table:table-cell>
          <table:table-cell table:number-columns-repeated="16373"/>
        </table:table-row>
        <table:table-row table:style-name="ro8">
          <table:table-cell office:value-type="float" office:value="5773" table:style-name="ce1">
            <text:p>5773</text:p>
          </table:table-cell>
          <table:table-cell office:value-type="string" table:style-name="ce56">
            <text:p>-11,827.70</text:p>
          </table:table-cell>
          <table:table-cell office:value-type="float" office:value="3389.38" table:style-name="ce57">
            <text:p>3.389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002" table:style-name="ce1">
            <text:p>2680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8-0 NUÑEZ CALLE JOSE A :TRABAJOS OBRA CIVIL,</text:p>
          </table:table-cell>
          <table:table-cell table:number-columns-repeated="16373"/>
        </table:table-row>
        <table:table-row table:style-name="ro8">
          <table:table-cell office:value-type="float" office:value="5774" table:style-name="ce1">
            <text:p>5774</text:p>
          </table:table-cell>
          <table:table-cell office:value-type="string" table:style-name="ce56">
            <text:p>-9,234.65</text:p>
          </table:table-cell>
          <table:table-cell office:value-type="float" office:value="2593.0500000000002" table:style-name="ce57">
            <text:p>2.593,0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002" table:style-name="ce1">
            <text:p>2680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8-0 NUÑEZ CALLE JOSE A :TRABAJO OBRA CIVIL, C</text:p>
          </table:table-cell>
          <table:table-cell table:number-columns-repeated="16373"/>
        </table:table-row>
        <table:table-row table:style-name="ro8">
          <table:table-cell office:value-type="float" office:value="5775" table:style-name="ce1">
            <text:p>5775</text:p>
          </table:table-cell>
          <table:table-cell office:value-type="string" table:style-name="ce56">
            <text:p>-6,470.75</text:p>
          </table:table-cell>
          <table:table-cell office:value-type="float" office:value="2763.9" table:style-name="ce57">
            <text:p>2.763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102" table:style-name="ce1">
            <text:p>2681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89-0 GEDEQUIP S.A. :VIBRADOR DE CONCRETO MULTI</text:p>
          </table:table-cell>
          <table:table-cell table:number-columns-repeated="16373"/>
        </table:table-row>
        <table:table-row table:style-name="ro8">
          <table:table-cell office:value-type="float" office:value="5776" table:style-name="ce1">
            <text:p>5776</text:p>
          </table:table-cell>
          <table:table-cell office:value-type="string" table:style-name="ce56">
            <text:p>-5,991.45</text:p>
          </table:table-cell>
          <table:table-cell office:value-type="float" office:value="479.3" table:style-name="ce57">
            <text:p>479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002" table:style-name="ce1">
            <text:p>2700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8-0 ALVARADO CEDEÑO AG :LLAVE DE TUBO 36"-PIN</text:p>
          </table:table-cell>
          <table:table-cell table:number-columns-repeated="16373"/>
        </table:table-row>
        <table:table-row table:style-name="ro8">
          <table:table-cell office:value-type="float" office:value="5777" table:style-name="ce1">
            <text:p>5777</text:p>
          </table:table-cell>
          <table:table-cell office:value-type="string" table:style-name="ce56">
            <text:p>-2,833.72</text:p>
          </table:table-cell>
          <table:table-cell office:value-type="float" office:value="3157.73" table:style-name="ce57">
            <text:p>3.157,7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102" table:style-name="ce1">
            <text:p>2701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9-0 TORRES RONQUILLO F :SERVICIO TRANSPORTE D</text:p>
          </table:table-cell>
          <table:table-cell table:number-columns-repeated="16373"/>
        </table:table-row>
        <table:table-row table:style-name="ro8">
          <table:table-cell office:value-type="float" office:value="5778" table:style-name="ce1">
            <text:p>5778</text:p>
          </table:table-cell>
          <table:table-cell office:value-type="string" table:style-name="ce56">
            <text:p><text:s/>2,201.58</text:p>
          </table:table-cell>
          <table:table-cell office:value-type="float" office:value="5035.3" table:style-name="ce57">
            <text:p>5.035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202" table:style-name="ce1">
            <text:p>2702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10-0 TORRES RONQUILLO F :SERVICIO ALQUILER RET</text:p>
          </table:table-cell>
          <table:table-cell table:number-columns-repeated="16373"/>
        </table:table-row>
        <table:table-row table:style-name="ro8">
          <table:table-cell office:value-type="float" office:value="5779" table:style-name="ce1">
            <text:p>5779</text:p>
          </table:table-cell>
          <table:table-cell office:value-type="string" table:style-name="ce56">
            <text:p><text:s/>9,758.56</text:p>
          </table:table-cell>
          <table:table-cell office:value-type="float" office:value="7556.98" table:style-name="ce57">
            <text:p>7.556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302" table:style-name="ce1">
            <text:p>2703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12-0 NUÑEZ CALLE JOSE A :TRABAJOS OBRA CIVIL,</text:p>
          </table:table-cell>
          <table:table-cell table:number-columns-repeated="16373"/>
        </table:table-row>
        <table:table-row table:style-name="ro8">
          <table:table-cell office:value-type="float" office:value="5780" table:style-name="ce1">
            <text:p>5780</text:p>
          </table:table-cell>
          <table:table-cell office:value-type="string" table:style-name="ce56">
            <text:p><text:s/>12,548.58</text:p>
          </table:table-cell>
          <table:table-cell office:value-type="float" office:value="2790.02" table:style-name="ce57">
            <text:p>2.790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402" table:style-name="ce1">
            <text:p>2704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11-0 NUÑEZ CALLE JOSE A :TRABAJO OBRA CIVIL, C</text:p>
          </table:table-cell>
          <table:table-cell table:number-columns-repeated="16373"/>
        </table:table-row>
        <table:table-row table:style-name="ro8">
          <table:table-cell office:value-type="float" office:value="5781" table:style-name="ce1">
            <text:p>5781</text:p>
          </table:table-cell>
          <table:table-cell office:value-type="string" table:style-name="ce56">
            <text:p><text:s/>10,683.78</text:p>
          </table:table-cell>
          <table:table-cell office:value-type="float" office:value="0" table:style-name="ce57">
            <text:p>-<text:s/></text:p>
          </table:table-cell>
          <table:table-cell office:value-type="float" office:value="1864.8" table:style-name="ce57">
            <text:p>1.864,80<text:s/></text:p>
          </table:table-cell>
          <table:table-cell table:style-name="ce1"/>
          <table:table-cell office:value-type="float" office:value="1523" table:style-name="ce1">
            <text:p>15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503" table:style-name="ce1">
            <text:p>239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099-001101-SUB-BASE</text:p>
          </table:table-cell>
          <table:table-cell table:number-columns-repeated="16373"/>
        </table:table-row>
        <table:table-row table:style-name="ro8">
          <table:table-cell office:value-type="float" office:value="5782" table:style-name="ce1">
            <text:p>5782</text:p>
          </table:table-cell>
          <table:table-cell office:value-type="string" table:style-name="ce56">
            <text:p><text:s/>10,676.52</text:p>
          </table:table-cell>
          <table:table-cell office:value-type="float" office:value="0" table:style-name="ce57">
            <text:p>-<text:s/></text:p>
          </table:table-cell>
          <table:table-cell office:value-type="float" office:value="7.26" table:style-name="ce57">
            <text:p>7,26<text:s/></text:p>
          </table:table-cell>
          <table:table-cell table:style-name="ce1"/>
          <table:table-cell office:value-type="float" office:value="1532" table:style-name="ce1">
            <text:p>15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103" table:style-name="ce1">
            <text:p>2401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JC 000048274-001002-SE DA ALCANCE A FACT#48274 TRA</text:p>
          </table:table-cell>
          <table:table-cell table:number-columns-repeated="16373"/>
        </table:table-row>
        <table:table-row table:style-name="ro8">
          <table:table-cell office:value-type="float" office:value="5783" table:style-name="ce1">
            <text:p>5783</text:p>
          </table:table-cell>
          <table:table-cell office:value-type="string" table:style-name="ce56">
            <text:p><text:s/>10,683.78</text:p>
          </table:table-cell>
          <table:table-cell office:value-type="float" office:value="7.26" table:style-name="ce57">
            <text:p>7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RECLASIFICACION TRANSACCION #240103 PROVEEDOR MERGAMA</text:p>
          </table:table-cell>
          <table:table-cell table:number-columns-repeated="16373"/>
        </table:table-row>
        <table:table-row table:style-name="ro8">
          <table:table-cell office:value-type="float" office:value="5784" table:style-name="ce1">
            <text:p>5784</text:p>
          </table:table-cell>
          <table:table-cell office:value-type="string" table:style-name="ce56">
            <text:p><text:s/>10,676.52</text:p>
          </table:table-cell>
          <table:table-cell office:value-type="float" office:value="0" table:style-name="ce57">
            <text:p>-<text:s/></text:p>
          </table:table-cell>
          <table:table-cell office:value-type="float" office:value="7.26" table:style-name="ce57">
            <text:p>7,26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RELASIFICACION TRANSACCION #239003 PROVEEDOR MERGAMA</text:p>
          </table:table-cell>
          <table:table-cell table:number-columns-repeated="16373"/>
        </table:table-row>
        <table:table-row table:style-name="ro8">
          <table:table-cell office:value-type="float" office:value="5785" table:style-name="ce1">
            <text:p>5785</text:p>
          </table:table-cell>
          <table:table-cell office:value-type="string" table:style-name="ce56">
            <text:p><text:s/>7,912.62</text:p>
          </table:table-cell>
          <table:table-cell office:value-type="float" office:value="0" table:style-name="ce57">
            <text:p>-<text:s/></text:p>
          </table:table-cell>
          <table:table-cell office:value-type="float" office:value="2763.9" table:style-name="ce57">
            <text:p>2.763,9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703" table:style-name="ce1">
            <text:p>2347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653-001001-VIBRADOR DE CONCRETO MULTIQUIP</text:p>
          </table:table-cell>
          <table:table-cell table:number-columns-repeated="16373"/>
        </table:table-row>
        <table:table-row table:style-name="ro8">
          <table:table-cell office:value-type="float" office:value="5786" table:style-name="ce1">
            <text:p>5786</text:p>
          </table:table-cell>
          <table:table-cell office:value-type="string" table:style-name="ce56">
            <text:p><text:s/>7,073.46</text:p>
          </table:table-cell>
          <table:table-cell office:value-type="float" office:value="0" table:style-name="ce57">
            <text:p>-<text:s/></text:p>
          </table:table-cell>
          <table:table-cell office:value-type="float" office:value="839.16" table:style-name="ce57">
            <text:p>839,1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803" table:style-name="ce1">
            <text:p>234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27459-003006-TUBO E.M.T. FUJI NAC</text:p>
          </table:table-cell>
          <table:table-cell table:number-columns-repeated="16373"/>
        </table:table-row>
        <table:table-row table:style-name="ro8">
          <table:table-cell office:value-type="float" office:value="5787" table:style-name="ce1">
            <text:p>5787</text:p>
          </table:table-cell>
          <table:table-cell office:value-type="string" table:style-name="ce56">
            <text:p><text:s/>5,208.66</text:p>
          </table:table-cell>
          <table:table-cell office:value-type="float" office:value="0" table:style-name="ce57">
            <text:p>-<text:s/></text:p>
          </table:table-cell>
          <table:table-cell office:value-type="float" office:value="1864.8" table:style-name="ce57">
            <text:p>1.864,8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103" table:style-name="ce1">
            <text:p>2351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089-001101-SUB BASE</text:p>
          </table:table-cell>
          <table:table-cell table:number-columns-repeated="16373"/>
        </table:table-row>
        <table:table-row table:style-name="ro8">
          <table:table-cell office:value-type="float" office:value="5788" table:style-name="ce1">
            <text:p>5788</text:p>
          </table:table-cell>
          <table:table-cell office:value-type="string" table:style-name="ce56">
            <text:p><text:s/>3,432.66</text:p>
          </table:table-cell>
          <table:table-cell office:value-type="float" office:value="0" table:style-name="ce57">
            <text:p>-<text:s/></text:p>
          </table:table-cell>
          <table:table-cell office:value-type="float" office:value="1776" table:style-name="ce57">
            <text:p>1.776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203" table:style-name="ce1">
            <text:p>235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090-001101-SUB BASE</text:p>
          </table:table-cell>
          <table:table-cell table:number-columns-repeated="16373"/>
        </table:table-row>
        <table:table-row table:style-name="ro8">
          <table:table-cell office:value-type="float" office:value="5789" table:style-name="ce1">
            <text:p>5789</text:p>
          </table:table-cell>
          <table:table-cell office:value-type="string" table:style-name="ce56">
            <text:p><text:s/>1,996.62</text:p>
          </table:table-cell>
          <table:table-cell office:value-type="float" office:value="0" table:style-name="ce57">
            <text:p>-<text:s/></text:p>
          </table:table-cell>
          <table:table-cell office:value-type="float" office:value="1436.04" table:style-name="ce57">
            <text:p>1.436,0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403" table:style-name="ce1">
            <text:p>2354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642-001001-IBROPISONADOR COMPACTADOR A GA</text:p>
          </table:table-cell>
          <table:table-cell table:number-columns-repeated="16373"/>
        </table:table-row>
        <table:table-row table:style-name="ro8">
          <table:table-cell office:value-type="float" office:value="5790" table:style-name="ce1">
            <text:p>5790</text:p>
          </table:table-cell>
          <table:table-cell office:value-type="string" table:style-name="ce56">
            <text:p><text:s/>576.01</text:p>
          </table:table-cell>
          <table:table-cell office:value-type="float" office:value="0" table:style-name="ce57">
            <text:p>-<text:s/></text:p>
          </table:table-cell>
          <table:table-cell office:value-type="float" office:value="1420.61" table:style-name="ce57">
            <text:p>1.420,6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503" table:style-name="ce1">
            <text:p>237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2136-001005-COMPRA COMBUSTIBLE</text:p>
          </table:table-cell>
          <table:table-cell table:number-columns-repeated="16373"/>
        </table:table-row>
        <table:table-row table:style-name="ro8">
          <table:table-cell office:value-type="float" office:value="5791" table:style-name="ce1">
            <text:p>5791</text:p>
          </table:table-cell>
          <table:table-cell office:value-type="string" table:style-name="ce56">
            <text:p><text:s/>96.71</text:p>
          </table:table-cell>
          <table:table-cell office:value-type="float" office:value="0" table:style-name="ce57">
            <text:p>-<text:s/></text:p>
          </table:table-cell>
          <table:table-cell office:value-type="float" office:value="479.3" table:style-name="ce57">
            <text:p>479,3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803" table:style-name="ce1">
            <text:p>235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143-001100-LLAVE DE TUBO 36"-PINTURA SPRA</text:p>
          </table:table-cell>
          <table:table-cell table:number-columns-repeated="16373"/>
        </table:table-row>
        <table:table-row table:style-name="ro8">
          <table:table-cell office:value-type="float" office:value="5792" table:style-name="ce1">
            <text:p>5792</text:p>
          </table:table-cell>
          <table:table-cell office:value-type="string" table:style-name="ce56">
            <text:p>-3,213.76</text:p>
          </table:table-cell>
          <table:table-cell office:value-type="float" office:value="0" table:style-name="ce57">
            <text:p>-<text:s/></text:p>
          </table:table-cell>
          <table:table-cell office:value-type="float" office:value="3310.47" table:style-name="ce57">
            <text:p>3.310,4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903" table:style-name="ce1">
            <text:p>2359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2074-001001-SEÑALETICAS DE TRABAJO GALVANI</text:p>
          </table:table-cell>
          <table:table-cell table:number-columns-repeated="16373"/>
        </table:table-row>
        <table:table-row table:style-name="ro8">
          <table:table-cell office:value-type="float" office:value="5793" table:style-name="ce1">
            <text:p>5793</text:p>
          </table:table-cell>
          <table:table-cell office:value-type="string" table:style-name="ce56">
            <text:p>-4,011.98</text:p>
          </table:table-cell>
          <table:table-cell office:value-type="float" office:value="0" table:style-name="ce57">
            <text:p>-<text:s/></text:p>
          </table:table-cell>
          <table:table-cell office:value-type="float" office:value="798.22" table:style-name="ce57">
            <text:p>798,2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003" table:style-name="ce1">
            <text:p>2360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854-001001-TRABAJOS OBRA CIVIL, CANALIZAC</text:p>
          </table:table-cell>
          <table:table-cell table:number-columns-repeated="16373"/>
        </table:table-row>
        <table:table-row table:style-name="ro8">
          <table:table-cell office:value-type="float" office:value="5794" table:style-name="ce1">
            <text:p>5794</text:p>
          </table:table-cell>
          <table:table-cell office:value-type="string" table:style-name="ce56">
            <text:p>-11,568.96</text:p>
          </table:table-cell>
          <table:table-cell office:value-type="float" office:value="0" table:style-name="ce57">
            <text:p>-<text:s/></text:p>
          </table:table-cell>
          <table:table-cell office:value-type="float" office:value="7556.98" table:style-name="ce57">
            <text:p>7.556,9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203" table:style-name="ce1">
            <text:p>236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3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5795" table:style-name="ce1">
            <text:p>5795</text:p>
          </table:table-cell>
          <table:table-cell office:value-type="string" table:style-name="ce56">
            <text:p>-14,358.98</text:p>
          </table:table-cell>
          <table:table-cell office:value-type="float" office:value="0" table:style-name="ce57">
            <text:p>-<text:s/></text:p>
          </table:table-cell>
          <table:table-cell office:value-type="float" office:value="2790.02" table:style-name="ce57">
            <text:p>2.790,0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303" table:style-name="ce1">
            <text:p>2363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4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5796" table:style-name="ce1">
            <text:p>5796</text:p>
          </table:table-cell>
          <table:table-cell office:value-type="string" table:style-name="ce56">
            <text:p>-17,516.71</text:p>
          </table:table-cell>
          <table:table-cell office:value-type="float" office:value="0" table:style-name="ce57">
            <text:p>-<text:s/></text:p>
          </table:table-cell>
          <table:table-cell office:value-type="float" office:value="3157.73" table:style-name="ce57">
            <text:p>3.157,73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403" table:style-name="ce1">
            <text:p>2364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57-001001-SERVICIO TRANSPORTE DE DESALOJ</text:p>
          </table:table-cell>
          <table:table-cell table:number-columns-repeated="16373"/>
        </table:table-row>
        <table:table-row table:style-name="ro8">
          <table:table-cell office:value-type="float" office:value="5797" table:style-name="ce1">
            <text:p>5797</text:p>
          </table:table-cell>
          <table:table-cell office:value-type="string" table:style-name="ce56">
            <text:p>-22,552.01</text:p>
          </table:table-cell>
          <table:table-cell office:value-type="float" office:value="0" table:style-name="ce57">
            <text:p>-<text:s/></text:p>
          </table:table-cell>
          <table:table-cell office:value-type="float" office:value="5035.3" table:style-name="ce57">
            <text:p>5.035,3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503" table:style-name="ce1">
            <text:p>236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58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5798" table:style-name="ce1">
            <text:p>5798</text:p>
          </table:table-cell>
          <table:table-cell office:value-type="string" table:style-name="ce56">
            <text:p>-22,612.97</text:p>
          </table:table-cell>
          <table:table-cell office:value-type="float" office:value="0" table:style-name="ce57">
            <text:p>-<text:s/></text:p>
          </table:table-cell>
          <table:table-cell office:value-type="float" office:value="60.96" table:style-name="ce57">
            <text:p>60,9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603" table:style-name="ce1">
            <text:p>2366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16-001001-LOGITISCA Y TRASLADO DE PLANCH</text:p>
          </table:table-cell>
          <table:table-cell table:number-columns-repeated="16373"/>
        </table:table-row>
        <table:table-row table:style-name="ro8">
          <table:table-cell office:value-type="float" office:value="5799" table:style-name="ce1">
            <text:p>5799</text:p>
          </table:table-cell>
          <table:table-cell office:value-type="string" table:style-name="ce56">
            <text:p>-22,959.43</text:p>
          </table:table-cell>
          <table:table-cell office:value-type="float" office:value="0" table:style-name="ce57">
            <text:p>-<text:s/></text:p>
          </table:table-cell>
          <table:table-cell office:value-type="float" office:value="346.46" table:style-name="ce57">
            <text:p>346,4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703" table:style-name="ce1">
            <text:p>2367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17-001001-MANTENIMIENTO CORRECTIVO DE CO</text:p>
          </table:table-cell>
          <table:table-cell table:number-columns-repeated="16373"/>
        </table:table-row>
        <table:table-row table:style-name="ro8">
          <table:table-cell office:value-type="float" office:value="5800" table:style-name="ce1">
            <text:p>5800</text:p>
          </table:table-cell>
          <table:table-cell office:value-type="string" table:style-name="ce56">
            <text:p>-23,061.03</text:p>
          </table:table-cell>
          <table:table-cell office:value-type="float" office:value="0" table:style-name="ce57">
            <text:p>-<text:s/></text:p>
          </table:table-cell>
          <table:table-cell office:value-type="float" office:value="101.6" table:style-name="ce57">
            <text:p>101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803" table:style-name="ce1">
            <text:p>236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18-001001-MANTENIMIENTO CORRECTIVO DE BO</text:p>
          </table:table-cell>
          <table:table-cell table:number-columns-repeated="16373"/>
        </table:table-row>
        <table:table-row table:style-name="ro8">
          <table:table-cell office:value-type="float" office:value="5801" table:style-name="ce1">
            <text:p>5801</text:p>
          </table:table-cell>
          <table:table-cell office:value-type="string" table:style-name="ce56">
            <text:p>-24,075.01</text:p>
          </table:table-cell>
          <table:table-cell office:value-type="float" office:value="0" table:style-name="ce57">
            <text:p>-<text:s/></text:p>
          </table:table-cell>
          <table:table-cell office:value-type="float" office:value="1013.98" table:style-name="ce57">
            <text:p>1.013,9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903" table:style-name="ce1">
            <text:p>2369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57045-001100-TABLA SEMIDURA, CUARTON SEMIDU</text:p>
          </table:table-cell>
          <table:table-cell table:number-columns-repeated="16373"/>
        </table:table-row>
        <table:table-row table:style-name="ro8">
          <table:table-cell office:value-type="float" office:value="5802" table:style-name="ce1">
            <text:p>5802</text:p>
          </table:table-cell>
          <table:table-cell office:value-type="string" table:style-name="ce56">
            <text:p>-24,379.81</text:p>
          </table:table-cell>
          <table:table-cell office:value-type="float" office:value="0" table:style-name="ce57">
            <text:p>-<text:s/></text:p>
          </table:table-cell>
          <table:table-cell office:value-type="float" office:value="304.8" table:style-name="ce57">
            <text:p>304,8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203" table:style-name="ce1">
            <text:p>237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6-001001-REPARACION TUBERIA 160" EN CIE</text:p>
          </table:table-cell>
          <table:table-cell table:number-columns-repeated="16373"/>
        </table:table-row>
        <table:table-row table:style-name="ro8">
          <table:table-cell office:value-type="float" office:value="5803" table:style-name="ce1">
            <text:p>5803</text:p>
          </table:table-cell>
          <table:table-cell office:value-type="string" table:style-name="ce56">
            <text:p>-25,472.01</text:p>
          </table:table-cell>
          <table:table-cell office:value-type="float" office:value="0" table:style-name="ce57">
            <text:p>-<text:s/></text:p>
          </table:table-cell>
          <table:table-cell office:value-type="float" office:value="1092.2" table:style-name="ce57">
            <text:p>1.092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303" table:style-name="ce1">
            <text:p>2373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7-001001-ARREGLOS DE TUBERIA EN CIENCIA</text:p>
          </table:table-cell>
          <table:table-cell table:number-columns-repeated="16373"/>
        </table:table-row>
        <table:table-row table:style-name="ro8">
          <table:table-cell office:value-type="float" office:value="5804" table:style-name="ce1">
            <text:p>5804</text:p>
          </table:table-cell>
          <table:table-cell office:value-type="string" table:style-name="ce56">
            <text:p>-25,502.59</text:p>
          </table:table-cell>
          <table:table-cell office:value-type="float" office:value="0" table:style-name="ce57">
            <text:p>-<text:s/></text:p>
          </table:table-cell>
          <table:table-cell office:value-type="float" office:value="30.58" table:style-name="ce57">
            <text:p>30,5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703" table:style-name="ce1">
            <text:p>2387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159-001100-PILA ALCALINA MAX "C"</text:p>
          </table:table-cell>
          <table:table-cell table:number-columns-repeated="16373"/>
        </table:table-row>
        <table:table-row table:style-name="ro8">
          <table:table-cell office:value-type="float" office:value="5805" table:style-name="ce1">
            <text:p>5805</text:p>
          </table:table-cell>
          <table:table-cell office:value-type="string" table:style-name="ce56">
            <text:p>-26,617.37</text:p>
          </table:table-cell>
          <table:table-cell office:value-type="float" office:value="0" table:style-name="ce57">
            <text:p>-<text:s/></text:p>
          </table:table-cell>
          <table:table-cell office:value-type="float" office:value="1114.78" table:style-name="ce57">
            <text:p>1.114,7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803" table:style-name="ce1">
            <text:p>238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2049-001001-CABLE SUPERFLEX, CODO PVC, BRE</text:p>
          </table:table-cell>
          <table:table-cell table:number-columns-repeated="16373"/>
        </table:table-row>
        <table:table-row table:style-name="ro8">
          <table:table-cell office:value-type="float" office:value="5806" table:style-name="ce1">
            <text:p>5806</text:p>
          </table:table-cell>
          <table:table-cell office:value-type="string" table:style-name="ce56">
            <text:p>-32,850.95</text:p>
          </table:table-cell>
          <table:table-cell office:value-type="float" office:value="0" table:style-name="ce57">
            <text:p>-<text:s/></text:p>
          </table:table-cell>
          <table:table-cell office:value-type="float" office:value="6233.58" table:style-name="ce57">
            <text:p>6.233,5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903" table:style-name="ce1">
            <text:p>2389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8-001001-CONTRUCCION DE CAJAS DE INPECC</text:p>
          </table:table-cell>
          <table:table-cell table:number-columns-repeated="16373"/>
        </table:table-row>
        <table:table-row table:style-name="ro8">
          <table:table-cell office:value-type="float" office:value="5807" table:style-name="ce1">
            <text:p>5807</text:p>
          </table:table-cell>
          <table:table-cell office:value-type="string" table:style-name="ce56">
            <text:p>-32,978.04</text:p>
          </table:table-cell>
          <table:table-cell office:value-type="float" office:value="0" table:style-name="ce57">
            <text:p>-<text:s/></text:p>
          </table:table-cell>
          <table:table-cell office:value-type="float" office:value="127.09" table:style-name="ce57">
            <text:p>127,0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003" table:style-name="ce1">
            <text:p>2390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48274-001002-PH JUMBO EQUILIBRIO BLANCO HD</text:p>
          </table:table-cell>
          <table:table-cell table:number-columns-repeated="16373"/>
        </table:table-row>
        <table:table-row table:style-name="ro8">
          <table:table-cell office:value-type="float" office:value="5808" table:style-name="ce1">
            <text:p>5808</text:p>
          </table:table-cell>
          <table:table-cell office:value-type="string" table:style-name="ce56">
            <text:p>-35,390.87</text:p>
          </table:table-cell>
          <table:table-cell office:value-type="float" office:value="0" table:style-name="ce57">
            <text:p>-<text:s/></text:p>
          </table:table-cell>
          <table:table-cell office:value-type="float" office:value="2412.83" table:style-name="ce57">
            <text:p>2.412,83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303" table:style-name="ce1">
            <text:p>2393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13101-020001-COMPRA DE 1 BVP 18/45 (HONDA G</text:p>
          </table:table-cell>
          <table:table-cell table:number-columns-repeated="16373"/>
        </table:table-row>
        <table:table-row table:style-name="ro8">
          <table:table-cell office:value-type="float" office:value="5809" table:style-name="ce1">
            <text:p>5809</text:p>
          </table:table-cell>
          <table:table-cell office:value-type="string" table:style-name="ce56">
            <text:p>-36,305.27</text:p>
          </table:table-cell>
          <table:table-cell office:value-type="float" office:value="0" table:style-name="ce57">
            <text:p>-<text:s/></text:p>
          </table:table-cell>
          <table:table-cell office:value-type="float" office:value="914.4" table:style-name="ce57">
            <text:p>914,4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803" table:style-name="ce1">
            <text:p>237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2218-001001-ALQUILER EQUIPO COMPACTACION,</text:p>
          </table:table-cell>
          <table:table-cell table:number-columns-repeated="16373"/>
        </table:table-row>
        <table:table-row table:style-name="ro8">
          <table:table-cell office:value-type="float" office:value="5810" table:style-name="ce1">
            <text:p>5810</text:p>
          </table:table-cell>
          <table:table-cell office:value-type="string" table:style-name="ce56">
            <text:p>-37,097.75</text:p>
          </table:table-cell>
          <table:table-cell office:value-type="float" office:value="0" table:style-name="ce57">
            <text:p>-<text:s/></text:p>
          </table:table-cell>
          <table:table-cell office:value-type="float" office:value="792.48" table:style-name="ce57">
            <text:p>792,4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903" table:style-name="ce1">
            <text:p>2379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2219-001001-ALQUILER EQUIPOS DE COMPACTACI</text:p>
          </table:table-cell>
          <table:table-cell table:number-columns-repeated="16373"/>
        </table:table-row>
        <table:table-row table:style-name="ro8">
          <table:table-cell office:value-type="float" office:value="5811" table:style-name="ce1">
            <text:p>5811</text:p>
          </table:table-cell>
          <table:table-cell office:value-type="string" table:style-name="ce56">
            <text:p>-37,211.54</text:p>
          </table:table-cell>
          <table:table-cell office:value-type="float" office:value="0" table:style-name="ce57">
            <text:p>-<text:s/></text:p>
          </table:table-cell>
          <table:table-cell office:value-type="float" office:value="113.79" table:style-name="ce57">
            <text:p>113,7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003" table:style-name="ce1">
            <text:p>2380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25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5812" table:style-name="ce1">
            <text:p>5812</text:p>
          </table:table-cell>
          <table:table-cell office:value-type="string" table:style-name="ce56">
            <text:p>-37,229.83</text:p>
          </table:table-cell>
          <table:table-cell office:value-type="float" office:value="0" table:style-name="ce57">
            <text:p>-<text:s/></text:p>
          </table:table-cell>
          <table:table-cell office:value-type="float" office:value="18.29" table:style-name="ce57">
            <text:p>18,2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103" table:style-name="ce1">
            <text:p>2381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26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5813" table:style-name="ce1">
            <text:p>5813</text:p>
          </table:table-cell>
          <table:table-cell office:value-type="string" table:style-name="ce56">
            <text:p>-37,307.16</text:p>
          </table:table-cell>
          <table:table-cell office:value-type="float" office:value="0" table:style-name="ce57">
            <text:p>-<text:s/></text:p>
          </table:table-cell>
          <table:table-cell office:value-type="float" office:value="77.33" table:style-name="ce57">
            <text:p>77,33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203" table:style-name="ce1">
            <text:p>238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11980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5814" table:style-name="ce1">
            <text:p>5814</text:p>
          </table:table-cell>
          <table:table-cell office:value-type="string" table:style-name="ce56">
            <text:p>-39,749.44</text:p>
          </table:table-cell>
          <table:table-cell office:value-type="float" office:value="0" table:style-name="ce57">
            <text:p>-<text:s/></text:p>
          </table:table-cell>
          <table:table-cell office:value-type="float" office:value="2442.2800000000002" table:style-name="ce57">
            <text:p>2.442,2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203" table:style-name="ce1">
            <text:p>239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659-001001-40 ROLLO MALLA SEGURIDAD PVC A</text:p>
          </table:table-cell>
          <table:table-cell table:number-columns-repeated="16373"/>
        </table:table-row>
        <table:table-row table:style-name="ro8">
          <table:table-cell office:value-type="float" office:value="5815" table:style-name="ce1">
            <text:p>5815</text:p>
          </table:table-cell>
          <table:table-cell office:value-type="string" table:style-name="ce56">
            <text:p>-43,036.04</text:p>
          </table:table-cell>
          <table:table-cell office:value-type="float" office:value="0" table:style-name="ce57">
            <text:p>-<text:s/></text:p>
          </table:table-cell>
          <table:table-cell office:value-type="float" office:value="3286.6" table:style-name="ce57">
            <text:p>3.286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103" table:style-name="ce1">
            <text:p>2391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4733-001001-TRABAJOS DE INSTALACIONES ELEC</text:p>
          </table:table-cell>
          <table:table-cell table:number-columns-repeated="16373"/>
        </table:table-row>
        <table:table-row table:style-name="ro8">
          <table:table-cell office:value-type="float" office:value="5816" table:style-name="ce1">
            <text:p>5816</text:p>
          </table:table-cell>
          <table:table-cell office:value-type="string" table:style-name="ce56">
            <text:p>-43,333.04</text:p>
          </table:table-cell>
          <table:table-cell office:value-type="float" office:value="0" table:style-name="ce57">
            <text:p>-<text:s/></text:p>
          </table:table-cell>
          <table:table-cell office:value-type="float" office:value="297" table:style-name="ce57">
            <text:p>297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503" table:style-name="ce1">
            <text:p>233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576-001001-6 TANQUEROS DE AGUA</text:p>
          </table:table-cell>
          <table:table-cell table:number-columns-repeated="16373"/>
        </table:table-row>
        <table:table-row table:style-name="ro8">
          <table:table-cell office:value-type="float" office:value="5817" table:style-name="ce1">
            <text:p>5817</text:p>
          </table:table-cell>
          <table:table-cell office:value-type="string" table:style-name="ce56">
            <text:p>-43,417.61</text:p>
          </table:table-cell>
          <table:table-cell office:value-type="float" office:value="0" table:style-name="ce57">
            <text:p>-<text:s/></text:p>
          </table:table-cell>
          <table:table-cell office:value-type="float" office:value="84.57" table:style-name="ce57">
            <text:p>84,5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303" table:style-name="ce1">
            <text:p>2333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11969-001001-35 BOTELLONES DE AGUA</text:p>
          </table:table-cell>
          <table:table-cell table:number-columns-repeated="16373"/>
        </table:table-row>
        <table:table-row table:style-name="ro8">
          <table:table-cell office:value-type="float" office:value="5818" table:style-name="ce1">
            <text:p>5818</text:p>
          </table:table-cell>
          <table:table-cell office:value-type="string" table:style-name="ce56">
            <text:p>-43,813.61</text:p>
          </table:table-cell>
          <table:table-cell office:value-type="float" office:value="0" table:style-name="ce57">
            <text:p>-<text:s/></text:p>
          </table:table-cell>
          <table:table-cell office:value-type="float" office:value="396" table:style-name="ce57">
            <text:p>396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203" table:style-name="ce1">
            <text:p>233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20794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5819" table:style-name="ce1">
            <text:p>5819</text:p>
          </table:table-cell>
          <table:table-cell office:value-type="string" table:style-name="ce56">
            <text:p>-43,867.51</text:p>
          </table:table-cell>
          <table:table-cell office:value-type="float" office:value="0" table:style-name="ce57">
            <text:p>-<text:s/></text:p>
          </table:table-cell>
          <table:table-cell office:value-type="float" office:value="53.9" table:style-name="ce57">
            <text:p>53,9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403" table:style-name="ce1">
            <text:p>2334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744-001001-3 PINES PASADORES POR MODIFICA</text:p>
          </table:table-cell>
          <table:table-cell table:number-columns-repeated="16373"/>
        </table:table-row>
        <table:table-row table:style-name="ro8">
          <table:table-cell office:value-type="float" office:value="5820" table:style-name="ce1">
            <text:p>5820</text:p>
          </table:table-cell>
          <table:table-cell office:value-type="string" table:style-name="ce56">
            <text:p>-47,256.89</text:p>
          </table:table-cell>
          <table:table-cell office:value-type="float" office:value="0" table:style-name="ce57">
            <text:p>-<text:s/></text:p>
          </table:table-cell>
          <table:table-cell office:value-type="float" office:value="3389.38" table:style-name="ce57">
            <text:p>3.389,3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603" table:style-name="ce1">
            <text:p>2336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09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5821" table:style-name="ce1">
            <text:p>5821</text:p>
          </table:table-cell>
          <table:table-cell office:value-type="string" table:style-name="ce56">
            <text:p>-49,055.21</text:p>
          </table:table-cell>
          <table:table-cell office:value-type="float" office:value="0" table:style-name="ce57">
            <text:p>-<text:s/></text:p>
          </table:table-cell>
          <table:table-cell office:value-type="float" office:value="1798.32" table:style-name="ce57">
            <text:p>1.798,3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703" table:style-name="ce1">
            <text:p>2337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109-001001-LOGISTICA Y TRASLADO DE MATERI</text:p>
          </table:table-cell>
          <table:table-cell table:number-columns-repeated="16373"/>
        </table:table-row>
        <table:table-row table:style-name="ro8">
          <table:table-cell office:value-type="float" office:value="5822" table:style-name="ce1">
            <text:p>5822</text:p>
          </table:table-cell>
          <table:table-cell office:value-type="string" table:style-name="ce56">
            <text:p>-51,648.26</text:p>
          </table:table-cell>
          <table:table-cell office:value-type="float" office:value="0" table:style-name="ce57">
            <text:p>-<text:s/></text:p>
          </table:table-cell>
          <table:table-cell office:value-type="float" office:value="2593.0500000000002" table:style-name="ce57">
            <text:p>2.593,05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803" table:style-name="ce1">
            <text:p>2338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10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5823" table:style-name="ce1">
            <text:p>5823</text:p>
          </table:table-cell>
          <table:table-cell office:value-type="string" table:style-name="ce56">
            <text:p>-53,684.32</text:p>
          </table:table-cell>
          <table:table-cell office:value-type="float" office:value="0" table:style-name="ce57">
            <text:p>-<text:s/></text:p>
          </table:table-cell>
          <table:table-cell office:value-type="float" office:value="2036.06" table:style-name="ce57">
            <text:p>2.036,0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903" table:style-name="ce1">
            <text:p>2339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48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5824" table:style-name="ce1">
            <text:p>5824</text:p>
          </table:table-cell>
          <table:table-cell office:value-type="string" table:style-name="ce56">
            <text:p>-53,745.28</text:p>
          </table:table-cell>
          <table:table-cell office:value-type="float" office:value="0" table:style-name="ce57">
            <text:p>-<text:s/></text:p>
          </table:table-cell>
          <table:table-cell office:value-type="float" office:value="60.96" table:style-name="ce57">
            <text:p>60,9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003" table:style-name="ce1">
            <text:p>2340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50-001001-SERVICIO DE MANTENIMIENTO DE C</text:p>
          </table:table-cell>
          <table:table-cell table:number-columns-repeated="16373"/>
        </table:table-row>
        <table:table-row table:style-name="ro8">
          <table:table-cell office:value-type="float" office:value="5825" table:style-name="ce1">
            <text:p>5825</text:p>
          </table:table-cell>
          <table:table-cell office:value-type="string" table:style-name="ce56">
            <text:p>-59,719.36</text:p>
          </table:table-cell>
          <table:table-cell office:value-type="float" office:value="0" table:style-name="ce57">
            <text:p>-<text:s/></text:p>
          </table:table-cell>
          <table:table-cell office:value-type="float" office:value="5974.08" table:style-name="ce57">
            <text:p>5.974,0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103" table:style-name="ce1">
            <text:p>2341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56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5826" table:style-name="ce1">
            <text:p>5826</text:p>
          </table:table-cell>
          <table:table-cell office:value-type="string" table:style-name="ce56">
            <text:p>-62,445.40</text:p>
          </table:table-cell>
          <table:table-cell office:value-type="float" office:value="0" table:style-name="ce57">
            <text:p>-<text:s/></text:p>
          </table:table-cell>
          <table:table-cell office:value-type="float" office:value="2726.04" table:style-name="ce57">
            <text:p>2.726,0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403" table:style-name="ce1">
            <text:p>2384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57139-001100-CLAVO ACERO, PLYWOOD TRIPLEX,</text:p>
          </table:table-cell>
          <table:table-cell table:number-columns-repeated="16373"/>
        </table:table-row>
        <table:table-row table:style-name="ro8">
          <table:table-cell office:value-type="float" office:value="5827" table:style-name="ce1">
            <text:p>5827</text:p>
          </table:table-cell>
          <table:table-cell office:value-type="string" table:style-name="ce56">
            <text:p>-64,310.20</text:p>
          </table:table-cell>
          <table:table-cell office:value-type="float" office:value="0" table:style-name="ce57">
            <text:p>-<text:s/></text:p>
          </table:table-cell>
          <table:table-cell office:value-type="float" office:value="1864.8" table:style-name="ce57">
            <text:p>1.864,8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503" table:style-name="ce1">
            <text:p>238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B 000000098-001101-SUB BASE</text:p>
          </table:table-cell>
          <table:table-cell table:number-columns-repeated="16373"/>
        </table:table-row>
        <table:table-row table:style-name="ro8">
          <table:table-cell office:value-type="float" office:value="5828" table:style-name="ce1">
            <text:p>5828</text:p>
          </table:table-cell>
          <table:table-cell office:value-type="string" table:style-name="ce56">
            <text:p>-64,466.34</text:p>
          </table:table-cell>
          <table:table-cell office:value-type="float" office:value="0" table:style-name="ce57">
            <text:p>-<text:s/></text:p>
          </table:table-cell>
          <table:table-cell office:value-type="float" office:value="156.13999999999999" table:style-name="ce57">
            <text:p>156,1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703" table:style-name="ce1">
            <text:p>2377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30487820-001064-CONSUMO CELULAR FEBRERO 2020</text:p>
          </table:table-cell>
          <table:table-cell table:number-columns-repeated="16373"/>
        </table:table-row>
        <table:table-row table:style-name="ro8">
          <table:table-cell office:value-type="float" office:value="5829" table:style-name="ce1">
            <text:p>5829</text:p>
          </table:table-cell>
          <table:table-cell office:value-type="string" table:style-name="ce56">
            <text:p>-65,035.59</text:p>
          </table:table-cell>
          <table:table-cell office:value-type="float" office:value="0" table:style-name="ce57">
            <text:p>-<text:s/></text:p>
          </table:table-cell>
          <table:table-cell office:value-type="float" office:value="569.25" table:style-name="ce57">
            <text:p>569,25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203" table:style-name="ce1">
            <text:p>2342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562-001001-11 TANQUEROS AGUA, 1 TANQUERO</text:p>
          </table:table-cell>
          <table:table-cell table:number-columns-repeated="16373"/>
        </table:table-row>
        <table:table-row table:style-name="ro8">
          <table:table-cell office:value-type="float" office:value="5830" table:style-name="ce1">
            <text:p>5830</text:p>
          </table:table-cell>
          <table:table-cell office:value-type="string" table:style-name="ce56">
            <text:p>-65,624.87</text:p>
          </table:table-cell>
          <table:table-cell office:value-type="float" office:value="0" table:style-name="ce57">
            <text:p>-<text:s/></text:p>
          </table:table-cell>
          <table:table-cell office:value-type="float" office:value="589.28" table:style-name="ce57">
            <text:p>589,2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303" table:style-name="ce1">
            <text:p>2343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651-001001-SERVICIO DE MANTENIMIENTO DE M</text:p>
          </table:table-cell>
          <table:table-cell table:number-columns-repeated="16373"/>
        </table:table-row>
        <table:table-row table:style-name="ro8">
          <table:table-cell office:value-type="float" office:value="5831" table:style-name="ce1">
            <text:p>5831</text:p>
          </table:table-cell>
          <table:table-cell office:value-type="string" table:style-name="ce56">
            <text:p>-67,656.87</text:p>
          </table:table-cell>
          <table:table-cell office:value-type="float" office:value="0" table:style-name="ce57">
            <text:p>-<text:s/></text:p>
          </table:table-cell>
          <table:table-cell office:value-type="float" office:value="2032" table:style-name="ce57">
            <text:p>2.032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403" table:style-name="ce1">
            <text:p>2344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883-001001-4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5832" table:style-name="ce1">
            <text:p>5832</text:p>
          </table:table-cell>
          <table:table-cell office:value-type="string" table:style-name="ce56">
            <text:p>-68,683.03</text:p>
          </table:table-cell>
          <table:table-cell office:value-type="float" office:value="0" table:style-name="ce57">
            <text:p>-<text:s/></text:p>
          </table:table-cell>
          <table:table-cell office:value-type="float" office:value="1026.1600000000001" table:style-name="ce57">
            <text:p>1.026,1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503" table:style-name="ce1">
            <text:p>2345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185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5833" table:style-name="ce1">
            <text:p>5833</text:p>
          </table:table-cell>
          <table:table-cell office:value-type="string" table:style-name="ce56">
            <text:p>-69,145.31</text:p>
          </table:table-cell>
          <table:table-cell office:value-type="float" office:value="0" table:style-name="ce57">
            <text:p>-<text:s/></text:p>
          </table:table-cell>
          <table:table-cell office:value-type="float" office:value="462.28" table:style-name="ce57">
            <text:p>462,2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603" table:style-name="ce1">
            <text:p>234603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FV 000000578-001001-REPOSICION DE CARPETA ASFALTIC</text:p>
          </table:table-cell>
          <table:table-cell table:number-columns-repeated="16373"/>
        </table:table-row>
        <table:table-row table:style-name="ro8">
          <table:table-cell office:value-type="float" office:value="5834" table:style-name="ce1">
            <text:p>5834</text:p>
          </table:table-cell>
          <table:table-cell office:value-type="string" table:style-name="ce56">
            <text:p>-68,848.31</text:p>
          </table:table-cell>
          <table:table-cell office:value-type="float" office:value="297" table:style-name="ce57">
            <text:p>29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202" table:style-name="ce1">
            <text:p>2682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0-0 TRANSPORTE CARGA P :6 TANQUEROS DE AGUA</text:p>
          </table:table-cell>
          <table:table-cell table:number-columns-repeated="16373"/>
        </table:table-row>
        <table:table-row table:style-name="ro8">
          <table:table-cell office:value-type="float" office:value="5835" table:style-name="ce1">
            <text:p>5835</text:p>
          </table:table-cell>
          <table:table-cell office:value-type="string" table:style-name="ce56">
            <text:p>-68,279.06</text:p>
          </table:table-cell>
          <table:table-cell office:value-type="float" office:value="569.25" table:style-name="ce57">
            <text:p>569,2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202" table:style-name="ce1">
            <text:p>2682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0-0 TRANSPORTE CARGA P :11 TANQUEROS AGUA, 1</text:p>
          </table:table-cell>
          <table:table-cell table:number-columns-repeated="16373"/>
        </table:table-row>
        <table:table-row table:style-name="ro8">
          <table:table-cell office:value-type="float" office:value="5836" table:style-name="ce1">
            <text:p>5836</text:p>
          </table:table-cell>
          <table:table-cell office:value-type="string" table:style-name="ce56">
            <text:p>-67,883.06</text:p>
          </table:table-cell>
          <table:table-cell office:value-type="float" office:value="396" table:style-name="ce57">
            <text:p>39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302" table:style-name="ce1">
            <text:p>2683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1-0 SANIPORT S.A. :ALQUILER MENSUAL DE SANITA</text:p>
          </table:table-cell>
          <table:table-cell table:number-columns-repeated="16373"/>
        </table:table-row>
        <table:table-row table:style-name="ro8">
          <table:table-cell office:value-type="float" office:value="5837" table:style-name="ce1">
            <text:p>5837</text:p>
          </table:table-cell>
          <table:table-cell office:value-type="string" table:style-name="ce56">
            <text:p>-66,018.26</text:p>
          </table:table-cell>
          <table:table-cell office:value-type="float" office:value="1864.8" table:style-name="ce57">
            <text:p>1.864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402" table:style-name="ce1">
            <text:p>2684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2-0 BRENSAM BONILLA S. :SUB BASE</text:p>
          </table:table-cell>
          <table:table-cell table:number-columns-repeated="16373"/>
        </table:table-row>
        <table:table-row table:style-name="ro8">
          <table:table-cell office:value-type="float" office:value="5838" table:style-name="ce1">
            <text:p>5838</text:p>
          </table:table-cell>
          <table:table-cell office:value-type="string" table:style-name="ce56">
            <text:p>-64,242.26</text:p>
          </table:table-cell>
          <table:table-cell office:value-type="float" office:value="1776" table:style-name="ce57">
            <text:p>1.77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402" table:style-name="ce1">
            <text:p>2684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2-0 BRENSAM BONILLA S. :SUB BASE</text:p>
          </table:table-cell>
          <table:table-cell table:number-columns-repeated="16373"/>
        </table:table-row>
        <table:table-row table:style-name="ro8">
          <table:table-cell office:value-type="float" office:value="5839" table:style-name="ce1">
            <text:p>5839</text:p>
          </table:table-cell>
          <table:table-cell office:value-type="string" table:style-name="ce56">
            <text:p>-62,210.26</text:p>
          </table:table-cell>
          <table:table-cell office:value-type="float" office:value="2032" table:style-name="ce57">
            <text:p>2.03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502" table:style-name="ce1">
            <text:p>2685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3-0 EDISON FAUSTO COND :4 JORNADAS DE TRABAJO</text:p>
          </table:table-cell>
          <table:table-cell table:number-columns-repeated="16373"/>
        </table:table-row>
        <table:table-row table:style-name="ro8">
          <table:table-cell office:value-type="float" office:value="5840" table:style-name="ce1">
            <text:p>5840</text:p>
          </table:table-cell>
          <table:table-cell office:value-type="string" table:style-name="ce56">
            <text:p>-61,747.98</text:p>
          </table:table-cell>
          <table:table-cell office:value-type="float" office:value="462.28" table:style-name="ce57">
            <text:p>462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602" table:style-name="ce1">
            <text:p>2686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4-0 SUMBA ORTEGA IVAN <text:s/>:REPOSICION DE CARPETA</text:p>
          </table:table-cell>
          <table:table-cell table:number-columns-repeated="16373"/>
        </table:table-row>
        <table:table-row table:style-name="ro8">
          <table:table-cell office:value-type="float" office:value="5841" table:style-name="ce1">
            <text:p>5841</text:p>
          </table:table-cell>
          <table:table-cell office:value-type="string" table:style-name="ce56">
            <text:p>-60,721.82</text:p>
          </table:table-cell>
          <table:table-cell office:value-type="float" office:value="1026.1600000000001" table:style-name="ce57">
            <text:p>1.026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702" table:style-name="ce1">
            <text:p>2687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5-0 SIXTO ROYAL RIVERA :TRABAJOS DE OBRA CIVI</text:p>
          </table:table-cell>
          <table:table-cell table:number-columns-repeated="16373"/>
        </table:table-row>
        <table:table-row table:style-name="ro8">
          <table:table-cell office:value-type="float" office:value="5842" table:style-name="ce1">
            <text:p>5842</text:p>
          </table:table-cell>
          <table:table-cell office:value-type="string" table:style-name="ce56">
            <text:p>-58,923.50</text:p>
          </table:table-cell>
          <table:table-cell office:value-type="float" office:value="1798.32" table:style-name="ce57">
            <text:p>1.798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8802" table:style-name="ce1">
            <text:p>2688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6-0 FIGUEROA BOLAÑOS J :LOGISTICA Y TRASLADO</text:p>
          </table:table-cell>
          <table:table-cell table:number-columns-repeated="16373"/>
        </table:table-row>
        <table:table-row table:style-name="ro8">
          <table:table-cell office:value-type="float" office:value="5843" table:style-name="ce1">
            <text:p>5843</text:p>
          </table:table-cell>
          <table:table-cell office:value-type="string" table:style-name="ce56">
            <text:p>-58,869.60</text:p>
          </table:table-cell>
          <table:table-cell office:value-type="float" office:value="53.9" table:style-name="ce57">
            <text:p>53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002" table:style-name="ce1">
            <text:p>2690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9-0 QUISHPE PUNINA ANG :3 PINES PASADORES POR</text:p>
          </table:table-cell>
          <table:table-cell table:number-columns-repeated="16373"/>
        </table:table-row>
        <table:table-row table:style-name="ro8">
          <table:table-cell office:value-type="float" office:value="5844" table:style-name="ce1">
            <text:p>5844</text:p>
          </table:table-cell>
          <table:table-cell office:value-type="string" table:style-name="ce56">
            <text:p>-58,785.03</text:p>
          </table:table-cell>
          <table:table-cell office:value-type="float" office:value="84.57" table:style-name="ce57">
            <text:p>84,5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102" table:style-name="ce1">
            <text:p>2691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898-0 GURUMENDI CUJILAN <text:s/>:35 BOTELLONES DE AGUA</text:p>
          </table:table-cell>
          <table:table-cell table:number-columns-repeated="16373"/>
        </table:table-row>
        <table:table-row table:style-name="ro8">
          <table:table-cell office:value-type="float" office:value="5845" table:style-name="ce1">
            <text:p>5845</text:p>
          </table:table-cell>
          <table:table-cell office:value-type="string" table:style-name="ce56">
            <text:p>-58,704.56</text:p>
          </table:table-cell>
          <table:table-cell office:value-type="float" office:value="80.47" table:style-name="ce57">
            <text:p>80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202" table:style-name="ce1">
            <text:p>2692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1-0 JORCHU SA :10 DISCO SIERRA CIRCULAR MADER</text:p>
          </table:table-cell>
          <table:table-cell table:number-columns-repeated="16373"/>
        </table:table-row>
        <table:table-row table:style-name="ro8">
          <table:table-cell office:value-type="float" office:value="5846" table:style-name="ce1">
            <text:p>5846</text:p>
          </table:table-cell>
          <table:table-cell office:value-type="string" table:style-name="ce56">
            <text:p>-58,550.74</text:p>
          </table:table-cell>
          <table:table-cell office:value-type="float" office:value="153.82" table:style-name="ce57">
            <text:p>153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502" table:style-name="ce1">
            <text:p>2695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4-0 SERVIDECONS SA :50 CUARTON SEMIDURO 2" X</text:p>
          </table:table-cell>
          <table:table-cell table:number-columns-repeated="16373"/>
        </table:table-row>
        <table:table-row table:style-name="ro8">
          <table:table-cell office:value-type="float" office:value="5847" table:style-name="ce1">
            <text:p>5847</text:p>
          </table:table-cell>
          <table:table-cell office:value-type="string" table:style-name="ce56">
            <text:p>-57,536.76</text:p>
          </table:table-cell>
          <table:table-cell office:value-type="float" office:value="1013.98" table:style-name="ce57">
            <text:p>1.013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502" table:style-name="ce1">
            <text:p>2695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4-0 SERVIDECONS SA :TABLA SEMIDURA, CUARTON S</text:p>
          </table:table-cell>
          <table:table-cell table:number-columns-repeated="16373"/>
        </table:table-row>
        <table:table-row table:style-name="ro8">
          <table:table-cell office:value-type="float" office:value="5848" table:style-name="ce1">
            <text:p>5848</text:p>
          </table:table-cell>
          <table:table-cell office:value-type="string" table:style-name="ce56">
            <text:p>-57,475.80</text:p>
          </table:table-cell>
          <table:table-cell office:value-type="float" office:value="60.96" table:style-name="ce57">
            <text:p>60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602" table:style-name="ce1">
            <text:p>2696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CK 907-0 FIGUEROA BOLAÑOS J :LOGITISCA Y TRASLADO</text:p>
          </table:table-cell>
          <table:table-cell table:number-columns-repeated="16373"/>
        </table:table-row>
        <table:table-row table:style-name="ro8">
          <table:table-cell office:value-type="float" office:value="5849" table:style-name="ce1">
            <text:p>5849</text:p>
          </table:table-cell>
          <table:table-cell office:value-type="string" table:style-name="ce56">
            <text:p>-61,571.30</text:p>
          </table:table-cell>
          <table:table-cell office:value-type="float" office:value="0" table:style-name="ce57">
            <text:p>-<text:s/></text:p>
          </table:table-cell>
          <table:table-cell office:value-type="float" office:value="4095.5" table:style-name="ce57">
            <text:p>4.095,5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103" table:style-name="ce1">
            <text:p>2411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B 000000820-001001-CANALIZACION 4 Y 13 VIAS, REPO</text:p>
          </table:table-cell>
          <table:table-cell table:number-columns-repeated="16373"/>
        </table:table-row>
        <table:table-row table:style-name="ro8">
          <table:table-cell office:value-type="float" office:value="5850" table:style-name="ce1">
            <text:p>5850</text:p>
          </table:table-cell>
          <table:table-cell office:value-type="string" table:style-name="ce56">
            <text:p>-57,194.37</text:p>
          </table:table-cell>
          <table:table-cell office:value-type="float" office:value="4376.93" table:style-name="ce57">
            <text:p>4.376,9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702" table:style-name="ce1">
            <text:p>2727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4-0 CORDOVA ARMIJOS JU :ALQUILER DE MAQUINARI</text:p>
          </table:table-cell>
          <table:table-cell table:number-columns-repeated="16373"/>
        </table:table-row>
        <table:table-row table:style-name="ro8">
          <table:table-cell office:value-type="float" office:value="5851" table:style-name="ce1">
            <text:p>5851</text:p>
          </table:table-cell>
          <table:table-cell office:value-type="string" table:style-name="ce56">
            <text:p>-58,331.20</text:p>
          </table:table-cell>
          <table:table-cell office:value-type="float" office:value="0" table:style-name="ce57">
            <text:p>-<text:s/></text:p>
          </table:table-cell>
          <table:table-cell office:value-type="float" office:value="1136.83" table:style-name="ce57">
            <text:p>1.136,83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603" table:style-name="ce1">
            <text:p>2396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077-001001-SEMANA DE TRABAJO: JUEVES 20 F</text:p>
          </table:table-cell>
          <table:table-cell table:number-columns-repeated="16373"/>
        </table:table-row>
        <table:table-row table:style-name="ro8">
          <table:table-cell office:value-type="float" office:value="5852" table:style-name="ce1">
            <text:p>5852</text:p>
          </table:table-cell>
          <table:table-cell office:value-type="string" table:style-name="ce56">
            <text:p>-59,278.88</text:p>
          </table:table-cell>
          <table:table-cell office:value-type="float" office:value="0" table:style-name="ce57">
            <text:p>-<text:s/></text:p>
          </table:table-cell>
          <table:table-cell office:value-type="float" office:value="947.68" table:style-name="ce57">
            <text:p>947,6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403" table:style-name="ce1">
            <text:p>2414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1857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5853" table:style-name="ce1">
            <text:p>5853</text:p>
          </table:table-cell>
          <table:table-cell office:value-type="string" table:style-name="ce56">
            <text:p>-60,660.13</text:p>
          </table:table-cell>
          <table:table-cell office:value-type="float" office:value="0" table:style-name="ce57">
            <text:p>-<text:s/></text:p>
          </table:table-cell>
          <table:table-cell office:value-type="float" office:value="1381.25" table:style-name="ce57">
            <text:p>1.381,25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303" table:style-name="ce1">
            <text:p>2413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1856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5854" table:style-name="ce1">
            <text:p>5854</text:p>
          </table:table-cell>
          <table:table-cell office:value-type="string" table:style-name="ce56">
            <text:p>-61,125.25</text:p>
          </table:table-cell>
          <table:table-cell office:value-type="float" office:value="0" table:style-name="ce57">
            <text:p>-<text:s/></text:p>
          </table:table-cell>
          <table:table-cell office:value-type="float" office:value="465.12" table:style-name="ce57">
            <text:p>465,12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503" table:style-name="ce1">
            <text:p>2415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1858-001001-REPOSICION DE ACERA Y CONSTRUC</text:p>
          </table:table-cell>
          <table:table-cell table:number-columns-repeated="16373"/>
        </table:table-row>
        <table:table-row table:style-name="ro8">
          <table:table-cell office:value-type="float" office:value="5855" table:style-name="ce1">
            <text:p>5855</text:p>
          </table:table-cell>
          <table:table-cell office:value-type="string" table:style-name="ce56">
            <text:p>-61,379.25</text:p>
          </table:table-cell>
          <table:table-cell office:value-type="float" office:value="0" table:style-name="ce57">
            <text:p>-<text:s/></text:p>
          </table:table-cell>
          <table:table-cell office:value-type="float" office:value="254" table:style-name="ce57">
            <text:p>254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603" table:style-name="ce1">
            <text:p>2416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669-001001-DESALOJOS HECHO A MANO CON TRA</text:p>
          </table:table-cell>
          <table:table-cell table:number-columns-repeated="16373"/>
        </table:table-row>
        <table:table-row table:style-name="ro8">
          <table:table-cell office:value-type="float" office:value="5856" table:style-name="ce1">
            <text:p>5856</text:p>
          </table:table-cell>
          <table:table-cell office:value-type="string" table:style-name="ce56">
            <text:p>-61,775.25</text:p>
          </table:table-cell>
          <table:table-cell office:value-type="float" office:value="0" table:style-name="ce57">
            <text:p>-<text:s/></text:p>
          </table:table-cell>
          <table:table-cell office:value-type="float" office:value="396" table:style-name="ce57">
            <text:p>396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703" table:style-name="ce1">
            <text:p>2417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1588-001001-8 TANQUEROS DE AGUA</text:p>
          </table:table-cell>
          <table:table-cell table:number-columns-repeated="16373"/>
        </table:table-row>
        <table:table-row table:style-name="ro8">
          <table:table-cell office:value-type="float" office:value="5857" table:style-name="ce1">
            <text:p>5857</text:p>
          </table:table-cell>
          <table:table-cell office:value-type="string" table:style-name="ce56">
            <text:p>-63,042.08</text:p>
          </table:table-cell>
          <table:table-cell office:value-type="float" office:value="0" table:style-name="ce57">
            <text:p>-<text:s/></text:p>
          </table:table-cell>
          <table:table-cell office:value-type="float" office:value="1266.83" table:style-name="ce57">
            <text:p>1.266,83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803" table:style-name="ce1">
            <text:p>2418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662-001001-SERVICIO DE ALQUILER DE CAMION</text:p>
          </table:table-cell>
          <table:table-cell table:number-columns-repeated="16373"/>
        </table:table-row>
        <table:table-row table:style-name="ro8">
          <table:table-cell office:value-type="float" office:value="5858" table:style-name="ce1">
            <text:p>5858</text:p>
          </table:table-cell>
          <table:table-cell office:value-type="string" table:style-name="ce56">
            <text:p>-63,164.00</text:p>
          </table:table-cell>
          <table:table-cell office:value-type="float" office:value="0" table:style-name="ce57">
            <text:p>-<text:s/></text:p>
          </table:table-cell>
          <table:table-cell office:value-type="float" office:value="121.92" table:style-name="ce57">
            <text:p>121,92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903" table:style-name="ce1">
            <text:p>2419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664-001001-MANGUERA HIDRAULICA PARA MARTI</text:p>
          </table:table-cell>
          <table:table-cell table:number-columns-repeated="16373"/>
        </table:table-row>
        <table:table-row table:style-name="ro8">
          <table:table-cell office:value-type="float" office:value="5859" table:style-name="ce1">
            <text:p>5859</text:p>
          </table:table-cell>
          <table:table-cell office:value-type="string" table:style-name="ce56">
            <text:p>-63,245.28</text:p>
          </table:table-cell>
          <table:table-cell office:value-type="float" office:value="0" table:style-name="ce57">
            <text:p>-<text:s/></text:p>
          </table:table-cell>
          <table:table-cell office:value-type="float" office:value="81.28" table:style-name="ce57">
            <text:p>81,2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003" table:style-name="ce1">
            <text:p>2420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665-001001-ENLLANTAJE PARA MINICARGADOR C</text:p>
          </table:table-cell>
          <table:table-cell table:number-columns-repeated="16373"/>
        </table:table-row>
        <table:table-row table:style-name="ro8">
          <table:table-cell office:value-type="float" office:value="5860" table:style-name="ce1">
            <text:p>5860</text:p>
          </table:table-cell>
          <table:table-cell office:value-type="string" table:style-name="ce56">
            <text:p>-67,622.21</text:p>
          </table:table-cell>
          <table:table-cell office:value-type="float" office:value="0" table:style-name="ce57">
            <text:p>-<text:s/></text:p>
          </table:table-cell>
          <table:table-cell office:value-type="float" office:value="4376.93" table:style-name="ce57">
            <text:p>4.376,93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803" table:style-name="ce1">
            <text:p>2408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777-001001-ALQUILER DE MAQUINARIAS</text:p>
          </table:table-cell>
          <table:table-cell table:number-columns-repeated="16373"/>
        </table:table-row>
        <table:table-row table:style-name="ro8">
          <table:table-cell office:value-type="float" office:value="5861" table:style-name="ce1">
            <text:p>5861</text:p>
          </table:table-cell>
          <table:table-cell office:value-type="string" table:style-name="ce56">
            <text:p>-67,719.29</text:p>
          </table:table-cell>
          <table:table-cell office:value-type="float" office:value="0" table:style-name="ce57">
            <text:p>-<text:s/></text:p>
          </table:table-cell>
          <table:table-cell office:value-type="float" office:value="97.08" table:style-name="ce57">
            <text:p>97,0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203" table:style-name="ce1">
            <text:p>2422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31055375-001064-CONSUMO CELULAR DEL 2 MARZO AL</text:p>
          </table:table-cell>
          <table:table-cell table:number-columns-repeated="16373"/>
        </table:table-row>
        <table:table-row table:style-name="ro8">
          <table:table-cell office:value-type="float" office:value="5862" table:style-name="ce1">
            <text:p>5862</text:p>
          </table:table-cell>
          <table:table-cell office:value-type="string" table:style-name="ce56">
            <text:p>-69,151.07</text:p>
          </table:table-cell>
          <table:table-cell office:value-type="float" office:value="0" table:style-name="ce57">
            <text:p>-<text:s/></text:p>
          </table:table-cell>
          <table:table-cell office:value-type="float" office:value="1431.78" table:style-name="ce57">
            <text:p>1.431,7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903" table:style-name="ce1">
            <text:p>2409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B 000408946-001011-PORTABLE HP PROBOOK 450 G7-LIC</text:p>
          </table:table-cell>
          <table:table-cell table:number-columns-repeated="16373"/>
        </table:table-row>
        <table:table-row table:style-name="ro8">
          <table:table-cell office:value-type="float" office:value="5863" table:style-name="ce1">
            <text:p>5863</text:p>
          </table:table-cell>
          <table:table-cell office:value-type="string" table:style-name="ce56">
            <text:p>-70,582.85</text:p>
          </table:table-cell>
          <table:table-cell office:value-type="float" office:value="0" table:style-name="ce57">
            <text:p>-<text:s/></text:p>
          </table:table-cell>
          <table:table-cell office:value-type="float" office:value="1431.78" table:style-name="ce57">
            <text:p>1.431,7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003" table:style-name="ce1">
            <text:p>2410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B 000408947-001011-PORTABLE HP PROBOOK 450 G7 L7</text:p>
          </table:table-cell>
          <table:table-cell table:number-columns-repeated="16373"/>
        </table:table-row>
        <table:table-row table:style-name="ro8">
          <table:table-cell office:value-type="float" office:value="5864" table:style-name="ce1">
            <text:p>5864</text:p>
          </table:table-cell>
          <table:table-cell office:value-type="string" table:style-name="ce56">
            <text:p>-79,140.66</text:p>
          </table:table-cell>
          <table:table-cell office:value-type="float" office:value="0" table:style-name="ce57">
            <text:p>-<text:s/></text:p>
          </table:table-cell>
          <table:table-cell office:value-type="float" office:value="8557.81" table:style-name="ce57">
            <text:p>8.557,81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703" table:style-name="ce1">
            <text:p>2407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B 000000161-002002-CAJA DE CLAVO DE ACERO-TIRA SE</text:p>
          </table:table-cell>
          <table:table-cell table:number-columns-repeated="16373"/>
        </table:table-row>
        <table:table-row table:style-name="ro8">
          <table:table-cell office:value-type="float" office:value="5865" table:style-name="ce1">
            <text:p>5865</text:p>
          </table:table-cell>
          <table:table-cell office:value-type="string" table:style-name="ce56">
            <text:p>-80,265.66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403" table:style-name="ce1">
            <text:p>2394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0867-002001-HONORARIOS COMO INTERVENTOR ME</text:p>
          </table:table-cell>
          <table:table-cell table:number-columns-repeated="16373"/>
        </table:table-row>
        <table:table-row table:style-name="ro8">
          <table:table-cell office:value-type="float" office:value="5866" table:style-name="ce1">
            <text:p>5866</text:p>
          </table:table-cell>
          <table:table-cell office:value-type="string" table:style-name="ce56">
            <text:p>-80,109.52</text:p>
          </table:table-cell>
          <table:table-cell office:value-type="float" office:value="156.13999999999999" table:style-name="ce57">
            <text:p>156,1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502" table:style-name="ce1">
            <text:p>2705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4-0 CONECEL S.A. :CONSUMO CELULAR FEBRERO 202</text:p>
          </table:table-cell>
          <table:table-cell table:number-columns-repeated="16373"/>
        </table:table-row>
        <table:table-row table:style-name="ro8">
          <table:table-cell office:value-type="float" office:value="5867" table:style-name="ce1">
            <text:p>5867</text:p>
          </table:table-cell>
          <table:table-cell office:value-type="string" table:style-name="ce56">
            <text:p>-79,195.12</text:p>
          </table:table-cell>
          <table:table-cell office:value-type="float" office:value="914.4" table:style-name="ce57">
            <text:p>914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602" table:style-name="ce1">
            <text:p>2706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7-0 SISALEMA PACHECO V :ALQUILER EQUIPO COMPA</text:p>
          </table:table-cell>
          <table:table-cell table:number-columns-repeated="16373"/>
        </table:table-row>
        <table:table-row table:style-name="ro8">
          <table:table-cell office:value-type="float" office:value="5868" table:style-name="ce1">
            <text:p>5868</text:p>
          </table:table-cell>
          <table:table-cell office:value-type="string" table:style-name="ce56">
            <text:p>-78,402.64</text:p>
          </table:table-cell>
          <table:table-cell office:value-type="float" office:value="792.48" table:style-name="ce57">
            <text:p>792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602" table:style-name="ce1">
            <text:p>2706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7-0 SISALEMA PACHECO V :ALQUILER EQUIPOS DE C</text:p>
          </table:table-cell>
          <table:table-cell table:number-columns-repeated="16373"/>
        </table:table-row>
        <table:table-row table:style-name="ro8">
          <table:table-cell office:value-type="float" office:value="5869" table:style-name="ce1">
            <text:p>5869</text:p>
          </table:table-cell>
          <table:table-cell office:value-type="string" table:style-name="ce56">
            <text:p>-75,989.81</text:p>
          </table:table-cell>
          <table:table-cell office:value-type="float" office:value="2412.83" table:style-name="ce57">
            <text:p>2.412,8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702" table:style-name="ce1">
            <text:p>2707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8-0 MAQUINARIAS Y VEHI :COMPRA DE 1 BVP 18/45</text:p>
          </table:table-cell>
          <table:table-cell table:number-columns-repeated="16373"/>
        </table:table-row>
        <table:table-row table:style-name="ro8">
          <table:table-cell office:value-type="float" office:value="5870" table:style-name="ce1">
            <text:p>5870</text:p>
          </table:table-cell>
          <table:table-cell office:value-type="string" table:style-name="ce56">
            <text:p>-74,864.81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902" table:style-name="ce1">
            <text:p>2709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5-0 MANUEL NOGALES Y P :HONORARIOS COMO INTER</text:p>
          </table:table-cell>
          <table:table-cell table:number-columns-repeated="16373"/>
        </table:table-row>
        <table:table-row table:style-name="ro8">
          <table:table-cell office:value-type="float" office:value="5871" table:style-name="ce1">
            <text:p>5871</text:p>
          </table:table-cell>
          <table:table-cell office:value-type="string" table:style-name="ce56">
            <text:p>-73,444.20</text:p>
          </table:table-cell>
          <table:table-cell office:value-type="float" office:value="1420.61" table:style-name="ce57">
            <text:p>1.420,6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002" table:style-name="ce1">
            <text:p>2710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6-0 TORREGASI S.A. :COMPRA COMBUSTIBLE</text:p>
          </table:table-cell>
          <table:table-cell table:number-columns-repeated="16373"/>
        </table:table-row>
        <table:table-row table:style-name="ro8">
          <table:table-cell office:value-type="float" office:value="5872" table:style-name="ce1">
            <text:p>5872</text:p>
          </table:table-cell>
          <table:table-cell office:value-type="string" table:style-name="ce56">
            <text:p>-73,366.87</text:p>
          </table:table-cell>
          <table:table-cell office:value-type="float" office:value="77.33" table:style-name="ce57">
            <text:p>77,3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102" table:style-name="ce1">
            <text:p>2711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19-0 GURUMENDI CUJILAN <text:s/>:32 BOTELLONES DE AGUA</text:p>
          </table:table-cell>
          <table:table-cell table:number-columns-repeated="16373"/>
        </table:table-row>
        <table:table-row table:style-name="ro8">
          <table:table-cell office:value-type="float" office:value="5873" table:style-name="ce1">
            <text:p>5873</text:p>
          </table:table-cell>
          <table:table-cell office:value-type="string" table:style-name="ce56">
            <text:p>-70,080.27</text:p>
          </table:table-cell>
          <table:table-cell office:value-type="float" office:value="3286.6" table:style-name="ce57">
            <text:p>3.286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202" table:style-name="ce1">
            <text:p>2712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1-0 ANCASCORP S.A. :TRABAJOS DE INSTALACIONES</text:p>
          </table:table-cell>
          <table:table-cell table:number-columns-repeated="16373"/>
        </table:table-row>
        <table:table-row table:style-name="ro8">
          <table:table-cell office:value-type="float" office:value="5874" table:style-name="ce1">
            <text:p>5874</text:p>
          </table:table-cell>
          <table:table-cell office:value-type="string" table:style-name="ce56">
            <text:p>-68,965.49</text:p>
          </table:table-cell>
          <table:table-cell office:value-type="float" office:value="1114.78" table:style-name="ce57">
            <text:p>1.114,7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302" table:style-name="ce1">
            <text:p>2713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3-0 FACINSER S.A. FRAN :CABLE SUPERFLEX, CODO</text:p>
          </table:table-cell>
          <table:table-cell table:number-columns-repeated="16373"/>
        </table:table-row>
        <table:table-row table:style-name="ro8">
          <table:table-cell office:value-type="float" office:value="5875" table:style-name="ce1">
            <text:p>5875</text:p>
          </table:table-cell>
          <table:table-cell office:value-type="string" table:style-name="ce56">
            <text:p>-66,523.21</text:p>
          </table:table-cell>
          <table:table-cell office:value-type="float" office:value="2442.2800000000002" table:style-name="ce57">
            <text:p>2.442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402" table:style-name="ce1">
            <text:p>2714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2-0 GARCIA ALAÑA VICTO :40 ROLLO MALLA SEGURI</text:p>
          </table:table-cell>
          <table:table-cell table:number-columns-repeated="16373"/>
        </table:table-row>
        <table:table-row table:style-name="ro8">
          <table:table-cell office:value-type="float" office:value="5876" table:style-name="ce1">
            <text:p>5876</text:p>
          </table:table-cell>
          <table:table-cell office:value-type="string" table:style-name="ce56">
            <text:p>-66,218.41</text:p>
          </table:table-cell>
          <table:table-cell office:value-type="float" office:value="304.8" table:style-name="ce57">
            <text:p>304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702" table:style-name="ce1">
            <text:p>2717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4-0 NUÑEZ CALLE JOSE A :REPARACION TUBERIA 16</text:p>
          </table:table-cell>
          <table:table-cell table:number-columns-repeated="16373"/>
        </table:table-row>
        <table:table-row table:style-name="ro8">
          <table:table-cell office:value-type="float" office:value="5877" table:style-name="ce1">
            <text:p>5877</text:p>
          </table:table-cell>
          <table:table-cell office:value-type="string" table:style-name="ce56">
            <text:p>-65,126.21</text:p>
          </table:table-cell>
          <table:table-cell office:value-type="float" office:value="1092.2" table:style-name="ce57">
            <text:p>1.092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702" table:style-name="ce1">
            <text:p>2717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4-0 NUÑEZ CALLE JOSE A :ARREGLOS DE TUBERIA E</text:p>
          </table:table-cell>
          <table:table-cell table:number-columns-repeated="16373"/>
        </table:table-row>
        <table:table-row table:style-name="ro8">
          <table:table-cell office:value-type="float" office:value="5878" table:style-name="ce1">
            <text:p>5878</text:p>
          </table:table-cell>
          <table:table-cell office:value-type="string" table:style-name="ce56">
            <text:p>-58,892.63</text:p>
          </table:table-cell>
          <table:table-cell office:value-type="float" office:value="6233.58" table:style-name="ce57">
            <text:p>6.233,5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702" table:style-name="ce1">
            <text:p>2717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4-0 NUÑEZ CALLE JOSE A :CONTRUCCION DE CAJAS</text:p>
          </table:table-cell>
          <table:table-cell table:number-columns-repeated="16373"/>
        </table:table-row>
        <table:table-row table:style-name="ro8">
          <table:table-cell office:value-type="float" office:value="5879" table:style-name="ce1">
            <text:p>5879</text:p>
          </table:table-cell>
          <table:table-cell office:value-type="string" table:style-name="ce56">
            <text:p>-56,610.81</text:p>
          </table:table-cell>
          <table:table-cell office:value-type="float" office:value="2281.8200000000002" table:style-name="ce57">
            <text:p>2.281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802" table:style-name="ce1">
            <text:p>2718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5-0 ZURICH SEGUROS ECU :POLIZA DE SEGUROS POR</text:p>
          </table:table-cell>
          <table:table-cell table:number-columns-repeated="16373"/>
        </table:table-row>
        <table:table-row table:style-name="ro8">
          <table:table-cell office:value-type="float" office:value="5880" table:style-name="ce1">
            <text:p>5880</text:p>
          </table:table-cell>
          <table:table-cell office:value-type="string" table:style-name="ce56">
            <text:p>-56,025.69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902" table:style-name="ce1">
            <text:p>2719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6-0 ZURICH SEGUROS ECU :POLIZA #1006515 POR S</text:p>
          </table:table-cell>
          <table:table-cell table:number-columns-repeated="16373"/>
        </table:table-row>
        <table:table-row table:style-name="ro8">
          <table:table-cell office:value-type="float" office:value="5881" table:style-name="ce1">
            <text:p>5881</text:p>
          </table:table-cell>
          <table:table-cell office:value-type="string" table:style-name="ce56">
            <text:p>-55,995.11</text:p>
          </table:table-cell>
          <table:table-cell office:value-type="float" office:value="30.58" table:style-name="ce57">
            <text:p>30,5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002" table:style-name="ce1">
            <text:p>2720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7-0 ALVARADO CEDEÑO AG :PILA ALCALINA MAX "C"</text:p>
          </table:table-cell>
          <table:table-cell table:number-columns-repeated="16373"/>
        </table:table-row>
        <table:table-row table:style-name="ro8">
          <table:table-cell office:value-type="float" office:value="5882" table:style-name="ce1">
            <text:p>5882</text:p>
          </table:table-cell>
          <table:table-cell office:value-type="string" table:style-name="ce56">
            <text:p>-54,130.31</text:p>
          </table:table-cell>
          <table:table-cell office:value-type="float" office:value="1864.8" table:style-name="ce57">
            <text:p>1.864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102" table:style-name="ce1">
            <text:p>2721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8-0 BRENSAM BONILLA S. :SUB BASE</text:p>
          </table:table-cell>
          <table:table-cell table:number-columns-repeated="16373"/>
        </table:table-row>
        <table:table-row table:style-name="ro8">
          <table:table-cell office:value-type="float" office:value="5883" table:style-name="ce1">
            <text:p>5883</text:p>
          </table:table-cell>
          <table:table-cell office:value-type="string" table:style-name="ce56">
            <text:p>-52,265.51</text:p>
          </table:table-cell>
          <table:table-cell office:value-type="float" office:value="1864.8" table:style-name="ce57">
            <text:p>1.864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102" table:style-name="ce1">
            <text:p>2721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8-0 BRENSAM BONILLA S. :SUB-BASE</text:p>
          </table:table-cell>
          <table:table-cell table:number-columns-repeated="16373"/>
        </table:table-row>
        <table:table-row table:style-name="ro8">
          <table:table-cell office:value-type="float" office:value="5884" table:style-name="ce1">
            <text:p>5884</text:p>
          </table:table-cell>
          <table:table-cell office:value-type="string" table:style-name="ce56">
            <text:p>-49,539.47</text:p>
          </table:table-cell>
          <table:table-cell office:value-type="float" office:value="2726.04" table:style-name="ce57">
            <text:p>2.726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202" table:style-name="ce1">
            <text:p>2722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29-0 SERVIDECONS SA :CLAVO ACERO, PLYWOOD TRIP</text:p>
          </table:table-cell>
          <table:table-cell table:number-columns-repeated="16373"/>
        </table:table-row>
        <table:table-row table:style-name="ro8">
          <table:table-cell office:value-type="float" office:value="5885" table:style-name="ce1">
            <text:p>5885</text:p>
          </table:table-cell>
          <table:table-cell office:value-type="string" table:style-name="ce56">
            <text:p>-49,425.68</text:p>
          </table:table-cell>
          <table:table-cell office:value-type="float" office:value="113.79" table:style-name="ce57">
            <text:p>113,7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302" table:style-name="ce1">
            <text:p>2723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0-0 FIGUEROA BOLAÑOS J :MANTENIMIENTO REALIZA</text:p>
          </table:table-cell>
          <table:table-cell table:number-columns-repeated="16373"/>
        </table:table-row>
        <table:table-row table:style-name="ro8">
          <table:table-cell office:value-type="float" office:value="5886" table:style-name="ce1">
            <text:p>5886</text:p>
          </table:table-cell>
          <table:table-cell office:value-type="string" table:style-name="ce56">
            <text:p>-49,407.39</text:p>
          </table:table-cell>
          <table:table-cell office:value-type="float" office:value="18.29" table:style-name="ce57">
            <text:p>18,2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302" table:style-name="ce1">
            <text:p>2723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0-0 FIGUEROA BOLAÑOS J :MANTENIMIENTO REALIZA</text:p>
          </table:table-cell>
          <table:table-cell table:number-columns-repeated="16373"/>
        </table:table-row>
        <table:table-row table:style-name="ro8">
          <table:table-cell office:value-type="float" office:value="5887" table:style-name="ce1">
            <text:p>5887</text:p>
          </table:table-cell>
          <table:table-cell office:value-type="string" table:style-name="ce56">
            <text:p>-48,270.56</text:p>
          </table:table-cell>
          <table:table-cell office:value-type="float" office:value="1136.83" table:style-name="ce57">
            <text:p>1.136,8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402" table:style-name="ce1">
            <text:p>2724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1-0 LABCLEAN CIA. LTDA :SEMANA DE TRABAJO: JU</text:p>
          </table:table-cell>
          <table:table-cell table:number-columns-repeated="16373"/>
        </table:table-row>
        <table:table-row table:style-name="ro8">
          <table:table-cell office:value-type="float" office:value="5888" table:style-name="ce1">
            <text:p>5888</text:p>
          </table:table-cell>
          <table:table-cell office:value-type="string" table:style-name="ce56">
            <text:p>-48,143.47</text:p>
          </table:table-cell>
          <table:table-cell office:value-type="float" office:value="127.09" table:style-name="ce57">
            <text:p>127,0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502" table:style-name="ce1">
            <text:p>2725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2-0 MERGAMA S.A. :PH JUMBO EQUILIBRIO BLANCO</text:p>
          </table:table-cell>
          <table:table-cell table:number-columns-repeated="16373"/>
        </table:table-row>
        <table:table-row table:style-name="ro8">
          <table:table-cell office:value-type="float" office:value="5889" table:style-name="ce1">
            <text:p>5889</text:p>
          </table:table-cell>
          <table:table-cell office:value-type="string" table:style-name="ce56">
            <text:p>-48,136.21</text:p>
          </table:table-cell>
          <table:table-cell office:value-type="float" office:value="7.26" table:style-name="ce57">
            <text:p>7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502" table:style-name="ce1">
            <text:p>2725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2-0 MERGAMA S.A. :SE DA ALCANCE A FACT#48274</text:p>
          </table:table-cell>
          <table:table-cell table:number-columns-repeated="16373"/>
        </table:table-row>
        <table:table-row table:style-name="ro8">
          <table:table-cell office:value-type="float" office:value="5890" table:style-name="ce1">
            <text:p>5890</text:p>
          </table:table-cell>
          <table:table-cell office:value-type="string" table:style-name="ce56">
            <text:p>-39,578.40</text:p>
          </table:table-cell>
          <table:table-cell office:value-type="float" office:value="8557.81" table:style-name="ce57">
            <text:p>8.557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2602" table:style-name="ce1">
            <text:p>2726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CK 933-0 BOWEN MENDOZA JOSE :CAJA DE CLAVO DE ACER</text:p>
          </table:table-cell>
          <table:table-cell table:number-columns-repeated="16373"/>
        </table:table-row>
        <table:table-row table:style-name="ro8">
          <table:table-cell office:value-type="float" office:value="5891" table:style-name="ce1">
            <text:p>5891</text:p>
          </table:table-cell>
          <table:table-cell office:value-type="string" table:style-name="ce56">
            <text:p>-39,807.08</text:p>
          </table:table-cell>
          <table:table-cell office:value-type="float" office:value="0" table:style-name="ce57">
            <text:p>-<text:s/></text:p>
          </table:table-cell>
          <table:table-cell office:value-type="float" office:value="228.68" table:style-name="ce57">
            <text:p>228,6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203" table:style-name="ce1">
            <text:p>241203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FV 000001855-001001-TRABAJOS DE OBRA CIVIL: ROTURA</text:p>
          </table:table-cell>
          <table:table-cell table:number-columns-repeated="16373"/>
        </table:table-row>
        <table:table-row table:style-name="ro8">
          <table:table-cell office:value-type="float" office:value="5892" table:style-name="ce1">
            <text:p>5892</text:p>
          </table:table-cell>
          <table:table-cell office:value-type="string" table:style-name="ce56">
            <text:p>-38,682.08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57" table:style-name="ce1">
            <text:p>15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11T00:00:00" table:style-name="ce63">
            <text:p>11/05/2020</text:p>
          </table:table-cell>
          <table:table-cell office:value-type="string" table:style-name="ce1">
            <text:p>Ec. Nogales Reclasificacion ND5710270 transaccion #284502</text:p>
          </table:table-cell>
          <table:table-cell table:number-columns-repeated="16373"/>
        </table:table-row>
        <table:table-row table:style-name="ro8">
          <table:table-cell office:value-type="float" office:value="5893" table:style-name="ce1">
            <text:p>5893</text:p>
          </table:table-cell>
          <table:table-cell office:value-type="string" table:style-name="ce56">
            <text:p>-39,807.08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56" table:style-name="ce1">
            <text:p>15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11T00:00:00" table:style-name="ce63">
            <text:p>11/05/2020</text:p>
          </table:table-cell>
          <table:table-cell office:value-type="string" table:style-name="ce1">
            <text:p>Ec. Nogales Reclasificacion fact. #876 transaccion #264003</text:p>
          </table:table-cell>
          <table:table-cell table:number-columns-repeated="16373"/>
        </table:table-row>
        <table:table-row table:style-name="ro8">
          <table:table-cell office:value-type="float" office:value="5894" table:style-name="ce1">
            <text:p>5894</text:p>
          </table:table-cell>
          <table:table-cell office:value-type="string" table:style-name="ce56">
            <text:p>-40,057.59</text:p>
          </table:table-cell>
          <table:table-cell office:value-type="float" office:value="0" table:style-name="ce57">
            <text:p>-<text:s/></text:p>
          </table:table-cell>
          <table:table-cell office:value-type="float" office:value="250.51" table:style-name="ce57">
            <text:p>250,51<text:s/>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22T00:00:00" table:style-name="ce63">
            <text:p>22/05/2020</text:p>
          </table:table-cell>
          <table:table-cell office:value-type="string" table:style-name="ce1">
            <text:p>Reclasif. trans.#267603 Proveedor: CGER SA</text:p>
          </table:table-cell>
          <table:table-cell table:number-columns-repeated="16373"/>
        </table:table-row>
        <table:table-row table:style-name="ro8">
          <table:table-cell office:value-type="float" office:value="5895" table:style-name="ce1">
            <text:p>5895</text:p>
          </table:table-cell>
          <table:table-cell office:value-type="string" table:style-name="ce56">
            <text:p>-39,807.08</text:p>
          </table:table-cell>
          <table:table-cell office:value-type="float" office:value="250.51" table:style-name="ce57">
            <text:p>250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22T00:00:00" table:style-name="ce63">
            <text:p>22/05/2020</text:p>
          </table:table-cell>
          <table:table-cell office:value-type="string" table:style-name="ce1">
            <text:p>RECLASIF. TRANS.#286202 PROVEEDOR: CGER SA</text:p>
          </table:table-cell>
          <table:table-cell table:number-columns-repeated="16373"/>
        </table:table-row>
        <table:table-row table:style-name="ro8">
          <table:table-cell office:value-type="float" office:value="5896" table:style-name="ce1">
            <text:p>5896</text:p>
          </table:table-cell>
          <table:table-cell office:value-type="string" table:style-name="ce56">
            <text:p>-40,873.88</text:p>
          </table:table-cell>
          <table:table-cell office:value-type="float" office:value="0" table:style-name="ce57">
            <text:p>-<text:s/></text:p>
          </table:table-cell>
          <table:table-cell office:value-type="float" office:value="1066.8" table:style-name="ce57">
            <text:p>1.066,8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803" table:style-name="ce1">
            <text:p>2438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675-001001-ALQUILER DE CAMIONETA 02-03-20</text:p>
          </table:table-cell>
          <table:table-cell table:number-columns-repeated="16373"/>
        </table:table-row>
        <table:table-row table:style-name="ro8">
          <table:table-cell office:value-type="float" office:value="5897" table:style-name="ce1">
            <text:p>5897</text:p>
          </table:table-cell>
          <table:table-cell office:value-type="string" table:style-name="ce56">
            <text:p>-43,165.98</text:p>
          </table:table-cell>
          <table:table-cell office:value-type="float" office:value="0" table:style-name="ce57">
            <text:p>-<text:s/></text:p>
          </table:table-cell>
          <table:table-cell office:value-type="float" office:value="2292.1" table:style-name="ce57">
            <text:p>2.292,1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703" table:style-name="ce1">
            <text:p>2437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674-001001-ALQUILER DE RETROEXCAVADORA 07</text:p>
          </table:table-cell>
          <table:table-cell table:number-columns-repeated="16373"/>
        </table:table-row>
        <table:table-row table:style-name="ro8">
          <table:table-cell office:value-type="float" office:value="5898" table:style-name="ce1">
            <text:p>5898</text:p>
          </table:table-cell>
          <table:table-cell office:value-type="string" table:style-name="ce56">
            <text:p>-44,290.98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303" table:style-name="ce1">
            <text:p>2423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876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5899" table:style-name="ce1">
            <text:p>5899</text:p>
          </table:table-cell>
          <table:table-cell office:value-type="string" table:style-name="ce56">
            <text:p>-45,181.35</text:p>
          </table:table-cell>
          <table:table-cell office:value-type="float" office:value="0" table:style-name="ce57">
            <text:p>-<text:s/></text:p>
          </table:table-cell>
          <table:table-cell office:value-type="float" office:value="890.37" table:style-name="ce57">
            <text:p>890,37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103" table:style-name="ce1">
            <text:p>2431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2290-001005-COMPRA DE COMBUSTIBLE</text:p>
          </table:table-cell>
          <table:table-cell table:number-columns-repeated="16373"/>
        </table:table-row>
        <table:table-row table:style-name="ro8">
          <table:table-cell office:value-type="float" office:value="5900" table:style-name="ce1">
            <text:p>5900</text:p>
          </table:table-cell>
          <table:table-cell office:value-type="string" table:style-name="ce56">
            <text:p>-45,272.32</text:p>
          </table:table-cell>
          <table:table-cell office:value-type="float" office:value="0" table:style-name="ce57">
            <text:p>-<text:s/></text:p>
          </table:table-cell>
          <table:table-cell office:value-type="float" office:value="90.97" table:style-name="ce57">
            <text:p>90,97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003" table:style-name="ce1">
            <text:p>2430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31590459-001064-CONSUMO CELULAR MES ABRIL 2020</text:p>
          </table:table-cell>
          <table:table-cell table:number-columns-repeated="16373"/>
        </table:table-row>
        <table:table-row table:style-name="ro8">
          <table:table-cell office:value-type="float" office:value="5901" table:style-name="ce1">
            <text:p>5901</text:p>
          </table:table-cell>
          <table:table-cell office:value-type="string" table:style-name="ce56">
            <text:p>-45,468.97</text:p>
          </table:table-cell>
          <table:table-cell office:value-type="float" office:value="0" table:style-name="ce57">
            <text:p>-<text:s/></text:p>
          </table:table-cell>
          <table:table-cell office:value-type="float" office:value="196.65" table:style-name="ce57">
            <text:p>196,65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803" table:style-name="ce1">
            <text:p>2428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20937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5902" table:style-name="ce1">
            <text:p>5902</text:p>
          </table:table-cell>
          <table:table-cell office:value-type="string" table:style-name="ce56">
            <text:p>-45,504.91</text:p>
          </table:table-cell>
          <table:table-cell office:value-type="float" office:value="0" table:style-name="ce57">
            <text:p>-<text:s/></text:p>
          </table:table-cell>
          <table:table-cell office:value-type="float" office:value="35.94" table:style-name="ce57">
            <text:p>35,94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703" table:style-name="ce1">
            <text:p>2427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0167-002002-BRIDA PP90 PN16 DN80 PPST- POR</text:p>
          </table:table-cell>
          <table:table-cell table:number-columns-repeated="16373"/>
        </table:table-row>
        <table:table-row table:style-name="ro8">
          <table:table-cell office:value-type="float" office:value="5903" table:style-name="ce1">
            <text:p>5903</text:p>
          </table:table-cell>
          <table:table-cell office:value-type="string" table:style-name="ce56">
            <text:p>-45,687.79</text:p>
          </table:table-cell>
          <table:table-cell office:value-type="float" office:value="0" table:style-name="ce57">
            <text:p>-<text:s/></text:p>
          </table:table-cell>
          <table:table-cell office:value-type="float" office:value="182.88" table:style-name="ce57">
            <text:p>182,88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603" table:style-name="ce1">
            <text:p>2426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1146-001001-MOTOBOMBA, CORTADORA,COMPACTAD</text:p>
          </table:table-cell>
          <table:table-cell table:number-columns-repeated="16373"/>
        </table:table-row>
        <table:table-row table:style-name="ro8">
          <table:table-cell office:value-type="float" office:value="5904" table:style-name="ce1">
            <text:p>5904</text:p>
          </table:table-cell>
          <table:table-cell office:value-type="string" table:style-name="ce56">
            <text:p>-46,030.24</text:p>
          </table:table-cell>
          <table:table-cell office:value-type="float" office:value="0" table:style-name="ce57">
            <text:p>-<text:s/></text:p>
          </table:table-cell>
          <table:table-cell office:value-type="float" office:value="342.45" table:style-name="ce57">
            <text:p>342,45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403" table:style-name="ce1">
            <text:p>2434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2291-001005-COMPRA DE COMBUSTIBLE</text:p>
          </table:table-cell>
          <table:table-cell table:number-columns-repeated="16373"/>
        </table:table-row>
        <table:table-row table:style-name="ro8">
          <table:table-cell office:value-type="float" office:value="5905" table:style-name="ce1">
            <text:p>5905</text:p>
          </table:table-cell>
          <table:table-cell office:value-type="string" table:style-name="ce56">
            <text:p>-46,689.43</text:p>
          </table:table-cell>
          <table:table-cell office:value-type="float" office:value="0" table:style-name="ce57">
            <text:p>-<text:s/></text:p>
          </table:table-cell>
          <table:table-cell office:value-type="float" office:value="659.19" table:style-name="ce57">
            <text:p>659,19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403" table:style-name="ce1">
            <text:p>2424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54914-036001-GENERADOR 5000 GASOL MONOF</text:p>
          </table:table-cell>
          <table:table-cell table:number-columns-repeated="16373"/>
        </table:table-row>
        <table:table-row table:style-name="ro8">
          <table:table-cell office:value-type="float" office:value="5906" table:style-name="ce1">
            <text:p>5906</text:p>
          </table:table-cell>
          <table:table-cell office:value-type="string" table:style-name="ce56">
            <text:p>-47,814.43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303" table:style-name="ce1">
            <text:p>2433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C 000000884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5907" table:style-name="ce1">
            <text:p>5907</text:p>
          </table:table-cell>
          <table:table-cell office:value-type="string" table:style-name="ce56">
            <text:p>-48,064.94</text:p>
          </table:table-cell>
          <table:table-cell office:value-type="float" office:value="0" table:style-name="ce57">
            <text:p>-<text:s/></text:p>
          </table:table-cell>
          <table:table-cell office:value-type="float" office:value="250.51" table:style-name="ce57">
            <text:p>250,51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503" table:style-name="ce1">
            <text:p>2425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0435-001001-3 BOMBA MANUEL 20L- 3 KIT DESI</text:p>
          </table:table-cell>
          <table:table-cell table:number-columns-repeated="16373"/>
        </table:table-row>
        <table:table-row table:style-name="ro8">
          <table:table-cell office:value-type="float" office:value="5908" table:style-name="ce1">
            <text:p>5908</text:p>
          </table:table-cell>
          <table:table-cell office:value-type="string" table:style-name="ce56">
            <text:p>-48,692.97</text:p>
          </table:table-cell>
          <table:table-cell office:value-type="float" office:value="0" table:style-name="ce57">
            <text:p>-<text:s/></text:p>
          </table:table-cell>
          <table:table-cell office:value-type="float" office:value="628.03" table:style-name="ce57">
            <text:p>628,03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503" table:style-name="ce1">
            <text:p>2445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580-001001-REPOSICION DE ASFALTO EN LOS S</text:p>
          </table:table-cell>
          <table:table-cell table:number-columns-repeated="16373"/>
        </table:table-row>
        <table:table-row table:style-name="ro8">
          <table:table-cell office:value-type="float" office:value="5909" table:style-name="ce1">
            <text:p>5909</text:p>
          </table:table-cell>
          <table:table-cell office:value-type="string" table:style-name="ce56">
            <text:p>-50,186.49</text:p>
          </table:table-cell>
          <table:table-cell office:value-type="float" office:value="0" table:style-name="ce57">
            <text:p>-<text:s/></text:p>
          </table:table-cell>
          <table:table-cell office:value-type="float" office:value="1493.52" table:style-name="ce57">
            <text:p>1.493,52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403" table:style-name="ce1">
            <text:p>2444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825-001001-(42 )VIAJES VOLQUETAS POR DESA</text:p>
          </table:table-cell>
          <table:table-cell table:number-columns-repeated="16373"/>
        </table:table-row>
        <table:table-row table:style-name="ro8">
          <table:table-cell office:value-type="float" office:value="5910" table:style-name="ce1">
            <text:p>5910</text:p>
          </table:table-cell>
          <table:table-cell office:value-type="string" table:style-name="ce56">
            <text:p>-53,170.51</text:p>
          </table:table-cell>
          <table:table-cell office:value-type="float" office:value="0" table:style-name="ce57">
            <text:p>-<text:s/></text:p>
          </table:table-cell>
          <table:table-cell office:value-type="float" office:value="2984.02" table:style-name="ce57">
            <text:p>2.984,02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303" table:style-name="ce1">
            <text:p>2443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103-001001-SEMANA DE TRABAJO DESDE 09-03-</text:p>
          </table:table-cell>
          <table:table-cell table:number-columns-repeated="16373"/>
        </table:table-row>
        <table:table-row table:style-name="ro8">
          <table:table-cell office:value-type="float" office:value="5911" table:style-name="ce1">
            <text:p>5911</text:p>
          </table:table-cell>
          <table:table-cell office:value-type="string" table:style-name="ce56">
            <text:p>-49,075.01</text:p>
          </table:table-cell>
          <table:table-cell office:value-type="float" office:value="4095.5" table:style-name="ce57">
            <text:p>4.095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50" table:style-name="ce1">
            <text:p>15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103" table:style-name="ce1">
            <text:p>2461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00820-000000-PAGO FACTURA 820 MEDIANTE TRAN</text:p>
          </table:table-cell>
          <table:table-cell table:number-columns-repeated="16373"/>
        </table:table-row>
        <table:table-row table:style-name="ro8">
          <table:table-cell office:value-type="float" office:value="5912" table:style-name="ce1">
            <text:p>5912</text:p>
          </table:table-cell>
          <table:table-cell office:value-type="string" table:style-name="ce56">
            <text:p>-47,950.01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44" table:style-name="ce1">
            <text:p>15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003" table:style-name="ce1">
            <text:p>2640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00876-000000-CANCELACION FACTURA #876 MEDIA</text:p>
          </table:table-cell>
          <table:table-cell table:number-columns-repeated="16373"/>
        </table:table-row>
        <table:table-row table:style-name="ro8">
          <table:table-cell office:value-type="float" office:value="5913" table:style-name="ce1">
            <text:p>5913</text:p>
          </table:table-cell>
          <table:table-cell office:value-type="string" table:style-name="ce56">
            <text:p>-47,699.50</text:p>
          </table:table-cell>
          <table:table-cell office:value-type="float" office:value="250.51" table:style-name="ce57">
            <text:p>250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47" table:style-name="ce1">
            <text:p>15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603" table:style-name="ce1">
            <text:p>2676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00435-000000-CANCELACION DE FACT 435 MEDIAN</text:p>
          </table:table-cell>
          <table:table-cell table:number-columns-repeated="16373"/>
        </table:table-row>
        <table:table-row table:style-name="ro8">
          <table:table-cell office:value-type="float" office:value="5914" table:style-name="ce1">
            <text:p>5914</text:p>
          </table:table-cell>
          <table:table-cell office:value-type="string" table:style-name="ce56">
            <text:p>-47,689.04</text:p>
          </table:table-cell>
          <table:table-cell office:value-type="float" office:value="10.46" table:style-name="ce57">
            <text:p>10,4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47" table:style-name="ce1">
            <text:p>15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803" table:style-name="ce1">
            <text:p>2678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54914-000000-CI APLICA POR RETENCION</text:p>
          </table:table-cell>
          <table:table-cell table:number-columns-repeated="16373"/>
        </table:table-row>
        <table:table-row table:style-name="ro8">
          <table:table-cell office:value-type="float" office:value="5915" table:style-name="ce1">
            <text:p>5915</text:p>
          </table:table-cell>
          <table:table-cell office:value-type="string" table:style-name="ce56">
            <text:p>-47,029.85</text:p>
          </table:table-cell>
          <table:table-cell office:value-type="float" office:value="659.19" table:style-name="ce57">
            <text:p>659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48" table:style-name="ce1">
            <text:p>15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003" table:style-name="ce1">
            <text:p>2680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54914-000000-CI APLICA FACT#54914 PAGO TRAN</text:p>
          </table:table-cell>
          <table:table-cell table:number-columns-repeated="16373"/>
        </table:table-row>
        <table:table-row table:style-name="ro8">
          <table:table-cell office:value-type="float" office:value="5916" table:style-name="ce1">
            <text:p>5916</text:p>
          </table:table-cell>
          <table:table-cell office:value-type="string" table:style-name="ce56">
            <text:p>-49,078.11</text:p>
          </table:table-cell>
          <table:table-cell office:value-type="float" office:value="0" table:style-name="ce57">
            <text:p>-<text:s/></text:p>
          </table:table-cell>
          <table:table-cell office:value-type="float" office:value="2048.2600000000002" table:style-name="ce57">
            <text:p>2.048,26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903" table:style-name="ce1">
            <text:p>2439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0823-001001-VIAJES DESALOJOS UNIVERSIDAD G</text:p>
          </table:table-cell>
          <table:table-cell table:number-columns-repeated="16373"/>
        </table:table-row>
        <table:table-row table:style-name="ro8">
          <table:table-cell office:value-type="float" office:value="5917" table:style-name="ce1">
            <text:p>5917</text:p>
          </table:table-cell>
          <table:table-cell office:value-type="string" table:style-name="ce56">
            <text:p>-49,628.11</text:p>
          </table:table-cell>
          <table:table-cell office:value-type="float" office:value="0" table:style-name="ce57">
            <text:p>-<text:s/></text:p>
          </table:table-cell>
          <table:table-cell office:value-type="float" office:value="550" table:style-name="ce57">
            <text:p>550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003" table:style-name="ce1">
            <text:p>2440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V 000002055-001001-SERV. TEC. CONSORCIO UNIVERSID</text:p>
          </table:table-cell>
          <table:table-cell table:number-columns-repeated="16373"/>
        </table:table-row>
        <table:table-row table:style-name="ro8">
          <table:table-cell office:value-type="float" office:value="5918" table:style-name="ce1">
            <text:p>5918</text:p>
          </table:table-cell>
          <table:table-cell office:value-type="string" table:style-name="ce56">
            <text:p>-47,904.08</text:p>
          </table:table-cell>
          <table:table-cell office:value-type="float" office:value="1724.03" table:style-name="ce57">
            <text:p>1.724,0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49" table:style-name="ce1">
            <text:p>15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103" table:style-name="ce1">
            <text:p>2681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CI 000000662-000000-CI APLICA FACT <text:s/>662 664 665 66</text:p>
          </table:table-cell>
          <table:table-cell table:number-columns-repeated="16373"/>
        </table:table-row>
        <table:table-row table:style-name="ro8">
          <table:table-cell office:value-type="float" office:value="5919" table:style-name="ce1">
            <text:p>5919</text:p>
          </table:table-cell>
          <table:table-cell office:value-type="string" table:style-name="ce56">
            <text:p>-53,209.31</text:p>
          </table:table-cell>
          <table:table-cell office:value-type="float" office:value="0" table:style-name="ce57">
            <text:p>-<text:s/></text:p>
          </table:table-cell>
          <table:table-cell office:value-type="float" office:value="5305.23" table:style-name="ce57">
            <text:p>5.305,23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203" table:style-name="ce1">
            <text:p>2442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0100-001101-(17 ) ARENA- (108) PIEDRA 3/4</text:p>
          </table:table-cell>
          <table:table-cell table:number-columns-repeated="16373"/>
        </table:table-row>
        <table:table-row table:style-name="ro8">
          <table:table-cell office:value-type="float" office:value="5920" table:style-name="ce1">
            <text:p>5920</text:p>
          </table:table-cell>
          <table:table-cell office:value-type="string" table:style-name="ce56">
            <text:p>-55,590.71</text:p>
          </table:table-cell>
          <table:table-cell office:value-type="float" office:value="0" table:style-name="ce57">
            <text:p>-<text:s/></text:p>
          </table:table-cell>
          <table:table-cell office:value-type="float" office:value="2381.4" table:style-name="ce57">
            <text:p>2.381,4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103" table:style-name="ce1">
            <text:p>244103</text:p>
          </table:table-cell>
          <table:table-cell office:value-type="date" office:date-value="2020-05-31T00:00:00" table:style-name="ce63">
            <text:p>31/05/2020</text:p>
          </table:table-cell>
          <table:table-cell office:value-type="string" table:style-name="ce1">
            <text:p>FB 000000101-001001-SUB-BASE PROYECTO UNIVERSIDAD</text:p>
          </table:table-cell>
          <table:table-cell table:number-columns-repeated="16373"/>
        </table:table-row>
        <table:table-row table:style-name="ro8">
          <table:table-cell office:value-type="float" office:value="5921" table:style-name="ce1">
            <text:p>5921</text:p>
          </table:table-cell>
          <table:table-cell office:value-type="string" table:style-name="ce56">
            <text:p>-56,047.92</text:p>
          </table:table-cell>
          <table:table-cell office:value-type="float" office:value="0" table:style-name="ce57">
            <text:p>-<text:s/></text:p>
          </table:table-cell>
          <table:table-cell office:value-type="float" office:value="457.21" table:style-name="ce57">
            <text:p>457,2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403" table:style-name="ce1">
            <text:p>253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2387-001005-COMPRA DE COMBUSTIBLE</text:p>
          </table:table-cell>
          <table:table-cell table:number-columns-repeated="16373"/>
        </table:table-row>
        <table:table-row table:style-name="ro8">
          <table:table-cell office:value-type="float" office:value="5922" table:style-name="ce1">
            <text:p>5922</text:p>
          </table:table-cell>
          <table:table-cell office:value-type="string" table:style-name="ce56">
            <text:p>-56,976.54</text:p>
          </table:table-cell>
          <table:table-cell office:value-type="float" office:value="0" table:style-name="ce57">
            <text:p>-<text:s/></text:p>
          </table:table-cell>
          <table:table-cell office:value-type="float" office:value="928.62" table:style-name="ce57">
            <text:p>928,6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503" table:style-name="ce1">
            <text:p>253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159-002050-SERVICIO AUDITORIA</text:p>
          </table:table-cell>
          <table:table-cell table:number-columns-repeated="16373"/>
        </table:table-row>
        <table:table-row table:style-name="ro8">
          <table:table-cell office:value-type="float" office:value="5923" table:style-name="ce1">
            <text:p>5923</text:p>
          </table:table-cell>
          <table:table-cell office:value-type="string" table:style-name="ce56">
            <text:p>-60,193.37</text:p>
          </table:table-cell>
          <table:table-cell office:value-type="float" office:value="0" table:style-name="ce57">
            <text:p>-<text:s/></text:p>
          </table:table-cell>
          <table:table-cell office:value-type="float" office:value="3216.83" table:style-name="ce57">
            <text:p>3.216,8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203" table:style-name="ce1">
            <text:p>2522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7-001011-LLANTA12-16 5L5NHS MINICARGADO</text:p>
          </table:table-cell>
          <table:table-cell table:number-columns-repeated="16373"/>
        </table:table-row>
        <table:table-row table:style-name="ro8">
          <table:table-cell office:value-type="float" office:value="5924" table:style-name="ce1">
            <text:p>5924</text:p>
          </table:table-cell>
          <table:table-cell office:value-type="string" table:style-name="ce56">
            <text:p>-60,250.09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303" table:style-name="ce1">
            <text:p>252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8-001011-BOTA DIELECTRICA TALLA 40</text:p>
          </table:table-cell>
          <table:table-cell table:number-columns-repeated="16373"/>
        </table:table-row>
        <table:table-row table:style-name="ro8">
          <table:table-cell office:value-type="float" office:value="5925" table:style-name="ce1">
            <text:p>5925</text:p>
          </table:table-cell>
          <table:table-cell office:value-type="string" table:style-name="ce56">
            <text:p>-60,348.98</text:p>
          </table:table-cell>
          <table:table-cell office:value-type="float" office:value="0" table:style-name="ce57">
            <text:p>-<text:s/></text:p>
          </table:table-cell>
          <table:table-cell office:value-type="float" office:value="98.89" table:style-name="ce57">
            <text:p>98,8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403" table:style-name="ce1">
            <text:p>252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20-001011-TUBO PEAD 100/90MM</text:p>
          </table:table-cell>
          <table:table-cell table:number-columns-repeated="16373"/>
        </table:table-row>
        <table:table-row table:style-name="ro8">
          <table:table-cell office:value-type="float" office:value="5926" table:style-name="ce1">
            <text:p>5926</text:p>
          </table:table-cell>
          <table:table-cell office:value-type="string" table:style-name="ce56">
            <text:p>-60,384.97</text:p>
          </table:table-cell>
          <table:table-cell office:value-type="float" office:value="0" table:style-name="ce57">
            <text:p>-<text:s/></text:p>
          </table:table-cell>
          <table:table-cell office:value-type="float" office:value="35.99" table:style-name="ce57">
            <text:p>35,9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503" table:style-name="ce1">
            <text:p>252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21-001011-LIMPIADOR CONTACTO ELECTRONICO</text:p>
          </table:table-cell>
          <table:table-cell table:number-columns-repeated="16373"/>
        </table:table-row>
        <table:table-row table:style-name="ro8">
          <table:table-cell office:value-type="float" office:value="5927" table:style-name="ce1">
            <text:p>5927</text:p>
          </table:table-cell>
          <table:table-cell office:value-type="string" table:style-name="ce56">
            <text:p>-60,556.51</text:p>
          </table:table-cell>
          <table:table-cell office:value-type="float" office:value="0" table:style-name="ce57">
            <text:p>-<text:s/></text:p>
          </table:table-cell>
          <table:table-cell office:value-type="float" office:value="171.54" table:style-name="ce57">
            <text:p>171,5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603" table:style-name="ce1">
            <text:p>252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22-001011-PINTURA SPRAY AZUL-CARPA 2X2 L</text:p>
          </table:table-cell>
          <table:table-cell table:number-columns-repeated="16373"/>
        </table:table-row>
        <table:table-row table:style-name="ro8">
          <table:table-cell office:value-type="float" office:value="5928" table:style-name="ce1">
            <text:p>5928</text:p>
          </table:table-cell>
          <table:table-cell office:value-type="string" table:style-name="ce56">
            <text:p>-60,603.40</text:p>
          </table:table-cell>
          <table:table-cell office:value-type="float" office:value="0" table:style-name="ce57">
            <text:p>-<text:s/></text:p>
          </table:table-cell>
          <table:table-cell office:value-type="float" office:value="46.89" table:style-name="ce57">
            <text:p>46,8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703" table:style-name="ce1">
            <text:p>252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23-001011-JEAN TALLA 32 CON CINTA REFLEC</text:p>
          </table:table-cell>
          <table:table-cell table:number-columns-repeated="16373"/>
        </table:table-row>
        <table:table-row table:style-name="ro8">
          <table:table-cell office:value-type="float" office:value="5929" table:style-name="ce1">
            <text:p>5929</text:p>
          </table:table-cell>
          <table:table-cell office:value-type="string" table:style-name="ce56">
            <text:p>-60,660.12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803" table:style-name="ce1">
            <text:p>252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24-001011-BOTA DIELECTRICA TALLA 40</text:p>
          </table:table-cell>
          <table:table-cell table:number-columns-repeated="16373"/>
        </table:table-row>
        <table:table-row table:style-name="ro8">
          <table:table-cell office:value-type="float" office:value="5930" table:style-name="ce1">
            <text:p>5930</text:p>
          </table:table-cell>
          <table:table-cell office:value-type="string" table:style-name="ce56">
            <text:p>-60,786.03</text:p>
          </table:table-cell>
          <table:table-cell office:value-type="float" office:value="0" table:style-name="ce57">
            <text:p>-<text:s/></text:p>
          </table:table-cell>
          <table:table-cell office:value-type="float" office:value="125.91" table:style-name="ce57">
            <text:p>125,9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903" table:style-name="ce1">
            <text:p>252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31797624-001064-CONSUMO CELULAR MES JUNIO</text:p>
          </table:table-cell>
          <table:table-cell table:number-columns-repeated="16373"/>
        </table:table-row>
        <table:table-row table:style-name="ro8">
          <table:table-cell office:value-type="float" office:value="5931" table:style-name="ce1">
            <text:p>5931</text:p>
          </table:table-cell>
          <table:table-cell office:value-type="string" table:style-name="ce56">
            <text:p>-60,946.37</text:p>
          </table:table-cell>
          <table:table-cell office:value-type="float" office:value="0" table:style-name="ce57">
            <text:p>-<text:s/></text:p>
          </table:table-cell>
          <table:table-cell office:value-type="float" office:value="160.34" table:style-name="ce57">
            <text:p>160,3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003" table:style-name="ce1">
            <text:p>253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61-001100-LLAVE DE TUBO 36"</text:p>
          </table:table-cell>
          <table:table-cell table:number-columns-repeated="16373"/>
        </table:table-row>
        <table:table-row table:style-name="ro8">
          <table:table-cell office:value-type="float" office:value="5932" table:style-name="ce1">
            <text:p>5932</text:p>
          </table:table-cell>
          <table:table-cell office:value-type="string" table:style-name="ce56">
            <text:p>-60,947.93</text:p>
          </table:table-cell>
          <table:table-cell office:value-type="float" office:value="0" table:style-name="ce57">
            <text:p>-<text:s/></text:p>
          </table:table-cell>
          <table:table-cell office:value-type="float" office:value="1.56" table:style-name="ce57">
            <text:p>1,56<text:s/></text:p>
          </table:table-cell>
          <table:table-cell table:style-name="ce1"/>
          <table:table-cell office:value-type="float" office:value="1561" table:style-name="ce1">
            <text:p>15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003" table:style-name="ce1">
            <text:p>254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JC 000049780-000000-JC APLICA TRANSACCION #245103</text:p>
          </table:table-cell>
          <table:table-cell table:number-columns-repeated="16373"/>
        </table:table-row>
        <table:table-row table:style-name="ro8">
          <table:table-cell office:value-type="float" office:value="5933" table:style-name="ce1">
            <text:p>5933</text:p>
          </table:table-cell>
          <table:table-cell office:value-type="string" table:style-name="ce56">
            <text:p>-60,860.74</text:p>
          </table:table-cell>
          <table:table-cell office:value-type="float" office:value="87.19" table:style-name="ce57">
            <text:p>87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62" table:style-name="ce1">
            <text:p>15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903" table:style-name="ce1">
            <text:p>253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CI 000049780-000000-CI APLICA A FACTURA 49780 TRAN</text:p>
          </table:table-cell>
          <table:table-cell table:number-columns-repeated="16373"/>
        </table:table-row>
        <table:table-row table:style-name="ro8">
          <table:table-cell office:value-type="float" office:value="5934" table:style-name="ce1">
            <text:p>5934</text:p>
          </table:table-cell>
          <table:table-cell office:value-type="string" table:style-name="ce56">
            <text:p>-59,735.74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902" table:style-name="ce1">
            <text:p>2779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1-0 MANUEL NOGALES Y P :HONORARIOS COMO INTERV</text:p>
          </table:table-cell>
          <table:table-cell table:number-columns-repeated="16373"/>
        </table:table-row>
        <table:table-row table:style-name="ro8">
          <table:table-cell office:value-type="float" office:value="5935" table:style-name="ce1">
            <text:p>5935</text:p>
          </table:table-cell>
          <table:table-cell office:value-type="string" table:style-name="ce56">
            <text:p>-59,107.71</text:p>
          </table:table-cell>
          <table:table-cell office:value-type="float" office:value="628.03" table:style-name="ce57">
            <text:p>628,0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202" table:style-name="ce1">
            <text:p>2772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6-0 SUMBA ORTEGA IVAN <text:s/>:REPOSICION DE ASFALTO E</text:p>
          </table:table-cell>
          <table:table-cell table:number-columns-repeated="16373"/>
        </table:table-row>
        <table:table-row table:style-name="ro8">
          <table:table-cell office:value-type="float" office:value="5936" table:style-name="ce1">
            <text:p>5936</text:p>
          </table:table-cell>
          <table:table-cell office:value-type="string" table:style-name="ce56">
            <text:p>-48,185.43</text:p>
          </table:table-cell>
          <table:table-cell office:value-type="float" office:value="10922.28" table:style-name="ce57">
            <text:p>10.922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102" table:style-name="ce1">
            <text:p>2771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4-0 NUÑEZ CALLE JOSE A :CONSTRUCCION DE CAJAS D</text:p>
          </table:table-cell>
          <table:table-cell table:number-columns-repeated="16373"/>
        </table:table-row>
        <table:table-row table:style-name="ro8">
          <table:table-cell office:value-type="float" office:value="5937" table:style-name="ce1">
            <text:p>5937</text:p>
          </table:table-cell>
          <table:table-cell office:value-type="string" table:style-name="ce56">
            <text:p>-47,295.06</text:p>
          </table:table-cell>
          <table:table-cell office:value-type="float" office:value="890.37" table:style-name="ce57">
            <text:p>890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702" table:style-name="ce1">
            <text:p>2787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3-0 TORREGASI S.A. :COMPRA DE COMBUSTIBLE</text:p>
          </table:table-cell>
          <table:table-cell table:number-columns-repeated="16373"/>
        </table:table-row>
        <table:table-row table:style-name="ro8">
          <table:table-cell office:value-type="float" office:value="5938" table:style-name="ce1">
            <text:p>5938</text:p>
          </table:table-cell>
          <table:table-cell office:value-type="string" table:style-name="ce56">
            <text:p>-43,613.58</text:p>
          </table:table-cell>
          <table:table-cell office:value-type="float" office:value="3681.48" table:style-name="ce57">
            <text:p>3.681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402" table:style-name="ce1">
            <text:p>2774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7-0 SUMBA ORTEGA IVAN <text:s/>:CORTE PAVIMENTO, CANALI</text:p>
          </table:table-cell>
          <table:table-cell table:number-columns-repeated="16373"/>
        </table:table-row>
        <table:table-row table:style-name="ro8">
          <table:table-cell office:value-type="float" office:value="5939" table:style-name="ce1">
            <text:p>5939</text:p>
          </table:table-cell>
          <table:table-cell office:value-type="string" table:style-name="ce56">
            <text:p>-43,384.90</text:p>
          </table:table-cell>
          <table:table-cell office:value-type="float" office:value="228.68" table:style-name="ce57">
            <text:p>228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602" table:style-name="ce1">
            <text:p>2786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2-0 SIXTO ROYAL RIVERA :TRABAJOS DE OBRA CIVIL</text:p>
          </table:table-cell>
          <table:table-cell table:number-columns-repeated="16373"/>
        </table:table-row>
        <table:table-row table:style-name="ro8">
          <table:table-cell office:value-type="float" office:value="5940" table:style-name="ce1">
            <text:p>5940</text:p>
          </table:table-cell>
          <table:table-cell office:value-type="string" table:style-name="ce56">
            <text:p>-42,003.65</text:p>
          </table:table-cell>
          <table:table-cell office:value-type="float" office:value="1381.25" table:style-name="ce57">
            <text:p>1.381,2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602" table:style-name="ce1">
            <text:p>2786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2-0 SIXTO ROYAL RIVERA :CANALIZACION 4 VIAS, C</text:p>
          </table:table-cell>
          <table:table-cell table:number-columns-repeated="16373"/>
        </table:table-row>
        <table:table-row table:style-name="ro8">
          <table:table-cell office:value-type="float" office:value="5941" table:style-name="ce1">
            <text:p>5941</text:p>
          </table:table-cell>
          <table:table-cell office:value-type="string" table:style-name="ce56">
            <text:p>-41,055.97</text:p>
          </table:table-cell>
          <table:table-cell office:value-type="float" office:value="947.68" table:style-name="ce57">
            <text:p>947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602" table:style-name="ce1">
            <text:p>2786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2-0 SIXTO ROYAL RIVERA :CANALIZACION 4 VIAS, C</text:p>
          </table:table-cell>
          <table:table-cell table:number-columns-repeated="16373"/>
        </table:table-row>
        <table:table-row table:style-name="ro8">
          <table:table-cell office:value-type="float" office:value="5942" table:style-name="ce1">
            <text:p>5942</text:p>
          </table:table-cell>
          <table:table-cell office:value-type="string" table:style-name="ce56">
            <text:p>-40,590.85</text:p>
          </table:table-cell>
          <table:table-cell office:value-type="float" office:value="465.12" table:style-name="ce57">
            <text:p>46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602" table:style-name="ce1">
            <text:p>2786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2-0 SIXTO ROYAL RIVERA :REPOSICION DE ACERA Y</text:p>
          </table:table-cell>
          <table:table-cell table:number-columns-repeated="16373"/>
        </table:table-row>
        <table:table-row table:style-name="ro8">
          <table:table-cell office:value-type="float" office:value="5943" table:style-name="ce1">
            <text:p>5943</text:p>
          </table:table-cell>
          <table:table-cell office:value-type="string" table:style-name="ce56">
            <text:p>-39,529.70</text:p>
          </table:table-cell>
          <table:table-cell office:value-type="float" office:value="1061.1500000000001" table:style-name="ce57">
            <text:p>1.061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502" table:style-name="ce1">
            <text:p>2775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8-0 CONSTRUCCION MATUT :PLASTICO NEGRO 1.5MTS-M</text:p>
          </table:table-cell>
          <table:table-cell table:number-columns-repeated="16373"/>
        </table:table-row>
        <table:table-row table:style-name="ro8">
          <table:table-cell office:value-type="float" office:value="5944" table:style-name="ce1">
            <text:p>5944</text:p>
          </table:table-cell>
          <table:table-cell office:value-type="string" table:style-name="ce56">
            <text:p>-37,910.66</text:p>
          </table:table-cell>
          <table:table-cell office:value-type="float" office:value="1619.04" table:style-name="ce57">
            <text:p>1.619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402" table:style-name="ce1">
            <text:p>2784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8-0 <text:s/>SALVACERO CIA. LT :CEMENTO HOLCIM FUERTE</text:p>
          </table:table-cell>
          <table:table-cell table:number-columns-repeated="16373"/>
        </table:table-row>
        <table:table-row table:style-name="ro8">
          <table:table-cell office:value-type="float" office:value="5945" table:style-name="ce1">
            <text:p>5945</text:p>
          </table:table-cell>
          <table:table-cell office:value-type="string" table:style-name="ce56">
            <text:p>-37,315.09</text:p>
          </table:table-cell>
          <table:table-cell office:value-type="float" office:value="595.57000000000005" table:style-name="ce57">
            <text:p>595,5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8502" table:style-name="ce1">
            <text:p>2785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9-0 CORDELERIA NACIONA :CORDEL RAFIA 3H CC CON</text:p>
          </table:table-cell>
          <table:table-cell table:number-columns-repeated="16373"/>
        </table:table-row>
        <table:table-row table:style-name="ro8">
          <table:table-cell office:value-type="float" office:value="5946" table:style-name="ce1">
            <text:p>5946</text:p>
          </table:table-cell>
          <table:table-cell office:value-type="string" table:style-name="ce56">
            <text:p>-36,161.71</text:p>
          </table:table-cell>
          <table:table-cell office:value-type="float" office:value="1153.3800000000001" table:style-name="ce57">
            <text:p>1.153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702" table:style-name="ce1">
            <text:p>2777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9-0 CONSTRUCCION MATUT :ELECTROMALLAS- CUARTON</text:p>
          </table:table-cell>
          <table:table-cell table:number-columns-repeated="16373"/>
        </table:table-row>
        <table:table-row table:style-name="ro8">
          <table:table-cell office:value-type="float" office:value="5947" table:style-name="ce1">
            <text:p>5947</text:p>
          </table:table-cell>
          <table:table-cell office:value-type="string" table:style-name="ce56">
            <text:p>-35,036.71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7802" table:style-name="ce1">
            <text:p>2778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10-0 MANUEL NOGALES Y P :HONORARIOS COMO INTERV</text:p>
          </table:table-cell>
          <table:table-cell table:number-columns-repeated="16373"/>
        </table:table-row>
        <table:table-row table:style-name="ro8">
          <table:table-cell office:value-type="float" office:value="5948" table:style-name="ce1">
            <text:p>5948</text:p>
          </table:table-cell>
          <table:table-cell office:value-type="string" table:style-name="ce56">
            <text:p>-34,134.71</text:p>
          </table:table-cell>
          <table:table-cell office:value-type="float" office:value="902" table:style-name="ce57">
            <text:p>90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98" table:style-name="ce1">
            <text:p>15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14 Machala - F #495: Aplicación de Anticipo (Equipos &amp; Pruebas S.A.)</text:p>
          </table:table-cell>
          <table:table-cell table:number-columns-repeated="16373"/>
        </table:table-row>
        <table:table-row table:style-name="ro8">
          <table:table-cell office:value-type="float" office:value="5949" table:style-name="ce1">
            <text:p>5949</text:p>
          </table:table-cell>
          <table:table-cell office:value-type="string" table:style-name="ce56">
            <text:p>-32,820.88</text:p>
          </table:table-cell>
          <table:table-cell office:value-type="float" office:value="1313.83" table:style-name="ce57">
            <text:p>1.313,8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99" table:style-name="ce1">
            <text:p>15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22 Machala - F #6911: Aplicacion de Anticipo (Hohesa, Hormigones Hercules)</text:p>
          </table:table-cell>
          <table:table-cell table:number-columns-repeated="16373"/>
        </table:table-row>
        <table:table-row table:style-name="ro8">
          <table:table-cell office:value-type="float" office:value="5950" table:style-name="ce1">
            <text:p>5950</text:p>
          </table:table-cell>
          <table:table-cell office:value-type="string" table:style-name="ce56">
            <text:p>-33,722.88</text:p>
          </table:table-cell>
          <table:table-cell office:value-type="float" office:value="0" table:style-name="ce57">
            <text:p>-<text:s/></text:p>
          </table:table-cell>
          <table:table-cell office:value-type="float" office:value="902" table:style-name="ce57">
            <text:p>902,00<text:s/></text:p>
          </table:table-cell>
          <table:table-cell table:style-name="ce1"/>
          <table:table-cell office:value-type="float" office:value="1680" table:style-name="ce1">
            <text:p>16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Diario #1598: Reverso de Registro Contable</text:p>
          </table:table-cell>
          <table:table-cell table:number-columns-repeated="16373"/>
        </table:table-row>
        <table:table-row table:style-name="ro8">
          <table:table-cell office:value-type="float" office:value="5951" table:style-name="ce1">
            <text:p>5951</text:p>
          </table:table-cell>
          <table:table-cell office:value-type="string" table:style-name="ce56">
            <text:p>-31,142.14</text:p>
          </table:table-cell>
          <table:table-cell office:value-type="float" office:value="2580.7399999999998" table:style-name="ce57">
            <text:p>2.580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5 MACHALA - F #6762: APLICACIÓN DE ANTICIPO</text:p>
          </table:table-cell>
          <table:table-cell table:number-columns-repeated="16373"/>
        </table:table-row>
        <table:table-row table:style-name="ro8">
          <table:table-cell office:value-type="float" office:value="5952" table:style-name="ce1">
            <text:p>5952</text:p>
          </table:table-cell>
          <table:table-cell office:value-type="string" table:style-name="ce56">
            <text:p>-28,561.40</text:p>
          </table:table-cell>
          <table:table-cell office:value-type="float" office:value="2580.7399999999998" table:style-name="ce57">
            <text:p>2.580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5 MACHALA - F #6746: APLICACIÓN DE ANTICIPO</text:p>
          </table:table-cell>
          <table:table-cell table:number-columns-repeated="16373"/>
        </table:table-row>
        <table:table-row table:style-name="ro8">
          <table:table-cell office:value-type="float" office:value="5953" table:style-name="ce1">
            <text:p>5953</text:p>
          </table:table-cell>
          <table:table-cell office:value-type="string" table:style-name="ce56">
            <text:p>-26,966.04</text:p>
          </table:table-cell>
          <table:table-cell office:value-type="float" office:value="1595.36" table:style-name="ce57">
            <text:p>1.595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8" table:style-name="ce1">
            <text:p>16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5 MACHALA - F #6830: APLICACIÓN DE ANTICIPO</text:p>
          </table:table-cell>
          <table:table-cell table:number-columns-repeated="16373"/>
        </table:table-row>
        <table:table-row table:style-name="ro8">
          <table:table-cell office:value-type="float" office:value="5954" table:style-name="ce1">
            <text:p>5954</text:p>
          </table:table-cell>
          <table:table-cell office:value-type="string" table:style-name="ce56">
            <text:p>-24,330.51</text:p>
          </table:table-cell>
          <table:table-cell office:value-type="float" office:value="2635.53" table:style-name="ce57">
            <text:p>2.635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9" table:style-name="ce1">
            <text:p>16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TR #23 MACHALA - F #7165: APLICACIÓN DE ANTICIPO</text:p>
          </table:table-cell>
          <table:table-cell table:number-columns-repeated="16373"/>
        </table:table-row>
        <table:table-row table:style-name="ro8">
          <table:table-cell office:value-type="float" office:value="5955" table:style-name="ce1">
            <text:p>5955</text:p>
          </table:table-cell>
          <table:table-cell office:value-type="string" table:style-name="ce56">
            <text:p>-25,088.47</text:p>
          </table:table-cell>
          <table:table-cell office:value-type="float" office:value="0" table:style-name="ce57">
            <text:p>-<text:s/></text:p>
          </table:table-cell>
          <table:table-cell office:value-type="float" office:value="757.96" table:style-name="ce57">
            <text:p>757,9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103" table:style-name="ce1">
            <text:p>2531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84-001100-MALLA HEX 1/2" 1X50M</text:p>
          </table:table-cell>
          <table:table-cell table:number-columns-repeated="16373"/>
        </table:table-row>
        <table:table-row table:style-name="ro8">
          <table:table-cell office:value-type="float" office:value="5956" table:style-name="ce1">
            <text:p>5956</text:p>
          </table:table-cell>
          <table:table-cell office:value-type="string" table:style-name="ce56">
            <text:p>-25,108.25</text:p>
          </table:table-cell>
          <table:table-cell office:value-type="float" office:value="0" table:style-name="ce57">
            <text:p>-<text:s/></text:p>
          </table:table-cell>
          <table:table-cell office:value-type="float" office:value="19.78" table:style-name="ce57">
            <text:p>19,7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203" table:style-name="ce1">
            <text:p>2532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99-001100-LIQUIDO PENETRANTE 11ONZ</text:p>
          </table:table-cell>
          <table:table-cell table:number-columns-repeated="16373"/>
        </table:table-row>
        <table:table-row table:style-name="ro8">
          <table:table-cell office:value-type="float" office:value="5957" table:style-name="ce1">
            <text:p>5957</text:p>
          </table:table-cell>
          <table:table-cell office:value-type="string" table:style-name="ce56">
            <text:p>-25,410.75</text:p>
          </table:table-cell>
          <table:table-cell office:value-type="float" office:value="0" table:style-name="ce57">
            <text:p>-<text:s/></text:p>
          </table:table-cell>
          <table:table-cell office:value-type="float" office:value="302.5" table:style-name="ce57">
            <text:p>302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403" table:style-name="ce1">
            <text:p>247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4632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5958" table:style-name="ce1">
            <text:p>5958</text:p>
          </table:table-cell>
          <table:table-cell office:value-type="string" table:style-name="ce56">
            <text:p>-25,905.75</text:p>
          </table:table-cell>
          <table:table-cell office:value-type="float" office:value="0" table:style-name="ce57">
            <text:p>-<text:s/></text:p>
          </table:table-cell>
          <table:table-cell office:value-type="float" office:value="495" table:style-name="ce57">
            <text:p>495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503" table:style-name="ce1">
            <text:p>247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4633-001002-SERVICIO GUARDIANIA</text:p>
          </table:table-cell>
          <table:table-cell table:number-columns-repeated="16373"/>
        </table:table-row>
        <table:table-row table:style-name="ro8">
          <table:table-cell office:value-type="float" office:value="5959" table:style-name="ce1">
            <text:p>5959</text:p>
          </table:table-cell>
          <table:table-cell office:value-type="string" table:style-name="ce56">
            <text:p>-25,988.25</text:p>
          </table:table-cell>
          <table:table-cell office:value-type="float" office:value="0" table:style-name="ce57">
            <text:p>-<text:s/></text:p>
          </table:table-cell>
          <table:table-cell office:value-type="float" office:value="82.5" table:style-name="ce57">
            <text:p>82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703" table:style-name="ce1">
            <text:p>247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4634-001002-SERVICIO GUARDIANIA</text:p>
          </table:table-cell>
          <table:table-cell table:number-columns-repeated="16373"/>
        </table:table-row>
        <table:table-row table:style-name="ro8">
          <table:table-cell office:value-type="float" office:value="5960" table:style-name="ce1">
            <text:p>5960</text:p>
          </table:table-cell>
          <table:table-cell office:value-type="string" table:style-name="ce56">
            <text:p>-27,567.11</text:p>
          </table:table-cell>
          <table:table-cell office:value-type="float" office:value="0" table:style-name="ce57">
            <text:p>-<text:s/></text:p>
          </table:table-cell>
          <table:table-cell office:value-type="float" office:value="1578.86" table:style-name="ce57">
            <text:p>1.578,8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803" table:style-name="ce1">
            <text:p>247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676-001001-SERVICIO TRANSPORTE DESALOJO 0</text:p>
          </table:table-cell>
          <table:table-cell table:number-columns-repeated="16373"/>
        </table:table-row>
        <table:table-row table:style-name="ro8">
          <table:table-cell office:value-type="float" office:value="5961" table:style-name="ce1">
            <text:p>5961</text:p>
          </table:table-cell>
          <table:table-cell office:value-type="string" table:style-name="ce56">
            <text:p>-27,778.27</text:p>
          </table:table-cell>
          <table:table-cell office:value-type="float" office:value="0" table:style-name="ce57">
            <text:p>-<text:s/></text:p>
          </table:table-cell>
          <table:table-cell office:value-type="float" office:value="211.16" table:style-name="ce57">
            <text:p>211,1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903" table:style-name="ce1">
            <text:p>247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11995-001001-88 BOTELLONES DE AGUA</text:p>
          </table:table-cell>
          <table:table-cell table:number-columns-repeated="16373"/>
        </table:table-row>
        <table:table-row table:style-name="ro8">
          <table:table-cell office:value-type="float" office:value="5962" table:style-name="ce1">
            <text:p>5962</text:p>
          </table:table-cell>
          <table:table-cell office:value-type="string" table:style-name="ce56">
            <text:p>-30,359.01</text:p>
          </table:table-cell>
          <table:table-cell office:value-type="float" office:value="0" table:style-name="ce57">
            <text:p>-<text:s/></text:p>
          </table:table-cell>
          <table:table-cell office:value-type="float" office:value="2580.7399999999998" table:style-name="ce57">
            <text:p>2.580,7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003" table:style-name="ce1">
            <text:p>248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6762-001001-HORMIGON 140KG/CM2 STANDAR-28</text:p>
          </table:table-cell>
          <table:table-cell table:number-columns-repeated="16373"/>
        </table:table-row>
        <table:table-row table:style-name="ro8">
          <table:table-cell office:value-type="float" office:value="5963" table:style-name="ce1">
            <text:p>5963</text:p>
          </table:table-cell>
          <table:table-cell office:value-type="string" table:style-name="ce56">
            <text:p>-30,446.89</text:p>
          </table:table-cell>
          <table:table-cell office:value-type="float" office:value="0" table:style-name="ce57">
            <text:p>-<text:s/></text:p>
          </table:table-cell>
          <table:table-cell office:value-type="float" office:value="87.88" table:style-name="ce57">
            <text:p>87,8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203" table:style-name="ce1">
            <text:p>2482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1166-001001-MANTENIMIENTO DE LA BOMBA DE F</text:p>
          </table:table-cell>
          <table:table-cell table:number-columns-repeated="16373"/>
        </table:table-row>
        <table:table-row table:style-name="ro8">
          <table:table-cell office:value-type="float" office:value="5964" table:style-name="ce1">
            <text:p>5964</text:p>
          </table:table-cell>
          <table:table-cell office:value-type="string" table:style-name="ce56">
            <text:p>-30,629.77</text:p>
          </table:table-cell>
          <table:table-cell office:value-type="float" office:value="0" table:style-name="ce57">
            <text:p>-<text:s/></text:p>
          </table:table-cell>
          <table:table-cell office:value-type="float" office:value="182.88" table:style-name="ce57">
            <text:p>182,8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303" table:style-name="ce1">
            <text:p>248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1165-001001-LOGISTICA Y MOVILIZACION: MINI</text:p>
          </table:table-cell>
          <table:table-cell table:number-columns-repeated="16373"/>
        </table:table-row>
        <table:table-row table:style-name="ro8">
          <table:table-cell office:value-type="float" office:value="5965" table:style-name="ce1">
            <text:p>5965</text:p>
          </table:table-cell>
          <table:table-cell office:value-type="string" table:style-name="ce56">
            <text:p>-30,648.96</text:p>
          </table:table-cell>
          <table:table-cell office:value-type="float" office:value="0" table:style-name="ce57">
            <text:p>-<text:s/></text:p>
          </table:table-cell>
          <table:table-cell office:value-type="float" office:value="19.190000000000001" table:style-name="ce57">
            <text:p>19,1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303" table:style-name="ce1">
            <text:p>246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83-001100-SACO VACIO 25KG CLASICC</text:p>
          </table:table-cell>
          <table:table-cell table:number-columns-repeated="16373"/>
        </table:table-row>
        <table:table-row table:style-name="ro8">
          <table:table-cell office:value-type="float" office:value="5966" table:style-name="ce1">
            <text:p>5966</text:p>
          </table:table-cell>
          <table:table-cell office:value-type="string" table:style-name="ce56">
            <text:p>-35,993.40</text:p>
          </table:table-cell>
          <table:table-cell office:value-type="float" office:value="0" table:style-name="ce57">
            <text:p>-<text:s/></text:p>
          </table:table-cell>
          <table:table-cell office:value-type="float" office:value="5344.44" table:style-name="ce57">
            <text:p>5.344,4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503" table:style-name="ce1">
            <text:p>246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13-002002-TUBERIA PEAD 160 X 11.80MM 1.2</text:p>
          </table:table-cell>
          <table:table-cell table:number-columns-repeated="16373"/>
        </table:table-row>
        <table:table-row table:style-name="ro8">
          <table:table-cell office:value-type="float" office:value="5967" table:style-name="ce1">
            <text:p>5967</text:p>
          </table:table-cell>
          <table:table-cell office:value-type="string" table:style-name="ce56">
            <text:p>-36,326.34</text:p>
          </table:table-cell>
          <table:table-cell office:value-type="float" office:value="0" table:style-name="ce57">
            <text:p>-<text:s/></text:p>
          </table:table-cell>
          <table:table-cell office:value-type="float" office:value="332.94" table:style-name="ce57">
            <text:p>332,9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603" table:style-name="ce1">
            <text:p>246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52-001001-FABRICACION DE PASADOR CON ROS</text:p>
          </table:table-cell>
          <table:table-cell table:number-columns-repeated="16373"/>
        </table:table-row>
        <table:table-row table:style-name="ro8">
          <table:table-cell office:value-type="float" office:value="5968" table:style-name="ce1">
            <text:p>5968</text:p>
          </table:table-cell>
          <table:table-cell office:value-type="string" table:style-name="ce56">
            <text:p>-37,679.34</text:p>
          </table:table-cell>
          <table:table-cell office:value-type="float" office:value="0" table:style-name="ce57">
            <text:p>-<text:s/></text:p>
          </table:table-cell>
          <table:table-cell office:value-type="float" office:value="1353" table:style-name="ce57">
            <text:p>1.353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803" table:style-name="ce1">
            <text:p>246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4648-001002-SERVICIOS DE GUARDIANA</text:p>
          </table:table-cell>
          <table:table-cell table:number-columns-repeated="16373"/>
        </table:table-row>
        <table:table-row table:style-name="ro8">
          <table:table-cell office:value-type="float" office:value="5969" table:style-name="ce1">
            <text:p>5969</text:p>
          </table:table-cell>
          <table:table-cell office:value-type="string" table:style-name="ce56">
            <text:p>-51,357.61</text:p>
          </table:table-cell>
          <table:table-cell office:value-type="float" office:value="0" table:style-name="ce57">
            <text:p>-<text:s/></text:p>
          </table:table-cell>
          <table:table-cell office:value-type="float" office:value="13678.27" table:style-name="ce57">
            <text:p>13.678,2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703" table:style-name="ce1">
            <text:p>253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23643-001501-ADOQUIN HOLANDES 8 CM COLOR -</text:p>
          </table:table-cell>
          <table:table-cell table:number-columns-repeated="16373"/>
        </table:table-row>
        <table:table-row table:style-name="ro8">
          <table:table-cell office:value-type="float" office:value="5970" table:style-name="ce1">
            <text:p>5970</text:p>
          </table:table-cell>
          <table:table-cell office:value-type="string" table:style-name="ce56">
            <text:p>-55,039.09</text:p>
          </table:table-cell>
          <table:table-cell office:value-type="float" office:value="0" table:style-name="ce57">
            <text:p>-<text:s/></text:p>
          </table:table-cell>
          <table:table-cell office:value-type="float" office:value="3681.48" table:style-name="ce57">
            <text:p>3.681,4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003" table:style-name="ce1">
            <text:p>245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582-001001-CORTE PAVIMENTO, CANALIZACION</text:p>
          </table:table-cell>
          <table:table-cell table:number-columns-repeated="16373"/>
        </table:table-row>
        <table:table-row table:style-name="ro8">
          <table:table-cell office:value-type="float" office:value="5971" table:style-name="ce1">
            <text:p>5971</text:p>
          </table:table-cell>
          <table:table-cell office:value-type="string" table:style-name="ce56">
            <text:p>-55,124.72</text:p>
          </table:table-cell>
          <table:table-cell office:value-type="float" office:value="0" table:style-name="ce57">
            <text:p>-<text:s/></text:p>
          </table:table-cell>
          <table:table-cell office:value-type="float" office:value="85.63" table:style-name="ce57">
            <text:p>85,6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103" table:style-name="ce1">
            <text:p>2451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49780-001002-ZAKKA DESINFECTANTE AMONIO CUA</text:p>
          </table:table-cell>
          <table:table-cell table:number-columns-repeated="16373"/>
        </table:table-row>
        <table:table-row table:style-name="ro8">
          <table:table-cell office:value-type="float" office:value="5972" table:style-name="ce1">
            <text:p>5972</text:p>
          </table:table-cell>
          <table:table-cell office:value-type="string" table:style-name="ce56">
            <text:p>-55,166.52</text:p>
          </table:table-cell>
          <table:table-cell office:value-type="float" office:value="0" table:style-name="ce57">
            <text:p>-<text:s/></text:p>
          </table:table-cell>
          <table:table-cell office:value-type="float" office:value="41.8" table:style-name="ce57">
            <text:p>41,8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203" table:style-name="ce1">
            <text:p>2452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727-001001-2 UNID TACHO BASURA ROJO 64CM</text:p>
          </table:table-cell>
          <table:table-cell table:number-columns-repeated="16373"/>
        </table:table-row>
        <table:table-row table:style-name="ro8">
          <table:table-cell office:value-type="float" office:value="5973" table:style-name="ce1">
            <text:p>5973</text:p>
          </table:table-cell>
          <table:table-cell office:value-type="string" table:style-name="ce56">
            <text:p>-55,179.00</text:p>
          </table:table-cell>
          <table:table-cell office:value-type="float" office:value="0" table:style-name="ce57">
            <text:p>-<text:s/></text:p>
          </table:table-cell>
          <table:table-cell office:value-type="float" office:value="12.48" table:style-name="ce57">
            <text:p>12,4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303" table:style-name="ce1">
            <text:p>245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745-001001-6 UNID. DISCO DE CORTE METAL D</text:p>
          </table:table-cell>
          <table:table-cell table:number-columns-repeated="16373"/>
        </table:table-row>
        <table:table-row table:style-name="ro8">
          <table:table-cell office:value-type="float" office:value="5974" table:style-name="ce1">
            <text:p>5974</text:p>
          </table:table-cell>
          <table:table-cell office:value-type="string" table:style-name="ce56">
            <text:p>-66,101.28</text:p>
          </table:table-cell>
          <table:table-cell office:value-type="float" office:value="0" table:style-name="ce57">
            <text:p>-<text:s/></text:p>
          </table:table-cell>
          <table:table-cell office:value-type="float" office:value="10922.28" table:style-name="ce57">
            <text:p>10.922,2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803" table:style-name="ce1">
            <text:p>244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826-001001-CONSTRUCCION DE CAJAS DE 1X1X1</text:p>
          </table:table-cell>
          <table:table-cell table:number-columns-repeated="16373"/>
        </table:table-row>
        <table:table-row table:style-name="ro8">
          <table:table-cell office:value-type="float" office:value="5975" table:style-name="ce1">
            <text:p>5975</text:p>
          </table:table-cell>
          <table:table-cell office:value-type="string" table:style-name="ce56">
            <text:p>-67,483.84</text:p>
          </table:table-cell>
          <table:table-cell office:value-type="float" office:value="0" table:style-name="ce57">
            <text:p>-<text:s/></text:p>
          </table:table-cell>
          <table:table-cell office:value-type="float" office:value="1382.56" table:style-name="ce57">
            <text:p>1.382,5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403" table:style-name="ce1">
            <text:p>245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194-002002-78 UNID. ANGULO 50X50X2MM - 78</text:p>
          </table:table-cell>
          <table:table-cell table:number-columns-repeated="16373"/>
        </table:table-row>
        <table:table-row table:style-name="ro8">
          <table:table-cell office:value-type="float" office:value="5976" table:style-name="ce1">
            <text:p>5976</text:p>
          </table:table-cell>
          <table:table-cell office:value-type="string" table:style-name="ce56">
            <text:p>-68,409.94</text:p>
          </table:table-cell>
          <table:table-cell office:value-type="float" office:value="0" table:style-name="ce57">
            <text:p>-<text:s/></text:p>
          </table:table-cell>
          <table:table-cell office:value-type="float" office:value="926.1" table:style-name="ce57">
            <text:p>926,1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503" table:style-name="ce1">
            <text:p>245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108-001101-42 UNID. SUB BASE</text:p>
          </table:table-cell>
          <table:table-cell table:number-columns-repeated="16373"/>
        </table:table-row>
        <table:table-row table:style-name="ro8">
          <table:table-cell office:value-type="float" office:value="5977" table:style-name="ce1">
            <text:p>5977</text:p>
          </table:table-cell>
          <table:table-cell office:value-type="string" table:style-name="ce56">
            <text:p>-68,441.83</text:p>
          </table:table-cell>
          <table:table-cell office:value-type="float" office:value="0" table:style-name="ce57">
            <text:p>-<text:s/></text:p>
          </table:table-cell>
          <table:table-cell office:value-type="float" office:value="31.89" table:style-name="ce57">
            <text:p>31,8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603" table:style-name="ce1">
            <text:p>245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267-001100-5 UNID. DE LIQUIDO PENETRANTE</text:p>
          </table:table-cell>
          <table:table-cell table:number-columns-repeated="16373"/>
        </table:table-row>
        <table:table-row table:style-name="ro8">
          <table:table-cell office:value-type="float" office:value="5978" table:style-name="ce1">
            <text:p>5978</text:p>
          </table:table-cell>
          <table:table-cell office:value-type="string" table:style-name="ce56">
            <text:p>-68,501.28</text:p>
          </table:table-cell>
          <table:table-cell office:value-type="float" office:value="0" table:style-name="ce57">
            <text:p>-<text:s/></text:p>
          </table:table-cell>
          <table:table-cell office:value-type="float" office:value="59.45" table:style-name="ce57">
            <text:p>59,4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703" table:style-name="ce1">
            <text:p>245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56651-002002-MOTOROEL SAE 20W-50 SN</text:p>
          </table:table-cell>
          <table:table-cell table:number-columns-repeated="16373"/>
        </table:table-row>
        <table:table-row table:style-name="ro8">
          <table:table-cell office:value-type="float" office:value="5979" table:style-name="ce1">
            <text:p>5979</text:p>
          </table:table-cell>
          <table:table-cell office:value-type="string" table:style-name="ce56">
            <text:p>-70,120.32</text:p>
          </table:table-cell>
          <table:table-cell office:value-type="float" office:value="0" table:style-name="ce57">
            <text:p>-<text:s/></text:p>
          </table:table-cell>
          <table:table-cell office:value-type="float" office:value="1619.04" table:style-name="ce57">
            <text:p>1.619,0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803" table:style-name="ce1">
            <text:p>245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13458-001003-CEMENTO HOLCIM FUERTE SACO 50K</text:p>
          </table:table-cell>
          <table:table-cell table:number-columns-repeated="16373"/>
        </table:table-row>
        <table:table-row table:style-name="ro8">
          <table:table-cell office:value-type="float" office:value="5980" table:style-name="ce1">
            <text:p>5980</text:p>
          </table:table-cell>
          <table:table-cell office:value-type="string" table:style-name="ce56">
            <text:p>-71,181.47</text:p>
          </table:table-cell>
          <table:table-cell office:value-type="float" office:value="0" table:style-name="ce57">
            <text:p>-<text:s/></text:p>
          </table:table-cell>
          <table:table-cell office:value-type="float" office:value="1061.1500000000001" table:style-name="ce57">
            <text:p>1.061,1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903" table:style-name="ce1">
            <text:p>245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92910-001101-PLASTICO NEGRO 1.5MTS-MARTILLO</text:p>
          </table:table-cell>
          <table:table-cell table:number-columns-repeated="16373"/>
        </table:table-row>
        <table:table-row table:style-name="ro8">
          <table:table-cell office:value-type="float" office:value="5981" table:style-name="ce1">
            <text:p>5981</text:p>
          </table:table-cell>
          <table:table-cell office:value-type="string" table:style-name="ce56">
            <text:p>-72,334.85</text:p>
          </table:table-cell>
          <table:table-cell office:value-type="float" office:value="0" table:style-name="ce57">
            <text:p>-<text:s/></text:p>
          </table:table-cell>
          <table:table-cell office:value-type="float" office:value="1153.3800000000001" table:style-name="ce57">
            <text:p>1.153,3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003" table:style-name="ce1">
            <text:p>246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93303-001101-ELECTROMALLAS- CUARTON SEMIDUR</text:p>
          </table:table-cell>
          <table:table-cell table:number-columns-repeated="16373"/>
        </table:table-row>
        <table:table-row table:style-name="ro8">
          <table:table-cell office:value-type="float" office:value="5982" table:style-name="ce1">
            <text:p>5982</text:p>
          </table:table-cell>
          <table:table-cell office:value-type="string" table:style-name="ce56">
            <text:p>-72,531.35</text:p>
          </table:table-cell>
          <table:table-cell office:value-type="float" office:value="0" table:style-name="ce57">
            <text:p>-<text:s/></text:p>
          </table:table-cell>
          <table:table-cell office:value-type="float" office:value="196.5" table:style-name="ce57">
            <text:p>196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903" table:style-name="ce1">
            <text:p>246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1639-001001-4 TANQUEROS DE AGUA</text:p>
          </table:table-cell>
          <table:table-cell table:number-columns-repeated="16373"/>
        </table:table-row>
        <table:table-row table:style-name="ro8">
          <table:table-cell office:value-type="float" office:value="5983" table:style-name="ce1">
            <text:p>5983</text:p>
          </table:table-cell>
          <table:table-cell office:value-type="string" table:style-name="ce56">
            <text:p>-72,826.10</text:p>
          </table:table-cell>
          <table:table-cell office:value-type="float" office:value="0" table:style-name="ce57">
            <text:p>-<text:s/></text:p>
          </table:table-cell>
          <table:table-cell office:value-type="float" office:value="294.75" table:style-name="ce57">
            <text:p>294,7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003" table:style-name="ce1">
            <text:p>247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1640-001001-6 TANQUEROS DE AGUA</text:p>
          </table:table-cell>
          <table:table-cell table:number-columns-repeated="16373"/>
        </table:table-row>
        <table:table-row table:style-name="ro8">
          <table:table-cell office:value-type="float" office:value="5984" table:style-name="ce1">
            <text:p>5984</text:p>
          </table:table-cell>
          <table:table-cell office:value-type="string" table:style-name="ce56">
            <text:p>-74,198.24</text:p>
          </table:table-cell>
          <table:table-cell office:value-type="float" office:value="0" table:style-name="ce57">
            <text:p>-<text:s/></text:p>
          </table:table-cell>
          <table:table-cell office:value-type="float" office:value="1372.14" table:style-name="ce57">
            <text:p>1.372,1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203" table:style-name="ce1">
            <text:p>2502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091-001002-TRANSPORTE DE DESALOJO PROYECT</text:p>
          </table:table-cell>
          <table:table-cell table:number-columns-repeated="16373"/>
        </table:table-row>
        <table:table-row table:style-name="ro8">
          <table:table-cell office:value-type="float" office:value="5985" table:style-name="ce1">
            <text:p>5985</text:p>
          </table:table-cell>
          <table:table-cell office:value-type="string" table:style-name="ce56">
            <text:p>-76,235.66</text:p>
          </table:table-cell>
          <table:table-cell office:value-type="float" office:value="0" table:style-name="ce57">
            <text:p>-<text:s/></text:p>
          </table:table-cell>
          <table:table-cell office:value-type="float" office:value="2037.42" table:style-name="ce57">
            <text:p>2.037,4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303" table:style-name="ce1">
            <text:p>250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090-001002-TRANSPORTE DE DESALOJO PROYECT</text:p>
          </table:table-cell>
          <table:table-cell table:number-columns-repeated="16373"/>
        </table:table-row>
        <table:table-row table:style-name="ro8">
          <table:table-cell office:value-type="float" office:value="5986" table:style-name="ce1">
            <text:p>5986</text:p>
          </table:table-cell>
          <table:table-cell office:value-type="string" table:style-name="ce56">
            <text:p>-76,334.66</text:p>
          </table:table-cell>
          <table:table-cell office:value-type="float" office:value="0" table:style-name="ce57">
            <text:p>-<text:s/></text:p>
          </table:table-cell>
          <table:table-cell office:value-type="float" office:value="99" table:style-name="ce57">
            <text:p>99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403" table:style-name="ce1">
            <text:p>250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1176-001001-LOGISTICA Y MOVILIZACIÓN: MINI</text:p>
          </table:table-cell>
          <table:table-cell table:number-columns-repeated="16373"/>
        </table:table-row>
        <table:table-row table:style-name="ro8">
          <table:table-cell office:value-type="float" office:value="5987" table:style-name="ce1">
            <text:p>5987</text:p>
          </table:table-cell>
          <table:table-cell office:value-type="string" table:style-name="ce56">
            <text:p>-76,433.66</text:p>
          </table:table-cell>
          <table:table-cell office:value-type="float" office:value="0" table:style-name="ce57">
            <text:p>-<text:s/></text:p>
          </table:table-cell>
          <table:table-cell office:value-type="float" office:value="99" table:style-name="ce57">
            <text:p>99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503" table:style-name="ce1">
            <text:p>250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1173-001001-LOGISTICA Y MOVILIZACION: MINI</text:p>
          </table:table-cell>
          <table:table-cell table:number-columns-repeated="16373"/>
        </table:table-row>
        <table:table-row table:style-name="ro8">
          <table:table-cell office:value-type="float" office:value="5988" table:style-name="ce1">
            <text:p>5988</text:p>
          </table:table-cell>
          <table:table-cell office:value-type="string" table:style-name="ce56">
            <text:p>-76,699.32</text:p>
          </table:table-cell>
          <table:table-cell office:value-type="float" office:value="0" table:style-name="ce57">
            <text:p>-<text:s/></text:p>
          </table:table-cell>
          <table:table-cell office:value-type="float" office:value="265.66000000000003" table:style-name="ce57">
            <text:p>265,6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603" table:style-name="ce1">
            <text:p>250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0768-001001-6 UNID CODAL DE ALUMINIO DE 3</text:p>
          </table:table-cell>
          <table:table-cell table:number-columns-repeated="16373"/>
        </table:table-row>
        <table:table-row table:style-name="ro8">
          <table:table-cell office:value-type="float" office:value="5989" table:style-name="ce1">
            <text:p>5989</text:p>
          </table:table-cell>
          <table:table-cell office:value-type="string" table:style-name="ce56">
            <text:p>-78,013.15</text:p>
          </table:table-cell>
          <table:table-cell office:value-type="float" office:value="0" table:style-name="ce57">
            <text:p>-<text:s/></text:p>
          </table:table-cell>
          <table:table-cell office:value-type="float" office:value="1313.83" table:style-name="ce57">
            <text:p>1.313,8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703" table:style-name="ce1">
            <text:p>250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6911-001001-HORMIGON 140KG/CM2 STANDARD-28</text:p>
          </table:table-cell>
          <table:table-cell table:number-columns-repeated="16373"/>
        </table:table-row>
        <table:table-row table:style-name="ro8">
          <table:table-cell office:value-type="float" office:value="5990" table:style-name="ce1">
            <text:p>5990</text:p>
          </table:table-cell>
          <table:table-cell office:value-type="string" table:style-name="ce56">
            <text:p>-78,048.76</text:p>
          </table:table-cell>
          <table:table-cell office:value-type="float" office:value="0" table:style-name="ce57">
            <text:p>-<text:s/></text:p>
          </table:table-cell>
          <table:table-cell office:value-type="float" office:value="35.61" table:style-name="ce57">
            <text:p>35,6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803" table:style-name="ce1">
            <text:p>250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50088-001002-FUNDA DE BASURA BLANCA 18X20 P</text:p>
          </table:table-cell>
          <table:table-cell table:number-columns-repeated="16373"/>
        </table:table-row>
        <table:table-row table:style-name="ro8">
          <table:table-cell office:value-type="float" office:value="5991" table:style-name="ce1">
            <text:p>5991</text:p>
          </table:table-cell>
          <table:table-cell office:value-type="string" table:style-name="ce56">
            <text:p>-78,626.29</text:p>
          </table:table-cell>
          <table:table-cell office:value-type="float" office:value="0" table:style-name="ce57">
            <text:p>-<text:s/></text:p>
          </table:table-cell>
          <table:table-cell office:value-type="float" office:value="577.53" table:style-name="ce57">
            <text:p>577,5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803" table:style-name="ce1">
            <text:p>253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1845-022901-MALLA ARMEX R-196 625X240X10X5</text:p>
          </table:table-cell>
          <table:table-cell table:number-columns-repeated="16373"/>
        </table:table-row>
        <table:table-row table:style-name="ro8">
          <table:table-cell office:value-type="float" office:value="5992" table:style-name="ce1">
            <text:p>5992</text:p>
          </table:table-cell>
          <table:table-cell office:value-type="string" table:style-name="ce56">
            <text:p>-79,221.86</text:p>
          </table:table-cell>
          <table:table-cell office:value-type="float" office:value="0" table:style-name="ce57">
            <text:p>-<text:s/></text:p>
          </table:table-cell>
          <table:table-cell office:value-type="float" office:value="595.57000000000005" table:style-name="ce57">
            <text:p>595,5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603" table:style-name="ce1">
            <text:p>253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3324-001002-CORDEL RAFIA 3H CC CON CENTRO</text:p>
          </table:table-cell>
          <table:table-cell table:number-columns-repeated="16373"/>
        </table:table-row>
        <table:table-row table:style-name="ro8">
          <table:table-cell office:value-type="float" office:value="5993" table:style-name="ce1">
            <text:p>5993</text:p>
          </table:table-cell>
          <table:table-cell office:value-type="string" table:style-name="ce56">
            <text:p>-80,346.86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403" table:style-name="ce1">
            <text:p>248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901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5994" table:style-name="ce1">
            <text:p>5994</text:p>
          </table:table-cell>
          <table:table-cell office:value-type="string" table:style-name="ce56">
            <text:p>-86,991.78</text:p>
          </table:table-cell>
          <table:table-cell office:value-type="float" office:value="0" table:style-name="ce57">
            <text:p>-<text:s/></text:p>
          </table:table-cell>
          <table:table-cell office:value-type="float" office:value="6644.92" table:style-name="ce57">
            <text:p>6.644,9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503" table:style-name="ce1">
            <text:p>248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827-001001-CANALIZACIÓN DE 13 VIAS, CORTE</text:p>
          </table:table-cell>
          <table:table-cell table:number-columns-repeated="16373"/>
        </table:table-row>
        <table:table-row table:style-name="ro8">
          <table:table-cell office:value-type="float" office:value="5995" table:style-name="ce1">
            <text:p>5995</text:p>
          </table:table-cell>
          <table:table-cell office:value-type="string" table:style-name="ce56">
            <text:p>-87,189.78</text:p>
          </table:table-cell>
          <table:table-cell office:value-type="float" office:value="0" table:style-name="ce57">
            <text:p>-<text:s/></text:p>
          </table:table-cell>
          <table:table-cell office:value-type="float" office:value="198" table:style-name="ce57">
            <text:p>198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603" table:style-name="ce1">
            <text:p>248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20966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5996" table:style-name="ce1">
            <text:p>5996</text:p>
          </table:table-cell>
          <table:table-cell office:value-type="string" table:style-name="ce56">
            <text:p>-89,770.52</text:p>
          </table:table-cell>
          <table:table-cell office:value-type="float" office:value="0" table:style-name="ce57">
            <text:p>-<text:s/></text:p>
          </table:table-cell>
          <table:table-cell office:value-type="float" office:value="2580.7399999999998" table:style-name="ce57">
            <text:p>2.580,7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703" table:style-name="ce1">
            <text:p>248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6746-001001-HORMIGON 140KG/CM2 STANDAR-28</text:p>
          </table:table-cell>
          <table:table-cell table:number-columns-repeated="16373"/>
        </table:table-row>
        <table:table-row table:style-name="ro8">
          <table:table-cell office:value-type="float" office:value="5997" table:style-name="ce1">
            <text:p>5997</text:p>
          </table:table-cell>
          <table:table-cell office:value-type="string" table:style-name="ce56">
            <text:p>-91,365.88</text:p>
          </table:table-cell>
          <table:table-cell office:value-type="float" office:value="0" table:style-name="ce57">
            <text:p>-<text:s/></text:p>
          </table:table-cell>
          <table:table-cell office:value-type="float" office:value="1595.36" table:style-name="ce57">
            <text:p>1.595,3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803" table:style-name="ce1">
            <text:p>248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6830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5998" table:style-name="ce1">
            <text:p>5998</text:p>
          </table:table-cell>
          <table:table-cell office:value-type="string" table:style-name="ce56">
            <text:p>-91,640.88</text:p>
          </table:table-cell>
          <table:table-cell office:value-type="float" office:value="0" table:style-name="ce57">
            <text:p>-<text:s/></text:p>
          </table:table-cell>
          <table:table-cell office:value-type="float" office:value="275" table:style-name="ce57">
            <text:p>275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903" table:style-name="ce1">
            <text:p>248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373-001002-ALQUILER DE GRUA</text:p>
          </table:table-cell>
          <table:table-cell table:number-columns-repeated="16373"/>
        </table:table-row>
        <table:table-row table:style-name="ro8">
          <table:table-cell office:value-type="float" office:value="5999" table:style-name="ce1">
            <text:p>5999</text:p>
          </table:table-cell>
          <table:table-cell office:value-type="string" table:style-name="ce56">
            <text:p>-91,739.88</text:p>
          </table:table-cell>
          <table:table-cell office:value-type="float" office:value="0" table:style-name="ce57">
            <text:p>-<text:s/></text:p>
          </table:table-cell>
          <table:table-cell office:value-type="float" office:value="99" table:style-name="ce57">
            <text:p>99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603" table:style-name="ce1">
            <text:p>249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01637-001001-2 TANQUEROS DE AGUA</text:p>
          </table:table-cell>
          <table:table-cell table:number-columns-repeated="16373"/>
        </table:table-row>
        <table:table-row table:style-name="ro8">
          <table:table-cell office:value-type="float" office:value="6000" table:style-name="ce1">
            <text:p>6000</text:p>
          </table:table-cell>
          <table:table-cell office:value-type="string" table:style-name="ce56">
            <text:p>-93,349.22</text:p>
          </table:table-cell>
          <table:table-cell office:value-type="float" office:value="0" table:style-name="ce57">
            <text:p>-<text:s/></text:p>
          </table:table-cell>
          <table:table-cell office:value-type="float" office:value="1609.34" table:style-name="ce57">
            <text:p>1.609,3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003" table:style-name="ce1">
            <text:p>249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778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6001" table:style-name="ce1">
            <text:p>6001</text:p>
          </table:table-cell>
          <table:table-cell office:value-type="string" table:style-name="ce56">
            <text:p>-94,605.00</text:p>
          </table:table-cell>
          <table:table-cell office:value-type="float" office:value="0" table:style-name="ce57">
            <text:p>-<text:s/></text:p>
          </table:table-cell>
          <table:table-cell office:value-type="float" office:value="1255.78" table:style-name="ce57">
            <text:p>1.255,7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103" table:style-name="ce1">
            <text:p>2491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779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6002" table:style-name="ce1">
            <text:p>6002</text:p>
          </table:table-cell>
          <table:table-cell office:value-type="string" table:style-name="ce56">
            <text:p>-95,555.40</text:p>
          </table:table-cell>
          <table:table-cell office:value-type="float" office:value="0" table:style-name="ce57">
            <text:p>-<text:s/></text:p>
          </table:table-cell>
          <table:table-cell office:value-type="float" office:value="950.4" table:style-name="ce57">
            <text:p>950,4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403" table:style-name="ce1">
            <text:p>249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0397-001171-SERVICIO TRANSPORTE</text:p>
          </table:table-cell>
          <table:table-cell table:number-columns-repeated="16373"/>
        </table:table-row>
        <table:table-row table:style-name="ro8">
          <table:table-cell office:value-type="float" office:value="6003" table:style-name="ce1">
            <text:p>6003</text:p>
          </table:table-cell>
          <table:table-cell office:value-type="string" table:style-name="ce56">
            <text:p>-96,581.95</text:p>
          </table:table-cell>
          <table:table-cell office:value-type="float" office:value="0" table:style-name="ce57">
            <text:p>-<text:s/></text:p>
          </table:table-cell>
          <table:table-cell office:value-type="float" office:value="1026.55" table:style-name="ce57">
            <text:p>1.026,5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003" table:style-name="ce1">
            <text:p>251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895-001011-CINTA DE ACERO, VOLQUETADA DE</text:p>
          </table:table-cell>
          <table:table-cell table:number-columns-repeated="16373"/>
        </table:table-row>
        <table:table-row table:style-name="ro8">
          <table:table-cell office:value-type="float" office:value="6004" table:style-name="ce1">
            <text:p>6004</text:p>
          </table:table-cell>
          <table:table-cell office:value-type="string" table:style-name="ce56">
            <text:p>-96,643.94</text:p>
          </table:table-cell>
          <table:table-cell office:value-type="float" office:value="0" table:style-name="ce57">
            <text:p>-<text:s/></text:p>
          </table:table-cell>
          <table:table-cell office:value-type="float" office:value="61.99" table:style-name="ce57">
            <text:p>61,9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903" table:style-name="ce1">
            <text:p>250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894-001011-TUBO EMT 4</text:p>
          </table:table-cell>
          <table:table-cell table:number-columns-repeated="16373"/>
        </table:table-row>
        <table:table-row table:style-name="ro8">
          <table:table-cell office:value-type="float" office:value="6005" table:style-name="ce1">
            <text:p>6005</text:p>
          </table:table-cell>
          <table:table-cell office:value-type="string" table:style-name="ce56">
            <text:p>-96,850.81</text:p>
          </table:table-cell>
          <table:table-cell office:value-type="float" office:value="0" table:style-name="ce57">
            <text:p>-<text:s/></text:p>
          </table:table-cell>
          <table:table-cell office:value-type="float" office:value="206.87" table:style-name="ce57">
            <text:p>206,8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103" table:style-name="ce1">
            <text:p>2511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896-001011-TABLET SAMSUNG SM T 295-PANTAL</text:p>
          </table:table-cell>
          <table:table-cell table:number-columns-repeated="16373"/>
        </table:table-row>
        <table:table-row table:style-name="ro8">
          <table:table-cell office:value-type="float" office:value="6006" table:style-name="ce1">
            <text:p>6006</text:p>
          </table:table-cell>
          <table:table-cell office:value-type="string" table:style-name="ce56">
            <text:p>-96,864.13</text:p>
          </table:table-cell>
          <table:table-cell office:value-type="float" office:value="0" table:style-name="ce57">
            <text:p>-<text:s/></text:p>
          </table:table-cell>
          <table:table-cell office:value-type="float" office:value="13.32" table:style-name="ce57">
            <text:p>13,3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303" table:style-name="ce1">
            <text:p>2513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897-001011-JEAN TALLA 32 CN CINTA REFLECT</text:p>
          </table:table-cell>
          <table:table-cell table:number-columns-repeated="16373"/>
        </table:table-row>
        <table:table-row table:style-name="ro8">
          <table:table-cell office:value-type="float" office:value="6007" table:style-name="ce1">
            <text:p>6007</text:p>
          </table:table-cell>
          <table:table-cell office:value-type="string" table:style-name="ce56">
            <text:p>-96,890.77</text:p>
          </table:table-cell>
          <table:table-cell office:value-type="float" office:value="0" table:style-name="ce57">
            <text:p>-<text:s/></text:p>
          </table:table-cell>
          <table:table-cell office:value-type="float" office:value="26.64" table:style-name="ce57">
            <text:p>26,6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403" table:style-name="ce1">
            <text:p>2514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09-001011-JEAN TALLA 38 CON CINTA REFLEC</text:p>
          </table:table-cell>
          <table:table-cell table:number-columns-repeated="16373"/>
        </table:table-row>
        <table:table-row table:style-name="ro8">
          <table:table-cell office:value-type="float" office:value="6008" table:style-name="ce1">
            <text:p>6008</text:p>
          </table:table-cell>
          <table:table-cell office:value-type="string" table:style-name="ce56">
            <text:p>-96,945.01</text:p>
          </table:table-cell>
          <table:table-cell office:value-type="float" office:value="0" table:style-name="ce57">
            <text:p>-<text:s/></text:p>
          </table:table-cell>
          <table:table-cell office:value-type="float" office:value="54.24" table:style-name="ce57">
            <text:p>54,2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503" table:style-name="ce1">
            <text:p>2515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0-001011-BOTA DIELECTRICA CON PUNTA DE</text:p>
          </table:table-cell>
          <table:table-cell table:number-columns-repeated="16373"/>
        </table:table-row>
        <table:table-row table:style-name="ro8">
          <table:table-cell office:value-type="float" office:value="6009" table:style-name="ce1">
            <text:p>6009</text:p>
          </table:table-cell>
          <table:table-cell office:value-type="string" table:style-name="ce56">
            <text:p>-96,977.37</text:p>
          </table:table-cell>
          <table:table-cell office:value-type="float" office:value="0" table:style-name="ce57">
            <text:p>-<text:s/></text:p>
          </table:table-cell>
          <table:table-cell office:value-type="float" office:value="32.36" table:style-name="ce57">
            <text:p>32,3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603" table:style-name="ce1">
            <text:p>2516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1-001011-TRAJE DE PROTECCION KLEENGUARD</text:p>
          </table:table-cell>
          <table:table-cell table:number-columns-repeated="16373"/>
        </table:table-row>
        <table:table-row table:style-name="ro8">
          <table:table-cell office:value-type="float" office:value="6010" table:style-name="ce1">
            <text:p>6010</text:p>
          </table:table-cell>
          <table:table-cell office:value-type="string" table:style-name="ce56">
            <text:p>-97,040.70</text:p>
          </table:table-cell>
          <table:table-cell office:value-type="float" office:value="0" table:style-name="ce57">
            <text:p>-<text:s/></text:p>
          </table:table-cell>
          <table:table-cell office:value-type="float" office:value="63.33" table:style-name="ce57">
            <text:p>63,3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703" table:style-name="ce1">
            <text:p>251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2-001011-MOCHILA MULTIUSO-JEAN TALLA 32</text:p>
          </table:table-cell>
          <table:table-cell table:number-columns-repeated="16373"/>
        </table:table-row>
        <table:table-row table:style-name="ro8">
          <table:table-cell office:value-type="float" office:value="6011" table:style-name="ce1">
            <text:p>6011</text:p>
          </table:table-cell>
          <table:table-cell office:value-type="string" table:style-name="ce56">
            <text:p>-97,061.20</text:p>
          </table:table-cell>
          <table:table-cell office:value-type="float" office:value="0" table:style-name="ce57">
            <text:p>-<text:s/></text:p>
          </table:table-cell>
          <table:table-cell office:value-type="float" office:value="20.5" table:style-name="ce57">
            <text:p>20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803" table:style-name="ce1">
            <text:p>251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3-001011-GAFAS NEMESYS -JEAN TALLA 32 C</text:p>
          </table:table-cell>
          <table:table-cell table:number-columns-repeated="16373"/>
        </table:table-row>
        <table:table-row table:style-name="ro8">
          <table:table-cell office:value-type="float" office:value="6012" table:style-name="ce1">
            <text:p>6012</text:p>
          </table:table-cell>
          <table:table-cell office:value-type="string" table:style-name="ce56">
            <text:p>-97,075.32</text:p>
          </table:table-cell>
          <table:table-cell office:value-type="float" office:value="0" table:style-name="ce57">
            <text:p>-<text:s/></text:p>
          </table:table-cell>
          <table:table-cell office:value-type="float" office:value="14.12" table:style-name="ce57">
            <text:p>14,1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903" table:style-name="ce1">
            <text:p>251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4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6013" table:style-name="ce1">
            <text:p>6013</text:p>
          </table:table-cell>
          <table:table-cell office:value-type="string" table:style-name="ce56">
            <text:p>-97,088.64</text:p>
          </table:table-cell>
          <table:table-cell office:value-type="float" office:value="0" table:style-name="ce57">
            <text:p>-<text:s/></text:p>
          </table:table-cell>
          <table:table-cell office:value-type="float" office:value="13.32" table:style-name="ce57">
            <text:p>13,3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003" table:style-name="ce1">
            <text:p>252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5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6014" table:style-name="ce1">
            <text:p>6014</text:p>
          </table:table-cell>
          <table:table-cell office:value-type="string" table:style-name="ce56">
            <text:p>-97,145.36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103" table:style-name="ce1">
            <text:p>2521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414916-001011-BOTA DIELECTRICA TALLA 41</text:p>
          </table:table-cell>
          <table:table-cell table:number-columns-repeated="16373"/>
        </table:table-row>
        <table:table-row table:style-name="ro8">
          <table:table-cell office:value-type="float" office:value="6015" table:style-name="ce1">
            <text:p>6015</text:p>
          </table:table-cell>
          <table:table-cell office:value-type="string" table:style-name="ce56">
            <text:p>-97,293.86</text:p>
          </table:table-cell>
          <table:table-cell office:value-type="float" office:value="0" table:style-name="ce57">
            <text:p>-<text:s/></text:p>
          </table:table-cell>
          <table:table-cell office:value-type="float" office:value="148.5" table:style-name="ce57">
            <text:p>148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703" table:style-name="ce1">
            <text:p>2497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1638-001001-3 TANQUEROS DE AGUA</text:p>
          </table:table-cell>
          <table:table-cell table:number-columns-repeated="16373"/>
        </table:table-row>
        <table:table-row table:style-name="ro8">
          <table:table-cell office:value-type="float" office:value="6016" table:style-name="ce1">
            <text:p>6016</text:p>
          </table:table-cell>
          <table:table-cell office:value-type="string" table:style-name="ce56">
            <text:p>-98,723.09</text:p>
          </table:table-cell>
          <table:table-cell office:value-type="float" office:value="0" table:style-name="ce57">
            <text:p>-<text:s/></text:p>
          </table:table-cell>
          <table:table-cell office:value-type="float" office:value="1429.23" table:style-name="ce57">
            <text:p>1.429,2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803" table:style-name="ce1">
            <text:p>2498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04758-001001-TRABAJOS DE INSTALACIONES ELEC</text:p>
          </table:table-cell>
          <table:table-cell table:number-columns-repeated="16373"/>
        </table:table-row>
        <table:table-row table:style-name="ro8">
          <table:table-cell office:value-type="float" office:value="6017" table:style-name="ce1">
            <text:p>6017</text:p>
          </table:table-cell>
          <table:table-cell office:value-type="string" table:style-name="ce56">
            <text:p>-98,736.51</text:p>
          </table:table-cell>
          <table:table-cell office:value-type="float" office:value="0" table:style-name="ce57">
            <text:p>-<text:s/></text:p>
          </table:table-cell>
          <table:table-cell office:value-type="float" office:value="13.42" table:style-name="ce57">
            <text:p>13,4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903" table:style-name="ce1">
            <text:p>2499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B 000029272-003006-TUBO RIGIDO IMC 1/2 - 3/4 IPAC</text:p>
          </table:table-cell>
          <table:table-cell table:number-columns-repeated="16373"/>
        </table:table-row>
        <table:table-row table:style-name="ro8">
          <table:table-cell office:value-type="float" office:value="6018" table:style-name="ce1">
            <text:p>6018</text:p>
          </table:table-cell>
          <table:table-cell office:value-type="string" table:style-name="ce56">
            <text:p>-98,887.27</text:p>
          </table:table-cell>
          <table:table-cell office:value-type="float" office:value="0" table:style-name="ce57">
            <text:p>-<text:s/></text:p>
          </table:table-cell>
          <table:table-cell office:value-type="float" office:value="150.76" table:style-name="ce57">
            <text:p>150,7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003" table:style-name="ce1">
            <text:p>250003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FV 000021037-001001-ALQUILER POR 14 DIAS SANITARIO</text:p>
          </table:table-cell>
          <table:table-cell table:number-columns-repeated="16373"/>
        </table:table-row>
        <table:table-row table:style-name="ro8">
          <table:table-cell office:value-type="float" office:value="6019" table:style-name="ce1">
            <text:p>6019</text:p>
          </table:table-cell>
          <table:table-cell office:value-type="string" table:style-name="ce56">
            <text:p>-98,639.32</text:p>
          </table:table-cell>
          <table:table-cell office:value-type="float" office:value="247.95" table:style-name="ce57">
            <text:p>247,9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47" table:style-name="ce1">
            <text:p>16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13T00:00:00" table:style-name="ce63">
            <text:p>13/07/2020</text:p>
          </table:table-cell>
          <table:table-cell office:value-type="string" table:style-name="ce1">
            <text:p>Tecnova: aplicacion saldo transaccion #278302</text:p>
          </table:table-cell>
          <table:table-cell table:number-columns-repeated="16373"/>
        </table:table-row>
        <table:table-row table:style-name="ro8">
          <table:table-cell office:value-type="float" office:value="6020" table:style-name="ce1">
            <text:p>6020</text:p>
          </table:table-cell>
          <table:table-cell office:value-type="string" table:style-name="ce56">
            <text:p>-98,054.20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4" table:style-name="ce1">
            <text:p>16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20T00:00:00" table:style-name="ce63">
            <text:p>20/07/2020</text:p>
          </table:table-cell>
          <table:table-cell office:value-type="string" table:style-name="ce1">
            <text:p>RECLASF. CUENTA TR#307002 PROVEEDOR ZURICH</text:p>
          </table:table-cell>
          <table:table-cell table:number-columns-repeated="16373"/>
        </table:table-row>
        <table:table-row table:style-name="ro8">
          <table:table-cell office:value-type="float" office:value="6021" table:style-name="ce1">
            <text:p>6021</text:p>
          </table:table-cell>
          <table:table-cell office:value-type="string" table:style-name="ce56">
            <text:p>-95,772.40</text:p>
          </table:table-cell>
          <table:table-cell office:value-type="float" office:value="2281.8000000000002" table:style-name="ce57">
            <text:p>2.281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4" table:style-name="ce1">
            <text:p>16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20T00:00:00" table:style-name="ce63">
            <text:p>20/07/2020</text:p>
          </table:table-cell>
          <table:table-cell office:value-type="string" table:style-name="ce1">
            <text:p>RECLASF. CUENTA TR#274403 PROVEEDOR ZURICH</text:p>
          </table:table-cell>
          <table:table-cell table:number-columns-repeated="16373"/>
        </table:table-row>
        <table:table-row table:style-name="ro8">
          <table:table-cell office:value-type="float" office:value="6022" table:style-name="ce1">
            <text:p>6022</text:p>
          </table:table-cell>
          <table:table-cell office:value-type="string" table:style-name="ce56">
            <text:p>-95,187.28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4" table:style-name="ce1">
            <text:p>16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20T00:00:00" table:style-name="ce63">
            <text:p>20/07/2020</text:p>
          </table:table-cell>
          <table:table-cell office:value-type="string" table:style-name="ce1">
            <text:p>RECLASF. CUENTA TR#274503 PROVEEDOR ZURICH</text:p>
          </table:table-cell>
          <table:table-cell table:number-columns-repeated="16373"/>
        </table:table-row>
        <table:table-row table:style-name="ro8">
          <table:table-cell office:value-type="float" office:value="6023" table:style-name="ce1">
            <text:p>6023</text:p>
          </table:table-cell>
          <table:table-cell office:value-type="string" table:style-name="ce56">
            <text:p>-92,905.48</text:p>
          </table:table-cell>
          <table:table-cell office:value-type="float" office:value="2281.8000000000002" table:style-name="ce57">
            <text:p>2.281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4" table:style-name="ce1">
            <text:p>16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20T00:00:00" table:style-name="ce63">
            <text:p>20/07/2020</text:p>
          </table:table-cell>
          <table:table-cell office:value-type="string" table:style-name="ce1">
            <text:p>RECLASF. CUENTA TR#306902 PROVEEDOR ZURICH</text:p>
          </table:table-cell>
          <table:table-cell table:number-columns-repeated="16373"/>
        </table:table-row>
        <table:table-row table:style-name="ro8">
          <table:table-cell office:value-type="float" office:value="6024" table:style-name="ce1">
            <text:p>6024</text:p>
          </table:table-cell>
          <table:table-cell office:value-type="string" table:style-name="ce56">
            <text:p>-90,791.95</text:p>
          </table:table-cell>
          <table:table-cell office:value-type="float" office:value="2113.5300000000002" table:style-name="ce57">
            <text:p>2.113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31" table:style-name="ce1">
            <text:p>16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2T00:00:00" table:style-name="ce63">
            <text:p>22/07/2020</text:p>
          </table:table-cell>
          <table:table-cell office:value-type="string" table:style-name="ce1">
            <text:p>Aplicacion saldo proveedor Hohesa, Hormigones Hercules</text:p>
          </table:table-cell>
          <table:table-cell table:number-columns-repeated="16373"/>
        </table:table-row>
        <table:table-row table:style-name="ro8">
          <table:table-cell office:value-type="float" office:value="6025" table:style-name="ce1">
            <text:p>6025</text:p>
          </table:table-cell>
          <table:table-cell office:value-type="string" table:style-name="ce56">
            <text:p>-90,389.54</text:p>
          </table:table-cell>
          <table:table-cell office:value-type="float" office:value="402.41" table:style-name="ce57">
            <text:p>402,4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32" table:style-name="ce1">
            <text:p>16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2T00:00:00" table:style-name="ce63">
            <text:p>22/07/2020</text:p>
          </table:table-cell>
          <table:table-cell office:value-type="string" table:style-name="ce1">
            <text:p>APLICACION SALDO PROVEEDOR, CORDELERIA NACIONAL TRANSACCION#280802</text:p>
          </table:table-cell>
          <table:table-cell table:number-columns-repeated="16373"/>
        </table:table-row>
        <table:table-row table:style-name="ro8">
          <table:table-cell office:value-type="float" office:value="6026" table:style-name="ce1">
            <text:p>6026</text:p>
          </table:table-cell>
          <table:table-cell office:value-type="string" table:style-name="ce56">
            <text:p>-84,758.86</text:p>
          </table:table-cell>
          <table:table-cell office:value-type="float" office:value="5630.68" table:style-name="ce57">
            <text:p>5.630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0" table:style-name="ce1">
            <text:p>16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63">
            <text:p>23/07/2020</text:p>
          </table:table-cell>
          <table:table-cell office:value-type="string" table:style-name="ce1">
            <text:p>Aplicacion de saldo Proveedor: Hohesa, Hormigones Hercules TR#278202</text:p>
          </table:table-cell>
          <table:table-cell table:number-columns-repeated="16373"/>
        </table:table-row>
        <table:table-row table:style-name="ro8">
          <table:table-cell office:value-type="float" office:value="6027" table:style-name="ce1">
            <text:p>6027</text:p>
          </table:table-cell>
          <table:table-cell office:value-type="string" table:style-name="ce56">
            <text:p>-84,645.54</text:p>
          </table:table-cell>
          <table:table-cell office:value-type="float" office:value="113.32" table:style-name="ce57">
            <text:p>113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6" table:style-name="ce1">
            <text:p>16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63">
            <text:p>23/07/2020</text:p>
          </table:table-cell>
          <table:table-cell office:value-type="string" table:style-name="ce1">
            <text:p>Aplicacion de saldo proveedor: Comercial Kywi</text:p>
          </table:table-cell>
          <table:table-cell table:number-columns-repeated="16373"/>
        </table:table-row>
        <table:table-row table:style-name="ro8">
          <table:table-cell office:value-type="float" office:value="6028" table:style-name="ce1">
            <text:p>6028</text:p>
          </table:table-cell>
          <table:table-cell office:value-type="string" table:style-name="ce56">
            <text:p>-82,010.01</text:p>
          </table:table-cell>
          <table:table-cell office:value-type="float" office:value="2635.53" table:style-name="ce57">
            <text:p>2.635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51" table:style-name="ce1">
            <text:p>16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63">
            <text:p>23/07/2020</text:p>
          </table:table-cell>
          <table:table-cell office:value-type="string" table:style-name="ce1">
            <text:p>Aplicacion de saldo proveedor: Hohesa, Hormigones Hercules TR#279302</text:p>
          </table:table-cell>
          <table:table-cell table:number-columns-repeated="16373"/>
        </table:table-row>
        <table:table-row table:style-name="ro8">
          <table:table-cell office:value-type="float" office:value="6029" table:style-name="ce1">
            <text:p>6029</text:p>
          </table:table-cell>
          <table:table-cell office:value-type="string" table:style-name="ce56">
            <text:p>-79,382.37</text:p>
          </table:table-cell>
          <table:table-cell office:value-type="float" office:value="2627.64" table:style-name="ce57">
            <text:p>2.627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63">
            <text:p>23/07/2020</text:p>
          </table:table-cell>
          <table:table-cell office:value-type="string" table:style-name="ce1">
            <text:p>Aplicación de saldo proveedor: Hohesa, Hormigones Hercules TR#276902</text:p>
          </table:table-cell>
          <table:table-cell table:number-columns-repeated="16373"/>
        </table:table-row>
        <table:table-row table:style-name="ro8">
          <table:table-cell office:value-type="float" office:value="6030" table:style-name="ce1">
            <text:p>6030</text:p>
          </table:table-cell>
          <table:table-cell office:value-type="string" table:style-name="ce56">
            <text:p>-75,428.01</text:p>
          </table:table-cell>
          <table:table-cell office:value-type="float" office:value="3954.36" table:style-name="ce57">
            <text:p>3.954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7" table:style-name="ce1">
            <text:p>16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23T00:00:00" table:style-name="ce63">
            <text:p>23/07/2020</text:p>
          </table:table-cell>
          <table:table-cell office:value-type="string" table:style-name="ce1">
            <text:p>Aplicacion saldo proveedor: Hohesa, Hormigones Hercules TR#278102</text:p>
          </table:table-cell>
          <table:table-cell table:number-columns-repeated="16373"/>
        </table:table-row>
        <table:table-row table:style-name="ro8">
          <table:table-cell office:value-type="float" office:value="6031" table:style-name="ce1">
            <text:p>6031</text:p>
          </table:table-cell>
          <table:table-cell office:value-type="string" table:style-name="ce56">
            <text:p>-75,700.90</text:p>
          </table:table-cell>
          <table:table-cell office:value-type="float" office:value="0" table:style-name="ce57">
            <text:p>-<text:s/></text:p>
          </table:table-cell>
          <table:table-cell office:value-type="float" office:value="272.89" table:style-name="ce57">
            <text:p>272,89<text:s/>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0T00:00:00" table:style-name="ce63">
            <text:p>30/07/2020</text:p>
          </table:table-cell>
          <table:table-cell office:value-type="string" table:style-name="ce1">
            <text:p>RECLASIF. TR #274103 PROVEEDOR RICIA</text:p>
          </table:table-cell>
          <table:table-cell table:number-columns-repeated="16373"/>
        </table:table-row>
        <table:table-row table:style-name="ro8">
          <table:table-cell office:value-type="float" office:value="6032" table:style-name="ce1">
            <text:p>6032</text:p>
          </table:table-cell>
          <table:table-cell office:value-type="string" table:style-name="ce56">
            <text:p>-75,973.79</text:p>
          </table:table-cell>
          <table:table-cell office:value-type="float" office:value="0" table:style-name="ce57">
            <text:p>-<text:s/></text:p>
          </table:table-cell>
          <table:table-cell office:value-type="float" office:value="272.89" table:style-name="ce57">
            <text:p>272,89<text:s/>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0T00:00:00" table:style-name="ce63">
            <text:p>30/07/2020</text:p>
          </table:table-cell>
          <table:table-cell office:value-type="string" table:style-name="ce1">
            <text:p>RECLASIF. TR #306602 PROVEEDOR RICIA</text:p>
          </table:table-cell>
          <table:table-cell table:number-columns-repeated="16373"/>
        </table:table-row>
        <table:table-row table:style-name="ro8">
          <table:table-cell office:value-type="float" office:value="6033" table:style-name="ce1">
            <text:p>6033</text:p>
          </table:table-cell>
          <table:table-cell office:value-type="string" table:style-name="ce56">
            <text:p>-75,790.91</text:p>
          </table:table-cell>
          <table:table-cell office:value-type="float" office:value="182.88" table:style-name="ce57">
            <text:p>182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MOTOBOMBA, CORTADORA,C</text:p>
          </table:table-cell>
          <table:table-cell table:number-columns-repeated="16373"/>
        </table:table-row>
        <table:table-row table:style-name="ro8">
          <table:table-cell office:value-type="float" office:value="6034" table:style-name="ce1">
            <text:p>6034</text:p>
          </table:table-cell>
          <table:table-cell office:value-type="string" table:style-name="ce56">
            <text:p>-75,691.91</text:p>
          </table:table-cell>
          <table:table-cell office:value-type="float" office:value="99" table:style-name="ce57">
            <text:p>9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LOGISTICA Y MOVILIZACI</text:p>
          </table:table-cell>
          <table:table-cell table:number-columns-repeated="16373"/>
        </table:table-row>
        <table:table-row table:style-name="ro8">
          <table:table-cell office:value-type="float" office:value="6035" table:style-name="ce1">
            <text:p>6035</text:p>
          </table:table-cell>
          <table:table-cell office:value-type="string" table:style-name="ce56">
            <text:p>-75,592.91</text:p>
          </table:table-cell>
          <table:table-cell office:value-type="float" office:value="99" table:style-name="ce57">
            <text:p>9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LOGISTICA Y MOVILIZACI</text:p>
          </table:table-cell>
          <table:table-cell table:number-columns-repeated="16373"/>
        </table:table-row>
        <table:table-row table:style-name="ro8">
          <table:table-cell office:value-type="float" office:value="6036" table:style-name="ce1">
            <text:p>6036</text:p>
          </table:table-cell>
          <table:table-cell office:value-type="string" table:style-name="ce56">
            <text:p>-75,533.51</text:p>
          </table:table-cell>
          <table:table-cell office:value-type="float" office:value="59.4" table:style-name="ce57">
            <text:p>59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LOGISTICA Y MOVILIZACI</text:p>
          </table:table-cell>
          <table:table-cell table:number-columns-repeated="16373"/>
        </table:table-row>
        <table:table-row table:style-name="ro8">
          <table:table-cell office:value-type="float" office:value="6037" table:style-name="ce1">
            <text:p>6037</text:p>
          </table:table-cell>
          <table:table-cell office:value-type="string" table:style-name="ce56">
            <text:p>-74,695.31</text:p>
          </table:table-cell>
          <table:table-cell office:value-type="float" office:value="838.2" table:style-name="ce57">
            <text:p>838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202" table:style-name="ce1">
            <text:p>2852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1-0 MARCELO NARVÁEZ AN :ALQUILER COMPACTADORA</text:p>
          </table:table-cell>
          <table:table-cell table:number-columns-repeated="16373"/>
        </table:table-row>
        <table:table-row table:style-name="ro8">
          <table:table-cell office:value-type="float" office:value="6038" table:style-name="ce1">
            <text:p>6038</text:p>
          </table:table-cell>
          <table:table-cell office:value-type="string" table:style-name="ce56">
            <text:p>-69,695.31</text:p>
          </table:table-cell>
          <table:table-cell office:value-type="float" office:value="5000" table:style-name="ce57">
            <text:p>5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302" table:style-name="ce1">
            <text:p>285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2-0 NUÑEZ CALLE JOSE A :CORTES PAVIMENTO EN AC</text:p>
          </table:table-cell>
          <table:table-cell table:number-columns-repeated="16373"/>
        </table:table-row>
        <table:table-row table:style-name="ro8">
          <table:table-cell office:value-type="float" office:value="6039" table:style-name="ce1">
            <text:p>6039</text:p>
          </table:table-cell>
          <table:table-cell office:value-type="string" table:style-name="ce56">
            <text:p>-64,958.65</text:p>
          </table:table-cell>
          <table:table-cell office:value-type="float" office:value="4736.66" table:style-name="ce57">
            <text:p>4.736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302" table:style-name="ce1">
            <text:p>285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2-0 NUÑEZ CALLE JOSE A :CANALIZACION, REPOSICI</text:p>
          </table:table-cell>
          <table:table-cell table:number-columns-repeated="16373"/>
        </table:table-row>
        <table:table-row table:style-name="ro8">
          <table:table-cell office:value-type="float" office:value="6040" table:style-name="ce1">
            <text:p>6040</text:p>
          </table:table-cell>
          <table:table-cell office:value-type="string" table:style-name="ce56">
            <text:p>-64,562.65</text:p>
          </table:table-cell>
          <table:table-cell office:value-type="float" office:value="396" table:style-name="ce57">
            <text:p>39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402" table:style-name="ce1">
            <text:p>285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8-0 SANIPORT S.A. :ALQUILER MENSUAL SANITARIO</text:p>
          </table:table-cell>
          <table:table-cell table:number-columns-repeated="16373"/>
        </table:table-row>
        <table:table-row table:style-name="ro8">
          <table:table-cell office:value-type="float" office:value="6041" table:style-name="ce1">
            <text:p>6041</text:p>
          </table:table-cell>
          <table:table-cell office:value-type="string" table:style-name="ce56">
            <text:p>-62,181.25</text:p>
          </table:table-cell>
          <table:table-cell office:value-type="float" office:value="2381.4" table:style-name="ce57">
            <text:p>2.381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6-0 BRENSAM BONILLA S. :SUB-BASE PROYECTO UNIV</text:p>
          </table:table-cell>
          <table:table-cell table:number-columns-repeated="16373"/>
        </table:table-row>
        <table:table-row table:style-name="ro8">
          <table:table-cell office:value-type="float" office:value="6042" table:style-name="ce1">
            <text:p>6042</text:p>
          </table:table-cell>
          <table:table-cell office:value-type="string" table:style-name="ce56">
            <text:p>-61,255.15</text:p>
          </table:table-cell>
          <table:table-cell office:value-type="float" office:value="926.1" table:style-name="ce57">
            <text:p>926,1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6-0 BRENSAM BONILLA S. :42 UNID. SUB BASE</text:p>
          </table:table-cell>
          <table:table-cell table:number-columns-repeated="16373"/>
        </table:table-row>
        <table:table-row table:style-name="ro8">
          <table:table-cell office:value-type="float" office:value="6043" table:style-name="ce1">
            <text:p>6043</text:p>
          </table:table-cell>
          <table:table-cell office:value-type="string" table:style-name="ce56">
            <text:p>-60,859.15</text:p>
          </table:table-cell>
          <table:table-cell office:value-type="float" office:value="396" table:style-name="ce57">
            <text:p>39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802" table:style-name="ce1">
            <text:p>286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5-0 TRANSPORTE CARGA P :8 TANQUEROS DE AGUA</text:p>
          </table:table-cell>
          <table:table-cell table:number-columns-repeated="16373"/>
        </table:table-row>
        <table:table-row table:style-name="ro8">
          <table:table-cell office:value-type="float" office:value="6044" table:style-name="ce1">
            <text:p>6044</text:p>
          </table:table-cell>
          <table:table-cell office:value-type="string" table:style-name="ce56">
            <text:p>-60,760.15</text:p>
          </table:table-cell>
          <table:table-cell office:value-type="float" office:value="99" table:style-name="ce57">
            <text:p>9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802" table:style-name="ce1">
            <text:p>286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5-0 TRANSPORTE CARGA P :2 TANQUEROS DE AGUA</text:p>
          </table:table-cell>
          <table:table-cell table:number-columns-repeated="16373"/>
        </table:table-row>
        <table:table-row table:style-name="ro8">
          <table:table-cell office:value-type="float" office:value="6045" table:style-name="ce1">
            <text:p>6045</text:p>
          </table:table-cell>
          <table:table-cell office:value-type="string" table:style-name="ce56">
            <text:p>-60,611.65</text:p>
          </table:table-cell>
          <table:table-cell office:value-type="float" office:value="148.5" table:style-name="ce57">
            <text:p>148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802" table:style-name="ce1">
            <text:p>286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5-0 TRANSPORTE CARGA P :3 TANQUEROS DE AGUA</text:p>
          </table:table-cell>
          <table:table-cell table:number-columns-repeated="16373"/>
        </table:table-row>
        <table:table-row table:style-name="ro8">
          <table:table-cell office:value-type="float" office:value="6046" table:style-name="ce1">
            <text:p>6046</text:p>
          </table:table-cell>
          <table:table-cell office:value-type="string" table:style-name="ce56">
            <text:p>-60,327.17</text:p>
          </table:table-cell>
          <table:table-cell office:value-type="float" office:value="284.48" table:style-name="ce57">
            <text:p>284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702" table:style-name="ce1">
            <text:p>285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8-0 GALLINO PIÑA DARWI :BRIDA CON OREJA CON PL</text:p>
          </table:table-cell>
          <table:table-cell table:number-columns-repeated="16373"/>
        </table:table-row>
        <table:table-row table:style-name="ro8">
          <table:table-cell office:value-type="float" office:value="6047" table:style-name="ce1">
            <text:p>6047</text:p>
          </table:table-cell>
          <table:table-cell office:value-type="string" table:style-name="ce56">
            <text:p>-60,286.53</text:p>
          </table:table-cell>
          <table:table-cell office:value-type="float" office:value="40.64" table:style-name="ce57">
            <text:p>40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702" table:style-name="ce1">
            <text:p>285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8-0 GALLINO PIÑA DARWI :REPARACIÓN DE ROSCA DE</text:p>
          </table:table-cell>
          <table:table-cell table:number-columns-repeated="16373"/>
        </table:table-row>
        <table:table-row table:style-name="ro8">
          <table:table-cell office:value-type="float" office:value="6048" table:style-name="ce1">
            <text:p>6048</text:p>
          </table:table-cell>
          <table:table-cell office:value-type="string" table:style-name="ce56">
            <text:p>-50,469.38</text:p>
          </table:table-cell>
          <table:table-cell office:value-type="float" office:value="9817.15" table:style-name="ce57">
            <text:p>9.817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402" table:style-name="ce1">
            <text:p>286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1-0 GRAIMAN CIA. LTDA :RIVOLA 45X45 PIETRA- HY</text:p>
          </table:table-cell>
          <table:table-cell table:number-columns-repeated="16373"/>
        </table:table-row>
        <table:table-row table:style-name="ro8">
          <table:table-cell office:value-type="float" office:value="6049" table:style-name="ce1">
            <text:p>6049</text:p>
          </table:table-cell>
          <table:table-cell office:value-type="string" table:style-name="ce56">
            <text:p>-50,101.67</text:p>
          </table:table-cell>
          <table:table-cell office:value-type="float" office:value="367.71" table:style-name="ce57">
            <text:p>367,7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802" table:style-name="ce1">
            <text:p>285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7-0 <text:s/>SALVACERO CIA. LT :PALLETS DE MADERA PINO</text:p>
          </table:table-cell>
          <table:table-cell table:number-columns-repeated="16373"/>
        </table:table-row>
        <table:table-row table:style-name="ro8">
          <table:table-cell office:value-type="float" office:value="6050" table:style-name="ce1">
            <text:p>6050</text:p>
          </table:table-cell>
          <table:table-cell office:value-type="string" table:style-name="ce56">
            <text:p>-47,819.87</text:p>
          </table:table-cell>
          <table:table-cell office:value-type="float" office:value="2281.8000000000002" table:style-name="ce57">
            <text:p>2.281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403" table:style-name="ce1">
            <text:p>274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264965-000000-CI APLICA A FACTURA 264965 - 2</text:p>
          </table:table-cell>
          <table:table-cell table:number-columns-repeated="16373"/>
        </table:table-row>
        <table:table-row table:style-name="ro8">
          <table:table-cell office:value-type="float" office:value="6051" table:style-name="ce1">
            <text:p>6051</text:p>
          </table:table-cell>
          <table:table-cell office:value-type="string" table:style-name="ce56">
            <text:p>-47,546.98</text:p>
          </table:table-cell>
          <table:table-cell office:value-type="float" office:value="272.89" table:style-name="ce57">
            <text:p>272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103" table:style-name="ce1">
            <text:p>274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9652-000000-CI APLICA A FACTURA 9652 PAGAG</text:p>
          </table:table-cell>
          <table:table-cell table:number-columns-repeated="16373"/>
        </table:table-row>
        <table:table-row table:style-name="ro8">
          <table:table-cell office:value-type="float" office:value="6052" table:style-name="ce1">
            <text:p>6052</text:p>
          </table:table-cell>
          <table:table-cell office:value-type="string" table:style-name="ce56">
            <text:p>-41,094.98</text:p>
          </table:table-cell>
          <table:table-cell office:value-type="float" office:value="6452" table:style-name="ce57">
            <text:p>6.45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303" table:style-name="ce1">
            <text:p>274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0342-000000-CI APLICA A FACTURA #342 PAGO</text:p>
          </table:table-cell>
          <table:table-cell table:number-columns-repeated="16373"/>
        </table:table-row>
        <table:table-row table:style-name="ro8">
          <table:table-cell office:value-type="float" office:value="6053" table:style-name="ce1">
            <text:p>6053</text:p>
          </table:table-cell>
          <table:table-cell office:value-type="string" table:style-name="ce56">
            <text:p>-40,509.86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2" table:style-name="ce1">
            <text:p>16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503" table:style-name="ce1">
            <text:p>274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264970-000000-CI APLICA A FACTURFA #264970 P</text:p>
          </table:table-cell>
          <table:table-cell table:number-columns-repeated="16373"/>
        </table:table-row>
        <table:table-row table:style-name="ro8">
          <table:table-cell office:value-type="float" office:value="6054" table:style-name="ce1">
            <text:p>6054</text:p>
          </table:table-cell>
          <table:table-cell office:value-type="string" table:style-name="ce56">
            <text:p>-40,202.06</text:p>
          </table:table-cell>
          <table:table-cell office:value-type="float" office:value="307.8" table:style-name="ce57">
            <text:p>307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8" table:style-name="ce1">
            <text:p>16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003" table:style-name="ce1">
            <text:p>278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6749-000000-CI APLICA A FACTURA #6749 - 67</text:p>
          </table:table-cell>
          <table:table-cell table:number-columns-repeated="16373"/>
        </table:table-row>
        <table:table-row table:style-name="ro8">
          <table:table-cell office:value-type="float" office:value="6055" table:style-name="ce1">
            <text:p>6055</text:p>
          </table:table-cell>
          <table:table-cell office:value-type="string" table:style-name="ce56">
            <text:p>-40,183.05</text:p>
          </table:table-cell>
          <table:table-cell office:value-type="float" office:value="19.010000000000002" table:style-name="ce57">
            <text:p>19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003" table:style-name="ce1">
            <text:p>280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5885-000000-CI APLICA A FACT #5885</text:p>
          </table:table-cell>
          <table:table-cell table:number-columns-repeated="16373"/>
        </table:table-row>
        <table:table-row table:style-name="ro8">
          <table:table-cell office:value-type="float" office:value="6056" table:style-name="ce1">
            <text:p>6056</text:p>
          </table:table-cell>
          <table:table-cell office:value-type="string" table:style-name="ce56">
            <text:p>-40,182.92</text:p>
          </table:table-cell>
          <table:table-cell office:value-type="float" office:value="0.13" table:style-name="ce57">
            <text:p>0,1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503" table:style-name="ce1">
            <text:p>279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107952-000000-CI APLICA A FACTURA #107952</text:p>
          </table:table-cell>
          <table:table-cell table:number-columns-repeated="16373"/>
        </table:table-row>
        <table:table-row table:style-name="ro8">
          <table:table-cell office:value-type="float" office:value="6057" table:style-name="ce1">
            <text:p>6057</text:p>
          </table:table-cell>
          <table:table-cell office:value-type="string" table:style-name="ce56">
            <text:p>-40,182.91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603" table:style-name="ce1">
            <text:p>279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1394-000000-CI APLICA <text:s/>A FACTURA #1394</text:p>
          </table:table-cell>
          <table:table-cell table:number-columns-repeated="16373"/>
        </table:table-row>
        <table:table-row table:style-name="ro8">
          <table:table-cell office:value-type="float" office:value="6058" table:style-name="ce1">
            <text:p>6058</text:p>
          </table:table-cell>
          <table:table-cell office:value-type="string" table:style-name="ce56">
            <text:p>-40,182.90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1" table:style-name="ce1">
            <text:p>16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203" table:style-name="ce1">
            <text:p>280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1231-000000-CI APLICA FACT #1231</text:p>
          </table:table-cell>
          <table:table-cell table:number-columns-repeated="16373"/>
        </table:table-row>
        <table:table-row table:style-name="ro8">
          <table:table-cell office:value-type="float" office:value="6059" table:style-name="ce1">
            <text:p>6059</text:p>
          </table:table-cell>
          <table:table-cell office:value-type="string" table:style-name="ce56">
            <text:p>-40,182.89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1" table:style-name="ce1">
            <text:p>16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103" table:style-name="ce1">
            <text:p>280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93043-000000-CI APLICA FACT#</text:p>
          </table:table-cell>
          <table:table-cell table:number-columns-repeated="16373"/>
        </table:table-row>
        <table:table-row table:style-name="ro8">
          <table:table-cell office:value-type="float" office:value="6060" table:style-name="ce1">
            <text:p>6060</text:p>
          </table:table-cell>
          <table:table-cell office:value-type="string" table:style-name="ce56">
            <text:p>-40,119.41</text:p>
          </table:table-cell>
          <table:table-cell office:value-type="float" office:value="63.48" table:style-name="ce57">
            <text:p>63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02" table:style-name="ce1">
            <text:p>16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503" table:style-name="ce1">
            <text:p>280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000029-000000-CI APLICA A FACT #29-30</text:p>
          </table:table-cell>
          <table:table-cell table:number-columns-repeated="16373"/>
        </table:table-row>
        <table:table-row table:style-name="ro8">
          <table:table-cell office:value-type="float" office:value="6061" table:style-name="ce1">
            <text:p>6061</text:p>
          </table:table-cell>
          <table:table-cell office:value-type="string" table:style-name="ce56">
            <text:p>-40,755.49</text:p>
          </table:table-cell>
          <table:table-cell office:value-type="float" office:value="0" table:style-name="ce57">
            <text:p>-<text:s/></text:p>
          </table:table-cell>
          <table:table-cell office:value-type="float" office:value="636.08000000000004" table:style-name="ce57">
            <text:p>636,08<text:s/>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203" table:style-name="ce1">
            <text:p>284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7602-000000-FACINSER N/D # 307602: ANTICIP</text:p>
          </table:table-cell>
          <table:table-cell table:number-columns-repeated="16373"/>
        </table:table-row>
        <table:table-row table:style-name="ro8">
          <table:table-cell office:value-type="float" office:value="6062" table:style-name="ce1">
            <text:p>6062</text:p>
          </table:table-cell>
          <table:table-cell office:value-type="string" table:style-name="ce56">
            <text:p>-40,119.41</text:p>
          </table:table-cell>
          <table:table-cell office:value-type="float" office:value="636.08000000000004" table:style-name="ce57">
            <text:p>636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5" table:style-name="ce1">
            <text:p>16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203" table:style-name="ce1">
            <text:p>284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7602-000000-FACINSER N/D # 307602: ANTICIP</text:p>
          </table:table-cell>
          <table:table-cell table:number-columns-repeated="16373"/>
        </table:table-row>
        <table:table-row table:style-name="ro8">
          <table:table-cell office:value-type="float" office:value="6063" table:style-name="ce1">
            <text:p>6063</text:p>
          </table:table-cell>
          <table:table-cell office:value-type="string" table:style-name="ce56">
            <text:p>-38,430.19</text:p>
          </table:table-cell>
          <table:table-cell office:value-type="float" office:value="1689.22" table:style-name="ce57">
            <text:p>1.689,2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44" table:style-name="ce1">
            <text:p>16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#22 Machala - F #6978-6980: Aplicacion de Anticipo (Hohesa, Hormigones Hercules)</text:p>
          </table:table-cell>
          <table:table-cell table:number-columns-repeated="16373"/>
        </table:table-row>
        <table:table-row table:style-name="ro8">
          <table:table-cell office:value-type="float" office:value="6064" table:style-name="ce1">
            <text:p>6064</text:p>
          </table:table-cell>
          <table:table-cell office:value-type="string" table:style-name="ce56">
            <text:p>-36,845.23</text:p>
          </table:table-cell>
          <table:table-cell office:value-type="float" office:value="1584.96" table:style-name="ce57">
            <text:p>1.584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19" table:style-name="ce1">
            <text:p>16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303" table:style-name="ce1">
            <text:p>284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7302-000000-IVAN SUMBA - ND #307302: APLIC</text:p>
          </table:table-cell>
          <table:table-cell table:number-columns-repeated="16373"/>
        </table:table-row>
        <table:table-row table:style-name="ro8">
          <table:table-cell office:value-type="float" office:value="6065" table:style-name="ce1">
            <text:p>6065</text:p>
          </table:table-cell>
          <table:table-cell office:value-type="string" table:style-name="ce56">
            <text:p>-37,038.39</text:p>
          </table:table-cell>
          <table:table-cell office:value-type="float" office:value="0" table:style-name="ce57">
            <text:p>-<text:s/></text:p>
          </table:table-cell>
          <table:table-cell office:value-type="float" office:value="193.16" table:style-name="ce57">
            <text:p>193,16<text:s/></text:p>
          </table:table-cell>
          <table:table-cell table:style-name="ce1"/>
          <table:table-cell office:value-type="float" office:value="1668" table:style-name="ce1">
            <text:p>16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003" table:style-name="ce1">
            <text:p>285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6402-000000-CORDELERIA NACIONAL - ND #3064</text:p>
          </table:table-cell>
          <table:table-cell table:number-columns-repeated="16373"/>
        </table:table-row>
        <table:table-row table:style-name="ro8">
          <table:table-cell office:value-type="float" office:value="6066" table:style-name="ce1">
            <text:p>6066</text:p>
          </table:table-cell>
          <table:table-cell office:value-type="string" table:style-name="ce56">
            <text:p>-36,845.23</text:p>
          </table:table-cell>
          <table:table-cell office:value-type="float" office:value="193.16" table:style-name="ce57">
            <text:p>193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68" table:style-name="ce1">
            <text:p>16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003" table:style-name="ce1">
            <text:p>285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6402-000000-CORDELERIA NACIONAL - ND #3064</text:p>
          </table:table-cell>
          <table:table-cell table:number-columns-repeated="16373"/>
        </table:table-row>
        <table:table-row table:style-name="ro8">
          <table:table-cell office:value-type="float" office:value="6067" table:style-name="ce1">
            <text:p>6067</text:p>
          </table:table-cell>
          <table:table-cell office:value-type="string" table:style-name="ce56">
            <text:p>-40,088.30</text:p>
          </table:table-cell>
          <table:table-cell office:value-type="float" office:value="0" table:style-name="ce57">
            <text:p>-<text:s/></text:p>
          </table:table-cell>
          <table:table-cell office:value-type="float" office:value="3243.07" table:style-name="ce57">
            <text:p>3.243,07<text:s/></text:p>
          </table:table-cell>
          <table:table-cell table:style-name="ce1"/>
          <table:table-cell office:value-type="float" office:value="1674" table:style-name="ce1">
            <text:p>16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603" table:style-name="ce1">
            <text:p>285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7502-000000-JOSE NUÑEZ - ND #307502: ANTIC</text:p>
          </table:table-cell>
          <table:table-cell table:number-columns-repeated="16373"/>
        </table:table-row>
        <table:table-row table:style-name="ro8">
          <table:table-cell office:value-type="float" office:value="6068" table:style-name="ce1">
            <text:p>6068</text:p>
          </table:table-cell>
          <table:table-cell office:value-type="string" table:style-name="ce56">
            <text:p>-36,845.23</text:p>
          </table:table-cell>
          <table:table-cell office:value-type="float" office:value="3243.07" table:style-name="ce57">
            <text:p>3.243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4" table:style-name="ce1">
            <text:p>16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603" table:style-name="ce1">
            <text:p>285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I 000307502-000000-JOSE NUÑEZ - ND #307502: ANTIC</text:p>
          </table:table-cell>
          <table:table-cell table:number-columns-repeated="16373"/>
        </table:table-row>
        <table:table-row table:style-name="ro8">
          <table:table-cell office:value-type="float" office:value="6069" table:style-name="ce1">
            <text:p>6069</text:p>
          </table:table-cell>
          <table:table-cell office:value-type="string" table:style-name="ce56">
            <text:p>-43,297.23</text:p>
          </table:table-cell>
          <table:table-cell office:value-type="float" office:value="0" table:style-name="ce57">
            <text:p>-<text:s/></text:p>
          </table:table-cell>
          <table:table-cell office:value-type="float" office:value="6452" table:style-name="ce57">
            <text:p>6.452,00<text:s/></text:p>
          </table:table-cell>
          <table:table-cell table:style-name="ce1"/>
          <table:table-cell office:value-type="float" office:value="1700" table:style-name="ce1">
            <text:p>17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D #306802 MACHALA - F #342: APLICACIÓN DE ANTICIPO</text:p>
          </table:table-cell>
          <table:table-cell table:number-columns-repeated="16373"/>
        </table:table-row>
        <table:table-row table:style-name="ro8">
          <table:table-cell office:value-type="float" office:value="6070" table:style-name="ce1">
            <text:p>6070</text:p>
          </table:table-cell>
          <table:table-cell office:value-type="string" table:style-name="ce56">
            <text:p>-43,024.34</text:p>
          </table:table-cell>
          <table:table-cell office:value-type="float" office:value="272.89" table:style-name="ce57">
            <text:p>272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Diario #1623: Reverso de Asiento Contable (Ricia S.A.)</text:p>
          </table:table-cell>
          <table:table-cell table:number-columns-repeated="16373"/>
        </table:table-row>
        <table:table-row table:style-name="ro8">
          <table:table-cell office:value-type="float" office:value="6071" table:style-name="ce1">
            <text:p>6071</text:p>
          </table:table-cell>
          <table:table-cell office:value-type="string" table:style-name="ce56">
            <text:p>-42,751.45</text:p>
          </table:table-cell>
          <table:table-cell office:value-type="float" office:value="272.89" table:style-name="ce57">
            <text:p>272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Diario #1623: Reverso de Asiento Contable (Ricia S.A.)</text:p>
          </table:table-cell>
          <table:table-cell table:number-columns-repeated="16373"/>
        </table:table-row>
        <table:table-row table:style-name="ro8">
          <table:table-cell office:value-type="float" office:value="6072" table:style-name="ce1">
            <text:p>6072</text:p>
          </table:table-cell>
          <table:table-cell office:value-type="string" table:style-name="ce56">
            <text:p>-42,553.45</text:p>
          </table:table-cell>
          <table:table-cell office:value-type="float" office:value="198" table:style-name="ce57">
            <text:p>19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502" table:style-name="ce1">
            <text:p>280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6-0 SANIPORT S.A. :ALQUILER MENSUAL DE SANITAR</text:p>
          </table:table-cell>
          <table:table-cell table:number-columns-repeated="16373"/>
        </table:table-row>
        <table:table-row table:style-name="ro8">
          <table:table-cell office:value-type="float" office:value="6073" table:style-name="ce1">
            <text:p>6073</text:p>
          </table:table-cell>
          <table:table-cell office:value-type="string" table:style-name="ce56">
            <text:p>-42,402.69</text:p>
          </table:table-cell>
          <table:table-cell office:value-type="float" office:value="150.76" table:style-name="ce57">
            <text:p>150,7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502" table:style-name="ce1">
            <text:p>280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6-0 SANIPORT S.A. :ALQUILER POR 14 DIAS SANITA</text:p>
          </table:table-cell>
          <table:table-cell table:number-columns-repeated="16373"/>
        </table:table-row>
        <table:table-row table:style-name="ro8">
          <table:table-cell office:value-type="float" office:value="6074" table:style-name="ce1">
            <text:p>6074</text:p>
          </table:table-cell>
          <table:table-cell office:value-type="string" table:style-name="ce56">
            <text:p>-42,069.75</text:p>
          </table:table-cell>
          <table:table-cell office:value-type="float" office:value="332.94" table:style-name="ce57">
            <text:p>332,9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602" table:style-name="ce1">
            <text:p>280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7-0 GALLINO PIÑA DARWI :FABRICACION DE PASADOR</text:p>
          </table:table-cell>
          <table:table-cell table:number-columns-repeated="16373"/>
        </table:table-row>
        <table:table-row table:style-name="ro8">
          <table:table-cell office:value-type="float" office:value="6075" table:style-name="ce1">
            <text:p>6075</text:p>
          </table:table-cell>
          <table:table-cell office:value-type="string" table:style-name="ce56">
            <text:p>-41,909.41</text:p>
          </table:table-cell>
          <table:table-cell office:value-type="float" office:value="160.34" table:style-name="ce57">
            <text:p>160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5-0 ALVARADO CEDEÑO AG :LLAVE DE TUBO 36"</text:p>
          </table:table-cell>
          <table:table-cell table:number-columns-repeated="16373"/>
        </table:table-row>
        <table:table-row table:style-name="ro8">
          <table:table-cell office:value-type="float" office:value="6076" table:style-name="ce1">
            <text:p>6076</text:p>
          </table:table-cell>
          <table:table-cell office:value-type="string" table:style-name="ce56">
            <text:p>-41,877.52</text:p>
          </table:table-cell>
          <table:table-cell office:value-type="float" office:value="31.89" table:style-name="ce57">
            <text:p>31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5-0 ALVARADO CEDEÑO AG :5 UNID. DE LIQUIDO PEN</text:p>
          </table:table-cell>
          <table:table-cell table:number-columns-repeated="16373"/>
        </table:table-row>
        <table:table-row table:style-name="ro8">
          <table:table-cell office:value-type="float" office:value="6077" table:style-name="ce1">
            <text:p>6077</text:p>
          </table:table-cell>
          <table:table-cell office:value-type="string" table:style-name="ce56">
            <text:p>-41,858.33</text:p>
          </table:table-cell>
          <table:table-cell office:value-type="float" office:value="19.190000000000001" table:style-name="ce57">
            <text:p>19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5-0 ALVARADO CEDEÑO AG :SACO VACIO 25KG CLASIC</text:p>
          </table:table-cell>
          <table:table-cell table:number-columns-repeated="16373"/>
        </table:table-row>
        <table:table-row table:style-name="ro8">
          <table:table-cell office:value-type="float" office:value="6078" table:style-name="ce1">
            <text:p>6078</text:p>
          </table:table-cell>
          <table:table-cell office:value-type="string" table:style-name="ce56">
            <text:p>-41,100.37</text:p>
          </table:table-cell>
          <table:table-cell office:value-type="float" office:value="757.96" table:style-name="ce57">
            <text:p>757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5-0 ALVARADO CEDEÑO AG :MALLA HEX 1/2" 1X50M</text:p>
          </table:table-cell>
          <table:table-cell table:number-columns-repeated="16373"/>
        </table:table-row>
        <table:table-row table:style-name="ro8">
          <table:table-cell office:value-type="float" office:value="6079" table:style-name="ce1">
            <text:p>6079</text:p>
          </table:table-cell>
          <table:table-cell office:value-type="string" table:style-name="ce56">
            <text:p>-41,080.59</text:p>
          </table:table-cell>
          <table:table-cell office:value-type="float" office:value="19.78" table:style-name="ce57">
            <text:p>19,7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902" table:style-name="ce1">
            <text:p>280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5-0 ALVARADO CEDEÑO AG :LIQUIDO PENETRANTE 11O</text:p>
          </table:table-cell>
          <table:table-cell table:number-columns-repeated="16373"/>
        </table:table-row>
        <table:table-row table:style-name="ro8">
          <table:table-cell office:value-type="float" office:value="6080" table:style-name="ce1">
            <text:p>6080</text:p>
          </table:table-cell>
          <table:table-cell office:value-type="string" table:style-name="ce56">
            <text:p>-41,044.65</text:p>
          </table:table-cell>
          <table:table-cell office:value-type="float" office:value="35.94" table:style-name="ce57">
            <text:p>35,9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002" table:style-name="ce1">
            <text:p>281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6-0 BOWEN MENDOZA JOSE :BRIDA PP90 PN16 DN80 P</text:p>
          </table:table-cell>
          <table:table-cell table:number-columns-repeated="16373"/>
        </table:table-row>
        <table:table-row table:style-name="ro8">
          <table:table-cell office:value-type="float" office:value="6081" table:style-name="ce1">
            <text:p>6081</text:p>
          </table:table-cell>
          <table:table-cell office:value-type="string" table:style-name="ce56">
            <text:p>-39,662.09</text:p>
          </table:table-cell>
          <table:table-cell office:value-type="float" office:value="1382.56" table:style-name="ce57">
            <text:p>1.382,5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002" table:style-name="ce1">
            <text:p>281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6-0 BOWEN MENDOZA JOSE :78 UNID. ANGULO 50X50X</text:p>
          </table:table-cell>
          <table:table-cell table:number-columns-repeated="16373"/>
        </table:table-row>
        <table:table-row table:style-name="ro8">
          <table:table-cell office:value-type="float" office:value="6082" table:style-name="ce1">
            <text:p>6082</text:p>
          </table:table-cell>
          <table:table-cell office:value-type="string" table:style-name="ce56">
            <text:p>-39,565.01</text:p>
          </table:table-cell>
          <table:table-cell office:value-type="float" office:value="97.08" table:style-name="ce57">
            <text:p>97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102" table:style-name="ce1">
            <text:p>281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7-0 CONECEL S.A. :CONSUMO CELULAR DEL 2 MARZO</text:p>
          </table:table-cell>
          <table:table-cell table:number-columns-repeated="16373"/>
        </table:table-row>
        <table:table-row table:style-name="ro8">
          <table:table-cell office:value-type="float" office:value="6083" table:style-name="ce1">
            <text:p>6083</text:p>
          </table:table-cell>
          <table:table-cell office:value-type="string" table:style-name="ce56">
            <text:p>-39,474.04</text:p>
          </table:table-cell>
          <table:table-cell office:value-type="float" office:value="90.97" table:style-name="ce57">
            <text:p>90,9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102" table:style-name="ce1">
            <text:p>281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7-0 CONECEL S.A. :CONSUMO CELULAR MES ABRIL 20</text:p>
          </table:table-cell>
          <table:table-cell table:number-columns-repeated="16373"/>
        </table:table-row>
        <table:table-row table:style-name="ro8">
          <table:table-cell office:value-type="float" office:value="6084" table:style-name="ce1">
            <text:p>6084</text:p>
          </table:table-cell>
          <table:table-cell office:value-type="string" table:style-name="ce56">
            <text:p>-39,348.13</text:p>
          </table:table-cell>
          <table:table-cell office:value-type="float" office:value="125.91" table:style-name="ce57">
            <text:p>125,9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102" table:style-name="ce1">
            <text:p>281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7-0 CONECEL S.A. :CONSUMO CELULAR PERIODO 02 M</text:p>
          </table:table-cell>
          <table:table-cell table:number-columns-repeated="16373"/>
        </table:table-row>
        <table:table-row table:style-name="ro8">
          <table:table-cell office:value-type="float" office:value="6085" table:style-name="ce1">
            <text:p>6085</text:p>
          </table:table-cell>
          <table:table-cell office:value-type="string" table:style-name="ce56">
            <text:p>-39,306.33</text:p>
          </table:table-cell>
          <table:table-cell office:value-type="float" office:value="41.8" table:style-name="ce57">
            <text:p>41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902" table:style-name="ce1">
            <text:p>281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3-0 GARCIA ALAÑA VICTO :2 UNID TACHO BASURA RO</text:p>
          </table:table-cell>
          <table:table-cell table:number-columns-repeated="16373"/>
        </table:table-row>
        <table:table-row table:style-name="ro8">
          <table:table-cell office:value-type="float" office:value="6086" table:style-name="ce1">
            <text:p>6086</text:p>
          </table:table-cell>
          <table:table-cell office:value-type="string" table:style-name="ce56">
            <text:p>-39,293.85</text:p>
          </table:table-cell>
          <table:table-cell office:value-type="float" office:value="12.48" table:style-name="ce57">
            <text:p>12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902" table:style-name="ce1">
            <text:p>281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3-0 GARCIA ALAÑA VICTO :6 UNID. DISCO DE CORTE</text:p>
          </table:table-cell>
          <table:table-cell table:number-columns-repeated="16373"/>
        </table:table-row>
        <table:table-row table:style-name="ro8">
          <table:table-cell office:value-type="float" office:value="6087" table:style-name="ce1">
            <text:p>6087</text:p>
          </table:table-cell>
          <table:table-cell office:value-type="string" table:style-name="ce56">
            <text:p>-39,028.19</text:p>
          </table:table-cell>
          <table:table-cell office:value-type="float" office:value="265.66000000000003" table:style-name="ce57">
            <text:p>265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902" table:style-name="ce1">
            <text:p>281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3-0 GARCIA ALAÑA VICTO :6 UNID CODAL DE ALUMIN</text:p>
          </table:table-cell>
          <table:table-cell table:number-columns-repeated="16373"/>
        </table:table-row>
        <table:table-row table:style-name="ro8">
          <table:table-cell office:value-type="float" office:value="6088" table:style-name="ce1">
            <text:p>6088</text:p>
          </table:table-cell>
          <table:table-cell office:value-type="string" table:style-name="ce56">
            <text:p>-28,085.57</text:p>
          </table:table-cell>
          <table:table-cell office:value-type="float" office:value="10942.62" table:style-name="ce57">
            <text:p>10.942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202" table:style-name="ce1">
            <text:p>2812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8-0 HORMIGONES Y PISOS :ADOQUIN HOLANDES 8 CM</text:p>
          </table:table-cell>
          <table:table-cell table:number-columns-repeated="16373"/>
        </table:table-row>
        <table:table-row table:style-name="ro8">
          <table:table-cell office:value-type="float" office:value="6089" table:style-name="ce1">
            <text:p>6089</text:p>
          </table:table-cell>
          <table:table-cell office:value-type="string" table:style-name="ce56">
            <text:p>-26,481.73</text:p>
          </table:table-cell>
          <table:table-cell office:value-type="float" office:value="1603.84" table:style-name="ce57">
            <text:p>1.603,8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302" table:style-name="ce1">
            <text:p>281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9-0 CONSTRUCCION MATUT :ELECTROMALLAS 8- 15</text:p>
          </table:table-cell>
          <table:table-cell table:number-columns-repeated="16373"/>
        </table:table-row>
        <table:table-row table:style-name="ro8">
          <table:table-cell office:value-type="float" office:value="6090" table:style-name="ce1">
            <text:p>6090</text:p>
          </table:table-cell>
          <table:table-cell office:value-type="string" table:style-name="ce56">
            <text:p>-25,904.20</text:p>
          </table:table-cell>
          <table:table-cell office:value-type="float" office:value="577.53" table:style-name="ce57">
            <text:p>577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402" table:style-name="ce1">
            <text:p>281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8-0 COMERCIAL KYWI S.A :MALLA ARMEX R-196 625X</text:p>
          </table:table-cell>
          <table:table-cell table:number-columns-repeated="16373"/>
        </table:table-row>
        <table:table-row table:style-name="ro8">
          <table:table-cell office:value-type="float" office:value="6091" table:style-name="ce1">
            <text:p>6091</text:p>
          </table:table-cell>
          <table:table-cell office:value-type="string" table:style-name="ce56">
            <text:p>-25,548.84</text:p>
          </table:table-cell>
          <table:table-cell office:value-type="float" office:value="355.36" table:style-name="ce57">
            <text:p>355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502" table:style-name="ce1">
            <text:p>281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9-0 CONSTRUCCION MATUT :PLANCHA PLYWOOD 4X8X18</text:p>
          </table:table-cell>
          <table:table-cell table:number-columns-repeated="16373"/>
        </table:table-row>
        <table:table-row table:style-name="ro8">
          <table:table-cell office:value-type="float" office:value="6092" table:style-name="ce1">
            <text:p>6092</text:p>
          </table:table-cell>
          <table:table-cell office:value-type="string" table:style-name="ce56">
            <text:p>-24,998.84</text:p>
          </table:table-cell>
          <table:table-cell office:value-type="float" office:value="550" table:style-name="ce57">
            <text:p>55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1702" table:style-name="ce1">
            <text:p>281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41-0 FACINSER S.A. FRAN :SERV. TEC. CONSORCIO U</text:p>
          </table:table-cell>
          <table:table-cell table:number-columns-repeated="16373"/>
        </table:table-row>
        <table:table-row table:style-name="ro8">
          <table:table-cell office:value-type="float" office:value="6093" table:style-name="ce1">
            <text:p>6093</text:p>
          </table:table-cell>
          <table:table-cell office:value-type="string" table:style-name="ce56">
            <text:p>-24,986.50</text:p>
          </table:table-cell>
          <table:table-cell office:value-type="float" office:value="12.34" table:style-name="ce57">
            <text:p>12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402" table:style-name="ce1">
            <text:p>283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4-0 COMERCIAL KYWI S.A :ESCOBA CERDA NEGRA- CE</text:p>
          </table:table-cell>
          <table:table-cell table:number-columns-repeated="16373"/>
        </table:table-row>
        <table:table-row table:style-name="ro8">
          <table:table-cell office:value-type="float" office:value="6094" table:style-name="ce1">
            <text:p>6094</text:p>
          </table:table-cell>
          <table:table-cell office:value-type="string" table:style-name="ce56">
            <text:p>-22,743.02</text:p>
          </table:table-cell>
          <table:table-cell office:value-type="float" office:value="2243.48" table:style-name="ce57">
            <text:p>2.243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502" table:style-name="ce1">
            <text:p>286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2-0 SERVIDECONS SA :CEMENTO HOLCIM FUERTE TIPO</text:p>
          </table:table-cell>
          <table:table-cell table:number-columns-repeated="16373"/>
        </table:table-row>
        <table:table-row table:style-name="ro8">
          <table:table-cell office:value-type="float" office:value="6095" table:style-name="ce1">
            <text:p>6095</text:p>
          </table:table-cell>
          <table:table-cell office:value-type="string" table:style-name="ce56">
            <text:p>-20,603.81</text:p>
          </table:table-cell>
          <table:table-cell office:value-type="float" office:value="2139.21" table:style-name="ce57">
            <text:p>2.139,2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602" table:style-name="ce1">
            <text:p>279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27-0 ZURICH SEGUROS ECU :POLIZA DE SEGUROS POR</text:p>
          </table:table-cell>
          <table:table-cell table:number-columns-repeated="16373"/>
        </table:table-row>
        <table:table-row table:style-name="ro8">
          <table:table-cell office:value-type="float" office:value="6096" table:style-name="ce1">
            <text:p>6096</text:p>
          </table:table-cell>
          <table:table-cell office:value-type="string" table:style-name="ce56">
            <text:p>-18,321.99</text:p>
          </table:table-cell>
          <table:table-cell office:value-type="float" office:value="2281.8200000000002" table:style-name="ce57">
            <text:p>2.281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702" table:style-name="ce1">
            <text:p>279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28-0 ZURICH SEGUROS ECU :POLIZA DE SEGUROS POR</text:p>
          </table:table-cell>
          <table:table-cell table:number-columns-repeated="16373"/>
        </table:table-row>
        <table:table-row table:style-name="ro8">
          <table:table-cell office:value-type="float" office:value="6097" table:style-name="ce1">
            <text:p>6097</text:p>
          </table:table-cell>
          <table:table-cell office:value-type="string" table:style-name="ce56">
            <text:p>-17,773.44</text:p>
          </table:table-cell>
          <table:table-cell office:value-type="float" office:value="548.54999999999995" table:style-name="ce57">
            <text:p>548,5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802" table:style-name="ce1">
            <text:p>279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29-0 ZURICH SEGUROS ECU :POLIZA #1006515 POR SE</text:p>
          </table:table-cell>
          <table:table-cell table:number-columns-repeated="16373"/>
        </table:table-row>
        <table:table-row table:style-name="ro8">
          <table:table-cell office:value-type="float" office:value="6098" table:style-name="ce1">
            <text:p>6098</text:p>
          </table:table-cell>
          <table:table-cell office:value-type="string" table:style-name="ce56">
            <text:p>-17,188.32</text:p>
          </table:table-cell>
          <table:table-cell office:value-type="float" office:value="585.12" table:style-name="ce57">
            <text:p>585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9902" table:style-name="ce1">
            <text:p>279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0-0 ZURICH SEGUROS ECU :POLIZA #1006515 POR SE</text:p>
          </table:table-cell>
          <table:table-cell table:number-columns-repeated="16373"/>
        </table:table-row>
        <table:table-row table:style-name="ro8">
          <table:table-cell office:value-type="float" office:value="6099" table:style-name="ce1">
            <text:p>6099</text:p>
          </table:table-cell>
          <table:table-cell office:value-type="string" table:style-name="ce56">
            <text:p>-16,641.55</text:p>
          </table:table-cell>
          <table:table-cell office:value-type="float" office:value="546.77" table:style-name="ce57">
            <text:p>546,7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902" table:style-name="ce1">
            <text:p>285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3-0 <text:s/>SALVACERO CIA. LT :VARILLA CORRUGADA 12MM</text:p>
          </table:table-cell>
          <table:table-cell table:number-columns-repeated="16373"/>
        </table:table-row>
        <table:table-row table:style-name="ro8">
          <table:table-cell office:value-type="float" office:value="6100" table:style-name="ce1">
            <text:p>6100</text:p>
          </table:table-cell>
          <table:table-cell office:value-type="string" table:style-name="ce56">
            <text:p>-13,006.16</text:p>
          </table:table-cell>
          <table:table-cell office:value-type="float" office:value="3635.39" table:style-name="ce57">
            <text:p>3.635,3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002" table:style-name="ce1">
            <text:p>282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0-0 <text:s/>SALVACERO CIA. LT :VARILLA CORRUGADA 10MM</text:p>
          </table:table-cell>
          <table:table-cell table:number-columns-repeated="16373"/>
        </table:table-row>
        <table:table-row table:style-name="ro8">
          <table:table-cell office:value-type="float" office:value="6101" table:style-name="ce1">
            <text:p>6101</text:p>
          </table:table-cell>
          <table:table-cell office:value-type="string" table:style-name="ce56">
            <text:p>-7,661.72</text:p>
          </table:table-cell>
          <table:table-cell office:value-type="float" office:value="5344.44" table:style-name="ce57">
            <text:p>5.344,4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502" table:style-name="ce1">
            <text:p>282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5-0 BOWEN MENDOZA JOSE :TUBERIA PEAD 160 X 11.</text:p>
          </table:table-cell>
          <table:table-cell table:number-columns-repeated="16373"/>
        </table:table-row>
        <table:table-row table:style-name="ro8">
          <table:table-cell office:value-type="float" office:value="6102" table:style-name="ce1">
            <text:p>6102</text:p>
          </table:table-cell>
          <table:table-cell office:value-type="string" table:style-name="ce56">
            <text:p>-6,711.32</text:p>
          </table:table-cell>
          <table:table-cell office:value-type="float" office:value="950.4" table:style-name="ce57">
            <text:p>950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602" table:style-name="ce1">
            <text:p>282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6-0 CARGARAUSTRAL S.A. :DB -1070987682: Cancel</text:p>
          </table:table-cell>
          <table:table-cell table:number-columns-repeated="16373"/>
        </table:table-row>
        <table:table-row table:style-name="ro8">
          <table:table-cell office:value-type="float" office:value="6103" table:style-name="ce1">
            <text:p>6103</text:p>
          </table:table-cell>
          <table:table-cell office:value-type="string" table:style-name="ce56">
            <text:p>-6,697.90</text:p>
          </table:table-cell>
          <table:table-cell office:value-type="float" office:value="13.42" table:style-name="ce57">
            <text:p>13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702" table:style-name="ce1">
            <text:p>282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7-0 ELECTROLEG SA :TUBO RIGIDO IMC 1/2 - 3/4 I</text:p>
          </table:table-cell>
          <table:table-cell table:number-columns-repeated="16373"/>
        </table:table-row>
        <table:table-row table:style-name="ro8">
          <table:table-cell office:value-type="float" office:value="6104" table:style-name="ce1">
            <text:p>6104</text:p>
          </table:table-cell>
          <table:table-cell office:value-type="string" table:style-name="ce56">
            <text:p>-6,684.48</text:p>
          </table:table-cell>
          <table:table-cell office:value-type="float" office:value="13.42" table:style-name="ce57">
            <text:p>13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702" table:style-name="ce1">
            <text:p>282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7-0 ELECTROLEG SA :TUBO EMT FUNJI NAC 1/2 UNIO</text:p>
          </table:table-cell>
          <table:table-cell table:number-columns-repeated="16373"/>
        </table:table-row>
        <table:table-row table:style-name="ro8">
          <table:table-cell office:value-type="float" office:value="6105" table:style-name="ce1">
            <text:p>6105</text:p>
          </table:table-cell>
          <table:table-cell office:value-type="string" table:style-name="ce56">
            <text:p>-5,871.81</text:p>
          </table:table-cell>
          <table:table-cell office:value-type="float" office:value="812.67" table:style-name="ce57">
            <text:p>812,6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802" table:style-name="ce1">
            <text:p>282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8-0 GARCIA ALAÑA VICTO :DISCOS DE CORTE PARA H</text:p>
          </table:table-cell>
          <table:table-cell table:number-columns-repeated="16373"/>
        </table:table-row>
        <table:table-row table:style-name="ro8">
          <table:table-cell office:value-type="float" office:value="6106" table:style-name="ce1">
            <text:p>6106</text:p>
          </table:table-cell>
          <table:table-cell office:value-type="string" table:style-name="ce56">
            <text:p>-5,771.61</text:p>
          </table:table-cell>
          <table:table-cell office:value-type="float" office:value="100.2" table:style-name="ce57">
            <text:p>100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802" table:style-name="ce1">
            <text:p>282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8-0 GARCIA ALAÑA VICTO :DISCO DE CORTE P/HORMI</text:p>
          </table:table-cell>
          <table:table-cell table:number-columns-repeated="16373"/>
        </table:table-row>
        <table:table-row table:style-name="ro8">
          <table:table-cell office:value-type="float" office:value="6107" table:style-name="ce1">
            <text:p>6107</text:p>
          </table:table-cell>
          <table:table-cell office:value-type="string" table:style-name="ce56">
            <text:p>-5,453.86</text:p>
          </table:table-cell>
          <table:table-cell office:value-type="float" office:value="317.75" table:style-name="ce57">
            <text:p>317,7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2902" table:style-name="ce1">
            <text:p>282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59-0 GURUMENDI CUJILAN <text:s/>:139 BOTELLONES DE AGUA</text:p>
          </table:table-cell>
          <table:table-cell table:number-columns-repeated="16373"/>
        </table:table-row>
        <table:table-row table:style-name="ro8">
          <table:table-cell office:value-type="float" office:value="6108" table:style-name="ce1">
            <text:p>6108</text:p>
          </table:table-cell>
          <table:table-cell office:value-type="string" table:style-name="ce56">
            <text:p><text:s/>2,546.14</text:p>
          </table:table-cell>
          <table:table-cell office:value-type="float" office:value="8000" table:style-name="ce57">
            <text:p>8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002" table:style-name="ce1">
            <text:p>283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0-0 NUÑEZ CALLE JOSE A :CANALIZACION, REPOSICI</text:p>
          </table:table-cell>
          <table:table-cell table:number-columns-repeated="16373"/>
        </table:table-row>
        <table:table-row table:style-name="ro8">
          <table:table-cell office:value-type="float" office:value="6109" table:style-name="ce1">
            <text:p>6109</text:p>
          </table:table-cell>
          <table:table-cell office:value-type="string" table:style-name="ce56">
            <text:p><text:s/>3,015.53</text:p>
          </table:table-cell>
          <table:table-cell office:value-type="float" office:value="469.39" table:style-name="ce57">
            <text:p>469,3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002" table:style-name="ce1">
            <text:p>283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0-0 NUÑEZ CALLE JOSE A :VIAJES DE DESALOJOS PR</text:p>
          </table:table-cell>
          <table:table-cell table:number-columns-repeated="16373"/>
        </table:table-row>
        <table:table-row table:style-name="ro8">
          <table:table-cell office:value-type="float" office:value="6110" table:style-name="ce1">
            <text:p>6110</text:p>
          </table:table-cell>
          <table:table-cell office:value-type="string" table:style-name="ce56">
            <text:p><text:s/>3,357.98</text:p>
          </table:table-cell>
          <table:table-cell office:value-type="float" office:value="342.45" table:style-name="ce57">
            <text:p>342,4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102" table:style-name="ce1">
            <text:p>283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1-0 TORREGASI S.A. :COMPRA DE COMBUSTIBLE</text:p>
          </table:table-cell>
          <table:table-cell table:number-columns-repeated="16373"/>
        </table:table-row>
        <table:table-row table:style-name="ro8">
          <table:table-cell office:value-type="float" office:value="6111" table:style-name="ce1">
            <text:p>6111</text:p>
          </table:table-cell>
          <table:table-cell office:value-type="string" table:style-name="ce56">
            <text:p><text:s/>3,815.19</text:p>
          </table:table-cell>
          <table:table-cell office:value-type="float" office:value="457.21" table:style-name="ce57">
            <text:p>457,2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102" table:style-name="ce1">
            <text:p>283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1-0 TORREGASI S.A. :COMPRA DE COMBUSTIBLE</text:p>
          </table:table-cell>
          <table:table-cell table:number-columns-repeated="16373"/>
        </table:table-row>
        <table:table-row table:style-name="ro8">
          <table:table-cell office:value-type="float" office:value="6112" table:style-name="ce1">
            <text:p>6112</text:p>
          </table:table-cell>
          <table:table-cell office:value-type="string" table:style-name="ce56">
            <text:p><text:s/>3,901.02</text:p>
          </table:table-cell>
          <table:table-cell office:value-type="float" office:value="85.83" table:style-name="ce57">
            <text:p>85,8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3202" table:style-name="ce1">
            <text:p>2832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2-0 MERGAMA S.A. :ZAKKA DESINFECTANTE AMONONIO</text:p>
          </table:table-cell>
          <table:table-cell table:number-columns-repeated="16373"/>
        </table:table-row>
        <table:table-row table:style-name="ro8">
          <table:table-cell office:value-type="float" office:value="6113" table:style-name="ce1">
            <text:p>6113</text:p>
          </table:table-cell>
          <table:table-cell office:value-type="string" table:style-name="ce56">
            <text:p><text:s/>9,262.48</text:p>
          </table:table-cell>
          <table:table-cell office:value-type="float" office:value="5361.46" table:style-name="ce57">
            <text:p>5.361,4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002" table:style-name="ce1">
            <text:p>286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4-0 <text:s/>SALVACERO CIA. LT :BLOQUE VICTORIA 9X20X4</text:p>
          </table:table-cell>
          <table:table-cell table:number-columns-repeated="16373"/>
        </table:table-row>
        <table:table-row table:style-name="ro8">
          <table:table-cell office:value-type="float" office:value="6114" table:style-name="ce1">
            <text:p>6114</text:p>
          </table:table-cell>
          <table:table-cell office:value-type="string" table:style-name="ce56">
            <text:p><text:s/>13,358.99</text:p>
          </table:table-cell>
          <table:table-cell office:value-type="float" office:value="4096.51" table:style-name="ce57">
            <text:p>4.096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702" table:style-name="ce1">
            <text:p>286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4-0 TORRES RONQUILLO F :SERVICIO TRANSPORTE DE</text:p>
          </table:table-cell>
          <table:table-cell table:number-columns-repeated="16373"/>
        </table:table-row>
        <table:table-row table:style-name="ro8">
          <table:table-cell office:value-type="float" office:value="6115" table:style-name="ce1">
            <text:p>6115</text:p>
          </table:table-cell>
          <table:table-cell office:value-type="string" table:style-name="ce56">
            <text:p><text:s/>17,187.28</text:p>
          </table:table-cell>
          <table:table-cell office:value-type="float" office:value="3828.29" table:style-name="ce57">
            <text:p>3.828,2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702" table:style-name="ce1">
            <text:p>286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4-0 TORRES RONQUILLO F :SERVICIO ALQUILER DE R</text:p>
          </table:table-cell>
          <table:table-cell table:number-columns-repeated="16373"/>
        </table:table-row>
        <table:table-row table:style-name="ro8">
          <table:table-cell office:value-type="float" office:value="6116" table:style-name="ce1">
            <text:p>6116</text:p>
          </table:table-cell>
          <table:table-cell office:value-type="string" table:style-name="ce56">
            <text:p><text:s/>21,141.34</text:p>
          </table:table-cell>
          <table:table-cell office:value-type="float" office:value="3954.06" table:style-name="ce57">
            <text:p>3.954,0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502" table:style-name="ce1">
            <text:p>285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5-0 COMERCIAL KYWI S.A :SELLADOR UNISEAL-ECONO</text:p>
          </table:table-cell>
          <table:table-cell table:number-columns-repeated="16373"/>
        </table:table-row>
        <table:table-row table:style-name="ro8">
          <table:table-cell office:value-type="float" office:value="6117" table:style-name="ce1">
            <text:p>6117</text:p>
          </table:table-cell>
          <table:table-cell office:value-type="string" table:style-name="ce56">
            <text:p><text:s/>24,877.05</text:p>
          </table:table-cell>
          <table:table-cell office:value-type="float" office:value="3735.71" table:style-name="ce57">
            <text:p>3.735,7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102" table:style-name="ce1">
            <text:p>286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9-0 <text:s/>SALVACERO CIA. LT :CEMENTO HOLCIM FUERTE</text:p>
          </table:table-cell>
          <table:table-cell table:number-columns-repeated="16373"/>
        </table:table-row>
        <table:table-row table:style-name="ro8">
          <table:table-cell office:value-type="float" office:value="6118" table:style-name="ce1">
            <text:p>6118</text:p>
          </table:table-cell>
          <table:table-cell office:value-type="string" table:style-name="ce56">
            <text:p><text:s/>25,733.10</text:p>
          </table:table-cell>
          <table:table-cell office:value-type="float" office:value="856.05" table:style-name="ce57">
            <text:p>856,0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302" table:style-name="ce1">
            <text:p>286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0-0 FACINSER S.A. FRAN :INSTALACION PUNTOS DE</text:p>
          </table:table-cell>
          <table:table-cell table:number-columns-repeated="16373"/>
        </table:table-row>
        <table:table-row table:style-name="ro8">
          <table:table-cell office:value-type="float" office:value="6119" table:style-name="ce1">
            <text:p>6119</text:p>
          </table:table-cell>
          <table:table-cell office:value-type="string" table:style-name="ce56">
            <text:p><text:s/>25,733.11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302" table:style-name="ce1">
            <text:p>286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0-0 FACINSER S.A. FRAN :ALCANCE A FACTURA 2105</text:p>
          </table:table-cell>
          <table:table-cell table:number-columns-repeated="16373"/>
        </table:table-row>
        <table:table-row table:style-name="ro8">
          <table:table-cell office:value-type="float" office:value="6120" table:style-name="ce1">
            <text:p>6120</text:p>
          </table:table-cell>
          <table:table-cell office:value-type="string" table:style-name="ce56">
            <text:p><text:s/>26,737.14</text:p>
          </table:table-cell>
          <table:table-cell office:value-type="float" office:value="1004.03" table:style-name="ce57">
            <text:p>1.004,0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6602" table:style-name="ce1">
            <text:p>286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83-0 SUMBA ORTEGA IVAN <text:s/>:CORTE DE PAVIMENTO/ACE</text:p>
          </table:table-cell>
          <table:table-cell table:number-columns-repeated="16373"/>
        </table:table-row>
        <table:table-row table:style-name="ro8">
          <table:table-cell office:value-type="float" office:value="6121" table:style-name="ce1">
            <text:p>6121</text:p>
          </table:table-cell>
          <table:table-cell office:value-type="string" table:style-name="ce56">
            <text:p><text:s/>28,320.89</text:p>
          </table:table-cell>
          <table:table-cell office:value-type="float" office:value="1583.75" table:style-name="ce57">
            <text:p>1.583,7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302" table:style-name="ce1">
            <text:p>284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CK 937-0 DEMERA MORALES SAN :55 METROS ADOQUIN</text:p>
          </table:table-cell>
          <table:table-cell table:number-columns-repeated="16373"/>
        </table:table-row>
        <table:table-row table:style-name="ro8">
          <table:table-cell office:value-type="float" office:value="6122" table:style-name="ce1">
            <text:p>6122</text:p>
          </table:table-cell>
          <table:table-cell office:value-type="string" table:style-name="ce56">
            <text:p><text:s/>29,445.89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402" table:style-name="ce1">
            <text:p>284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5-0 MANUEL NOGALES Y P :HONORARIOS COMO INTERV</text:p>
          </table:table-cell>
          <table:table-cell table:number-columns-repeated="16373"/>
        </table:table-row>
        <table:table-row table:style-name="ro8">
          <table:table-cell office:value-type="float" office:value="6123" table:style-name="ce1">
            <text:p>6123</text:p>
          </table:table-cell>
          <table:table-cell office:value-type="string" table:style-name="ce56">
            <text:p><text:s/>30,528.10</text:p>
          </table:table-cell>
          <table:table-cell office:value-type="float" office:value="1082.21" table:style-name="ce57">
            <text:p>1.082,2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ALAMBRE GALVANIZADO-AL</text:p>
          </table:table-cell>
          <table:table-cell table:number-columns-repeated="16373"/>
        </table:table-row>
        <table:table-row table:style-name="ro8">
          <table:table-cell office:value-type="float" office:value="6124" table:style-name="ce1">
            <text:p>6124</text:p>
          </table:table-cell>
          <table:table-cell office:value-type="string" table:style-name="ce56">
            <text:p><text:s/>34,091.07</text:p>
          </table:table-cell>
          <table:table-cell office:value-type="float" office:value="3562.97" table:style-name="ce57">
            <text:p>3.562,9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TUBERIA PEAD 160 X 11,</text:p>
          </table:table-cell>
          <table:table-cell table:number-columns-repeated="16373"/>
        </table:table-row>
        <table:table-row table:style-name="ro8">
          <table:table-cell office:value-type="float" office:value="6125" table:style-name="ce1">
            <text:p>6125</text:p>
          </table:table-cell>
          <table:table-cell office:value-type="string" table:style-name="ce56">
            <text:p><text:s/>36,941.03</text:p>
          </table:table-cell>
          <table:table-cell office:value-type="float" office:value="2849.96" table:style-name="ce57">
            <text:p>2.849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PLAYWOOD DE 18MM -VARI</text:p>
          </table:table-cell>
          <table:table-cell table:number-columns-repeated="16373"/>
        </table:table-row>
        <table:table-row table:style-name="ro8">
          <table:table-cell office:value-type="float" office:value="6126" table:style-name="ce1">
            <text:p>6126</text:p>
          </table:table-cell>
          <table:table-cell office:value-type="string" table:style-name="ce56">
            <text:p><text:s/>39,373.61</text:p>
          </table:table-cell>
          <table:table-cell office:value-type="float" office:value="2432.58" table:style-name="ce57">
            <text:p>2.432,5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VARILLA CORRUGADA DE 1</text:p>
          </table:table-cell>
          <table:table-cell table:number-columns-repeated="16373"/>
        </table:table-row>
        <table:table-row table:style-name="ro8">
          <table:table-cell office:value-type="float" office:value="6127" table:style-name="ce1">
            <text:p>6127</text:p>
          </table:table-cell>
          <table:table-cell office:value-type="string" table:style-name="ce56">
            <text:p><text:s/>40,201.73</text:p>
          </table:table-cell>
          <table:table-cell office:value-type="float" office:value="828.12" table:style-name="ce57">
            <text:p>828,1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ADAPTADOR ROSCABLE P/L</text:p>
          </table:table-cell>
          <table:table-cell table:number-columns-repeated="16373"/>
        </table:table-row>
        <table:table-row table:style-name="ro8">
          <table:table-cell office:value-type="float" office:value="6128" table:style-name="ce1">
            <text:p>6128</text:p>
          </table:table-cell>
          <table:table-cell office:value-type="string" table:style-name="ce56">
            <text:p><text:s/>40,203.42</text:p>
          </table:table-cell>
          <table:table-cell office:value-type="float" office:value="1.69" table:style-name="ce57">
            <text:p>1,6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CODO ROSCABLE HH 1/2 X</text:p>
          </table:table-cell>
          <table:table-cell table:number-columns-repeated="16373"/>
        </table:table-row>
        <table:table-row table:style-name="ro8">
          <table:table-cell office:value-type="float" office:value="6129" table:style-name="ce1">
            <text:p>6129</text:p>
          </table:table-cell>
          <table:table-cell office:value-type="string" table:style-name="ce56">
            <text:p><text:s/>40,368.99</text:p>
          </table:table-cell>
          <table:table-cell office:value-type="float" office:value="165.57" table:style-name="ce57">
            <text:p>165,5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602" table:style-name="ce1">
            <text:p>284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6-0 BOWEN MENDOZA JOSE :PEGA TUBOS PVC KALIPEG</text:p>
          </table:table-cell>
          <table:table-cell table:number-columns-repeated="16373"/>
        </table:table-row>
        <table:table-row table:style-name="ro8">
          <table:table-cell office:value-type="float" office:value="6130" table:style-name="ce1">
            <text:p>6130</text:p>
          </table:table-cell>
          <table:table-cell office:value-type="string" table:style-name="ce56">
            <text:p><text:s/>40,701.63</text:p>
          </table:table-cell>
          <table:table-cell office:value-type="float" office:value="332.64" table:style-name="ce57">
            <text:p>332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702" table:style-name="ce1">
            <text:p>284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7-0 CORDOVA ARMIJOS JU :</text:p>
          </table:table-cell>
          <table:table-cell table:number-columns-repeated="16373"/>
        </table:table-row>
        <table:table-row table:style-name="ro8">
          <table:table-cell office:value-type="float" office:value="6131" table:style-name="ce1">
            <text:p>6131</text:p>
          </table:table-cell>
          <table:table-cell office:value-type="string" table:style-name="ce56">
            <text:p><text:s/>42,739.05</text:p>
          </table:table-cell>
          <table:table-cell office:value-type="float" office:value="2037.42" table:style-name="ce57">
            <text:p>2.037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702" table:style-name="ce1">
            <text:p>284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7-0 CORDOVA ARMIJOS JU :TRANSPORTE DE DESALOJO</text:p>
          </table:table-cell>
          <table:table-cell table:number-columns-repeated="16373"/>
        </table:table-row>
        <table:table-row table:style-name="ro8">
          <table:table-cell office:value-type="float" office:value="6132" table:style-name="ce1">
            <text:p>6132</text:p>
          </table:table-cell>
          <table:table-cell office:value-type="string" table:style-name="ce56">
            <text:p><text:s/>44,111.19</text:p>
          </table:table-cell>
          <table:table-cell office:value-type="float" office:value="1372.14" table:style-name="ce57">
            <text:p>1.372,1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702" table:style-name="ce1">
            <text:p>284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7-0 CORDOVA ARMIJOS JU :TRANSPORTE DE DESALOJO</text:p>
          </table:table-cell>
          <table:table-cell table:number-columns-repeated="16373"/>
        </table:table-row>
        <table:table-row table:style-name="ro8">
          <table:table-cell office:value-type="float" office:value="6133" table:style-name="ce1">
            <text:p>6133</text:p>
          </table:table-cell>
          <table:table-cell office:value-type="string" table:style-name="ce56">
            <text:p><text:s/>45,645.06</text:p>
          </table:table-cell>
          <table:table-cell office:value-type="float" office:value="1533.87" table:style-name="ce57">
            <text:p>1.533,8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4902" table:style-name="ce1">
            <text:p>2849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69-0 ELECTROLEG SA :ALAMBRE GALVANIZADO- CONECT</text:p>
          </table:table-cell>
          <table:table-cell table:number-columns-repeated="16373"/>
        </table:table-row>
        <table:table-row table:style-name="ro8">
          <table:table-cell office:value-type="float" office:value="6134" table:style-name="ce1">
            <text:p>6134</text:p>
          </table:table-cell>
          <table:table-cell office:value-type="string" table:style-name="ce56">
            <text:p><text:s/>45,732.94</text:p>
          </table:table-cell>
          <table:table-cell office:value-type="float" office:value="87.88" table:style-name="ce57">
            <text:p>87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MANTENIMIENTO DE LA BO</text:p>
          </table:table-cell>
          <table:table-cell table:number-columns-repeated="16373"/>
        </table:table-row>
        <table:table-row table:style-name="ro8">
          <table:table-cell office:value-type="float" office:value="6135" table:style-name="ce1">
            <text:p>6135</text:p>
          </table:table-cell>
          <table:table-cell office:value-type="string" table:style-name="ce56">
            <text:p><text:s/>45,915.82</text:p>
          </table:table-cell>
          <table:table-cell office:value-type="float" office:value="182.88" table:style-name="ce57">
            <text:p>182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70-0 FIGUEROA BOLAÑOS J :LOGISTICA Y MOVILIZACI</text:p>
          </table:table-cell>
          <table:table-cell table:number-columns-repeated="16373"/>
        </table:table-row>
        <table:table-row table:style-name="ro8">
          <table:table-cell office:value-type="float" office:value="6136" table:style-name="ce1">
            <text:p>6136</text:p>
          </table:table-cell>
          <table:table-cell office:value-type="string" table:style-name="ce56">
            <text:p><text:s/>45,077.62</text:p>
          </table:table-cell>
          <table:table-cell office:value-type="float" office:value="0" table:style-name="ce57">
            <text:p>-<text:s/></text:p>
          </table:table-cell>
          <table:table-cell office:value-type="float" office:value="838.2" table:style-name="ce57">
            <text:p>838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203" table:style-name="ce1">
            <text:p>258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18319-001001-ALQUILER COMPACTADORA TIPO BAI</text:p>
          </table:table-cell>
          <table:table-cell table:number-columns-repeated="16373"/>
        </table:table-row>
        <table:table-row table:style-name="ro8">
          <table:table-cell office:value-type="float" office:value="6137" table:style-name="ce1">
            <text:p>6137</text:p>
          </table:table-cell>
          <table:table-cell office:value-type="string" table:style-name="ce56">
            <text:p><text:s/>32,313.24</text:p>
          </table:table-cell>
          <table:table-cell office:value-type="float" office:value="0" table:style-name="ce57">
            <text:p>-<text:s/></text:p>
          </table:table-cell>
          <table:table-cell office:value-type="float" office:value="12764.38" table:style-name="ce57">
            <text:p>12.764,3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503" table:style-name="ce1">
            <text:p>266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833-001001-CANALIZACION DE MONODUCTOS, RE</text:p>
          </table:table-cell>
          <table:table-cell table:number-columns-repeated="16373"/>
        </table:table-row>
        <table:table-row table:style-name="ro8">
          <table:table-cell office:value-type="float" office:value="6138" table:style-name="ce1">
            <text:p>6138</text:p>
          </table:table-cell>
          <table:table-cell office:value-type="string" table:style-name="ce56">
            <text:p><text:s/>25,443.05</text:p>
          </table:table-cell>
          <table:table-cell office:value-type="float" office:value="0" table:style-name="ce57">
            <text:p>-<text:s/></text:p>
          </table:table-cell>
          <table:table-cell office:value-type="float" office:value="6870.19" table:style-name="ce57">
            <text:p>6.870,1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603" table:style-name="ce1">
            <text:p>266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1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6139" table:style-name="ce1">
            <text:p>6139</text:p>
          </table:table-cell>
          <table:table-cell office:value-type="string" table:style-name="ce56">
            <text:p><text:s/>23,553.29</text:p>
          </table:table-cell>
          <table:table-cell office:value-type="float" office:value="0" table:style-name="ce57">
            <text:p>-<text:s/></text:p>
          </table:table-cell>
          <table:table-cell office:value-type="float" office:value="1889.76" table:style-name="ce57">
            <text:p>1.889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703" table:style-name="ce1">
            <text:p>266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8-001001-DOS MANTENIMIENTOS DE 2 MINICA</text:p>
          </table:table-cell>
          <table:table-cell table:number-columns-repeated="16373"/>
        </table:table-row>
        <table:table-row table:style-name="ro8">
          <table:table-cell office:value-type="float" office:value="6140" table:style-name="ce1">
            <text:p>6140</text:p>
          </table:table-cell>
          <table:table-cell office:value-type="string" table:style-name="ce56">
            <text:p><text:s/>20,066.38</text:p>
          </table:table-cell>
          <table:table-cell office:value-type="float" office:value="0" table:style-name="ce57">
            <text:p>-<text:s/></text:p>
          </table:table-cell>
          <table:table-cell office:value-type="float" office:value="3486.91" table:style-name="ce57">
            <text:p>3.486,9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803" table:style-name="ce1">
            <text:p>266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9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6141" table:style-name="ce1">
            <text:p>6141</text:p>
          </table:table-cell>
          <table:table-cell office:value-type="string" table:style-name="ce56">
            <text:p><text:s/>19,738.72</text:p>
          </table:table-cell>
          <table:table-cell office:value-type="float" office:value="0" table:style-name="ce57">
            <text:p>-<text:s/></text:p>
          </table:table-cell>
          <table:table-cell office:value-type="float" office:value="327.66000000000003" table:style-name="ce57">
            <text:p>327,6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903" table:style-name="ce1">
            <text:p>266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6-001001-GENERADOR YAMAHA- CORTADORA DE</text:p>
          </table:table-cell>
          <table:table-cell table:number-columns-repeated="16373"/>
        </table:table-row>
        <table:table-row table:style-name="ro8">
          <table:table-cell office:value-type="float" office:value="6142" table:style-name="ce1">
            <text:p>6142</text:p>
          </table:table-cell>
          <table:table-cell office:value-type="string" table:style-name="ce56">
            <text:p><text:s/>19,098.64</text:p>
          </table:table-cell>
          <table:table-cell office:value-type="float" office:value="0" table:style-name="ce57">
            <text:p>-<text:s/></text:p>
          </table:table-cell>
          <table:table-cell office:value-type="float" office:value="640.08000000000004" table:style-name="ce57">
            <text:p>640,0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003" table:style-name="ce1">
            <text:p>267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5-001001-MANTENIMIENTO CORRECTIVO Y PRE</text:p>
          </table:table-cell>
          <table:table-cell table:number-columns-repeated="16373"/>
        </table:table-row>
        <table:table-row table:style-name="ro8">
          <table:table-cell office:value-type="float" office:value="6143" table:style-name="ce1">
            <text:p>6143</text:p>
          </table:table-cell>
          <table:table-cell office:value-type="string" table:style-name="ce56">
            <text:p><text:s/>19,036.66</text:p>
          </table:table-cell>
          <table:table-cell office:value-type="float" office:value="0" table:style-name="ce57">
            <text:p>-<text:s/></text:p>
          </table:table-cell>
          <table:table-cell office:value-type="float" office:value="61.98" table:style-name="ce57">
            <text:p>61,9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103" table:style-name="ce1">
            <text:p>267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4-001001-MANTENIMIENTO DE CORRECCION Y</text:p>
          </table:table-cell>
          <table:table-cell table:number-columns-repeated="16373"/>
        </table:table-row>
        <table:table-row table:style-name="ro8">
          <table:table-cell office:value-type="float" office:value="6144" table:style-name="ce1">
            <text:p>6144</text:p>
          </table:table-cell>
          <table:table-cell office:value-type="string" table:style-name="ce56">
            <text:p><text:s/>6,300.00</text:p>
          </table:table-cell>
          <table:table-cell office:value-type="float" office:value="0" table:style-name="ce57">
            <text:p>-<text:s/></text:p>
          </table:table-cell>
          <table:table-cell office:value-type="float" office:value="12736.66" table:style-name="ce57">
            <text:p>12.736,6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703" table:style-name="ce1">
            <text:p>256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828-001001-CANALIZACION, REPOSICION DE AC</text:p>
          </table:table-cell>
          <table:table-cell table:number-columns-repeated="16373"/>
        </table:table-row>
        <table:table-row table:style-name="ro8">
          <table:table-cell office:value-type="float" office:value="6145" table:style-name="ce1">
            <text:p>6145</text:p>
          </table:table-cell>
          <table:table-cell office:value-type="string" table:style-name="ce56">
            <text:p><text:s/>6,299.99</text:p>
          </table:table-cell>
          <table:table-cell office:value-type="float" office:value="0" table:style-name="ce57">
            <text:p>-<text:s/></text:p>
          </table:table-cell>
          <table:table-cell office:value-type="float" office:value="0.01" table:style-name="ce57">
            <text:p>0,0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703" table:style-name="ce1">
            <text:p>267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JC 000002105-000000-ALCANCE A FACTURA 2105</text:p>
          </table:table-cell>
          <table:table-cell table:number-columns-repeated="16373"/>
        </table:table-row>
        <table:table-row table:style-name="ro8">
          <table:table-cell office:value-type="float" office:value="6146" table:style-name="ce1">
            <text:p>6146</text:p>
          </table:table-cell>
          <table:table-cell office:value-type="string" table:style-name="ce56">
            <text:p><text:s/>5,643.08</text:p>
          </table:table-cell>
          <table:table-cell office:value-type="float" office:value="0" table:style-name="ce57">
            <text:p>-<text:s/></text:p>
          </table:table-cell>
          <table:table-cell office:value-type="float" office:value="656.91" table:style-name="ce57">
            <text:p>656,9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603" table:style-name="ce1">
            <text:p>259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66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6147" table:style-name="ce1">
            <text:p>6147</text:p>
          </table:table-cell>
          <table:table-cell office:value-type="string" table:style-name="ce56">
            <text:p><text:s/>4,329.25</text:p>
          </table:table-cell>
          <table:table-cell office:value-type="float" office:value="0" table:style-name="ce57">
            <text:p>-<text:s/></text:p>
          </table:table-cell>
          <table:table-cell office:value-type="float" office:value="1313.83" table:style-name="ce57">
            <text:p>1.313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703" table:style-name="ce1">
            <text:p>259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48-001001-HORMIGON140 KG/CM2 STANDARD-28</text:p>
          </table:table-cell>
          <table:table-cell table:number-columns-repeated="16373"/>
        </table:table-row>
        <table:table-row table:style-name="ro8">
          <table:table-cell office:value-type="float" office:value="6148" table:style-name="ce1">
            <text:p>6148</text:p>
          </table:table-cell>
          <table:table-cell office:value-type="string" table:style-name="ce56">
            <text:p><text:s/>4,327.56</text:p>
          </table:table-cell>
          <table:table-cell office:value-type="float" office:value="0" table:style-name="ce57">
            <text:p>-<text:s/></text:p>
          </table:table-cell>
          <table:table-cell office:value-type="float" office:value="1.69" table:style-name="ce57">
            <text:p>1,6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603" table:style-name="ce1">
            <text:p>257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50-002002-CODO ROSCABLE HH 1/2 X90</text:p>
          </table:table-cell>
          <table:table-cell table:number-columns-repeated="16373"/>
        </table:table-row>
        <table:table-row table:style-name="ro8">
          <table:table-cell office:value-type="float" office:value="6149" table:style-name="ce1">
            <text:p>6149</text:p>
          </table:table-cell>
          <table:table-cell office:value-type="string" table:style-name="ce56">
            <text:p><text:s/>3,013.73</text:p>
          </table:table-cell>
          <table:table-cell office:value-type="float" office:value="0" table:style-name="ce57">
            <text:p>-<text:s/></text:p>
          </table:table-cell>
          <table:table-cell office:value-type="float" office:value="1313.83" table:style-name="ce57">
            <text:p>1.313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803" table:style-name="ce1">
            <text:p>259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83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6150" table:style-name="ce1">
            <text:p>6150</text:p>
          </table:table-cell>
          <table:table-cell office:value-type="string" table:style-name="ce56">
            <text:p>-940.36</text:p>
          </table:table-cell>
          <table:table-cell office:value-type="float" office:value="0" table:style-name="ce57">
            <text:p>-<text:s/></text:p>
          </table:table-cell>
          <table:table-cell office:value-type="float" office:value="3954.09" table:style-name="ce57">
            <text:p>3.954,0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403" table:style-name="ce1">
            <text:p>263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1858-022901-SELLADOR UNISEAL-ECONOSEAL MAT</text:p>
          </table:table-cell>
          <table:table-cell table:number-columns-repeated="16373"/>
        </table:table-row>
        <table:table-row table:style-name="ro8">
          <table:table-cell office:value-type="float" office:value="6151" table:style-name="ce1">
            <text:p>6151</text:p>
          </table:table-cell>
          <table:table-cell office:value-type="string" table:style-name="ce56">
            <text:p>-2,524.11</text:p>
          </table:table-cell>
          <table:table-cell office:value-type="float" office:value="0" table:style-name="ce57">
            <text:p>-<text:s/></text:p>
          </table:table-cell>
          <table:table-cell office:value-type="float" office:value="1583.75" table:style-name="ce57">
            <text:p>1.583,7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503" table:style-name="ce1">
            <text:p>263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1207-001001-55 METROS ADOQUIN</text:p>
          </table:table-cell>
          <table:table-cell table:number-columns-repeated="16373"/>
        </table:table-row>
        <table:table-row table:style-name="ro8">
          <table:table-cell office:value-type="float" office:value="6152" table:style-name="ce1">
            <text:p>6152</text:p>
          </table:table-cell>
          <table:table-cell office:value-type="string" table:style-name="ce56">
            <text:p>-2,796.60</text:p>
          </table:table-cell>
          <table:table-cell office:value-type="float" office:value="0" table:style-name="ce57">
            <text:p>-<text:s/></text:p>
          </table:table-cell>
          <table:table-cell office:value-type="float" office:value="272.49" table:style-name="ce57">
            <text:p>272,4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603" table:style-name="ce1">
            <text:p>265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9652-001002-HOSPEDAJE HOTEL CASTELL INSTRU</text:p>
          </table:table-cell>
          <table:table-cell table:number-columns-repeated="16373"/>
        </table:table-row>
        <table:table-row table:style-name="ro8">
          <table:table-cell office:value-type="float" office:value="6153" table:style-name="ce1">
            <text:p>6153</text:p>
          </table:table-cell>
          <table:table-cell office:value-type="string" table:style-name="ce56">
            <text:p>-3,652.65</text:p>
          </table:table-cell>
          <table:table-cell office:value-type="float" office:value="0" table:style-name="ce57">
            <text:p>-<text:s/></text:p>
          </table:table-cell>
          <table:table-cell office:value-type="float" office:value="856.05" table:style-name="ce57">
            <text:p>856,0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003" table:style-name="ce1">
            <text:p>263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2105-001001-INSTALACION PUNTOS DE ENRGIA G</text:p>
          </table:table-cell>
          <table:table-cell table:number-columns-repeated="16373"/>
        </table:table-row>
        <table:table-row table:style-name="ro8">
          <table:table-cell office:value-type="float" office:value="6154" table:style-name="ce1">
            <text:p>6154</text:p>
          </table:table-cell>
          <table:table-cell office:value-type="string" table:style-name="ce56">
            <text:p>-3,693.29</text:p>
          </table:table-cell>
          <table:table-cell office:value-type="float" office:value="0" table:style-name="ce57">
            <text:p>-<text:s/></text:p>
          </table:table-cell>
          <table:table-cell office:value-type="float" office:value="40.64" table:style-name="ce57">
            <text:p>40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103" table:style-name="ce1">
            <text:p>263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253-001001-REPARACIÓN DE ROSCA DE CILINDR</text:p>
          </table:table-cell>
          <table:table-cell table:number-columns-repeated="16373"/>
        </table:table-row>
        <table:table-row table:style-name="ro8">
          <table:table-cell office:value-type="float" office:value="6155" table:style-name="ce1">
            <text:p>6155</text:p>
          </table:table-cell>
          <table:table-cell office:value-type="string" table:style-name="ce56">
            <text:p>-3,752.69</text:p>
          </table:table-cell>
          <table:table-cell office:value-type="float" office:value="0" table:style-name="ce57">
            <text:p>-<text:s/></text:p>
          </table:table-cell>
          <table:table-cell office:value-type="float" office:value="59.4" table:style-name="ce57">
            <text:p>59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903" table:style-name="ce1">
            <text:p>262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1191-001001-LOGISTICA Y MOVILIZACIÓN: ROLL</text:p>
          </table:table-cell>
          <table:table-cell table:number-columns-repeated="16373"/>
        </table:table-row>
        <table:table-row table:style-name="ro8">
          <table:table-cell office:value-type="float" office:value="6156" table:style-name="ce1">
            <text:p>6156</text:p>
          </table:table-cell>
          <table:table-cell office:value-type="string" table:style-name="ce56">
            <text:p>-4,085.33</text:p>
          </table:table-cell>
          <table:table-cell office:value-type="float" office:value="0" table:style-name="ce57">
            <text:p>-<text:s/></text:p>
          </table:table-cell>
          <table:table-cell office:value-type="float" office:value="332.64" table:style-name="ce57">
            <text:p>332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203" table:style-name="ce1">
            <text:p>263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093-001002-TRANSPORTE DESALOJO</text:p>
          </table:table-cell>
          <table:table-cell table:number-columns-repeated="16373"/>
        </table:table-row>
        <table:table-row table:style-name="ro8">
          <table:table-cell office:value-type="float" office:value="6157" table:style-name="ce1">
            <text:p>6157</text:p>
          </table:table-cell>
          <table:table-cell office:value-type="string" table:style-name="ce56">
            <text:p>-4,213.31</text:p>
          </table:table-cell>
          <table:table-cell office:value-type="float" office:value="0" table:style-name="ce57">
            <text:p>-<text:s/></text:p>
          </table:table-cell>
          <table:table-cell office:value-type="float" office:value="127.98" table:style-name="ce57">
            <text:p>127,9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603" table:style-name="ce1">
            <text:p>263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853-001001-PLANCHA PLYWOOD 3MM - PERNO AU</text:p>
          </table:table-cell>
          <table:table-cell table:number-columns-repeated="16373"/>
        </table:table-row>
        <table:table-row table:style-name="ro8">
          <table:table-cell office:value-type="float" office:value="6158" table:style-name="ce1">
            <text:p>6158</text:p>
          </table:table-cell>
          <table:table-cell office:value-type="string" table:style-name="ce56">
            <text:p>-4,497.79</text:p>
          </table:table-cell>
          <table:table-cell office:value-type="float" office:value="0" table:style-name="ce57">
            <text:p>-<text:s/></text:p>
          </table:table-cell>
          <table:table-cell office:value-type="float" office:value="284.48" table:style-name="ce57">
            <text:p>284,4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303" table:style-name="ce1">
            <text:p>261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255-001001-BRIDA CON OREJA CON PLANCHA AN</text:p>
          </table:table-cell>
          <table:table-cell table:number-columns-repeated="16373"/>
        </table:table-row>
        <table:table-row table:style-name="ro8">
          <table:table-cell office:value-type="float" office:value="6159" table:style-name="ce1">
            <text:p>6159</text:p>
          </table:table-cell>
          <table:table-cell office:value-type="string" table:style-name="ce56">
            <text:p>-4,840.79</text:p>
          </table:table-cell>
          <table:table-cell office:value-type="float" office:value="0" table:style-name="ce57">
            <text:p>-<text:s/></text:p>
          </table:table-cell>
          <table:table-cell office:value-type="float" office:value="343" table:style-name="ce57">
            <text:p>343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403" table:style-name="ce1">
            <text:p>261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1664-001001-7 TANQUEROS DE AGUA PROYECTO U</text:p>
          </table:table-cell>
          <table:table-cell table:number-columns-repeated="16373"/>
        </table:table-row>
        <table:table-row table:style-name="ro8">
          <table:table-cell office:value-type="float" office:value="6160" table:style-name="ce1">
            <text:p>6160</text:p>
          </table:table-cell>
          <table:table-cell office:value-type="string" table:style-name="ce56">
            <text:p>-4,987.79</text:p>
          </table:table-cell>
          <table:table-cell office:value-type="float" office:value="0" table:style-name="ce57">
            <text:p>-<text:s/></text:p>
          </table:table-cell>
          <table:table-cell office:value-type="float" office:value="147" table:style-name="ce57">
            <text:p>147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503" table:style-name="ce1">
            <text:p>261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1665-001001-3 TANQUEROS DE AGUA</text:p>
          </table:table-cell>
          <table:table-cell table:number-columns-repeated="16373"/>
        </table:table-row>
        <table:table-row table:style-name="ro8">
          <table:table-cell office:value-type="float" office:value="6161" table:style-name="ce1">
            <text:p>6161</text:p>
          </table:table-cell>
          <table:table-cell office:value-type="string" table:style-name="ce56">
            <text:p>-5,047.19</text:p>
          </table:table-cell>
          <table:table-cell office:value-type="float" office:value="0" table:style-name="ce57">
            <text:p>-<text:s/></text:p>
          </table:table-cell>
          <table:table-cell office:value-type="float" office:value="59.4" table:style-name="ce57">
            <text:p>59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603" table:style-name="ce1">
            <text:p>261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406-001001-SERVICIO TRANSPORTE DESDE CAMP</text:p>
          </table:table-cell>
          <table:table-cell table:number-columns-repeated="16373"/>
        </table:table-row>
        <table:table-row table:style-name="ro8">
          <table:table-cell office:value-type="float" office:value="6162" table:style-name="ce1">
            <text:p>6162</text:p>
          </table:table-cell>
          <table:table-cell office:value-type="string" table:style-name="ce56">
            <text:p>-5,129.13</text:p>
          </table:table-cell>
          <table:table-cell office:value-type="float" office:value="0" table:style-name="ce57">
            <text:p>-<text:s/></text:p>
          </table:table-cell>
          <table:table-cell office:value-type="float" office:value="81.94" table:style-name="ce57">
            <text:p>81,9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703" table:style-name="ce1">
            <text:p>261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4813-001002-SERVICIOS DE GUARDIANIA</text:p>
          </table:table-cell>
          <table:table-cell table:number-columns-repeated="16373"/>
        </table:table-row>
        <table:table-row table:style-name="ro8">
          <table:table-cell office:value-type="float" office:value="6163" table:style-name="ce1">
            <text:p>6163</text:p>
          </table:table-cell>
          <table:table-cell office:value-type="string" table:style-name="ce56">
            <text:p>-6,459.46</text:p>
          </table:table-cell>
          <table:table-cell office:value-type="float" office:value="0" table:style-name="ce57">
            <text:p>-<text:s/></text:p>
          </table:table-cell>
          <table:table-cell office:value-type="float" office:value="1330.33" table:style-name="ce57">
            <text:p>1.330,3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803" table:style-name="ce1">
            <text:p>261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9-001001-SERVICIO DE ALQUILER DE CAMINO</text:p>
          </table:table-cell>
          <table:table-cell table:number-columns-repeated="16373"/>
        </table:table-row>
        <table:table-row table:style-name="ro8">
          <table:table-cell office:value-type="float" office:value="6164" table:style-name="ce1">
            <text:p>6164</text:p>
          </table:table-cell>
          <table:table-cell office:value-type="string" table:style-name="ce56">
            <text:p>-6,551.92</text:p>
          </table:table-cell>
          <table:table-cell office:value-type="float" office:value="0" table:style-name="ce57">
            <text:p>-<text:s/></text:p>
          </table:table-cell>
          <table:table-cell office:value-type="float" office:value="92.46" table:style-name="ce57">
            <text:p>92,4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903" table:style-name="ce1">
            <text:p>261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0-001001-MANGUERA HIDRAULICA CON ACOPLE</text:p>
          </table:table-cell>
          <table:table-cell table:number-columns-repeated="16373"/>
        </table:table-row>
        <table:table-row table:style-name="ro8">
          <table:table-cell office:value-type="float" office:value="6165" table:style-name="ce1">
            <text:p>6165</text:p>
          </table:table-cell>
          <table:table-cell office:value-type="string" table:style-name="ce56">
            <text:p>-6,805.92</text:p>
          </table:table-cell>
          <table:table-cell office:value-type="float" office:value="0" table:style-name="ce57">
            <text:p>-<text:s/></text:p>
          </table:table-cell>
          <table:table-cell office:value-type="float" office:value="254" table:style-name="ce57">
            <text:p>254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003" table:style-name="ce1">
            <text:p>262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1-001001-MANGUERA HIDRAULICA DE UNA MIN</text:p>
          </table:table-cell>
          <table:table-cell table:number-columns-repeated="16373"/>
        </table:table-row>
        <table:table-row table:style-name="ro8">
          <table:table-cell office:value-type="float" office:value="6166" table:style-name="ce1">
            <text:p>6166</text:p>
          </table:table-cell>
          <table:table-cell office:value-type="string" table:style-name="ce56">
            <text:p>-9,792.96</text:p>
          </table:table-cell>
          <table:table-cell office:value-type="float" office:value="0" table:style-name="ce57">
            <text:p>-<text:s/></text:p>
          </table:table-cell>
          <table:table-cell office:value-type="float" office:value="2987.04" table:style-name="ce57">
            <text:p>2.987,0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103" table:style-name="ce1">
            <text:p>262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2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6167" table:style-name="ce1">
            <text:p>6167</text:p>
          </table:table-cell>
          <table:table-cell office:value-type="string" table:style-name="ce56">
            <text:p>-15,980.40</text:p>
          </table:table-cell>
          <table:table-cell office:value-type="float" office:value="0" table:style-name="ce57">
            <text:p>-<text:s/></text:p>
          </table:table-cell>
          <table:table-cell office:value-type="float" office:value="6187.44" table:style-name="ce57">
            <text:p>6.187,4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203" table:style-name="ce1">
            <text:p>262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3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6168" table:style-name="ce1">
            <text:p>6168</text:p>
          </table:table-cell>
          <table:table-cell office:value-type="string" table:style-name="ce56">
            <text:p>-16,032.22</text:p>
          </table:table-cell>
          <table:table-cell office:value-type="float" office:value="0" table:style-name="ce57">
            <text:p>-<text:s/></text:p>
          </table:table-cell>
          <table:table-cell office:value-type="float" office:value="51.82" table:style-name="ce57">
            <text:p>51,8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303" table:style-name="ce1">
            <text:p>262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5-001001-MANTENIMIENTO Y ACOPLE DE UNA</text:p>
          </table:table-cell>
          <table:table-cell table:number-columns-repeated="16373"/>
        </table:table-row>
        <table:table-row table:style-name="ro8">
          <table:table-cell office:value-type="float" office:value="6169" table:style-name="ce1">
            <text:p>6169</text:p>
          </table:table-cell>
          <table:table-cell office:value-type="string" table:style-name="ce56">
            <text:p>-16,117.56</text:p>
          </table:table-cell>
          <table:table-cell office:value-type="float" office:value="0" table:style-name="ce57">
            <text:p>-<text:s/></text:p>
          </table:table-cell>
          <table:table-cell office:value-type="float" office:value="85.34" table:style-name="ce57">
            <text:p>85,3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403" table:style-name="ce1">
            <text:p>262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97-001001-DESALOJO EN UN CRUCE CALLE ISI</text:p>
          </table:table-cell>
          <table:table-cell table:number-columns-repeated="16373"/>
        </table:table-row>
        <table:table-row table:style-name="ro8">
          <table:table-cell office:value-type="float" office:value="6170" table:style-name="ce1">
            <text:p>6170</text:p>
          </table:table-cell>
          <table:table-cell office:value-type="string" table:style-name="ce56">
            <text:p>-17,285.96</text:p>
          </table:table-cell>
          <table:table-cell office:value-type="float" office:value="0" table:style-name="ce57">
            <text:p>-<text:s/></text:p>
          </table:table-cell>
          <table:table-cell office:value-type="float" office:value="1168.4000000000001" table:style-name="ce57">
            <text:p>1.168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503" table:style-name="ce1">
            <text:p>262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9-001001-SERVICIO ALQUILER CAMIONETA</text:p>
          </table:table-cell>
          <table:table-cell table:number-columns-repeated="16373"/>
        </table:table-row>
        <table:table-row table:style-name="ro8">
          <table:table-cell office:value-type="float" office:value="6171" table:style-name="ce1">
            <text:p>6171</text:p>
          </table:table-cell>
          <table:table-cell office:value-type="string" table:style-name="ce56">
            <text:p>-19,175.72</text:p>
          </table:table-cell>
          <table:table-cell office:value-type="float" office:value="0" table:style-name="ce57">
            <text:p>-<text:s/></text:p>
          </table:table-cell>
          <table:table-cell office:value-type="float" office:value="1889.76" table:style-name="ce57">
            <text:p>1.889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603" table:style-name="ce1">
            <text:p>262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7-001001-SERVICIO MANTENIMIENTO DE 2 MI</text:p>
          </table:table-cell>
          <table:table-cell table:number-columns-repeated="16373"/>
        </table:table-row>
        <table:table-row table:style-name="ro8">
          <table:table-cell office:value-type="float" office:value="6172" table:style-name="ce1">
            <text:p>6172</text:p>
          </table:table-cell>
          <table:table-cell office:value-type="string" table:style-name="ce56">
            <text:p>-30,735.31</text:p>
          </table:table-cell>
          <table:table-cell office:value-type="float" office:value="0" table:style-name="ce57">
            <text:p>-<text:s/></text:p>
          </table:table-cell>
          <table:table-cell office:value-type="float" office:value="11559.59" table:style-name="ce57">
            <text:p>11.559,5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803" table:style-name="ce1">
            <text:p>262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830-001001-CORTES PAVIMENTO EN ACERAS, CA</text:p>
          </table:table-cell>
          <table:table-cell table:number-columns-repeated="16373"/>
        </table:table-row>
        <table:table-row table:style-name="ro8">
          <table:table-cell office:value-type="float" office:value="6173" table:style-name="ce1">
            <text:p>6173</text:p>
          </table:table-cell>
          <table:table-cell office:value-type="string" table:style-name="ce56">
            <text:p>-31,405.87</text:p>
          </table:table-cell>
          <table:table-cell office:value-type="float" office:value="0" table:style-name="ce57">
            <text:p>-<text:s/></text:p>
          </table:table-cell>
          <table:table-cell office:value-type="float" office:value="670.56" table:style-name="ce57">
            <text:p>670,5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203" table:style-name="ce1">
            <text:p>256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2-001001-DESALOJO HECHO A MANO</text:p>
          </table:table-cell>
          <table:table-cell table:number-columns-repeated="16373"/>
        </table:table-row>
        <table:table-row table:style-name="ro8">
          <table:table-cell office:value-type="float" office:value="6174" table:style-name="ce1">
            <text:p>6174</text:p>
          </table:table-cell>
          <table:table-cell office:value-type="string" table:style-name="ce56">
            <text:p>-32,764.77</text:p>
          </table:table-cell>
          <table:table-cell office:value-type="float" office:value="0" table:style-name="ce57">
            <text:p>-<text:s/></text:p>
          </table:table-cell>
          <table:table-cell office:value-type="float" office:value="1358.9" table:style-name="ce57">
            <text:p>1.358,9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303" table:style-name="ce1">
            <text:p>256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1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6175" table:style-name="ce1">
            <text:p>6175</text:p>
          </table:table-cell>
          <table:table-cell office:value-type="string" table:style-name="ce56">
            <text:p>-36,593.06</text:p>
          </table:table-cell>
          <table:table-cell office:value-type="float" office:value="0" table:style-name="ce57">
            <text:p>-<text:s/></text:p>
          </table:table-cell>
          <table:table-cell office:value-type="float" office:value="3828.29" table:style-name="ce57">
            <text:p>3.828,2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403" table:style-name="ce1">
            <text:p>256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0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6176" table:style-name="ce1">
            <text:p>6176</text:p>
          </table:table-cell>
          <table:table-cell office:value-type="string" table:style-name="ce56">
            <text:p>-40,689.57</text:p>
          </table:table-cell>
          <table:table-cell office:value-type="float" office:value="0" table:style-name="ce57">
            <text:p>-<text:s/></text:p>
          </table:table-cell>
          <table:table-cell office:value-type="float" office:value="4096.51" table:style-name="ce57">
            <text:p>4.096,5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503" table:style-name="ce1">
            <text:p>255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79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6177" table:style-name="ce1">
            <text:p>6177</text:p>
          </table:table-cell>
          <table:table-cell office:value-type="string" table:style-name="ce56">
            <text:p>-41,006.56</text:p>
          </table:table-cell>
          <table:table-cell office:value-type="float" office:value="0" table:style-name="ce57">
            <text:p>-<text:s/></text:p>
          </table:table-cell>
          <table:table-cell office:value-type="float" office:value="316.99" table:style-name="ce57">
            <text:p>316,9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603" table:style-name="ce1">
            <text:p>255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8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6178" table:style-name="ce1">
            <text:p>6178</text:p>
          </table:table-cell>
          <table:table-cell office:value-type="string" table:style-name="ce56">
            <text:p>-41,682.71</text:p>
          </table:table-cell>
          <table:table-cell office:value-type="float" office:value="0" table:style-name="ce57">
            <text:p>-<text:s/></text:p>
          </table:table-cell>
          <table:table-cell office:value-type="float" office:value="676.15" table:style-name="ce57">
            <text:p>676,1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703" table:style-name="ce1">
            <text:p>255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5-001001-MANTENIMIENTO, REPARACION DE 2</text:p>
          </table:table-cell>
          <table:table-cell table:number-columns-repeated="16373"/>
        </table:table-row>
        <table:table-row table:style-name="ro8">
          <table:table-cell office:value-type="float" office:value="6179" table:style-name="ce1">
            <text:p>6179</text:p>
          </table:table-cell>
          <table:table-cell office:value-type="string" table:style-name="ce56">
            <text:p>-42,078.95</text:p>
          </table:table-cell>
          <table:table-cell office:value-type="float" office:value="0" table:style-name="ce57">
            <text:p>-<text:s/></text:p>
          </table:table-cell>
          <table:table-cell office:value-type="float" office:value="396.24" table:style-name="ce57">
            <text:p>396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803" table:style-name="ce1">
            <text:p>255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7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6180" table:style-name="ce1">
            <text:p>6180</text:p>
          </table:table-cell>
          <table:table-cell office:value-type="string" table:style-name="ce56">
            <text:p>-42,139.91</text:p>
          </table:table-cell>
          <table:table-cell office:value-type="float" office:value="0" table:style-name="ce57">
            <text:p>-<text:s/></text:p>
          </table:table-cell>
          <table:table-cell office:value-type="float" office:value="60.96" table:style-name="ce57">
            <text:p>60,9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903" table:style-name="ce1">
            <text:p>255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6-001001-MANGUERA HIDRAULICA PARA PERFO</text:p>
          </table:table-cell>
          <table:table-cell table:number-columns-repeated="16373"/>
        </table:table-row>
        <table:table-row table:style-name="ro8">
          <table:table-cell office:value-type="float" office:value="6181" table:style-name="ce1">
            <text:p>6181</text:p>
          </table:table-cell>
          <table:table-cell office:value-type="string" table:style-name="ce56">
            <text:p>-42,181.57</text:p>
          </table:table-cell>
          <table:table-cell office:value-type="float" office:value="0" table:style-name="ce57">
            <text:p>-<text:s/></text:p>
          </table:table-cell>
          <table:table-cell office:value-type="float" office:value="41.66" table:style-name="ce57">
            <text:p>41,6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003" table:style-name="ce1">
            <text:p>256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4-001001-SERVICIO ACOPLE NUEVO PARA MAN</text:p>
          </table:table-cell>
          <table:table-cell table:number-columns-repeated="16373"/>
        </table:table-row>
        <table:table-row table:style-name="ro8">
          <table:table-cell office:value-type="float" office:value="6182" table:style-name="ce1">
            <text:p>6182</text:p>
          </table:table-cell>
          <table:table-cell office:value-type="string" table:style-name="ce56">
            <text:p>-42,262.85</text:p>
          </table:table-cell>
          <table:table-cell office:value-type="float" office:value="0" table:style-name="ce57">
            <text:p>-<text:s/></text:p>
          </table:table-cell>
          <table:table-cell office:value-type="float" office:value="81.28" table:style-name="ce57">
            <text:p>81,2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103" table:style-name="ce1">
            <text:p>256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683-001001-CAMBIO 4 LLANTAS DE MINICARGAD</text:p>
          </table:table-cell>
          <table:table-cell table:number-columns-repeated="16373"/>
        </table:table-row>
        <table:table-row table:style-name="ro8">
          <table:table-cell office:value-type="float" office:value="6183" table:style-name="ce1">
            <text:p>6183</text:p>
          </table:table-cell>
          <table:table-cell office:value-type="string" table:style-name="ce56">
            <text:p>-42,809.62</text:p>
          </table:table-cell>
          <table:table-cell office:value-type="float" office:value="0" table:style-name="ce57">
            <text:p>-<text:s/></text:p>
          </table:table-cell>
          <table:table-cell office:value-type="float" office:value="546.77" table:style-name="ce57">
            <text:p>546,7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203" table:style-name="ce1">
            <text:p>255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4433-001003-VARILLA CORRUGADA 12MM X 12 MT</text:p>
          </table:table-cell>
          <table:table-cell table:number-columns-repeated="16373"/>
        </table:table-row>
        <table:table-row table:style-name="ro8">
          <table:table-cell office:value-type="float" office:value="6184" table:style-name="ce1">
            <text:p>6184</text:p>
          </table:table-cell>
          <table:table-cell office:value-type="string" table:style-name="ce56">
            <text:p>-43,219.69</text:p>
          </table:table-cell>
          <table:table-cell office:value-type="float" office:value="0" table:style-name="ce57">
            <text:p>-<text:s/></text:p>
          </table:table-cell>
          <table:table-cell office:value-type="float" office:value="410.07" table:style-name="ce57">
            <text:p>410,0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303" table:style-name="ce1">
            <text:p>255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50-001100-MALLA TEJIDA IDEAL ALAMBREC</text:p>
          </table:table-cell>
          <table:table-cell table:number-columns-repeated="16373"/>
        </table:table-row>
        <table:table-row table:style-name="ro8">
          <table:table-cell office:value-type="float" office:value="6185" table:style-name="ce1">
            <text:p>6185</text:p>
          </table:table-cell>
          <table:table-cell office:value-type="string" table:style-name="ce56">
            <text:p>-48,581.15</text:p>
          </table:table-cell>
          <table:table-cell office:value-type="float" office:value="0" table:style-name="ce57">
            <text:p>-<text:s/></text:p>
          </table:table-cell>
          <table:table-cell office:value-type="float" office:value="5361.46" table:style-name="ce57">
            <text:p>5.361,4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403" table:style-name="ce1">
            <text:p>255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4126-001003-BLOQUE VICTORIA 9X20X40 - BLOQ</text:p>
          </table:table-cell>
          <table:table-cell table:number-columns-repeated="16373"/>
        </table:table-row>
        <table:table-row table:style-name="ro8">
          <table:table-cell office:value-type="float" office:value="6186" table:style-name="ce1">
            <text:p>6186</text:p>
          </table:table-cell>
          <table:table-cell office:value-type="string" table:style-name="ce56">
            <text:p>-51,208.80</text:p>
          </table:table-cell>
          <table:table-cell office:value-type="float" office:value="0" table:style-name="ce57">
            <text:p>-<text:s/></text:p>
          </table:table-cell>
          <table:table-cell office:value-type="float" office:value="2627.65" table:style-name="ce57">
            <text:p>2.627,6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503" table:style-name="ce1">
            <text:p>258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6980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6187" table:style-name="ce1">
            <text:p>6187</text:p>
          </table:table-cell>
          <table:table-cell office:value-type="string" table:style-name="ce56">
            <text:p>-51,034.08</text:p>
          </table:table-cell>
          <table:table-cell office:value-type="float" office:value="174.72" table:style-name="ce57">
            <text:p>174,7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503" table:style-name="ce1">
            <text:p>265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C 000001026-001003-DEVOLUCION 26 PALLETS DE MADER</text:p>
          </table:table-cell>
          <table:table-cell table:number-columns-repeated="16373"/>
        </table:table-row>
        <table:table-row table:style-name="ro8">
          <table:table-cell office:value-type="float" office:value="6188" table:style-name="ce1">
            <text:p>6188</text:p>
          </table:table-cell>
          <table:table-cell office:value-type="string" table:style-name="ce56">
            <text:p>-61,852.44</text:p>
          </table:table-cell>
          <table:table-cell office:value-type="float" office:value="0" table:style-name="ce57">
            <text:p>-<text:s/></text:p>
          </table:table-cell>
          <table:table-cell office:value-type="float" office:value="10818.36" table:style-name="ce57">
            <text:p>10.818,36<text:s/></text:p>
          </table:table-cell>
          <table:table-cell table:style-name="ce1"/>
          <table:table-cell office:value-type="float" office:value="1622" table:style-name="ce1">
            <text:p>16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503" table:style-name="ce1">
            <text:p>268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1899-022901-PIEDRA ARRECIFE ARENA 50X10X2</text:p>
          </table:table-cell>
          <table:table-cell table:number-columns-repeated="16373"/>
        </table:table-row>
        <table:table-row table:style-name="ro8">
          <table:table-cell office:value-type="float" office:value="6189" table:style-name="ce1">
            <text:p>6189</text:p>
          </table:table-cell>
          <table:table-cell office:value-type="string" table:style-name="ce56">
            <text:p>-59,804.18</text:p>
          </table:table-cell>
          <table:table-cell office:value-type="float" office:value="2048.2600000000002" table:style-name="ce57">
            <text:p>2.048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002" table:style-name="ce1">
            <text:p>280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1-0 NUÑEZ CALLE JOSE A :VIAJES DESALOJOS UNIVE</text:p>
          </table:table-cell>
          <table:table-cell table:number-columns-repeated="16373"/>
        </table:table-row>
        <table:table-row table:style-name="ro8">
          <table:table-cell office:value-type="float" office:value="6190" table:style-name="ce1">
            <text:p>6190</text:p>
          </table:table-cell>
          <table:table-cell office:value-type="string" table:style-name="ce56">
            <text:p>-58,310.66</text:p>
          </table:table-cell>
          <table:table-cell office:value-type="float" office:value="1493.52" table:style-name="ce57">
            <text:p>1.493,5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002" table:style-name="ce1">
            <text:p>280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1-0 NUÑEZ CALLE JOSE A :(42 )VIAJES VOLQUETAS</text:p>
          </table:table-cell>
          <table:table-cell table:number-columns-repeated="16373"/>
        </table:table-row>
        <table:table-row table:style-name="ro8">
          <table:table-cell office:value-type="float" office:value="6191" table:style-name="ce1">
            <text:p>6191</text:p>
          </table:table-cell>
          <table:table-cell office:value-type="string" table:style-name="ce56">
            <text:p>-51,665.74</text:p>
          </table:table-cell>
          <table:table-cell office:value-type="float" office:value="6644.92" table:style-name="ce57">
            <text:p>6.644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002" table:style-name="ce1">
            <text:p>2800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1-0 NUÑEZ CALLE JOSE A :CANALIZACIÓN DE 13 VIA</text:p>
          </table:table-cell>
          <table:table-cell table:number-columns-repeated="16373"/>
        </table:table-row>
        <table:table-row table:style-name="ro8">
          <table:table-cell office:value-type="float" office:value="6192" table:style-name="ce1">
            <text:p>6192</text:p>
          </table:table-cell>
          <table:table-cell office:value-type="string" table:style-name="ce56">
            <text:p>-49,373.64</text:p>
          </table:table-cell>
          <table:table-cell office:value-type="float" office:value="2292.1" table:style-name="ce57">
            <text:p>2.292,1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102" table:style-name="ce1">
            <text:p>280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2-0 TORRES RONQUILLO F :ALQUILER DE RETROEXCAV</text:p>
          </table:table-cell>
          <table:table-cell table:number-columns-repeated="16373"/>
        </table:table-row>
        <table:table-row table:style-name="ro8">
          <table:table-cell office:value-type="float" office:value="6193" table:style-name="ce1">
            <text:p>6193</text:p>
          </table:table-cell>
          <table:table-cell office:value-type="string" table:style-name="ce56">
            <text:p>-48,306.84</text:p>
          </table:table-cell>
          <table:table-cell office:value-type="float" office:value="1066.8" table:style-name="ce57">
            <text:p>1.066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102" table:style-name="ce1">
            <text:p>280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2-0 TORRES RONQUILLO F :ALQUILER DE CAMIONETA</text:p>
          </table:table-cell>
          <table:table-cell table:number-columns-repeated="16373"/>
        </table:table-row>
        <table:table-row table:style-name="ro8">
          <table:table-cell office:value-type="float" office:value="6194" table:style-name="ce1">
            <text:p>6194</text:p>
          </table:table-cell>
          <table:table-cell office:value-type="string" table:style-name="ce56">
            <text:p>-46,727.98</text:p>
          </table:table-cell>
          <table:table-cell office:value-type="float" office:value="1578.86" table:style-name="ce57">
            <text:p>1.578,8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102" table:style-name="ce1">
            <text:p>2801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2-0 TORRES RONQUILLO F :SERVICIO TRANSPORTE DE</text:p>
          </table:table-cell>
          <table:table-cell table:number-columns-repeated="16373"/>
        </table:table-row>
        <table:table-row table:style-name="ro8">
          <table:table-cell office:value-type="float" office:value="6195" table:style-name="ce1">
            <text:p>6195</text:p>
          </table:table-cell>
          <table:table-cell office:value-type="string" table:style-name="ce56">
            <text:p>-46,516.82</text:p>
          </table:table-cell>
          <table:table-cell office:value-type="float" office:value="211.16" table:style-name="ce57">
            <text:p>211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202" table:style-name="ce1">
            <text:p>2802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3-0 GURUMENDI CUJILAN <text:s/>:88 BOTELLONES DE AGUA</text:p>
          </table:table-cell>
          <table:table-cell table:number-columns-repeated="16373"/>
        </table:table-row>
        <table:table-row table:style-name="ro8">
          <table:table-cell office:value-type="float" office:value="6196" table:style-name="ce1">
            <text:p>6196</text:p>
          </table:table-cell>
          <table:table-cell office:value-type="string" table:style-name="ce56">
            <text:p>-43,532.80</text:p>
          </table:table-cell>
          <table:table-cell office:value-type="float" office:value="2984.02" table:style-name="ce57">
            <text:p>2.984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302" table:style-name="ce1">
            <text:p>2803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4-0 LABCLEAN CIA. LTDA :SEMANA DE TRABAJO DESD</text:p>
          </table:table-cell>
          <table:table-cell table:number-columns-repeated="16373"/>
        </table:table-row>
        <table:table-row table:style-name="ro8">
          <table:table-cell office:value-type="float" office:value="6197" table:style-name="ce1">
            <text:p>6197</text:p>
          </table:table-cell>
          <table:table-cell office:value-type="string" table:style-name="ce56">
            <text:p>-41,923.46</text:p>
          </table:table-cell>
          <table:table-cell office:value-type="float" office:value="1609.34" table:style-name="ce57">
            <text:p>1.609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402" table:style-name="ce1">
            <text:p>280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5-0 CORDOVA ARMIJOS JU :ALQUILER DE EQUIPOS (R</text:p>
          </table:table-cell>
          <table:table-cell table:number-columns-repeated="16373"/>
        </table:table-row>
        <table:table-row table:style-name="ro8">
          <table:table-cell office:value-type="float" office:value="6198" table:style-name="ce1">
            <text:p>6198</text:p>
          </table:table-cell>
          <table:table-cell office:value-type="string" table:style-name="ce56">
            <text:p>-40,667.68</text:p>
          </table:table-cell>
          <table:table-cell office:value-type="float" office:value="1255.78" table:style-name="ce57">
            <text:p>1.255,7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402" table:style-name="ce1">
            <text:p>2804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5-0 CORDOVA ARMIJOS JU :ALQUILER DE EQUIPOS (R</text:p>
          </table:table-cell>
          <table:table-cell table:number-columns-repeated="16373"/>
        </table:table-row>
        <table:table-row table:style-name="ro8">
          <table:table-cell office:value-type="float" office:value="6199" table:style-name="ce1">
            <text:p>6199</text:p>
          </table:table-cell>
          <table:table-cell office:value-type="string" table:style-name="ce56">
            <text:p>-40,471.03</text:p>
          </table:table-cell>
          <table:table-cell office:value-type="float" office:value="196.65" table:style-name="ce57">
            <text:p>196,6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0502" table:style-name="ce1">
            <text:p>2805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TR 36-0 SANIPORT S.A. :ALQUILER MENSUAL DE SANITAR</text:p>
          </table:table-cell>
          <table:table-cell table:number-columns-repeated="16373"/>
        </table:table-row>
        <table:table-row table:style-name="ro8">
          <table:table-cell office:value-type="float" office:value="6200" table:style-name="ce1">
            <text:p>6200</text:p>
          </table:table-cell>
          <table:table-cell office:value-type="string" table:style-name="ce56">
            <text:p>-42,074.87</text:p>
          </table:table-cell>
          <table:table-cell office:value-type="float" office:value="0" table:style-name="ce57">
            <text:p>-<text:s/></text:p>
          </table:table-cell>
          <table:table-cell office:value-type="float" office:value="1603.84" table:style-name="ce57">
            <text:p>1.603,8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003" table:style-name="ce1">
            <text:p>255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53263-001102-ELECTROMALLAS 8- 15</text:p>
          </table:table-cell>
          <table:table-cell table:number-columns-repeated="16373"/>
        </table:table-row>
        <table:table-row table:style-name="ro8">
          <table:table-cell office:value-type="float" office:value="6201" table:style-name="ce1">
            <text:p>6201</text:p>
          </table:table-cell>
          <table:table-cell office:value-type="string" table:style-name="ce56">
            <text:p>-42,322.82</text:p>
          </table:table-cell>
          <table:table-cell office:value-type="float" office:value="0" table:style-name="ce57">
            <text:p>-<text:s/></text:p>
          </table:table-cell>
          <table:table-cell office:value-type="float" office:value="247.95" table:style-name="ce57">
            <text:p>247,9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103" table:style-name="ce1">
            <text:p>255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82845-001008-BATERIAS 30H HD S3</text:p>
          </table:table-cell>
          <table:table-cell table:number-columns-repeated="16373"/>
        </table:table-row>
        <table:table-row table:style-name="ro8">
          <table:table-cell office:value-type="float" office:value="6202" table:style-name="ce1">
            <text:p>6202</text:p>
          </table:table-cell>
          <table:table-cell office:value-type="string" table:style-name="ce56">
            <text:p>-44,012.03</text:p>
          </table:table-cell>
          <table:table-cell office:value-type="float" office:value="0" table:style-name="ce57">
            <text:p>-<text:s/></text:p>
          </table:table-cell>
          <table:table-cell office:value-type="float" office:value="1689.21" table:style-name="ce57">
            <text:p>1.689,2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303" table:style-name="ce1">
            <text:p>258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6978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6203" table:style-name="ce1">
            <text:p>6203</text:p>
          </table:table-cell>
          <table:table-cell office:value-type="string" table:style-name="ce56">
            <text:p>-46,255.51</text:p>
          </table:table-cell>
          <table:table-cell office:value-type="float" office:value="0" table:style-name="ce57">
            <text:p>-<text:s/></text:p>
          </table:table-cell>
          <table:table-cell office:value-type="float" office:value="2243.48" table:style-name="ce57">
            <text:p>2.243,4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103" table:style-name="ce1">
            <text:p>264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9057-001101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6204" table:style-name="ce1">
            <text:p>6204</text:p>
          </table:table-cell>
          <table:table-cell office:value-type="string" table:style-name="ce56">
            <text:p>-46,584.52</text:p>
          </table:table-cell>
          <table:table-cell office:value-type="float" office:value="0" table:style-name="ce57">
            <text:p>-<text:s/></text:p>
          </table:table-cell>
          <table:table-cell office:value-type="float" office:value="329.01" table:style-name="ce57">
            <text:p>329,0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203" table:style-name="ce1">
            <text:p>264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830-001001-RUEDAS LLANTAS ANTIPINCHAZO DE</text:p>
          </table:table-cell>
          <table:table-cell table:number-columns-repeated="16373"/>
        </table:table-row>
        <table:table-row table:style-name="ro8">
          <table:table-cell office:value-type="float" office:value="6205" table:style-name="ce1">
            <text:p>6205</text:p>
          </table:table-cell>
          <table:table-cell office:value-type="string" table:style-name="ce56">
            <text:p>-50,320.23</text:p>
          </table:table-cell>
          <table:table-cell office:value-type="float" office:value="0" table:style-name="ce57">
            <text:p>-<text:s/></text:p>
          </table:table-cell>
          <table:table-cell office:value-type="float" office:value="3735.71" table:style-name="ce57">
            <text:p>3.735,7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303" table:style-name="ce1">
            <text:p>264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4809-001003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6206" table:style-name="ce1">
            <text:p>6206</text:p>
          </table:table-cell>
          <table:table-cell office:value-type="string" table:style-name="ce56">
            <text:p>-50,493.80</text:p>
          </table:table-cell>
          <table:table-cell office:value-type="float" office:value="0" table:style-name="ce57">
            <text:p>-<text:s/></text:p>
          </table:table-cell>
          <table:table-cell office:value-type="float" office:value="173.57" table:style-name="ce57">
            <text:p>173,5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503" table:style-name="ce1">
            <text:p>264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47601-002001-GRAPA EMT1/2" -CONECTOR EMT3/4</text:p>
          </table:table-cell>
          <table:table-cell table:number-columns-repeated="16373"/>
        </table:table-row>
        <table:table-row table:style-name="ro8">
          <table:table-cell office:value-type="float" office:value="6207" table:style-name="ce1">
            <text:p>6207</text:p>
          </table:table-cell>
          <table:table-cell office:value-type="string" table:style-name="ce56">
            <text:p>-51,240.35</text:p>
          </table:table-cell>
          <table:table-cell office:value-type="float" office:value="0" table:style-name="ce57">
            <text:p>-<text:s/></text:p>
          </table:table-cell>
          <table:table-cell office:value-type="float" office:value="746.55" table:style-name="ce57">
            <text:p>746,5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603" table:style-name="ce1">
            <text:p>264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846-001001-SACO DE PIEDRA GRANITO LAVABLE</text:p>
          </table:table-cell>
          <table:table-cell table:number-columns-repeated="16373"/>
        </table:table-row>
        <table:table-row table:style-name="ro8">
          <table:table-cell office:value-type="float" office:value="6208" table:style-name="ce1">
            <text:p>6208</text:p>
          </table:table-cell>
          <table:table-cell office:value-type="string" table:style-name="ce56">
            <text:p>-51,782.78</text:p>
          </table:table-cell>
          <table:table-cell office:value-type="float" office:value="0" table:style-name="ce57">
            <text:p>-<text:s/></text:p>
          </table:table-cell>
          <table:table-cell office:value-type="float" office:value="542.42999999999995" table:style-name="ce57">
            <text:p>542,4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803" table:style-name="ce1">
            <text:p>264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4171-001003-PALLETS DE MADERA PINO</text:p>
          </table:table-cell>
          <table:table-cell table:number-columns-repeated="16373"/>
        </table:table-row>
        <table:table-row table:style-name="ro8">
          <table:table-cell office:value-type="float" office:value="6209" table:style-name="ce1">
            <text:p>6209</text:p>
          </table:table-cell>
          <table:table-cell office:value-type="string" table:style-name="ce56">
            <text:p>-52,885.28</text:p>
          </table:table-cell>
          <table:table-cell office:value-type="float" office:value="0" table:style-name="ce57">
            <text:p>-<text:s/></text:p>
          </table:table-cell>
          <table:table-cell office:value-type="float" office:value="1102.5" table:style-name="ce57">
            <text:p>1.102,5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103" table:style-name="ce1">
            <text:p>265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114-001101-CISCO PARA PRYECTO UG</text:p>
          </table:table-cell>
          <table:table-cell table:number-columns-repeated="16373"/>
        </table:table-row>
        <table:table-row table:style-name="ro8">
          <table:table-cell office:value-type="float" office:value="6210" table:style-name="ce1">
            <text:p>6210</text:p>
          </table:table-cell>
          <table:table-cell office:value-type="string" table:style-name="ce56">
            <text:p>-54,261.20</text:p>
          </table:table-cell>
          <table:table-cell office:value-type="float" office:value="0" table:style-name="ce57">
            <text:p>-<text:s/></text:p>
          </table:table-cell>
          <table:table-cell office:value-type="float" office:value="1375.92" table:style-name="ce57">
            <text:p>1.375,9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203" table:style-name="ce1">
            <text:p>265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115-001101-ARENA PROYECTO UG</text:p>
          </table:table-cell>
          <table:table-cell table:number-columns-repeated="16373"/>
        </table:table-row>
        <table:table-row table:style-name="ro8">
          <table:table-cell office:value-type="float" office:value="6211" table:style-name="ce1">
            <text:p>6211</text:p>
          </table:table-cell>
          <table:table-cell office:value-type="string" table:style-name="ce56">
            <text:p>-54,365.94</text:p>
          </table:table-cell>
          <table:table-cell office:value-type="float" office:value="0" table:style-name="ce57">
            <text:p>-<text:s/></text:p>
          </table:table-cell>
          <table:table-cell office:value-type="float" office:value="104.74" table:style-name="ce57">
            <text:p>104,7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303" table:style-name="ce1">
            <text:p>265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056-001001-LUBE</text:p>
          </table:table-cell>
          <table:table-cell table:number-columns-repeated="16373"/>
        </table:table-row>
        <table:table-row table:style-name="ro8">
          <table:table-cell office:value-type="float" office:value="6212" table:style-name="ce1">
            <text:p>6212</text:p>
          </table:table-cell>
          <table:table-cell office:value-type="string" table:style-name="ce56">
            <text:p>-54,575.41</text:p>
          </table:table-cell>
          <table:table-cell office:value-type="float" office:value="0" table:style-name="ce57">
            <text:p>-<text:s/></text:p>
          </table:table-cell>
          <table:table-cell office:value-type="float" office:value="209.47" table:style-name="ce57">
            <text:p>209,4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403" table:style-name="ce1">
            <text:p>265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055-001001-LUBE (2)</text:p>
          </table:table-cell>
          <table:table-cell table:number-columns-repeated="16373"/>
        </table:table-row>
        <table:table-row table:style-name="ro8">
          <table:table-cell office:value-type="float" office:value="6213" table:style-name="ce1">
            <text:p>6213</text:p>
          </table:table-cell>
          <table:table-cell office:value-type="string" table:style-name="ce56">
            <text:p>-54,654.61</text:p>
          </table:table-cell>
          <table:table-cell office:value-type="float" office:value="0" table:style-name="ce57">
            <text:p>-<text:s/></text:p>
          </table:table-cell>
          <table:table-cell office:value-type="float" office:value="79.2" table:style-name="ce57">
            <text:p>79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103" table:style-name="ce1">
            <text:p>261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2172-002051-SERVICIO DE TRANSPORTE</text:p>
          </table:table-cell>
          <table:table-cell table:number-columns-repeated="16373"/>
        </table:table-row>
        <table:table-row table:style-name="ro8">
          <table:table-cell office:value-type="float" office:value="6214" table:style-name="ce1">
            <text:p>6214</text:p>
          </table:table-cell>
          <table:table-cell office:value-type="string" table:style-name="ce56">
            <text:p>-64,471.76</text:p>
          </table:table-cell>
          <table:table-cell office:value-type="float" office:value="0" table:style-name="ce57">
            <text:p>-<text:s/></text:p>
          </table:table-cell>
          <table:table-cell office:value-type="float" office:value="9817.15" table:style-name="ce57">
            <text:p>9.817,1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903" table:style-name="ce1">
            <text:p>259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7397-018501-RIVOLA 45X45 PIETRA- HYDRA 60X</text:p>
          </table:table-cell>
          <table:table-cell table:number-columns-repeated="16373"/>
        </table:table-row>
        <table:table-row table:style-name="ro8">
          <table:table-cell office:value-type="float" office:value="6215" table:style-name="ce1">
            <text:p>6215</text:p>
          </table:table-cell>
          <table:table-cell office:value-type="string" table:style-name="ce56">
            <text:p>-66,005.63</text:p>
          </table:table-cell>
          <table:table-cell office:value-type="float" office:value="0" table:style-name="ce57">
            <text:p>-<text:s/></text:p>
          </table:table-cell>
          <table:table-cell office:value-type="float" office:value="1533.87" table:style-name="ce57">
            <text:p>1.533,8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003" table:style-name="ce1">
            <text:p>260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30100-003006-ALAMBRE GALVANIZADO- CONECTOR</text:p>
          </table:table-cell>
          <table:table-cell table:number-columns-repeated="16373"/>
        </table:table-row>
        <table:table-row table:style-name="ro8">
          <table:table-cell office:value-type="float" office:value="6216" table:style-name="ce1">
            <text:p>6216</text:p>
          </table:table-cell>
          <table:table-cell office:value-type="string" table:style-name="ce56">
            <text:p>-66,896.63</text:p>
          </table:table-cell>
          <table:table-cell office:value-type="float" office:value="0" table:style-name="ce57">
            <text:p>-<text:s/></text:p>
          </table:table-cell>
          <table:table-cell office:value-type="float" office:value="891" table:style-name="ce57">
            <text:p>891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103" table:style-name="ce1">
            <text:p>260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432-001171-SERVICIO DE TRANSPORTE</text:p>
          </table:table-cell>
          <table:table-cell table:number-columns-repeated="16373"/>
        </table:table-row>
        <table:table-row table:style-name="ro8">
          <table:table-cell office:value-type="float" office:value="6217" table:style-name="ce1">
            <text:p>6217</text:p>
          </table:table-cell>
          <table:table-cell office:value-type="string" table:style-name="ce56">
            <text:p>-67,036.38</text:p>
          </table:table-cell>
          <table:table-cell office:value-type="float" office:value="0" table:style-name="ce57">
            <text:p>-<text:s/></text:p>
          </table:table-cell>
          <table:table-cell office:value-type="float" office:value="139.75" table:style-name="ce57">
            <text:p>139,7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203" table:style-name="ce1">
            <text:p>260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21389-003001-ARCHIVADOR UNICO OFICIO- RESMA</text:p>
          </table:table-cell>
          <table:table-cell table:number-columns-repeated="16373"/>
        </table:table-row>
        <table:table-row table:style-name="ro8">
          <table:table-cell office:value-type="float" office:value="6218" table:style-name="ce1">
            <text:p>6218</text:p>
          </table:table-cell>
          <table:table-cell office:value-type="string" table:style-name="ce56">
            <text:p>-67,438.79</text:p>
          </table:table-cell>
          <table:table-cell office:value-type="float" office:value="0" table:style-name="ce57">
            <text:p>-<text:s/></text:p>
          </table:table-cell>
          <table:table-cell office:value-type="float" office:value="402.41" table:style-name="ce57">
            <text:p>402,4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303" table:style-name="ce1">
            <text:p>260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3348-001002-CORDEL RAFIA 3H CC CON CENTRO</text:p>
          </table:table-cell>
          <table:table-cell table:number-columns-repeated="16373"/>
        </table:table-row>
        <table:table-row table:style-name="ro8">
          <table:table-cell office:value-type="float" office:value="6219" table:style-name="ce1">
            <text:p>6219</text:p>
          </table:table-cell>
          <table:table-cell office:value-type="string" table:style-name="ce56">
            <text:p>-68,028.43</text:p>
          </table:table-cell>
          <table:table-cell office:value-type="float" office:value="0" table:style-name="ce57">
            <text:p>-<text:s/></text:p>
          </table:table-cell>
          <table:table-cell office:value-type="float" office:value="589.64" table:style-name="ce57">
            <text:p>589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903" table:style-name="ce1">
            <text:p>263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1881-022901-SYKA PREMIUM 5KG</text:p>
          </table:table-cell>
          <table:table-cell table:number-columns-repeated="16373"/>
        </table:table-row>
        <table:table-row table:style-name="ro8">
          <table:table-cell office:value-type="float" office:value="6220" table:style-name="ce1">
            <text:p>6220</text:p>
          </table:table-cell>
          <table:table-cell office:value-type="string" table:style-name="ce56">
            <text:p>-71,663.82</text:p>
          </table:table-cell>
          <table:table-cell office:value-type="float" office:value="0" table:style-name="ce57">
            <text:p>-<text:s/></text:p>
          </table:table-cell>
          <table:table-cell office:value-type="float" office:value="3635.39" table:style-name="ce57">
            <text:p>3.635,3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003" table:style-name="ce1">
            <text:p>257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14608-001003-VARILLA CORRUGADA 10MM X 12 MT</text:p>
          </table:table-cell>
          <table:table-cell table:number-columns-repeated="16373"/>
        </table:table-row>
        <table:table-row table:style-name="ro8">
          <table:table-cell office:value-type="float" office:value="6221" table:style-name="ce1">
            <text:p>6221</text:p>
          </table:table-cell>
          <table:table-cell office:value-type="string" table:style-name="ce56">
            <text:p>-72,746.03</text:p>
          </table:table-cell>
          <table:table-cell office:value-type="float" office:value="0" table:style-name="ce57">
            <text:p>-<text:s/></text:p>
          </table:table-cell>
          <table:table-cell office:value-type="float" office:value="1082.21" table:style-name="ce57">
            <text:p>1.082,2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103" table:style-name="ce1">
            <text:p>257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35-002002-ALAMBRE GALVANIZADO-ALAMBRE RE</text:p>
          </table:table-cell>
          <table:table-cell table:number-columns-repeated="16373"/>
        </table:table-row>
        <table:table-row table:style-name="ro8">
          <table:table-cell office:value-type="float" office:value="6222" table:style-name="ce1">
            <text:p>6222</text:p>
          </table:table-cell>
          <table:table-cell office:value-type="string" table:style-name="ce56">
            <text:p>-76,309.00</text:p>
          </table:table-cell>
          <table:table-cell office:value-type="float" office:value="0" table:style-name="ce57">
            <text:p>-<text:s/></text:p>
          </table:table-cell>
          <table:table-cell office:value-type="float" office:value="3562.97" table:style-name="ce57">
            <text:p>3.562,9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203" table:style-name="ce1">
            <text:p>257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39-002002-TUBERIA PEAD 160 X 11,80MM 1.2</text:p>
          </table:table-cell>
          <table:table-cell table:number-columns-repeated="16373"/>
        </table:table-row>
        <table:table-row table:style-name="ro8">
          <table:table-cell office:value-type="float" office:value="6223" table:style-name="ce1">
            <text:p>6223</text:p>
          </table:table-cell>
          <table:table-cell office:value-type="string" table:style-name="ce56">
            <text:p>-79,158.96</text:p>
          </table:table-cell>
          <table:table-cell office:value-type="float" office:value="0" table:style-name="ce57">
            <text:p>-<text:s/></text:p>
          </table:table-cell>
          <table:table-cell office:value-type="float" office:value="2849.96" table:style-name="ce57">
            <text:p>2.849,9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303" table:style-name="ce1">
            <text:p>257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43-002002-PLAYWOOD DE 18MM -VARILLA CORR</text:p>
          </table:table-cell>
          <table:table-cell table:number-columns-repeated="16373"/>
        </table:table-row>
        <table:table-row table:style-name="ro8">
          <table:table-cell office:value-type="float" office:value="6224" table:style-name="ce1">
            <text:p>6224</text:p>
          </table:table-cell>
          <table:table-cell office:value-type="string" table:style-name="ce56">
            <text:p>-81,591.54</text:p>
          </table:table-cell>
          <table:table-cell office:value-type="float" office:value="0" table:style-name="ce57">
            <text:p>-<text:s/></text:p>
          </table:table-cell>
          <table:table-cell office:value-type="float" office:value="2432.58" table:style-name="ce57">
            <text:p>2.432,5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403" table:style-name="ce1">
            <text:p>257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44-002002-VARILLA CORRUGADA DE 14MM X 12</text:p>
          </table:table-cell>
          <table:table-cell table:number-columns-repeated="16373"/>
        </table:table-row>
        <table:table-row table:style-name="ro8">
          <table:table-cell office:value-type="float" office:value="6225" table:style-name="ce1">
            <text:p>6225</text:p>
          </table:table-cell>
          <table:table-cell office:value-type="string" table:style-name="ce56">
            <text:p>-82,419.66</text:p>
          </table:table-cell>
          <table:table-cell office:value-type="float" office:value="0" table:style-name="ce57">
            <text:p>-<text:s/></text:p>
          </table:table-cell>
          <table:table-cell office:value-type="float" office:value="828.12" table:style-name="ce57">
            <text:p>828,1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503" table:style-name="ce1">
            <text:p>257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45-002002-ADAPTADOR ROSCABLE P/LIMP 110M</text:p>
          </table:table-cell>
          <table:table-cell table:number-columns-repeated="16373"/>
        </table:table-row>
        <table:table-row table:style-name="ro8">
          <table:table-cell office:value-type="float" office:value="6226" table:style-name="ce1">
            <text:p>6226</text:p>
          </table:table-cell>
          <table:table-cell office:value-type="string" table:style-name="ce56">
            <text:p>-82,585.23</text:p>
          </table:table-cell>
          <table:table-cell office:value-type="float" office:value="0" table:style-name="ce57">
            <text:p>-<text:s/></text:p>
          </table:table-cell>
          <table:table-cell office:value-type="float" office:value="165.57" table:style-name="ce57">
            <text:p>165,5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703" table:style-name="ce1">
            <text:p>257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257-002002-PEGA TUBOS PVC KALIPEGA GALON</text:p>
          </table:table-cell>
          <table:table-cell table:number-columns-repeated="16373"/>
        </table:table-row>
        <table:table-row table:style-name="ro8">
          <table:table-cell office:value-type="float" office:value="6227" table:style-name="ce1">
            <text:p>6227</text:p>
          </table:table-cell>
          <table:table-cell office:value-type="string" table:style-name="ce56">
            <text:p>-82,698.55</text:p>
          </table:table-cell>
          <table:table-cell office:value-type="float" office:value="0" table:style-name="ce57">
            <text:p>-<text:s/></text:p>
          </table:table-cell>
          <table:table-cell office:value-type="float" office:value="113.32" table:style-name="ce57">
            <text:p>113,3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903" table:style-name="ce1">
            <text:p>257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317204-022902-ESCOBA CERDA NEGRA- CEPILLO DE</text:p>
          </table:table-cell>
          <table:table-cell table:number-columns-repeated="16373"/>
        </table:table-row>
        <table:table-row table:style-name="ro8">
          <table:table-cell office:value-type="float" office:value="6228" table:style-name="ce1">
            <text:p>6228</text:p>
          </table:table-cell>
          <table:table-cell office:value-type="string" table:style-name="ce56">
            <text:p>-83,016.30</text:p>
          </table:table-cell>
          <table:table-cell office:value-type="float" office:value="0" table:style-name="ce57">
            <text:p>-<text:s/></text:p>
          </table:table-cell>
          <table:table-cell office:value-type="float" office:value="317.75" table:style-name="ce57">
            <text:p>317,7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003" table:style-name="ce1">
            <text:p>258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12211-001001-139 BOTELLONES DE AGUA</text:p>
          </table:table-cell>
          <table:table-cell table:number-columns-repeated="16373"/>
        </table:table-row>
        <table:table-row table:style-name="ro8">
          <table:table-cell office:value-type="float" office:value="6229" table:style-name="ce1">
            <text:p>6229</text:p>
          </table:table-cell>
          <table:table-cell office:value-type="string" table:style-name="ce56">
            <text:p>-83,485.69</text:p>
          </table:table-cell>
          <table:table-cell office:value-type="float" office:value="0" table:style-name="ce57">
            <text:p>-<text:s/></text:p>
          </table:table-cell>
          <table:table-cell office:value-type="float" office:value="469.39" table:style-name="ce57">
            <text:p>469,3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103" table:style-name="ce1">
            <text:p>258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829-001001-VIAJES DE DESALOJOS PROYECTO U</text:p>
          </table:table-cell>
          <table:table-cell table:number-columns-repeated="16373"/>
        </table:table-row>
        <table:table-row table:style-name="ro8">
          <table:table-cell office:value-type="float" office:value="6230" table:style-name="ce1">
            <text:p>6230</text:p>
          </table:table-cell>
          <table:table-cell office:value-type="string" table:style-name="ce56">
            <text:p>-83,502.58</text:p>
          </table:table-cell>
          <table:table-cell office:value-type="float" office:value="0" table:style-name="ce57">
            <text:p>-<text:s/></text:p>
          </table:table-cell>
          <table:table-cell office:value-type="float" office:value="16.89" table:style-name="ce57">
            <text:p>16,8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403" table:style-name="ce1">
            <text:p>260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25-001100-PILA ALCALINA MAX "C" 1.5V ENE</text:p>
          </table:table-cell>
          <table:table-cell table:number-columns-repeated="16373"/>
        </table:table-row>
        <table:table-row table:style-name="ro8">
          <table:table-cell office:value-type="float" office:value="6231" table:style-name="ce1">
            <text:p>6231</text:p>
          </table:table-cell>
          <table:table-cell office:value-type="string" table:style-name="ce56">
            <text:p>-83,898.58</text:p>
          </table:table-cell>
          <table:table-cell office:value-type="float" office:value="0" table:style-name="ce57">
            <text:p>-<text:s/></text:p>
          </table:table-cell>
          <table:table-cell office:value-type="float" office:value="396" table:style-name="ce57">
            <text:p>396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503" table:style-name="ce1">
            <text:p>260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21089-001001-ALQUILER MENSUAL SANITARIO POR</text:p>
          </table:table-cell>
          <table:table-cell table:number-columns-repeated="16373"/>
        </table:table-row>
        <table:table-row table:style-name="ro8">
          <table:table-cell office:value-type="float" office:value="6232" table:style-name="ce1">
            <text:p>6232</text:p>
          </table:table-cell>
          <table:table-cell office:value-type="string" table:style-name="ce56">
            <text:p>-83,908.11</text:p>
          </table:table-cell>
          <table:table-cell office:value-type="float" office:value="0" table:style-name="ce57">
            <text:p>-<text:s/></text:p>
          </table:table-cell>
          <table:table-cell office:value-type="float" office:value="9.5299999999999994" table:style-name="ce57">
            <text:p>9,5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703" table:style-name="ce1">
            <text:p>260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08-001100-DISCO CORTE METAL 7" X 1/16" X</text:p>
          </table:table-cell>
          <table:table-cell table:number-columns-repeated="16373"/>
        </table:table-row>
        <table:table-row table:style-name="ro8">
          <table:table-cell office:value-type="float" office:value="6233" table:style-name="ce1">
            <text:p>6233</text:p>
          </table:table-cell>
          <table:table-cell office:value-type="string" table:style-name="ce56">
            <text:p>-85,033.11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303" table:style-name="ce1">
            <text:p>263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C 000000919-002001-HONORARIOS COMO INTERVENTOR DE</text:p>
          </table:table-cell>
          <table:table-cell table:number-columns-repeated="16373"/>
        </table:table-row>
        <table:table-row table:style-name="ro8">
          <table:table-cell office:value-type="float" office:value="6234" table:style-name="ce1">
            <text:p>6234</text:p>
          </table:table-cell>
          <table:table-cell office:value-type="string" table:style-name="ce56">
            <text:p>-85,118.94</text:p>
          </table:table-cell>
          <table:table-cell office:value-type="float" office:value="0" table:style-name="ce57">
            <text:p>-<text:s/></text:p>
          </table:table-cell>
          <table:table-cell office:value-type="float" office:value="85.83" table:style-name="ce57">
            <text:p>85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203" table:style-name="ce1">
            <text:p>254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50644-001002-ZAKKA DESINFECTANTE AMONONIO C</text:p>
          </table:table-cell>
          <table:table-cell table:number-columns-repeated="16373"/>
        </table:table-row>
        <table:table-row table:style-name="ro8">
          <table:table-cell office:value-type="float" office:value="6235" table:style-name="ce1">
            <text:p>6235</text:p>
          </table:table-cell>
          <table:table-cell office:value-type="string" table:style-name="ce56">
            <text:p>-85,132.36</text:p>
          </table:table-cell>
          <table:table-cell office:value-type="float" office:value="0" table:style-name="ce57">
            <text:p>-<text:s/></text:p>
          </table:table-cell>
          <table:table-cell office:value-type="float" office:value="13.42" table:style-name="ce57">
            <text:p>13,4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303" table:style-name="ce1">
            <text:p>254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29615-003006-TUBO EMT FUNJI NAC 1/2 UNION E</text:p>
          </table:table-cell>
          <table:table-cell table:number-columns-repeated="16373"/>
        </table:table-row>
        <table:table-row table:style-name="ro8">
          <table:table-cell office:value-type="float" office:value="6236" table:style-name="ce1">
            <text:p>6236</text:p>
          </table:table-cell>
          <table:table-cell office:value-type="string" table:style-name="ce56">
            <text:p>-85,232.56</text:p>
          </table:table-cell>
          <table:table-cell office:value-type="float" office:value="0" table:style-name="ce57">
            <text:p>-<text:s/></text:p>
          </table:table-cell>
          <table:table-cell office:value-type="float" office:value="100.2" table:style-name="ce57">
            <text:p>100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503" table:style-name="ce1">
            <text:p>254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797-001001-DISCO DE CORTE P/HORMIGON SIMP</text:p>
          </table:table-cell>
          <table:table-cell table:number-columns-repeated="16373"/>
        </table:table-row>
        <table:table-row table:style-name="ro8">
          <table:table-cell office:value-type="float" office:value="6237" table:style-name="ce1">
            <text:p>6237</text:p>
          </table:table-cell>
          <table:table-cell office:value-type="string" table:style-name="ce56">
            <text:p>-86,045.23</text:p>
          </table:table-cell>
          <table:table-cell office:value-type="float" office:value="0" table:style-name="ce57">
            <text:p>-<text:s/></text:p>
          </table:table-cell>
          <table:table-cell office:value-type="float" office:value="812.67" table:style-name="ce57">
            <text:p>812,6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603" table:style-name="ce1">
            <text:p>254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794-001001-DISCOS DE CORTE PARA HORMIGON</text:p>
          </table:table-cell>
          <table:table-cell table:number-columns-repeated="16373"/>
        </table:table-row>
        <table:table-row table:style-name="ro8">
          <table:table-cell office:value-type="float" office:value="6238" table:style-name="ce1">
            <text:p>6238</text:p>
          </table:table-cell>
          <table:table-cell office:value-type="string" table:style-name="ce56">
            <text:p>-86,773.49</text:p>
          </table:table-cell>
          <table:table-cell office:value-type="float" office:value="0" table:style-name="ce57">
            <text:p>-<text:s/></text:p>
          </table:table-cell>
          <table:table-cell office:value-type="float" office:value="728.26" table:style-name="ce57">
            <text:p>728,2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803" table:style-name="ce1">
            <text:p>254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07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6239" table:style-name="ce1">
            <text:p>6239</text:p>
          </table:table-cell>
          <table:table-cell office:value-type="string" table:style-name="ce56">
            <text:p>-87,128.85</text:p>
          </table:table-cell>
          <table:table-cell office:value-type="float" office:value="0" table:style-name="ce57">
            <text:p>-<text:s/></text:p>
          </table:table-cell>
          <table:table-cell office:value-type="float" office:value="355.36" table:style-name="ce57">
            <text:p>355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903" table:style-name="ce1">
            <text:p>254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93964-001101-PLANCHA PLYWOOD 4X8X18MM-</text:p>
          </table:table-cell>
          <table:table-cell table:number-columns-repeated="16373"/>
        </table:table-row>
        <table:table-row table:style-name="ro8">
          <table:table-cell office:value-type="float" office:value="6240" table:style-name="ce1">
            <text:p>6240</text:p>
          </table:table-cell>
          <table:table-cell office:value-type="string" table:style-name="ce56">
            <text:p>-87,785.76</text:p>
          </table:table-cell>
          <table:table-cell office:value-type="float" office:value="0" table:style-name="ce57">
            <text:p>-<text:s/></text:p>
          </table:table-cell>
          <table:table-cell office:value-type="float" office:value="656.91" table:style-name="ce57">
            <text:p>656,9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603" table:style-name="ce1">
            <text:p>2586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047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6241" table:style-name="ce1">
            <text:p>6241</text:p>
          </table:table-cell>
          <table:table-cell office:value-type="string" table:style-name="ce56">
            <text:p>-88,442.67</text:p>
          </table:table-cell>
          <table:table-cell office:value-type="float" office:value="0" table:style-name="ce57">
            <text:p>-<text:s/></text:p>
          </table:table-cell>
          <table:table-cell office:value-type="float" office:value="656.91" table:style-name="ce57">
            <text:p>656,9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703" table:style-name="ce1">
            <text:p>2587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071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6242" table:style-name="ce1">
            <text:p>6242</text:p>
          </table:table-cell>
          <table:table-cell office:value-type="string" table:style-name="ce56">
            <text:p>-91,078.20</text:p>
          </table:table-cell>
          <table:table-cell office:value-type="float" office:value="0" table:style-name="ce57">
            <text:p>-<text:s/></text:p>
          </table:table-cell>
          <table:table-cell office:value-type="float" office:value="2635.53" table:style-name="ce57">
            <text:p>2.635,5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903" table:style-name="ce1">
            <text:p>258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65-001001-HORMIGON140KG/CM2 STANDARD</text:p>
          </table:table-cell>
          <table:table-cell table:number-columns-repeated="16373"/>
        </table:table-row>
        <table:table-row table:style-name="ro8">
          <table:table-cell office:value-type="float" office:value="6243" table:style-name="ce1">
            <text:p>6243</text:p>
          </table:table-cell>
          <table:table-cell office:value-type="string" table:style-name="ce56">
            <text:p>-93,191.73</text:p>
          </table:table-cell>
          <table:table-cell office:value-type="float" office:value="0" table:style-name="ce57">
            <text:p>-<text:s/></text:p>
          </table:table-cell>
          <table:table-cell office:value-type="float" office:value="2113.5300000000002" table:style-name="ce57">
            <text:p>2.113,5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003" table:style-name="ce1">
            <text:p>259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34-001001-HORMIGON210KG/CM2 ESPECIAL-7 1</text:p>
          </table:table-cell>
          <table:table-cell table:number-columns-repeated="16373"/>
        </table:table-row>
        <table:table-row table:style-name="ro8">
          <table:table-cell office:value-type="float" office:value="6244" table:style-name="ce1">
            <text:p>6244</text:p>
          </table:table-cell>
          <table:table-cell office:value-type="string" table:style-name="ce56">
            <text:p>-97,146.09</text:p>
          </table:table-cell>
          <table:table-cell office:value-type="float" office:value="0" table:style-name="ce57">
            <text:p>-<text:s/></text:p>
          </table:table-cell>
          <table:table-cell office:value-type="float" office:value="3954.36" table:style-name="ce57">
            <text:p>3.954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103" table:style-name="ce1">
            <text:p>2591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133-001001-HORMIGON210KG/CM2 ESPECIAL-7 1</text:p>
          </table:table-cell>
          <table:table-cell table:number-columns-repeated="16373"/>
        </table:table-row>
        <table:table-row table:style-name="ro8">
          <table:table-cell office:value-type="float" office:value="6245" table:style-name="ce1">
            <text:p>6245</text:p>
          </table:table-cell>
          <table:table-cell office:value-type="string" table:style-name="ce56">
            <text:p>-97,547.41</text:p>
          </table:table-cell>
          <table:table-cell office:value-type="float" office:value="0" table:style-name="ce57">
            <text:p>-<text:s/></text:p>
          </table:table-cell>
          <table:table-cell office:value-type="float" office:value="401.32" table:style-name="ce57">
            <text:p>401,3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203" table:style-name="ce1">
            <text:p>267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2-001001-MANTENIMIENTO CONCRETERA COLOR</text:p>
          </table:table-cell>
          <table:table-cell table:number-columns-repeated="16373"/>
        </table:table-row>
        <table:table-row table:style-name="ro8">
          <table:table-cell office:value-type="float" office:value="6246" table:style-name="ce1">
            <text:p>6246</text:p>
          </table:table-cell>
          <table:table-cell office:value-type="string" table:style-name="ce56">
            <text:p>-99,983.72</text:p>
          </table:table-cell>
          <table:table-cell office:value-type="float" office:value="0" table:style-name="ce57">
            <text:p>-<text:s/></text:p>
          </table:table-cell>
          <table:table-cell office:value-type="float" office:value="2436.31" table:style-name="ce57">
            <text:p>2.436,3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303" table:style-name="ce1">
            <text:p>267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4915-001004-SUPREMO SATIN BLANCO- BASE SUP</text:p>
          </table:table-cell>
          <table:table-cell table:number-columns-repeated="16373"/>
        </table:table-row>
        <table:table-row table:style-name="ro8">
          <table:table-cell office:value-type="float" office:value="6247" table:style-name="ce1">
            <text:p>6247</text:p>
          </table:table-cell>
          <table:table-cell office:value-type="string" table:style-name="ce56">
            <text:p>-100,201.71</text:p>
          </table:table-cell>
          <table:table-cell office:value-type="float" office:value="0" table:style-name="ce57">
            <text:p>-<text:s/></text:p>
          </table:table-cell>
          <table:table-cell office:value-type="float" office:value="217.99" table:style-name="ce57">
            <text:p>217,9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403" table:style-name="ce1">
            <text:p>267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66-001100-CODO DESAGUE 45- CODO DESAGUE</text:p>
          </table:table-cell>
          <table:table-cell table:number-columns-repeated="16373"/>
        </table:table-row>
        <table:table-row table:style-name="ro8">
          <table:table-cell office:value-type="float" office:value="6248" table:style-name="ce1">
            <text:p>6248</text:p>
          </table:table-cell>
          <table:table-cell office:value-type="string" table:style-name="ce56">
            <text:p>-100,800.55</text:p>
          </table:table-cell>
          <table:table-cell office:value-type="float" office:value="0" table:style-name="ce57">
            <text:p>-<text:s/></text:p>
          </table:table-cell>
          <table:table-cell office:value-type="float" office:value="598.84" table:style-name="ce57">
            <text:p>598,8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503" table:style-name="ce1">
            <text:p>2675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0365-001100-TUBO EMT 3/4 - TUBO EMT 1"</text:p>
          </table:table-cell>
          <table:table-cell table:number-columns-repeated="16373"/>
        </table:table-row>
        <table:table-row table:style-name="ro8">
          <table:table-cell office:value-type="float" office:value="6249" table:style-name="ce1">
            <text:p>6249</text:p>
          </table:table-cell>
          <table:table-cell office:value-type="string" table:style-name="ce56">
            <text:p>-100,922.47</text:p>
          </table:table-cell>
          <table:table-cell office:value-type="float" office:value="0" table:style-name="ce57">
            <text:p>-<text:s/></text:p>
          </table:table-cell>
          <table:table-cell office:value-type="float" office:value="121.92" table:style-name="ce57">
            <text:p>121,9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803" table:style-name="ce1">
            <text:p>2658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703-001001-MANTENIMIENTO DE LAS PALANCAS</text:p>
          </table:table-cell>
          <table:table-cell table:number-columns-repeated="16373"/>
        </table:table-row>
        <table:table-row table:style-name="ro8">
          <table:table-cell office:value-type="float" office:value="6250" table:style-name="ce1">
            <text:p>6250</text:p>
          </table:table-cell>
          <table:table-cell office:value-type="string" table:style-name="ce56">
            <text:p>-101,954.76</text:p>
          </table:table-cell>
          <table:table-cell office:value-type="float" office:value="0" table:style-name="ce57">
            <text:p>-<text:s/></text:p>
          </table:table-cell>
          <table:table-cell office:value-type="float" office:value="1032.29" table:style-name="ce57">
            <text:p>1.032,2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203" table:style-name="ce1">
            <text:p>259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B 000007234-001001-HORMIGON140KG/CM2</text:p>
          </table:table-cell>
          <table:table-cell table:number-columns-repeated="16373"/>
        </table:table-row>
        <table:table-row table:style-name="ro8">
          <table:table-cell office:value-type="float" office:value="6251" table:style-name="ce1">
            <text:p>6251</text:p>
          </table:table-cell>
          <table:table-cell office:value-type="string" table:style-name="ce56">
            <text:p>-103,570.92</text:p>
          </table:table-cell>
          <table:table-cell office:value-type="float" office:value="0" table:style-name="ce57">
            <text:p>-<text:s/></text:p>
          </table:table-cell>
          <table:table-cell office:value-type="float" office:value="1616.16" table:style-name="ce57">
            <text:p>1.616,1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903" table:style-name="ce1">
            <text:p>2659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584-001001-TRABAJOS DE TOPOGRAFIA-REPLANT</text:p>
          </table:table-cell>
          <table:table-cell table:number-columns-repeated="16373"/>
        </table:table-row>
        <table:table-row table:style-name="ro8">
          <table:table-cell office:value-type="float" office:value="6252" table:style-name="ce1">
            <text:p>6252</text:p>
          </table:table-cell>
          <table:table-cell office:value-type="string" table:style-name="ce56">
            <text:p>-104,574.95</text:p>
          </table:table-cell>
          <table:table-cell office:value-type="float" office:value="0" table:style-name="ce57">
            <text:p>-<text:s/></text:p>
          </table:table-cell>
          <table:table-cell office:value-type="float" office:value="1004.03" table:style-name="ce57">
            <text:p>1.004,0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003" table:style-name="ce1">
            <text:p>2660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583-001001-CORTE DE PAVIMENTO/ACERO- ROTU</text:p>
          </table:table-cell>
          <table:table-cell table:number-columns-repeated="16373"/>
        </table:table-row>
        <table:table-row table:style-name="ro8">
          <table:table-cell office:value-type="float" office:value="6253" table:style-name="ce1">
            <text:p>6253</text:p>
          </table:table-cell>
          <table:table-cell office:value-type="string" table:style-name="ce56">
            <text:p>-104,911.55</text:p>
          </table:table-cell>
          <table:table-cell office:value-type="float" office:value="0" table:style-name="ce57">
            <text:p>-<text:s/></text:p>
          </table:table-cell>
          <table:table-cell office:value-type="float" office:value="336.6" table:style-name="ce57">
            <text:p>336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203" table:style-name="ce1">
            <text:p>2662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436-001171-SERVICIO DE TRANSPORTE</text:p>
          </table:table-cell>
          <table:table-cell table:number-columns-repeated="16373"/>
        </table:table-row>
        <table:table-row table:style-name="ro8">
          <table:table-cell office:value-type="float" office:value="6254" table:style-name="ce1">
            <text:p>6254</text:p>
          </table:table-cell>
          <table:table-cell office:value-type="string" table:style-name="ce56">
            <text:p>-106,160.75</text:p>
          </table:table-cell>
          <table:table-cell office:value-type="float" office:value="0" table:style-name="ce57">
            <text:p>-<text:s/></text:p>
          </table:table-cell>
          <table:table-cell office:value-type="float" office:value="1249.2" table:style-name="ce57">
            <text:p>1.249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303" table:style-name="ce1">
            <text:p>2663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18328-001001-ALQUILER 20 CUERPOS DE ANDAMIO</text:p>
          </table:table-cell>
          <table:table-cell table:number-columns-repeated="16373"/>
        </table:table-row>
        <table:table-row table:style-name="ro8">
          <table:table-cell office:value-type="float" office:value="6255" table:style-name="ce1">
            <text:p>6255</text:p>
          </table:table-cell>
          <table:table-cell office:value-type="string" table:style-name="ce56">
            <text:p>-108,552.39</text:p>
          </table:table-cell>
          <table:table-cell office:value-type="float" office:value="0" table:style-name="ce57">
            <text:p>-<text:s/></text:p>
          </table:table-cell>
          <table:table-cell office:value-type="float" office:value="2391.64" table:style-name="ce57">
            <text:p>2.391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403" table:style-name="ce1">
            <text:p>266403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FV 000000831-001001-REPOSICION DE ACERA (LOZA DE C</text:p>
          </table:table-cell>
          <table:table-cell table:number-columns-repeated="16373"/>
        </table:table-row>
        <table:table-row table:style-name="ro8">
          <table:table-cell office:value-type="float" office:value="6256" table:style-name="ce1">
            <text:p>6256</text:p>
          </table:table-cell>
          <table:table-cell office:value-type="string" table:style-name="ce56">
            <text:p>-108,446.39</text:p>
          </table:table-cell>
          <table:table-cell office:value-type="float" office:value="106" table:style-name="ce57">
            <text:p>10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99" table:style-name="ce1">
            <text:p>16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1T00:00:00" table:style-name="ce63">
            <text:p>01/08/2020</text:p>
          </table:table-cell>
          <table:table-cell office:value-type="string" table:style-name="ce1">
            <text:p>EQUIPOS Y PRUEBAS: APLICA SALDO A FAVOR F# 504 TRANSFERENCIA #14</text:p>
          </table:table-cell>
          <table:table-cell table:number-columns-repeated="16373"/>
        </table:table-row>
        <table:table-row table:style-name="ro8">
          <table:table-cell office:value-type="float" office:value="6257" table:style-name="ce1">
            <text:p>6257</text:p>
          </table:table-cell>
          <table:table-cell office:value-type="string" table:style-name="ce56">
            <text:p>-80,435.41</text:p>
          </table:table-cell>
          <table:table-cell office:value-type="float" office:value="28010.98" table:style-name="ce57">
            <text:p>28.010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63">
            <text:p>19/08/2020</text:p>
          </table:table-cell>
          <table:table-cell office:value-type="string" table:style-name="ce1">
            <text:p>APLICACION SALDO: PROVEEDOR PABLO LIGORGURO TR #272303</text:p>
          </table:table-cell>
          <table:table-cell table:number-columns-repeated="16373"/>
        </table:table-row>
        <table:table-row table:style-name="ro8">
          <table:table-cell office:value-type="float" office:value="6258" table:style-name="ce1">
            <text:p>6258</text:p>
          </table:table-cell>
          <table:table-cell office:value-type="string" table:style-name="ce56">
            <text:p>-73,983.41</text:p>
          </table:table-cell>
          <table:table-cell office:value-type="float" office:value="6452" table:style-name="ce57">
            <text:p>6.45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63">
            <text:p>19/08/2020</text:p>
          </table:table-cell>
          <table:table-cell office:value-type="string" table:style-name="ce1">
            <text:p>Aplicacion saldo: Proveedor Pablo Ligorguro Tr #306802</text:p>
          </table:table-cell>
          <table:table-cell table:number-columns-repeated="16373"/>
        </table:table-row>
        <table:table-row table:style-name="ro8">
          <table:table-cell office:value-type="float" office:value="6259" table:style-name="ce1">
            <text:p>6259</text:p>
          </table:table-cell>
          <table:table-cell office:value-type="string" table:style-name="ce56">
            <text:p>-71,512.18</text:p>
          </table:table-cell>
          <table:table-cell office:value-type="float" office:value="2471.23" table:style-name="ce57">
            <text:p>2.471,2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56" table:style-name="ce1">
            <text:p>16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63">
            <text:p>19/08/2020</text:p>
          </table:table-cell>
          <table:table-cell office:value-type="string" table:style-name="ce1">
            <text:p>APLICACION SALDO: PROVEEDOR PABLO LIGORGURO TR #272403</text:p>
          </table:table-cell>
          <table:table-cell table:number-columns-repeated="16373"/>
        </table:table-row>
        <table:table-row table:style-name="ro8">
          <table:table-cell office:value-type="float" office:value="6260" table:style-name="ce1">
            <text:p>6260</text:p>
          </table:table-cell>
          <table:table-cell office:value-type="string" table:style-name="ce56">
            <text:p>-70,841.33</text:p>
          </table:table-cell>
          <table:table-cell office:value-type="float" office:value="670.85" table:style-name="ce57">
            <text:p>670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66" table:style-name="ce1">
            <text:p>16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9T00:00:00" table:style-name="ce63">
            <text:p>19/08/2020</text:p>
          </table:table-cell>
          <table:table-cell office:value-type="string" table:style-name="ce1">
            <text:p>APLICACION SALDO A FAVOR SUMBA ORTEGA IVAN TRAJANO F#0586 TRANSF# 40</text:p>
          </table:table-cell>
          <table:table-cell table:number-columns-repeated="16373"/>
        </table:table-row>
        <table:table-row table:style-name="ro8">
          <table:table-cell office:value-type="float" office:value="6261" table:style-name="ce1">
            <text:p>6261</text:p>
          </table:table-cell>
          <table:table-cell office:value-type="string" table:style-name="ce56">
            <text:p>-69,939.33</text:p>
          </table:table-cell>
          <table:table-cell office:value-type="float" office:value="902" table:style-name="ce57">
            <text:p>90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65" table:style-name="ce1">
            <text:p>16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4T00:00:00" table:style-name="ce63">
            <text:p>24/08/2020</text:p>
          </table:table-cell>
          <table:table-cell office:value-type="string" table:style-name="ce1">
            <text:p>APLICACION SALDO A FAVOR EQUIPOS Y PRUEBAS S.A F#495 TRANSF#14</text:p>
          </table:table-cell>
          <table:table-cell table:number-columns-repeated="16373"/>
        </table:table-row>
        <table:table-row table:style-name="ro8">
          <table:table-cell office:value-type="float" office:value="6262" table:style-name="ce1">
            <text:p>6262</text:p>
          </table:table-cell>
          <table:table-cell office:value-type="string" table:style-name="ce56">
            <text:p>-71,022.95</text:p>
          </table:table-cell>
          <table:table-cell office:value-type="float" office:value="0" table:style-name="ce57">
            <text:p>-<text:s/></text:p>
          </table:table-cell>
          <table:table-cell office:value-type="float" office:value="1083.6199999999999" table:style-name="ce57">
            <text:p>1.083,6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503" table:style-name="ce1">
            <text:p>277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838-001001-F# 838 TRABAJOS DE CONSTRUCCIO</text:p>
          </table:table-cell>
          <table:table-cell table:number-columns-repeated="16373"/>
        </table:table-row>
        <table:table-row table:style-name="ro8">
          <table:table-cell office:value-type="float" office:value="6263" table:style-name="ce1">
            <text:p>6263</text:p>
          </table:table-cell>
          <table:table-cell office:value-type="string" table:style-name="ce56">
            <text:p>-73,606.96</text:p>
          </table:table-cell>
          <table:table-cell office:value-type="float" office:value="0" table:style-name="ce57">
            <text:p>-<text:s/></text:p>
          </table:table-cell>
          <table:table-cell office:value-type="float" office:value="2584.0100000000002" table:style-name="ce57">
            <text:p>2.584,0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603" table:style-name="ce1">
            <text:p>277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839-001001-F# 839 COLOCACIÓN DE ADOQUIN E</text:p>
          </table:table-cell>
          <table:table-cell table:number-columns-repeated="16373"/>
        </table:table-row>
        <table:table-row table:style-name="ro8">
          <table:table-cell office:value-type="float" office:value="6264" table:style-name="ce1">
            <text:p>6264</text:p>
          </table:table-cell>
          <table:table-cell office:value-type="string" table:style-name="ce56">
            <text:p>-74,490.88</text:p>
          </table:table-cell>
          <table:table-cell office:value-type="float" office:value="0" table:style-name="ce57">
            <text:p>-<text:s/></text:p>
          </table:table-cell>
          <table:table-cell office:value-type="float" office:value="883.92" table:style-name="ce57">
            <text:p>883,9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903" table:style-name="ce1">
            <text:p>277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006-001001-F# 006 4 PUERTAS DE MADERA DIS</text:p>
          </table:table-cell>
          <table:table-cell table:number-columns-repeated="16373"/>
        </table:table-row>
        <table:table-row table:style-name="ro8">
          <table:table-cell office:value-type="float" office:value="6265" table:style-name="ce1">
            <text:p>6265</text:p>
          </table:table-cell>
          <table:table-cell office:value-type="string" table:style-name="ce56">
            <text:p>-76,305.26</text:p>
          </table:table-cell>
          <table:table-cell office:value-type="float" office:value="0" table:style-name="ce57">
            <text:p>-<text:s/></text:p>
          </table:table-cell>
          <table:table-cell office:value-type="float" office:value="1814.38" table:style-name="ce57">
            <text:p>1.814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003" table:style-name="ce1">
            <text:p>272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137-001002-CEMENTO HOLCIM FUERTE 50 KG</text:p>
          </table:table-cell>
          <table:table-cell table:number-columns-repeated="16373"/>
        </table:table-row>
        <table:table-row table:style-name="ro8">
          <table:table-cell office:value-type="float" office:value="6266" table:style-name="ce1">
            <text:p>6266</text:p>
          </table:table-cell>
          <table:table-cell office:value-type="string" table:style-name="ce56">
            <text:p>-77,143.46</text:p>
          </table:table-cell>
          <table:table-cell office:value-type="float" office:value="0" table:style-name="ce57">
            <text:p>-<text:s/></text:p>
          </table:table-cell>
          <table:table-cell office:value-type="float" office:value="838.2" table:style-name="ce57">
            <text:p>838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703" table:style-name="ce1">
            <text:p>269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18331-001001-ALQUILER DE COMPACTADORA TIPO</text:p>
          </table:table-cell>
          <table:table-cell table:number-columns-repeated="16373"/>
        </table:table-row>
        <table:table-row table:style-name="ro8">
          <table:table-cell office:value-type="float" office:value="6267" table:style-name="ce1">
            <text:p>6267</text:p>
          </table:table-cell>
          <table:table-cell office:value-type="string" table:style-name="ce56">
            <text:p>-77,418.46</text:p>
          </table:table-cell>
          <table:table-cell office:value-type="float" office:value="0" table:style-name="ce57">
            <text:p>-<text:s/></text:p>
          </table:table-cell>
          <table:table-cell office:value-type="float" office:value="275" table:style-name="ce57">
            <text:p>275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803" table:style-name="ce1">
            <text:p>269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2115-001001-SERVICIO TECNICO INSTALACIONES</text:p>
          </table:table-cell>
          <table:table-cell table:number-columns-repeated="16373"/>
        </table:table-row>
        <table:table-row table:style-name="ro8">
          <table:table-cell office:value-type="float" office:value="6268" table:style-name="ce1">
            <text:p>6268</text:p>
          </table:table-cell>
          <table:table-cell office:value-type="string" table:style-name="ce56">
            <text:p>-78,125.09</text:p>
          </table:table-cell>
          <table:table-cell office:value-type="float" office:value="0" table:style-name="ce57">
            <text:p>-<text:s/></text:p>
          </table:table-cell>
          <table:table-cell office:value-type="float" office:value="706.63" table:style-name="ce57">
            <text:p>706,6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903" table:style-name="ce1">
            <text:p>269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2116-001001-SERVICIO INSTALACIONES ELECTRI</text:p>
          </table:table-cell>
          <table:table-cell table:number-columns-repeated="16373"/>
        </table:table-row>
        <table:table-row table:style-name="ro8">
          <table:table-cell office:value-type="float" office:value="6269" table:style-name="ce1">
            <text:p>6269</text:p>
          </table:table-cell>
          <table:table-cell office:value-type="string" table:style-name="ce56">
            <text:p>-82,899.20</text:p>
          </table:table-cell>
          <table:table-cell office:value-type="float" office:value="0" table:style-name="ce57">
            <text:p>-<text:s/></text:p>
          </table:table-cell>
          <table:table-cell office:value-type="float" office:value="4774.1099999999997" table:style-name="ce57">
            <text:p>4.774,1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003" table:style-name="ce1">
            <text:p>270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24052-001501-ADOQUIN HOLANDES 8 CM GRIS NAT</text:p>
          </table:table-cell>
          <table:table-cell table:number-columns-repeated="16373"/>
        </table:table-row>
        <table:table-row table:style-name="ro8">
          <table:table-cell office:value-type="float" office:value="6270" table:style-name="ce1">
            <text:p>6270</text:p>
          </table:table-cell>
          <table:table-cell office:value-type="string" table:style-name="ce56">
            <text:p>-83,898.84</text:p>
          </table:table-cell>
          <table:table-cell office:value-type="float" office:value="0" table:style-name="ce57">
            <text:p>-<text:s/></text:p>
          </table:table-cell>
          <table:table-cell office:value-type="float" office:value="999.64" table:style-name="ce57">
            <text:p>999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903" table:style-name="ce1">
            <text:p>270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4943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6271" table:style-name="ce1">
            <text:p>6271</text:p>
          </table:table-cell>
          <table:table-cell office:value-type="string" table:style-name="ce56">
            <text:p>-85,406.76</text:p>
          </table:table-cell>
          <table:table-cell office:value-type="float" office:value="0" table:style-name="ce57">
            <text:p>-<text:s/></text:p>
          </table:table-cell>
          <table:table-cell office:value-type="float" office:value="1507.92" table:style-name="ce57">
            <text:p>1.507,9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003" table:style-name="ce1">
            <text:p>271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2518-001005-DIESEL PREMIUM- EXTRA CON ETAN</text:p>
          </table:table-cell>
          <table:table-cell table:number-columns-repeated="16373"/>
        </table:table-row>
        <table:table-row table:style-name="ro8">
          <table:table-cell office:value-type="float" office:value="6272" table:style-name="ce1">
            <text:p>6272</text:p>
          </table:table-cell>
          <table:table-cell office:value-type="string" table:style-name="ce56">
            <text:p>-85,604.76</text:p>
          </table:table-cell>
          <table:table-cell office:value-type="float" office:value="0" table:style-name="ce57">
            <text:p>-<text:s/></text:p>
          </table:table-cell>
          <table:table-cell office:value-type="float" office:value="198" table:style-name="ce57">
            <text:p>19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103" table:style-name="ce1">
            <text:p>271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428-001001-SERVICIO TRANSPORTE VIA DAULE</text:p>
          </table:table-cell>
          <table:table-cell table:number-columns-repeated="16373"/>
        </table:table-row>
        <table:table-row table:style-name="ro8">
          <table:table-cell office:value-type="float" office:value="6273" table:style-name="ce1">
            <text:p>6273</text:p>
          </table:table-cell>
          <table:table-cell office:value-type="string" table:style-name="ce56">
            <text:p>-85,998.06</text:p>
          </table:table-cell>
          <table:table-cell office:value-type="float" office:value="0" table:style-name="ce57">
            <text:p>-<text:s/></text:p>
          </table:table-cell>
          <table:table-cell office:value-type="float" office:value="393.3" table:style-name="ce57">
            <text:p>393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203" table:style-name="ce1">
            <text:p>271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21160-001001-ALQUILER MENSUAL SANITARIO POR</text:p>
          </table:table-cell>
          <table:table-cell table:number-columns-repeated="16373"/>
        </table:table-row>
        <table:table-row table:style-name="ro8">
          <table:table-cell office:value-type="float" office:value="6274" table:style-name="ce1">
            <text:p>6274</text:p>
          </table:table-cell>
          <table:table-cell office:value-type="string" table:style-name="ce56">
            <text:p>-87,420.46</text:p>
          </table:table-cell>
          <table:table-cell office:value-type="float" office:value="0" table:style-name="ce57">
            <text:p>-<text:s/></text:p>
          </table:table-cell>
          <table:table-cell office:value-type="float" office:value="1422.4" table:style-name="ce57">
            <text:p>1.422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503" table:style-name="ce1">
            <text:p>272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4-001001-F#714 SERVICIO DE ALQUILER DE</text:p>
          </table:table-cell>
          <table:table-cell table:number-columns-repeated="16373"/>
        </table:table-row>
        <table:table-row table:style-name="ro8">
          <table:table-cell office:value-type="float" office:value="6275" table:style-name="ce1">
            <text:p>6275</text:p>
          </table:table-cell>
          <table:table-cell office:value-type="string" table:style-name="ce56">
            <text:p>-90,858.60</text:p>
          </table:table-cell>
          <table:table-cell office:value-type="float" office:value="0" table:style-name="ce57">
            <text:p>-<text:s/></text:p>
          </table:table-cell>
          <table:table-cell office:value-type="float" office:value="3438.14" table:style-name="ce57">
            <text:p>3.438,1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603" table:style-name="ce1">
            <text:p>272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2-001001-F# 712 SERVICIO ALQUILER RETRO</text:p>
          </table:table-cell>
          <table:table-cell table:number-columns-repeated="16373"/>
        </table:table-row>
        <table:table-row table:style-name="ro8">
          <table:table-cell office:value-type="float" office:value="6276" table:style-name="ce1">
            <text:p>6276</text:p>
          </table:table-cell>
          <table:table-cell office:value-type="string" table:style-name="ce56">
            <text:p>-90,995.62</text:p>
          </table:table-cell>
          <table:table-cell office:value-type="float" office:value="0" table:style-name="ce57">
            <text:p>-<text:s/></text:p>
          </table:table-cell>
          <table:table-cell office:value-type="float" office:value="137.02000000000001" table:style-name="ce57">
            <text:p>137,0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403" table:style-name="ce1">
            <text:p>271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32088801-001064-CONSUMO CELULAR</text:p>
          </table:table-cell>
          <table:table-cell table:number-columns-repeated="16373"/>
        </table:table-row>
        <table:table-row table:style-name="ro8">
          <table:table-cell office:value-type="float" office:value="6277" table:style-name="ce1">
            <text:p>6277</text:p>
          </table:table-cell>
          <table:table-cell office:value-type="string" table:style-name="ce56">
            <text:p>-91,084.93</text:p>
          </table:table-cell>
          <table:table-cell office:value-type="float" office:value="0" table:style-name="ce57">
            <text:p>-<text:s/></text:p>
          </table:table-cell>
          <table:table-cell office:value-type="float" office:value="89.31" table:style-name="ce57">
            <text:p>89,3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903" table:style-name="ce1">
            <text:p>280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890-001001-F# 890 COMPRA TACO DE EXPANSIO</text:p>
          </table:table-cell>
          <table:table-cell table:number-columns-repeated="16373"/>
        </table:table-row>
        <table:table-row table:style-name="ro8">
          <table:table-cell office:value-type="float" office:value="6278" table:style-name="ce1">
            <text:p>6278</text:p>
          </table:table-cell>
          <table:table-cell office:value-type="string" table:style-name="ce56">
            <text:p>-92,003.94</text:p>
          </table:table-cell>
          <table:table-cell office:value-type="float" office:value="0" table:style-name="ce57">
            <text:p>-<text:s/></text:p>
          </table:table-cell>
          <table:table-cell office:value-type="float" office:value="919.01" table:style-name="ce57">
            <text:p>919,0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103" table:style-name="ce1">
            <text:p>275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232-001002-F# 8232 PLYWOOD ECO 122X2.44X1</text:p>
          </table:table-cell>
          <table:table-cell table:number-columns-repeated="16373"/>
        </table:table-row>
        <table:table-row table:style-name="ro8">
          <table:table-cell office:value-type="float" office:value="6279" table:style-name="ce1">
            <text:p>6279</text:p>
          </table:table-cell>
          <table:table-cell office:value-type="string" table:style-name="ce56">
            <text:p>-92,300.94</text:p>
          </table:table-cell>
          <table:table-cell office:value-type="float" office:value="0" table:style-name="ce57">
            <text:p>-<text:s/></text:p>
          </table:table-cell>
          <table:table-cell office:value-type="float" office:value="297" table:style-name="ce57">
            <text:p>297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203" table:style-name="ce1">
            <text:p>275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3647-001004-F# 3647 ASISTENCIA TECNICA, MO</text:p>
          </table:table-cell>
          <table:table-cell table:number-columns-repeated="16373"/>
        </table:table-row>
        <table:table-row table:style-name="ro8">
          <table:table-cell office:value-type="float" office:value="6280" table:style-name="ce1">
            <text:p>6280</text:p>
          </table:table-cell>
          <table:table-cell office:value-type="string" table:style-name="ce56">
            <text:p>-92,472.66</text:p>
          </table:table-cell>
          <table:table-cell office:value-type="float" office:value="0" table:style-name="ce57">
            <text:p>-<text:s/></text:p>
          </table:table-cell>
          <table:table-cell office:value-type="float" office:value="171.72" table:style-name="ce57">
            <text:p>171,7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003" table:style-name="ce1">
            <text:p>275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C 000001899-000000-APLICA A FACTURA 1899 ALCANCE</text:p>
          </table:table-cell>
          <table:table-cell table:number-columns-repeated="16373"/>
        </table:table-row>
        <table:table-row table:style-name="ro8">
          <table:table-cell office:value-type="float" office:value="6281" table:style-name="ce1">
            <text:p>6281</text:p>
          </table:table-cell>
          <table:table-cell office:value-type="string" table:style-name="ce56">
            <text:p>-96,706.26</text:p>
          </table:table-cell>
          <table:table-cell office:value-type="float" office:value="0" table:style-name="ce57">
            <text:p>-<text:s/></text:p>
          </table:table-cell>
          <table:table-cell office:value-type="float" office:value="4233.6000000000004" table:style-name="ce57">
            <text:p>4.233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503" table:style-name="ce1">
            <text:p>271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118-001101-SUB BASE</text:p>
          </table:table-cell>
          <table:table-cell table:number-columns-repeated="16373"/>
        </table:table-row>
        <table:table-row table:style-name="ro8">
          <table:table-cell office:value-type="float" office:value="6282" table:style-name="ce1">
            <text:p>6282</text:p>
          </table:table-cell>
          <table:table-cell office:value-type="string" table:style-name="ce56">
            <text:p>-99,079.20</text:p>
          </table:table-cell>
          <table:table-cell office:value-type="float" office:value="0" table:style-name="ce57">
            <text:p>-<text:s/></text:p>
          </table:table-cell>
          <table:table-cell office:value-type="float" office:value="2372.94" table:style-name="ce57">
            <text:p>2.372,9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703" table:style-name="ce1">
            <text:p>282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0-001011-F# 421010 ALCOHOL INDUSTRIAL G</text:p>
          </table:table-cell>
          <table:table-cell table:number-columns-repeated="16373"/>
        </table:table-row>
        <table:table-row table:style-name="ro8">
          <table:table-cell office:value-type="float" office:value="6283" table:style-name="ce1">
            <text:p>6283</text:p>
          </table:table-cell>
          <table:table-cell office:value-type="string" table:style-name="ce56">
            <text:p>-102,885.38</text:p>
          </table:table-cell>
          <table:table-cell office:value-type="float" office:value="0" table:style-name="ce57">
            <text:p>-<text:s/></text:p>
          </table:table-cell>
          <table:table-cell office:value-type="float" office:value="3806.18" table:style-name="ce57">
            <text:p>3.806,1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803" table:style-name="ce1">
            <text:p>282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1-001011-F# 421011 TUBO PVC PROSCABLE 1</text:p>
          </table:table-cell>
          <table:table-cell table:number-columns-repeated="16373"/>
        </table:table-row>
        <table:table-row table:style-name="ro8">
          <table:table-cell office:value-type="float" office:value="6284" table:style-name="ce1">
            <text:p>6284</text:p>
          </table:table-cell>
          <table:table-cell office:value-type="string" table:style-name="ce56">
            <text:p>-103,114.90</text:p>
          </table:table-cell>
          <table:table-cell office:value-type="float" office:value="0" table:style-name="ce57">
            <text:p>-<text:s/></text:p>
          </table:table-cell>
          <table:table-cell office:value-type="float" office:value="229.52" table:style-name="ce57">
            <text:p>229,5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903" table:style-name="ce1">
            <text:p>282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2-001011-F# 421012 DISCO CORTE METAL PL</text:p>
          </table:table-cell>
          <table:table-cell table:number-columns-repeated="16373"/>
        </table:table-row>
        <table:table-row table:style-name="ro8">
          <table:table-cell office:value-type="float" office:value="6285" table:style-name="ce1">
            <text:p>6285</text:p>
          </table:table-cell>
          <table:table-cell office:value-type="string" table:style-name="ce56">
            <text:p>-103,574.22</text:p>
          </table:table-cell>
          <table:table-cell office:value-type="float" office:value="0" table:style-name="ce57">
            <text:p>-<text:s/></text:p>
          </table:table-cell>
          <table:table-cell office:value-type="float" office:value="459.32" table:style-name="ce57">
            <text:p>459,3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003" table:style-name="ce1">
            <text:p>283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3-001011-F# 421013 BAILEJO BELLOTA F CO</text:p>
          </table:table-cell>
          <table:table-cell table:number-columns-repeated="16373"/>
        </table:table-row>
        <table:table-row table:style-name="ro8">
          <table:table-cell office:value-type="float" office:value="6286" table:style-name="ce1">
            <text:p>6286</text:p>
          </table:table-cell>
          <table:table-cell office:value-type="string" table:style-name="ce56">
            <text:p>-105,612.00</text:p>
          </table:table-cell>
          <table:table-cell office:value-type="float" office:value="0" table:style-name="ce57">
            <text:p>-<text:s/></text:p>
          </table:table-cell>
          <table:table-cell office:value-type="float" office:value="2037.78" table:style-name="ce57">
            <text:p>2.037,7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103" table:style-name="ce1">
            <text:p>283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4-001011-F# 421014 ALAMBRE RECOCIDO NEG</text:p>
          </table:table-cell>
          <table:table-cell table:number-columns-repeated="16373"/>
        </table:table-row>
        <table:table-row table:style-name="ro8">
          <table:table-cell office:value-type="float" office:value="6287" table:style-name="ce1">
            <text:p>6287</text:p>
          </table:table-cell>
          <table:table-cell office:value-type="string" table:style-name="ce56">
            <text:p>-106,504.12</text:p>
          </table:table-cell>
          <table:table-cell office:value-type="float" office:value="0" table:style-name="ce57">
            <text:p>-<text:s/></text:p>
          </table:table-cell>
          <table:table-cell office:value-type="float" office:value="892.12" table:style-name="ce57">
            <text:p>892,1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203" table:style-name="ce1">
            <text:p>283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5-001011-F# 421015 TRAJES DUPONT TYVEK</text:p>
          </table:table-cell>
          <table:table-cell table:number-columns-repeated="16373"/>
        </table:table-row>
        <table:table-row table:style-name="ro8">
          <table:table-cell office:value-type="float" office:value="6288" table:style-name="ce1">
            <text:p>6288</text:p>
          </table:table-cell>
          <table:table-cell office:value-type="string" table:style-name="ce56">
            <text:p>-107,323.12</text:p>
          </table:table-cell>
          <table:table-cell office:value-type="float" office:value="0" table:style-name="ce57">
            <text:p>-<text:s/></text:p>
          </table:table-cell>
          <table:table-cell office:value-type="float" office:value="819" table:style-name="ce57">
            <text:p>819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803" table:style-name="ce1">
            <text:p>275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89-001001-F# 589 TRABAJOS DE TOPOGRAFIA</text:p>
          </table:table-cell>
          <table:table-cell table:number-columns-repeated="16373"/>
        </table:table-row>
        <table:table-row table:style-name="ro8">
          <table:table-cell office:value-type="float" office:value="6289" table:style-name="ce1">
            <text:p>6289</text:p>
          </table:table-cell>
          <table:table-cell office:value-type="string" table:style-name="ce56">
            <text:p>-110,826.60</text:p>
          </table:table-cell>
          <table:table-cell office:value-type="float" office:value="0" table:style-name="ce57">
            <text:p>-<text:s/></text:p>
          </table:table-cell>
          <table:table-cell office:value-type="float" office:value="3503.48" table:style-name="ce57">
            <text:p>3.503,4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403" table:style-name="ce1">
            <text:p>277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840-001001-F# 840 LEVANTAMIENTO DE ADOQUI</text:p>
          </table:table-cell>
          <table:table-cell table:number-columns-repeated="16373"/>
        </table:table-row>
        <table:table-row table:style-name="ro8">
          <table:table-cell office:value-type="float" office:value="6290" table:style-name="ce1">
            <text:p>6290</text:p>
          </table:table-cell>
          <table:table-cell office:value-type="string" table:style-name="ce56">
            <text:p>-113,923.37</text:p>
          </table:table-cell>
          <table:table-cell office:value-type="float" office:value="0" table:style-name="ce57">
            <text:p>-<text:s/></text:p>
          </table:table-cell>
          <table:table-cell office:value-type="float" office:value="3096.77" table:style-name="ce57">
            <text:p>3.096,7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303" table:style-name="ce1">
            <text:p>277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24-001001-F# 724 SERVICIO ALQUILER RETRO</text:p>
          </table:table-cell>
          <table:table-cell table:number-columns-repeated="16373"/>
        </table:table-row>
        <table:table-row table:style-name="ro8">
          <table:table-cell office:value-type="float" office:value="6291" table:style-name="ce1">
            <text:p>6291</text:p>
          </table:table-cell>
          <table:table-cell office:value-type="string" table:style-name="ce56">
            <text:p>-132,948.24</text:p>
          </table:table-cell>
          <table:table-cell office:value-type="float" office:value="0" table:style-name="ce57">
            <text:p>-<text:s/></text:p>
          </table:table-cell>
          <table:table-cell office:value-type="float" office:value="19024.87" table:style-name="ce57">
            <text:p>19.024,8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803" table:style-name="ce1">
            <text:p>281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2-001011-F# 421002 COMPRA DE JUEGO DE T</text:p>
          </table:table-cell>
          <table:table-cell table:number-columns-repeated="16373"/>
        </table:table-row>
        <table:table-row table:style-name="ro8">
          <table:table-cell office:value-type="float" office:value="6292" table:style-name="ce1">
            <text:p>6292</text:p>
          </table:table-cell>
          <table:table-cell office:value-type="string" table:style-name="ce56">
            <text:p>-133,132.62</text:p>
          </table:table-cell>
          <table:table-cell office:value-type="float" office:value="0" table:style-name="ce57">
            <text:p>-<text:s/></text:p>
          </table:table-cell>
          <table:table-cell office:value-type="float" office:value="184.38" table:style-name="ce57">
            <text:p>184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303" table:style-name="ce1">
            <text:p>283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6-001011-F# 421016 BOTA GAMOS DE MUJER</text:p>
          </table:table-cell>
          <table:table-cell table:number-columns-repeated="16373"/>
        </table:table-row>
        <table:table-row table:style-name="ro8">
          <table:table-cell office:value-type="float" office:value="6293" table:style-name="ce1">
            <text:p>6293</text:p>
          </table:table-cell>
          <table:table-cell office:value-type="string" table:style-name="ce56">
            <text:p>-133,818.26</text:p>
          </table:table-cell>
          <table:table-cell office:value-type="float" office:value="0" table:style-name="ce57">
            <text:p>-<text:s/></text:p>
          </table:table-cell>
          <table:table-cell office:value-type="float" office:value="685.64" table:style-name="ce57">
            <text:p>685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403" table:style-name="ce1">
            <text:p>283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7-001011-F# 421017 PALLET ANTIDERRAM 4T</text:p>
          </table:table-cell>
          <table:table-cell table:number-columns-repeated="16373"/>
        </table:table-row>
        <table:table-row table:style-name="ro8">
          <table:table-cell office:value-type="float" office:value="6294" table:style-name="ce1">
            <text:p>6294</text:p>
          </table:table-cell>
          <table:table-cell office:value-type="string" table:style-name="ce56">
            <text:p>-136,108.97</text:p>
          </table:table-cell>
          <table:table-cell office:value-type="float" office:value="0" table:style-name="ce57">
            <text:p>-<text:s/></text:p>
          </table:table-cell>
          <table:table-cell office:value-type="float" office:value="2290.71" table:style-name="ce57">
            <text:p>2.290,7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503" table:style-name="ce1">
            <text:p>283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8-001011-F# 421018 TABLA SEMIDURA PLANC</text:p>
          </table:table-cell>
          <table:table-cell table:number-columns-repeated="16373"/>
        </table:table-row>
        <table:table-row table:style-name="ro8">
          <table:table-cell office:value-type="float" office:value="6295" table:style-name="ce1">
            <text:p>6295</text:p>
          </table:table-cell>
          <table:table-cell office:value-type="string" table:style-name="ce56">
            <text:p>-143,587.57</text:p>
          </table:table-cell>
          <table:table-cell office:value-type="float" office:value="0" table:style-name="ce57">
            <text:p>-<text:s/></text:p>
          </table:table-cell>
          <table:table-cell office:value-type="float" office:value="7478.6" table:style-name="ce57">
            <text:p>7.478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603" table:style-name="ce1">
            <text:p>283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19-001011-F# 421019 WHIPE D HILO 2 KILOS</text:p>
          </table:table-cell>
          <table:table-cell table:number-columns-repeated="16373"/>
        </table:table-row>
        <table:table-row table:style-name="ro8">
          <table:table-cell office:value-type="float" office:value="6296" table:style-name="ce1">
            <text:p>6296</text:p>
          </table:table-cell>
          <table:table-cell office:value-type="string" table:style-name="ce56">
            <text:p>-143,766.66</text:p>
          </table:table-cell>
          <table:table-cell office:value-type="float" office:value="0" table:style-name="ce57">
            <text:p>-<text:s/></text:p>
          </table:table-cell>
          <table:table-cell office:value-type="float" office:value="179.09" table:style-name="ce57">
            <text:p>179,0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703" table:style-name="ce1">
            <text:p>283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0-001011-F# 421020 CAMISETA MANGA LARGA</text:p>
          </table:table-cell>
          <table:table-cell table:number-columns-repeated="16373"/>
        </table:table-row>
        <table:table-row table:style-name="ro8">
          <table:table-cell office:value-type="float" office:value="6297" table:style-name="ce1">
            <text:p>6297</text:p>
          </table:table-cell>
          <table:table-cell office:value-type="string" table:style-name="ce56">
            <text:p>-143,855.19</text:p>
          </table:table-cell>
          <table:table-cell office:value-type="float" office:value="0" table:style-name="ce57">
            <text:p>-<text:s/></text:p>
          </table:table-cell>
          <table:table-cell office:value-type="float" office:value="88.53" table:style-name="ce57">
            <text:p>88,5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803" table:style-name="ce1">
            <text:p>283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3-001011-F# 421023 CASCO DE SEGURIDAD C</text:p>
          </table:table-cell>
          <table:table-cell table:number-columns-repeated="16373"/>
        </table:table-row>
        <table:table-row table:style-name="ro8">
          <table:table-cell office:value-type="float" office:value="6298" table:style-name="ce1">
            <text:p>6298</text:p>
          </table:table-cell>
          <table:table-cell office:value-type="string" table:style-name="ce56">
            <text:p>-144,084.81</text:p>
          </table:table-cell>
          <table:table-cell office:value-type="float" office:value="0" table:style-name="ce57">
            <text:p>-<text:s/></text:p>
          </table:table-cell>
          <table:table-cell office:value-type="float" office:value="229.62" table:style-name="ce57">
            <text:p>229,6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203" table:style-name="ce1">
            <text:p>273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7-001001-F# 717 MANTENIMIENTO ROTOMARTI</text:p>
          </table:table-cell>
          <table:table-cell table:number-columns-repeated="16373"/>
        </table:table-row>
        <table:table-row table:style-name="ro8">
          <table:table-cell office:value-type="float" office:value="6299" table:style-name="ce1">
            <text:p>6299</text:p>
          </table:table-cell>
          <table:table-cell office:value-type="string" table:style-name="ce56">
            <text:p>-144,481.05</text:p>
          </table:table-cell>
          <table:table-cell office:value-type="float" office:value="0" table:style-name="ce57">
            <text:p>-<text:s/></text:p>
          </table:table-cell>
          <table:table-cell office:value-type="float" office:value="396.24" table:style-name="ce57">
            <text:p>396,2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303" table:style-name="ce1">
            <text:p>273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8-001001-F# 718 MANTENIMIENTO DE LA BAS</text:p>
          </table:table-cell>
          <table:table-cell table:number-columns-repeated="16373"/>
        </table:table-row>
        <table:table-row table:style-name="ro8">
          <table:table-cell office:value-type="float" office:value="6300" table:style-name="ce1">
            <text:p>6300</text:p>
          </table:table-cell>
          <table:table-cell office:value-type="string" table:style-name="ce56">
            <text:p>-144,615.16</text:p>
          </table:table-cell>
          <table:table-cell office:value-type="float" office:value="0" table:style-name="ce57">
            <text:p>-<text:s/></text:p>
          </table:table-cell>
          <table:table-cell office:value-type="float" office:value="134.11000000000001" table:style-name="ce57">
            <text:p>134,1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403" table:style-name="ce1">
            <text:p>273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9-001001-F# 719 MINICARGADOR CATERPILLA</text:p>
          </table:table-cell>
          <table:table-cell table:number-columns-repeated="16373"/>
        </table:table-row>
        <table:table-row table:style-name="ro8">
          <table:table-cell office:value-type="float" office:value="6301" table:style-name="ce1">
            <text:p>6301</text:p>
          </table:table-cell>
          <table:table-cell office:value-type="string" table:style-name="ce56">
            <text:p>-145,296.74</text:p>
          </table:table-cell>
          <table:table-cell office:value-type="float" office:value="0" table:style-name="ce57">
            <text:p>-<text:s/></text:p>
          </table:table-cell>
          <table:table-cell office:value-type="float" office:value="681.58" table:style-name="ce57">
            <text:p>681,5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703" table:style-name="ce1">
            <text:p>273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86-001001-F# 586 PROYECTO EN LA UNIVERSI</text:p>
          </table:table-cell>
          <table:table-cell table:number-columns-repeated="16373"/>
        </table:table-row>
        <table:table-row table:style-name="ro8">
          <table:table-cell office:value-type="float" office:value="6302" table:style-name="ce1">
            <text:p>6302</text:p>
          </table:table-cell>
          <table:table-cell office:value-type="string" table:style-name="ce56">
            <text:p>-145,675.42</text:p>
          </table:table-cell>
          <table:table-cell office:value-type="float" office:value="0" table:style-name="ce57">
            <text:p>-<text:s/></text:p>
          </table:table-cell>
          <table:table-cell office:value-type="float" office:value="378.68" table:style-name="ce57">
            <text:p>378,6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803" table:style-name="ce1">
            <text:p>273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87-001001-F# 587 PROYECTO EN LA UNIVERSI</text:p>
          </table:table-cell>
          <table:table-cell table:number-columns-repeated="16373"/>
        </table:table-row>
        <table:table-row table:style-name="ro8">
          <table:table-cell office:value-type="float" office:value="6303" table:style-name="ce1">
            <text:p>6303</text:p>
          </table:table-cell>
          <table:table-cell office:value-type="string" table:style-name="ce56">
            <text:p>-146,335.82</text:p>
          </table:table-cell>
          <table:table-cell office:value-type="float" office:value="0" table:style-name="ce57">
            <text:p>-<text:s/></text:p>
          </table:table-cell>
          <table:table-cell office:value-type="float" office:value="660.4" table:style-name="ce57">
            <text:p>660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903" table:style-name="ce1">
            <text:p>273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835-001001-F# 835 REPARACIONES DE DAÑOS E</text:p>
          </table:table-cell>
          <table:table-cell table:number-columns-repeated="16373"/>
        </table:table-row>
        <table:table-row table:style-name="ro8">
          <table:table-cell office:value-type="float" office:value="6304" table:style-name="ce1">
            <text:p>6304</text:p>
          </table:table-cell>
          <table:table-cell office:value-type="string" table:style-name="ce56">
            <text:p>-147,097.82</text:p>
          </table:table-cell>
          <table:table-cell office:value-type="float" office:value="0" table:style-name="ce57">
            <text:p>-<text:s/></text:p>
          </table:table-cell>
          <table:table-cell office:value-type="float" office:value="762" table:style-name="ce57">
            <text:p>762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003" table:style-name="ce1">
            <text:p>274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834-001001-F# 834 SERVICIO DE ALQUILER DE</text:p>
          </table:table-cell>
          <table:table-cell table:number-columns-repeated="16373"/>
        </table:table-row>
        <table:table-row table:style-name="ro8">
          <table:table-cell office:value-type="float" office:value="6305" table:style-name="ce1">
            <text:p>6305</text:p>
          </table:table-cell>
          <table:table-cell office:value-type="string" table:style-name="ce56">
            <text:p>-150,209.07</text:p>
          </table:table-cell>
          <table:table-cell office:value-type="float" office:value="0" table:style-name="ce57">
            <text:p>-<text:s/></text:p>
          </table:table-cell>
          <table:table-cell office:value-type="float" office:value="3111.25" table:style-name="ce57">
            <text:p>3.111,2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303" table:style-name="ce1">
            <text:p>271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30913-003006-ALAMBRE SOLIDO AWG #12 BLANCO-</text:p>
          </table:table-cell>
          <table:table-cell table:number-columns-repeated="16373"/>
        </table:table-row>
        <table:table-row table:style-name="ro8">
          <table:table-cell office:value-type="float" office:value="6306" table:style-name="ce1">
            <text:p>6306</text:p>
          </table:table-cell>
          <table:table-cell office:value-type="string" table:style-name="ce56">
            <text:p>-178,220.05</text:p>
          </table:table-cell>
          <table:table-cell office:value-type="float" office:value="0" table:style-name="ce57">
            <text:p>-<text:s/></text:p>
          </table:table-cell>
          <table:table-cell office:value-type="float" office:value="28010.98" table:style-name="ce57">
            <text:p>28.010,9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303" table:style-name="ce1">
            <text:p>272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341-001001-ESTRUCTURAS METALICAS: TRABAJO</text:p>
          </table:table-cell>
          <table:table-cell table:number-columns-repeated="16373"/>
        </table:table-row>
        <table:table-row table:style-name="ro8">
          <table:table-cell office:value-type="float" office:value="6307" table:style-name="ce1">
            <text:p>6307</text:p>
          </table:table-cell>
          <table:table-cell office:value-type="string" table:style-name="ce56">
            <text:p>-193,595.27</text:p>
          </table:table-cell>
          <table:table-cell office:value-type="float" office:value="0" table:style-name="ce57">
            <text:p>-<text:s/></text:p>
          </table:table-cell>
          <table:table-cell office:value-type="float" office:value="15375.22" table:style-name="ce57">
            <text:p>15.375,2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403" table:style-name="ce1">
            <text:p>272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342-001001-ESTRUCTURAS METALICAS LOS TRAB</text:p>
          </table:table-cell>
          <table:table-cell table:number-columns-repeated="16373"/>
        </table:table-row>
        <table:table-row table:style-name="ro8">
          <table:table-cell office:value-type="float" office:value="6308" table:style-name="ce1">
            <text:p>6308</text:p>
          </table:table-cell>
          <table:table-cell office:value-type="string" table:style-name="ce56">
            <text:p>-197,331.09</text:p>
          </table:table-cell>
          <table:table-cell office:value-type="float" office:value="0" table:style-name="ce57">
            <text:p>-<text:s/></text:p>
          </table:table-cell>
          <table:table-cell office:value-type="float" office:value="3735.82" table:style-name="ce57">
            <text:p>3.735,8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703" table:style-name="ce1">
            <text:p>268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15465-001003-CEMENTO HOLCIM FUERTE TIPO GUS</text:p>
          </table:table-cell>
          <table:table-cell table:number-columns-repeated="16373"/>
        </table:table-row>
        <table:table-row table:style-name="ro8">
          <table:table-cell office:value-type="float" office:value="6309" table:style-name="ce1">
            <text:p>6309</text:p>
          </table:table-cell>
          <table:table-cell office:value-type="string" table:style-name="ce56">
            <text:p>-197,673.23</text:p>
          </table:table-cell>
          <table:table-cell office:value-type="float" office:value="0" table:style-name="ce57">
            <text:p>-<text:s/></text:p>
          </table:table-cell>
          <table:table-cell office:value-type="float" office:value="342.14" table:style-name="ce57">
            <text:p>342,1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803" table:style-name="ce1">
            <text:p>268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372-001100-TUBO PVC DESAGUE 76MM X 3M - C</text:p>
          </table:table-cell>
          <table:table-cell table:number-columns-repeated="16373"/>
        </table:table-row>
        <table:table-row table:style-name="ro8">
          <table:table-cell office:value-type="float" office:value="6310" table:style-name="ce1">
            <text:p>6310</text:p>
          </table:table-cell>
          <table:table-cell office:value-type="string" table:style-name="ce56">
            <text:p>-198,579.42</text:p>
          </table:table-cell>
          <table:table-cell office:value-type="float" office:value="0" table:style-name="ce57">
            <text:p>-<text:s/></text:p>
          </table:table-cell>
          <table:table-cell office:value-type="float" office:value="906.19" table:style-name="ce57">
            <text:p>906,1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903" table:style-name="ce1">
            <text:p>268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95331-001101-TABLA SEMIDURA- CUARTON SEMIDU</text:p>
          </table:table-cell>
          <table:table-cell table:number-columns-repeated="16373"/>
        </table:table-row>
        <table:table-row table:style-name="ro8">
          <table:table-cell office:value-type="float" office:value="6311" table:style-name="ce1">
            <text:p>6311</text:p>
          </table:table-cell>
          <table:table-cell office:value-type="string" table:style-name="ce56">
            <text:p>-198,685.02</text:p>
          </table:table-cell>
          <table:table-cell office:value-type="float" office:value="0" table:style-name="ce57">
            <text:p>-<text:s/></text:p>
          </table:table-cell>
          <table:table-cell office:value-type="float" office:value="105.6" table:style-name="ce57">
            <text:p>105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003" table:style-name="ce1">
            <text:p>269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33-001001-CAMBIO DE UBICACION ROTULO DE</text:p>
          </table:table-cell>
          <table:table-cell table:number-columns-repeated="16373"/>
        </table:table-row>
        <table:table-row table:style-name="ro8">
          <table:table-cell office:value-type="float" office:value="6312" table:style-name="ce1">
            <text:p>6312</text:p>
          </table:table-cell>
          <table:table-cell office:value-type="string" table:style-name="ce56">
            <text:p>-199,296.62</text:p>
          </table:table-cell>
          <table:table-cell office:value-type="float" office:value="0" table:style-name="ce57">
            <text:p>-<text:s/></text:p>
          </table:table-cell>
          <table:table-cell office:value-type="float" office:value="611.6" table:style-name="ce57">
            <text:p>611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103" table:style-name="ce1">
            <text:p>269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32-001001-SEÑAL DE PARED- PLACAS DE RECO</text:p>
          </table:table-cell>
          <table:table-cell table:number-columns-repeated="16373"/>
        </table:table-row>
        <table:table-row table:style-name="ro8">
          <table:table-cell office:value-type="float" office:value="6313" table:style-name="ce1">
            <text:p>6313</text:p>
          </table:table-cell>
          <table:table-cell office:value-type="string" table:style-name="ce56">
            <text:p>-199,879.22</text:p>
          </table:table-cell>
          <table:table-cell office:value-type="float" office:value="0" table:style-name="ce57">
            <text:p>-<text:s/></text:p>
          </table:table-cell>
          <table:table-cell office:value-type="float" office:value="582.6" table:style-name="ce57">
            <text:p>582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203" table:style-name="ce1">
            <text:p>269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379-001100-MALLA EXAGONAL 1/2" 1X50M IDEA</text:p>
          </table:table-cell>
          <table:table-cell table:number-columns-repeated="16373"/>
        </table:table-row>
        <table:table-row table:style-name="ro8">
          <table:table-cell office:value-type="float" office:value="6314" table:style-name="ce1">
            <text:p>6314</text:p>
          </table:table-cell>
          <table:table-cell office:value-type="string" table:style-name="ce56">
            <text:p>-199,908.12</text:p>
          </table:table-cell>
          <table:table-cell office:value-type="float" office:value="0" table:style-name="ce57">
            <text:p>-<text:s/></text:p>
          </table:table-cell>
          <table:table-cell office:value-type="float" office:value="28.9" table:style-name="ce57">
            <text:p>28,9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303" table:style-name="ce1">
            <text:p>269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15216-001001-CODO CONDUIT L/R - TUBO CONDUI</text:p>
          </table:table-cell>
          <table:table-cell table:number-columns-repeated="16373"/>
        </table:table-row>
        <table:table-row table:style-name="ro8">
          <table:table-cell office:value-type="float" office:value="6315" table:style-name="ce1">
            <text:p>6315</text:p>
          </table:table-cell>
          <table:table-cell office:value-type="string" table:style-name="ce56">
            <text:p>-199,912.71</text:p>
          </table:table-cell>
          <table:table-cell office:value-type="float" office:value="0" table:style-name="ce57">
            <text:p>-<text:s/></text:p>
          </table:table-cell>
          <table:table-cell office:value-type="float" office:value="4.59" table:style-name="ce57">
            <text:p>4,5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403" table:style-name="ce1">
            <text:p>269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15222-001001-CODO CONDUIT L/R 3/4X45</text:p>
          </table:table-cell>
          <table:table-cell table:number-columns-repeated="16373"/>
        </table:table-row>
        <table:table-row table:style-name="ro8">
          <table:table-cell office:value-type="float" office:value="6316" table:style-name="ce1">
            <text:p>6316</text:p>
          </table:table-cell>
          <table:table-cell office:value-type="string" table:style-name="ce56">
            <text:p>-201,826.52</text:p>
          </table:table-cell>
          <table:table-cell office:value-type="float" office:value="0" table:style-name="ce57">
            <text:p>-<text:s/></text:p>
          </table:table-cell>
          <table:table-cell office:value-type="float" office:value="1913.81" table:style-name="ce57">
            <text:p>1.913,8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503" table:style-name="ce1">
            <text:p>269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015-001002-CEMENTO HOLCIM FUERTE TIPO GU-</text:p>
          </table:table-cell>
          <table:table-cell table:number-columns-repeated="16373"/>
        </table:table-row>
        <table:table-row table:style-name="ro8">
          <table:table-cell office:value-type="float" office:value="6317" table:style-name="ce1">
            <text:p>6317</text:p>
          </table:table-cell>
          <table:table-cell office:value-type="string" table:style-name="ce56">
            <text:p>-205,970.84</text:p>
          </table:table-cell>
          <table:table-cell office:value-type="float" office:value="0" table:style-name="ce57">
            <text:p>-<text:s/></text:p>
          </table:table-cell>
          <table:table-cell office:value-type="float" office:value="4144.32" table:style-name="ce57">
            <text:p>4.144,3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603" table:style-name="ce1">
            <text:p>269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1309-001001-PLANCHAS GRANITO-SACO BONDEX-D</text:p>
          </table:table-cell>
          <table:table-cell table:number-columns-repeated="16373"/>
        </table:table-row>
        <table:table-row table:style-name="ro8">
          <table:table-cell office:value-type="float" office:value="6318" table:style-name="ce1">
            <text:p>6318</text:p>
          </table:table-cell>
          <table:table-cell office:value-type="string" table:style-name="ce56">
            <text:p>-206,370.03</text:p>
          </table:table-cell>
          <table:table-cell office:value-type="float" office:value="0" table:style-name="ce57">
            <text:p>-<text:s/></text:p>
          </table:table-cell>
          <table:table-cell office:value-type="float" office:value="399.19" table:style-name="ce57">
            <text:p>399,1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403" table:style-name="ce1">
            <text:p>270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879-001001-CORTADORA MANUAL DE PORCELANAT</text:p>
          </table:table-cell>
          <table:table-cell table:number-columns-repeated="16373"/>
        </table:table-row>
        <table:table-row table:style-name="ro8">
          <table:table-cell office:value-type="float" office:value="6319" table:style-name="ce1">
            <text:p>6319</text:p>
          </table:table-cell>
          <table:table-cell office:value-type="string" table:style-name="ce56">
            <text:p>-206,720.37</text:p>
          </table:table-cell>
          <table:table-cell office:value-type="float" office:value="0" table:style-name="ce57">
            <text:p>-<text:s/></text:p>
          </table:table-cell>
          <table:table-cell office:value-type="float" office:value="350.34" table:style-name="ce57">
            <text:p>350,3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603" table:style-name="ce1">
            <text:p>270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12222-001001-COMPRA DE 146 BOTELLONES DE AG</text:p>
          </table:table-cell>
          <table:table-cell table:number-columns-repeated="16373"/>
        </table:table-row>
        <table:table-row table:style-name="ro8">
          <table:table-cell office:value-type="float" office:value="6320" table:style-name="ce1">
            <text:p>6320</text:p>
          </table:table-cell>
          <table:table-cell office:value-type="string" table:style-name="ce56">
            <text:p>-206,867.37</text:p>
          </table:table-cell>
          <table:table-cell office:value-type="float" office:value="0" table:style-name="ce57">
            <text:p>-<text:s/></text:p>
          </table:table-cell>
          <table:table-cell office:value-type="float" office:value="147" table:style-name="ce57">
            <text:p>147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703" table:style-name="ce1">
            <text:p>270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1709-001001-3 TANQUEROS DE AGUA PROYECTO U</text:p>
          </table:table-cell>
          <table:table-cell table:number-columns-repeated="16373"/>
        </table:table-row>
        <table:table-row table:style-name="ro8">
          <table:table-cell office:value-type="float" office:value="6321" table:style-name="ce1">
            <text:p>6321</text:p>
          </table:table-cell>
          <table:table-cell office:value-type="string" table:style-name="ce56">
            <text:p>-209,227.17</text:p>
          </table:table-cell>
          <table:table-cell office:value-type="float" office:value="0" table:style-name="ce57">
            <text:p>-<text:s/></text:p>
          </table:table-cell>
          <table:table-cell office:value-type="float" office:value="2359.8000000000002" table:style-name="ce57">
            <text:p>2.359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803" table:style-name="ce1">
            <text:p>270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4942-001002-SERVICIOS GUARDIANIA</text:p>
          </table:table-cell>
          <table:table-cell table:number-columns-repeated="16373"/>
        </table:table-row>
        <table:table-row table:style-name="ro8">
          <table:table-cell office:value-type="float" office:value="6322" table:style-name="ce1">
            <text:p>6322</text:p>
          </table:table-cell>
          <table:table-cell office:value-type="string" table:style-name="ce56">
            <text:p>-210,352.17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003" table:style-name="ce1">
            <text:p>281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C 000000929-002001-F# 929 HONORARIOS COMO INTERVE</text:p>
          </table:table-cell>
          <table:table-cell table:number-columns-repeated="16373"/>
        </table:table-row>
        <table:table-row table:style-name="ro8">
          <table:table-cell office:value-type="float" office:value="6323" table:style-name="ce1">
            <text:p>6323</text:p>
          </table:table-cell>
          <table:table-cell office:value-type="string" table:style-name="ce56">
            <text:p>-211,871.13</text:p>
          </table:table-cell>
          <table:table-cell office:value-type="float" office:value="0" table:style-name="ce57">
            <text:p>-<text:s/></text:p>
          </table:table-cell>
          <table:table-cell office:value-type="float" office:value="1518.96" table:style-name="ce57">
            <text:p>1.518,9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103" table:style-name="ce1">
            <text:p>282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4-001011-F# 421004 COMPRA <text:s/>CINTA PARA E</text:p>
          </table:table-cell>
          <table:table-cell table:number-columns-repeated="16373"/>
        </table:table-row>
        <table:table-row table:style-name="ro8">
          <table:table-cell office:value-type="float" office:value="6324" table:style-name="ce1">
            <text:p>6324</text:p>
          </table:table-cell>
          <table:table-cell office:value-type="string" table:style-name="ce56">
            <text:p>-228,210.97</text:p>
          </table:table-cell>
          <table:table-cell office:value-type="float" office:value="0" table:style-name="ce57">
            <text:p>-<text:s/></text:p>
          </table:table-cell>
          <table:table-cell office:value-type="float" office:value="16339.84" table:style-name="ce57">
            <text:p>16.339,8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203" table:style-name="ce1">
            <text:p>282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5-001011-F# 421005 CEMENTO HOLCIN SACO</text:p>
          </table:table-cell>
          <table:table-cell table:number-columns-repeated="16373"/>
        </table:table-row>
        <table:table-row table:style-name="ro8">
          <table:table-cell office:value-type="float" office:value="6325" table:style-name="ce1">
            <text:p>6325</text:p>
          </table:table-cell>
          <table:table-cell office:value-type="string" table:style-name="ce56">
            <text:p>-231,198.09</text:p>
          </table:table-cell>
          <table:table-cell office:value-type="float" office:value="0" table:style-name="ce57">
            <text:p>-<text:s/></text:p>
          </table:table-cell>
          <table:table-cell office:value-type="float" office:value="2987.12" table:style-name="ce57">
            <text:p>2.987,1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303" table:style-name="ce1">
            <text:p>282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6-001011-F# 421006 CEMENTO HOLCIN SACO</text:p>
          </table:table-cell>
          <table:table-cell table:number-columns-repeated="16373"/>
        </table:table-row>
        <table:table-row table:style-name="ro8">
          <table:table-cell office:value-type="float" office:value="6326" table:style-name="ce1">
            <text:p>6326</text:p>
          </table:table-cell>
          <table:table-cell office:value-type="string" table:style-name="ce56">
            <text:p>-462,891.05</text:p>
          </table:table-cell>
          <table:table-cell office:value-type="float" office:value="0" table:style-name="ce57">
            <text:p>-<text:s/></text:p>
          </table:table-cell>
          <table:table-cell office:value-type="float" office:value="231692.96" table:style-name="ce57">
            <text:p>231.692,9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403" table:style-name="ce1">
            <text:p>282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7-001011-F# 421007 TUBERIA PEAD 160MM X</text:p>
          </table:table-cell>
          <table:table-cell table:number-columns-repeated="16373"/>
        </table:table-row>
        <table:table-row table:style-name="ro8">
          <table:table-cell office:value-type="float" office:value="6327" table:style-name="ce1">
            <text:p>6327</text:p>
          </table:table-cell>
          <table:table-cell office:value-type="string" table:style-name="ce56">
            <text:p>-465,660.04</text:p>
          </table:table-cell>
          <table:table-cell office:value-type="float" office:value="0" table:style-name="ce57">
            <text:p>-<text:s/></text:p>
          </table:table-cell>
          <table:table-cell office:value-type="float" office:value="2768.99" table:style-name="ce57">
            <text:p>2.768,9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503" table:style-name="ce1">
            <text:p>282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8-001011-F# 421008 GUANTE LATEX TALLA M</text:p>
          </table:table-cell>
          <table:table-cell table:number-columns-repeated="16373"/>
        </table:table-row>
        <table:table-row table:style-name="ro8">
          <table:table-cell office:value-type="float" office:value="6328" table:style-name="ce1">
            <text:p>6328</text:p>
          </table:table-cell>
          <table:table-cell office:value-type="string" table:style-name="ce56">
            <text:p>-471,397.17</text:p>
          </table:table-cell>
          <table:table-cell office:value-type="float" office:value="0" table:style-name="ce57">
            <text:p>-<text:s/></text:p>
          </table:table-cell>
          <table:table-cell office:value-type="float" office:value="5737.13" table:style-name="ce57">
            <text:p>5.737,1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603" table:style-name="ce1">
            <text:p>282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9-001011-F# 421009 <text:s/>PORTA CREDENCIAL DE</text:p>
          </table:table-cell>
          <table:table-cell table:number-columns-repeated="16373"/>
        </table:table-row>
        <table:table-row table:style-name="ro8">
          <table:table-cell office:value-type="float" office:value="6329" table:style-name="ce1">
            <text:p>6329</text:p>
          </table:table-cell>
          <table:table-cell office:value-type="string" table:style-name="ce56">
            <text:p>-473,211.55</text:p>
          </table:table-cell>
          <table:table-cell office:value-type="float" office:value="0" table:style-name="ce57">
            <text:p>-<text:s/></text:p>
          </table:table-cell>
          <table:table-cell office:value-type="float" office:value="1814.38" table:style-name="ce57">
            <text:p>1.814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103" table:style-name="ce1">
            <text:p>270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070-001002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6330" table:style-name="ce1">
            <text:p>6330</text:p>
          </table:table-cell>
          <table:table-cell office:value-type="string" table:style-name="ce56">
            <text:p>-473,357.20</text:p>
          </table:table-cell>
          <table:table-cell office:value-type="float" office:value="0" table:style-name="ce57">
            <text:p>-<text:s/></text:p>
          </table:table-cell>
          <table:table-cell office:value-type="float" office:value="145.65" table:style-name="ce57">
            <text:p>145,6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203" table:style-name="ce1">
            <text:p>270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385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6331" table:style-name="ce1">
            <text:p>6331</text:p>
          </table:table-cell>
          <table:table-cell office:value-type="string" table:style-name="ce56">
            <text:p>-473,543.40</text:p>
          </table:table-cell>
          <table:table-cell office:value-type="float" office:value="0" table:style-name="ce57">
            <text:p>-<text:s/></text:p>
          </table:table-cell>
          <table:table-cell office:value-type="float" office:value="186.2" table:style-name="ce57">
            <text:p>186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303" table:style-name="ce1">
            <text:p>270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393-001100-DISCO CORTE METAL 7" X 1/16" 7</text:p>
          </table:table-cell>
          <table:table-cell table:number-columns-repeated="16373"/>
        </table:table-row>
        <table:table-row table:style-name="ro8">
          <table:table-cell office:value-type="float" office:value="6332" table:style-name="ce1">
            <text:p>6332</text:p>
          </table:table-cell>
          <table:table-cell office:value-type="string" table:style-name="ce56">
            <text:p>-475,597.93</text:p>
          </table:table-cell>
          <table:table-cell office:value-type="float" office:value="0" table:style-name="ce57">
            <text:p>-<text:s/></text:p>
          </table:table-cell>
          <table:table-cell office:value-type="float" office:value="2054.5300000000002" table:style-name="ce57">
            <text:p>2.054,5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703" table:style-name="ce1">
            <text:p>279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61556-001100-F# 61556 COMPRA MAXIEMPASTE EX</text:p>
          </table:table-cell>
          <table:table-cell table:number-columns-repeated="16373"/>
        </table:table-row>
        <table:table-row table:style-name="ro8">
          <table:table-cell office:value-type="float" office:value="6333" table:style-name="ce1">
            <text:p>6333</text:p>
          </table:table-cell>
          <table:table-cell office:value-type="string" table:style-name="ce56">
            <text:p>-476,317.77</text:p>
          </table:table-cell>
          <table:table-cell office:value-type="float" office:value="0" table:style-name="ce57">
            <text:p>-<text:s/></text:p>
          </table:table-cell>
          <table:table-cell office:value-type="float" office:value="719.84" table:style-name="ce57">
            <text:p>719,8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203" table:style-name="ce1">
            <text:p>281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1-001011-F# 421001 COMPRA TABLET SAMSUN</text:p>
          </table:table-cell>
          <table:table-cell table:number-columns-repeated="16373"/>
        </table:table-row>
        <table:table-row table:style-name="ro8">
          <table:table-cell office:value-type="float" office:value="6334" table:style-name="ce1">
            <text:p>6334</text:p>
          </table:table-cell>
          <table:table-cell office:value-type="string" table:style-name="ce56">
            <text:p>-536,063.25</text:p>
          </table:table-cell>
          <table:table-cell office:value-type="float" office:value="0" table:style-name="ce57">
            <text:p>-<text:s/></text:p>
          </table:table-cell>
          <table:table-cell office:value-type="float" office:value="59745.48" table:style-name="ce57">
            <text:p>59.745,4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303" table:style-name="ce1">
            <text:p>281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4-001011-F# 421024 UNION PVC DESAGUUE 1</text:p>
          </table:table-cell>
          <table:table-cell table:number-columns-repeated="16373"/>
        </table:table-row>
        <table:table-row table:style-name="ro8">
          <table:table-cell office:value-type="float" office:value="6335" table:style-name="ce1">
            <text:p>6335</text:p>
          </table:table-cell>
          <table:table-cell office:value-type="string" table:style-name="ce56">
            <text:p>-543,310.36</text:p>
          </table:table-cell>
          <table:table-cell office:value-type="float" office:value="0" table:style-name="ce57">
            <text:p>-<text:s/></text:p>
          </table:table-cell>
          <table:table-cell office:value-type="float" office:value="7247.11" table:style-name="ce57">
            <text:p>7.247,1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403" table:style-name="ce1">
            <text:p>281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5-001011-F# 421025 COMPRA DE TIRA SEMID</text:p>
          </table:table-cell>
          <table:table-cell table:number-columns-repeated="16373"/>
        </table:table-row>
        <table:table-row table:style-name="ro8">
          <table:table-cell office:value-type="float" office:value="6336" table:style-name="ce1">
            <text:p>6336</text:p>
          </table:table-cell>
          <table:table-cell office:value-type="string" table:style-name="ce56">
            <text:p>-543,897.61</text:p>
          </table:table-cell>
          <table:table-cell office:value-type="float" office:value="0" table:style-name="ce57">
            <text:p>-<text:s/></text:p>
          </table:table-cell>
          <table:table-cell office:value-type="float" office:value="587.25" table:style-name="ce57">
            <text:p>587,2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803" table:style-name="ce1">
            <text:p>272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3-001001-F# 713 SERVICIO DE ALQUILER TR</text:p>
          </table:table-cell>
          <table:table-cell table:number-columns-repeated="16373"/>
        </table:table-row>
        <table:table-row table:style-name="ro8">
          <table:table-cell office:value-type="float" office:value="6337" table:style-name="ce1">
            <text:p>6337</text:p>
          </table:table-cell>
          <table:table-cell office:value-type="string" table:style-name="ce56">
            <text:p>-550,682.46</text:p>
          </table:table-cell>
          <table:table-cell office:value-type="float" office:value="0" table:style-name="ce57">
            <text:p>-<text:s/></text:p>
          </table:table-cell>
          <table:table-cell office:value-type="float" office:value="6784.85" table:style-name="ce57">
            <text:p>6.784,8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903" table:style-name="ce1">
            <text:p>272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1-001001-F# 711 SERVICIO DE TRANSPORTE</text:p>
          </table:table-cell>
          <table:table-cell table:number-columns-repeated="16373"/>
        </table:table-row>
        <table:table-row table:style-name="ro8">
          <table:table-cell office:value-type="float" office:value="6338" table:style-name="ce1">
            <text:p>6338</text:p>
          </table:table-cell>
          <table:table-cell office:value-type="string" table:style-name="ce56">
            <text:p>-550,739.18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503" table:style-name="ce1">
            <text:p>281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2-001011-F# 421022 COMPRA BOTA DIELECTR</text:p>
          </table:table-cell>
          <table:table-cell table:number-columns-repeated="16373"/>
        </table:table-row>
        <table:table-row table:style-name="ro8">
          <table:table-cell office:value-type="float" office:value="6339" table:style-name="ce1">
            <text:p>6339</text:p>
          </table:table-cell>
          <table:table-cell office:value-type="string" table:style-name="ce56">
            <text:p>-550,850.98</text:p>
          </table:table-cell>
          <table:table-cell office:value-type="float" office:value="0" table:style-name="ce57">
            <text:p>-<text:s/></text:p>
          </table:table-cell>
          <table:table-cell office:value-type="float" office:value="111.8" table:style-name="ce57">
            <text:p>111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603" table:style-name="ce1">
            <text:p>281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21-001011-F# 421021 COMPRA DE PLATINA 2</text:p>
          </table:table-cell>
          <table:table-cell table:number-columns-repeated="16373"/>
        </table:table-row>
        <table:table-row table:style-name="ro8">
          <table:table-cell office:value-type="float" office:value="6340" table:style-name="ce1">
            <text:p>6340</text:p>
          </table:table-cell>
          <table:table-cell office:value-type="string" table:style-name="ce56">
            <text:p>-551,030.07</text:p>
          </table:table-cell>
          <table:table-cell office:value-type="float" office:value="0" table:style-name="ce57">
            <text:p>-<text:s/></text:p>
          </table:table-cell>
          <table:table-cell office:value-type="float" office:value="179.09" table:style-name="ce57">
            <text:p>179,0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003" table:style-name="ce1">
            <text:p>282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421003-001011-F# 421003 COMPRA GUANTES NITRA</text:p>
          </table:table-cell>
          <table:table-cell table:number-columns-repeated="16373"/>
        </table:table-row>
        <table:table-row table:style-name="ro8">
          <table:table-cell office:value-type="float" office:value="6341" table:style-name="ce1">
            <text:p>6341</text:p>
          </table:table-cell>
          <table:table-cell office:value-type="string" table:style-name="ce56">
            <text:p>-551,932.07</text:p>
          </table:table-cell>
          <table:table-cell office:value-type="float" office:value="0" table:style-name="ce57">
            <text:p>-<text:s/></text:p>
          </table:table-cell>
          <table:table-cell office:value-type="float" office:value="902" table:style-name="ce57">
            <text:p>902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303" table:style-name="ce1">
            <text:p>275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495-001201-F#495 TOMA CURADA Y ROTURA DE</text:p>
          </table:table-cell>
          <table:table-cell table:number-columns-repeated="16373"/>
        </table:table-row>
        <table:table-row table:style-name="ro8">
          <table:table-cell office:value-type="float" office:value="6342" table:style-name="ce1">
            <text:p>6342</text:p>
          </table:table-cell>
          <table:table-cell office:value-type="string" table:style-name="ce56">
            <text:p>-553,543.88</text:p>
          </table:table-cell>
          <table:table-cell office:value-type="float" office:value="0" table:style-name="ce57">
            <text:p>-<text:s/></text:p>
          </table:table-cell>
          <table:table-cell office:value-type="float" office:value="1611.81" table:style-name="ce57">
            <text:p>1.611,8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403" table:style-name="ce1">
            <text:p>275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2557-001005-F# 2557 DIESEL PREMIUM- EXTRA</text:p>
          </table:table-cell>
          <table:table-cell table:number-columns-repeated="16373"/>
        </table:table-row>
        <table:table-row table:style-name="ro8">
          <table:table-cell office:value-type="float" office:value="6343" table:style-name="ce1">
            <text:p>6343</text:p>
          </table:table-cell>
          <table:table-cell office:value-type="string" table:style-name="ce56">
            <text:p>-558,152.46</text:p>
          </table:table-cell>
          <table:table-cell office:value-type="float" office:value="0" table:style-name="ce57">
            <text:p>-<text:s/></text:p>
          </table:table-cell>
          <table:table-cell office:value-type="float" office:value="4608.58" table:style-name="ce57">
            <text:p>4.608,5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503" table:style-name="ce1">
            <text:p>275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23-001001-F# 723 SERVICIO TRANSPORTE DES</text:p>
          </table:table-cell>
          <table:table-cell table:number-columns-repeated="16373"/>
        </table:table-row>
        <table:table-row table:style-name="ro8">
          <table:table-cell office:value-type="float" office:value="6344" table:style-name="ce1">
            <text:p>6344</text:p>
          </table:table-cell>
          <table:table-cell office:value-type="string" table:style-name="ce56">
            <text:p>-558,274.38</text:p>
          </table:table-cell>
          <table:table-cell office:value-type="float" office:value="0" table:style-name="ce57">
            <text:p>-<text:s/></text:p>
          </table:table-cell>
          <table:table-cell office:value-type="float" office:value="121.92" table:style-name="ce57">
            <text:p>121,9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603" table:style-name="ce1">
            <text:p>275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20-001001-F# 720 CAMBIO DE LAS BOTAS PAR</text:p>
          </table:table-cell>
          <table:table-cell table:number-columns-repeated="16373"/>
        </table:table-row>
        <table:table-row table:style-name="ro8">
          <table:table-cell office:value-type="float" office:value="6345" table:style-name="ce1">
            <text:p>6345</text:p>
          </table:table-cell>
          <table:table-cell office:value-type="string" table:style-name="ce56">
            <text:p>-558,518.22</text:p>
          </table:table-cell>
          <table:table-cell office:value-type="float" office:value="0" table:style-name="ce57">
            <text:p>-<text:s/></text:p>
          </table:table-cell>
          <table:table-cell office:value-type="float" office:value="243.84" table:style-name="ce57">
            <text:p>243,8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703" table:style-name="ce1">
            <text:p>275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21-001001-F# 721 MANTENIMIENTO Y ADAPTAC</text:p>
          </table:table-cell>
          <table:table-cell table:number-columns-repeated="16373"/>
        </table:table-row>
        <table:table-row table:style-name="ro8">
          <table:table-cell office:value-type="float" office:value="6346" table:style-name="ce1">
            <text:p>6346</text:p>
          </table:table-cell>
          <table:table-cell office:value-type="string" table:style-name="ce56">
            <text:p>-569,336.58</text:p>
          </table:table-cell>
          <table:table-cell office:value-type="float" office:value="0" table:style-name="ce57">
            <text:p>-<text:s/></text:p>
          </table:table-cell>
          <table:table-cell office:value-type="float" office:value="10818.36" table:style-name="ce57">
            <text:p>10.818,3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703" table:style-name="ce1">
            <text:p>271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1928-022901-PIEDRA ARRECIFE ARENA 50X10X2</text:p>
          </table:table-cell>
          <table:table-cell table:number-columns-repeated="16373"/>
        </table:table-row>
        <table:table-row table:style-name="ro8">
          <table:table-cell office:value-type="float" office:value="6347" table:style-name="ce1">
            <text:p>6347</text:p>
          </table:table-cell>
          <table:table-cell office:value-type="string" table:style-name="ce56">
            <text:p>-570,326.58</text:p>
          </table:table-cell>
          <table:table-cell office:value-type="float" office:value="0" table:style-name="ce57">
            <text:p>-<text:s/></text:p>
          </table:table-cell>
          <table:table-cell office:value-type="float" office:value="990" table:style-name="ce57">
            <text:p>99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803" table:style-name="ce1">
            <text:p>271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119-001101-TRANSPORTE DE CISCO</text:p>
          </table:table-cell>
          <table:table-cell table:number-columns-repeated="16373"/>
        </table:table-row>
        <table:table-row table:style-name="ro8">
          <table:table-cell office:value-type="float" office:value="6348" table:style-name="ce1">
            <text:p>6348</text:p>
          </table:table-cell>
          <table:table-cell office:value-type="string" table:style-name="ce56">
            <text:p>-570,956.88</text:p>
          </table:table-cell>
          <table:table-cell office:value-type="float" office:value="0" table:style-name="ce57">
            <text:p>-<text:s/></text:p>
          </table:table-cell>
          <table:table-cell office:value-type="float" office:value="630.29999999999995" table:style-name="ce57">
            <text:p>630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903" table:style-name="ce1">
            <text:p>271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130-001002-PLYWOOD ECO 122 - TABLAS SEMID</text:p>
          </table:table-cell>
          <table:table-cell table:number-columns-repeated="16373"/>
        </table:table-row>
        <table:table-row table:style-name="ro8">
          <table:table-cell office:value-type="float" office:value="6349" table:style-name="ce1">
            <text:p>6349</text:p>
          </table:table-cell>
          <table:table-cell office:value-type="string" table:style-name="ce56">
            <text:p>-571,267.49</text:p>
          </table:table-cell>
          <table:table-cell office:value-type="float" office:value="0" table:style-name="ce57">
            <text:p>-<text:s/></text:p>
          </table:table-cell>
          <table:table-cell office:value-type="float" office:value="310.61" table:style-name="ce57">
            <text:p>310,6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103" table:style-name="ce1">
            <text:p>272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891-001001-CODAL ALUMINIO 6 MTS (REGLETA)</text:p>
          </table:table-cell>
          <table:table-cell table:number-columns-repeated="16373"/>
        </table:table-row>
        <table:table-row table:style-name="ro8">
          <table:table-cell office:value-type="float" office:value="6350" table:style-name="ce1">
            <text:p>6350</text:p>
          </table:table-cell>
          <table:table-cell office:value-type="string" table:style-name="ce56">
            <text:p>-571,861.85</text:p>
          </table:table-cell>
          <table:table-cell office:value-type="float" office:value="0" table:style-name="ce57">
            <text:p>-<text:s/></text:p>
          </table:table-cell>
          <table:table-cell office:value-type="float" office:value="594.36" table:style-name="ce57">
            <text:p>594,3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003" table:style-name="ce1">
            <text:p>273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5-001001-F# 715 MANTENIMIENTO DEL MINIC</text:p>
          </table:table-cell>
          <table:table-cell table:number-columns-repeated="16373"/>
        </table:table-row>
        <table:table-row table:style-name="ro8">
          <table:table-cell office:value-type="float" office:value="6351" table:style-name="ce1">
            <text:p>6351</text:p>
          </table:table-cell>
          <table:table-cell office:value-type="string" table:style-name="ce56">
            <text:p>-572,039.65</text:p>
          </table:table-cell>
          <table:table-cell office:value-type="float" office:value="0" table:style-name="ce57">
            <text:p>-<text:s/></text:p>
          </table:table-cell>
          <table:table-cell office:value-type="float" office:value="177.8" table:style-name="ce57">
            <text:p>177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103" table:style-name="ce1">
            <text:p>273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16-001001-F# 716 FABRICACION DE 3 ACOPLE</text:p>
          </table:table-cell>
          <table:table-cell table:number-columns-repeated="16373"/>
        </table:table-row>
        <table:table-row table:style-name="ro8">
          <table:table-cell office:value-type="float" office:value="6352" table:style-name="ce1">
            <text:p>6352</text:p>
          </table:table-cell>
          <table:table-cell office:value-type="string" table:style-name="ce56">
            <text:p>-573,258.85</text:p>
          </table:table-cell>
          <table:table-cell office:value-type="float" office:value="0" table:style-name="ce57">
            <text:p>-<text:s/></text:p>
          </table:table-cell>
          <table:table-cell office:value-type="float" office:value="1219.2" table:style-name="ce57">
            <text:p>1.219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803" table:style-name="ce1">
            <text:p>276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18335-001001-F# 18335 ALQUILER 20 CUERPOS D</text:p>
          </table:table-cell>
          <table:table-cell table:number-columns-repeated="16373"/>
        </table:table-row>
        <table:table-row table:style-name="ro8">
          <table:table-cell office:value-type="float" office:value="6353" table:style-name="ce1">
            <text:p>6353</text:p>
          </table:table-cell>
          <table:table-cell office:value-type="string" table:style-name="ce56">
            <text:p>-573,985.29</text:p>
          </table:table-cell>
          <table:table-cell office:value-type="float" office:value="0" table:style-name="ce57">
            <text:p>-<text:s/></text:p>
          </table:table-cell>
          <table:table-cell office:value-type="float" office:value="726.44" table:style-name="ce57">
            <text:p>726,4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903" table:style-name="ce1">
            <text:p>276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18336-001001-F# 18336 ALQUILER DE COMPACTAD</text:p>
          </table:table-cell>
          <table:table-cell table:number-columns-repeated="16373"/>
        </table:table-row>
        <table:table-row table:style-name="ro8">
          <table:table-cell office:value-type="float" office:value="6354" table:style-name="ce1">
            <text:p>6354</text:p>
          </table:table-cell>
          <table:table-cell office:value-type="string" table:style-name="ce56">
            <text:p>-574,561.20</text:p>
          </table:table-cell>
          <table:table-cell office:value-type="float" office:value="0" table:style-name="ce57">
            <text:p>-<text:s/></text:p>
          </table:table-cell>
          <table:table-cell office:value-type="float" office:value="575.91" table:style-name="ce57">
            <text:p>575,9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103" table:style-name="ce1">
            <text:p>277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1535-001001-F# 1535 COMPRA 20 METROS ADOQU</text:p>
          </table:table-cell>
          <table:table-cell table:number-columns-repeated="16373"/>
        </table:table-row>
        <table:table-row table:style-name="ro8">
          <table:table-cell office:value-type="float" office:value="6355" table:style-name="ce1">
            <text:p>6355</text:p>
          </table:table-cell>
          <table:table-cell office:value-type="string" table:style-name="ce56">
            <text:p>-576,012.18</text:p>
          </table:table-cell>
          <table:table-cell office:value-type="float" office:value="0" table:style-name="ce57">
            <text:p>-<text:s/></text:p>
          </table:table-cell>
          <table:table-cell office:value-type="float" office:value="1450.98" table:style-name="ce57">
            <text:p>1.450,9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203" table:style-name="ce1">
            <text:p>277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725-001001-F# 725 SERVICIO DE ALQUILER DE</text:p>
          </table:table-cell>
          <table:table-cell table:number-columns-repeated="16373"/>
        </table:table-row>
        <table:table-row table:style-name="ro8">
          <table:table-cell office:value-type="float" office:value="6356" table:style-name="ce1">
            <text:p>6356</text:p>
          </table:table-cell>
          <table:table-cell office:value-type="string" table:style-name="ce56">
            <text:p>-578,850.83</text:p>
          </table:table-cell>
          <table:table-cell office:value-type="float" office:value="0" table:style-name="ce57">
            <text:p>-<text:s/></text:p>
          </table:table-cell>
          <table:table-cell office:value-type="float" office:value="2838.65" table:style-name="ce57">
            <text:p>2.838,6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903" table:style-name="ce1">
            <text:p>275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91-001001-F# 591 CORTE DE PAVIMENTO-ROTU</text:p>
          </table:table-cell>
          <table:table-cell table:number-columns-repeated="16373"/>
        </table:table-row>
        <table:table-row table:style-name="ro8">
          <table:table-cell office:value-type="float" office:value="6357" table:style-name="ce1">
            <text:p>6357</text:p>
          </table:table-cell>
          <table:table-cell office:value-type="string" table:style-name="ce56">
            <text:p>-580,090.50</text:p>
          </table:table-cell>
          <table:table-cell office:value-type="float" office:value="0" table:style-name="ce57">
            <text:p>-<text:s/></text:p>
          </table:table-cell>
          <table:table-cell office:value-type="float" office:value="1239.67" table:style-name="ce57">
            <text:p>1.239,6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003" table:style-name="ce1">
            <text:p>276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90-001001-F# 590 TRABAJOS DEL 16 AL 30 D</text:p>
          </table:table-cell>
          <table:table-cell table:number-columns-repeated="16373"/>
        </table:table-row>
        <table:table-row table:style-name="ro8">
          <table:table-cell office:value-type="float" office:value="6358" table:style-name="ce1">
            <text:p>6358</text:p>
          </table:table-cell>
          <table:table-cell office:value-type="string" table:style-name="ce56">
            <text:p>-580,994.08</text:p>
          </table:table-cell>
          <table:table-cell office:value-type="float" office:value="0" table:style-name="ce57">
            <text:p>-<text:s/></text:p>
          </table:table-cell>
          <table:table-cell office:value-type="float" office:value="903.58" table:style-name="ce57">
            <text:p>903,5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103" table:style-name="ce1">
            <text:p>276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0588-001001-F# 588 RETIRO DE ADOQUINES PEA</text:p>
          </table:table-cell>
          <table:table-cell table:number-columns-repeated="16373"/>
        </table:table-row>
        <table:table-row table:style-name="ro8">
          <table:table-cell office:value-type="float" office:value="6359" table:style-name="ce1">
            <text:p>6359</text:p>
          </table:table-cell>
          <table:table-cell office:value-type="string" table:style-name="ce56">
            <text:p>-581,192.08</text:p>
          </table:table-cell>
          <table:table-cell office:value-type="float" office:value="0" table:style-name="ce57">
            <text:p>-<text:s/></text:p>
          </table:table-cell>
          <table:table-cell office:value-type="float" office:value="198" table:style-name="ce57">
            <text:p>19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303" table:style-name="ce1">
            <text:p>276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3112-001001-F# 3112 ALQUILER DE RODILLO DO</text:p>
          </table:table-cell>
          <table:table-cell table:number-columns-repeated="16373"/>
        </table:table-row>
        <table:table-row table:style-name="ro8">
          <table:table-cell office:value-type="float" office:value="6360" table:style-name="ce1">
            <text:p>6360</text:p>
          </table:table-cell>
          <table:table-cell office:value-type="string" table:style-name="ce56">
            <text:p>-581,632.08</text:p>
          </table:table-cell>
          <table:table-cell office:value-type="float" office:value="0" table:style-name="ce57">
            <text:p>-<text:s/></text:p>
          </table:table-cell>
          <table:table-cell office:value-type="float" office:value="440" table:style-name="ce57">
            <text:p>44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403" table:style-name="ce1">
            <text:p>276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3111-001001-F# 3111 ALQUILER DE UNA CONCRE</text:p>
          </table:table-cell>
          <table:table-cell table:number-columns-repeated="16373"/>
        </table:table-row>
        <table:table-row table:style-name="ro8">
          <table:table-cell office:value-type="float" office:value="6361" table:style-name="ce1">
            <text:p>6361</text:p>
          </table:table-cell>
          <table:table-cell office:value-type="string" table:style-name="ce56">
            <text:p>-582,072.08</text:p>
          </table:table-cell>
          <table:table-cell office:value-type="float" office:value="0" table:style-name="ce57">
            <text:p>-<text:s/></text:p>
          </table:table-cell>
          <table:table-cell office:value-type="float" office:value="440" table:style-name="ce57">
            <text:p>44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503" table:style-name="ce1">
            <text:p>276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03110-001001-F# 3110 ALQUILER DE UNA CONCRE</text:p>
          </table:table-cell>
          <table:table-cell table:number-columns-repeated="16373"/>
        </table:table-row>
        <table:table-row table:style-name="ro8">
          <table:table-cell office:value-type="float" office:value="6362" table:style-name="ce1">
            <text:p>6362</text:p>
          </table:table-cell>
          <table:table-cell office:value-type="string" table:style-name="ce56">
            <text:p>-582,910.28</text:p>
          </table:table-cell>
          <table:table-cell office:value-type="float" office:value="0" table:style-name="ce57">
            <text:p>-<text:s/></text:p>
          </table:table-cell>
          <table:table-cell office:value-type="float" office:value="838.2" table:style-name="ce57">
            <text:p>838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603" table:style-name="ce1">
            <text:p>276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V 000018334-001001-F# 18334 ALQUILER DE COMPACTAD</text:p>
          </table:table-cell>
          <table:table-cell table:number-columns-repeated="16373"/>
        </table:table-row>
        <table:table-row table:style-name="ro8">
          <table:table-cell office:value-type="float" office:value="6363" table:style-name="ce1">
            <text:p>6363</text:p>
          </table:table-cell>
          <table:table-cell office:value-type="string" table:style-name="ce56">
            <text:p>-584,724.66</text:p>
          </table:table-cell>
          <table:table-cell office:value-type="float" office:value="0" table:style-name="ce57">
            <text:p>-<text:s/></text:p>
          </table:table-cell>
          <table:table-cell office:value-type="float" office:value="1814.38" table:style-name="ce57">
            <text:p>1.814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103" table:style-name="ce1">
            <text:p>278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265-001002-F# 8265 COMPRA DE 240 SACOS DE</text:p>
          </table:table-cell>
          <table:table-cell table:number-columns-repeated="16373"/>
        </table:table-row>
        <table:table-row table:style-name="ro8">
          <table:table-cell office:value-type="float" office:value="6364" table:style-name="ce1">
            <text:p>6364</text:p>
          </table:table-cell>
          <table:table-cell office:value-type="string" table:style-name="ce56">
            <text:p>-586,312.26</text:p>
          </table:table-cell>
          <table:table-cell office:value-type="float" office:value="0" table:style-name="ce57">
            <text:p>-<text:s/></text:p>
          </table:table-cell>
          <table:table-cell office:value-type="float" office:value="1587.6" table:style-name="ce57">
            <text:p>1.587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203" table:style-name="ce1">
            <text:p>278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120-001101-F# 120 <text:s/>SUB BASE</text:p>
          </table:table-cell>
          <table:table-cell table:number-columns-repeated="16373"/>
        </table:table-row>
        <table:table-row table:style-name="ro8">
          <table:table-cell office:value-type="float" office:value="6365" table:style-name="ce1">
            <text:p>6365</text:p>
          </table:table-cell>
          <table:table-cell office:value-type="string" table:style-name="ce56">
            <text:p>-587,426.55</text:p>
          </table:table-cell>
          <table:table-cell office:value-type="float" office:value="0" table:style-name="ce57">
            <text:p>-<text:s/></text:p>
          </table:table-cell>
          <table:table-cell office:value-type="float" office:value="1114.29" table:style-name="ce57">
            <text:p>1.114,2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303" table:style-name="ce1">
            <text:p>278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31209-003006-F# 31209 CONECTOR EMT 1/2 IMPO</text:p>
          </table:table-cell>
          <table:table-cell table:number-columns-repeated="16373"/>
        </table:table-row>
        <table:table-row table:style-name="ro8">
          <table:table-cell office:value-type="float" office:value="6366" table:style-name="ce1">
            <text:p>6366</text:p>
          </table:table-cell>
          <table:table-cell office:value-type="string" table:style-name="ce56">
            <text:p>-588,080.97</text:p>
          </table:table-cell>
          <table:table-cell office:value-type="float" office:value="0" table:style-name="ce57">
            <text:p>-<text:s/></text:p>
          </table:table-cell>
          <table:table-cell office:value-type="float" office:value="654.41999999999996" table:style-name="ce57">
            <text:p>654,4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403" table:style-name="ce1">
            <text:p>2784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2118-001001-F# 2118 REFLECTOR LED DE 100W</text:p>
          </table:table-cell>
          <table:table-cell table:number-columns-repeated="16373"/>
        </table:table-row>
        <table:table-row table:style-name="ro8">
          <table:table-cell office:value-type="float" office:value="6367" table:style-name="ce1">
            <text:p>6367</text:p>
          </table:table-cell>
          <table:table-cell office:value-type="string" table:style-name="ce56">
            <text:p>-588,493.71</text:p>
          </table:table-cell>
          <table:table-cell office:value-type="float" office:value="0" table:style-name="ce57">
            <text:p>-<text:s/></text:p>
          </table:table-cell>
          <table:table-cell office:value-type="float" office:value="412.74" table:style-name="ce57">
            <text:p>412,7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503" table:style-name="ce1">
            <text:p>2785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1527-001001-F# 1527 RESINA 15 KILOS - SELL</text:p>
          </table:table-cell>
          <table:table-cell table:number-columns-repeated="16373"/>
        </table:table-row>
        <table:table-row table:style-name="ro8">
          <table:table-cell office:value-type="float" office:value="6368" table:style-name="ce1">
            <text:p>6368</text:p>
          </table:table-cell>
          <table:table-cell office:value-type="string" table:style-name="ce56">
            <text:p>-588,522.16</text:p>
          </table:table-cell>
          <table:table-cell office:value-type="float" office:value="0" table:style-name="ce57">
            <text:p>-<text:s/></text:p>
          </table:table-cell>
          <table:table-cell office:value-type="float" office:value="28.45" table:style-name="ce57">
            <text:p>28,4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603" table:style-name="ce1">
            <text:p>278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349-001002-F# 8349 PORCELANA CAOBA LATINA</text:p>
          </table:table-cell>
          <table:table-cell table:number-columns-repeated="16373"/>
        </table:table-row>
        <table:table-row table:style-name="ro8">
          <table:table-cell office:value-type="float" office:value="6369" table:style-name="ce1">
            <text:p>6369</text:p>
          </table:table-cell>
          <table:table-cell office:value-type="string" table:style-name="ce56">
            <text:p>-588,607.05</text:p>
          </table:table-cell>
          <table:table-cell office:value-type="float" office:value="0" table:style-name="ce57">
            <text:p>-<text:s/></text:p>
          </table:table-cell>
          <table:table-cell office:value-type="float" office:value="84.89" table:style-name="ce57">
            <text:p>84,8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803" table:style-name="ce1">
            <text:p>278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905-001001-F# 905 COMPRA TAPON HEMBRA DE</text:p>
          </table:table-cell>
          <table:table-cell table:number-columns-repeated="16373"/>
        </table:table-row>
        <table:table-row table:style-name="ro8">
          <table:table-cell office:value-type="float" office:value="6370" table:style-name="ce1">
            <text:p>6370</text:p>
          </table:table-cell>
          <table:table-cell office:value-type="string" table:style-name="ce56">
            <text:p>-590,885.09</text:p>
          </table:table-cell>
          <table:table-cell office:value-type="float" office:value="0" table:style-name="ce57">
            <text:p>-<text:s/></text:p>
          </table:table-cell>
          <table:table-cell office:value-type="float" office:value="2278.04" table:style-name="ce57">
            <text:p>2.278,0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903" table:style-name="ce1">
            <text:p>2789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0343-001001-F# 343 CANALES METALICOS TIPO</text:p>
          </table:table-cell>
          <table:table-cell table:number-columns-repeated="16373"/>
        </table:table-row>
        <table:table-row table:style-name="ro8">
          <table:table-cell office:value-type="float" office:value="6371" table:style-name="ce1">
            <text:p>6371</text:p>
          </table:table-cell>
          <table:table-cell office:value-type="string" table:style-name="ce56">
            <text:p>-590,903.83</text:p>
          </table:table-cell>
          <table:table-cell office:value-type="float" office:value="0" table:style-name="ce57">
            <text:p>-<text:s/></text:p>
          </table:table-cell>
          <table:table-cell office:value-type="float" office:value="18.739999999999998" table:style-name="ce57">
            <text:p>18,7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003" table:style-name="ce1">
            <text:p>2790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61469-001100-F# 61469 COMPRA CODO DESAGUE 5</text:p>
          </table:table-cell>
          <table:table-cell table:number-columns-repeated="16373"/>
        </table:table-row>
        <table:table-row table:style-name="ro8">
          <table:table-cell office:value-type="float" office:value="6372" table:style-name="ce1">
            <text:p>6372</text:p>
          </table:table-cell>
          <table:table-cell office:value-type="string" table:style-name="ce56">
            <text:p>-591,346.98</text:p>
          </table:table-cell>
          <table:table-cell office:value-type="float" office:value="0" table:style-name="ce57">
            <text:p>-<text:s/></text:p>
          </table:table-cell>
          <table:table-cell office:value-type="float" office:value="443.15" table:style-name="ce57">
            <text:p>443,1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203" table:style-name="ce1">
            <text:p>279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61525-001100-F# 61525 COMPRA CUARTON SEMIDU</text:p>
          </table:table-cell>
          <table:table-cell table:number-columns-repeated="16373"/>
        </table:table-row>
        <table:table-row table:style-name="ro8">
          <table:table-cell office:value-type="float" office:value="6373" table:style-name="ce1">
            <text:p>6373</text:p>
          </table:table-cell>
          <table:table-cell office:value-type="string" table:style-name="ce56">
            <text:p>-591,619.78</text:p>
          </table:table-cell>
          <table:table-cell office:value-type="float" office:value="0" table:style-name="ce57">
            <text:p>-<text:s/></text:p>
          </table:table-cell>
          <table:table-cell office:value-type="float" office:value="272.8" table:style-name="ce57">
            <text:p>272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303" table:style-name="ce1">
            <text:p>2793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1941-022901-F# 1941 COMPRA 3 SELLADOR UNIS</text:p>
          </table:table-cell>
          <table:table-cell table:number-columns-repeated="16373"/>
        </table:table-row>
        <table:table-row table:style-name="ro8">
          <table:table-cell office:value-type="float" office:value="6374" table:style-name="ce1">
            <text:p>6374</text:p>
          </table:table-cell>
          <table:table-cell office:value-type="string" table:style-name="ce56">
            <text:p>-591,922.97</text:p>
          </table:table-cell>
          <table:table-cell office:value-type="float" office:value="0" table:style-name="ce57">
            <text:p>-<text:s/></text:p>
          </table:table-cell>
          <table:table-cell office:value-type="float" office:value="303.19" table:style-name="ce57">
            <text:p>303,1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703" table:style-name="ce1">
            <text:p>280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FB 000008363-001002-OC# 1944 F# 8363 COMPRA CEMENT</text:p>
          </table:table-cell>
          <table:table-cell table:number-columns-repeated="16373"/>
        </table:table-row>
        <table:table-row table:style-name="ro8">
          <table:table-cell office:value-type="float" office:value="6375" table:style-name="ce1">
            <text:p>6375</text:p>
          </table:table-cell>
          <table:table-cell office:value-type="string" table:style-name="ce56">
            <text:p>-590,929.37</text:p>
          </table:table-cell>
          <table:table-cell office:value-type="float" office:value="993.6" table:style-name="ce57">
            <text:p>993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603" table:style-name="ce1">
            <text:p>268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000000845-001501-ADOQUIN HOLANDES 8 CM COLOR</text:p>
          </table:table-cell>
          <table:table-cell table:number-columns-repeated="16373"/>
        </table:table-row>
        <table:table-row table:style-name="ro8">
          <table:table-cell office:value-type="float" office:value="6376" table:style-name="ce1">
            <text:p>6376</text:p>
          </table:table-cell>
          <table:table-cell office:value-type="string" table:style-name="ce56">
            <text:p>-588,537.73</text:p>
          </table:table-cell>
          <table:table-cell office:value-type="float" office:value="2391.64" table:style-name="ce57">
            <text:p>2.391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103" table:style-name="ce1">
            <text:p>284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I 000307402-000000-JOSE NUÑEZ CALLE - N/D # 30740</text:p>
          </table:table-cell>
          <table:table-cell table:number-columns-repeated="16373"/>
        </table:table-row>
        <table:table-row table:style-name="ro8">
          <table:table-cell office:value-type="float" office:value="6377" table:style-name="ce1">
            <text:p>6377</text:p>
          </table:table-cell>
          <table:table-cell office:value-type="string" table:style-name="ce56">
            <text:p>-577,547.65</text:p>
          </table:table-cell>
          <table:table-cell office:value-type="float" office:value="10990.08" table:style-name="ce57">
            <text:p>10.990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803" table:style-name="ce1">
            <text:p>274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000017950-022901-NC APLICA A FACTURA 1899 POR C</text:p>
          </table:table-cell>
          <table:table-cell table:number-columns-repeated="16373"/>
        </table:table-row>
        <table:table-row table:style-name="ro8">
          <table:table-cell office:value-type="float" office:value="6378" table:style-name="ce1">
            <text:p>6378</text:p>
          </table:table-cell>
          <table:table-cell office:value-type="string" table:style-name="ce56">
            <text:p>-577,546.84</text:p>
          </table:table-cell>
          <table:table-cell office:value-type="float" office:value="0.81" table:style-name="ce57">
            <text:p>0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803" table:style-name="ce1">
            <text:p>2808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000000153-001002-APLICA F# 8363 NOTA DE CREDITO</text:p>
          </table:table-cell>
          <table:table-cell table:number-columns-repeated="16373"/>
        </table:table-row>
        <table:table-row table:style-name="ro8">
          <table:table-cell office:value-type="float" office:value="6379" table:style-name="ce1">
            <text:p>6379</text:p>
          </table:table-cell>
          <table:table-cell office:value-type="string" table:style-name="ce56">
            <text:p>-576,935.24</text:p>
          </table:table-cell>
          <table:table-cell office:value-type="float" office:value="611.6" table:style-name="ce57">
            <text:p>611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603" table:style-name="ce1">
            <text:p>280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I 000000732-000000-CI APLICA FACT #732 FACTURA PA</text:p>
          </table:table-cell>
          <table:table-cell table:number-columns-repeated="16373"/>
        </table:table-row>
        <table:table-row table:style-name="ro8">
          <table:table-cell office:value-type="float" office:value="6380" table:style-name="ce1">
            <text:p>6380</text:p>
          </table:table-cell>
          <table:table-cell office:value-type="string" table:style-name="ce56">
            <text:p>-576,173.15</text:p>
          </table:table-cell>
          <table:table-cell office:value-type="float" office:value="762.09" table:style-name="ce57">
            <text:p>762,0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1" table:style-name="ce1">
            <text:p>16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703" table:style-name="ce1">
            <text:p>284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I 000008072-000001-GRAIMAN - F #8072: REVERSO DE</text:p>
          </table:table-cell>
          <table:table-cell table:number-columns-repeated="16373"/>
        </table:table-row>
        <table:table-row table:style-name="ro8">
          <table:table-cell office:value-type="float" office:value="6381" table:style-name="ce1">
            <text:p>6381</text:p>
          </table:table-cell>
          <table:table-cell office:value-type="string" table:style-name="ce56">
            <text:p>-576,366.31</text:p>
          </table:table-cell>
          <table:table-cell office:value-type="float" office:value="0" table:style-name="ce57">
            <text:p>-<text:s/></text:p>
          </table:table-cell>
          <table:table-cell office:value-type="float" office:value="193.16" table:style-name="ce57">
            <text:p>193,16<text:s/></text:p>
          </table:table-cell>
          <table:table-cell table:style-name="ce1"/>
          <table:table-cell office:value-type="float" office:value="1669" table:style-name="ce1">
            <text:p>16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103" table:style-name="ce1">
            <text:p>285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C 000321802-000000-CORDELERIA NACIONAL - NC #3218</text:p>
          </table:table-cell>
          <table:table-cell table:number-columns-repeated="16373"/>
        </table:table-row>
        <table:table-row table:style-name="ro8">
          <table:table-cell office:value-type="float" office:value="6382" table:style-name="ce1">
            <text:p>6382</text:p>
          </table:table-cell>
          <table:table-cell office:value-type="string" table:style-name="ce56">
            <text:p>-576,173.15</text:p>
          </table:table-cell>
          <table:table-cell office:value-type="float" office:value="193.16" table:style-name="ce57">
            <text:p>193,1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69" table:style-name="ce1">
            <text:p>16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103" table:style-name="ce1">
            <text:p>2851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C 000321802-000000-CORDELERIA NACIONAL - NC #3218</text:p>
          </table:table-cell>
          <table:table-cell table:number-columns-repeated="16373"/>
        </table:table-row>
        <table:table-row table:style-name="ro8">
          <table:table-cell office:value-type="float" office:value="6383" table:style-name="ce1">
            <text:p>6383</text:p>
          </table:table-cell>
          <table:table-cell office:value-type="string" table:style-name="ce56">
            <text:p>-576,209.14</text:p>
          </table:table-cell>
          <table:table-cell office:value-type="float" office:value="0" table:style-name="ce57">
            <text:p>-<text:s/></text:p>
          </table:table-cell>
          <table:table-cell office:value-type="float" office:value="35.99" table:style-name="ce57">
            <text:p>35,99<text:s/></text:p>
          </table:table-cell>
          <table:table-cell table:style-name="ce1"/>
          <table:table-cell office:value-type="float" office:value="1670" table:style-name="ce1">
            <text:p>16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203" table:style-name="ce1">
            <text:p>2852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C 000000895-000001-JANETH CHUNGA - TR #895: REGUL</text:p>
          </table:table-cell>
          <table:table-cell table:number-columns-repeated="16373"/>
        </table:table-row>
        <table:table-row table:style-name="ro8">
          <table:table-cell office:value-type="float" office:value="6384" table:style-name="ce1">
            <text:p>6384</text:p>
          </table:table-cell>
          <table:table-cell office:value-type="string" table:style-name="ce56">
            <text:p>-576,173.15</text:p>
          </table:table-cell>
          <table:table-cell office:value-type="float" office:value="35.99" table:style-name="ce57">
            <text:p>35,9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72" table:style-name="ce1">
            <text:p>16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aneth Chunga - Chk #895: Aplicación de Anticipo</text:p>
          </table:table-cell>
          <table:table-cell table:number-columns-repeated="16373"/>
        </table:table-row>
        <table:table-row table:style-name="ro8">
          <table:table-cell office:value-type="float" office:value="6385" table:style-name="ce1">
            <text:p>6385</text:p>
          </table:table-cell>
          <table:table-cell office:value-type="string" table:style-name="ce56">
            <text:p>-576,175.75</text:p>
          </table:table-cell>
          <table:table-cell office:value-type="float" office:value="0" table:style-name="ce57">
            <text:p>-<text:s/></text:p>
          </table:table-cell>
          <table:table-cell office:value-type="float" office:value="2.6" table:style-name="ce57">
            <text:p>2,60<text:s/></text:p>
          </table:table-cell>
          <table:table-cell table:style-name="ce1"/>
          <table:table-cell office:value-type="float" office:value="1684" table:style-name="ce1">
            <text:p>16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703" table:style-name="ce1">
            <text:p>2857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C 000000001-000000-JOSE MIÑO: REGULARIZACIÓN DE S</text:p>
          </table:table-cell>
          <table:table-cell table:number-columns-repeated="16373"/>
        </table:table-row>
        <table:table-row table:style-name="ro8">
          <table:table-cell office:value-type="float" office:value="6386" table:style-name="ce1">
            <text:p>6386</text:p>
          </table:table-cell>
          <table:table-cell office:value-type="string" table:style-name="ce56">
            <text:p>-576,173.15</text:p>
          </table:table-cell>
          <table:table-cell office:value-type="float" office:value="2.6" table:style-name="ce57">
            <text:p>2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Jose Miño: Aplicación de Anticipo a Proveedor</text:p>
          </table:table-cell>
          <table:table-cell table:number-columns-repeated="16373"/>
        </table:table-row>
        <table:table-row table:style-name="ro8">
          <table:table-cell office:value-type="float" office:value="6387" table:style-name="ce1">
            <text:p>6387</text:p>
          </table:table-cell>
          <table:table-cell office:value-type="string" table:style-name="ce56">
            <text:p>-575,537.07</text:p>
          </table:table-cell>
          <table:table-cell office:value-type="float" office:value="636.08000000000004" table:style-name="ce57">
            <text:p>636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83" table:style-name="ce1">
            <text:p>16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D #307602 MACHALA - F #2118: APLICACIÓN DE ANTICIPO</text:p>
          </table:table-cell>
          <table:table-cell table:number-columns-repeated="16373"/>
        </table:table-row>
        <table:table-row table:style-name="ro8">
          <table:table-cell office:value-type="float" office:value="6388" table:style-name="ce1">
            <text:p>6388</text:p>
          </table:table-cell>
          <table:table-cell office:value-type="string" table:style-name="ce56">
            <text:p>-576,489.45</text:p>
          </table:table-cell>
          <table:table-cell office:value-type="float" office:value="0" table:style-name="ce57">
            <text:p>-<text:s/></text:p>
          </table:table-cell>
          <table:table-cell office:value-type="float" office:value="952.38" table:style-name="ce57">
            <text:p>952,3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0202" table:style-name="ce1">
            <text:p>260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865-0 SUDAMTEL CIA. LTDA :</text:p>
          </table:table-cell>
          <table:table-cell table:number-columns-repeated="16373"/>
        </table:table-row>
        <table:table-row table:style-name="ro8">
          <table:table-cell office:value-type="float" office:value="6389" table:style-name="ce1">
            <text:p>6389</text:p>
          </table:table-cell>
          <table:table-cell office:value-type="string" table:style-name="ce56">
            <text:p>-576,569.92</text:p>
          </table:table-cell>
          <table:table-cell office:value-type="float" office:value="0" table:style-name="ce57">
            <text:p>-<text:s/></text:p>
          </table:table-cell>
          <table:table-cell office:value-type="float" office:value="80.47" table:style-name="ce57">
            <text:p>80,47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69202" table:style-name="ce1">
            <text:p>269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01-0 JORCHU SA :</text:p>
          </table:table-cell>
          <table:table-cell table:number-columns-repeated="16373"/>
        </table:table-row>
        <table:table-row table:style-name="ro8">
          <table:table-cell office:value-type="float" office:value="6390" table:style-name="ce1">
            <text:p>6390</text:p>
          </table:table-cell>
          <table:table-cell office:value-type="string" table:style-name="ce56">
            <text:p>-576,726.06</text:p>
          </table:table-cell>
          <table:table-cell office:value-type="float" office:value="0" table:style-name="ce57">
            <text:p>-<text:s/></text:p>
          </table:table-cell>
          <table:table-cell office:value-type="float" office:value="156.13999999999999" table:style-name="ce57">
            <text:p>156,14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0502" table:style-name="ce1">
            <text:p>270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14-0 CONECEL S.A. :</text:p>
          </table:table-cell>
          <table:table-cell table:number-columns-repeated="16373"/>
        </table:table-row>
        <table:table-row table:style-name="ro8">
          <table:table-cell office:value-type="float" office:value="6391" table:style-name="ce1">
            <text:p>6391</text:p>
          </table:table-cell>
          <table:table-cell office:value-type="string" table:style-name="ce56">
            <text:p>-577,311.18</text:p>
          </table:table-cell>
          <table:table-cell office:value-type="float" office:value="0" table:style-name="ce57">
            <text:p>-<text:s/></text:p>
          </table:table-cell>
          <table:table-cell office:value-type="float" office:value="585.12" table:style-name="ce57">
            <text:p>585,12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71902" table:style-name="ce1">
            <text:p>271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26-0 ZURICH SEGUROS ECU :</text:p>
          </table:table-cell>
          <table:table-cell table:number-columns-repeated="16373"/>
        </table:table-row>
        <table:table-row table:style-name="ro8">
          <table:table-cell office:value-type="float" office:value="6392" table:style-name="ce1">
            <text:p>6392</text:p>
          </table:table-cell>
          <table:table-cell office:value-type="string" table:style-name="ce56">
            <text:p>-577,399.06</text:p>
          </table:table-cell>
          <table:table-cell office:value-type="float" office:value="0" table:style-name="ce57">
            <text:p>-<text:s/></text:p>
          </table:table-cell>
          <table:table-cell office:value-type="float" office:value="87.88" table:style-name="ce57">
            <text:p>87,8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3" table:style-name="ce1">
            <text:p>6393</text:p>
          </table:table-cell>
          <table:table-cell office:value-type="string" table:style-name="ce56">
            <text:p>-577,581.94</text:p>
          </table:table-cell>
          <table:table-cell office:value-type="float" office:value="0" table:style-name="ce57">
            <text:p>-<text:s/></text:p>
          </table:table-cell>
          <table:table-cell office:value-type="float" office:value="182.88" table:style-name="ce57">
            <text:p>182,8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4" table:style-name="ce1">
            <text:p>6394</text:p>
          </table:table-cell>
          <table:table-cell office:value-type="string" table:style-name="ce56">
            <text:p>-577,764.82</text:p>
          </table:table-cell>
          <table:table-cell office:value-type="float" office:value="0" table:style-name="ce57">
            <text:p>-<text:s/></text:p>
          </table:table-cell>
          <table:table-cell office:value-type="float" office:value="182.88" table:style-name="ce57">
            <text:p>182,88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5" table:style-name="ce1">
            <text:p>6395</text:p>
          </table:table-cell>
          <table:table-cell office:value-type="string" table:style-name="ce56">
            <text:p>-577,863.82</text:p>
          </table:table-cell>
          <table:table-cell office:value-type="float" office:value="0" table:style-name="ce57">
            <text:p>-<text:s/></text:p>
          </table:table-cell>
          <table:table-cell office:value-type="float" office:value="99" table:style-name="ce57">
            <text:p>99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6" table:style-name="ce1">
            <text:p>6396</text:p>
          </table:table-cell>
          <table:table-cell office:value-type="string" table:style-name="ce56">
            <text:p>-577,962.82</text:p>
          </table:table-cell>
          <table:table-cell office:value-type="float" office:value="0" table:style-name="ce57">
            <text:p>-<text:s/></text:p>
          </table:table-cell>
          <table:table-cell office:value-type="float" office:value="99" table:style-name="ce57">
            <text:p>99,0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7" table:style-name="ce1">
            <text:p>6397</text:p>
          </table:table-cell>
          <table:table-cell office:value-type="string" table:style-name="ce56">
            <text:p>-578,022.22</text:p>
          </table:table-cell>
          <table:table-cell office:value-type="float" office:value="0" table:style-name="ce57">
            <text:p>-<text:s/></text:p>
          </table:table-cell>
          <table:table-cell office:value-type="float" office:value="59.4" table:style-name="ce57">
            <text:p>59,4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002" table:style-name="ce1">
            <text:p>28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0-0 FIGUEROA BOLAÑOS J :</text:p>
          </table:table-cell>
          <table:table-cell table:number-columns-repeated="16373"/>
        </table:table-row>
        <table:table-row table:style-name="ro8">
          <table:table-cell office:value-type="float" office:value="6398" table:style-name="ce1">
            <text:p>6398</text:p>
          </table:table-cell>
          <table:table-cell office:value-type="string" table:style-name="ce56">
            <text:p>-580,403.62</text:p>
          </table:table-cell>
          <table:table-cell office:value-type="float" office:value="0" table:style-name="ce57">
            <text:p>-<text:s/></text:p>
          </table:table-cell>
          <table:table-cell office:value-type="float" office:value="2381.4" table:style-name="ce57">
            <text:p>2.381,4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6-0 BRENSAM BONILLA S. :</text:p>
          </table:table-cell>
          <table:table-cell table:number-columns-repeated="16373"/>
        </table:table-row>
        <table:table-row table:style-name="ro8">
          <table:table-cell office:value-type="float" office:value="6399" table:style-name="ce1">
            <text:p>6399</text:p>
          </table:table-cell>
          <table:table-cell office:value-type="string" table:style-name="ce56">
            <text:p>-581,329.72</text:p>
          </table:table-cell>
          <table:table-cell office:value-type="float" office:value="0" table:style-name="ce57">
            <text:p>-<text:s/></text:p>
          </table:table-cell>
          <table:table-cell office:value-type="float" office:value="926.1" table:style-name="ce57">
            <text:p>926,10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85602" table:style-name="ce1">
            <text:p>285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76-0 BRENSAM BONILLA S. :</text:p>
          </table:table-cell>
          <table:table-cell table:number-columns-repeated="16373"/>
        </table:table-row>
        <table:table-row table:style-name="ro8">
          <table:table-cell office:value-type="float" office:value="6400" table:style-name="ce1">
            <text:p>6400</text:p>
          </table:table-cell>
          <table:table-cell office:value-type="string" table:style-name="ce56">
            <text:p>-580,423.53</text:p>
          </table:table-cell>
          <table:table-cell office:value-type="float" office:value="906.19" table:style-name="ce57">
            <text:p>906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202" table:style-name="ce1">
            <text:p>301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7-0 CONSTRUCCION MATUT :TABLA SEMIDURA- CUART</text:p>
          </table:table-cell>
          <table:table-cell table:number-columns-repeated="16373"/>
        </table:table-row>
        <table:table-row table:style-name="ro8">
          <table:table-cell office:value-type="float" office:value="6401" table:style-name="ce1">
            <text:p>6401</text:p>
          </table:table-cell>
          <table:table-cell office:value-type="string" table:style-name="ce56">
            <text:p>-579,833.89</text:p>
          </table:table-cell>
          <table:table-cell office:value-type="float" office:value="589.64" table:style-name="ce57">
            <text:p>589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102" table:style-name="ce1">
            <text:p>301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6-0 COMERCIAL KYWI S.A :SYKA PREMIUM 5KG</text:p>
          </table:table-cell>
          <table:table-cell table:number-columns-repeated="16373"/>
        </table:table-row>
        <table:table-row table:style-name="ro8">
          <table:table-cell office:value-type="float" office:value="6402" table:style-name="ce1">
            <text:p>6402</text:p>
          </table:table-cell>
          <table:table-cell office:value-type="string" table:style-name="ce56">
            <text:p>-576,098.07</text:p>
          </table:table-cell>
          <table:table-cell office:value-type="float" office:value="3735.82" table:style-name="ce57">
            <text:p>3.735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202" table:style-name="ce1">
            <text:p>303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6-0 <text:s/>SALVACERO CIA. LT :CEMENTO HOLCIM FUERTE</text:p>
          </table:table-cell>
          <table:table-cell table:number-columns-repeated="16373"/>
        </table:table-row>
        <table:table-row table:style-name="ro8">
          <table:table-cell office:value-type="float" office:value="6403" table:style-name="ce1">
            <text:p>6403</text:p>
          </table:table-cell>
          <table:table-cell office:value-type="string" table:style-name="ce56">
            <text:p>-574,356.02</text:p>
          </table:table-cell>
          <table:table-cell office:value-type="float" office:value="1742.05" table:style-name="ce57">
            <text:p>1.742,0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502" table:style-name="ce1">
            <text:p>303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8-0 HORMIGONES Y PISOS :ADOQUIN HOLANDES 8 CM</text:p>
          </table:table-cell>
          <table:table-cell table:number-columns-repeated="16373"/>
        </table:table-row>
        <table:table-row table:style-name="ro8">
          <table:table-cell office:value-type="float" office:value="6404" table:style-name="ce1">
            <text:p>6404</text:p>
          </table:table-cell>
          <table:table-cell office:value-type="string" table:style-name="ce56">
            <text:p>-573,627.76</text:p>
          </table:table-cell>
          <table:table-cell office:value-type="float" office:value="728.26" table:style-name="ce57">
            <text:p>728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602" table:style-name="ce1">
            <text:p>303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9-0 ALVARADO CEDEÑO AG :MALLA HEXAGONAL 1/2" 1</text:p>
          </table:table-cell>
          <table:table-cell table:number-columns-repeated="16373"/>
        </table:table-row>
        <table:table-row table:style-name="ro8">
          <table:table-cell office:value-type="float" office:value="6405" table:style-name="ce1">
            <text:p>6405</text:p>
          </table:table-cell>
          <table:table-cell office:value-type="string" table:style-name="ce56">
            <text:p>-573,618.23</text:p>
          </table:table-cell>
          <table:table-cell office:value-type="float" office:value="9.5299999999999994" table:style-name="ce57">
            <text:p>9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602" table:style-name="ce1">
            <text:p>303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9-0 ALVARADO CEDEÑO AG :DISCO CORTE METAL 7" X</text:p>
          </table:table-cell>
          <table:table-cell table:number-columns-repeated="16373"/>
        </table:table-row>
        <table:table-row table:style-name="ro8">
          <table:table-cell office:value-type="float" office:value="6406" table:style-name="ce1">
            <text:p>6406</text:p>
          </table:table-cell>
          <table:table-cell office:value-type="string" table:style-name="ce56">
            <text:p>-573,601.34</text:p>
          </table:table-cell>
          <table:table-cell office:value-type="float" office:value="16.89" table:style-name="ce57">
            <text:p>16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602" table:style-name="ce1">
            <text:p>303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9-0 ALVARADO CEDEÑO AG :PILA ALCALINA MAX "C"</text:p>
          </table:table-cell>
          <table:table-cell table:number-columns-repeated="16373"/>
        </table:table-row>
        <table:table-row table:style-name="ro8">
          <table:table-cell office:value-type="float" office:value="6407" table:style-name="ce1">
            <text:p>6407</text:p>
          </table:table-cell>
          <table:table-cell office:value-type="string" table:style-name="ce56">
            <text:p>-573,191.27</text:p>
          </table:table-cell>
          <table:table-cell office:value-type="float" office:value="410.07" table:style-name="ce57">
            <text:p>410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602" table:style-name="ce1">
            <text:p>303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89-0 ALVARADO CEDEÑO AG :MALLA TEJIDA IDEAL ALA</text:p>
          </table:table-cell>
          <table:table-cell table:number-columns-repeated="16373"/>
        </table:table-row>
        <table:table-row table:style-name="ro8">
          <table:table-cell office:value-type="float" office:value="6408" table:style-name="ce1">
            <text:p>6408</text:p>
          </table:table-cell>
          <table:table-cell office:value-type="string" table:style-name="ce56">
            <text:p>-567,886.04</text:p>
          </table:table-cell>
          <table:table-cell office:value-type="float" office:value="5305.23" table:style-name="ce57">
            <text:p>5.305,2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702" table:style-name="ce1">
            <text:p>303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0-0 BRENSAM BONILLA S. :(17 ) ARENA- (108) PIE</text:p>
          </table:table-cell>
          <table:table-cell table:number-columns-repeated="16373"/>
        </table:table-row>
        <table:table-row table:style-name="ro8">
          <table:table-cell office:value-type="float" office:value="6409" table:style-name="ce1">
            <text:p>6409</text:p>
          </table:table-cell>
          <table:table-cell office:value-type="string" table:style-name="ce56">
            <text:p>-566,783.54</text:p>
          </table:table-cell>
          <table:table-cell office:value-type="float" office:value="1102.5" table:style-name="ce57">
            <text:p>1.102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702" table:style-name="ce1">
            <text:p>303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0-0 BRENSAM BONILLA S. :CISCO PARA PRYECTO UG</text:p>
          </table:table-cell>
          <table:table-cell table:number-columns-repeated="16373"/>
        </table:table-row>
        <table:table-row table:style-name="ro8">
          <table:table-cell office:value-type="float" office:value="6410" table:style-name="ce1">
            <text:p>6410</text:p>
          </table:table-cell>
          <table:table-cell office:value-type="string" table:style-name="ce56">
            <text:p>-565,407.62</text:p>
          </table:table-cell>
          <table:table-cell office:value-type="float" office:value="1375.92" table:style-name="ce57">
            <text:p>1.375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702" table:style-name="ce1">
            <text:p>303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0-0 BRENSAM BONILLA S. :ARENA PROYECTO UG</text:p>
          </table:table-cell>
          <table:table-cell table:number-columns-repeated="16373"/>
        </table:table-row>
        <table:table-row table:style-name="ro8">
          <table:table-cell office:value-type="float" office:value="6411" table:style-name="ce1">
            <text:p>6411</text:p>
          </table:table-cell>
          <table:table-cell office:value-type="string" table:style-name="ce56">
            <text:p>-565,105.12</text:p>
          </table:table-cell>
          <table:table-cell office:value-type="float" office:value="302.5" table:style-name="ce57">
            <text:p>302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1-0 CAJAMARCA PROTECTI :SERVICIO DE GUARDIANIA</text:p>
          </table:table-cell>
          <table:table-cell table:number-columns-repeated="16373"/>
        </table:table-row>
        <table:table-row table:style-name="ro8">
          <table:table-cell office:value-type="float" office:value="6412" table:style-name="ce1">
            <text:p>6412</text:p>
          </table:table-cell>
          <table:table-cell office:value-type="string" table:style-name="ce56">
            <text:p>-564,610.12</text:p>
          </table:table-cell>
          <table:table-cell office:value-type="float" office:value="495" table:style-name="ce57">
            <text:p>49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1-0 CAJAMARCA PROTECTI :SERVICIO GUARDIANIA</text:p>
          </table:table-cell>
          <table:table-cell table:number-columns-repeated="16373"/>
        </table:table-row>
        <table:table-row table:style-name="ro8">
          <table:table-cell office:value-type="float" office:value="6413" table:style-name="ce1">
            <text:p>6413</text:p>
          </table:table-cell>
          <table:table-cell office:value-type="string" table:style-name="ce56">
            <text:p>-564,527.62</text:p>
          </table:table-cell>
          <table:table-cell office:value-type="float" office:value="82.5" table:style-name="ce57">
            <text:p>82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1-0 CAJAMARCA PROTECTI :SERVICIO GUARDIANIA</text:p>
          </table:table-cell>
          <table:table-cell table:number-columns-repeated="16373"/>
        </table:table-row>
        <table:table-row table:style-name="ro8">
          <table:table-cell office:value-type="float" office:value="6414" table:style-name="ce1">
            <text:p>6414</text:p>
          </table:table-cell>
          <table:table-cell office:value-type="string" table:style-name="ce56">
            <text:p>-563,174.62</text:p>
          </table:table-cell>
          <table:table-cell office:value-type="float" office:value="1353" table:style-name="ce57">
            <text:p>1.353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1-0 CAJAMARCA PROTECTI :SERVICIOS DE GUARDIANA</text:p>
          </table:table-cell>
          <table:table-cell table:number-columns-repeated="16373"/>
        </table:table-row>
        <table:table-row table:style-name="ro8">
          <table:table-cell office:value-type="float" office:value="6415" table:style-name="ce1">
            <text:p>6415</text:p>
          </table:table-cell>
          <table:table-cell office:value-type="string" table:style-name="ce56">
            <text:p>-563,092.68</text:p>
          </table:table-cell>
          <table:table-cell office:value-type="float" office:value="81.94" table:style-name="ce57">
            <text:p>81,9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802" table:style-name="ce1">
            <text:p>303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1-0 CAJAMARCA PROTECTI :SERVICIOS DE GUARDIANI</text:p>
          </table:table-cell>
          <table:table-cell table:number-columns-repeated="16373"/>
        </table:table-row>
        <table:table-row table:style-name="ro8">
          <table:table-cell office:value-type="float" office:value="6416" table:style-name="ce1">
            <text:p>6416</text:p>
          </table:table-cell>
          <table:table-cell office:value-type="string" table:style-name="ce56">
            <text:p>-562,201.68</text:p>
          </table:table-cell>
          <table:table-cell office:value-type="float" office:value="891" table:style-name="ce57">
            <text:p>891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902" table:style-name="ce1">
            <text:p>303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2-0 CARGARAUSTRAL S.A. :SERVICIO DE TRANSPORTE</text:p>
          </table:table-cell>
          <table:table-cell table:number-columns-repeated="16373"/>
        </table:table-row>
        <table:table-row table:style-name="ro8">
          <table:table-cell office:value-type="float" office:value="6417" table:style-name="ce1">
            <text:p>6417</text:p>
          </table:table-cell>
          <table:table-cell office:value-type="string" table:style-name="ce56">
            <text:p>-561,865.08</text:p>
          </table:table-cell>
          <table:table-cell office:value-type="float" office:value="336.6" table:style-name="ce57">
            <text:p>336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3902" table:style-name="ce1">
            <text:p>303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2-0 CARGARAUSTRAL S.A. :SERVICIO DE TRANSPORTE</text:p>
          </table:table-cell>
          <table:table-cell table:number-columns-repeated="16373"/>
        </table:table-row>
        <table:table-row table:style-name="ro8">
          <table:table-cell office:value-type="float" office:value="6418" table:style-name="ce1">
            <text:p>6418</text:p>
          </table:table-cell>
          <table:table-cell office:value-type="string" table:style-name="ce56">
            <text:p>-561,536.07</text:p>
          </table:table-cell>
          <table:table-cell office:value-type="float" office:value="329.01" table:style-name="ce57">
            <text:p>329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002" table:style-name="ce1">
            <text:p>304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3-0 GARCIA ALAÑA VICTO :RUEDAS LLANTAS ANTIPIN</text:p>
          </table:table-cell>
          <table:table-cell table:number-columns-repeated="16373"/>
        </table:table-row>
        <table:table-row table:style-name="ro8">
          <table:table-cell office:value-type="float" office:value="6419" table:style-name="ce1">
            <text:p>6419</text:p>
          </table:table-cell>
          <table:table-cell office:value-type="string" table:style-name="ce56">
            <text:p>-560,789.52</text:p>
          </table:table-cell>
          <table:table-cell office:value-type="float" office:value="746.55" table:style-name="ce57">
            <text:p>746,5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002" table:style-name="ce1">
            <text:p>304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3-0 GARCIA ALAÑA VICTO :SACO DE PIEDRA GRANITO</text:p>
          </table:table-cell>
          <table:table-cell table:number-columns-repeated="16373"/>
        </table:table-row>
        <table:table-row table:style-name="ro8">
          <table:table-cell office:value-type="float" office:value="6420" table:style-name="ce1">
            <text:p>6420</text:p>
          </table:table-cell>
          <table:table-cell office:value-type="string" table:style-name="ce56">
            <text:p>-560,661.54</text:p>
          </table:table-cell>
          <table:table-cell office:value-type="float" office:value="127.98" table:style-name="ce57">
            <text:p>127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002" table:style-name="ce1">
            <text:p>304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3-0 GARCIA ALAÑA VICTO :PLANCHA PLYWOOD 3MM -</text:p>
          </table:table-cell>
          <table:table-cell table:number-columns-repeated="16373"/>
        </table:table-row>
        <table:table-row table:style-name="ro8">
          <table:table-cell office:value-type="float" office:value="6421" table:style-name="ce1">
            <text:p>6421</text:p>
          </table:table-cell>
          <table:table-cell office:value-type="string" table:style-name="ce56">
            <text:p>-554,101.95</text:p>
          </table:table-cell>
          <table:table-cell office:value-type="float" office:value="6559.59" table:style-name="ce57">
            <text:p>6.559,5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102" table:style-name="ce1">
            <text:p>304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4-0 NUÑEZ CALLE JOSE A :CORTES PAVIMENTO EN AC</text:p>
          </table:table-cell>
          <table:table-cell table:number-columns-repeated="16373"/>
        </table:table-row>
        <table:table-row table:style-name="ro8">
          <table:table-cell office:value-type="float" office:value="6422" table:style-name="ce1">
            <text:p>6422</text:p>
          </table:table-cell>
          <table:table-cell office:value-type="string" table:style-name="ce56">
            <text:p>-551,710.31</text:p>
          </table:table-cell>
          <table:table-cell office:value-type="float" office:value="2391.64" table:style-name="ce57">
            <text:p>2.391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102" table:style-name="ce1">
            <text:p>304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4-0 NUÑEZ CALLE JOSE A :REPOSICION DE ACERA (L</text:p>
          </table:table-cell>
          <table:table-cell table:number-columns-repeated="16373"/>
        </table:table-row>
        <table:table-row table:style-name="ro8">
          <table:table-cell office:value-type="float" office:value="6423" table:style-name="ce1">
            <text:p>6423</text:p>
          </table:table-cell>
          <table:table-cell office:value-type="string" table:style-name="ce56">
            <text:p>-546,710.31</text:p>
          </table:table-cell>
          <table:table-cell office:value-type="float" office:value="5000" table:style-name="ce57">
            <text:p>5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102" table:style-name="ce1">
            <text:p>304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4-0 NUÑEZ CALLE JOSE A :CANALIZACION DE MONODU</text:p>
          </table:table-cell>
          <table:table-cell table:number-columns-repeated="16373"/>
        </table:table-row>
        <table:table-row table:style-name="ro8">
          <table:table-cell office:value-type="float" office:value="6424" table:style-name="ce1">
            <text:p>6424</text:p>
          </table:table-cell>
          <table:table-cell office:value-type="string" table:style-name="ce56">
            <text:p>-544,274.00</text:p>
          </table:table-cell>
          <table:table-cell office:value-type="float" office:value="2436.31" table:style-name="ce57">
            <text:p>2.436,3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302" table:style-name="ce1">
            <text:p>305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5-0 PINTUSARIATO S.A. :SUPREMO SATIN BLANCO-</text:p>
          </table:table-cell>
          <table:table-cell table:number-columns-repeated="16373"/>
        </table:table-row>
        <table:table-row table:style-name="ro8">
          <table:table-cell office:value-type="float" office:value="6425" table:style-name="ce1">
            <text:p>6425</text:p>
          </table:table-cell>
          <table:table-cell office:value-type="string" table:style-name="ce56">
            <text:p>-542,915.10</text:p>
          </table:table-cell>
          <table:table-cell office:value-type="float" office:value="1358.9" table:style-name="ce57">
            <text:p>1.358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ALQUILER CAMI</text:p>
          </table:table-cell>
          <table:table-cell table:number-columns-repeated="16373"/>
        </table:table-row>
        <table:table-row table:style-name="ro8">
          <table:table-cell office:value-type="float" office:value="6426" table:style-name="ce1">
            <text:p>6426</text:p>
          </table:table-cell>
          <table:table-cell office:value-type="string" table:style-name="ce56">
            <text:p>-542,244.54</text:p>
          </table:table-cell>
          <table:table-cell office:value-type="float" office:value="670.56" table:style-name="ce57">
            <text:p>670,5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DESALOJO HECHO A MANO</text:p>
          </table:table-cell>
          <table:table-cell table:number-columns-repeated="16373"/>
        </table:table-row>
        <table:table-row table:style-name="ro8">
          <table:table-cell office:value-type="float" office:value="6427" table:style-name="ce1">
            <text:p>6427</text:p>
          </table:table-cell>
          <table:table-cell office:value-type="string" table:style-name="ce56">
            <text:p>-542,163.26</text:p>
          </table:table-cell>
          <table:table-cell office:value-type="float" office:value="81.28" table:style-name="ce57">
            <text:p>81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CAMBIO 4 LLANTAS DE MI</text:p>
          </table:table-cell>
          <table:table-cell table:number-columns-repeated="16373"/>
        </table:table-row>
        <table:table-row table:style-name="ro8">
          <table:table-cell office:value-type="float" office:value="6428" table:style-name="ce1">
            <text:p>6428</text:p>
          </table:table-cell>
          <table:table-cell office:value-type="string" table:style-name="ce56">
            <text:p>-542,121.60</text:p>
          </table:table-cell>
          <table:table-cell office:value-type="float" office:value="41.66" table:style-name="ce57">
            <text:p>41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ACOPLE NUEVO</text:p>
          </table:table-cell>
          <table:table-cell table:number-columns-repeated="16373"/>
        </table:table-row>
        <table:table-row table:style-name="ro8">
          <table:table-cell office:value-type="float" office:value="6429" table:style-name="ce1">
            <text:p>6429</text:p>
          </table:table-cell>
          <table:table-cell office:value-type="string" table:style-name="ce56">
            <text:p>-541,445.45</text:p>
          </table:table-cell>
          <table:table-cell office:value-type="float" office:value="676.15" table:style-name="ce57">
            <text:p>676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TENIMIENTO, REPARAC</text:p>
          </table:table-cell>
          <table:table-cell table:number-columns-repeated="16373"/>
        </table:table-row>
        <table:table-row table:style-name="ro8">
          <table:table-cell office:value-type="float" office:value="6430" table:style-name="ce1">
            <text:p>6430</text:p>
          </table:table-cell>
          <table:table-cell office:value-type="string" table:style-name="ce56">
            <text:p>-541,384.49</text:p>
          </table:table-cell>
          <table:table-cell office:value-type="float" office:value="60.96" table:style-name="ce57">
            <text:p>60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GUERA HIDRAULICA PA</text:p>
          </table:table-cell>
          <table:table-cell table:number-columns-repeated="16373"/>
        </table:table-row>
        <table:table-row table:style-name="ro8">
          <table:table-cell office:value-type="float" office:value="6431" table:style-name="ce1">
            <text:p>6431</text:p>
          </table:table-cell>
          <table:table-cell office:value-type="string" table:style-name="ce56">
            <text:p>-540,988.25</text:p>
          </table:table-cell>
          <table:table-cell office:value-type="float" office:value="396.24" table:style-name="ce57">
            <text:p>396,2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TENIMIENTO Y REPARA</text:p>
          </table:table-cell>
          <table:table-cell table:number-columns-repeated="16373"/>
        </table:table-row>
        <table:table-row table:style-name="ro8">
          <table:table-cell office:value-type="float" office:value="6432" table:style-name="ce1">
            <text:p>6432</text:p>
          </table:table-cell>
          <table:table-cell office:value-type="string" table:style-name="ce56">
            <text:p>-540,671.26</text:p>
          </table:table-cell>
          <table:table-cell office:value-type="float" office:value="316.99" table:style-name="ce57">
            <text:p>316,9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TENIMIENTO Y REPARA</text:p>
          </table:table-cell>
          <table:table-cell table:number-columns-repeated="16373"/>
        </table:table-row>
        <table:table-row table:style-name="ro8">
          <table:table-cell office:value-type="float" office:value="6433" table:style-name="ce1">
            <text:p>6433</text:p>
          </table:table-cell>
          <table:table-cell office:value-type="string" table:style-name="ce56">
            <text:p>-539,340.93</text:p>
          </table:table-cell>
          <table:table-cell office:value-type="float" office:value="1330.33" table:style-name="ce57">
            <text:p>1.330,3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DE ALQUILER D</text:p>
          </table:table-cell>
          <table:table-cell table:number-columns-repeated="16373"/>
        </table:table-row>
        <table:table-row table:style-name="ro8">
          <table:table-cell office:value-type="float" office:value="6434" table:style-name="ce1">
            <text:p>6434</text:p>
          </table:table-cell>
          <table:table-cell office:value-type="string" table:style-name="ce56">
            <text:p>-539,248.47</text:p>
          </table:table-cell>
          <table:table-cell office:value-type="float" office:value="92.46" table:style-name="ce57">
            <text:p>92,4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GUERA HIDRAULICA CO</text:p>
          </table:table-cell>
          <table:table-cell table:number-columns-repeated="16373"/>
        </table:table-row>
        <table:table-row table:style-name="ro8">
          <table:table-cell office:value-type="float" office:value="6435" table:style-name="ce1">
            <text:p>6435</text:p>
          </table:table-cell>
          <table:table-cell office:value-type="string" table:style-name="ce56">
            <text:p>-538,994.47</text:p>
          </table:table-cell>
          <table:table-cell office:value-type="float" office:value="254" table:style-name="ce57">
            <text:p>254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GUERA HIDRAULICA DE</text:p>
          </table:table-cell>
          <table:table-cell table:number-columns-repeated="16373"/>
        </table:table-row>
        <table:table-row table:style-name="ro8">
          <table:table-cell office:value-type="float" office:value="6436" table:style-name="ce1">
            <text:p>6436</text:p>
          </table:table-cell>
          <table:table-cell office:value-type="string" table:style-name="ce56">
            <text:p>-536,007.43</text:p>
          </table:table-cell>
          <table:table-cell office:value-type="float" office:value="2987.04" table:style-name="ce57">
            <text:p>2.987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ALQUILER RETR</text:p>
          </table:table-cell>
          <table:table-cell table:number-columns-repeated="16373"/>
        </table:table-row>
        <table:table-row table:style-name="ro8">
          <table:table-cell office:value-type="float" office:value="6437" table:style-name="ce1">
            <text:p>6437</text:p>
          </table:table-cell>
          <table:table-cell office:value-type="string" table:style-name="ce56">
            <text:p>-529,819.99</text:p>
          </table:table-cell>
          <table:table-cell office:value-type="float" office:value="6187.44" table:style-name="ce57">
            <text:p>6.187,4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TRANSPORTE DE</text:p>
          </table:table-cell>
          <table:table-cell table:number-columns-repeated="16373"/>
        </table:table-row>
        <table:table-row table:style-name="ro8">
          <table:table-cell office:value-type="float" office:value="6438" table:style-name="ce1">
            <text:p>6438</text:p>
          </table:table-cell>
          <table:table-cell office:value-type="string" table:style-name="ce56">
            <text:p>-529,768.17</text:p>
          </table:table-cell>
          <table:table-cell office:value-type="float" office:value="51.82" table:style-name="ce57">
            <text:p>51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TENIMIENTO Y ACOPLE</text:p>
          </table:table-cell>
          <table:table-cell table:number-columns-repeated="16373"/>
        </table:table-row>
        <table:table-row table:style-name="ro8">
          <table:table-cell office:value-type="float" office:value="6439" table:style-name="ce1">
            <text:p>6439</text:p>
          </table:table-cell>
          <table:table-cell office:value-type="string" table:style-name="ce56">
            <text:p>-529,682.83</text:p>
          </table:table-cell>
          <table:table-cell office:value-type="float" office:value="85.34" table:style-name="ce57">
            <text:p>85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DESALOJO EN UN CRUCE C</text:p>
          </table:table-cell>
          <table:table-cell table:number-columns-repeated="16373"/>
        </table:table-row>
        <table:table-row table:style-name="ro8">
          <table:table-cell office:value-type="float" office:value="6440" table:style-name="ce1">
            <text:p>6440</text:p>
          </table:table-cell>
          <table:table-cell office:value-type="string" table:style-name="ce56">
            <text:p>-527,793.07</text:p>
          </table:table-cell>
          <table:table-cell office:value-type="float" office:value="1889.76" table:style-name="ce57">
            <text:p>1.889,7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DOS MANTENIMIENTOS DE</text:p>
          </table:table-cell>
          <table:table-cell table:number-columns-repeated="16373"/>
        </table:table-row>
        <table:table-row table:style-name="ro8">
          <table:table-cell office:value-type="float" office:value="6441" table:style-name="ce1">
            <text:p>6441</text:p>
          </table:table-cell>
          <table:table-cell office:value-type="string" table:style-name="ce56">
            <text:p>-524,306.16</text:p>
          </table:table-cell>
          <table:table-cell office:value-type="float" office:value="3486.91" table:style-name="ce57">
            <text:p>3.486,9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SERVICIO ALQUILER DE R</text:p>
          </table:table-cell>
          <table:table-cell table:number-columns-repeated="16373"/>
        </table:table-row>
        <table:table-row table:style-name="ro8">
          <table:table-cell office:value-type="float" office:value="6442" table:style-name="ce1">
            <text:p>6442</text:p>
          </table:table-cell>
          <table:table-cell office:value-type="string" table:style-name="ce56">
            <text:p>-524,184.24</text:p>
          </table:table-cell>
          <table:table-cell office:value-type="float" office:value="121.92" table:style-name="ce57">
            <text:p>121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202" table:style-name="ce1">
            <text:p>304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5-0 TORRES RONQUILLO F :MANTENIMIENTO DE LAS P</text:p>
          </table:table-cell>
          <table:table-cell table:number-columns-repeated="16373"/>
        </table:table-row>
        <table:table-row table:style-name="ro8">
          <table:table-cell office:value-type="float" office:value="6443" table:style-name="ce1">
            <text:p>6443</text:p>
          </table:table-cell>
          <table:table-cell office:value-type="string" table:style-name="ce56">
            <text:p>-523,987.74</text:p>
          </table:table-cell>
          <table:table-cell office:value-type="float" office:value="196.5" table:style-name="ce57">
            <text:p>196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302" table:style-name="ce1">
            <text:p>304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6-0 TRANSPORTE CARGA P :4 TANQUEROS DE AGUA</text:p>
          </table:table-cell>
          <table:table-cell table:number-columns-repeated="16373"/>
        </table:table-row>
        <table:table-row table:style-name="ro8">
          <table:table-cell office:value-type="float" office:value="6444" table:style-name="ce1">
            <text:p>6444</text:p>
          </table:table-cell>
          <table:table-cell office:value-type="string" table:style-name="ce56">
            <text:p>-523,692.99</text:p>
          </table:table-cell>
          <table:table-cell office:value-type="float" office:value="294.75" table:style-name="ce57">
            <text:p>294,7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302" table:style-name="ce1">
            <text:p>304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6-0 TRANSPORTE CARGA P :6 TANQUEROS DE AGUA</text:p>
          </table:table-cell>
          <table:table-cell table:number-columns-repeated="16373"/>
        </table:table-row>
        <table:table-row table:style-name="ro8">
          <table:table-cell office:value-type="float" office:value="6445" table:style-name="ce1">
            <text:p>6445</text:p>
          </table:table-cell>
          <table:table-cell office:value-type="string" table:style-name="ce56">
            <text:p>-523,483.52</text:p>
          </table:table-cell>
          <table:table-cell office:value-type="float" office:value="209.47" table:style-name="ce57">
            <text:p>209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402" table:style-name="ce1">
            <text:p>3044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7-0 JC PORTAL DRILLING :LUBE (2)</text:p>
          </table:table-cell>
          <table:table-cell table:number-columns-repeated="16373"/>
        </table:table-row>
        <table:table-row table:style-name="ro8">
          <table:table-cell office:value-type="float" office:value="6446" table:style-name="ce1">
            <text:p>6446</text:p>
          </table:table-cell>
          <table:table-cell office:value-type="string" table:style-name="ce56">
            <text:p>-523,378.78</text:p>
          </table:table-cell>
          <table:table-cell office:value-type="float" office:value="104.74" table:style-name="ce57">
            <text:p>104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402" table:style-name="ce1">
            <text:p>3044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7-0 JC PORTAL DRILLING :LUBE</text:p>
          </table:table-cell>
          <table:table-cell table:number-columns-repeated="16373"/>
        </table:table-row>
        <table:table-row table:style-name="ro8">
          <table:table-cell office:value-type="float" office:value="6447" table:style-name="ce1">
            <text:p>6447</text:p>
          </table:table-cell>
          <table:table-cell office:value-type="string" table:style-name="ce56">
            <text:p>-523,319.33</text:p>
          </table:table-cell>
          <table:table-cell office:value-type="float" office:value="59.45" table:style-name="ce57">
            <text:p>59,4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502" table:style-name="ce1">
            <text:p>304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8-0 SWISSOIL DEL ECUAD :MOTOROEL SAE 20W-50 SN</text:p>
          </table:table-cell>
          <table:table-cell table:number-columns-repeated="16373"/>
        </table:table-row>
        <table:table-row table:style-name="ro8">
          <table:table-cell office:value-type="float" office:value="6448" table:style-name="ce1">
            <text:p>6448</text:p>
          </table:table-cell>
          <table:table-cell office:value-type="string" table:style-name="ce56">
            <text:p>-518,545.22</text:p>
          </table:table-cell>
          <table:table-cell office:value-type="float" office:value="4774.1099999999997" table:style-name="ce57">
            <text:p>4.774,1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702" table:style-name="ce1">
            <text:p>304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99-0 HORMIGONES Y PISOS :ADOQUIN HOLANDES 8 CM</text:p>
          </table:table-cell>
          <table:table-cell table:number-columns-repeated="16373"/>
        </table:table-row>
        <table:table-row table:style-name="ro8">
          <table:table-cell office:value-type="float" office:value="6449" table:style-name="ce1">
            <text:p>6449</text:p>
          </table:table-cell>
          <table:table-cell office:value-type="string" table:style-name="ce56">
            <text:p>-517,115.99</text:p>
          </table:table-cell>
          <table:table-cell office:value-type="float" office:value="1429.23" table:style-name="ce57">
            <text:p>1.429,2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4902" table:style-name="ce1">
            <text:p>304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1-0 ANCASCORP S.A. :TRABAJOS DE INSTALACIONES</text:p>
          </table:table-cell>
          <table:table-cell table:number-columns-repeated="16373"/>
        </table:table-row>
        <table:table-row table:style-name="ro8">
          <table:table-cell office:value-type="float" office:value="6450" table:style-name="ce1">
            <text:p>6450</text:p>
          </table:table-cell>
          <table:table-cell office:value-type="string" table:style-name="ce56">
            <text:p>-516,840.99</text:p>
          </table:table-cell>
          <table:table-cell office:value-type="float" office:value="275" table:style-name="ce57">
            <text:p>27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902" table:style-name="ce1">
            <text:p>305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8-0 TRANSPORTE PESADO <text:s/>:ALQUILER DE GRUA</text:p>
          </table:table-cell>
          <table:table-cell table:number-columns-repeated="16373"/>
        </table:table-row>
        <table:table-row table:style-name="ro8">
          <table:table-cell office:value-type="float" office:value="6451" table:style-name="ce1">
            <text:p>6451</text:p>
          </table:table-cell>
          <table:table-cell office:value-type="string" table:style-name="ce56">
            <text:p>-516,735.39</text:p>
          </table:table-cell>
          <table:table-cell office:value-type="float" office:value="105.6" table:style-name="ce57">
            <text:p>105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1002" table:style-name="ce1">
            <text:p>301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39-0 CHRISTIAN LABANDA <text:s/>:CAMBIO DE UBICACION R</text:p>
          </table:table-cell>
          <table:table-cell table:number-columns-repeated="16373"/>
        </table:table-row>
        <table:table-row table:style-name="ro8">
          <table:table-cell office:value-type="float" office:value="6452" table:style-name="ce1">
            <text:p>6452</text:p>
          </table:table-cell>
          <table:table-cell office:value-type="string" table:style-name="ce56">
            <text:p>-516,561.82</text:p>
          </table:table-cell>
          <table:table-cell office:value-type="float" office:value="173.57" table:style-name="ce57">
            <text:p>173,5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002" table:style-name="ce1">
            <text:p>305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2-0 JORCHU SA :GRAPA EMT1/2" -CONECTOR EMT3/4</text:p>
          </table:table-cell>
          <table:table-cell table:number-columns-repeated="16373"/>
        </table:table-row>
        <table:table-row table:style-name="ro8">
          <table:table-cell office:value-type="float" office:value="6453" table:style-name="ce1">
            <text:p>6453</text:p>
          </table:table-cell>
          <table:table-cell office:value-type="string" table:style-name="ce56">
            <text:p>-516,422.07</text:p>
          </table:table-cell>
          <table:table-cell office:value-type="float" office:value="139.75" table:style-name="ce57">
            <text:p>139,7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102" table:style-name="ce1">
            <text:p>305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3-0 SUKER S.A. :ARCHIVADOR UNICO OFICIO- RESM</text:p>
          </table:table-cell>
          <table:table-cell table:number-columns-repeated="16373"/>
        </table:table-row>
        <table:table-row table:style-name="ro8">
          <table:table-cell office:value-type="float" office:value="6454" table:style-name="ce1">
            <text:p>6454</text:p>
          </table:table-cell>
          <table:table-cell office:value-type="string" table:style-name="ce56">
            <text:p>-514,508.26</text:p>
          </table:table-cell>
          <table:table-cell office:value-type="float" office:value="1913.81" table:style-name="ce57">
            <text:p>1.913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5202" table:style-name="ce1">
            <text:p>305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4-0 COMERCIALIZADORA O :CEMENTO HOLCIM FUERTE</text:p>
          </table:table-cell>
          <table:table-cell table:number-columns-repeated="16373"/>
        </table:table-row>
        <table:table-row table:style-name="ro8">
          <table:table-cell office:value-type="float" office:value="6455" table:style-name="ce1">
            <text:p>6455</text:p>
          </table:table-cell>
          <table:table-cell office:value-type="string" table:style-name="ce56">
            <text:p>-503,689.90</text:p>
          </table:table-cell>
          <table:table-cell office:value-type="float" office:value="10818.36" table:style-name="ce57">
            <text:p>10.818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8802" table:style-name="ce1">
            <text:p>308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2-0 COMERCIAL KYWI S.A :PIEDRA ARRECIFE ARENA</text:p>
          </table:table-cell>
          <table:table-cell table:number-columns-repeated="16373"/>
        </table:table-row>
        <table:table-row table:style-name="ro8">
          <table:table-cell office:value-type="float" office:value="6456" table:style-name="ce1">
            <text:p>6456</text:p>
          </table:table-cell>
          <table:table-cell office:value-type="string" table:style-name="ce56">
            <text:p>-502,761.28</text:p>
          </table:table-cell>
          <table:table-cell office:value-type="float" office:value="928.62" table:style-name="ce57">
            <text:p>928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002" table:style-name="ce1">
            <text:p>306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09-0 KRESTON AUDIT SERV :SERVICIO AUDITORIA</text:p>
          </table:table-cell>
          <table:table-cell table:number-columns-repeated="16373"/>
        </table:table-row>
        <table:table-row table:style-name="ro8">
          <table:table-cell office:value-type="float" office:value="6457" table:style-name="ce1">
            <text:p>6457</text:p>
          </table:table-cell>
          <table:table-cell office:value-type="string" table:style-name="ce56">
            <text:p>-498,616.96</text:p>
          </table:table-cell>
          <table:table-cell office:value-type="float" office:value="4144.32" table:style-name="ce57">
            <text:p>4.144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302" table:style-name="ce1">
            <text:p>306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40-0 DEMERA MORALES SAN :PLANCHAS GRANITO-SACO</text:p>
          </table:table-cell>
          <table:table-cell table:number-columns-repeated="16373"/>
        </table:table-row>
        <table:table-row table:style-name="ro8">
          <table:table-cell office:value-type="float" office:value="6458" table:style-name="ce1">
            <text:p>6458</text:p>
          </table:table-cell>
          <table:table-cell office:value-type="string" table:style-name="ce56">
            <text:p>-492,164.97</text:p>
          </table:table-cell>
          <table:table-cell office:value-type="float" office:value="6451.99" table:style-name="ce57">
            <text:p>6.451,9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06702" table:style-name="ce1">
            <text:p>306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1-0 LIGORGURO FALCONES :ESTRUCTURAS METALICAS</text:p>
          </table:table-cell>
          <table:table-cell table:number-columns-repeated="16373"/>
        </table:table-row>
        <table:table-row table:style-name="ro8">
          <table:table-cell office:value-type="float" office:value="6459" table:style-name="ce1">
            <text:p>6459</text:p>
          </table:table-cell>
          <table:table-cell office:value-type="string" table:style-name="ce56">
            <text:p>-490,657.05</text:p>
          </table:table-cell>
          <table:table-cell office:value-type="float" office:value="1507.92" table:style-name="ce57">
            <text:p>1.507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402" table:style-name="ce1">
            <text:p>3184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3-0 TORREGASI S.A. :DIESEL PREMIUM- EXTRA CON</text:p>
          </table:table-cell>
          <table:table-cell table:number-columns-repeated="16373"/>
        </table:table-row>
        <table:table-row table:style-name="ro8">
          <table:table-cell office:value-type="float" office:value="6460" table:style-name="ce1">
            <text:p>6460</text:p>
          </table:table-cell>
          <table:table-cell office:value-type="string" table:style-name="ce56">
            <text:p>-488,842.67</text:p>
          </table:table-cell>
          <table:table-cell office:value-type="float" office:value="1814.38" table:style-name="ce57">
            <text:p>1.814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502" table:style-name="ce1">
            <text:p>318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4-0 COMERCIALIZADORA O :CEMENTO HOLCIM FUERTE</text:p>
          </table:table-cell>
          <table:table-cell table:number-columns-repeated="16373"/>
        </table:table-row>
        <table:table-row table:style-name="ro8">
          <table:table-cell office:value-type="float" office:value="6461" table:style-name="ce1">
            <text:p>6461</text:p>
          </table:table-cell>
          <table:table-cell office:value-type="string" table:style-name="ce56">
            <text:p>-488,257.67</text:p>
          </table:table-cell>
          <table:table-cell office:value-type="float" office:value="585" table:style-name="ce57">
            <text:p>58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602" table:style-name="ce1">
            <text:p>318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5-0 ZURICH SEGUROS ECU :POLIZA #1006515 POR S</text:p>
          </table:table-cell>
          <table:table-cell table:number-columns-repeated="16373"/>
        </table:table-row>
        <table:table-row table:style-name="ro8">
          <table:table-cell office:value-type="float" office:value="6462" table:style-name="ce1">
            <text:p>6462</text:p>
          </table:table-cell>
          <table:table-cell office:value-type="string" table:style-name="ce56">
            <text:p>-485,390.67</text:p>
          </table:table-cell>
          <table:table-cell office:value-type="float" office:value="2867" table:style-name="ce57">
            <text:p>2.86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702" table:style-name="ce1">
            <text:p>318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6-0 ZURICH SEGUROS ECU :POLIZA DE SEGUROS POR</text:p>
          </table:table-cell>
          <table:table-cell table:number-columns-repeated="16373"/>
        </table:table-row>
        <table:table-row table:style-name="ro8">
          <table:table-cell office:value-type="float" office:value="6463" table:style-name="ce1">
            <text:p>6463</text:p>
          </table:table-cell>
          <table:table-cell office:value-type="string" table:style-name="ce56">
            <text:p>-484,760.37</text:p>
          </table:table-cell>
          <table:table-cell office:value-type="float" office:value="630.29999999999995" table:style-name="ce57">
            <text:p>630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802" table:style-name="ce1">
            <text:p>318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7-0 COMERCIALIZADORA O :PLYWOOD ECO 122 - TAB</text:p>
          </table:table-cell>
          <table:table-cell table:number-columns-repeated="16373"/>
        </table:table-row>
        <table:table-row table:style-name="ro8">
          <table:table-cell office:value-type="float" office:value="6464" table:style-name="ce1">
            <text:p>6464</text:p>
          </table:table-cell>
          <table:table-cell office:value-type="string" table:style-name="ce56">
            <text:p>-482,945.99</text:p>
          </table:table-cell>
          <table:table-cell office:value-type="float" office:value="1814.38" table:style-name="ce57">
            <text:p>1.814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802" table:style-name="ce1">
            <text:p>318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7-0 COMERCIALIZADORA O :CEMENTO HOLCIM FUERTE</text:p>
          </table:table-cell>
          <table:table-cell table:number-columns-repeated="16373"/>
        </table:table-row>
        <table:table-row table:style-name="ro8">
          <table:table-cell office:value-type="float" office:value="6465" table:style-name="ce1">
            <text:p>6465</text:p>
          </table:table-cell>
          <table:table-cell office:value-type="string" table:style-name="ce56">
            <text:p>-482,812.14</text:p>
          </table:table-cell>
          <table:table-cell office:value-type="float" office:value="133.85" table:style-name="ce57">
            <text:p>133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902" table:style-name="ce1">
            <text:p>318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8-0 CONECEL S.A. :CONSUMO CELULAR</text:p>
          </table:table-cell>
          <table:table-cell table:number-columns-repeated="16373"/>
        </table:table-row>
        <table:table-row table:style-name="ro8">
          <table:table-cell office:value-type="float" office:value="6466" table:style-name="ce1">
            <text:p>6466</text:p>
          </table:table-cell>
          <table:table-cell office:value-type="string" table:style-name="ce56">
            <text:p>-482,537.14</text:p>
          </table:table-cell>
          <table:table-cell office:value-type="float" office:value="275" table:style-name="ce57">
            <text:p>27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002" table:style-name="ce1">
            <text:p>319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9-0 FACINSER S.A. FRAN :SERVICIO TECNICO INST</text:p>
          </table:table-cell>
          <table:table-cell table:number-columns-repeated="16373"/>
        </table:table-row>
        <table:table-row table:style-name="ro8">
          <table:table-cell office:value-type="float" office:value="6467" table:style-name="ce1">
            <text:p>6467</text:p>
          </table:table-cell>
          <table:table-cell office:value-type="string" table:style-name="ce56">
            <text:p>-481,830.51</text:p>
          </table:table-cell>
          <table:table-cell office:value-type="float" office:value="706.63" table:style-name="ce57">
            <text:p>706,6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002" table:style-name="ce1">
            <text:p>319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19-0 FACINSER S.A. FRAN :SERVICIO INSTALACIONE</text:p>
          </table:table-cell>
          <table:table-cell table:number-columns-repeated="16373"/>
        </table:table-row>
        <table:table-row table:style-name="ro8">
          <table:table-cell office:value-type="float" office:value="6468" table:style-name="ce1">
            <text:p>6468</text:p>
          </table:table-cell>
          <table:table-cell office:value-type="string" table:style-name="ce56">
            <text:p>-474,066.13</text:p>
          </table:table-cell>
          <table:table-cell office:value-type="float" office:value="7764.38" table:style-name="ce57">
            <text:p>7.764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102" table:style-name="ce1">
            <text:p>319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0-0 NUÑEZ CALLE JOSE A :CANALIZACION DE MONOD</text:p>
          </table:table-cell>
          <table:table-cell table:number-columns-repeated="16373"/>
        </table:table-row>
        <table:table-row table:style-name="ro8">
          <table:table-cell office:value-type="float" office:value="6469" table:style-name="ce1">
            <text:p>6469</text:p>
          </table:table-cell>
          <table:table-cell office:value-type="string" table:style-name="ce56">
            <text:p>-473,672.83</text:p>
          </table:table-cell>
          <table:table-cell office:value-type="float" office:value="393.3" table:style-name="ce57">
            <text:p>393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202" table:style-name="ce1">
            <text:p>319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1-0 SANIPORT S.A. :ALQUILER MENSUAL SANITARIO</text:p>
          </table:table-cell>
          <table:table-cell table:number-columns-repeated="16373"/>
        </table:table-row>
        <table:table-row table:style-name="ro8">
          <table:table-cell office:value-type="float" office:value="6470" table:style-name="ce1">
            <text:p>6470</text:p>
          </table:table-cell>
          <table:table-cell office:value-type="string" table:style-name="ce56">
            <text:p>-466,802.64</text:p>
          </table:table-cell>
          <table:table-cell office:value-type="float" office:value="6870.19" table:style-name="ce57">
            <text:p>6.870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SERVICIO DE TRANSPORT</text:p>
          </table:table-cell>
          <table:table-cell table:number-columns-repeated="16373"/>
        </table:table-row>
        <table:table-row table:style-name="ro8">
          <table:table-cell office:value-type="float" office:value="6471" table:style-name="ce1">
            <text:p>6471</text:p>
          </table:table-cell>
          <table:table-cell office:value-type="string" table:style-name="ce56">
            <text:p>-466,401.32</text:p>
          </table:table-cell>
          <table:table-cell office:value-type="float" office:value="401.32" table:style-name="ce57">
            <text:p>401,3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MANTENIMIENTO CONCRET</text:p>
          </table:table-cell>
          <table:table-cell table:number-columns-repeated="16373"/>
        </table:table-row>
        <table:table-row table:style-name="ro8">
          <table:table-cell office:value-type="float" office:value="6472" table:style-name="ce1">
            <text:p>6472</text:p>
          </table:table-cell>
          <table:table-cell office:value-type="string" table:style-name="ce56">
            <text:p>-466,339.34</text:p>
          </table:table-cell>
          <table:table-cell office:value-type="float" office:value="61.98" table:style-name="ce57">
            <text:p>61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MANTENIMIENTO DE CORR</text:p>
          </table:table-cell>
          <table:table-cell table:number-columns-repeated="16373"/>
        </table:table-row>
        <table:table-row table:style-name="ro8">
          <table:table-cell office:value-type="float" office:value="6473" table:style-name="ce1">
            <text:p>6473</text:p>
          </table:table-cell>
          <table:table-cell office:value-type="string" table:style-name="ce56">
            <text:p>-465,699.26</text:p>
          </table:table-cell>
          <table:table-cell office:value-type="float" office:value="640.08000000000004" table:style-name="ce57">
            <text:p>640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MANTENIMIENTO CORRECT</text:p>
          </table:table-cell>
          <table:table-cell table:number-columns-repeated="16373"/>
        </table:table-row>
        <table:table-row table:style-name="ro8">
          <table:table-cell office:value-type="float" office:value="6474" table:style-name="ce1">
            <text:p>6474</text:p>
          </table:table-cell>
          <table:table-cell office:value-type="string" table:style-name="ce56">
            <text:p>-465,371.60</text:p>
          </table:table-cell>
          <table:table-cell office:value-type="float" office:value="327.66000000000003" table:style-name="ce57">
            <text:p>327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GENERADOR YAMAHA- COR</text:p>
          </table:table-cell>
          <table:table-cell table:number-columns-repeated="16373"/>
        </table:table-row>
        <table:table-row table:style-name="ro8">
          <table:table-cell office:value-type="float" office:value="6475" table:style-name="ce1">
            <text:p>6475</text:p>
          </table:table-cell>
          <table:table-cell office:value-type="string" table:style-name="ce56">
            <text:p>-463,481.84</text:p>
          </table:table-cell>
          <table:table-cell office:value-type="float" office:value="1889.76" table:style-name="ce57">
            <text:p>1.889,7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SERVICIO MANTENIMIENT</text:p>
          </table:table-cell>
          <table:table-cell table:number-columns-repeated="16373"/>
        </table:table-row>
        <table:table-row table:style-name="ro8">
          <table:table-cell office:value-type="float" office:value="6476" table:style-name="ce1">
            <text:p>6476</text:p>
          </table:table-cell>
          <table:table-cell office:value-type="string" table:style-name="ce56">
            <text:p>-462,313.44</text:p>
          </table:table-cell>
          <table:table-cell office:value-type="float" office:value="1168.4000000000001" table:style-name="ce57">
            <text:p>1.168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302" table:style-name="ce1">
            <text:p>319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2-0 TORRES RONQUILLO F :SERVICIO ALQUILER CAM</text:p>
          </table:table-cell>
          <table:table-cell table:number-columns-repeated="16373"/>
        </table:table-row>
        <table:table-row table:style-name="ro8">
          <table:table-cell office:value-type="float" office:value="6477" table:style-name="ce1">
            <text:p>6477</text:p>
          </table:table-cell>
          <table:table-cell office:value-type="string" table:style-name="ce56">
            <text:p>-462,166.44</text:p>
          </table:table-cell>
          <table:table-cell office:value-type="float" office:value="147" table:style-name="ce57">
            <text:p>14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402" table:style-name="ce1">
            <text:p>3194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3-0 TRANSPORTE CARGA P :3 TANQUEROS DE AGUA P</text:p>
          </table:table-cell>
          <table:table-cell table:number-columns-repeated="16373"/>
        </table:table-row>
        <table:table-row table:style-name="ro8">
          <table:table-cell office:value-type="float" office:value="6478" table:style-name="ce1">
            <text:p>6478</text:p>
          </table:table-cell>
          <table:table-cell office:value-type="string" table:style-name="ce56">
            <text:p>-462,137.54</text:p>
          </table:table-cell>
          <table:table-cell office:value-type="float" office:value="28.9" table:style-name="ce57">
            <text:p>28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502" table:style-name="ce1">
            <text:p>319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4-0 TUBERIAS PACIFICO <text:s/>:CODO CONDUIT L/R - TU</text:p>
          </table:table-cell>
          <table:table-cell table:number-columns-repeated="16373"/>
        </table:table-row>
        <table:table-row table:style-name="ro8">
          <table:table-cell office:value-type="float" office:value="6479" table:style-name="ce1">
            <text:p>6479</text:p>
          </table:table-cell>
          <table:table-cell office:value-type="string" table:style-name="ce56">
            <text:p>-462,132.95</text:p>
          </table:table-cell>
          <table:table-cell office:value-type="float" office:value="4.59" table:style-name="ce57">
            <text:p>4,5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502" table:style-name="ce1">
            <text:p>319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4-0 TUBERIAS PACIFICO <text:s/>:CODO CONDUIT L/R 3/4X</text:p>
          </table:table-cell>
          <table:table-cell table:number-columns-repeated="16373"/>
        </table:table-row>
        <table:table-row table:style-name="ro8">
          <table:table-cell office:value-type="float" office:value="6480" table:style-name="ce1">
            <text:p>6480</text:p>
          </table:table-cell>
          <table:table-cell office:value-type="string" table:style-name="ce56">
            <text:p>-461,934.95</text:p>
          </table:table-cell>
          <table:table-cell office:value-type="float" office:value="198" table:style-name="ce57">
            <text:p>19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602" table:style-name="ce1">
            <text:p>319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5-0 WILFRIDO ZAMBRANO <text:s/>:SERVICIO TRANSPORTE V</text:p>
          </table:table-cell>
          <table:table-cell table:number-columns-repeated="16373"/>
        </table:table-row>
        <table:table-row table:style-name="ro8">
          <table:table-cell office:value-type="float" office:value="6481" table:style-name="ce1">
            <text:p>6481</text:p>
          </table:table-cell>
          <table:table-cell office:value-type="string" table:style-name="ce56">
            <text:p>-460,323.14</text:p>
          </table:table-cell>
          <table:table-cell office:value-type="float" office:value="1611.81" table:style-name="ce57">
            <text:p>1.611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702" table:style-name="ce1">
            <text:p>3197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6-0 TORREGASI S.A. :F# 2557 DIESEL PREMIUM- E</text:p>
          </table:table-cell>
          <table:table-cell table:number-columns-repeated="16373"/>
        </table:table-row>
        <table:table-row table:style-name="ro8">
          <table:table-cell office:value-type="float" office:value="6482" table:style-name="ce1">
            <text:p>6482</text:p>
          </table:table-cell>
          <table:table-cell office:value-type="string" table:style-name="ce56">
            <text:p>-459,198.14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802" table:style-name="ce1">
            <text:p>3198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7-0 MANUEL NOGALES Y P :F# 929 HONORARIOS COM</text:p>
          </table:table-cell>
          <table:table-cell table:number-columns-repeated="16373"/>
        </table:table-row>
        <table:table-row table:style-name="ro8">
          <table:table-cell office:value-type="float" office:value="6483" table:style-name="ce1">
            <text:p>6483</text:p>
          </table:table-cell>
          <table:table-cell office:value-type="string" table:style-name="ce56">
            <text:p>-456,359.49</text:p>
          </table:table-cell>
          <table:table-cell office:value-type="float" office:value="2838.65" table:style-name="ce57">
            <text:p>2.838,6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9902" table:style-name="ce1">
            <text:p>3199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8-0 SUMBA ORTEGA IVAN <text:s/>:F# 591 CORTE DE PAVIM</text:p>
          </table:table-cell>
          <table:table-cell table:number-columns-repeated="16373"/>
        </table:table-row>
        <table:table-row table:style-name="ro8">
          <table:table-cell office:value-type="float" office:value="6484" table:style-name="ce1">
            <text:p>6484</text:p>
          </table:table-cell>
          <table:table-cell office:value-type="string" table:style-name="ce56">
            <text:p>-455,119.82</text:p>
          </table:table-cell>
          <table:table-cell office:value-type="float" office:value="1239.67" table:style-name="ce57">
            <text:p>1.239,6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002" table:style-name="ce1">
            <text:p>3200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29-0 SUMBA ORTEGA IVAN <text:s/>:F# 590 TRABAJOS DEL 1</text:p>
          </table:table-cell>
          <table:table-cell table:number-columns-repeated="16373"/>
        </table:table-row>
        <table:table-row table:style-name="ro8">
          <table:table-cell office:value-type="float" office:value="6485" table:style-name="ce1">
            <text:p>6485</text:p>
          </table:table-cell>
          <table:table-cell office:value-type="string" table:style-name="ce56">
            <text:p>-454,216.24</text:p>
          </table:table-cell>
          <table:table-cell office:value-type="float" office:value="903.58" table:style-name="ce57">
            <text:p>903,5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102" table:style-name="ce1">
            <text:p>320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0-0 SUMBA ORTEGA IVAN <text:s/>:F# 588 RETIRO DE ADOQ</text:p>
          </table:table-cell>
          <table:table-cell table:number-columns-repeated="16373"/>
        </table:table-row>
        <table:table-row table:style-name="ro8">
          <table:table-cell office:value-type="float" office:value="6486" table:style-name="ce1">
            <text:p>6486</text:p>
          </table:table-cell>
          <table:table-cell office:value-type="string" table:style-name="ce56">
            <text:p>-453,397.24</text:p>
          </table:table-cell>
          <table:table-cell office:value-type="float" office:value="819" table:style-name="ce57">
            <text:p>81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202" table:style-name="ce1">
            <text:p>320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1-0 SUMBA ORTEGA IVAN <text:s/>:</text:p>
          </table:table-cell>
          <table:table-cell table:number-columns-repeated="16373"/>
        </table:table-row>
        <table:table-row table:style-name="ro8">
          <table:table-cell office:value-type="float" office:value="6487" table:style-name="ce1">
            <text:p>6487</text:p>
          </table:table-cell>
          <table:table-cell office:value-type="string" table:style-name="ce56">
            <text:p>-452,875.24</text:p>
          </table:table-cell>
          <table:table-cell office:value-type="float" office:value="522" table:style-name="ce57">
            <text:p>522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302" table:style-name="ce1">
            <text:p>320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2-0 NAOMI ABIGAIL ZAMB :F# 006 4 PUERTAS DE M</text:p>
          </table:table-cell>
          <table:table-cell table:number-columns-repeated="16373"/>
        </table:table-row>
        <table:table-row table:style-name="ro8">
          <table:table-cell office:value-type="float" office:value="6488" table:style-name="ce1">
            <text:p>6488</text:p>
          </table:table-cell>
          <table:table-cell office:value-type="string" table:style-name="ce56">
            <text:p>-452,524.90</text:p>
          </table:table-cell>
          <table:table-cell office:value-type="float" office:value="350.34" table:style-name="ce57">
            <text:p>350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502" table:style-name="ce1">
            <text:p>320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4-0 GURUMENDI CUJILAN <text:s/>:COMPRA DE 146 BOTELLO</text:p>
          </table:table-cell>
          <table:table-cell table:number-columns-repeated="16373"/>
        </table:table-row>
        <table:table-row table:style-name="ro8">
          <table:table-cell office:value-type="float" office:value="6489" table:style-name="ce1">
            <text:p>6489</text:p>
          </table:table-cell>
          <table:table-cell office:value-type="string" table:style-name="ce56">
            <text:p>-450,165.10</text:p>
          </table:table-cell>
          <table:table-cell office:value-type="float" office:value="2359.8000000000002" table:style-name="ce57">
            <text:p>2.359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602" table:style-name="ce1">
            <text:p>320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5-0 CAJAMARCA PROTECTI :SERVICIOS GUARDIANIA</text:p>
          </table:table-cell>
          <table:table-cell table:number-columns-repeated="16373"/>
        </table:table-row>
        <table:table-row table:style-name="ro8">
          <table:table-cell office:value-type="float" office:value="6490" table:style-name="ce1">
            <text:p>6490</text:p>
          </table:table-cell>
          <table:table-cell office:value-type="string" table:style-name="ce56">
            <text:p>-449,165.46</text:p>
          </table:table-cell>
          <table:table-cell office:value-type="float" office:value="999.64" table:style-name="ce57">
            <text:p>999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0602" table:style-name="ce1">
            <text:p>3206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R 135-0 CAJAMARCA PROTECTI :SERVICIO DE GUARDIANI</text:p>
          </table:table-cell>
          <table:table-cell table:number-columns-repeated="16373"/>
        </table:table-row>
        <table:table-row table:style-name="ro8">
          <table:table-cell office:value-type="float" office:value="6491" table:style-name="ce1">
            <text:p>6491</text:p>
          </table:table-cell>
          <table:table-cell office:value-type="string" table:style-name="ce56">
            <text:p>-448,752.72</text:p>
          </table:table-cell>
          <table:table-cell office:value-type="float" office:value="412.74" table:style-name="ce57">
            <text:p>412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102" table:style-name="ce1">
            <text:p>3181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41-0 DEMERA MORALES SAN :F# 1527 RESINA 15 KIL</text:p>
          </table:table-cell>
          <table:table-cell table:number-columns-repeated="16373"/>
        </table:table-row>
        <table:table-row table:style-name="ro8">
          <table:table-cell office:value-type="float" office:value="6492" table:style-name="ce1">
            <text:p>6492</text:p>
          </table:table-cell>
          <table:table-cell office:value-type="string" table:style-name="ce56">
            <text:p>-448,176.81</text:p>
          </table:table-cell>
          <table:table-cell office:value-type="float" office:value="575.91" table:style-name="ce57">
            <text:p>575,9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18202" table:style-name="ce1">
            <text:p>318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42-0 DEMERA MORALES SAN :F# 1535 COMPRA 20 MET</text:p>
          </table:table-cell>
          <table:table-cell table:number-columns-repeated="16373"/>
        </table:table-row>
        <table:table-row table:style-name="ro8">
          <table:table-cell office:value-type="float" office:value="6493" table:style-name="ce1">
            <text:p>6493</text:p>
          </table:table-cell>
          <table:table-cell office:value-type="string" table:style-name="ce56">
            <text:p>-446,927.61</text:p>
          </table:table-cell>
          <table:table-cell office:value-type="float" office:value="1249.2" table:style-name="ce57">
            <text:p>1.249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202" table:style-name="ce1">
            <text:p>321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43-0 MARCELO NARVÁEZ AN :ALQUILER 20 CUERPOS D</text:p>
          </table:table-cell>
          <table:table-cell table:number-columns-repeated="16373"/>
        </table:table-row>
        <table:table-row table:style-name="ro8">
          <table:table-cell office:value-type="float" office:value="6494" table:style-name="ce1">
            <text:p>6494</text:p>
          </table:table-cell>
          <table:table-cell office:value-type="string" table:style-name="ce56">
            <text:p>-446,089.41</text:p>
          </table:table-cell>
          <table:table-cell office:value-type="float" office:value="838.2" table:style-name="ce57">
            <text:p>838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1302" table:style-name="ce1">
            <text:p>321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K 944-0 MARCELO NARVÁEZ AN :ALQUILER DE COMPACTAD</text:p>
          </table:table-cell>
          <table:table-cell table:number-columns-repeated="16373"/>
        </table:table-row>
        <table:table-row table:style-name="ro8">
          <table:table-cell office:value-type="float" office:value="6495" table:style-name="ce1">
            <text:p>6495</text:p>
          </table:table-cell>
          <table:table-cell office:value-type="string" table:style-name="ce56">
            <text:p>-433,779.55</text:p>
          </table:table-cell>
          <table:table-cell office:value-type="float" office:value="12309.86" table:style-name="ce57">
            <text:p>12.309,8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86" table:style-name="ce1">
            <text:p>16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TELCONET - F #6: CANJE EFECTUADO EN ABRIL/2017</text:p>
          </table:table-cell>
          <table:table-cell table:number-columns-repeated="16373"/>
        </table:table-row>
        <table:table-row table:style-name="ro8">
          <table:table-cell office:value-type="float" office:value="6496" table:style-name="ce1">
            <text:p>6496</text:p>
          </table:table-cell>
          <table:table-cell office:value-type="string" table:style-name="ce56">
            <text:p>-433,779.53</text:p>
          </table:table-cell>
          <table:table-cell office:value-type="float" office:value="0.02" table:style-name="ce57">
            <text:p>0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7" table:style-name="ce1">
            <text:p>17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1T00:00:00" table:style-name="ce63">
            <text:p>01/09/2020</text:p>
          </table:table-cell>
          <table:table-cell office:value-type="string" table:style-name="ce1">
            <text:p>Comercial Kywi Aplicación de saldo a favor TR# 20 aplica a F# 1858</text:p>
          </table:table-cell>
          <table:table-cell table:number-columns-repeated="16373"/>
        </table:table-row>
        <table:table-row table:style-name="ro8">
          <table:table-cell office:value-type="float" office:value="6497" table:style-name="ce1">
            <text:p>6497</text:p>
          </table:table-cell>
          <table:table-cell office:value-type="string" table:style-name="ce56">
            <text:p>-433,028.78</text:p>
          </table:table-cell>
          <table:table-cell office:value-type="float" office:value="750.75" table:style-name="ce57">
            <text:p>750,7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2T00:00:00" table:style-name="ce63">
            <text:p>02/09/2020</text:p>
          </table:table-cell>
          <table:table-cell office:value-type="string" table:style-name="ce1">
            <text:p>Hohesa Hormigones Hercules Aplicacion saldo a favor TR# 22-24 aplica a F# 6788</text:p>
          </table:table-cell>
          <table:table-cell table:number-columns-repeated="16373"/>
        </table:table-row>
        <table:table-row table:style-name="ro8">
          <table:table-cell office:value-type="float" office:value="6498" table:style-name="ce1">
            <text:p>6498</text:p>
          </table:table-cell>
          <table:table-cell office:value-type="string" table:style-name="ce56">
            <text:p>-431,151.88</text:p>
          </table:table-cell>
          <table:table-cell office:value-type="float" office:value="1876.9" table:style-name="ce57">
            <text:p>1.876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8" table:style-name="ce1">
            <text:p>17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2T00:00:00" table:style-name="ce63">
            <text:p>02/09/2020</text:p>
          </table:table-cell>
          <table:table-cell office:value-type="string" table:style-name="ce1">
            <text:p>Hohesa Hormigones Hercules Aplicacion saldo a favor TR# 22-24 aplica a F# 6788</text:p>
          </table:table-cell>
          <table:table-cell table:number-columns-repeated="16373"/>
        </table:table-row>
        <table:table-row table:style-name="ro8">
          <table:table-cell office:value-type="float" office:value="6499" table:style-name="ce1">
            <text:p>6499</text:p>
          </table:table-cell>
          <table:table-cell office:value-type="string" table:style-name="ce56">
            <text:p>-428,103.81</text:p>
          </table:table-cell>
          <table:table-cell office:value-type="float" office:value="3048.07" table:style-name="ce57">
            <text:p>3.048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7" table:style-name="ce1">
            <text:p>173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3T00:00:00" table:style-name="ce63">
            <text:p>03/09/2020</text:p>
          </table:table-cell>
          <table:table-cell office:value-type="string" table:style-name="ce1">
            <text:p>PABLO LIGORGURO APLICACIÓN DE SALDO A FAVOR F#346 TR#141</text:p>
          </table:table-cell>
          <table:table-cell table:number-columns-repeated="16373"/>
        </table:table-row>
        <table:table-row table:style-name="ro8">
          <table:table-cell office:value-type="float" office:value="6500" table:style-name="ce1">
            <text:p>6500</text:p>
          </table:table-cell>
          <table:table-cell office:value-type="string" table:style-name="ce56">
            <text:p>-427,832.73</text:p>
          </table:table-cell>
          <table:table-cell office:value-type="float" office:value="271.08" table:style-name="ce57">
            <text:p>271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0" table:style-name="ce1">
            <text:p>17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7T00:00:00" table:style-name="ce63">
            <text:p>07/09/2020</text:p>
          </table:table-cell>
          <table:table-cell office:value-type="string" table:style-name="ce1">
            <text:p>KITTON SA APLICACIÓN DE SALDO A FAVOR F# 4909 TR# 143</text:p>
          </table:table-cell>
          <table:table-cell table:number-columns-repeated="16373"/>
        </table:table-row>
        <table:table-row table:style-name="ro8">
          <table:table-cell office:value-type="float" office:value="6501" table:style-name="ce1">
            <text:p>6501</text:p>
          </table:table-cell>
          <table:table-cell office:value-type="string" table:style-name="ce56">
            <text:p>-426,159.06</text:p>
          </table:table-cell>
          <table:table-cell office:value-type="float" office:value="1673.67" table:style-name="ce57">
            <text:p>1.673,6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50" table:style-name="ce1">
            <text:p>17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63">
            <text:p>08/09/2020</text:p>
          </table:table-cell>
          <table:table-cell office:value-type="string" table:style-name="ce1">
            <text:p>KITTON SA APLICACION DE SALDO A FAVOR TR# 139 F# 4895</text:p>
          </table:table-cell>
          <table:table-cell table:number-columns-repeated="16373"/>
        </table:table-row>
        <table:table-row table:style-name="ro8">
          <table:table-cell office:value-type="float" office:value="6502" table:style-name="ce1">
            <text:p>6502</text:p>
          </table:table-cell>
          <table:table-cell office:value-type="string" table:style-name="ce56">
            <text:p>-426,025.55</text:p>
          </table:table-cell>
          <table:table-cell office:value-type="float" office:value="133.51" table:style-name="ce57">
            <text:p>133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63">
            <text:p>08/09/2020</text:p>
          </table:table-cell>
          <table:table-cell office:value-type="string" table:style-name="ce1">
            <text:p>TECNOVA SA APLICACION DE SALDO A FAVOR TR# 17 - 133 F# 84905</text:p>
          </table:table-cell>
          <table:table-cell table:number-columns-repeated="16373"/>
        </table:table-row>
        <table:table-row table:style-name="ro8">
          <table:table-cell office:value-type="float" office:value="6503" table:style-name="ce1">
            <text:p>6503</text:p>
          </table:table-cell>
          <table:table-cell office:value-type="string" table:style-name="ce56">
            <text:p>-425,582.90</text:p>
          </table:table-cell>
          <table:table-cell office:value-type="float" office:value="442.65" table:style-name="ce57">
            <text:p>442,6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08T00:00:00" table:style-name="ce63">
            <text:p>08/09/2020</text:p>
          </table:table-cell>
          <table:table-cell office:value-type="string" table:style-name="ce1">
            <text:p>TECNOVA SA APLICACION DE SALDO A FAVOR TR# 17 - 133 F# 84905</text:p>
          </table:table-cell>
          <table:table-cell table:number-columns-repeated="16373"/>
        </table:table-row>
        <table:table-row table:style-name="ro8">
          <table:table-cell office:value-type="float" office:value="6504" table:style-name="ce1">
            <text:p>6504</text:p>
          </table:table-cell>
          <table:table-cell office:value-type="string" table:style-name="ce56">
            <text:p>-425,092.53</text:p>
          </table:table-cell>
          <table:table-cell office:value-type="float" office:value="490.37" table:style-name="ce57">
            <text:p>490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6T00:00:00" table:style-name="ce63">
            <text:p>16/09/2020</text:p>
          </table:table-cell>
          <table:table-cell office:value-type="string" table:style-name="ce1">
            <text:p>CONSTRUCCION MATUTE APLICACIÓN DE SALDO A FAVOR F# 97151-97186</text:p>
          </table:table-cell>
          <table:table-cell table:number-columns-repeated="16373"/>
        </table:table-row>
        <table:table-row table:style-name="ro8">
          <table:table-cell office:value-type="float" office:value="6505" table:style-name="ce1">
            <text:p>6505</text:p>
          </table:table-cell>
          <table:table-cell office:value-type="string" table:style-name="ce56">
            <text:p>-425,057.84</text:p>
          </table:table-cell>
          <table:table-cell office:value-type="float" office:value="34.69" table:style-name="ce57">
            <text:p>34,6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6T00:00:00" table:style-name="ce63">
            <text:p>16/09/2020</text:p>
          </table:table-cell>
          <table:table-cell office:value-type="string" table:style-name="ce1">
            <text:p>CONSTRUCCION MATUTE APLICACIÓN DE SALDO A FAVOR F# 97151-97186</text:p>
          </table:table-cell>
          <table:table-cell table:number-columns-repeated="16373"/>
        </table:table-row>
        <table:table-row table:style-name="ro8">
          <table:table-cell office:value-type="float" office:value="6506" table:style-name="ce1">
            <text:p>6506</text:p>
          </table:table-cell>
          <table:table-cell office:value-type="string" table:style-name="ce56">
            <text:p>-424,957.42</text:p>
          </table:table-cell>
          <table:table-cell office:value-type="float" office:value="100.42" table:style-name="ce57">
            <text:p>100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4" table:style-name="ce1">
            <text:p>17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7T00:00:00" table:style-name="ce63">
            <text:p>17/09/2020</text:p>
          </table:table-cell>
          <table:table-cell office:value-type="string" table:style-name="ce1">
            <text:p>TECNOVA SA APLICACIÓN DE SALDO A FAVOR F# 85529 TR# 151</text:p>
          </table:table-cell>
          <table:table-cell table:number-columns-repeated="16373"/>
        </table:table-row>
        <table:table-row table:style-name="ro8">
          <table:table-cell office:value-type="float" office:value="6507" table:style-name="ce1">
            <text:p>6507</text:p>
          </table:table-cell>
          <table:table-cell office:value-type="string" table:style-name="ce56">
            <text:p>-424,947.13</text:p>
          </table:table-cell>
          <table:table-cell office:value-type="float" office:value="10.29" table:style-name="ce57">
            <text:p>10,2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3" table:style-name="ce1">
            <text:p>17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7T00:00:00" table:style-name="ce63">
            <text:p>17/09/2020</text:p>
          </table:table-cell>
          <table:table-cell office:value-type="string" table:style-name="ce1">
            <text:p>TECNOVA SA APLICACIÓN DE SALDO A FAVOR F# 85529 TR# 133</text:p>
          </table:table-cell>
          <table:table-cell table:number-columns-repeated="16373"/>
        </table:table-row>
        <table:table-row table:style-name="ro8">
          <table:table-cell office:value-type="float" office:value="6508" table:style-name="ce1">
            <text:p>6508</text:p>
          </table:table-cell>
          <table:table-cell office:value-type="string" table:style-name="ce56">
            <text:p>-424,771.66</text:p>
          </table:table-cell>
          <table:table-cell office:value-type="float" office:value="175.47" table:style-name="ce57">
            <text:p>175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26" table:style-name="ce1">
            <text:p>17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2T00:00:00" table:style-name="ce63">
            <text:p>22/09/2020</text:p>
          </table:table-cell>
          <table:table-cell office:value-type="string" table:style-name="ce1">
            <text:p>GRAIMAN CIA APLICACIÓN DE SALDO A FAVOR F# 19435 TR# 154</text:p>
          </table:table-cell>
          <table:table-cell table:number-columns-repeated="16373"/>
        </table:table-row>
        <table:table-row table:style-name="ro8">
          <table:table-cell office:value-type="float" office:value="6509" table:style-name="ce1">
            <text:p>6509</text:p>
          </table:table-cell>
          <table:table-cell office:value-type="string" table:style-name="ce56">
            <text:p>-422,710.97</text:p>
          </table:table-cell>
          <table:table-cell office:value-type="float" office:value="2060.69" table:style-name="ce57">
            <text:p>2.060,6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63">
            <text:p>23/09/2020</text:p>
          </table:table-cell>
          <table:table-cell office:value-type="string" table:style-name="ce1">
            <text:p>PABLO LIGORGURO APLICACIÓN DE SALDO A FAVOR F# 348 TR# 141</text:p>
          </table:table-cell>
          <table:table-cell table:number-columns-repeated="16373"/>
        </table:table-row>
        <table:table-row table:style-name="ro8">
          <table:table-cell office:value-type="float" office:value="6510" table:style-name="ce1">
            <text:p>6510</text:p>
          </table:table-cell>
          <table:table-cell office:value-type="string" table:style-name="ce56">
            <text:p>-432,411.99</text:p>
          </table:table-cell>
          <table:table-cell office:value-type="float" office:value="0" table:style-name="ce57">
            <text:p>-<text:s/></text:p>
          </table:table-cell>
          <table:table-cell office:value-type="float" office:value="9701.02" table:style-name="ce57">
            <text:p>9.701,02<text:s/></text:p>
          </table:table-cell>
          <table:table-cell table:style-name="ce1"/>
          <table:table-cell office:value-type="float" office:value="1766" table:style-name="ce1">
            <text:p>17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63">
            <text:p>23/09/2020</text:p>
          </table:table-cell>
          <table:table-cell office:value-type="string" table:style-name="ce1">
            <text:p>Ligorguro Pablo: Regularizac. Anticipo 70% OC 2103 CK# 33543 girado por relacionada Tn</text:p>
          </table:table-cell>
          <table:table-cell table:number-columns-repeated="16373"/>
        </table:table-row>
        <table:table-row table:style-name="ro8">
          <table:table-cell office:value-type="float" office:value="6511" table:style-name="ce1">
            <text:p>6511</text:p>
          </table:table-cell>
          <table:table-cell office:value-type="string" table:style-name="ce56">
            <text:p>-427,492.10</text:p>
          </table:table-cell>
          <table:table-cell office:value-type="float" office:value="4919.8900000000003" table:style-name="ce57">
            <text:p>4.919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7" table:style-name="ce1">
            <text:p>17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3T00:00:00" table:style-name="ce63">
            <text:p>23/09/2020</text:p>
          </table:table-cell>
          <table:table-cell office:value-type="string" table:style-name="ce1">
            <text:p>PABLO LIGORGURO APLICACIÓN DE SALDO A FAVOR F#349 TR# 51</text:p>
          </table:table-cell>
          <table:table-cell table:number-columns-repeated="16373"/>
        </table:table-row>
        <table:table-row table:style-name="ro8">
          <table:table-cell office:value-type="float" office:value="6512" table:style-name="ce1">
            <text:p>6512</text:p>
          </table:table-cell>
          <table:table-cell office:value-type="string" table:style-name="ce56">
            <text:p>-427,292.10</text:p>
          </table:table-cell>
          <table:table-cell office:value-type="float" office:value="200" table:style-name="ce57">
            <text:p>2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9" table:style-name="ce1">
            <text:p>17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4T00:00:00" table:style-name="ce63">
            <text:p>24/09/2020</text:p>
          </table:table-cell>
          <table:table-cell office:value-type="string" table:style-name="ce1">
            <text:p>EDWIN MENDEZ COGOLLO APLICACION SALDO A FAVOR F# 628 TR# 137</text:p>
          </table:table-cell>
          <table:table-cell table:number-columns-repeated="16373"/>
        </table:table-row>
        <table:table-row table:style-name="ro8">
          <table:table-cell office:value-type="float" office:value="6513" table:style-name="ce1">
            <text:p>6513</text:p>
          </table:table-cell>
          <table:table-cell office:value-type="string" table:style-name="ce56">
            <text:p>-425,310.25</text:p>
          </table:table-cell>
          <table:table-cell office:value-type="float" office:value="1981.85" table:style-name="ce57">
            <text:p>1.981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4" table:style-name="ce1">
            <text:p>17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4T00:00:00" table:style-name="ce63">
            <text:p>24/09/2020</text:p>
          </table:table-cell>
          <table:table-cell office:value-type="string" table:style-name="ce1">
            <text:p>Union Cementera Nacional Aplicacion saldo favor TR# 201 F# 701</text:p>
          </table:table-cell>
          <table:table-cell table:number-columns-repeated="16373"/>
        </table:table-row>
        <table:table-row table:style-name="ro8">
          <table:table-cell office:value-type="float" office:value="6514" table:style-name="ce1">
            <text:p>6514</text:p>
          </table:table-cell>
          <table:table-cell office:value-type="string" table:style-name="ce56">
            <text:p>-416,633.75</text:p>
          </table:table-cell>
          <table:table-cell office:value-type="float" office:value="8676.5" table:style-name="ce57">
            <text:p>8.676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1" table:style-name="ce1">
            <text:p>17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8T00:00:00" table:style-name="ce63">
            <text:p>28/09/2020</text:p>
          </table:table-cell>
          <table:table-cell office:value-type="string" table:style-name="ce1">
            <text:p>Tecnovias SA Aplicacion saldo a favor TR# 100 F# 3377</text:p>
          </table:table-cell>
          <table:table-cell table:number-columns-repeated="16373"/>
        </table:table-row>
        <table:table-row table:style-name="ro8">
          <table:table-cell office:value-type="float" office:value="6515" table:style-name="ce1">
            <text:p>6515</text:p>
          </table:table-cell>
          <table:table-cell office:value-type="string" table:style-name="ce56">
            <text:p>-415,937.94</text:p>
          </table:table-cell>
          <table:table-cell office:value-type="float" office:value="695.81" table:style-name="ce57">
            <text:p>695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5" table:style-name="ce1">
            <text:p>17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8T00:00:00" table:style-name="ce63">
            <text:p>28/09/2020</text:p>
          </table:table-cell>
          <table:table-cell office:value-type="string" table:style-name="ce1">
            <text:p>Union Cementera Nacional Aplicacion saldo a favor TR# 202 F# 770</text:p>
          </table:table-cell>
          <table:table-cell table:number-columns-repeated="16373"/>
        </table:table-row>
        <table:table-row table:style-name="ro8">
          <table:table-cell office:value-type="float" office:value="6516" table:style-name="ce1">
            <text:p>6516</text:p>
          </table:table-cell>
          <table:table-cell office:value-type="string" table:style-name="ce56">
            <text:p>-414,739.52</text:p>
          </table:table-cell>
          <table:table-cell office:value-type="float" office:value="1198.42" table:style-name="ce57">
            <text:p>1.198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302" table:style-name="ce1">
            <text:p>328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5-0 ELECTRONICA SIGLO <text:s/>:ELECTRONICA SIGLO21 F</text:p>
          </table:table-cell>
          <table:table-cell table:number-columns-repeated="16373"/>
        </table:table-row>
        <table:table-row table:style-name="ro8">
          <table:table-cell office:value-type="float" office:value="6517" table:style-name="ce1">
            <text:p>6517</text:p>
          </table:table-cell>
          <table:table-cell office:value-type="string" table:style-name="ce56">
            <text:p>-410,226.66</text:p>
          </table:table-cell>
          <table:table-cell office:value-type="float" office:value="4512.8599999999997" table:style-name="ce57">
            <text:p>4.512,8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002" table:style-name="ce1">
            <text:p>328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2-0 LIGORGURO FALCONES :LIGORGURO PABLO F# 34</text:p>
          </table:table-cell>
          <table:table-cell table:number-columns-repeated="16373"/>
        </table:table-row>
        <table:table-row table:style-name="ro8">
          <table:table-cell office:value-type="float" office:value="6518" table:style-name="ce1">
            <text:p>6518</text:p>
          </table:table-cell>
          <table:table-cell office:value-type="string" table:style-name="ce56">
            <text:p>-408,524.44</text:p>
          </table:table-cell>
          <table:table-cell office:value-type="float" office:value="1702.22" table:style-name="ce57">
            <text:p>1.702,2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102" table:style-name="ce1">
            <text:p>328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3-0 LIGORGURO FALCONES :LIGORGURO PABLO F# 34</text:p>
          </table:table-cell>
          <table:table-cell table:number-columns-repeated="16373"/>
        </table:table-row>
        <table:table-row table:style-name="ro8">
          <table:table-cell office:value-type="float" office:value="6519" table:style-name="ce1">
            <text:p>6519</text:p>
          </table:table-cell>
          <table:table-cell office:value-type="string" table:style-name="ce56">
            <text:p>-407,508.44</text:p>
          </table:table-cell>
          <table:table-cell office:value-type="float" office:value="1016" table:style-name="ce57">
            <text:p>1.016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202" table:style-name="ce1">
            <text:p>328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4-0 LIGORGURO FALCONES :LIGORGURO PABLO F# 34</text:p>
          </table:table-cell>
          <table:table-cell table:number-columns-repeated="16373"/>
        </table:table-row>
        <table:table-row table:style-name="ro8">
          <table:table-cell office:value-type="float" office:value="6520" table:style-name="ce1">
            <text:p>6520</text:p>
          </table:table-cell>
          <table:table-cell office:value-type="string" table:style-name="ce56">
            <text:p>-407,395.97</text:p>
          </table:table-cell>
          <table:table-cell office:value-type="float" office:value="112.47" table:style-name="ce57">
            <text:p>112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802" table:style-name="ce1">
            <text:p>327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0-0 CONECEL S.A. :CONECEL F# 3084 CONSUMO CEL</text:p>
          </table:table-cell>
          <table:table-cell table:number-columns-repeated="16373"/>
        </table:table-row>
        <table:table-row table:style-name="ro8">
          <table:table-cell office:value-type="float" office:value="6521" table:style-name="ce1">
            <text:p>6521</text:p>
          </table:table-cell>
          <table:table-cell office:value-type="string" table:style-name="ce56">
            <text:p>-406,434.43</text:p>
          </table:table-cell>
          <table:table-cell office:value-type="float" office:value="961.54" table:style-name="ce57">
            <text:p>961,5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902" table:style-name="ce1">
            <text:p>327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1-0 TORREGASI S.A. :TORREGASI SA F# 2651 DIES</text:p>
          </table:table-cell>
          <table:table-cell table:number-columns-repeated="16373"/>
        </table:table-row>
        <table:table-row table:style-name="ro8">
          <table:table-cell office:value-type="float" office:value="6522" table:style-name="ce1">
            <text:p>6522</text:p>
          </table:table-cell>
          <table:table-cell office:value-type="string" table:style-name="ce56">
            <text:p>-405,309.43</text:p>
          </table:table-cell>
          <table:table-cell office:value-type="float" office:value="1125" table:style-name="ce57">
            <text:p>1.12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002" table:style-name="ce1">
            <text:p>331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200-0 MANUEL NOGALES Y P :</text:p>
          </table:table-cell>
          <table:table-cell table:number-columns-repeated="16373"/>
        </table:table-row>
        <table:table-row table:style-name="ro8">
          <table:table-cell office:value-type="float" office:value="6523" table:style-name="ce1">
            <text:p>6523</text:p>
          </table:table-cell>
          <table:table-cell office:value-type="string" table:style-name="ce56">
            <text:p>-405,339.40</text:p>
          </table:table-cell>
          <table:table-cell office:value-type="float" office:value="0" table:style-name="ce57">
            <text:p>-<text:s/></text:p>
          </table:table-cell>
          <table:table-cell office:value-type="float" office:value="29.97" table:style-name="ce57">
            <text:p>29,97<text:s/>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103" table:style-name="ce1">
            <text:p>306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COMERCIAL KYWI: REGULARIZACION</text:p>
          </table:table-cell>
          <table:table-cell table:number-columns-repeated="16373"/>
        </table:table-row>
        <table:table-row table:style-name="ro8">
          <table:table-cell office:value-type="float" office:value="6524" table:style-name="ce1">
            <text:p>6524</text:p>
          </table:table-cell>
          <table:table-cell office:value-type="string" table:style-name="ce56">
            <text:p>-405,321.77</text:p>
          </table:table-cell>
          <table:table-cell office:value-type="float" office:value="17.63" table:style-name="ce57">
            <text:p>17,6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73" table:style-name="ce1">
            <text:p>17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omercial Kywi: Aplicación de Anticipo Años Anteriores</text:p>
          </table:table-cell>
          <table:table-cell table:number-columns-repeated="16373"/>
        </table:table-row>
        <table:table-row table:style-name="ro8">
          <table:table-cell office:value-type="float" office:value="6525" table:style-name="ce1">
            <text:p>6525</text:p>
          </table:table-cell>
          <table:table-cell office:value-type="string" table:style-name="ce56">
            <text:p>-405,321.78</text:p>
          </table:table-cell>
          <table:table-cell office:value-type="float" office:value="0" table:style-name="ce57">
            <text:p>-<text:s/></text:p>
          </table:table-cell>
          <table:table-cell office:value-type="float" office:value="0.01" table:style-name="ce57">
            <text:p>0,01<text:s/></text:p>
          </table:table-cell>
          <table:table-cell table:style-name="ce1"/>
          <table:table-cell office:value-type="float" office:value="1765" table:style-name="ce1">
            <text:p>17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303" table:style-name="ce1">
            <text:p>306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CONECEL: REGULARIZACION DE SAL</text:p>
          </table:table-cell>
          <table:table-cell table:number-columns-repeated="16373"/>
        </table:table-row>
        <table:table-row table:style-name="ro8">
          <table:table-cell office:value-type="float" office:value="6526" table:style-name="ce1">
            <text:p>6526</text:p>
          </table:table-cell>
          <table:table-cell office:value-type="string" table:style-name="ce56">
            <text:p>-405,321.77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67" table:style-name="ce1">
            <text:p>17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onecel - TR #167: Reclasificación Registro de Transferencia</text:p>
          </table:table-cell>
          <table:table-cell table:number-columns-repeated="16373"/>
        </table:table-row>
        <table:table-row table:style-name="ro8">
          <table:table-cell office:value-type="float" office:value="6527" table:style-name="ce1">
            <text:p>6527</text:p>
          </table:table-cell>
          <table:table-cell office:value-type="string" table:style-name="ce56">
            <text:p>-405,321.76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62" table:style-name="ce1">
            <text:p>17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Graiman: Aplicación de Anticipo</text:p>
          </table:table-cell>
          <table:table-cell table:number-columns-repeated="16373"/>
        </table:table-row>
        <table:table-row table:style-name="ro8">
          <table:table-cell office:value-type="float" office:value="6528" table:style-name="ce1">
            <text:p>6528</text:p>
          </table:table-cell>
          <table:table-cell office:value-type="string" table:style-name="ce56">
            <text:p>-405,322.07</text:p>
          </table:table-cell>
          <table:table-cell office:value-type="float" office:value="0" table:style-name="ce57">
            <text:p>-<text:s/></text:p>
          </table:table-cell>
          <table:table-cell office:value-type="float" office:value="0.31" table:style-name="ce57">
            <text:p>0,31<text:s/></text:p>
          </table:table-cell>
          <table:table-cell table:style-name="ce1"/>
          <table:table-cell office:value-type="float" office:value="1768" table:style-name="ce1">
            <text:p>17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403" table:style-name="ce1">
            <text:p>306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GRAIMAN: REGULARIZACION DE SAL</text:p>
          </table:table-cell>
          <table:table-cell table:number-columns-repeated="16373"/>
        </table:table-row>
        <table:table-row table:style-name="ro8">
          <table:table-cell office:value-type="float" office:value="6529" table:style-name="ce1">
            <text:p>6529</text:p>
          </table:table-cell>
          <table:table-cell office:value-type="string" table:style-name="ce56">
            <text:p>-405,321.77</text:p>
          </table:table-cell>
          <table:table-cell office:value-type="float" office:value="0.3" table:style-name="ce57">
            <text:p>0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69" table:style-name="ce1">
            <text:p>17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503" table:style-name="ce1">
            <text:p>306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000002-000002-GRAIMAN: REGULARIZACION DE SAL</text:p>
          </table:table-cell>
          <table:table-cell table:number-columns-repeated="16373"/>
        </table:table-row>
        <table:table-row table:style-name="ro8">
          <table:table-cell office:value-type="float" office:value="6530" table:style-name="ce1">
            <text:p>6530</text:p>
          </table:table-cell>
          <table:table-cell office:value-type="string" table:style-name="ce56">
            <text:p>-404,741.25</text:p>
          </table:table-cell>
          <table:table-cell office:value-type="float" office:value="580.52" table:style-name="ce57">
            <text:p>580,5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63" table:style-name="ce1">
            <text:p>17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osé Rendon - TR #140: Aplicación de Anticipo</text:p>
          </table:table-cell>
          <table:table-cell table:number-columns-repeated="16373"/>
        </table:table-row>
        <table:table-row table:style-name="ro8">
          <table:table-cell office:value-type="float" office:value="6531" table:style-name="ce1">
            <text:p>6531</text:p>
          </table:table-cell>
          <table:table-cell office:value-type="string" table:style-name="ce56">
            <text:p>-404,741.26</text:p>
          </table:table-cell>
          <table:table-cell office:value-type="float" office:value="0" table:style-name="ce57">
            <text:p>-<text:s/></text:p>
          </table:table-cell>
          <table:table-cell office:value-type="float" office:value="0.01" table:style-name="ce57">
            <text:p>0,01<text:s/></text:p>
          </table:table-cell>
          <table:table-cell table:style-name="ce1"/>
          <table:table-cell office:value-type="float" office:value="1770" table:style-name="ce1">
            <text:p>17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603" table:style-name="ce1">
            <text:p>306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JOSE RENDON: REGULARIZACION DE</text:p>
          </table:table-cell>
          <table:table-cell table:number-columns-repeated="16373"/>
        </table:table-row>
        <table:table-row table:style-name="ro8">
          <table:table-cell office:value-type="float" office:value="6532" table:style-name="ce1">
            <text:p>6532</text:p>
          </table:table-cell>
          <table:table-cell office:value-type="string" table:style-name="ce56">
            <text:p>-404,741.66</text:p>
          </table:table-cell>
          <table:table-cell office:value-type="float" office:value="0" table:style-name="ce57">
            <text:p>-<text:s/></text:p>
          </table:table-cell>
          <table:table-cell office:value-type="float" office:value="0.4" table:style-name="ce57">
            <text:p>0,40<text:s/>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703" table:style-name="ce1">
            <text:p>306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RICIA: REGULARIZACION DE SALDO</text:p>
          </table:table-cell>
          <table:table-cell table:number-columns-repeated="16373"/>
        </table:table-row>
        <table:table-row table:style-name="ro8">
          <table:table-cell office:value-type="float" office:value="6533" table:style-name="ce1">
            <text:p>6533</text:p>
          </table:table-cell>
          <table:table-cell office:value-type="string" table:style-name="ce56">
            <text:p>-404,741.67</text:p>
          </table:table-cell>
          <table:table-cell office:value-type="float" office:value="0" table:style-name="ce57">
            <text:p>-<text:s/></text:p>
          </table:table-cell>
          <table:table-cell office:value-type="float" office:value="0.01" table:style-name="ce57">
            <text:p>0,01<text:s/></text:p>
          </table:table-cell>
          <table:table-cell table:style-name="ce1"/>
          <table:table-cell office:value-type="float" office:value="1772" table:style-name="ce1">
            <text:p>17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803" table:style-name="ce1">
            <text:p>306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001-000001-JONATHAN CARRERA: REGULARIZACI</text:p>
          </table:table-cell>
          <table:table-cell table:number-columns-repeated="16373"/>
        </table:table-row>
        <table:table-row table:style-name="ro8">
          <table:table-cell office:value-type="float" office:value="6534" table:style-name="ce1">
            <text:p>6534</text:p>
          </table:table-cell>
          <table:table-cell office:value-type="string" table:style-name="ce56">
            <text:p>-404,741.66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64" table:style-name="ce1">
            <text:p>17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onathan Carrera: Aplicación de Saldo</text:p>
          </table:table-cell>
          <table:table-cell table:number-columns-repeated="16373"/>
        </table:table-row>
        <table:table-row table:style-name="ro8">
          <table:table-cell office:value-type="float" office:value="6535" table:style-name="ce1">
            <text:p>6535</text:p>
          </table:table-cell>
          <table:table-cell office:value-type="string" table:style-name="ce56">
            <text:p>-407,023.46</text:p>
          </table:table-cell>
          <table:table-cell office:value-type="float" office:value="0" table:style-name="ce57">
            <text:p>-<text:s/></text:p>
          </table:table-cell>
          <table:table-cell office:value-type="float" office:value="2281.8000000000002" table:style-name="ce57">
            <text:p>2.281,80<text:s/>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Reverso diario # 1624 Reclasific. cuenta proveedor Zurich</text:p>
          </table:table-cell>
          <table:table-cell table:number-columns-repeated="16373"/>
        </table:table-row>
        <table:table-row table:style-name="ro8">
          <table:table-cell office:value-type="float" office:value="6536" table:style-name="ce1">
            <text:p>6536</text:p>
          </table:table-cell>
          <table:table-cell office:value-type="string" table:style-name="ce56">
            <text:p>-407,608.58</text:p>
          </table:table-cell>
          <table:table-cell office:value-type="float" office:value="0" table:style-name="ce57">
            <text:p>-<text:s/></text:p>
          </table:table-cell>
          <table:table-cell office:value-type="float" office:value="585.12" table:style-name="ce57">
            <text:p>585,12<text:s/>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Reverso diario # 1624 Reclasific. cuenta proveedor Zurich</text:p>
          </table:table-cell>
          <table:table-cell table:number-columns-repeated="16373"/>
        </table:table-row>
        <table:table-row table:style-name="ro8">
          <table:table-cell office:value-type="float" office:value="6537" table:style-name="ce1">
            <text:p>6537</text:p>
          </table:table-cell>
          <table:table-cell office:value-type="string" table:style-name="ce56">
            <text:p>-409,890.38</text:p>
          </table:table-cell>
          <table:table-cell office:value-type="float" office:value="0" table:style-name="ce57">
            <text:p>-<text:s/></text:p>
          </table:table-cell>
          <table:table-cell office:value-type="float" office:value="2281.8000000000002" table:style-name="ce57">
            <text:p>2.281,80<text:s/>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Reverso diario # 1624 Reclasific. cuenta proveedor Zurich</text:p>
          </table:table-cell>
          <table:table-cell table:number-columns-repeated="16373"/>
        </table:table-row>
        <table:table-row table:style-name="ro8">
          <table:table-cell office:value-type="float" office:value="6538" table:style-name="ce1">
            <text:p>6538</text:p>
          </table:table-cell>
          <table:table-cell office:value-type="string" table:style-name="ce56">
            <text:p>-410,475.50</text:p>
          </table:table-cell>
          <table:table-cell office:value-type="float" office:value="0" table:style-name="ce57">
            <text:p>-<text:s/></text:p>
          </table:table-cell>
          <table:table-cell office:value-type="float" office:value="585.12" table:style-name="ce57">
            <text:p>585,12<text:s/>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Reverso diario # 1624 Reclasific. cuenta proveedor Zurich</text:p>
          </table:table-cell>
          <table:table-cell table:number-columns-repeated="16373"/>
        </table:table-row>
        <table:table-row table:style-name="ro8">
          <table:table-cell office:value-type="float" office:value="6539" table:style-name="ce1">
            <text:p>6539</text:p>
          </table:table-cell>
          <table:table-cell office:value-type="string" table:style-name="ce56">
            <text:p>-400,774.48</text:p>
          </table:table-cell>
          <table:table-cell office:value-type="float" office:value="9701.02" table:style-name="ce57">
            <text:p>9.701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76" table:style-name="ce1">
            <text:p>17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903" table:style-name="ce1">
            <text:p>306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333543-000000-LIGORGURO CI APLICA OC 2103 CK</text:p>
          </table:table-cell>
          <table:table-cell table:number-columns-repeated="16373"/>
        </table:table-row>
        <table:table-row table:style-name="ro8">
          <table:table-cell office:value-type="float" office:value="6540" table:style-name="ce1">
            <text:p>6540</text:p>
          </table:table-cell>
          <table:table-cell office:value-type="string" table:style-name="ce56">
            <text:p>-400,591.60</text:p>
          </table:table-cell>
          <table:table-cell office:value-type="float" office:value="182.88" table:style-name="ce57">
            <text:p>182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LOGISTICA Y MOVILIZAC</text:p>
          </table:table-cell>
          <table:table-cell table:number-columns-repeated="16373"/>
        </table:table-row>
        <table:table-row table:style-name="ro8">
          <table:table-cell office:value-type="float" office:value="6541" table:style-name="ce1">
            <text:p>6541</text:p>
          </table:table-cell>
          <table:table-cell office:value-type="string" table:style-name="ce56">
            <text:p>-400,503.72</text:p>
          </table:table-cell>
          <table:table-cell office:value-type="float" office:value="87.88" table:style-name="ce57">
            <text:p>87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MANTENIMIENTO DE LA B</text:p>
          </table:table-cell>
          <table:table-cell table:number-columns-repeated="16373"/>
        </table:table-row>
        <table:table-row table:style-name="ro8">
          <table:table-cell office:value-type="float" office:value="6542" table:style-name="ce1">
            <text:p>6542</text:p>
          </table:table-cell>
          <table:table-cell office:value-type="string" table:style-name="ce56">
            <text:p>-400,404.72</text:p>
          </table:table-cell>
          <table:table-cell office:value-type="float" office:value="99" table:style-name="ce57">
            <text:p>9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LOGISTICA Y MOVILIZAC</text:p>
          </table:table-cell>
          <table:table-cell table:number-columns-repeated="16373"/>
        </table:table-row>
        <table:table-row table:style-name="ro8">
          <table:table-cell office:value-type="float" office:value="6543" table:style-name="ce1">
            <text:p>6543</text:p>
          </table:table-cell>
          <table:table-cell office:value-type="string" table:style-name="ce56">
            <text:p>-400,305.72</text:p>
          </table:table-cell>
          <table:table-cell office:value-type="float" office:value="99" table:style-name="ce57">
            <text:p>99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LOGISTICA Y MOVILIZAC</text:p>
          </table:table-cell>
          <table:table-cell table:number-columns-repeated="16373"/>
        </table:table-row>
        <table:table-row table:style-name="ro8">
          <table:table-cell office:value-type="float" office:value="6544" table:style-name="ce1">
            <text:p>6544</text:p>
          </table:table-cell>
          <table:table-cell office:value-type="string" table:style-name="ce56">
            <text:p>-400,246.32</text:p>
          </table:table-cell>
          <table:table-cell office:value-type="float" office:value="59.4" table:style-name="ce57">
            <text:p>59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LOGISTICA Y MOVILIZAC</text:p>
          </table:table-cell>
          <table:table-cell table:number-columns-repeated="16373"/>
        </table:table-row>
        <table:table-row table:style-name="ro8">
          <table:table-cell office:value-type="float" office:value="6545" table:style-name="ce1">
            <text:p>6545</text:p>
          </table:table-cell>
          <table:table-cell office:value-type="string" table:style-name="ce56">
            <text:p>-398,686.98</text:p>
          </table:table-cell>
          <table:table-cell office:value-type="float" office:value="1559.34" table:style-name="ce57">
            <text:p>1.559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502" table:style-name="ce1">
            <text:p>326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4-0 COMERCIAL KYWI S.A :COMERCIAL KYWI F# 201</text:p>
          </table:table-cell>
          <table:table-cell table:number-columns-repeated="16373"/>
        </table:table-row>
        <table:table-row table:style-name="ro8">
          <table:table-cell office:value-type="float" office:value="6546" table:style-name="ce1">
            <text:p>6546</text:p>
          </table:table-cell>
          <table:table-cell office:value-type="string" table:style-name="ce56">
            <text:p>-391,902.13</text:p>
          </table:table-cell>
          <table:table-cell office:value-type="float" office:value="6784.85" table:style-name="ce57">
            <text:p>6.784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1 SERVICIO DE TR</text:p>
          </table:table-cell>
          <table:table-cell table:number-columns-repeated="16373"/>
        </table:table-row>
        <table:table-row table:style-name="ro8">
          <table:table-cell office:value-type="float" office:value="6547" table:style-name="ce1">
            <text:p>6547</text:p>
          </table:table-cell>
          <table:table-cell office:value-type="string" table:style-name="ce56">
            <text:p>-388,463.99</text:p>
          </table:table-cell>
          <table:table-cell office:value-type="float" office:value="3438.14" table:style-name="ce57">
            <text:p>3.438,1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2 SERVICIO ALQUI</text:p>
          </table:table-cell>
          <table:table-cell table:number-columns-repeated="16373"/>
        </table:table-row>
        <table:table-row table:style-name="ro8">
          <table:table-cell office:value-type="float" office:value="6548" table:style-name="ce1">
            <text:p>6548</text:p>
          </table:table-cell>
          <table:table-cell office:value-type="string" table:style-name="ce56">
            <text:p>-387,876.74</text:p>
          </table:table-cell>
          <table:table-cell office:value-type="float" office:value="587.25" table:style-name="ce57">
            <text:p>587,2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3 SERVICIO DE AL</text:p>
          </table:table-cell>
          <table:table-cell table:number-columns-repeated="16373"/>
        </table:table-row>
        <table:table-row table:style-name="ro8">
          <table:table-cell office:value-type="float" office:value="6549" table:style-name="ce1">
            <text:p>6549</text:p>
          </table:table-cell>
          <table:table-cell office:value-type="string" table:style-name="ce56">
            <text:p>-386,454.34</text:p>
          </table:table-cell>
          <table:table-cell office:value-type="float" office:value="1422.4" table:style-name="ce57">
            <text:p>1.422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714 SERVICIO DE ALQ</text:p>
          </table:table-cell>
          <table:table-cell table:number-columns-repeated="16373"/>
        </table:table-row>
        <table:table-row table:style-name="ro8">
          <table:table-cell office:value-type="float" office:value="6550" table:style-name="ce1">
            <text:p>6550</text:p>
          </table:table-cell>
          <table:table-cell office:value-type="string" table:style-name="ce56">
            <text:p>-385,859.98</text:p>
          </table:table-cell>
          <table:table-cell office:value-type="float" office:value="594.36" table:style-name="ce57">
            <text:p>594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5 MANTENIMIENTO</text:p>
          </table:table-cell>
          <table:table-cell table:number-columns-repeated="16373"/>
        </table:table-row>
        <table:table-row table:style-name="ro8">
          <table:table-cell office:value-type="float" office:value="6551" table:style-name="ce1">
            <text:p>6551</text:p>
          </table:table-cell>
          <table:table-cell office:value-type="string" table:style-name="ce56">
            <text:p>-385,682.18</text:p>
          </table:table-cell>
          <table:table-cell office:value-type="float" office:value="177.8" table:style-name="ce57">
            <text:p>177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6 FABRICACION DE</text:p>
          </table:table-cell>
          <table:table-cell table:number-columns-repeated="16373"/>
        </table:table-row>
        <table:table-row table:style-name="ro8">
          <table:table-cell office:value-type="float" office:value="6552" table:style-name="ce1">
            <text:p>6552</text:p>
          </table:table-cell>
          <table:table-cell office:value-type="string" table:style-name="ce56">
            <text:p>-385,452.56</text:p>
          </table:table-cell>
          <table:table-cell office:value-type="float" office:value="229.62" table:style-name="ce57">
            <text:p>229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7 MANTENIMIENTO</text:p>
          </table:table-cell>
          <table:table-cell table:number-columns-repeated="16373"/>
        </table:table-row>
        <table:table-row table:style-name="ro8">
          <table:table-cell office:value-type="float" office:value="6553" table:style-name="ce1">
            <text:p>6553</text:p>
          </table:table-cell>
          <table:table-cell office:value-type="string" table:style-name="ce56">
            <text:p>-385,056.32</text:p>
          </table:table-cell>
          <table:table-cell office:value-type="float" office:value="396.24" table:style-name="ce57">
            <text:p>396,2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8 MANTENIMIENTO</text:p>
          </table:table-cell>
          <table:table-cell table:number-columns-repeated="16373"/>
        </table:table-row>
        <table:table-row table:style-name="ro8">
          <table:table-cell office:value-type="float" office:value="6554" table:style-name="ce1">
            <text:p>6554</text:p>
          </table:table-cell>
          <table:table-cell office:value-type="string" table:style-name="ce56">
            <text:p>-384,922.21</text:p>
          </table:table-cell>
          <table:table-cell office:value-type="float" office:value="134.11000000000001" table:style-name="ce57">
            <text:p>134,1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19 MINICARGADOR C</text:p>
          </table:table-cell>
          <table:table-cell table:number-columns-repeated="16373"/>
        </table:table-row>
        <table:table-row table:style-name="ro8">
          <table:table-cell office:value-type="float" office:value="6555" table:style-name="ce1">
            <text:p>6555</text:p>
          </table:table-cell>
          <table:table-cell office:value-type="string" table:style-name="ce56">
            <text:p>-384,800.29</text:p>
          </table:table-cell>
          <table:table-cell office:value-type="float" office:value="121.92" table:style-name="ce57">
            <text:p>121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20 CAMBIO DE LAS</text:p>
          </table:table-cell>
          <table:table-cell table:number-columns-repeated="16373"/>
        </table:table-row>
        <table:table-row table:style-name="ro8">
          <table:table-cell office:value-type="float" office:value="6556" table:style-name="ce1">
            <text:p>6556</text:p>
          </table:table-cell>
          <table:table-cell office:value-type="string" table:style-name="ce56">
            <text:p>-384,556.45</text:p>
          </table:table-cell>
          <table:table-cell office:value-type="float" office:value="243.84" table:style-name="ce57">
            <text:p>243,8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002" table:style-name="ce1">
            <text:p>327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8-0 TORRES RONQUILLO F :F# 721 MANTENIMIENTO</text:p>
          </table:table-cell>
          <table:table-cell table:number-columns-repeated="16373"/>
        </table:table-row>
        <table:table-row table:style-name="ro8">
          <table:table-cell office:value-type="float" office:value="6557" table:style-name="ce1">
            <text:p>6557</text:p>
          </table:table-cell>
          <table:table-cell office:value-type="string" table:style-name="ce56">
            <text:p>-384,426.09</text:p>
          </table:table-cell>
          <table:table-cell office:value-type="float" office:value="130.36000000000001" table:style-name="ce57">
            <text:p>130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802" table:style-name="ce1">
            <text:p>326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6-0 CONECEL S.A. :CONECEL F# 32137687 CONSUMO</text:p>
          </table:table-cell>
          <table:table-cell table:number-columns-repeated="16373"/>
        </table:table-row>
        <table:table-row table:style-name="ro8">
          <table:table-cell office:value-type="float" office:value="6558" table:style-name="ce1">
            <text:p>6558</text:p>
          </table:table-cell>
          <table:table-cell office:value-type="string" table:style-name="ce56">
            <text:p>-384,269.95</text:p>
          </table:table-cell>
          <table:table-cell office:value-type="float" office:value="156.13999999999999" table:style-name="ce57">
            <text:p>156,1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902" table:style-name="ce1">
            <text:p>326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7-0 CONECEL S.A. :CONSUMO CELULAR FEBRERO 202</text:p>
          </table:table-cell>
          <table:table-cell table:number-columns-repeated="16373"/>
        </table:table-row>
        <table:table-row table:style-name="ro8">
          <table:table-cell office:value-type="float" office:value="6559" table:style-name="ce1">
            <text:p>6559</text:p>
          </table:table-cell>
          <table:table-cell office:value-type="string" table:style-name="ce56">
            <text:p>-381,888.55</text:p>
          </table:table-cell>
          <table:table-cell office:value-type="float" office:value="2381.4" table:style-name="ce57">
            <text:p>2.381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402" table:style-name="ce1">
            <text:p>328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6-0 BRENSAM BONILLA S. :SUB-BASE PROYECTO UNI</text:p>
          </table:table-cell>
          <table:table-cell table:number-columns-repeated="16373"/>
        </table:table-row>
        <table:table-row table:style-name="ro8">
          <table:table-cell office:value-type="float" office:value="6560" table:style-name="ce1">
            <text:p>6560</text:p>
          </table:table-cell>
          <table:table-cell office:value-type="string" table:style-name="ce56">
            <text:p>-380,962.45</text:p>
          </table:table-cell>
          <table:table-cell office:value-type="float" office:value="926.1" table:style-name="ce57">
            <text:p>926,1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402" table:style-name="ce1">
            <text:p>328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6-0 BRENSAM BONILLA S. :42 UNID. SUB BASE</text:p>
          </table:table-cell>
          <table:table-cell table:number-columns-repeated="16373"/>
        </table:table-row>
        <table:table-row table:style-name="ro8">
          <table:table-cell office:value-type="float" office:value="6561" table:style-name="ce1">
            <text:p>6561</text:p>
          </table:table-cell>
          <table:table-cell office:value-type="string" table:style-name="ce56">
            <text:p>-379,456.19</text:p>
          </table:table-cell>
          <table:table-cell office:value-type="float" office:value="1506.26" table:style-name="ce57">
            <text:p>1.506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502" table:style-name="ce1">
            <text:p>328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7-0 GEDEQUIP S.A. :GEDEQUIP F# 676 MANTENIMIE</text:p>
          </table:table-cell>
          <table:table-cell table:number-columns-repeated="16373"/>
        </table:table-row>
        <table:table-row table:style-name="ro8">
          <table:table-cell office:value-type="float" office:value="6562" table:style-name="ce1">
            <text:p>6562</text:p>
          </table:table-cell>
          <table:table-cell office:value-type="string" table:style-name="ce56">
            <text:p>-379,016.19</text:p>
          </table:table-cell>
          <table:table-cell office:value-type="float" office:value="440" table:style-name="ce57">
            <text:p>44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602" table:style-name="ce1">
            <text:p>328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8-0 VINITALY S.A. :F# 3110 ALQUILER DE UNA CO</text:p>
          </table:table-cell>
          <table:table-cell table:number-columns-repeated="16373"/>
        </table:table-row>
        <table:table-row table:style-name="ro8">
          <table:table-cell office:value-type="float" office:value="6563" table:style-name="ce1">
            <text:p>6563</text:p>
          </table:table-cell>
          <table:table-cell office:value-type="string" table:style-name="ce56">
            <text:p>-378,461.79</text:p>
          </table:table-cell>
          <table:table-cell office:value-type="float" office:value="554.4" table:style-name="ce57">
            <text:p>554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702" table:style-name="ce1">
            <text:p>328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9-0 CARGARAUSTRAL S.A. :CARGARAUSTRAL SA F# 4</text:p>
          </table:table-cell>
          <table:table-cell table:number-columns-repeated="16373"/>
        </table:table-row>
        <table:table-row table:style-name="ro8">
          <table:table-cell office:value-type="float" office:value="6564" table:style-name="ce1">
            <text:p>6564</text:p>
          </table:table-cell>
          <table:table-cell office:value-type="string" table:style-name="ce56">
            <text:p>-377,214.39</text:p>
          </table:table-cell>
          <table:table-cell office:value-type="float" office:value="1247.4000000000001" table:style-name="ce57">
            <text:p>1.247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702" table:style-name="ce1">
            <text:p>328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9-0 CARGARAUSTRAL S.A. :CARGARAUSTRAL SA F# 4</text:p>
          </table:table-cell>
          <table:table-cell table:number-columns-repeated="16373"/>
        </table:table-row>
        <table:table-row table:style-name="ro8">
          <table:table-cell office:value-type="float" office:value="6565" table:style-name="ce1">
            <text:p>6565</text:p>
          </table:table-cell>
          <table:table-cell office:value-type="string" table:style-name="ce56">
            <text:p>-376,976.79</text:p>
          </table:table-cell>
          <table:table-cell office:value-type="float" office:value="237.6" table:style-name="ce57">
            <text:p>237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702" table:style-name="ce1">
            <text:p>328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79-0 CARGARAUSTRAL S.A. :CARGARAUSTRAL SA F# 4</text:p>
          </table:table-cell>
          <table:table-cell table:number-columns-repeated="16373"/>
        </table:table-row>
        <table:table-row table:style-name="ro8">
          <table:table-cell office:value-type="float" office:value="6566" table:style-name="ce1">
            <text:p>6566</text:p>
          </table:table-cell>
          <table:table-cell office:value-type="string" table:style-name="ce56">
            <text:p>-376,679.23</text:p>
          </table:table-cell>
          <table:table-cell office:value-type="float" office:value="297.56" table:style-name="ce57">
            <text:p>297,5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802" table:style-name="ce1">
            <text:p>328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0-0 GURUMENDI CUJILAN <text:s/>:GURUMENDI WASHINGTON</text:p>
          </table:table-cell>
          <table:table-cell table:number-columns-repeated="16373"/>
        </table:table-row>
        <table:table-row table:style-name="ro8">
          <table:table-cell office:value-type="float" office:value="6567" table:style-name="ce1">
            <text:p>6567</text:p>
          </table:table-cell>
          <table:table-cell office:value-type="string" table:style-name="ce56">
            <text:p>-374,652.88</text:p>
          </table:table-cell>
          <table:table-cell office:value-type="float" office:value="2026.35" table:style-name="ce57">
            <text:p>2.026,3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8902" table:style-name="ce1">
            <text:p>328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1-0 BOWEN MENDOZA JOSE :BOWEN MENDOZA JOSE F#</text:p>
          </table:table-cell>
          <table:table-cell table:number-columns-repeated="16373"/>
        </table:table-row>
        <table:table-row table:style-name="ro8">
          <table:table-cell office:value-type="float" office:value="6568" table:style-name="ce1">
            <text:p>6568</text:p>
          </table:table-cell>
          <table:table-cell office:value-type="string" table:style-name="ce56">
            <text:p>-374,634.54</text:p>
          </table:table-cell>
          <table:table-cell office:value-type="float" office:value="18.34" table:style-name="ce57">
            <text:p>18,3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002" table:style-name="ce1">
            <text:p>329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2-0 FACINSER S.A. FRAN :F# 2118 REFLECTOR LED</text:p>
          </table:table-cell>
          <table:table-cell table:number-columns-repeated="16373"/>
        </table:table-row>
        <table:table-row table:style-name="ro8">
          <table:table-cell office:value-type="float" office:value="6569" table:style-name="ce1">
            <text:p>6569</text:p>
          </table:table-cell>
          <table:table-cell office:value-type="string" table:style-name="ce56">
            <text:p>-373,570.41</text:p>
          </table:table-cell>
          <table:table-cell office:value-type="float" office:value="1064.1300000000001" table:style-name="ce57">
            <text:p>1.064,1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002" table:style-name="ce1">
            <text:p>329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2-0 FACINSER S.A. FRAN :FACINSER SA F# 2120 C</text:p>
          </table:table-cell>
          <table:table-cell table:number-columns-repeated="16373"/>
        </table:table-row>
        <table:table-row table:style-name="ro8">
          <table:table-cell office:value-type="float" office:value="6570" table:style-name="ce1">
            <text:p>6570</text:p>
          </table:table-cell>
          <table:table-cell office:value-type="string" table:style-name="ce56">
            <text:p>-371,515.88</text:p>
          </table:table-cell>
          <table:table-cell office:value-type="float" office:value="2054.5300000000002" table:style-name="ce57">
            <text:p>2.054,5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102" table:style-name="ce1">
            <text:p>329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3-0 SERVIDECONS SA :F# 61556 COMPRA MAXIEMPAS</text:p>
          </table:table-cell>
          <table:table-cell table:number-columns-repeated="16373"/>
        </table:table-row>
        <table:table-row table:style-name="ro8">
          <table:table-cell office:value-type="float" office:value="6571" table:style-name="ce1">
            <text:p>6571</text:p>
          </table:table-cell>
          <table:table-cell office:value-type="string" table:style-name="ce56">
            <text:p>-370,654.08</text:p>
          </table:table-cell>
          <table:table-cell office:value-type="float" office:value="861.8" table:style-name="ce57">
            <text:p>861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102" table:style-name="ce1">
            <text:p>329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3-0 SERVIDECONS SA :SERVIDECONS SA F# 61972 C</text:p>
          </table:table-cell>
          <table:table-cell table:number-columns-repeated="16373"/>
        </table:table-row>
        <table:table-row table:style-name="ro8">
          <table:table-cell office:value-type="float" office:value="6572" table:style-name="ce1">
            <text:p>6572</text:p>
          </table:table-cell>
          <table:table-cell office:value-type="string" table:style-name="ce56">
            <text:p>-370,196.88</text:p>
          </table:table-cell>
          <table:table-cell office:value-type="float" office:value="457.2" table:style-name="ce57">
            <text:p>457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202" table:style-name="ce1">
            <text:p>329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4-0 BOWEN MENDOZA JOSE :BOWEN MENDOZA JOSE F#</text:p>
          </table:table-cell>
          <table:table-cell table:number-columns-repeated="16373"/>
        </table:table-row>
        <table:table-row table:style-name="ro8">
          <table:table-cell office:value-type="float" office:value="6573" table:style-name="ce1">
            <text:p>6573</text:p>
          </table:table-cell>
          <table:table-cell office:value-type="string" table:style-name="ce56">
            <text:p>-369,797.69</text:p>
          </table:table-cell>
          <table:table-cell office:value-type="float" office:value="399.19" table:style-name="ce57">
            <text:p>399,1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302" table:style-name="ce1">
            <text:p>329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5-0 GARCIA ALAÑA VICTO :CORTADORA MANUAL DE P</text:p>
          </table:table-cell>
          <table:table-cell table:number-columns-repeated="16373"/>
        </table:table-row>
        <table:table-row table:style-name="ro8">
          <table:table-cell office:value-type="float" office:value="6574" table:style-name="ce1">
            <text:p>6574</text:p>
          </table:table-cell>
          <table:table-cell office:value-type="string" table:style-name="ce56">
            <text:p>-369,708.38</text:p>
          </table:table-cell>
          <table:table-cell office:value-type="float" office:value="89.31" table:style-name="ce57">
            <text:p>89,3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302" table:style-name="ce1">
            <text:p>329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5-0 GARCIA ALAÑA VICTO :F# 890 COMPRA TACO DE</text:p>
          </table:table-cell>
          <table:table-cell table:number-columns-repeated="16373"/>
        </table:table-row>
        <table:table-row table:style-name="ro8">
          <table:table-cell office:value-type="float" office:value="6575" table:style-name="ce1">
            <text:p>6575</text:p>
          </table:table-cell>
          <table:table-cell office:value-type="string" table:style-name="ce56">
            <text:p>-369,397.77</text:p>
          </table:table-cell>
          <table:table-cell office:value-type="float" office:value="310.61" table:style-name="ce57">
            <text:p>310,6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302" table:style-name="ce1">
            <text:p>329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5-0 GARCIA ALAÑA VICTO :CODAL ALUMINIO 6 MTS</text:p>
          </table:table-cell>
          <table:table-cell table:number-columns-repeated="16373"/>
        </table:table-row>
        <table:table-row table:style-name="ro8">
          <table:table-cell office:value-type="float" office:value="6576" table:style-name="ce1">
            <text:p>6576</text:p>
          </table:table-cell>
          <table:table-cell office:value-type="string" table:style-name="ce56">
            <text:p>-369,312.88</text:p>
          </table:table-cell>
          <table:table-cell office:value-type="float" office:value="84.89" table:style-name="ce57">
            <text:p>84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302" table:style-name="ce1">
            <text:p>329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5-0 GARCIA ALAÑA VICTO :F# 905 COMPRA TAPON H</text:p>
          </table:table-cell>
          <table:table-cell table:number-columns-repeated="16373"/>
        </table:table-row>
        <table:table-row table:style-name="ro8">
          <table:table-cell office:value-type="float" office:value="6577" table:style-name="ce1">
            <text:p>6577</text:p>
          </table:table-cell>
          <table:table-cell office:value-type="string" table:style-name="ce56">
            <text:p>-364,704.30</text:p>
          </table:table-cell>
          <table:table-cell office:value-type="float" office:value="4608.58" table:style-name="ce57">
            <text:p>4.608,5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402" table:style-name="ce1">
            <text:p>329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6-0 TORRES RONQUILLO F :F# 723 SERVICIO TRANS</text:p>
          </table:table-cell>
          <table:table-cell table:number-columns-repeated="16373"/>
        </table:table-row>
        <table:table-row table:style-name="ro8">
          <table:table-cell office:value-type="float" office:value="6578" table:style-name="ce1">
            <text:p>6578</text:p>
          </table:table-cell>
          <table:table-cell office:value-type="string" table:style-name="ce56">
            <text:p>-361,607.53</text:p>
          </table:table-cell>
          <table:table-cell office:value-type="float" office:value="3096.77" table:style-name="ce57">
            <text:p>3.096,7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402" table:style-name="ce1">
            <text:p>329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6-0 TORRES RONQUILLO F :F# 724 SERVICIO ALQUI</text:p>
          </table:table-cell>
          <table:table-cell table:number-columns-repeated="16373"/>
        </table:table-row>
        <table:table-row table:style-name="ro8">
          <table:table-cell office:value-type="float" office:value="6579" table:style-name="ce1">
            <text:p>6579</text:p>
          </table:table-cell>
          <table:table-cell office:value-type="string" table:style-name="ce56">
            <text:p>-360,156.55</text:p>
          </table:table-cell>
          <table:table-cell office:value-type="float" office:value="1450.98" table:style-name="ce57">
            <text:p>1.450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402" table:style-name="ce1">
            <text:p>329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6-0 TORRES RONQUILLO F :F# 725 SERVICIO DE AL</text:p>
          </table:table-cell>
          <table:table-cell table:number-columns-repeated="16373"/>
        </table:table-row>
        <table:table-row table:style-name="ro8">
          <table:table-cell office:value-type="float" office:value="6580" table:style-name="ce1">
            <text:p>6580</text:p>
          </table:table-cell>
          <table:table-cell office:value-type="string" table:style-name="ce56">
            <text:p>-348,156.55</text:p>
          </table:table-cell>
          <table:table-cell office:value-type="float" office:value="12000" table:style-name="ce57">
            <text:p>12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502" table:style-name="ce1">
            <text:p>329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7-0 BOWEN MENDOZA JOSE :BOWEN MENDOZA JOSE F#</text:p>
          </table:table-cell>
          <table:table-cell table:number-columns-repeated="16373"/>
        </table:table-row>
        <table:table-row table:style-name="ro8">
          <table:table-cell office:value-type="float" office:value="6581" table:style-name="ce1">
            <text:p>6581</text:p>
          </table:table-cell>
          <table:table-cell office:value-type="string" table:style-name="ce56">
            <text:p>-347,763.25</text:p>
          </table:table-cell>
          <table:table-cell office:value-type="float" office:value="393.3" table:style-name="ce57">
            <text:p>393,3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702" table:style-name="ce1">
            <text:p>329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8-0 SANIPORT S.A. :SANIPORT SA F# 21324 ALQUI</text:p>
          </table:table-cell>
          <table:table-cell table:number-columns-repeated="16373"/>
        </table:table-row>
        <table:table-row table:style-name="ro8">
          <table:table-cell office:value-type="float" office:value="6582" table:style-name="ce1">
            <text:p>6582</text:p>
          </table:table-cell>
          <table:table-cell office:value-type="string" table:style-name="ce56">
            <text:p>-347,734.80</text:p>
          </table:table-cell>
          <table:table-cell office:value-type="float" office:value="28.45" table:style-name="ce57">
            <text:p>28,4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F# 8349 PORCELANA CAO</text:p>
          </table:table-cell>
          <table:table-cell table:number-columns-repeated="16373"/>
        </table:table-row>
        <table:table-row table:style-name="ro8">
          <table:table-cell office:value-type="float" office:value="6583" table:style-name="ce1">
            <text:p>6583</text:p>
          </table:table-cell>
          <table:table-cell office:value-type="string" table:style-name="ce56">
            <text:p>-347,432.42</text:p>
          </table:table-cell>
          <table:table-cell office:value-type="float" office:value="302.38" table:style-name="ce57">
            <text:p>302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OC# 1944 F# 8363 COMP</text:p>
          </table:table-cell>
          <table:table-cell table:number-columns-repeated="16373"/>
        </table:table-row>
        <table:table-row table:style-name="ro8">
          <table:table-cell office:value-type="float" office:value="6584" table:style-name="ce1">
            <text:p>6584</text:p>
          </table:table-cell>
          <table:table-cell office:value-type="string" table:style-name="ce56">
            <text:p>-346,824.78</text:p>
          </table:table-cell>
          <table:table-cell office:value-type="float" office:value="607.64" table:style-name="ce57">
            <text:p>607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COMERC. ORTIZLOFREDO</text:p>
          </table:table-cell>
          <table:table-cell table:number-columns-repeated="16373"/>
        </table:table-row>
        <table:table-row table:style-name="ro8">
          <table:table-cell office:value-type="float" office:value="6585" table:style-name="ce1">
            <text:p>6585</text:p>
          </table:table-cell>
          <table:table-cell office:value-type="string" table:style-name="ce56">
            <text:p>-345,917.58</text:p>
          </table:table-cell>
          <table:table-cell office:value-type="float" office:value="907.2" table:style-name="ce57">
            <text:p>907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COMERC. ORTIZLOFREDO</text:p>
          </table:table-cell>
          <table:table-cell table:number-columns-repeated="16373"/>
        </table:table-row>
        <table:table-row table:style-name="ro8">
          <table:table-cell office:value-type="float" office:value="6586" table:style-name="ce1">
            <text:p>6586</text:p>
          </table:table-cell>
          <table:table-cell office:value-type="string" table:style-name="ce56">
            <text:p>-345,710.86</text:p>
          </table:table-cell>
          <table:table-cell office:value-type="float" office:value="206.72" table:style-name="ce57">
            <text:p>206,7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COMERC. ORTIZLOFREDO</text:p>
          </table:table-cell>
          <table:table-cell table:number-columns-repeated="16373"/>
        </table:table-row>
        <table:table-row table:style-name="ro8">
          <table:table-cell office:value-type="float" office:value="6587" table:style-name="ce1">
            <text:p>6587</text:p>
          </table:table-cell>
          <table:table-cell office:value-type="string" table:style-name="ce56">
            <text:p>-344,803.66</text:p>
          </table:table-cell>
          <table:table-cell office:value-type="float" office:value="907.2" table:style-name="ce57">
            <text:p>907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802" table:style-name="ce1">
            <text:p>329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89-0 COMERCIALIZADORA O :COMERC. ORTIZLOFFREDO</text:p>
          </table:table-cell>
          <table:table-cell table:number-columns-repeated="16373"/>
        </table:table-row>
        <table:table-row table:style-name="ro8">
          <table:table-cell office:value-type="float" office:value="6588" table:style-name="ce1">
            <text:p>6588</text:p>
          </table:table-cell>
          <table:table-cell office:value-type="string" table:style-name="ce56">
            <text:p>-344,441.74</text:p>
          </table:table-cell>
          <table:table-cell office:value-type="float" office:value="361.92" table:style-name="ce57">
            <text:p>361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9902" table:style-name="ce1">
            <text:p>329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0-0 NAOMI ABIGAIL ZAMB :F# 006 4 PUERTAS DE M</text:p>
          </table:table-cell>
          <table:table-cell table:number-columns-repeated="16373"/>
        </table:table-row>
        <table:table-row table:style-name="ro8">
          <table:table-cell office:value-type="float" office:value="6589" table:style-name="ce1">
            <text:p>6589</text:p>
          </table:table-cell>
          <table:table-cell office:value-type="string" table:style-name="ce56">
            <text:p>-344,241.70</text:p>
          </table:table-cell>
          <table:table-cell office:value-type="float" office:value="200.04" table:style-name="ce57">
            <text:p>200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002" table:style-name="ce1">
            <text:p>330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1-0 COMERCIAL KYWI S.A :COMERCIAL KYWI F# 197</text:p>
          </table:table-cell>
          <table:table-cell table:number-columns-repeated="16373"/>
        </table:table-row>
        <table:table-row table:style-name="ro8">
          <table:table-cell office:value-type="float" office:value="6590" table:style-name="ce1">
            <text:p>6590</text:p>
          </table:table-cell>
          <table:table-cell office:value-type="string" table:style-name="ce56">
            <text:p>-344,111.16</text:p>
          </table:table-cell>
          <table:table-cell office:value-type="float" office:value="130.54" table:style-name="ce57">
            <text:p>130,5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002" table:style-name="ce1">
            <text:p>330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1-0 COMERCIAL KYWI S.A :COMERCIAL KYWI SA F#</text:p>
          </table:table-cell>
          <table:table-cell table:number-columns-repeated="16373"/>
        </table:table-row>
        <table:table-row table:style-name="ro8">
          <table:table-cell office:value-type="float" office:value="6591" table:style-name="ce1">
            <text:p>6591</text:p>
          </table:table-cell>
          <table:table-cell office:value-type="string" table:style-name="ce56">
            <text:p>-343,850.46</text:p>
          </table:table-cell>
          <table:table-cell office:value-type="float" office:value="260.7" table:style-name="ce57">
            <text:p>260,7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002" table:style-name="ce1">
            <text:p>330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1-0 COMERCIAL KYWI S.A :COMERCIAL KYWI F# 200</text:p>
          </table:table-cell>
          <table:table-cell table:number-columns-repeated="16373"/>
        </table:table-row>
        <table:table-row table:style-name="ro8">
          <table:table-cell office:value-type="float" office:value="6592" table:style-name="ce1">
            <text:p>6592</text:p>
          </table:table-cell>
          <table:table-cell office:value-type="string" table:style-name="ce56">
            <text:p>-343,769.99</text:p>
          </table:table-cell>
          <table:table-cell office:value-type="float" office:value="80.47" table:style-name="ce57">
            <text:p>80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102" table:style-name="ce1">
            <text:p>330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2-0 JORCHU SA :10 DISCO SIERRA CIRCULAR MADER</text:p>
          </table:table-cell>
          <table:table-cell table:number-columns-repeated="16373"/>
        </table:table-row>
        <table:table-row table:style-name="ro8">
          <table:table-cell office:value-type="float" office:value="6593" table:style-name="ce1">
            <text:p>6593</text:p>
          </table:table-cell>
          <table:table-cell office:value-type="string" table:style-name="ce56">
            <text:p>-343,121.52</text:p>
          </table:table-cell>
          <table:table-cell office:value-type="float" office:value="648.47" table:style-name="ce57">
            <text:p>648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102" table:style-name="ce1">
            <text:p>330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2-0 JORCHU SA :JORCHU SA F# 48575 COMPRA OJO</text:p>
          </table:table-cell>
          <table:table-cell table:number-columns-repeated="16373"/>
        </table:table-row>
        <table:table-row table:style-name="ro8">
          <table:table-cell office:value-type="float" office:value="6594" table:style-name="ce1">
            <text:p>6594</text:p>
          </table:table-cell>
          <table:table-cell office:value-type="string" table:style-name="ce56">
            <text:p>-342,972.97</text:p>
          </table:table-cell>
          <table:table-cell office:value-type="float" office:value="148.55000000000001" table:style-name="ce57">
            <text:p>148,5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102" table:style-name="ce1">
            <text:p>330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2-0 JORCHU SA :JORCHU SA F# 48549 COMPRA 9 LA</text:p>
          </table:table-cell>
          <table:table-cell table:number-columns-repeated="16373"/>
        </table:table-row>
        <table:table-row table:style-name="ro8">
          <table:table-cell office:value-type="float" office:value="6595" table:style-name="ce1">
            <text:p>6595</text:p>
          </table:table-cell>
          <table:table-cell office:value-type="string" table:style-name="ce56">
            <text:p>-342,786.77</text:p>
          </table:table-cell>
          <table:table-cell office:value-type="float" office:value="186.2" table:style-name="ce57">
            <text:p>186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202" table:style-name="ce1">
            <text:p>330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3-0 ALVARADO CEDEÑO AG :DISCO CORTE METAL 7"</text:p>
          </table:table-cell>
          <table:table-cell table:number-columns-repeated="16373"/>
        </table:table-row>
        <table:table-row table:style-name="ro8">
          <table:table-cell office:value-type="float" office:value="6596" table:style-name="ce1">
            <text:p>6596</text:p>
          </table:table-cell>
          <table:table-cell office:value-type="string" table:style-name="ce56">
            <text:p>-342,641.12</text:p>
          </table:table-cell>
          <table:table-cell office:value-type="float" office:value="145.65" table:style-name="ce57">
            <text:p>145,6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202" table:style-name="ce1">
            <text:p>330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3-0 ALVARADO CEDEÑO AG :MALLA HEXAGONAL 1/2"</text:p>
          </table:table-cell>
          <table:table-cell table:number-columns-repeated="16373"/>
        </table:table-row>
        <table:table-row table:style-name="ro8">
          <table:table-cell office:value-type="float" office:value="6597" table:style-name="ce1">
            <text:p>6597</text:p>
          </table:table-cell>
          <table:table-cell office:value-type="string" table:style-name="ce56">
            <text:p>-339,529.87</text:p>
          </table:table-cell>
          <table:table-cell office:value-type="float" office:value="3111.25" table:style-name="ce57">
            <text:p>3.111,2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302" table:style-name="ce1">
            <text:p>330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4-0 ELECTROLEG SA :ALAMBRE SOLIDO AWG #12 BLA</text:p>
          </table:table-cell>
          <table:table-cell table:number-columns-repeated="16373"/>
        </table:table-row>
        <table:table-row table:style-name="ro8">
          <table:table-cell office:value-type="float" office:value="6598" table:style-name="ce1">
            <text:p>6598</text:p>
          </table:table-cell>
          <table:table-cell office:value-type="string" table:style-name="ce56">
            <text:p>-338,415.58</text:p>
          </table:table-cell>
          <table:table-cell office:value-type="float" office:value="1114.29" table:style-name="ce57">
            <text:p>1.114,2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302" table:style-name="ce1">
            <text:p>330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4-0 ELECTROLEG SA :F# 31209 CONECTOR EMT 1/2</text:p>
          </table:table-cell>
          <table:table-cell table:number-columns-repeated="16373"/>
        </table:table-row>
        <table:table-row table:style-name="ro8">
          <table:table-cell office:value-type="float" office:value="6599" table:style-name="ce1">
            <text:p>6599</text:p>
          </table:table-cell>
          <table:table-cell office:value-type="string" table:style-name="ce56">
            <text:p>-338,366.66</text:p>
          </table:table-cell>
          <table:table-cell office:value-type="float" office:value="48.92" table:style-name="ce57">
            <text:p>48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302" table:style-name="ce1">
            <text:p>330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4-0 ELECTROLEG SA :ELECTROLEG SA F# 31489 COM</text:p>
          </table:table-cell>
          <table:table-cell table:number-columns-repeated="16373"/>
        </table:table-row>
        <table:table-row table:style-name="ro8">
          <table:table-cell office:value-type="float" office:value="6600" table:style-name="ce1">
            <text:p>6600</text:p>
          </table:table-cell>
          <table:table-cell office:value-type="string" table:style-name="ce56">
            <text:p>-338,252.28</text:p>
          </table:table-cell>
          <table:table-cell office:value-type="float" office:value="114.38" table:style-name="ce57">
            <text:p>114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402" table:style-name="ce1">
            <text:p>330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5-0 NUÑEZ CALLE JOSE A :F# 838 TRABAJOS DE CO</text:p>
          </table:table-cell>
          <table:table-cell table:number-columns-repeated="16373"/>
        </table:table-row>
        <table:table-row table:style-name="ro8">
          <table:table-cell office:value-type="float" office:value="6601" table:style-name="ce1">
            <text:p>6601</text:p>
          </table:table-cell>
          <table:table-cell office:value-type="string" table:style-name="ce56">
            <text:p>-335,668.27</text:p>
          </table:table-cell>
          <table:table-cell office:value-type="float" office:value="2584.0100000000002" table:style-name="ce57">
            <text:p>2.584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402" table:style-name="ce1">
            <text:p>330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5-0 NUÑEZ CALLE JOSE A :F# 839 COLOCACIÓN DE</text:p>
          </table:table-cell>
          <table:table-cell table:number-columns-repeated="16373"/>
        </table:table-row>
        <table:table-row table:style-name="ro8">
          <table:table-cell office:value-type="float" office:value="6602" table:style-name="ce1">
            <text:p>6602</text:p>
          </table:table-cell>
          <table:table-cell office:value-type="string" table:style-name="ce56">
            <text:p>-332,164.79</text:p>
          </table:table-cell>
          <table:table-cell office:value-type="float" office:value="3503.48" table:style-name="ce57">
            <text:p>3.503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402" table:style-name="ce1">
            <text:p>330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5-0 NUÑEZ CALLE JOSE A :F# 840 LEVANTAMIENTO</text:p>
          </table:table-cell>
          <table:table-cell table:number-columns-repeated="16373"/>
        </table:table-row>
        <table:table-row table:style-name="ro8">
          <table:table-cell office:value-type="float" office:value="6603" table:style-name="ce1">
            <text:p>6603</text:p>
          </table:table-cell>
          <table:table-cell office:value-type="string" table:style-name="ce56">
            <text:p>-332,095.99</text:p>
          </table:table-cell>
          <table:table-cell office:value-type="float" office:value="68.8" table:style-name="ce57">
            <text:p>68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0502" table:style-name="ce1">
            <text:p>330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96-0 EQUIPOS &amp; PRUEBAS <text:s/>:EQUIPOS Y PRUEBAS F#</text:p>
          </table:table-cell>
          <table:table-cell table:number-columns-repeated="16373"/>
        </table:table-row>
        <table:table-row table:style-name="ro8">
          <table:table-cell office:value-type="float" office:value="6604" table:style-name="ce1">
            <text:p>6604</text:p>
          </table:table-cell>
          <table:table-cell office:value-type="string" table:style-name="ce56">
            <text:p>-335,180.57</text:p>
          </table:table-cell>
          <table:table-cell office:value-type="float" office:value="0" table:style-name="ce57">
            <text:p>-<text:s/></text:p>
          </table:table-cell>
          <table:table-cell office:value-type="float" office:value="3084.58" table:style-name="ce57">
            <text:p>3.084,5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303" table:style-name="ce1">
            <text:p>292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27-001001-FRANCISCO TORRES F# 727 SERVIC</text:p>
          </table:table-cell>
          <table:table-cell table:number-columns-repeated="16373"/>
        </table:table-row>
        <table:table-row table:style-name="ro8">
          <table:table-cell office:value-type="float" office:value="6605" table:style-name="ce1">
            <text:p>6605</text:p>
          </table:table-cell>
          <table:table-cell office:value-type="string" table:style-name="ce56">
            <text:p>-335,725.07</text:p>
          </table:table-cell>
          <table:table-cell office:value-type="float" office:value="0" table:style-name="ce57">
            <text:p>-<text:s/></text:p>
          </table:table-cell>
          <table:table-cell office:value-type="float" office:value="544.5" table:style-name="ce57">
            <text:p>544,5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203" table:style-name="ce1">
            <text:p>296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98-001171-CARGARAUSTRAL SA F# 498 SERVIC</text:p>
          </table:table-cell>
          <table:table-cell table:number-columns-repeated="16373"/>
        </table:table-row>
        <table:table-row table:style-name="ro8">
          <table:table-cell office:value-type="float" office:value="6606" table:style-name="ce1">
            <text:p>6606</text:p>
          </table:table-cell>
          <table:table-cell office:value-type="string" table:style-name="ce56">
            <text:p>-336,121.07</text:p>
          </table:table-cell>
          <table:table-cell office:value-type="float" office:value="0" table:style-name="ce57">
            <text:p>-<text:s/></text:p>
          </table:table-cell>
          <table:table-cell office:value-type="float" office:value="396" table:style-name="ce57">
            <text:p>396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303" table:style-name="ce1">
            <text:p>296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99-001171-CARGARAUSTRAL SA F# 499 SERVIC</text:p>
          </table:table-cell>
          <table:table-cell table:number-columns-repeated="16373"/>
        </table:table-row>
        <table:table-row table:style-name="ro8">
          <table:table-cell office:value-type="float" office:value="6607" table:style-name="ce1">
            <text:p>6607</text:p>
          </table:table-cell>
          <table:table-cell office:value-type="string" table:style-name="ce56">
            <text:p>-336,398.27</text:p>
          </table:table-cell>
          <table:table-cell office:value-type="float" office:value="0" table:style-name="ce57">
            <text:p>-<text:s/></text:p>
          </table:table-cell>
          <table:table-cell office:value-type="float" office:value="277.2" table:style-name="ce57">
            <text:p>27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403" table:style-name="ce1">
            <text:p>296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500-001171-CARGARAUSTRAL SA F# 500 SERVIC</text:p>
          </table:table-cell>
          <table:table-cell table:number-columns-repeated="16373"/>
        </table:table-row>
        <table:table-row table:style-name="ro8">
          <table:table-cell office:value-type="float" office:value="6608" table:style-name="ce1">
            <text:p>6608</text:p>
          </table:table-cell>
          <table:table-cell office:value-type="string" table:style-name="ce56">
            <text:p>-339,641.34</text:p>
          </table:table-cell>
          <table:table-cell office:value-type="float" office:value="0" table:style-name="ce57">
            <text:p>-<text:s/></text:p>
          </table:table-cell>
          <table:table-cell office:value-type="float" office:value="3243.07" table:style-name="ce57">
            <text:p>3.243,0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803" table:style-name="ce1">
            <text:p>300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307502-000000-NUÑEZ CALLE JOSE JC AFECTA CI#</text:p>
          </table:table-cell>
          <table:table-cell table:number-columns-repeated="16373"/>
        </table:table-row>
        <table:table-row table:style-name="ro8">
          <table:table-cell office:value-type="float" office:value="6609" table:style-name="ce1">
            <text:p>6609</text:p>
          </table:table-cell>
          <table:table-cell office:value-type="string" table:style-name="ce56">
            <text:p>-341,498.16</text:p>
          </table:table-cell>
          <table:table-cell office:value-type="float" office:value="0" table:style-name="ce57">
            <text:p>-<text:s/></text:p>
          </table:table-cell>
          <table:table-cell office:value-type="float" office:value="1856.82" table:style-name="ce57">
            <text:p>1.856,8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903" table:style-name="ce1">
            <text:p>300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649544-000000-FACINSER CI POR ND# 649544 AFE</text:p>
          </table:table-cell>
          <table:table-cell table:number-columns-repeated="16373"/>
        </table:table-row>
        <table:table-row table:style-name="ro8">
          <table:table-cell office:value-type="float" office:value="6610" table:style-name="ce1">
            <text:p>6610</text:p>
          </table:table-cell>
          <table:table-cell office:value-type="string" table:style-name="ce56">
            <text:p>-343,316.06</text:p>
          </table:table-cell>
          <table:table-cell office:value-type="float" office:value="0" table:style-name="ce57">
            <text:p>-<text:s/></text:p>
          </table:table-cell>
          <table:table-cell office:value-type="float" office:value="1817.9" table:style-name="ce57">
            <text:p>1.817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003" table:style-name="ce1">
            <text:p>301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661497-000000-FACINSER CI POR ND # 661497 AN</text:p>
          </table:table-cell>
          <table:table-cell table:number-columns-repeated="16373"/>
        </table:table-row>
        <table:table-row table:style-name="ro8">
          <table:table-cell office:value-type="float" office:value="6611" table:style-name="ce1">
            <text:p>6611</text:p>
          </table:table-cell>
          <table:table-cell office:value-type="string" table:style-name="ce56">
            <text:p>-343,480.99</text:p>
          </table:table-cell>
          <table:table-cell office:value-type="float" office:value="0" table:style-name="ce57">
            <text:p>-<text:s/></text:p>
          </table:table-cell>
          <table:table-cell office:value-type="float" office:value="164.93" table:style-name="ce57">
            <text:p>164,9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103" table:style-name="ce1">
            <text:p>297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4-001011-TELCONET F# 423934 COMPRA 1 BO</text:p>
          </table:table-cell>
          <table:table-cell table:number-columns-repeated="16373"/>
        </table:table-row>
        <table:table-row table:style-name="ro8">
          <table:table-cell office:value-type="float" office:value="6612" table:style-name="ce1">
            <text:p>6612</text:p>
          </table:table-cell>
          <table:table-cell office:value-type="string" table:style-name="ce56">
            <text:p>-343,569.25</text:p>
          </table:table-cell>
          <table:table-cell office:value-type="float" office:value="0" table:style-name="ce57">
            <text:p>-<text:s/></text:p>
          </table:table-cell>
          <table:table-cell office:value-type="float" office:value="88.26" table:style-name="ce57">
            <text:p>88,2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203" table:style-name="ce1">
            <text:p>297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0-001011-TELCONET F# 423930 COMPRA 1 CA</text:p>
          </table:table-cell>
          <table:table-cell table:number-columns-repeated="16373"/>
        </table:table-row>
        <table:table-row table:style-name="ro8">
          <table:table-cell office:value-type="float" office:value="6613" table:style-name="ce1">
            <text:p>6613</text:p>
          </table:table-cell>
          <table:table-cell office:value-type="string" table:style-name="ce56">
            <text:p>-343,630.88</text:p>
          </table:table-cell>
          <table:table-cell office:value-type="float" office:value="0" table:style-name="ce57">
            <text:p>-<text:s/></text:p>
          </table:table-cell>
          <table:table-cell office:value-type="float" office:value="61.63" table:style-name="ce57">
            <text:p>61,6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303" table:style-name="ce1">
            <text:p>297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9-001011-TELCONET F# 423929 COMPRA COMP</text:p>
          </table:table-cell>
          <table:table-cell table:number-columns-repeated="16373"/>
        </table:table-row>
        <table:table-row table:style-name="ro8">
          <table:table-cell office:value-type="float" office:value="6614" table:style-name="ce1">
            <text:p>6614</text:p>
          </table:table-cell>
          <table:table-cell office:value-type="string" table:style-name="ce56">
            <text:p>-343,807.28</text:p>
          </table:table-cell>
          <table:table-cell office:value-type="float" office:value="0" table:style-name="ce57">
            <text:p>-<text:s/></text:p>
          </table:table-cell>
          <table:table-cell office:value-type="float" office:value="176.4" table:style-name="ce57">
            <text:p>176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803" table:style-name="ce1">
            <text:p>299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123-001101-BRENSAM BONILLA F# 123 COMPRA</text:p>
          </table:table-cell>
          <table:table-cell table:number-columns-repeated="16373"/>
        </table:table-row>
        <table:table-row table:style-name="ro8">
          <table:table-cell office:value-type="float" office:value="6615" table:style-name="ce1">
            <text:p>6615</text:p>
          </table:table-cell>
          <table:table-cell office:value-type="string" table:style-name="ce56">
            <text:p>-343,866.08</text:p>
          </table:table-cell>
          <table:table-cell office:value-type="float" office:value="0" table:style-name="ce57">
            <text:p>-<text:s/></text:p>
          </table:table-cell>
          <table:table-cell office:value-type="float" office:value="58.8" table:style-name="ce57">
            <text:p>58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903" table:style-name="ce1">
            <text:p>299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1745-001001-VIBARCAL F# 1745 TANQUERO DE A</text:p>
          </table:table-cell>
          <table:table-cell table:number-columns-repeated="16373"/>
        </table:table-row>
        <table:table-row table:style-name="ro8">
          <table:table-cell office:value-type="float" office:value="6616" table:style-name="ce1">
            <text:p>6616</text:p>
          </table:table-cell>
          <table:table-cell office:value-type="string" table:style-name="ce56">
            <text:p>-343,979.87</text:p>
          </table:table-cell>
          <table:table-cell office:value-type="float" office:value="0" table:style-name="ce57">
            <text:p>-<text:s/></text:p>
          </table:table-cell>
          <table:table-cell office:value-type="float" office:value="113.79" table:style-name="ce57">
            <text:p>113,7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003" table:style-name="ce1">
            <text:p>300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12273-001001-CARRERA LLAGUNO JONATHAN F# 12</text:p>
          </table:table-cell>
          <table:table-cell table:number-columns-repeated="16373"/>
        </table:table-row>
        <table:table-row table:style-name="ro8">
          <table:table-cell office:value-type="float" office:value="6617" table:style-name="ce1">
            <text:p>6617</text:p>
          </table:table-cell>
          <table:table-cell office:value-type="string" table:style-name="ce56">
            <text:p>-345,836.69</text:p>
          </table:table-cell>
          <table:table-cell office:value-type="float" office:value="0" table:style-name="ce57">
            <text:p>-<text:s/></text:p>
          </table:table-cell>
          <table:table-cell office:value-type="float" office:value="1856.82" table:style-name="ce57">
            <text:p>1.856,8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103" table:style-name="ce1">
            <text:p>300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2112-001001-FACINSER SA F# 2112 SERVICIO T</text:p>
          </table:table-cell>
          <table:table-cell table:number-columns-repeated="16373"/>
        </table:table-row>
        <table:table-row table:style-name="ro8">
          <table:table-cell office:value-type="float" office:value="6618" table:style-name="ce1">
            <text:p>6618</text:p>
          </table:table-cell>
          <table:table-cell office:value-type="string" table:style-name="ce56">
            <text:p>-349,079.76</text:p>
          </table:table-cell>
          <table:table-cell office:value-type="float" office:value="0" table:style-name="ce57">
            <text:p>-<text:s/></text:p>
          </table:table-cell>
          <table:table-cell office:value-type="float" office:value="3243.07" table:style-name="ce57">
            <text:p>3.243,0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203" table:style-name="ce1">
            <text:p>300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832-001001-NUÑEZ CALLE JOSE F# 832 ALQUIL</text:p>
          </table:table-cell>
          <table:table-cell table:number-columns-repeated="16373"/>
        </table:table-row>
        <table:table-row table:style-name="ro8">
          <table:table-cell office:value-type="float" office:value="6619" table:style-name="ce1">
            <text:p>6619</text:p>
          </table:table-cell>
          <table:table-cell office:value-type="string" table:style-name="ce56">
            <text:p>-357,473.70</text:p>
          </table:table-cell>
          <table:table-cell office:value-type="float" office:value="0" table:style-name="ce57">
            <text:p>-<text:s/></text:p>
          </table:table-cell>
          <table:table-cell office:value-type="float" office:value="8393.94" table:style-name="ce57">
            <text:p>8.393,9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403" table:style-name="ce1">
            <text:p>297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3-001011-TELCONET F# 423933 COMPRA 15 V</text:p>
          </table:table-cell>
          <table:table-cell table:number-columns-repeated="16373"/>
        </table:table-row>
        <table:table-row table:style-name="ro8">
          <table:table-cell office:value-type="float" office:value="6620" table:style-name="ce1">
            <text:p>6620</text:p>
          </table:table-cell>
          <table:table-cell office:value-type="string" table:style-name="ce56">
            <text:p>-357,677.54</text:p>
          </table:table-cell>
          <table:table-cell office:value-type="float" office:value="0" table:style-name="ce57">
            <text:p>-<text:s/></text:p>
          </table:table-cell>
          <table:table-cell office:value-type="float" office:value="203.84" table:style-name="ce57">
            <text:p>203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503" table:style-name="ce1">
            <text:p>297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3-001011-TELCONET F# 423923 COMPRA 12 C</text:p>
          </table:table-cell>
          <table:table-cell table:number-columns-repeated="16373"/>
        </table:table-row>
        <table:table-row table:style-name="ro8">
          <table:table-cell office:value-type="float" office:value="6621" table:style-name="ce1">
            <text:p>6621</text:p>
          </table:table-cell>
          <table:table-cell office:value-type="string" table:style-name="ce56">
            <text:p>-357,717.79</text:p>
          </table:table-cell>
          <table:table-cell office:value-type="float" office:value="0" table:style-name="ce57">
            <text:p>-<text:s/></text:p>
          </table:table-cell>
          <table:table-cell office:value-type="float" office:value="40.25" table:style-name="ce57">
            <text:p>40,2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603" table:style-name="ce1">
            <text:p>297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8-001011-TELCONET F# 423928 COMPRA 1 GA</text:p>
          </table:table-cell>
          <table:table-cell table:number-columns-repeated="16373"/>
        </table:table-row>
        <table:table-row table:style-name="ro8">
          <table:table-cell office:value-type="float" office:value="6622" table:style-name="ce1">
            <text:p>6622</text:p>
          </table:table-cell>
          <table:table-cell office:value-type="string" table:style-name="ce56">
            <text:p>-357,777.99</text:p>
          </table:table-cell>
          <table:table-cell office:value-type="float" office:value="0" table:style-name="ce57">
            <text:p>-<text:s/></text:p>
          </table:table-cell>
          <table:table-cell office:value-type="float" office:value="60.2" table:style-name="ce57">
            <text:p>60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703" table:style-name="ce1">
            <text:p>297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7-001011-TELCONET F# 423927 COMPRA 2 JE</text:p>
          </table:table-cell>
          <table:table-cell table:number-columns-repeated="16373"/>
        </table:table-row>
        <table:table-row table:style-name="ro8">
          <table:table-cell office:value-type="float" office:value="6623" table:style-name="ce1">
            <text:p>6623</text:p>
          </table:table-cell>
          <table:table-cell office:value-type="string" table:style-name="ce56">
            <text:p>-357,834.71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803" table:style-name="ce1">
            <text:p>297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2-001011-TELCONET F# 423922 COMPRA 1 BO</text:p>
          </table:table-cell>
          <table:table-cell table:number-columns-repeated="16373"/>
        </table:table-row>
        <table:table-row table:style-name="ro8">
          <table:table-cell office:value-type="float" office:value="6624" table:style-name="ce1">
            <text:p>6624</text:p>
          </table:table-cell>
          <table:table-cell office:value-type="string" table:style-name="ce56">
            <text:p>-357,922.98</text:p>
          </table:table-cell>
          <table:table-cell office:value-type="float" office:value="0" table:style-name="ce57">
            <text:p>-<text:s/></text:p>
          </table:table-cell>
          <table:table-cell office:value-type="float" office:value="88.27" table:style-name="ce57">
            <text:p>88,2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903" table:style-name="ce1">
            <text:p>297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1-001011-TELCONET F# 423931 COMPRA 1 CA</text:p>
          </table:table-cell>
          <table:table-cell table:number-columns-repeated="16373"/>
        </table:table-row>
        <table:table-row table:style-name="ro8">
          <table:table-cell office:value-type="float" office:value="6625" table:style-name="ce1">
            <text:p>6625</text:p>
          </table:table-cell>
          <table:table-cell office:value-type="string" table:style-name="ce56">
            <text:p>-357,963.23</text:p>
          </table:table-cell>
          <table:table-cell office:value-type="float" office:value="0" table:style-name="ce57">
            <text:p>-<text:s/></text:p>
          </table:table-cell>
          <table:table-cell office:value-type="float" office:value="40.25" table:style-name="ce57">
            <text:p>40,2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003" table:style-name="ce1">
            <text:p>298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6-001011-TELCONET F# 423926 COMPRA 1 GA</text:p>
          </table:table-cell>
          <table:table-cell table:number-columns-repeated="16373"/>
        </table:table-row>
        <table:table-row table:style-name="ro8">
          <table:table-cell office:value-type="float" office:value="6626" table:style-name="ce1">
            <text:p>6626</text:p>
          </table:table-cell>
          <table:table-cell office:value-type="string" table:style-name="ce56">
            <text:p>-358,003.48</text:p>
          </table:table-cell>
          <table:table-cell office:value-type="float" office:value="0" table:style-name="ce57">
            <text:p>-<text:s/></text:p>
          </table:table-cell>
          <table:table-cell office:value-type="float" office:value="40.25" table:style-name="ce57">
            <text:p>40,2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103" table:style-name="ce1">
            <text:p>298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5-001011-TELCONET F# 423925 COMPRA 1 GA</text:p>
          </table:table-cell>
          <table:table-cell table:number-columns-repeated="16373"/>
        </table:table-row>
        <table:table-row table:style-name="ro8">
          <table:table-cell office:value-type="float" office:value="6627" table:style-name="ce1">
            <text:p>6627</text:p>
          </table:table-cell>
          <table:table-cell office:value-type="string" table:style-name="ce56">
            <text:p>-354,822.64</text:p>
          </table:table-cell>
          <table:table-cell office:value-type="float" office:value="3180.84" table:style-name="ce57">
            <text:p>3.180,8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903" table:style-name="ce1">
            <text:p>296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138-000000-HORMIGONES HERCULES REGULARIZA</text:p>
          </table:table-cell>
          <table:table-cell table:number-columns-repeated="16373"/>
        </table:table-row>
        <table:table-row table:style-name="ro8">
          <table:table-cell office:value-type="float" office:value="6628" table:style-name="ce1">
            <text:p>6628</text:p>
          </table:table-cell>
          <table:table-cell office:value-type="string" table:style-name="ce56">
            <text:p>-351,641.80</text:p>
          </table:table-cell>
          <table:table-cell office:value-type="float" office:value="3180.84" table:style-name="ce57">
            <text:p>3.180,8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003" table:style-name="ce1">
            <text:p>297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000138-000000-UNION CEMENTERA TR#138 APLICA</text:p>
          </table:table-cell>
          <table:table-cell table:number-columns-repeated="16373"/>
        </table:table-row>
        <table:table-row table:style-name="ro8">
          <table:table-cell office:value-type="float" office:value="6629" table:style-name="ce1">
            <text:p>6629</text:p>
          </table:table-cell>
          <table:table-cell office:value-type="string" table:style-name="ce56">
            <text:p>-351,412.33</text:p>
          </table:table-cell>
          <table:table-cell office:value-type="float" office:value="229.47" table:style-name="ce57">
            <text:p>229,4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403" table:style-name="ce1">
            <text:p>300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000009984-002002-SWISSOIL NC APLICA F# 59058 CO</text:p>
          </table:table-cell>
          <table:table-cell table:number-columns-repeated="16373"/>
        </table:table-row>
        <table:table-row table:style-name="ro8">
          <table:table-cell office:value-type="float" office:value="6630" table:style-name="ce1">
            <text:p>6630</text:p>
          </table:table-cell>
          <table:table-cell office:value-type="string" table:style-name="ce56">
            <text:p>-344,079.40</text:p>
          </table:table-cell>
          <table:table-cell office:value-type="float" office:value="7332.93" table:style-name="ce57">
            <text:p>7.332,9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703" table:style-name="ce1">
            <text:p>289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000345-000000-PABLO LIGORGURO FALCONES CI AP</text:p>
          </table:table-cell>
          <table:table-cell table:number-columns-repeated="16373"/>
        </table:table-row>
        <table:table-row table:style-name="ro8">
          <table:table-cell office:value-type="float" office:value="6631" table:style-name="ce1">
            <text:p>6631</text:p>
          </table:table-cell>
          <table:table-cell office:value-type="string" table:style-name="ce56">
            <text:p>-342,261.50</text:p>
          </table:table-cell>
          <table:table-cell office:value-type="float" office:value="1817.9" table:style-name="ce57">
            <text:p>1.817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003" table:style-name="ce1">
            <text:p>301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661497-000000-FACINSER CI POR ND # 661497 AN</text:p>
          </table:table-cell>
          <table:table-cell table:number-columns-repeated="16373"/>
        </table:table-row>
        <table:table-row table:style-name="ro8">
          <table:table-cell office:value-type="float" office:value="6632" table:style-name="ce1">
            <text:p>6632</text:p>
          </table:table-cell>
          <table:table-cell office:value-type="string" table:style-name="ce56">
            <text:p>-339,018.43</text:p>
          </table:table-cell>
          <table:table-cell office:value-type="float" office:value="3243.07" table:style-name="ce57">
            <text:p>3.243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603" table:style-name="ce1">
            <text:p>300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656793-000000-NUÑEZ CALLE JOSE CI POR ND# 65</text:p>
          </table:table-cell>
          <table:table-cell table:number-columns-repeated="16373"/>
        </table:table-row>
        <table:table-row table:style-name="ro8">
          <table:table-cell office:value-type="float" office:value="6633" table:style-name="ce1">
            <text:p>6633</text:p>
          </table:table-cell>
          <table:table-cell office:value-type="string" table:style-name="ce56">
            <text:p>-335,775.36</text:p>
          </table:table-cell>
          <table:table-cell office:value-type="float" office:value="3243.07" table:style-name="ce57">
            <text:p>3.243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803" table:style-name="ce1">
            <text:p>300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307502-000000-NUÑEZ CALLE JOSE JC AFECTA CI#</text:p>
          </table:table-cell>
          <table:table-cell table:number-columns-repeated="16373"/>
        </table:table-row>
        <table:table-row table:style-name="ro8">
          <table:table-cell office:value-type="float" office:value="6634" table:style-name="ce1">
            <text:p>6634</text:p>
          </table:table-cell>
          <table:table-cell office:value-type="string" table:style-name="ce56">
            <text:p>-333,918.54</text:p>
          </table:table-cell>
          <table:table-cell office:value-type="float" office:value="1856.82" table:style-name="ce57">
            <text:p>1.856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903" table:style-name="ce1">
            <text:p>300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649544-000000-FACINSER CI POR ND# 649544 AFE</text:p>
          </table:table-cell>
          <table:table-cell table:number-columns-repeated="16373"/>
        </table:table-row>
        <table:table-row table:style-name="ro8">
          <table:table-cell office:value-type="float" office:value="6635" table:style-name="ce1">
            <text:p>6635</text:p>
          </table:table-cell>
          <table:table-cell office:value-type="string" table:style-name="ce56">
            <text:p>-333,885.05</text:p>
          </table:table-cell>
          <table:table-cell office:value-type="float" office:value="33.49" table:style-name="ce57">
            <text:p>33,4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503" table:style-name="ce1">
            <text:p>287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000014432-001007-ELECTROLEG NC# 14432 AFECTA F#</text:p>
          </table:table-cell>
          <table:table-cell table:number-columns-repeated="16373"/>
        </table:table-row>
        <table:table-row table:style-name="ro8">
          <table:table-cell office:value-type="float" office:value="6636" table:style-name="ce1">
            <text:p>6636</text:p>
          </table:table-cell>
          <table:table-cell office:value-type="string" table:style-name="ce56">
            <text:p>-331,607.01</text:p>
          </table:table-cell>
          <table:table-cell office:value-type="float" office:value="2278.04" table:style-name="ce57">
            <text:p>2.278,0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202" table:style-name="ce1">
            <text:p>324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2-0 LIGORGURO FALCONES :F# 343 CANALES METALI</text:p>
          </table:table-cell>
          <table:table-cell table:number-columns-repeated="16373"/>
        </table:table-row>
        <table:table-row table:style-name="ro8">
          <table:table-cell office:value-type="float" office:value="6637" table:style-name="ce1">
            <text:p>6637</text:p>
          </table:table-cell>
          <table:table-cell office:value-type="string" table:style-name="ce56">
            <text:p>-331,388.32</text:p>
          </table:table-cell>
          <table:table-cell office:value-type="float" office:value="218.69" table:style-name="ce57">
            <text:p>218,6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402" table:style-name="ce1">
            <text:p>324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4-0 JESUS MESIAS GUIRA :JESUS GUIRACOCHA F# 1</text:p>
          </table:table-cell>
          <table:table-cell table:number-columns-repeated="16373"/>
        </table:table-row>
        <table:table-row table:style-name="ro8">
          <table:table-cell office:value-type="float" office:value="6638" table:style-name="ce1">
            <text:p>6638</text:p>
          </table:table-cell>
          <table:table-cell office:value-type="string" table:style-name="ce56">
            <text:p>-331,115.52</text:p>
          </table:table-cell>
          <table:table-cell office:value-type="float" office:value="272.8" table:style-name="ce57">
            <text:p>272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502" table:style-name="ce1">
            <text:p>324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5-0 COMERCIAL KYWI S.A :F# 1941 COMPRA 3 SELL</text:p>
          </table:table-cell>
          <table:table-cell table:number-columns-repeated="16373"/>
        </table:table-row>
        <table:table-row table:style-name="ro8">
          <table:table-cell office:value-type="float" office:value="6639" table:style-name="ce1">
            <text:p>6639</text:p>
          </table:table-cell>
          <table:table-cell office:value-type="string" table:style-name="ce56">
            <text:p>-331,100.78</text:p>
          </table:table-cell>
          <table:table-cell office:value-type="float" office:value="14.74" table:style-name="ce57">
            <text:p>14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602" table:style-name="ce1">
            <text:p>324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6-0 HENK CENTENO FREDD :HENK CENTENO FREDDY F</text:p>
          </table:table-cell>
          <table:table-cell table:number-columns-repeated="16373"/>
        </table:table-row>
        <table:table-row table:style-name="ro8">
          <table:table-cell office:value-type="float" office:value="6640" table:style-name="ce1">
            <text:p>6640</text:p>
          </table:table-cell>
          <table:table-cell office:value-type="string" table:style-name="ce56">
            <text:p>-324,065.10</text:p>
          </table:table-cell>
          <table:table-cell office:value-type="float" office:value="7035.68" table:style-name="ce57">
            <text:p>7.035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4702" table:style-name="ce1">
            <text:p>324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7-0 ALCIVAR BRICIO HUM :ALCIVAR BRICIO HUMBER</text:p>
          </table:table-cell>
          <table:table-cell table:number-columns-repeated="16373"/>
        </table:table-row>
        <table:table-row table:style-name="ro8">
          <table:table-cell office:value-type="float" office:value="6641" table:style-name="ce1">
            <text:p>6641</text:p>
          </table:table-cell>
          <table:table-cell office:value-type="string" table:style-name="ce56">
            <text:p>-323,686.42</text:p>
          </table:table-cell>
          <table:table-cell office:value-type="float" office:value="378.68" table:style-name="ce57">
            <text:p>378,6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7102" table:style-name="ce1">
            <text:p>327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9-0 SUMBA ORTEGA IVAN <text:s/>:F# 587 PROYECTO EN LA</text:p>
          </table:table-cell>
          <table:table-cell table:number-columns-repeated="16373"/>
        </table:table-row>
        <table:table-row table:style-name="ro8">
          <table:table-cell office:value-type="float" office:value="6642" table:style-name="ce1">
            <text:p>6642</text:p>
          </table:table-cell>
          <table:table-cell office:value-type="string" table:style-name="ce56">
            <text:p>-322,848.22</text:p>
          </table:table-cell>
          <table:table-cell office:value-type="float" office:value="838.2" table:style-name="ce57">
            <text:p>838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602" table:style-name="ce1">
            <text:p>323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K 947-0 MARCELO NARVÁEZ AN :F# 18334 ALQUILER DE</text:p>
          </table:table-cell>
          <table:table-cell table:number-columns-repeated="16373"/>
        </table:table-row>
        <table:table-row table:style-name="ro8">
          <table:table-cell office:value-type="float" office:value="6643" table:style-name="ce1">
            <text:p>6643</text:p>
          </table:table-cell>
          <table:table-cell office:value-type="string" table:style-name="ce56">
            <text:p>-321,629.02</text:p>
          </table:table-cell>
          <table:table-cell office:value-type="float" office:value="1219.2" table:style-name="ce57">
            <text:p>1.219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702" table:style-name="ce1">
            <text:p>323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K 948-0 MARCELO NARVÁEZ AN :F# 18335 ALQUILER 20</text:p>
          </table:table-cell>
          <table:table-cell table:number-columns-repeated="16373"/>
        </table:table-row>
        <table:table-row table:style-name="ro8">
          <table:table-cell office:value-type="float" office:value="6644" table:style-name="ce1">
            <text:p>6644</text:p>
          </table:table-cell>
          <table:table-cell office:value-type="string" table:style-name="ce56">
            <text:p>-320,902.58</text:p>
          </table:table-cell>
          <table:table-cell office:value-type="float" office:value="726.44" table:style-name="ce57">
            <text:p>726,4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3802" table:style-name="ce1">
            <text:p>323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K 949-0 MARCELO NARVÁEZ AN :F# 18336 ALQUILER DE</text:p>
          </table:table-cell>
          <table:table-cell table:number-columns-repeated="16373"/>
        </table:table-row>
        <table:table-row table:style-name="ro8">
          <table:table-cell office:value-type="float" office:value="6645" table:style-name="ce1">
            <text:p>6645</text:p>
          </table:table-cell>
          <table:table-cell office:value-type="string" table:style-name="ce56">
            <text:p>-320,843.18</text:p>
          </table:table-cell>
          <table:table-cell office:value-type="float" office:value="59.4" table:style-name="ce57">
            <text:p>59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002" table:style-name="ce1">
            <text:p>325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49-0 WILFRIDO ZAMBRANO <text:s/>:SERVICIO TRANSPORTE D</text:p>
          </table:table-cell>
          <table:table-cell table:number-columns-repeated="16373"/>
        </table:table-row>
        <table:table-row table:style-name="ro8">
          <table:table-cell office:value-type="float" office:value="6646" table:style-name="ce1">
            <text:p>6646</text:p>
          </table:table-cell>
          <table:table-cell office:value-type="string" table:style-name="ce56">
            <text:p>-316,609.58</text:p>
          </table:table-cell>
          <table:table-cell office:value-type="float" office:value="4233.6000000000004" table:style-name="ce57">
            <text:p>4.233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102" table:style-name="ce1">
            <text:p>325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0-0 BRENSAM BONILLA S. :SUB BASE</text:p>
          </table:table-cell>
          <table:table-cell table:number-columns-repeated="16373"/>
        </table:table-row>
        <table:table-row table:style-name="ro8">
          <table:table-cell office:value-type="float" office:value="6647" table:style-name="ce1">
            <text:p>6647</text:p>
          </table:table-cell>
          <table:table-cell office:value-type="string" table:style-name="ce56">
            <text:p>-315,619.58</text:p>
          </table:table-cell>
          <table:table-cell office:value-type="float" office:value="990" table:style-name="ce57">
            <text:p>99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102" table:style-name="ce1">
            <text:p>325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0-0 BRENSAM BONILLA S. :TRANSPORTE DE CISCO</text:p>
          </table:table-cell>
          <table:table-cell table:number-columns-repeated="16373"/>
        </table:table-row>
        <table:table-row table:style-name="ro8">
          <table:table-cell office:value-type="float" office:value="6648" table:style-name="ce1">
            <text:p>6648</text:p>
          </table:table-cell>
          <table:table-cell office:value-type="string" table:style-name="ce56">
            <text:p>-314,031.98</text:p>
          </table:table-cell>
          <table:table-cell office:value-type="float" office:value="1587.6" table:style-name="ce57">
            <text:p>1.587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102" table:style-name="ce1">
            <text:p>325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0-0 BRENSAM BONILLA S. :F# 120 <text:s/>SUB BASE</text:p>
          </table:table-cell>
          <table:table-cell table:number-columns-repeated="16373"/>
        </table:table-row>
        <table:table-row table:style-name="ro8">
          <table:table-cell office:value-type="float" office:value="6649" table:style-name="ce1">
            <text:p>6649</text:p>
          </table:table-cell>
          <table:table-cell office:value-type="string" table:style-name="ce56">
            <text:p>-312,217.56</text:p>
          </table:table-cell>
          <table:table-cell office:value-type="float" office:value="1814.42" table:style-name="ce57">
            <text:p>1.814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302" table:style-name="ce1">
            <text:p>325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2-0 COMERCIALIZADORA O :COMERC. ORTIZLOFREDO</text:p>
          </table:table-cell>
          <table:table-cell table:number-columns-repeated="16373"/>
        </table:table-row>
        <table:table-row table:style-name="ro8">
          <table:table-cell office:value-type="float" office:value="6650" table:style-name="ce1">
            <text:p>6650</text:p>
          </table:table-cell>
          <table:table-cell office:value-type="string" table:style-name="ce56">
            <text:p>-310,403.14</text:p>
          </table:table-cell>
          <table:table-cell office:value-type="float" office:value="1814.42" table:style-name="ce57">
            <text:p>1.814,4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302" table:style-name="ce1">
            <text:p>325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2-0 COMERCIALIZADORA O :COMERC. ORTIZLOFREDO</text:p>
          </table:table-cell>
          <table:table-cell table:number-columns-repeated="16373"/>
        </table:table-row>
        <table:table-row table:style-name="ro8">
          <table:table-cell office:value-type="float" office:value="6651" table:style-name="ce1">
            <text:p>6651</text:p>
          </table:table-cell>
          <table:table-cell office:value-type="string" table:style-name="ce56">
            <text:p>-309,484.13</text:p>
          </table:table-cell>
          <table:table-cell office:value-type="float" office:value="919.01" table:style-name="ce57">
            <text:p>919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402" table:style-name="ce1">
            <text:p>325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3-0 COMERCIALIZADORA O :F# 8232 PLYWOOD ECO 1</text:p>
          </table:table-cell>
          <table:table-cell table:number-columns-repeated="16373"/>
        </table:table-row>
        <table:table-row table:style-name="ro8">
          <table:table-cell office:value-type="float" office:value="6652" table:style-name="ce1">
            <text:p>6652</text:p>
          </table:table-cell>
          <table:table-cell office:value-type="string" table:style-name="ce56">
            <text:p>-307,669.75</text:p>
          </table:table-cell>
          <table:table-cell office:value-type="float" office:value="1814.38" table:style-name="ce57">
            <text:p>1.814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402" table:style-name="ce1">
            <text:p>325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3-0 COMERCIALIZADORA O :F# 8265 COMPRA DE 240</text:p>
          </table:table-cell>
          <table:table-cell table:number-columns-repeated="16373"/>
        </table:table-row>
        <table:table-row table:style-name="ro8">
          <table:table-cell office:value-type="float" office:value="6653" table:style-name="ce1">
            <text:p>6653</text:p>
          </table:table-cell>
          <table:table-cell office:value-type="string" table:style-name="ce56">
            <text:p>-307,229.75</text:p>
          </table:table-cell>
          <table:table-cell office:value-type="float" office:value="440" table:style-name="ce57">
            <text:p>44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602" table:style-name="ce1">
            <text:p>325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5-0 VINITALY S.A. :F# 3111 ALQUILER DE UNA CO</text:p>
          </table:table-cell>
          <table:table-cell table:number-columns-repeated="16373"/>
        </table:table-row>
        <table:table-row table:style-name="ro8">
          <table:table-cell office:value-type="float" office:value="6654" table:style-name="ce1">
            <text:p>6654</text:p>
          </table:table-cell>
          <table:table-cell office:value-type="string" table:style-name="ce56">
            <text:p>-307,031.75</text:p>
          </table:table-cell>
          <table:table-cell office:value-type="float" office:value="198" table:style-name="ce57">
            <text:p>198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602" table:style-name="ce1">
            <text:p>325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5-0 VINITALY S.A. :F# 3112 ALQUILER DE RODILL</text:p>
          </table:table-cell>
          <table:table-cell table:number-columns-repeated="16373"/>
        </table:table-row>
        <table:table-row table:style-name="ro8">
          <table:table-cell office:value-type="float" office:value="6655" table:style-name="ce1">
            <text:p>6655</text:p>
          </table:table-cell>
          <table:table-cell office:value-type="string" table:style-name="ce56">
            <text:p>-306,432.91</text:p>
          </table:table-cell>
          <table:table-cell office:value-type="float" office:value="598.84" table:style-name="ce57">
            <text:p>598,8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702" table:style-name="ce1">
            <text:p>325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6-0 ALVARADO CEDEÑO AG :TUBO EMT 3/4 - TUBO E</text:p>
          </table:table-cell>
          <table:table-cell table:number-columns-repeated="16373"/>
        </table:table-row>
        <table:table-row table:style-name="ro8">
          <table:table-cell office:value-type="float" office:value="6656" table:style-name="ce1">
            <text:p>6656</text:p>
          </table:table-cell>
          <table:table-cell office:value-type="string" table:style-name="ce56">
            <text:p>-306,214.92</text:p>
          </table:table-cell>
          <table:table-cell office:value-type="float" office:value="217.99" table:style-name="ce57">
            <text:p>217,9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702" table:style-name="ce1">
            <text:p>325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6-0 ALVARADO CEDEÑO AG :CODO DESAGUE 45- CODO</text:p>
          </table:table-cell>
          <table:table-cell table:number-columns-repeated="16373"/>
        </table:table-row>
        <table:table-row table:style-name="ro8">
          <table:table-cell office:value-type="float" office:value="6657" table:style-name="ce1">
            <text:p>6657</text:p>
          </table:table-cell>
          <table:table-cell office:value-type="string" table:style-name="ce56">
            <text:p>-305,872.78</text:p>
          </table:table-cell>
          <table:table-cell office:value-type="float" office:value="342.14" table:style-name="ce57">
            <text:p>342,1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702" table:style-name="ce1">
            <text:p>325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6-0 ALVARADO CEDEÑO AG :TUBO PVC DESAGUE 76MM</text:p>
          </table:table-cell>
          <table:table-cell table:number-columns-repeated="16373"/>
        </table:table-row>
        <table:table-row table:style-name="ro8">
          <table:table-cell office:value-type="float" office:value="6658" table:style-name="ce1">
            <text:p>6658</text:p>
          </table:table-cell>
          <table:table-cell office:value-type="string" table:style-name="ce56">
            <text:p>-305,290.18</text:p>
          </table:table-cell>
          <table:table-cell office:value-type="float" office:value="582.6" table:style-name="ce57">
            <text:p>582,6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702" table:style-name="ce1">
            <text:p>3257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6-0 ALVARADO CEDEÑO AG :MALLA EXAGONAL 1/2" 1</text:p>
          </table:table-cell>
          <table:table-cell table:number-columns-repeated="16373"/>
        </table:table-row>
        <table:table-row table:style-name="ro8">
          <table:table-cell office:value-type="float" office:value="6659" table:style-name="ce1">
            <text:p>6659</text:p>
          </table:table-cell>
          <table:table-cell office:value-type="string" table:style-name="ce56">
            <text:p>-305,279.45</text:p>
          </table:table-cell>
          <table:table-cell office:value-type="float" office:value="10.73" table:style-name="ce57">
            <text:p>10,7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802" table:style-name="ce1">
            <text:p>325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7-0 SUMBA ORTEGA IVAN <text:s/>:F# 586 PROYECTO EN LA</text:p>
          </table:table-cell>
          <table:table-cell table:number-columns-repeated="16373"/>
        </table:table-row>
        <table:table-row table:style-name="ro8">
          <table:table-cell office:value-type="float" office:value="6660" table:style-name="ce1">
            <text:p>6660</text:p>
          </table:table-cell>
          <table:table-cell office:value-type="string" table:style-name="ce56">
            <text:p>-304,936.45</text:p>
          </table:table-cell>
          <table:table-cell office:value-type="float" office:value="343" table:style-name="ce57">
            <text:p>343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902" table:style-name="ce1">
            <text:p>325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8-0 TRANSPORTE CARGA P :7 TANQUEROS DE AGUA P</text:p>
          </table:table-cell>
          <table:table-cell table:number-columns-repeated="16373"/>
        </table:table-row>
        <table:table-row table:style-name="ro8">
          <table:table-cell office:value-type="float" office:value="6661" table:style-name="ce1">
            <text:p>6661</text:p>
          </table:table-cell>
          <table:table-cell office:value-type="string" table:style-name="ce56">
            <text:p>-304,789.45</text:p>
          </table:table-cell>
          <table:table-cell office:value-type="float" office:value="147" table:style-name="ce57">
            <text:p>14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5902" table:style-name="ce1">
            <text:p>3259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8-0 TRANSPORTE CARGA P :3 TANQUEROS DE AGUA</text:p>
          </table:table-cell>
          <table:table-cell table:number-columns-repeated="16373"/>
        </table:table-row>
        <table:table-row table:style-name="ro8">
          <table:table-cell office:value-type="float" office:value="6662" table:style-name="ce1">
            <text:p>6662</text:p>
          </table:table-cell>
          <table:table-cell office:value-type="string" table:style-name="ce56">
            <text:p>-303,812.68</text:p>
          </table:table-cell>
          <table:table-cell office:value-type="float" office:value="976.77" table:style-name="ce57">
            <text:p>976,7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002" table:style-name="ce1">
            <text:p>326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59-0 TORREGASI S.A. :TORREGASI SA F# 2606 DIES</text:p>
          </table:table-cell>
          <table:table-cell table:number-columns-repeated="16373"/>
        </table:table-row>
        <table:table-row table:style-name="ro8">
          <table:table-cell office:value-type="float" office:value="6663" table:style-name="ce1">
            <text:p>6663</text:p>
          </table:table-cell>
          <table:table-cell office:value-type="string" table:style-name="ce56">
            <text:p>-303,515.68</text:p>
          </table:table-cell>
          <table:table-cell office:value-type="float" office:value="297" table:style-name="ce57">
            <text:p>29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102" table:style-name="ce1">
            <text:p>3261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0-0 SALCEDO MOTORS S.A :F# 3647 ASISTENCIA TE</text:p>
          </table:table-cell>
          <table:table-cell table:number-columns-repeated="16373"/>
        </table:table-row>
        <table:table-row table:style-name="ro8">
          <table:table-cell office:value-type="float" office:value="6664" table:style-name="ce1">
            <text:p>6664</text:p>
          </table:table-cell>
          <table:table-cell office:value-type="string" table:style-name="ce56">
            <text:p>-303,496.94</text:p>
          </table:table-cell>
          <table:table-cell office:value-type="float" office:value="18.739999999999998" table:style-name="ce57">
            <text:p>18,7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202" table:style-name="ce1">
            <text:p>326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1-0 SERVIDECONS SA :F# 61469 COMPRA CODO DESA</text:p>
          </table:table-cell>
          <table:table-cell table:number-columns-repeated="16373"/>
        </table:table-row>
        <table:table-row table:style-name="ro8">
          <table:table-cell office:value-type="float" office:value="6665" table:style-name="ce1">
            <text:p>6665</text:p>
          </table:table-cell>
          <table:table-cell office:value-type="string" table:style-name="ce56">
            <text:p>-303,053.79</text:p>
          </table:table-cell>
          <table:table-cell office:value-type="float" office:value="443.15" table:style-name="ce57">
            <text:p>443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202" table:style-name="ce1">
            <text:p>3262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1-0 SERVIDECONS SA :F# 61525 COMPRA CUARTON S</text:p>
          </table:table-cell>
          <table:table-cell table:number-columns-repeated="16373"/>
        </table:table-row>
        <table:table-row table:style-name="ro8">
          <table:table-cell office:value-type="float" office:value="6666" table:style-name="ce1">
            <text:p>6666</text:p>
          </table:table-cell>
          <table:table-cell office:value-type="string" table:style-name="ce56">
            <text:p>-302,974.59</text:p>
          </table:table-cell>
          <table:table-cell office:value-type="float" office:value="79.2" table:style-name="ce57">
            <text:p>79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302" table:style-name="ce1">
            <text:p>3263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2-0 TRANS- NARVAEZ CIA :SERVICIO DE TRANSPORT</text:p>
          </table:table-cell>
          <table:table-cell table:number-columns-repeated="16373"/>
        </table:table-row>
        <table:table-row table:style-name="ro8">
          <table:table-cell office:value-type="float" office:value="6667" table:style-name="ce1">
            <text:p>6667</text:p>
          </table:table-cell>
          <table:table-cell office:value-type="string" table:style-name="ce56">
            <text:p>-302,791.71</text:p>
          </table:table-cell>
          <table:table-cell office:value-type="float" office:value="182.88" table:style-name="ce57">
            <text:p>182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26402" table:style-name="ce1">
            <text:p>3264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TR 163-0 FIGUEROA BOLAÑOS J :MOTOBOMBA, CORTADORA,</text:p>
          </table:table-cell>
          <table:table-cell table:number-columns-repeated="16373"/>
        </table:table-row>
        <table:table-row table:style-name="ro8">
          <table:table-cell office:value-type="float" office:value="6668" table:style-name="ce1">
            <text:p>6668</text:p>
          </table:table-cell>
          <table:table-cell office:value-type="string" table:style-name="ce56">
            <text:p>-303,487.52</text:p>
          </table:table-cell>
          <table:table-cell office:value-type="float" office:value="0" table:style-name="ce57">
            <text:p>-<text:s/></text:p>
          </table:table-cell>
          <table:table-cell office:value-type="float" office:value="695.81" table:style-name="ce57">
            <text:p>695,8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403" table:style-name="ce1">
            <text:p>291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511-021001-UNION CEMENTERA NACIONAL F# 51</text:p>
          </table:table-cell>
          <table:table-cell table:number-columns-repeated="16373"/>
        </table:table-row>
        <table:table-row table:style-name="ro8">
          <table:table-cell office:value-type="float" office:value="6669" table:style-name="ce1">
            <text:p>6669</text:p>
          </table:table-cell>
          <table:table-cell office:value-type="string" table:style-name="ce56">
            <text:p>-303,617.88</text:p>
          </table:table-cell>
          <table:table-cell office:value-type="float" office:value="0" table:style-name="ce57">
            <text:p>-<text:s/></text:p>
          </table:table-cell>
          <table:table-cell office:value-type="float" office:value="130.36000000000001" table:style-name="ce57">
            <text:p>130,3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503" table:style-name="ce1">
            <text:p>291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32137687-001064-CONECEL F# 32137687 CONSUMO CE</text:p>
          </table:table-cell>
          <table:table-cell table:number-columns-repeated="16373"/>
        </table:table-row>
        <table:table-row table:style-name="ro8">
          <table:table-cell office:value-type="float" office:value="6670" table:style-name="ce1">
            <text:p>6670</text:p>
          </table:table-cell>
          <table:table-cell office:value-type="string" table:style-name="ce56">
            <text:p>-303,836.57</text:p>
          </table:table-cell>
          <table:table-cell office:value-type="float" office:value="0" table:style-name="ce57">
            <text:p>-<text:s/></text:p>
          </table:table-cell>
          <table:table-cell office:value-type="float" office:value="218.69" table:style-name="ce57">
            <text:p>218,6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603" table:style-name="ce1">
            <text:p>291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1390-001001-JESUS GUIRACOCHA F# 1390 SIEMB</text:p>
          </table:table-cell>
          <table:table-cell table:number-columns-repeated="16373"/>
        </table:table-row>
        <table:table-row table:style-name="ro8">
          <table:table-cell office:value-type="float" office:value="6671" table:style-name="ce1">
            <text:p>6671</text:p>
          </table:table-cell>
          <table:table-cell office:value-type="string" table:style-name="ce56">
            <text:p>-304,066.04</text:p>
          </table:table-cell>
          <table:table-cell office:value-type="float" office:value="0" table:style-name="ce57">
            <text:p>-<text:s/></text:p>
          </table:table-cell>
          <table:table-cell office:value-type="float" office:value="229.47" table:style-name="ce57">
            <text:p>229,4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303" table:style-name="ce1">
            <text:p>300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59058-002002-SWISSOIL F# 59058 COMPRA HIDRA</text:p>
          </table:table-cell>
          <table:table-cell table:number-columns-repeated="16373"/>
        </table:table-row>
        <table:table-row table:style-name="ro8">
          <table:table-cell office:value-type="float" office:value="6672" table:style-name="ce1">
            <text:p>6672</text:p>
          </table:table-cell>
          <table:table-cell office:value-type="string" table:style-name="ce56">
            <text:p>-304,914.08</text:p>
          </table:table-cell>
          <table:table-cell office:value-type="float" office:value="0" table:style-name="ce57">
            <text:p>-<text:s/></text:p>
          </table:table-cell>
          <table:table-cell office:value-type="float" office:value="848.04" table:style-name="ce57">
            <text:p>848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903" table:style-name="ce1">
            <text:p>289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800-001002-COMERC. ORTIZLOFREDO F# 8800 C</text:p>
          </table:table-cell>
          <table:table-cell table:number-columns-repeated="16373"/>
        </table:table-row>
        <table:table-row table:style-name="ro8">
          <table:table-cell office:value-type="float" office:value="6673" table:style-name="ce1">
            <text:p>6673</text:p>
          </table:table-cell>
          <table:table-cell office:value-type="string" table:style-name="ce56">
            <text:p>-305,821.28</text:p>
          </table:table-cell>
          <table:table-cell office:value-type="float" office:value="0" table:style-name="ce57">
            <text:p>-<text:s/></text:p>
          </table:table-cell>
          <table:table-cell office:value-type="float" office:value="907.2" table:style-name="ce57">
            <text:p>90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003" table:style-name="ce1">
            <text:p>290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782-001002-COMERC. ORTIZLOFREDO F# 8782 C</text:p>
          </table:table-cell>
          <table:table-cell table:number-columns-repeated="16373"/>
        </table:table-row>
        <table:table-row table:style-name="ro8">
          <table:table-cell office:value-type="float" office:value="6674" table:style-name="ce1">
            <text:p>6674</text:p>
          </table:table-cell>
          <table:table-cell office:value-type="string" table:style-name="ce56">
            <text:p>-306,278.48</text:p>
          </table:table-cell>
          <table:table-cell office:value-type="float" office:value="0" table:style-name="ce57">
            <text:p>-<text:s/></text:p>
          </table:table-cell>
          <table:table-cell office:value-type="float" office:value="457.2" table:style-name="ce57">
            <text:p>45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103" table:style-name="ce1">
            <text:p>290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54-002002-BOWEN MENDOZA JOSE F# 354 CANA</text:p>
          </table:table-cell>
          <table:table-cell table:number-columns-repeated="16373"/>
        </table:table-row>
        <table:table-row table:style-name="ro8">
          <table:table-cell office:value-type="float" office:value="6675" table:style-name="ce1">
            <text:p>6675</text:p>
          </table:table-cell>
          <table:table-cell office:value-type="string" table:style-name="ce56">
            <text:p>-307,255.25</text:p>
          </table:table-cell>
          <table:table-cell office:value-type="float" office:value="0" table:style-name="ce57">
            <text:p>-<text:s/></text:p>
          </table:table-cell>
          <table:table-cell office:value-type="float" office:value="976.77" table:style-name="ce57">
            <text:p>976,7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503" table:style-name="ce1">
            <text:p>286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2606-001005-TORREGASI SA F# 2606 DIESEL PR</text:p>
          </table:table-cell>
          <table:table-cell table:number-columns-repeated="16373"/>
        </table:table-row>
        <table:table-row table:style-name="ro8">
          <table:table-cell office:value-type="float" office:value="6676" table:style-name="ce1">
            <text:p>6676</text:p>
          </table:table-cell>
          <table:table-cell office:value-type="string" table:style-name="ce56">
            <text:p>-331,347.48</text:p>
          </table:table-cell>
          <table:table-cell office:value-type="float" office:value="0" table:style-name="ce57">
            <text:p>-<text:s/></text:p>
          </table:table-cell>
          <table:table-cell office:value-type="float" office:value="24092.23" table:style-name="ce57">
            <text:p>24.092,2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203" table:style-name="ce1">
            <text:p>286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330-002002-BOWEN MENDOZA JOSE F# 330 COMP</text:p>
          </table:table-cell>
          <table:table-cell table:number-columns-repeated="16373"/>
        </table:table-row>
        <table:table-row table:style-name="ro8">
          <table:table-cell office:value-type="float" office:value="6677" table:style-name="ce1">
            <text:p>6677</text:p>
          </table:table-cell>
          <table:table-cell office:value-type="string" table:style-name="ce56">
            <text:p>-331,547.52</text:p>
          </table:table-cell>
          <table:table-cell office:value-type="float" office:value="0" table:style-name="ce57">
            <text:p>-<text:s/></text:p>
          </table:table-cell>
          <table:table-cell office:value-type="float" office:value="200.04" table:style-name="ce57">
            <text:p>200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303" table:style-name="ce1">
            <text:p>286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1977-022901-COMERCIAL KYWI F# 1977 COMPRA</text:p>
          </table:table-cell>
          <table:table-cell table:number-columns-repeated="16373"/>
        </table:table-row>
        <table:table-row table:style-name="ro8">
          <table:table-cell office:value-type="float" office:value="6678" table:style-name="ce1">
            <text:p>6678</text:p>
          </table:table-cell>
          <table:table-cell office:value-type="string" table:style-name="ce56">
            <text:p>-332,611.65</text:p>
          </table:table-cell>
          <table:table-cell office:value-type="float" office:value="0" table:style-name="ce57">
            <text:p>-<text:s/></text:p>
          </table:table-cell>
          <table:table-cell office:value-type="float" office:value="1064.1300000000001" table:style-name="ce57">
            <text:p>1.064,1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603" table:style-name="ce1">
            <text:p>286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2120-001001-FACINSER SA F# 2120 COMPRA MAT</text:p>
          </table:table-cell>
          <table:table-cell table:number-columns-repeated="16373"/>
        </table:table-row>
        <table:table-row table:style-name="ro8">
          <table:table-cell office:value-type="float" office:value="6679" table:style-name="ce1">
            <text:p>6679</text:p>
          </table:table-cell>
          <table:table-cell office:value-type="string" table:style-name="ce56">
            <text:p>-333,473.45</text:p>
          </table:table-cell>
          <table:table-cell office:value-type="float" office:value="0" table:style-name="ce57">
            <text:p>-<text:s/></text:p>
          </table:table-cell>
          <table:table-cell office:value-type="float" office:value="861.8" table:style-name="ce57">
            <text:p>861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703" table:style-name="ce1">
            <text:p>286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61972-001100-SERVIDECONS SA F# 61972 COMPRA</text:p>
          </table:table-cell>
          <table:table-cell table:number-columns-repeated="16373"/>
        </table:table-row>
        <table:table-row table:style-name="ro8">
          <table:table-cell office:value-type="float" office:value="6680" table:style-name="ce1">
            <text:p>6680</text:p>
          </table:table-cell>
          <table:table-cell office:value-type="string" table:style-name="ce56">
            <text:p>-335,287.87</text:p>
          </table:table-cell>
          <table:table-cell office:value-type="float" office:value="0" table:style-name="ce57">
            <text:p>-<text:s/></text:p>
          </table:table-cell>
          <table:table-cell office:value-type="float" office:value="1814.42" table:style-name="ce57">
            <text:p>1.814,4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803" table:style-name="ce1">
            <text:p>286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547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6681" table:style-name="ce1">
            <text:p>6681</text:p>
          </table:table-cell>
          <table:table-cell office:value-type="string" table:style-name="ce56">
            <text:p>-335,436.42</text:p>
          </table:table-cell>
          <table:table-cell office:value-type="float" office:value="0" table:style-name="ce57">
            <text:p>-<text:s/></text:p>
          </table:table-cell>
          <table:table-cell office:value-type="float" office:value="148.55000000000001" table:style-name="ce57">
            <text:p>148,5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903" table:style-name="ce1">
            <text:p>286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48549-002001-JORCHU SA F# 48549 COMPRA 9 LA</text:p>
          </table:table-cell>
          <table:table-cell table:number-columns-repeated="16373"/>
        </table:table-row>
        <table:table-row table:style-name="ro8">
          <table:table-cell office:value-type="float" office:value="6682" table:style-name="ce1">
            <text:p>6682</text:p>
          </table:table-cell>
          <table:table-cell office:value-type="string" table:style-name="ce56">
            <text:p>-336,084.89</text:p>
          </table:table-cell>
          <table:table-cell office:value-type="float" office:value="0" table:style-name="ce57">
            <text:p>-<text:s/></text:p>
          </table:table-cell>
          <table:table-cell office:value-type="float" office:value="648.47" table:style-name="ce57">
            <text:p>648,4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003" table:style-name="ce1">
            <text:p>287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48575-002001-JORCHU SA F# 48575 COMPRA OJO</text:p>
          </table:table-cell>
          <table:table-cell table:number-columns-repeated="16373"/>
        </table:table-row>
        <table:table-row table:style-name="ro8">
          <table:table-cell office:value-type="float" office:value="6683" table:style-name="ce1">
            <text:p>6683</text:p>
          </table:table-cell>
          <table:table-cell office:value-type="string" table:style-name="ce56">
            <text:p>-343,120.57</text:p>
          </table:table-cell>
          <table:table-cell office:value-type="float" office:value="0" table:style-name="ce57">
            <text:p>-<text:s/></text:p>
          </table:table-cell>
          <table:table-cell office:value-type="float" office:value="7035.68" table:style-name="ce57">
            <text:p>7.035,6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103" table:style-name="ce1">
            <text:p>287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4539-001001-ALCIVAR BRICIO HUMBERTO F# 453</text:p>
          </table:table-cell>
          <table:table-cell table:number-columns-repeated="16373"/>
        </table:table-row>
        <table:table-row table:style-name="ro8">
          <table:table-cell office:value-type="float" office:value="6684" table:style-name="ce1">
            <text:p>6684</text:p>
          </table:table-cell>
          <table:table-cell office:value-type="string" table:style-name="ce56">
            <text:p>-344,794.24</text:p>
          </table:table-cell>
          <table:table-cell office:value-type="float" office:value="0" table:style-name="ce57">
            <text:p>-<text:s/></text:p>
          </table:table-cell>
          <table:table-cell office:value-type="float" office:value="1673.67" table:style-name="ce57">
            <text:p>1.673,6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203" table:style-name="ce1">
            <text:p>287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4895-006206-KITTON SA F# 4895 COMPRA 4 TAZ</text:p>
          </table:table-cell>
          <table:table-cell table:number-columns-repeated="16373"/>
        </table:table-row>
        <table:table-row table:style-name="ro8">
          <table:table-cell office:value-type="float" office:value="6685" table:style-name="ce1">
            <text:p>6685</text:p>
          </table:table-cell>
          <table:table-cell office:value-type="string" table:style-name="ce56">
            <text:p>-344,924.78</text:p>
          </table:table-cell>
          <table:table-cell office:value-type="float" office:value="0" table:style-name="ce57">
            <text:p>-<text:s/></text:p>
          </table:table-cell>
          <table:table-cell office:value-type="float" office:value="130.54" table:style-name="ce57">
            <text:p>130,5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303" table:style-name="ce1">
            <text:p>287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1984-022901-COMERCIAL KYWI SA F# 1984 OC#</text:p>
          </table:table-cell>
          <table:table-cell table:number-columns-repeated="16373"/>
        </table:table-row>
        <table:table-row table:style-name="ro8">
          <table:table-cell office:value-type="float" office:value="6686" table:style-name="ce1">
            <text:p>6686</text:p>
          </table:table-cell>
          <table:table-cell office:value-type="string" table:style-name="ce56">
            <text:p>-345,007.19</text:p>
          </table:table-cell>
          <table:table-cell office:value-type="float" office:value="0" table:style-name="ce57">
            <text:p>-<text:s/></text:p>
          </table:table-cell>
          <table:table-cell office:value-type="float" office:value="82.41" table:style-name="ce57">
            <text:p>82,4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403" table:style-name="ce1">
            <text:p>287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31489-003006-ELECTROLEG SA F# 31489 COMPRA</text:p>
          </table:table-cell>
          <table:table-cell table:number-columns-repeated="16373"/>
        </table:table-row>
        <table:table-row table:style-name="ro8">
          <table:table-cell office:value-type="float" office:value="6687" table:style-name="ce1">
            <text:p>6687</text:p>
          </table:table-cell>
          <table:table-cell office:value-type="string" table:style-name="ce56">
            <text:p>-364,023.11</text:p>
          </table:table-cell>
          <table:table-cell office:value-type="float" office:value="0" table:style-name="ce57">
            <text:p>-<text:s/></text:p>
          </table:table-cell>
          <table:table-cell office:value-type="float" office:value="19015.919999999998" table:style-name="ce57">
            <text:p>19.015,9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703" table:style-name="ce1">
            <text:p>287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573-001104-ELECTMB SA F# 573 COMPRA UPS O</text:p>
          </table:table-cell>
          <table:table-cell table:number-columns-repeated="16373"/>
        </table:table-row>
        <table:table-row table:style-name="ro8">
          <table:table-cell office:value-type="float" office:value="6688" table:style-name="ce1">
            <text:p>6688</text:p>
          </table:table-cell>
          <table:table-cell office:value-type="string" table:style-name="ce56">
            <text:p>-366,049.46</text:p>
          </table:table-cell>
          <table:table-cell office:value-type="float" office:value="0" table:style-name="ce57">
            <text:p>-<text:s/></text:p>
          </table:table-cell>
          <table:table-cell office:value-type="float" office:value="2026.35" table:style-name="ce57">
            <text:p>2.026,3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803" table:style-name="ce1">
            <text:p>287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341-002002-BOWEN MENDOZA JOSE F# 341 COMP</text:p>
          </table:table-cell>
          <table:table-cell table:number-columns-repeated="16373"/>
        </table:table-row>
        <table:table-row table:style-name="ro8">
          <table:table-cell office:value-type="float" office:value="6689" table:style-name="ce1">
            <text:p>6689</text:p>
          </table:table-cell>
          <table:table-cell office:value-type="string" table:style-name="ce56">
            <text:p>-366,320.54</text:p>
          </table:table-cell>
          <table:table-cell office:value-type="float" office:value="0" table:style-name="ce57">
            <text:p>-<text:s/></text:p>
          </table:table-cell>
          <table:table-cell office:value-type="float" office:value="271.08" table:style-name="ce57">
            <text:p>271,0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903" table:style-name="ce1">
            <text:p>287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4909-006206-KITTON SA F# 4909 COMPRA 5 APL</text:p>
          </table:table-cell>
          <table:table-cell table:number-columns-repeated="16373"/>
        </table:table-row>
        <table:table-row table:style-name="ro8">
          <table:table-cell office:value-type="float" office:value="6690" table:style-name="ce1">
            <text:p>6690</text:p>
          </table:table-cell>
          <table:table-cell office:value-type="string" table:style-name="ce56">
            <text:p>-366,335.28</text:p>
          </table:table-cell>
          <table:table-cell office:value-type="float" office:value="0" table:style-name="ce57">
            <text:p>-<text:s/></text:p>
          </table:table-cell>
          <table:table-cell office:value-type="float" office:value="14.74" table:style-name="ce57">
            <text:p>14,7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503" table:style-name="ce1">
            <text:p>285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82727-001001-HENK CENTENO FREDDY F# 82727 C</text:p>
          </table:table-cell>
          <table:table-cell table:number-columns-repeated="16373"/>
        </table:table-row>
        <table:table-row table:style-name="ro8">
          <table:table-cell office:value-type="float" office:value="6691" table:style-name="ce1">
            <text:p>6691</text:p>
          </table:table-cell>
          <table:table-cell office:value-type="string" table:style-name="ce56">
            <text:p>-367,242.48</text:p>
          </table:table-cell>
          <table:table-cell office:value-type="float" office:value="0" table:style-name="ce57">
            <text:p>-<text:s/></text:p>
          </table:table-cell>
          <table:table-cell office:value-type="float" office:value="907.2" table:style-name="ce57">
            <text:p>90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003" table:style-name="ce1">
            <text:p>288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680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6692" table:style-name="ce1">
            <text:p>6692</text:p>
          </table:table-cell>
          <table:table-cell office:value-type="string" table:style-name="ce56">
            <text:p>-368,372.79</text:p>
          </table:table-cell>
          <table:table-cell office:value-type="float" office:value="0" table:style-name="ce57">
            <text:p>-<text:s/></text:p>
          </table:table-cell>
          <table:table-cell office:value-type="float" office:value="1130.31" table:style-name="ce57">
            <text:p>1.130,3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103" table:style-name="ce1">
            <text:p>288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62313-001100-SERVIDECONS SA F# 62313 COMPRA</text:p>
          </table:table-cell>
          <table:table-cell table:number-columns-repeated="16373"/>
        </table:table-row>
        <table:table-row table:style-name="ro8">
          <table:table-cell office:value-type="float" office:value="6693" table:style-name="ce1">
            <text:p>6693</text:p>
          </table:table-cell>
          <table:table-cell office:value-type="string" table:style-name="ce56">
            <text:p>-368,980.43</text:p>
          </table:table-cell>
          <table:table-cell office:value-type="float" office:value="0" table:style-name="ce57">
            <text:p>-<text:s/></text:p>
          </table:table-cell>
          <table:table-cell office:value-type="float" office:value="607.64" table:style-name="ce57">
            <text:p>607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203" table:style-name="ce1">
            <text:p>288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548-001002-COMERC. ORTIZLOFREDO F# 8548 C</text:p>
          </table:table-cell>
          <table:table-cell table:number-columns-repeated="16373"/>
        </table:table-row>
        <table:table-row table:style-name="ro8">
          <table:table-cell office:value-type="float" office:value="6694" table:style-name="ce1">
            <text:p>6694</text:p>
          </table:table-cell>
          <table:table-cell office:value-type="string" table:style-name="ce56">
            <text:p>-369,277.99</text:p>
          </table:table-cell>
          <table:table-cell office:value-type="float" office:value="0" table:style-name="ce57">
            <text:p>-<text:s/></text:p>
          </table:table-cell>
          <table:table-cell office:value-type="float" office:value="297.56" table:style-name="ce57">
            <text:p>297,5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303" table:style-name="ce1">
            <text:p>288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12231-001001-GURUMENDI WASHINGTON F# 12231</text:p>
          </table:table-cell>
          <table:table-cell table:number-columns-repeated="16373"/>
        </table:table-row>
        <table:table-row table:style-name="ro8">
          <table:table-cell office:value-type="float" office:value="6695" table:style-name="ce1">
            <text:p>6695</text:p>
          </table:table-cell>
          <table:table-cell office:value-type="string" table:style-name="ce56">
            <text:p>-369,630.79</text:p>
          </table:table-cell>
          <table:table-cell office:value-type="float" office:value="0" table:style-name="ce57">
            <text:p>-<text:s/></text:p>
          </table:table-cell>
          <table:table-cell office:value-type="float" office:value="352.8" table:style-name="ce57">
            <text:p>352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203" table:style-name="ce1">
            <text:p>290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122-001101-BRENSAM BONILLA F# 122 COMPRA</text:p>
          </table:table-cell>
          <table:table-cell table:number-columns-repeated="16373"/>
        </table:table-row>
        <table:table-row table:style-name="ro8">
          <table:table-cell office:value-type="float" office:value="6696" table:style-name="ce1">
            <text:p>6696</text:p>
          </table:table-cell>
          <table:table-cell office:value-type="string" table:style-name="ce56">
            <text:p>-369,837.51</text:p>
          </table:table-cell>
          <table:table-cell office:value-type="float" office:value="0" table:style-name="ce57">
            <text:p>-<text:s/></text:p>
          </table:table-cell>
          <table:table-cell office:value-type="float" office:value="206.72" table:style-name="ce57">
            <text:p>206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303" table:style-name="ce1">
            <text:p>290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715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6697" table:style-name="ce1">
            <text:p>6697</text:p>
          </table:table-cell>
          <table:table-cell office:value-type="string" table:style-name="ce56">
            <text:p>-370,895.92</text:p>
          </table:table-cell>
          <table:table-cell office:value-type="float" office:value="0" table:style-name="ce57">
            <text:p>-<text:s/></text:p>
          </table:table-cell>
          <table:table-cell office:value-type="float" office:value="1058.4100000000001" table:style-name="ce57">
            <text:p>1.058,4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503" table:style-name="ce1">
            <text:p>295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984-001002-COMERC. ORTIZLOFFREDO F# 8984</text:p>
          </table:table-cell>
          <table:table-cell table:number-columns-repeated="16373"/>
        </table:table-row>
        <table:table-row table:style-name="ro8">
          <table:table-cell office:value-type="float" office:value="6698" table:style-name="ce1">
            <text:p>6698</text:p>
          </table:table-cell>
          <table:table-cell office:value-type="string" table:style-name="ce56">
            <text:p>-370,992.45</text:p>
          </table:table-cell>
          <table:table-cell office:value-type="float" office:value="0" table:style-name="ce57">
            <text:p>-<text:s/></text:p>
          </table:table-cell>
          <table:table-cell office:value-type="float" office:value="96.53" table:style-name="ce57">
            <text:p>96,5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003" table:style-name="ce1">
            <text:p>299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41-001011-TELCONET F# 423941 COMPRA 30 C</text:p>
          </table:table-cell>
          <table:table-cell table:number-columns-repeated="16373"/>
        </table:table-row>
        <table:table-row table:style-name="ro8">
          <table:table-cell office:value-type="float" office:value="6699" table:style-name="ce1">
            <text:p>6699</text:p>
          </table:table-cell>
          <table:table-cell office:value-type="string" table:style-name="ce56">
            <text:p>-371,071.03</text:p>
          </table:table-cell>
          <table:table-cell office:value-type="float" office:value="0" table:style-name="ce57">
            <text:p>-<text:s/></text:p>
          </table:table-cell>
          <table:table-cell office:value-type="float" office:value="78.58" table:style-name="ce57">
            <text:p>78,5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103" table:style-name="ce1">
            <text:p>299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40-001011-TELCONET F# 423940 COMPRA 33 V</text:p>
          </table:table-cell>
          <table:table-cell table:number-columns-repeated="16373"/>
        </table:table-row>
        <table:table-row table:style-name="ro8">
          <table:table-cell office:value-type="float" office:value="6700" table:style-name="ce1">
            <text:p>6700</text:p>
          </table:table-cell>
          <table:table-cell office:value-type="string" table:style-name="ce56">
            <text:p>-374,565.16</text:p>
          </table:table-cell>
          <table:table-cell office:value-type="float" office:value="0" table:style-name="ce57">
            <text:p>-<text:s/></text:p>
          </table:table-cell>
          <table:table-cell office:value-type="float" office:value="3494.13" table:style-name="ce57">
            <text:p>3.494,1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203" table:style-name="ce1">
            <text:p>299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1-001011-TELCONET F# 423921 COMPRA 3 VO</text:p>
          </table:table-cell>
          <table:table-cell table:number-columns-repeated="16373"/>
        </table:table-row>
        <table:table-row table:style-name="ro8">
          <table:table-cell office:value-type="float" office:value="6701" table:style-name="ce1">
            <text:p>6701</text:p>
          </table:table-cell>
          <table:table-cell office:value-type="string" table:style-name="ce56">
            <text:p>-374,621.88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303" table:style-name="ce1">
            <text:p>299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4004-001011-TELCONET F# 424004 COMPRA 1 BO</text:p>
          </table:table-cell>
          <table:table-cell table:number-columns-repeated="16373"/>
        </table:table-row>
        <table:table-row table:style-name="ro8">
          <table:table-cell office:value-type="float" office:value="6702" table:style-name="ce1">
            <text:p>6702</text:p>
          </table:table-cell>
          <table:table-cell office:value-type="string" table:style-name="ce56">
            <text:p>-374,678.60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403" table:style-name="ce1">
            <text:p>299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4002-001011-TELCONET F# 424002 COMPRA 1 BO</text:p>
          </table:table-cell>
          <table:table-cell table:number-columns-repeated="16373"/>
        </table:table-row>
        <table:table-row table:style-name="ro8">
          <table:table-cell office:value-type="float" office:value="6703" table:style-name="ce1">
            <text:p>6703</text:p>
          </table:table-cell>
          <table:table-cell office:value-type="string" table:style-name="ce56">
            <text:p>-374,718.56</text:p>
          </table:table-cell>
          <table:table-cell office:value-type="float" office:value="0" table:style-name="ce57">
            <text:p>-<text:s/></text:p>
          </table:table-cell>
          <table:table-cell office:value-type="float" office:value="39.96" table:style-name="ce57">
            <text:p>39,9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503" table:style-name="ce1">
            <text:p>299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4003-001011-TELCONET F# 424003 COMPRA 3 JE</text:p>
          </table:table-cell>
          <table:table-cell table:number-columns-repeated="16373"/>
        </table:table-row>
        <table:table-row table:style-name="ro8">
          <table:table-cell office:value-type="float" office:value="6704" table:style-name="ce1">
            <text:p>6704</text:p>
          </table:table-cell>
          <table:table-cell office:value-type="string" table:style-name="ce56">
            <text:p>-374,745.20</text:p>
          </table:table-cell>
          <table:table-cell office:value-type="float" office:value="0" table:style-name="ce57">
            <text:p>-<text:s/></text:p>
          </table:table-cell>
          <table:table-cell office:value-type="float" office:value="26.64" table:style-name="ce57">
            <text:p>26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603" table:style-name="ce1">
            <text:p>299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4001-001011-TELCONET F# 424001 COMPRA 2 JE</text:p>
          </table:table-cell>
          <table:table-cell table:number-columns-repeated="16373"/>
        </table:table-row>
        <table:table-row table:style-name="ro8">
          <table:table-cell office:value-type="float" office:value="6705" table:style-name="ce1">
            <text:p>6705</text:p>
          </table:table-cell>
          <table:table-cell office:value-type="string" table:style-name="ce56">
            <text:p>-374,835.20</text:p>
          </table:table-cell>
          <table:table-cell office:value-type="float" office:value="0" table:style-name="ce57">
            <text:p>-<text:s/></text:p>
          </table:table-cell>
          <table:table-cell office:value-type="float" office:value="90" table:style-name="ce57">
            <text:p>90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403" table:style-name="ce1">
            <text:p>292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48945-002001-JORCHU SA F# 48945 COMPRA 3 CA</text:p>
          </table:table-cell>
          <table:table-cell table:number-columns-repeated="16373"/>
        </table:table-row>
        <table:table-row table:style-name="ro8">
          <table:table-cell office:value-type="float" office:value="6706" table:style-name="ce1">
            <text:p>6706</text:p>
          </table:table-cell>
          <table:table-cell office:value-type="string" table:style-name="ce56">
            <text:p>-375,010.67</text:p>
          </table:table-cell>
          <table:table-cell office:value-type="float" office:value="0" table:style-name="ce57">
            <text:p>-<text:s/></text:p>
          </table:table-cell>
          <table:table-cell office:value-type="float" office:value="175.47" table:style-name="ce57">
            <text:p>175,4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503" table:style-name="ce1">
            <text:p>292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19435-018501-GRAIMAN F# 19435 COMPRA CERAMI</text:p>
          </table:table-cell>
          <table:table-cell table:number-columns-repeated="16373"/>
        </table:table-row>
        <table:table-row table:style-name="ro8">
          <table:table-cell office:value-type="float" office:value="6707" table:style-name="ce1">
            <text:p>6707</text:p>
          </table:table-cell>
          <table:table-cell office:value-type="string" table:style-name="ce56">
            <text:p>-375,027.37</text:p>
          </table:table-cell>
          <table:table-cell office:value-type="float" office:value="0" table:style-name="ce57">
            <text:p>-<text:s/></text:p>
          </table:table-cell>
          <table:table-cell office:value-type="float" office:value="16.7" table:style-name="ce57">
            <text:p>16,7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603" table:style-name="ce1">
            <text:p>292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62741-001100-SERVIDECONS SA F# 62741 COMPRA</text:p>
          </table:table-cell>
          <table:table-cell table:number-columns-repeated="16373"/>
        </table:table-row>
        <table:table-row table:style-name="ro8">
          <table:table-cell office:value-type="float" office:value="6708" table:style-name="ce1">
            <text:p>6708</text:p>
          </table:table-cell>
          <table:table-cell office:value-type="string" table:style-name="ce56">
            <text:p>-375,035.76</text:p>
          </table:table-cell>
          <table:table-cell office:value-type="float" office:value="0" table:style-name="ce57">
            <text:p>-<text:s/></text:p>
          </table:table-cell>
          <table:table-cell office:value-type="float" office:value="8.39" table:style-name="ce57">
            <text:p>8,3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703" table:style-name="ce1">
            <text:p>292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62739-001100-SERVIDECONS SA F# 62739 COMPRA</text:p>
          </table:table-cell>
          <table:table-cell table:number-columns-repeated="16373"/>
        </table:table-row>
        <table:table-row table:style-name="ro8">
          <table:table-cell office:value-type="float" office:value="6709" table:style-name="ce1">
            <text:p>6709</text:p>
          </table:table-cell>
          <table:table-cell office:value-type="string" table:style-name="ce56">
            <text:p>-376,234.18</text:p>
          </table:table-cell>
          <table:table-cell office:value-type="float" office:value="0" table:style-name="ce57">
            <text:p>-<text:s/></text:p>
          </table:table-cell>
          <table:table-cell office:value-type="float" office:value="1198.42" table:style-name="ce57">
            <text:p>1.198,4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603" table:style-name="ce1">
            <text:p>290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879648-005002-ELECTRONICA SIGLO21 F# 879648</text:p>
          </table:table-cell>
          <table:table-cell table:number-columns-repeated="16373"/>
        </table:table-row>
        <table:table-row table:style-name="ro8">
          <table:table-cell office:value-type="float" office:value="6710" table:style-name="ce1">
            <text:p>6710</text:p>
          </table:table-cell>
          <table:table-cell office:value-type="string" table:style-name="ce56">
            <text:p>-376,494.88</text:p>
          </table:table-cell>
          <table:table-cell office:value-type="float" office:value="0" table:style-name="ce57">
            <text:p>-<text:s/></text:p>
          </table:table-cell>
          <table:table-cell office:value-type="float" office:value="260.7" table:style-name="ce57">
            <text:p>260,7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403" table:style-name="ce1">
            <text:p>290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2002-022901-COMERCIAL KYWI F# 2002 OC 2049</text:p>
          </table:table-cell>
          <table:table-cell table:number-columns-repeated="16373"/>
        </table:table-row>
        <table:table-row table:style-name="ro8">
          <table:table-cell office:value-type="float" office:value="6711" table:style-name="ce1">
            <text:p>6711</text:p>
          </table:table-cell>
          <table:table-cell office:value-type="string" table:style-name="ce56">
            <text:p>-376,720.76</text:p>
          </table:table-cell>
          <table:table-cell office:value-type="float" office:value="0" table:style-name="ce57">
            <text:p>-<text:s/></text:p>
          </table:table-cell>
          <table:table-cell office:value-type="float" office:value="225.88" table:style-name="ce57">
            <text:p>225,8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703" table:style-name="ce1">
            <text:p>290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59324-002002-SWISSOIL F# 59324 COMPRA HIDRA</text:p>
          </table:table-cell>
          <table:table-cell table:number-columns-repeated="16373"/>
        </table:table-row>
        <table:table-row table:style-name="ro8">
          <table:table-cell office:value-type="float" office:value="6712" table:style-name="ce1">
            <text:p>6712</text:p>
          </table:table-cell>
          <table:table-cell office:value-type="string" table:style-name="ce56">
            <text:p>-432,293.02</text:p>
          </table:table-cell>
          <table:table-cell office:value-type="float" office:value="0" table:style-name="ce57">
            <text:p>-<text:s/></text:p>
          </table:table-cell>
          <table:table-cell office:value-type="float" office:value="55572.26" table:style-name="ce57">
            <text:p>55.572,2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803" table:style-name="ce1">
            <text:p>293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226-001001-MERCHAN ZAMBRANO LUIS F# 226 F</text:p>
          </table:table-cell>
          <table:table-cell table:number-columns-repeated="16373"/>
        </table:table-row>
        <table:table-row table:style-name="ro8">
          <table:table-cell office:value-type="float" office:value="6713" table:style-name="ce1">
            <text:p>6713</text:p>
          </table:table-cell>
          <table:table-cell office:value-type="string" table:style-name="ce56">
            <text:p>-432,619.72</text:p>
          </table:table-cell>
          <table:table-cell office:value-type="float" office:value="0" table:style-name="ce57">
            <text:p>-<text:s/></text:p>
          </table:table-cell>
          <table:table-cell office:value-type="float" office:value="326.7" table:style-name="ce57">
            <text:p>326,7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903" table:style-name="ce1">
            <text:p>293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91-001171-CARGARAUSTRAL SA F# 491 SERVIC</text:p>
          </table:table-cell>
          <table:table-cell table:number-columns-repeated="16373"/>
        </table:table-row>
        <table:table-row table:style-name="ro8">
          <table:table-cell office:value-type="float" office:value="6714" table:style-name="ce1">
            <text:p>6714</text:p>
          </table:table-cell>
          <table:table-cell office:value-type="string" table:style-name="ce56">
            <text:p>-433,415.68</text:p>
          </table:table-cell>
          <table:table-cell office:value-type="float" office:value="0" table:style-name="ce57">
            <text:p>-<text:s/></text:p>
          </table:table-cell>
          <table:table-cell office:value-type="float" office:value="795.96" table:style-name="ce57">
            <text:p>795,9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003" table:style-name="ce1">
            <text:p>294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92-001171-CARGARAUSTRAL SA F# 492 SERVIC</text:p>
          </table:table-cell>
          <table:table-cell table:number-columns-repeated="16373"/>
        </table:table-row>
        <table:table-row table:style-name="ro8">
          <table:table-cell office:value-type="float" office:value="6715" table:style-name="ce1">
            <text:p>6715</text:p>
          </table:table-cell>
          <table:table-cell office:value-type="string" table:style-name="ce56">
            <text:p>-434,009.68</text:p>
          </table:table-cell>
          <table:table-cell office:value-type="float" office:value="0" table:style-name="ce57">
            <text:p>-<text:s/></text:p>
          </table:table-cell>
          <table:table-cell office:value-type="float" office:value="594" table:style-name="ce57">
            <text:p>594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103" table:style-name="ce1">
            <text:p>294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93-001171-CARGARAUSTRAL SA F# 493 SERVIC</text:p>
          </table:table-cell>
          <table:table-cell table:number-columns-repeated="16373"/>
        </table:table-row>
        <table:table-row table:style-name="ro8">
          <table:table-cell office:value-type="float" office:value="6716" table:style-name="ce1">
            <text:p>6716</text:p>
          </table:table-cell>
          <table:table-cell office:value-type="string" table:style-name="ce56">
            <text:p>-434,463.50</text:p>
          </table:table-cell>
          <table:table-cell office:value-type="float" office:value="0" table:style-name="ce57">
            <text:p>-<text:s/></text:p>
          </table:table-cell>
          <table:table-cell office:value-type="float" office:value="453.82" table:style-name="ce57">
            <text:p>453,8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203" table:style-name="ce1">
            <text:p>294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884-001001-EDISON CONDOR F# 884 VIAJE DE</text:p>
          </table:table-cell>
          <table:table-cell table:number-columns-repeated="16373"/>
        </table:table-row>
        <table:table-row table:style-name="ro8">
          <table:table-cell office:value-type="float" office:value="6717" table:style-name="ce1">
            <text:p>6717</text:p>
          </table:table-cell>
          <table:table-cell office:value-type="string" table:style-name="ce56">
            <text:p>-436,292.30</text:p>
          </table:table-cell>
          <table:table-cell office:value-type="float" office:value="0" table:style-name="ce57">
            <text:p>-<text:s/></text:p>
          </table:table-cell>
          <table:table-cell office:value-type="float" office:value="1828.8" table:style-name="ce57">
            <text:p>1.828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303" table:style-name="ce1">
            <text:p>294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28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6718" table:style-name="ce1">
            <text:p>6718</text:p>
          </table:table-cell>
          <table:table-cell office:value-type="string" table:style-name="ce56">
            <text:p>-436,881.58</text:p>
          </table:table-cell>
          <table:table-cell office:value-type="float" office:value="0" table:style-name="ce57">
            <text:p>-<text:s/></text:p>
          </table:table-cell>
          <table:table-cell office:value-type="float" office:value="589.28" table:style-name="ce57">
            <text:p>589,2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403" table:style-name="ce1">
            <text:p>294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29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6719" table:style-name="ce1">
            <text:p>6719</text:p>
          </table:table-cell>
          <table:table-cell office:value-type="string" table:style-name="ce56">
            <text:p>-437,475.94</text:p>
          </table:table-cell>
          <table:table-cell office:value-type="float" office:value="0" table:style-name="ce57">
            <text:p>-<text:s/></text:p>
          </table:table-cell>
          <table:table-cell office:value-type="float" office:value="594.36" table:style-name="ce57">
            <text:p>594,3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503" table:style-name="ce1">
            <text:p>294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30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6720" table:style-name="ce1">
            <text:p>6720</text:p>
          </table:table-cell>
          <table:table-cell office:value-type="string" table:style-name="ce56">
            <text:p>-437,719.78</text:p>
          </table:table-cell>
          <table:table-cell office:value-type="float" office:value="0" table:style-name="ce57">
            <text:p>-<text:s/></text:p>
          </table:table-cell>
          <table:table-cell office:value-type="float" office:value="243.84" table:style-name="ce57">
            <text:p>243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603" table:style-name="ce1">
            <text:p>294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31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6721" table:style-name="ce1">
            <text:p>6721</text:p>
          </table:table-cell>
          <table:table-cell office:value-type="string" table:style-name="ce56">
            <text:p>-441,309.69</text:p>
          </table:table-cell>
          <table:table-cell office:value-type="float" office:value="0" table:style-name="ce57">
            <text:p>-<text:s/></text:p>
          </table:table-cell>
          <table:table-cell office:value-type="float" office:value="3589.91" table:style-name="ce57">
            <text:p>3.589,9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703" table:style-name="ce1">
            <text:p>294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842-001001-NUÑEZ CALLE JOSÉ F# 842 TRABAJ</text:p>
          </table:table-cell>
          <table:table-cell table:number-columns-repeated="16373"/>
        </table:table-row>
        <table:table-row table:style-name="ro8">
          <table:table-cell office:value-type="float" office:value="6722" table:style-name="ce1">
            <text:p>6722</text:p>
          </table:table-cell>
          <table:table-cell office:value-type="string" table:style-name="ce56">
            <text:p>-443,460.74</text:p>
          </table:table-cell>
          <table:table-cell office:value-type="float" office:value="0" table:style-name="ce57">
            <text:p>-<text:s/></text:p>
          </table:table-cell>
          <table:table-cell office:value-type="float" office:value="2151.0500000000002" table:style-name="ce57">
            <text:p>2.151,0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803" table:style-name="ce1">
            <text:p>294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843-001001-NUÑEZ CALLE JOSÉ F# 843 TRABAJ</text:p>
          </table:table-cell>
          <table:table-cell table:number-columns-repeated="16373"/>
        </table:table-row>
        <table:table-row table:style-name="ro8">
          <table:table-cell office:value-type="float" office:value="6723" table:style-name="ce1">
            <text:p>6723</text:p>
          </table:table-cell>
          <table:table-cell office:value-type="string" table:style-name="ce56">
            <text:p>-443,867.14</text:p>
          </table:table-cell>
          <table:table-cell office:value-type="float" office:value="0" table:style-name="ce57">
            <text:p>-<text:s/></text:p>
          </table:table-cell>
          <table:table-cell office:value-type="float" office:value="406.4" table:style-name="ce57">
            <text:p>406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903" table:style-name="ce1">
            <text:p>294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628-001001-MENDEZ COGOLLO EDWIN F# 628 RE</text:p>
          </table:table-cell>
          <table:table-cell table:number-columns-repeated="16373"/>
        </table:table-row>
        <table:table-row table:style-name="ro8">
          <table:table-cell office:value-type="float" office:value="6724" table:style-name="ce1">
            <text:p>6724</text:p>
          </table:table-cell>
          <table:table-cell office:value-type="string" table:style-name="ce56">
            <text:p>-444,104.63</text:p>
          </table:table-cell>
          <table:table-cell office:value-type="float" office:value="0" table:style-name="ce57">
            <text:p>-<text:s/></text:p>
          </table:table-cell>
          <table:table-cell office:value-type="float" office:value="237.49" table:style-name="ce57">
            <text:p>237,4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503" table:style-name="ce1">
            <text:p>300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4539-000000-ALCIVAR BRICIO HUMBERTO AFECTA</text:p>
          </table:table-cell>
          <table:table-cell table:number-columns-repeated="16373"/>
        </table:table-row>
        <table:table-row table:style-name="ro8">
          <table:table-cell office:value-type="float" office:value="6725" table:style-name="ce1">
            <text:p>6725</text:p>
          </table:table-cell>
          <table:table-cell office:value-type="string" table:style-name="ce56">
            <text:p>-453,537.38</text:p>
          </table:table-cell>
          <table:table-cell office:value-type="float" office:value="0" table:style-name="ce57">
            <text:p>-<text:s/></text:p>
          </table:table-cell>
          <table:table-cell office:value-type="float" office:value="9432.75" table:style-name="ce57">
            <text:p>9.432,7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003" table:style-name="ce1">
            <text:p>293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49-001001-LIGORGURO PABLO F# 349 FABRICA</text:p>
          </table:table-cell>
          <table:table-cell table:number-columns-repeated="16373"/>
        </table:table-row>
        <table:table-row table:style-name="ro8">
          <table:table-cell office:value-type="float" office:value="6726" table:style-name="ce1">
            <text:p>6726</text:p>
          </table:table-cell>
          <table:table-cell office:value-type="string" table:style-name="ce56">
            <text:p>-459,302.23</text:p>
          </table:table-cell>
          <table:table-cell office:value-type="float" office:value="0" table:style-name="ce57">
            <text:p>-<text:s/></text:p>
          </table:table-cell>
          <table:table-cell office:value-type="float" office:value="5764.85" table:style-name="ce57">
            <text:p>5.764,8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103" table:style-name="ce1">
            <text:p>293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48-001001-LIGORGURO PABLO F# 348 ACERO E</text:p>
          </table:table-cell>
          <table:table-cell table:number-columns-repeated="16373"/>
        </table:table-row>
        <table:table-row table:style-name="ro8">
          <table:table-cell office:value-type="float" office:value="6727" table:style-name="ce1">
            <text:p>6727</text:p>
          </table:table-cell>
          <table:table-cell office:value-type="string" table:style-name="ce56">
            <text:p>-460,318.23</text:p>
          </table:table-cell>
          <table:table-cell office:value-type="float" office:value="0" table:style-name="ce57">
            <text:p>-<text:s/></text:p>
          </table:table-cell>
          <table:table-cell office:value-type="float" office:value="1016" table:style-name="ce57">
            <text:p>1.016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203" table:style-name="ce1">
            <text:p>293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47-001001-LIGORGURO PABLO F# 347 FABRICA</text:p>
          </table:table-cell>
          <table:table-cell table:number-columns-repeated="16373"/>
        </table:table-row>
        <table:table-row table:style-name="ro8">
          <table:table-cell office:value-type="float" office:value="6728" table:style-name="ce1">
            <text:p>6728</text:p>
          </table:table-cell>
          <table:table-cell office:value-type="string" table:style-name="ce56">
            <text:p>-461,279.77</text:p>
          </table:table-cell>
          <table:table-cell office:value-type="float" office:value="0" table:style-name="ce57">
            <text:p>-<text:s/></text:p>
          </table:table-cell>
          <table:table-cell office:value-type="float" office:value="961.54" table:style-name="ce57">
            <text:p>961,5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303" table:style-name="ce1">
            <text:p>293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2651-001005-TORREGASI SA F# 2651 DIESEL PR</text:p>
          </table:table-cell>
          <table:table-cell table:number-columns-repeated="16373"/>
        </table:table-row>
        <table:table-row table:style-name="ro8">
          <table:table-cell office:value-type="float" office:value="6729" table:style-name="ce1">
            <text:p>6729</text:p>
          </table:table-cell>
          <table:table-cell office:value-type="string" table:style-name="ce56">
            <text:p>-461,626.64</text:p>
          </table:table-cell>
          <table:table-cell office:value-type="float" office:value="0" table:style-name="ce57">
            <text:p>-<text:s/></text:p>
          </table:table-cell>
          <table:table-cell office:value-type="float" office:value="346.87" table:style-name="ce57">
            <text:p>346,8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603" table:style-name="ce1">
            <text:p>295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5110-001002-CAJAMARCA F# 5110 SERVICIOS DE</text:p>
          </table:table-cell>
          <table:table-cell table:number-columns-repeated="16373"/>
        </table:table-row>
        <table:table-row table:style-name="ro8">
          <table:table-cell office:value-type="float" office:value="6730" table:style-name="ce1">
            <text:p>6730</text:p>
          </table:table-cell>
          <table:table-cell office:value-type="string" table:style-name="ce56">
            <text:p>-463,986.44</text:p>
          </table:table-cell>
          <table:table-cell office:value-type="float" office:value="0" table:style-name="ce57">
            <text:p>-<text:s/></text:p>
          </table:table-cell>
          <table:table-cell office:value-type="float" office:value="2359.8000000000002" table:style-name="ce57">
            <text:p>2.359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703" table:style-name="ce1">
            <text:p>295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5109-001002-CAJAMARCA F# 5109 SERVICIOS DE</text:p>
          </table:table-cell>
          <table:table-cell table:number-columns-repeated="16373"/>
        </table:table-row>
        <table:table-row table:style-name="ro8">
          <table:table-cell office:value-type="float" office:value="6731" table:style-name="ce1">
            <text:p>6731</text:p>
          </table:table-cell>
          <table:table-cell office:value-type="string" table:style-name="ce56">
            <text:p>-469,491.13</text:p>
          </table:table-cell>
          <table:table-cell office:value-type="float" office:value="0" table:style-name="ce57">
            <text:p>-<text:s/></text:p>
          </table:table-cell>
          <table:table-cell office:value-type="float" office:value="5504.69" table:style-name="ce57">
            <text:p>5.504,6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103" table:style-name="ce1">
            <text:p>292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26-001001-FRANCISCO TORRES F# 726 SERVIC</text:p>
          </table:table-cell>
          <table:table-cell table:number-columns-repeated="16373"/>
        </table:table-row>
        <table:table-row table:style-name="ro8">
          <table:table-cell office:value-type="float" office:value="6732" table:style-name="ce1">
            <text:p>6732</text:p>
          </table:table-cell>
          <table:table-cell office:value-type="string" table:style-name="ce56">
            <text:p>-469,377.34</text:p>
          </table:table-cell>
          <table:table-cell office:value-type="float" office:value="113.79" table:style-name="ce57">
            <text:p>113,7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39" table:style-name="ce1">
            <text:p>17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arrera Llaguno Jonathan Aplicacion saldo a favor TR# 203 F# 12273</text:p>
          </table:table-cell>
          <table:table-cell table:number-columns-repeated="16373"/>
        </table:table-row>
        <table:table-row table:style-name="ro8">
          <table:table-cell office:value-type="float" office:value="6733" table:style-name="ce1">
            <text:p>6733</text:p>
          </table:table-cell>
          <table:table-cell office:value-type="string" table:style-name="ce56">
            <text:p>-467,520.52</text:p>
          </table:table-cell>
          <table:table-cell office:value-type="float" office:value="1856.82" table:style-name="ce57">
            <text:p>1.856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42" table:style-name="ce1">
            <text:p>17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acinser SA Aplicacion de saldo a favor TR# 649544 aplica a F# 000002112</text:p>
          </table:table-cell>
          <table:table-cell table:number-columns-repeated="16373"/>
        </table:table-row>
        <table:table-row table:style-name="ro8">
          <table:table-cell office:value-type="float" office:value="6734" table:style-name="ce1">
            <text:p>6734</text:p>
          </table:table-cell>
          <table:table-cell office:value-type="string" table:style-name="ce56">
            <text:p>-472,468.97</text:p>
          </table:table-cell>
          <table:table-cell office:value-type="float" office:value="0" table:style-name="ce57">
            <text:p>-<text:s/></text:p>
          </table:table-cell>
          <table:table-cell office:value-type="float" office:value="4948.45" table:style-name="ce57">
            <text:p>4.948,4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403" table:style-name="ce1">
            <text:p>288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46-001001-LIGORGURO PABLO F# 346 ACERO E</text:p>
          </table:table-cell>
          <table:table-cell table:number-columns-repeated="16373"/>
        </table:table-row>
        <table:table-row table:style-name="ro8">
          <table:table-cell office:value-type="float" office:value="6735" table:style-name="ce1">
            <text:p>6735</text:p>
          </table:table-cell>
          <table:table-cell office:value-type="string" table:style-name="ce56">
            <text:p>-472,706.57</text:p>
          </table:table-cell>
          <table:table-cell office:value-type="float" office:value="0" table:style-name="ce57">
            <text:p>-<text:s/></text:p>
          </table:table-cell>
          <table:table-cell office:value-type="float" office:value="237.6" table:style-name="ce57">
            <text:p>237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003" table:style-name="ce1">
            <text:p>289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73-001171-CARGARAUSTRAL SA F# 473 SERVIC</text:p>
          </table:table-cell>
          <table:table-cell table:number-columns-repeated="16373"/>
        </table:table-row>
        <table:table-row table:style-name="ro8">
          <table:table-cell office:value-type="float" office:value="6736" table:style-name="ce1">
            <text:p>6736</text:p>
          </table:table-cell>
          <table:table-cell office:value-type="string" table:style-name="ce56">
            <text:p>-473,260.97</text:p>
          </table:table-cell>
          <table:table-cell office:value-type="float" office:value="0" table:style-name="ce57">
            <text:p>-<text:s/></text:p>
          </table:table-cell>
          <table:table-cell office:value-type="float" office:value="554.4" table:style-name="ce57">
            <text:p>55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803" table:style-name="ce1">
            <text:p>288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69-001171-CARGARAUSTRAL SA F# 469 SERVIC</text:p>
          </table:table-cell>
          <table:table-cell table:number-columns-repeated="16373"/>
        </table:table-row>
        <table:table-row table:style-name="ro8">
          <table:table-cell office:value-type="float" office:value="6737" table:style-name="ce1">
            <text:p>6737</text:p>
          </table:table-cell>
          <table:table-cell office:value-type="string" table:style-name="ce56">
            <text:p>-474,508.37</text:p>
          </table:table-cell>
          <table:table-cell office:value-type="float" office:value="0" table:style-name="ce57">
            <text:p>-<text:s/></text:p>
          </table:table-cell>
          <table:table-cell office:value-type="float" office:value="1247.4000000000001" table:style-name="ce57">
            <text:p>1.247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903" table:style-name="ce1">
            <text:p>288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472-001171-CARGARAUSTRAL SA F# 472 SERVIC</text:p>
          </table:table-cell>
          <table:table-cell table:number-columns-repeated="16373"/>
        </table:table-row>
        <table:table-row table:style-name="ro8">
          <table:table-cell office:value-type="float" office:value="6738" table:style-name="ce1">
            <text:p>6738</text:p>
          </table:table-cell>
          <table:table-cell office:value-type="string" table:style-name="ce56">
            <text:p>-474,901.67</text:p>
          </table:table-cell>
          <table:table-cell office:value-type="float" office:value="0" table:style-name="ce57">
            <text:p>-<text:s/></text:p>
          </table:table-cell>
          <table:table-cell office:value-type="float" office:value="393.3" table:style-name="ce57">
            <text:p>393,3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203" table:style-name="ce1">
            <text:p>289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21324-001001-SANIPORT SA F# 21324 ALQUILER</text:p>
          </table:table-cell>
          <table:table-cell table:number-columns-repeated="16373"/>
        </table:table-row>
        <table:table-row table:style-name="ro8">
          <table:table-cell office:value-type="float" office:value="6739" table:style-name="ce1">
            <text:p>6739</text:p>
          </table:table-cell>
          <table:table-cell office:value-type="string" table:style-name="ce56">
            <text:p>-475,076.47</text:p>
          </table:table-cell>
          <table:table-cell office:value-type="float" office:value="0" table:style-name="ce57">
            <text:p>-<text:s/></text:p>
          </table:table-cell>
          <table:table-cell office:value-type="float" office:value="174.8" table:style-name="ce57">
            <text:p>174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303" table:style-name="ce1">
            <text:p>289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504-001201-EQUIPOS Y PRUEBAS F# 504 TOMA</text:p>
          </table:table-cell>
          <table:table-cell table:number-columns-repeated="16373"/>
        </table:table-row>
        <table:table-row table:style-name="ro8">
          <table:table-cell office:value-type="float" office:value="6740" table:style-name="ce1">
            <text:p>6740</text:p>
          </table:table-cell>
          <table:table-cell office:value-type="string" table:style-name="ce56">
            <text:p>-479,548.19</text:p>
          </table:table-cell>
          <table:table-cell office:value-type="float" office:value="0" table:style-name="ce57">
            <text:p>-<text:s/></text:p>
          </table:table-cell>
          <table:table-cell office:value-type="float" office:value="4471.72" table:style-name="ce57">
            <text:p>4.471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403" table:style-name="ce1">
            <text:p>289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2119-001001-FACINSER SA F# 2119 SERVICIO T</text:p>
          </table:table-cell>
          <table:table-cell table:number-columns-repeated="16373"/>
        </table:table-row>
        <table:table-row table:style-name="ro8">
          <table:table-cell office:value-type="float" office:value="6741" table:style-name="ce1">
            <text:p>6741</text:p>
          </table:table-cell>
          <table:table-cell office:value-type="string" table:style-name="ce56">
            <text:p>-481,530.04</text:p>
          </table:table-cell>
          <table:table-cell office:value-type="float" office:value="0" table:style-name="ce57">
            <text:p>-<text:s/></text:p>
          </table:table-cell>
          <table:table-cell office:value-type="float" office:value="1981.85" table:style-name="ce57">
            <text:p>1.981,8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703" table:style-name="ce1">
            <text:p>293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701-021001-UNION CEMENTERA NACIONAL F# 70</text:p>
          </table:table-cell>
          <table:table-cell table:number-columns-repeated="16373"/>
        </table:table-row>
        <table:table-row table:style-name="ro8">
          <table:table-cell office:value-type="float" office:value="6742" table:style-name="ce1">
            <text:p>6742</text:p>
          </table:table-cell>
          <table:table-cell office:value-type="string" table:style-name="ce56">
            <text:p>-482,588.44</text:p>
          </table:table-cell>
          <table:table-cell office:value-type="float" office:value="0" table:style-name="ce57">
            <text:p>-<text:s/></text:p>
          </table:table-cell>
          <table:table-cell office:value-type="float" office:value="1058.4000000000001" table:style-name="ce57">
            <text:p>1.058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803" table:style-name="ce1">
            <text:p>292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125-001101-BRENSAM BONILLA F# 125 <text:s/>SUB BA</text:p>
          </table:table-cell>
          <table:table-cell table:number-columns-repeated="16373"/>
        </table:table-row>
        <table:table-row table:style-name="ro8">
          <table:table-cell office:value-type="float" office:value="6743" table:style-name="ce1">
            <text:p>6743</text:p>
          </table:table-cell>
          <table:table-cell office:value-type="string" table:style-name="ce56">
            <text:p>-482,700.91</text:p>
          </table:table-cell>
          <table:table-cell office:value-type="float" office:value="0" table:style-name="ce57">
            <text:p>-<text:s/></text:p>
          </table:table-cell>
          <table:table-cell office:value-type="float" office:value="112.47" table:style-name="ce57">
            <text:p>112,4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903" table:style-name="ce1">
            <text:p>292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3084-001138-CONECEL F# 3084 CONSUMO CELULA</text:p>
          </table:table-cell>
          <table:table-cell table:number-columns-repeated="16373"/>
        </table:table-row>
        <table:table-row table:style-name="ro8">
          <table:table-cell office:value-type="float" office:value="6744" table:style-name="ce1">
            <text:p>6744</text:p>
          </table:table-cell>
          <table:table-cell office:value-type="string" table:style-name="ce56">
            <text:p>-483,608.11</text:p>
          </table:table-cell>
          <table:table-cell office:value-type="float" office:value="0" table:style-name="ce57">
            <text:p>-<text:s/></text:p>
          </table:table-cell>
          <table:table-cell office:value-type="float" office:value="907.2" table:style-name="ce57">
            <text:p>90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703" table:style-name="ce1">
            <text:p>291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824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6745" table:style-name="ce1">
            <text:p>6745</text:p>
          </table:table-cell>
          <table:table-cell office:value-type="string" table:style-name="ce56">
            <text:p>-483,653.00</text:p>
          </table:table-cell>
          <table:table-cell office:value-type="float" office:value="0" table:style-name="ce57">
            <text:p>-<text:s/></text:p>
          </table:table-cell>
          <table:table-cell office:value-type="float" office:value="44.89" table:style-name="ce57">
            <text:p>44,8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203" table:style-name="ce1">
            <text:p>298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24-001011-TELCONET F# 423924 COMPRA 1 GA</text:p>
          </table:table-cell>
          <table:table-cell table:number-columns-repeated="16373"/>
        </table:table-row>
        <table:table-row table:style-name="ro8">
          <table:table-cell office:value-type="float" office:value="6746" table:style-name="ce1">
            <text:p>6746</text:p>
          </table:table-cell>
          <table:table-cell office:value-type="string" table:style-name="ce56">
            <text:p>-483,741.27</text:p>
          </table:table-cell>
          <table:table-cell office:value-type="float" office:value="0" table:style-name="ce57">
            <text:p>-<text:s/></text:p>
          </table:table-cell>
          <table:table-cell office:value-type="float" office:value="88.27" table:style-name="ce57">
            <text:p>88,2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303" table:style-name="ce1">
            <text:p>298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2-001011-TELCONET F# 423932 COMPRA 1 CA</text:p>
          </table:table-cell>
          <table:table-cell table:number-columns-repeated="16373"/>
        </table:table-row>
        <table:table-row table:style-name="ro8">
          <table:table-cell office:value-type="float" office:value="6747" table:style-name="ce1">
            <text:p>6747</text:p>
          </table:table-cell>
          <table:table-cell office:value-type="string" table:style-name="ce56">
            <text:p>-485,072.08</text:p>
          </table:table-cell>
          <table:table-cell office:value-type="float" office:value="0" table:style-name="ce57">
            <text:p>-<text:s/></text:p>
          </table:table-cell>
          <table:table-cell office:value-type="float" office:value="1330.81" table:style-name="ce57">
            <text:p>1.330,8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403" table:style-name="ce1">
            <text:p>298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6-001011-TELCONET F# 423936 COMPRA 20 P</text:p>
          </table:table-cell>
          <table:table-cell table:number-columns-repeated="16373"/>
        </table:table-row>
        <table:table-row table:style-name="ro8">
          <table:table-cell office:value-type="float" office:value="6748" table:style-name="ce1">
            <text:p>6748</text:p>
          </table:table-cell>
          <table:table-cell office:value-type="string" table:style-name="ce56">
            <text:p>-485,128.80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503" table:style-name="ce1">
            <text:p>298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8-001011-TELCONET F# 423938 COMPRA 1 BO</text:p>
          </table:table-cell>
          <table:table-cell table:number-columns-repeated="16373"/>
        </table:table-row>
        <table:table-row table:style-name="ro8">
          <table:table-cell office:value-type="float" office:value="6749" table:style-name="ce1">
            <text:p>6749</text:p>
          </table:table-cell>
          <table:table-cell office:value-type="string" table:style-name="ce56">
            <text:p>-485,269.63</text:p>
          </table:table-cell>
          <table:table-cell office:value-type="float" office:value="0" table:style-name="ce57">
            <text:p>-<text:s/></text:p>
          </table:table-cell>
          <table:table-cell office:value-type="float" office:value="140.83000000000001" table:style-name="ce57">
            <text:p>140,8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603" table:style-name="ce1">
            <text:p>298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7-001011-TELCONET F# 423937 COMPRA 1 CA</text:p>
          </table:table-cell>
          <table:table-cell table:number-columns-repeated="16373"/>
        </table:table-row>
        <table:table-row table:style-name="ro8">
          <table:table-cell office:value-type="float" office:value="6750" table:style-name="ce1">
            <text:p>6750</text:p>
          </table:table-cell>
          <table:table-cell office:value-type="string" table:style-name="ce56">
            <text:p>-485,410.46</text:p>
          </table:table-cell>
          <table:table-cell office:value-type="float" office:value="0" table:style-name="ce57">
            <text:p>-<text:s/></text:p>
          </table:table-cell>
          <table:table-cell office:value-type="float" office:value="140.83000000000001" table:style-name="ce57">
            <text:p>140,8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703" table:style-name="ce1">
            <text:p>2987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5-001011-TELCONET F# 423935 COMPRA 1 CA</text:p>
          </table:table-cell>
          <table:table-cell table:number-columns-repeated="16373"/>
        </table:table-row>
        <table:table-row table:style-name="ro8">
          <table:table-cell office:value-type="float" office:value="6751" table:style-name="ce1">
            <text:p>6751</text:p>
          </table:table-cell>
          <table:table-cell office:value-type="string" table:style-name="ce56">
            <text:p>-487,565.26</text:p>
          </table:table-cell>
          <table:table-cell office:value-type="float" office:value="0" table:style-name="ce57">
            <text:p>-<text:s/></text:p>
          </table:table-cell>
          <table:table-cell office:value-type="float" office:value="2154.8000000000002" table:style-name="ce57">
            <text:p>2.154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803" table:style-name="ce1">
            <text:p>298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39-001011-TELCONET F# 423939 COMPRA 11 V</text:p>
          </table:table-cell>
          <table:table-cell table:number-columns-repeated="16373"/>
        </table:table-row>
        <table:table-row table:style-name="ro8">
          <table:table-cell office:value-type="float" office:value="6752" table:style-name="ce1">
            <text:p>6752</text:p>
          </table:table-cell>
          <table:table-cell office:value-type="string" table:style-name="ce56">
            <text:p>-487,774.06</text:p>
          </table:table-cell>
          <table:table-cell office:value-type="float" office:value="0" table:style-name="ce57">
            <text:p>-<text:s/></text:p>
          </table:table-cell>
          <table:table-cell office:value-type="float" office:value="208.8" table:style-name="ce57">
            <text:p>208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903" table:style-name="ce1">
            <text:p>298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423942-001011-TELCONET F# 423942 COMPRA 4 PL</text:p>
          </table:table-cell>
          <table:table-cell table:number-columns-repeated="16373"/>
        </table:table-row>
        <table:table-row table:style-name="ro8">
          <table:table-cell office:value-type="float" office:value="6753" table:style-name="ce1">
            <text:p>6753</text:p>
          </table:table-cell>
          <table:table-cell office:value-type="string" table:style-name="ce56">
            <text:p>-487,884.77</text:p>
          </table:table-cell>
          <table:table-cell office:value-type="float" office:value="0" table:style-name="ce57">
            <text:p>-<text:s/></text:p>
          </table:table-cell>
          <table:table-cell office:value-type="float" office:value="110.71" table:style-name="ce57">
            <text:p>110,7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803" table:style-name="ce1">
            <text:p>291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85529-001008-TECNOVA SA F# 85529 COMPRA 2 B</text:p>
          </table:table-cell>
          <table:table-cell table:number-columns-repeated="16373"/>
        </table:table-row>
        <table:table-row table:style-name="ro8">
          <table:table-cell office:value-type="float" office:value="6754" table:style-name="ce1">
            <text:p>6754</text:p>
          </table:table-cell>
          <table:table-cell office:value-type="string" table:style-name="ce56">
            <text:p>-489,444.11</text:p>
          </table:table-cell>
          <table:table-cell office:value-type="float" office:value="0" table:style-name="ce57">
            <text:p>-<text:s/></text:p>
          </table:table-cell>
          <table:table-cell office:value-type="float" office:value="1559.34" table:style-name="ce57">
            <text:p>1.559,3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903" table:style-name="ce1">
            <text:p>291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2015-022901-COMERCIAL KYWI F# 2015 COMPRA</text:p>
          </table:table-cell>
          <table:table-cell table:number-columns-repeated="16373"/>
        </table:table-row>
        <table:table-row table:style-name="ro8">
          <table:table-cell office:value-type="float" office:value="6755" table:style-name="ce1">
            <text:p>6755</text:p>
          </table:table-cell>
          <table:table-cell office:value-type="string" table:style-name="ce56">
            <text:p>-490,139.92</text:p>
          </table:table-cell>
          <table:table-cell office:value-type="float" office:value="0" table:style-name="ce57">
            <text:p>-<text:s/></text:p>
          </table:table-cell>
          <table:table-cell office:value-type="float" office:value="695.81" table:style-name="ce57">
            <text:p>695,8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203" table:style-name="ce1">
            <text:p>295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770-021001-UNION CEMENTERA NACIONAL F# 77</text:p>
          </table:table-cell>
          <table:table-cell table:number-columns-repeated="16373"/>
        </table:table-row>
        <table:table-row table:style-name="ro8">
          <table:table-cell office:value-type="float" office:value="6756" table:style-name="ce1">
            <text:p>6756</text:p>
          </table:table-cell>
          <table:table-cell office:value-type="string" table:style-name="ce56">
            <text:p>-503,805.41</text:p>
          </table:table-cell>
          <table:table-cell office:value-type="float" office:value="0" table:style-name="ce57">
            <text:p>-<text:s/></text:p>
          </table:table-cell>
          <table:table-cell office:value-type="float" office:value="13665.49" table:style-name="ce57">
            <text:p>13.665,4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303" table:style-name="ce1">
            <text:p>295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3377-001001-TECNOVIAS SA F# 3377 COMPRA 67</text:p>
          </table:table-cell>
          <table:table-cell table:number-columns-repeated="16373"/>
        </table:table-row>
        <table:table-row table:style-name="ro8">
          <table:table-cell office:value-type="float" office:value="6757" table:style-name="ce1">
            <text:p>6757</text:p>
          </table:table-cell>
          <table:table-cell office:value-type="string" table:style-name="ce56">
            <text:p>-504,780.77</text:p>
          </table:table-cell>
          <table:table-cell office:value-type="float" office:value="0" table:style-name="ce57">
            <text:p>-<text:s/></text:p>
          </table:table-cell>
          <table:table-cell office:value-type="float" office:value="975.36" table:style-name="ce57">
            <text:p>975,3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403" table:style-name="ce1">
            <text:p>293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781-001001-CORDOVA ARMIJOS JUAN F# 781 AL</text:p>
          </table:table-cell>
          <table:table-cell table:number-columns-repeated="16373"/>
        </table:table-row>
        <table:table-row table:style-name="ro8">
          <table:table-cell office:value-type="float" office:value="6758" table:style-name="ce1">
            <text:p>6758</text:p>
          </table:table-cell>
          <table:table-cell office:value-type="string" table:style-name="ce56">
            <text:p>-504,938.31</text:p>
          </table:table-cell>
          <table:table-cell office:value-type="float" office:value="0" table:style-name="ce57">
            <text:p>-<text:s/></text:p>
          </table:table-cell>
          <table:table-cell office:value-type="float" office:value="157.54" table:style-name="ce57">
            <text:p>157,5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503" table:style-name="ce1">
            <text:p>293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22892-003001-SUKER F# 22892 COMPRA 20 PAPEL</text:p>
          </table:table-cell>
          <table:table-cell table:number-columns-repeated="16373"/>
        </table:table-row>
        <table:table-row table:style-name="ro8">
          <table:table-cell office:value-type="float" office:value="6759" table:style-name="ce1">
            <text:p>6759</text:p>
          </table:table-cell>
          <table:table-cell office:value-type="string" table:style-name="ce56">
            <text:p>-510,698.88</text:p>
          </table:table-cell>
          <table:table-cell office:value-type="float" office:value="0" table:style-name="ce57">
            <text:p>-<text:s/></text:p>
          </table:table-cell>
          <table:table-cell office:value-type="float" office:value="5760.57" table:style-name="ce57">
            <text:p>5.760,5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603" table:style-name="ce1">
            <text:p>293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2123-001001-FACINSER SA F# 2123 SERVICIO T</text:p>
          </table:table-cell>
          <table:table-cell table:number-columns-repeated="16373"/>
        </table:table-row>
        <table:table-row table:style-name="ro8">
          <table:table-cell office:value-type="float" office:value="6760" table:style-name="ce1">
            <text:p>6760</text:p>
          </table:table-cell>
          <table:table-cell office:value-type="string" table:style-name="ce56">
            <text:p>-510,731.85</text:p>
          </table:table-cell>
          <table:table-cell office:value-type="float" office:value="0" table:style-name="ce57">
            <text:p>-<text:s/></text:p>
          </table:table-cell>
          <table:table-cell office:value-type="float" office:value="32.97" table:style-name="ce57">
            <text:p>32,9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403" table:style-name="ce1">
            <text:p>2954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32119-003006-ELECTROLEG SA F# 32119 COMPRA</text:p>
          </table:table-cell>
          <table:table-cell table:number-columns-repeated="16373"/>
        </table:table-row>
        <table:table-row table:style-name="ro8">
          <table:table-cell office:value-type="float" office:value="6761" table:style-name="ce1">
            <text:p>6761</text:p>
          </table:table-cell>
          <table:table-cell office:value-type="string" table:style-name="ce56">
            <text:p>-511,639.05</text:p>
          </table:table-cell>
          <table:table-cell office:value-type="float" office:value="0" table:style-name="ce57">
            <text:p>-<text:s/></text:p>
          </table:table-cell>
          <table:table-cell office:value-type="float" office:value="907.2" table:style-name="ce57">
            <text:p>907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803" table:style-name="ce1">
            <text:p>290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719-001002-COMERC. ORTIZLOFFREDO F# 8719</text:p>
          </table:table-cell>
          <table:table-cell table:number-columns-repeated="16373"/>
        </table:table-row>
        <table:table-row table:style-name="ro8">
          <table:table-cell office:value-type="float" office:value="6762" table:style-name="ce1">
            <text:p>6762</text:p>
          </table:table-cell>
          <table:table-cell office:value-type="string" table:style-name="ce56">
            <text:p>-512,129.42</text:p>
          </table:table-cell>
          <table:table-cell office:value-type="float" office:value="0" table:style-name="ce57">
            <text:p>-<text:s/></text:p>
          </table:table-cell>
          <table:table-cell office:value-type="float" office:value="490.37" table:style-name="ce57">
            <text:p>490,3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903" table:style-name="ce1">
            <text:p>290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97151-001101-CONTRUCC. MATUTE F# 97151 COMP</text:p>
          </table:table-cell>
          <table:table-cell table:number-columns-repeated="16373"/>
        </table:table-row>
        <table:table-row table:style-name="ro8">
          <table:table-cell office:value-type="float" office:value="6763" table:style-name="ce1">
            <text:p>6763</text:p>
          </table:table-cell>
          <table:table-cell office:value-type="string" table:style-name="ce56">
            <text:p>-512,164.11</text:p>
          </table:table-cell>
          <table:table-cell office:value-type="float" office:value="0" table:style-name="ce57">
            <text:p>-<text:s/></text:p>
          </table:table-cell>
          <table:table-cell office:value-type="float" office:value="34.69" table:style-name="ce57">
            <text:p>34,6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003" table:style-name="ce1">
            <text:p>291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97186-001101-CONTRUCC. MATUTE JIMENEZ F# 97</text:p>
          </table:table-cell>
          <table:table-cell table:number-columns-repeated="16373"/>
        </table:table-row>
        <table:table-row table:style-name="ro8">
          <table:table-cell office:value-type="float" office:value="6764" table:style-name="ce1">
            <text:p>6764</text:p>
          </table:table-cell>
          <table:table-cell office:value-type="string" table:style-name="ce56">
            <text:p>-513,289.11</text:p>
          </table:table-cell>
          <table:table-cell office:value-type="float" office:value="0" table:style-name="ce57">
            <text:p>-<text:s/></text:p>
          </table:table-cell>
          <table:table-cell office:value-type="float" office:value="1125" table:style-name="ce57">
            <text:p>1.125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003" table:style-name="ce1">
            <text:p>295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C 000000945-002001-MANUEL NOGALES F# 945 HONORARI</text:p>
          </table:table-cell>
          <table:table-cell table:number-columns-repeated="16373"/>
        </table:table-row>
        <table:table-row table:style-name="ro8">
          <table:table-cell office:value-type="float" office:value="6765" table:style-name="ce1">
            <text:p>6765</text:p>
          </table:table-cell>
          <table:table-cell office:value-type="string" table:style-name="ce56">
            <text:p>-518,721.66</text:p>
          </table:table-cell>
          <table:table-cell office:value-type="float" office:value="0" table:style-name="ce57">
            <text:p>-<text:s/></text:p>
          </table:table-cell>
          <table:table-cell office:value-type="float" office:value="5432.55" table:style-name="ce57">
            <text:p>5.432,5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503" table:style-name="ce1">
            <text:p>2895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345-001001-LIGORGURO PABLO F# 345 ACERO E</text:p>
          </table:table-cell>
          <table:table-cell table:number-columns-repeated="16373"/>
        </table:table-row>
        <table:table-row table:style-name="ro8">
          <table:table-cell office:value-type="float" office:value="6766" table:style-name="ce1">
            <text:p>6766</text:p>
          </table:table-cell>
          <table:table-cell office:value-type="string" table:style-name="ce56">
            <text:p>-521,853.03</text:p>
          </table:table-cell>
          <table:table-cell office:value-type="float" office:value="0" table:style-name="ce57">
            <text:p>-<text:s/></text:p>
          </table:table-cell>
          <table:table-cell office:value-type="float" office:value="3131.37" table:style-name="ce57">
            <text:p>3.131,3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603" table:style-name="ce1">
            <text:p>289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841-001001-NUÑEZ CALLE JOSÉ F# 841 COLOCA</text:p>
          </table:table-cell>
          <table:table-cell table:number-columns-repeated="16373"/>
        </table:table-row>
        <table:table-row table:style-name="ro8">
          <table:table-cell office:value-type="float" office:value="6767" table:style-name="ce1">
            <text:p>6767</text:p>
          </table:table-cell>
          <table:table-cell office:value-type="string" table:style-name="ce56">
            <text:p>-522,433.54</text:p>
          </table:table-cell>
          <table:table-cell office:value-type="float" office:value="0" table:style-name="ce57">
            <text:p>-<text:s/></text:p>
          </table:table-cell>
          <table:table-cell office:value-type="float" office:value="580.51" table:style-name="ce57">
            <text:p>580,5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003" table:style-name="ce1">
            <text:p>286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167459-001001-RENDON DE LA CUADRA JOSE F# 16</text:p>
          </table:table-cell>
          <table:table-cell table:number-columns-repeated="16373"/>
        </table:table-row>
        <table:table-row table:style-name="ro8">
          <table:table-cell office:value-type="float" office:value="6768" table:style-name="ce1">
            <text:p>6768</text:p>
          </table:table-cell>
          <table:table-cell office:value-type="string" table:style-name="ce56">
            <text:p>-523,009.70</text:p>
          </table:table-cell>
          <table:table-cell office:value-type="float" office:value="0" table:style-name="ce57">
            <text:p>-<text:s/></text:p>
          </table:table-cell>
          <table:table-cell office:value-type="float" office:value="576.16" table:style-name="ce57">
            <text:p>576,1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903" table:style-name="ce1">
            <text:p>285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84905-001008-TECNOVA SA F# 84905 COMPRA BAT</text:p>
          </table:table-cell>
          <table:table-cell table:number-columns-repeated="16373"/>
        </table:table-row>
        <table:table-row table:style-name="ro8">
          <table:table-cell office:value-type="float" office:value="6769" table:style-name="ce1">
            <text:p>6769</text:p>
          </table:table-cell>
          <table:table-cell office:value-type="string" table:style-name="ce56">
            <text:p>-524,824.12</text:p>
          </table:table-cell>
          <table:table-cell office:value-type="float" office:value="0" table:style-name="ce57">
            <text:p>-<text:s/></text:p>
          </table:table-cell>
          <table:table-cell office:value-type="float" office:value="1814.42" table:style-name="ce57">
            <text:p>1.814,4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103" table:style-name="ce1">
            <text:p>286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8518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6770" table:style-name="ce1">
            <text:p>6770</text:p>
          </table:table-cell>
          <table:table-cell office:value-type="string" table:style-name="ce56">
            <text:p>-560,406.84</text:p>
          </table:table-cell>
          <table:table-cell office:value-type="float" office:value="0" table:style-name="ce57">
            <text:p>-<text:s/></text:p>
          </table:table-cell>
          <table:table-cell office:value-type="float" office:value="35582.720000000001" table:style-name="ce57">
            <text:p>35.582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803" table:style-name="ce1">
            <text:p>2958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041-001002-VIADIRECTA CONSTRUCCIONES F# 4</text:p>
          </table:table-cell>
          <table:table-cell table:number-columns-repeated="16373"/>
        </table:table-row>
        <table:table-row table:style-name="ro8">
          <table:table-cell office:value-type="float" office:value="6771" table:style-name="ce1">
            <text:p>6771</text:p>
          </table:table-cell>
          <table:table-cell office:value-type="string" table:style-name="ce56">
            <text:p>-563,034.49</text:p>
          </table:table-cell>
          <table:table-cell office:value-type="float" office:value="0" table:style-name="ce57">
            <text:p>-<text:s/></text:p>
          </table:table-cell>
          <table:table-cell office:value-type="float" office:value="2627.65" table:style-name="ce57">
            <text:p>2.627,6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603" table:style-name="ce1">
            <text:p>2966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6788-001001-HORMIGONES HERCULES F# 6788 CO</text:p>
          </table:table-cell>
          <table:table-cell table:number-columns-repeated="16373"/>
        </table:table-row>
        <table:table-row table:style-name="ro8">
          <table:table-cell office:value-type="float" office:value="6772" table:style-name="ce1">
            <text:p>6772</text:p>
          </table:table-cell>
          <table:table-cell office:value-type="string" table:style-name="ce56">
            <text:p>-566,215.33</text:p>
          </table:table-cell>
          <table:table-cell office:value-type="float" office:value="0" table:style-name="ce57">
            <text:p>-<text:s/></text:p>
          </table:table-cell>
          <table:table-cell office:value-type="float" office:value="3180.84" table:style-name="ce57">
            <text:p>3.180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903" table:style-name="ce1">
            <text:p>296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JC 000000138-000000-HORMIGONES HERCULES REGULARIZA</text:p>
          </table:table-cell>
          <table:table-cell table:number-columns-repeated="16373"/>
        </table:table-row>
        <table:table-row table:style-name="ro8">
          <table:table-cell office:value-type="float" office:value="6773" table:style-name="ce1">
            <text:p>6773</text:p>
          </table:table-cell>
          <table:table-cell office:value-type="string" table:style-name="ce56">
            <text:p>-567,721.59</text:p>
          </table:table-cell>
          <table:table-cell office:value-type="float" office:value="0" table:style-name="ce57">
            <text:p>-<text:s/></text:p>
          </table:table-cell>
          <table:table-cell office:value-type="float" office:value="1506.26" table:style-name="ce57">
            <text:p>1.506,2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003" table:style-name="ce1">
            <text:p>2920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V 000000676-001001-GEDEQUIP F# 676 MANTENIMIENTO</text:p>
          </table:table-cell>
          <table:table-cell table:number-columns-repeated="16373"/>
        </table:table-row>
        <table:table-row table:style-name="ro8">
          <table:table-cell office:value-type="float" office:value="6774" table:style-name="ce1">
            <text:p>6774</text:p>
          </table:table-cell>
          <table:table-cell office:value-type="string" table:style-name="ce56">
            <text:p>-568,914.41</text:p>
          </table:table-cell>
          <table:table-cell office:value-type="float" office:value="0" table:style-name="ce57">
            <text:p>-<text:s/></text:p>
          </table:table-cell>
          <table:table-cell office:value-type="float" office:value="1192.82" table:style-name="ce57">
            <text:p>1.192,8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103" table:style-name="ce1">
            <text:p>2911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451-021001-UNION CEMENTERA NACIONAL F# 45</text:p>
          </table:table-cell>
          <table:table-cell table:number-columns-repeated="16373"/>
        </table:table-row>
        <table:table-row table:style-name="ro8">
          <table:table-cell office:value-type="float" office:value="6775" table:style-name="ce1">
            <text:p>6775</text:p>
          </table:table-cell>
          <table:table-cell office:value-type="string" table:style-name="ce56">
            <text:p>-569,610.22</text:p>
          </table:table-cell>
          <table:table-cell office:value-type="float" office:value="0" table:style-name="ce57">
            <text:p>-<text:s/></text:p>
          </table:table-cell>
          <table:table-cell office:value-type="float" office:value="695.81" table:style-name="ce57">
            <text:p>695,8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203" table:style-name="ce1">
            <text:p>2912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510-021001-UNION CEMENTERA NACIONAL F# 51</text:p>
          </table:table-cell>
          <table:table-cell table:number-columns-repeated="16373"/>
        </table:table-row>
        <table:table-row table:style-name="ro8">
          <table:table-cell office:value-type="float" office:value="6776" table:style-name="ce1">
            <text:p>6776</text:p>
          </table:table-cell>
          <table:table-cell office:value-type="string" table:style-name="ce56">
            <text:p>-570,206.63</text:p>
          </table:table-cell>
          <table:table-cell office:value-type="float" office:value="0" table:style-name="ce57">
            <text:p>-<text:s/></text:p>
          </table:table-cell>
          <table:table-cell office:value-type="float" office:value="596.41" table:style-name="ce57">
            <text:p>596,4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303" table:style-name="ce1">
            <text:p>2913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FB 000000512-021001-UNION CEMENTERA F# 512 COMPRA</text:p>
          </table:table-cell>
          <table:table-cell table:number-columns-repeated="16373"/>
        </table:table-row>
        <table:table-row table:style-name="ro8">
          <table:table-cell office:value-type="float" office:value="6777" table:style-name="ce1">
            <text:p>6777</text:p>
          </table:table-cell>
          <table:table-cell office:value-type="string" table:style-name="ce56">
            <text:p>-567,036.71</text:p>
          </table:table-cell>
          <table:table-cell office:value-type="float" office:value="3169.92" table:style-name="ce57">
            <text:p>3.169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5" table:style-name="ce1">
            <text:p>17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6T00:00:00" table:style-name="ce63">
            <text:p>16/10/2020</text:p>
          </table:table-cell>
          <table:table-cell office:value-type="string" table:style-name="ce1">
            <text:p>Topic Grandados LJubica: Aplicación saldo a favor TR# 219 a Fact# 1214</text:p>
          </table:table-cell>
          <table:table-cell table:number-columns-repeated="16373"/>
        </table:table-row>
        <table:table-row table:style-name="ro8">
          <table:table-cell office:value-type="float" office:value="6778" table:style-name="ce1">
            <text:p>6778</text:p>
          </table:table-cell>
          <table:table-cell office:value-type="string" table:style-name="ce56">
            <text:p>-566,291.20</text:p>
          </table:table-cell>
          <table:table-cell office:value-type="float" office:value="745.51" table:style-name="ce57">
            <text:p>745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8">
          <table:table-cell office:value-type="float" office:value="6779" table:style-name="ce1">
            <text:p>6779</text:p>
          </table:table-cell>
          <table:table-cell office:value-type="string" table:style-name="ce56">
            <text:p>-559,781.20</text:p>
          </table:table-cell>
          <table:table-cell office:value-type="float" office:value="6510" table:style-name="ce57">
            <text:p>6.51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79" table:style-name="ce1">
            <text:p>17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Sumba Ortega Ivan: Aplicación de saldo a favor TR# 165 F# 602</text:p>
          </table:table-cell>
          <table:table-cell table:number-columns-repeated="16373"/>
        </table:table-row>
        <table:table-row table:style-name="ro8">
          <table:table-cell office:value-type="float" office:value="6780" table:style-name="ce1">
            <text:p>6780</text:p>
          </table:table-cell>
          <table:table-cell office:value-type="string" table:style-name="ce56">
            <text:p>-559,085.39</text:p>
          </table:table-cell>
          <table:table-cell office:value-type="float" office:value="695.81" table:style-name="ce57">
            <text:p>695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8">
          <table:table-cell office:value-type="float" office:value="6781" table:style-name="ce1">
            <text:p>6781</text:p>
          </table:table-cell>
          <table:table-cell office:value-type="string" table:style-name="ce56">
            <text:p>-557,594.37</text:p>
          </table:table-cell>
          <table:table-cell office:value-type="float" office:value="1491.02" table:style-name="ce57">
            <text:p>1.491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8">
          <table:table-cell office:value-type="float" office:value="6782" table:style-name="ce1">
            <text:p>6782</text:p>
          </table:table-cell>
          <table:table-cell office:value-type="string" table:style-name="ce56">
            <text:p>-556,202.75</text:p>
          </table:table-cell>
          <table:table-cell office:value-type="float" office:value="1391.62" table:style-name="ce57">
            <text:p>1.39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8">
          <table:table-cell office:value-type="float" office:value="6783" table:style-name="ce1">
            <text:p>6783</text:p>
          </table:table-cell>
          <table:table-cell office:value-type="string" table:style-name="ce56">
            <text:p>-554,811.13</text:p>
          </table:table-cell>
          <table:table-cell office:value-type="float" office:value="1391.62" table:style-name="ce57">
            <text:p>1.39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8">
          <table:table-cell office:value-type="float" office:value="6784" table:style-name="ce1">
            <text:p>6784</text:p>
          </table:table-cell>
          <table:table-cell office:value-type="string" table:style-name="ce56">
            <text:p>-553,419.51</text:p>
          </table:table-cell>
          <table:table-cell office:value-type="float" office:value="1391.62" table:style-name="ce57">
            <text:p>1.39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1" table:style-name="ce1">
            <text:p>18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l: Aplicación saldo a favor TR# 202 F# 982-983-984</text:p>
          </table:table-cell>
          <table:table-cell table:number-columns-repeated="16373"/>
        </table:table-row>
        <table:table-row table:style-name="ro8">
          <table:table-cell office:value-type="float" office:value="6785" table:style-name="ce1">
            <text:p>6785</text:p>
          </table:table-cell>
          <table:table-cell office:value-type="string" table:style-name="ce56">
            <text:p>-552,428.58</text:p>
          </table:table-cell>
          <table:table-cell office:value-type="float" office:value="990.93" table:style-name="ce57">
            <text:p>990,9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2" table:style-name="ce1">
            <text:p>18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l: Aplicación saldo a favor TR# 201 F# 981</text:p>
          </table:table-cell>
          <table:table-cell table:number-columns-repeated="16373"/>
        </table:table-row>
        <table:table-row table:style-name="ro8">
          <table:table-cell office:value-type="float" office:value="6786" table:style-name="ce1">
            <text:p>6786</text:p>
          </table:table-cell>
          <table:table-cell office:value-type="string" table:style-name="ce56">
            <text:p>-551,036.96</text:p>
          </table:table-cell>
          <table:table-cell office:value-type="float" office:value="1391.62" table:style-name="ce57">
            <text:p>1.39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7T00:00:00" table:style-name="ce63">
            <text:p>17/10/2020</text:p>
          </table:table-cell>
          <table:table-cell office:value-type="string" table:style-name="ce1">
            <text:p>Union Cementera Naciona: Aplicación saldo a favor TR# 204 F# 980-1043-1087-1140</text:p>
          </table:table-cell>
          <table:table-cell table:number-columns-repeated="16373"/>
        </table:table-row>
        <table:table-row table:style-name="ro8">
          <table:table-cell office:value-type="float" office:value="6787" table:style-name="ce1">
            <text:p>6787</text:p>
          </table:table-cell>
          <table:table-cell office:value-type="string" table:style-name="ce56">
            <text:p>-551,011.31</text:p>
          </table:table-cell>
          <table:table-cell office:value-type="float" office:value="25.65" table:style-name="ce57">
            <text:p>25,6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8T00:00:00" table:style-name="ce63">
            <text:p>18/10/2020</text:p>
          </table:table-cell>
          <table:table-cell office:value-type="string" table:style-name="ce1">
            <text:p>Construccion Matute: Aplicación saldo a favor TR 21 aplica a F# 60708 - 60705</text:p>
          </table:table-cell>
          <table:table-cell table:number-columns-repeated="16373"/>
        </table:table-row>
        <table:table-row table:style-name="ro8">
          <table:table-cell office:value-type="float" office:value="6788" table:style-name="ce1">
            <text:p>6788</text:p>
          </table:table-cell>
          <table:table-cell office:value-type="string" table:style-name="ce56">
            <text:p>-550,786.53</text:p>
          </table:table-cell>
          <table:table-cell office:value-type="float" office:value="224.78" table:style-name="ce57">
            <text:p>224,7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8T00:00:00" table:style-name="ce63">
            <text:p>18/10/2020</text:p>
          </table:table-cell>
          <table:table-cell office:value-type="string" table:style-name="ce1">
            <text:p>Construccion Matute: Aplicación saldo a favor TR 21 aplica a F# 60708 - 60705</text:p>
          </table:table-cell>
          <table:table-cell table:number-columns-repeated="16373"/>
        </table:table-row>
        <table:table-row table:style-name="ro8">
          <table:table-cell office:value-type="float" office:value="6789" table:style-name="ce1">
            <text:p>6789</text:p>
          </table:table-cell>
          <table:table-cell office:value-type="string" table:style-name="ce56">
            <text:p>-547,006.51</text:p>
          </table:table-cell>
          <table:table-cell office:value-type="float" office:value="3780.02" table:style-name="ce57">
            <text:p>3.780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3" table:style-name="ce1">
            <text:p>17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63">
            <text:p>19/10/2020</text:p>
          </table:table-cell>
          <table:table-cell office:value-type="string" table:style-name="ce1">
            <text:p>Prin-it SA: Aplicación de saldo a favor TR# 87 aplica Fact# 2239</text:p>
          </table:table-cell>
          <table:table-cell table:number-columns-repeated="16373"/>
        </table:table-row>
        <table:table-row table:style-name="ro8">
          <table:table-cell office:value-type="float" office:value="6790" table:style-name="ce1">
            <text:p>6790</text:p>
          </table:table-cell>
          <table:table-cell office:value-type="string" table:style-name="ce56">
            <text:p>-546,159.51</text:p>
          </table:table-cell>
          <table:table-cell office:value-type="float" office:value="847" table:style-name="ce57">
            <text:p>847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2" table:style-name="ce1">
            <text:p>17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63">
            <text:p>19/10/2020</text:p>
          </table:table-cell>
          <table:table-cell office:value-type="string" table:style-name="ce1">
            <text:p>Equipos y Pruebas SA: Aplicación de saldo a favor TR# 222 a F# 519</text:p>
          </table:table-cell>
          <table:table-cell table:number-columns-repeated="16373"/>
        </table:table-row>
        <table:table-row table:style-name="ro8">
          <table:table-cell office:value-type="float" office:value="6791" table:style-name="ce1">
            <text:p>6791</text:p>
          </table:table-cell>
          <table:table-cell office:value-type="string" table:style-name="ce56">
            <text:p>-542,537.03</text:p>
          </table:table-cell>
          <table:table-cell office:value-type="float" office:value="3622.48" table:style-name="ce57">
            <text:p>3.622,4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4" table:style-name="ce1">
            <text:p>17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63">
            <text:p>19/10/2020</text:p>
          </table:table-cell>
          <table:table-cell office:value-type="string" table:style-name="ce1">
            <text:p>Prin-it SA: Aplicación de saldo a favor TR# 148 aplica F# 2240</text:p>
          </table:table-cell>
          <table:table-cell table:number-columns-repeated="16373"/>
        </table:table-row>
        <table:table-row table:style-name="ro8">
          <table:table-cell office:value-type="float" office:value="6792" table:style-name="ce1">
            <text:p>6792</text:p>
          </table:table-cell>
          <table:table-cell office:value-type="string" table:style-name="ce56">
            <text:p>-540,555.18</text:p>
          </table:table-cell>
          <table:table-cell office:value-type="float" office:value="1981.85" table:style-name="ce57">
            <text:p>1.981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4" table:style-name="ce1">
            <text:p>18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19T00:00:00" table:style-name="ce63">
            <text:p>19/10/2020</text:p>
          </table:table-cell>
          <table:table-cell office:value-type="string" table:style-name="ce1">
            <text:p>Union Cementera Nacional: Aplicacion saldo a favor TR# 220 F# 1123</text:p>
          </table:table-cell>
          <table:table-cell table:number-columns-repeated="16373"/>
        </table:table-row>
        <table:table-row table:style-name="ro8">
          <table:table-cell office:value-type="float" office:value="6793" table:style-name="ce1">
            <text:p>6793</text:p>
          </table:table-cell>
          <table:table-cell office:value-type="string" table:style-name="ce56">
            <text:p>-535,095.18</text:p>
          </table:table-cell>
          <table:table-cell office:value-type="float" office:value="5460" table:style-name="ce57">
            <text:p>5.46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80" table:style-name="ce1">
            <text:p>17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0T00:00:00" table:style-name="ce63">
            <text:p>20/10/2020</text:p>
          </table:table-cell>
          <table:table-cell office:value-type="string" table:style-name="ce1">
            <text:p>Ligorguro Pablo: Aplicación saldo a favor TR# 54 aplica F# 358</text:p>
          </table:table-cell>
          <table:table-cell table:number-columns-repeated="16373"/>
        </table:table-row>
        <table:table-row table:style-name="ro8">
          <table:table-cell office:value-type="float" office:value="6794" table:style-name="ce1">
            <text:p>6794</text:p>
          </table:table-cell>
          <table:table-cell office:value-type="string" table:style-name="ce56">
            <text:p>-533,277.28</text:p>
          </table:table-cell>
          <table:table-cell office:value-type="float" office:value="1817.9" table:style-name="ce57">
            <text:p>1.817,9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97" table:style-name="ce1">
            <text:p>17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1T00:00:00" table:style-name="ce63">
            <text:p>21/10/2020</text:p>
          </table:table-cell>
          <table:table-cell office:value-type="string" table:style-name="ce1">
            <text:p>Facinser SA: Aplicacion saldo a favor aplica a F# 2127 TR# 301003</text:p>
          </table:table-cell>
          <table:table-cell table:number-columns-repeated="16373"/>
        </table:table-row>
        <table:table-row table:style-name="ro8">
          <table:table-cell office:value-type="float" office:value="6795" table:style-name="ce1">
            <text:p>6795</text:p>
          </table:table-cell>
          <table:table-cell office:value-type="string" table:style-name="ce56">
            <text:p>-532,581.47</text:p>
          </table:table-cell>
          <table:table-cell office:value-type="float" office:value="695.81" table:style-name="ce57">
            <text:p>695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2T00:00:00" table:style-name="ce63">
            <text:p>22/10/2020</text:p>
          </table:table-cell>
          <table:table-cell office:value-type="string" table:style-name="ce1">
            <text:p>Union Cementera Nac.: Aplicación saldo a favor TR# 221 aplica a fact# 1235-1209</text:p>
          </table:table-cell>
          <table:table-cell table:number-columns-repeated="16373"/>
        </table:table-row>
        <table:table-row table:style-name="ro8">
          <table:table-cell office:value-type="float" office:value="6796" table:style-name="ce1">
            <text:p>6796</text:p>
          </table:table-cell>
          <table:table-cell office:value-type="string" table:style-name="ce56">
            <text:p>-531,189.85</text:p>
          </table:table-cell>
          <table:table-cell office:value-type="float" office:value="1391.62" table:style-name="ce57">
            <text:p>1.39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2T00:00:00" table:style-name="ce63">
            <text:p>22/10/2020</text:p>
          </table:table-cell>
          <table:table-cell office:value-type="string" table:style-name="ce1">
            <text:p>Union Cementera Nac.: Aplicación saldo a favor TR# 221 aplica a fact# 1235-1209</text:p>
          </table:table-cell>
          <table:table-cell table:number-columns-repeated="16373"/>
        </table:table-row>
        <table:table-row table:style-name="ro8">
          <table:table-cell office:value-type="float" office:value="6797" table:style-name="ce1">
            <text:p>6797</text:p>
          </table:table-cell>
          <table:table-cell office:value-type="string" table:style-name="ce56">
            <text:p>-521,488.83</text:p>
          </table:table-cell>
          <table:table-cell office:value-type="float" office:value="9701.02" table:style-name="ce57">
            <text:p>9.701,0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83" table:style-name="ce1">
            <text:p>17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9T00:00:00" table:style-name="ce63">
            <text:p>29/10/2020</text:p>
          </table:table-cell>
          <table:table-cell office:value-type="string" table:style-name="ce1">
            <text:p>Ligorguro Pablo: Aplicac. saldo a favor F# 364 aplica CK# 33543 girado por relacionada Tn</text:p>
          </table:table-cell>
          <table:table-cell table:number-columns-repeated="16373"/>
        </table:table-row>
        <table:table-row table:style-name="ro8">
          <table:table-cell office:value-type="float" office:value="6798" table:style-name="ce1">
            <text:p>6798</text:p>
          </table:table-cell>
          <table:table-cell office:value-type="string" table:style-name="ce56">
            <text:p>-496,488.83</text:p>
          </table:table-cell>
          <table:table-cell office:value-type="float" office:value="25000" table:style-name="ce57">
            <text:p>25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102" table:style-name="ce1">
            <text:p>3371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4-0 VIADIRECTA CONSTRU :</text:p>
          </table:table-cell>
          <table:table-cell table:number-columns-repeated="16373"/>
        </table:table-row>
        <table:table-row table:style-name="ro8">
          <table:table-cell office:value-type="float" office:value="6799" table:style-name="ce1">
            <text:p>6799</text:p>
          </table:table-cell>
          <table:table-cell office:value-type="string" table:style-name="ce56">
            <text:p>-496,181.68</text:p>
          </table:table-cell>
          <table:table-cell office:value-type="float" office:value="307.14999999999998" table:style-name="ce57">
            <text:p>307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402" table:style-name="ce1">
            <text:p>3374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7-0 GURUMENDI CUJILAN <text:s/>:GURUMENDI WASHINGTON</text:p>
          </table:table-cell>
          <table:table-cell table:number-columns-repeated="16373"/>
        </table:table-row>
        <table:table-row table:style-name="ro8">
          <table:table-cell office:value-type="float" office:value="6800" table:style-name="ce1">
            <text:p>6800</text:p>
          </table:table-cell>
          <table:table-cell office:value-type="string" table:style-name="ce56">
            <text:p>-495,706.48</text:p>
          </table:table-cell>
          <table:table-cell office:value-type="float" office:value="475.2" table:style-name="ce57">
            <text:p>475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502" table:style-name="ce1">
            <text:p>3375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8-0 TRANSPORTE CARGA P :VIBARCAL F# 1773 TANQ</text:p>
          </table:table-cell>
          <table:table-cell table:number-columns-repeated="16373"/>
        </table:table-row>
        <table:table-row table:style-name="ro8">
          <table:table-cell office:value-type="float" office:value="6801" table:style-name="ce1">
            <text:p>6801</text:p>
          </table:table-cell>
          <table:table-cell office:value-type="string" table:style-name="ce56">
            <text:p>-495,521.41</text:p>
          </table:table-cell>
          <table:table-cell office:value-type="float" office:value="185.07" table:style-name="ce57">
            <text:p>185,0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302" table:style-name="ce1">
            <text:p>337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6-0 COMERCIAL KYWI S.A :COMERCIAL KYWI PAGO F</text:p>
          </table:table-cell>
          <table:table-cell table:number-columns-repeated="16373"/>
        </table:table-row>
        <table:table-row table:style-name="ro8">
          <table:table-cell office:value-type="float" office:value="6802" table:style-name="ce1">
            <text:p>6802</text:p>
          </table:table-cell>
          <table:table-cell office:value-type="string" table:style-name="ce56">
            <text:p>-495,521.40</text:p>
          </table:table-cell>
          <table:table-cell office:value-type="float" office:value="0.01" table:style-name="ce57">
            <text:p>0,0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302" table:style-name="ce1">
            <text:p>337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6-0 COMERCIAL KYWI S.A :COMERCIAL KYWI PAGO F</text:p>
          </table:table-cell>
          <table:table-cell table:number-columns-repeated="16373"/>
        </table:table-row>
        <table:table-row table:style-name="ro8">
          <table:table-cell office:value-type="float" office:value="6803" table:style-name="ce1">
            <text:p>6803</text:p>
          </table:table-cell>
          <table:table-cell office:value-type="string" table:style-name="ce56">
            <text:p>-491,601.52</text:p>
          </table:table-cell>
          <table:table-cell office:value-type="float" office:value="3919.88" table:style-name="ce57">
            <text:p>3.919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802" table:style-name="ce1">
            <text:p>337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1-0 PRIN-IT S.A. :</text:p>
          </table:table-cell>
          <table:table-cell table:number-columns-repeated="16373"/>
        </table:table-row>
        <table:table-row table:style-name="ro8">
          <table:table-cell office:value-type="float" office:value="6804" table:style-name="ce1">
            <text:p>6804</text:p>
          </table:table-cell>
          <table:table-cell office:value-type="string" table:style-name="ce56">
            <text:p>-487,845.01</text:p>
          </table:table-cell>
          <table:table-cell office:value-type="float" office:value="3756.51" table:style-name="ce57">
            <text:p>3.756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902" table:style-name="ce1">
            <text:p>337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2-0 PRIN-IT S.A. :</text:p>
          </table:table-cell>
          <table:table-cell table:number-columns-repeated="16373"/>
        </table:table-row>
        <table:table-row table:style-name="ro8">
          <table:table-cell office:value-type="float" office:value="6805" table:style-name="ce1">
            <text:p>6805</text:p>
          </table:table-cell>
          <table:table-cell office:value-type="string" table:style-name="ce56">
            <text:p>-484,978.03</text:p>
          </table:table-cell>
          <table:table-cell office:value-type="float" office:value="2866.98" table:style-name="ce57">
            <text:p>2.866,9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002" table:style-name="ce1">
            <text:p>338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3-0 ZURICH SEGUROS ECU :</text:p>
          </table:table-cell>
          <table:table-cell table:number-columns-repeated="16373"/>
        </table:table-row>
        <table:table-row table:style-name="ro8">
          <table:table-cell office:value-type="float" office:value="6806" table:style-name="ce1">
            <text:p>6806</text:p>
          </table:table-cell>
          <table:table-cell office:value-type="string" table:style-name="ce56">
            <text:p>-484,686.65</text:p>
          </table:table-cell>
          <table:table-cell office:value-type="float" office:value="291.38" table:style-name="ce57">
            <text:p>291,3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102" table:style-name="ce1">
            <text:p>3381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4-0 PINTUSARIATO S.A. :</text:p>
          </table:table-cell>
          <table:table-cell table:number-columns-repeated="16373"/>
        </table:table-row>
        <table:table-row table:style-name="ro8">
          <table:table-cell office:value-type="float" office:value="6807" table:style-name="ce1">
            <text:p>6807</text:p>
          </table:table-cell>
          <table:table-cell office:value-type="string" table:style-name="ce56">
            <text:p>-483,094.80</text:p>
          </table:table-cell>
          <table:table-cell office:value-type="float" office:value="1591.85" table:style-name="ce57">
            <text:p>1.591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202" table:style-name="ce1">
            <text:p>3382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5-0 LIGORGURO FALCONES :LIGORGURO PABLO F# 35</text:p>
          </table:table-cell>
          <table:table-cell table:number-columns-repeated="16373"/>
        </table:table-row>
        <table:table-row table:style-name="ro8">
          <table:table-cell office:value-type="float" office:value="6808" table:style-name="ce1">
            <text:p>6808</text:p>
          </table:table-cell>
          <table:table-cell office:value-type="string" table:style-name="ce56">
            <text:p>-480,590.37</text:p>
          </table:table-cell>
          <table:table-cell office:value-type="float" office:value="2504.4299999999998" table:style-name="ce57">
            <text:p>2.504,4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302" table:style-name="ce1">
            <text:p>338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6-0 LIGORGURO FALCONES :LIGORGURO PABLO F# 35</text:p>
          </table:table-cell>
          <table:table-cell table:number-columns-repeated="16373"/>
        </table:table-row>
        <table:table-row table:style-name="ro8">
          <table:table-cell office:value-type="float" office:value="6809" table:style-name="ce1">
            <text:p>6809</text:p>
          </table:table-cell>
          <table:table-cell office:value-type="string" table:style-name="ce56">
            <text:p>-478,116.09</text:p>
          </table:table-cell>
          <table:table-cell office:value-type="float" office:value="2474.2800000000002" table:style-name="ce57">
            <text:p>2.474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602" table:style-name="ce1">
            <text:p>338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9-0 BRENSAM BONILLA S. :</text:p>
          </table:table-cell>
          <table:table-cell table:number-columns-repeated="16373"/>
        </table:table-row>
        <table:table-row table:style-name="ro8">
          <table:table-cell office:value-type="float" office:value="6810" table:style-name="ce1">
            <text:p>6810</text:p>
          </table:table-cell>
          <table:table-cell office:value-type="string" table:style-name="ce56">
            <text:p>-477,809.20</text:p>
          </table:table-cell>
          <table:table-cell office:value-type="float" office:value="306.89" table:style-name="ce57">
            <text:p>306,8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702" table:style-name="ce1">
            <text:p>338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0-0 COMERCIAL KYWI S.A :</text:p>
          </table:table-cell>
          <table:table-cell table:number-columns-repeated="16373"/>
        </table:table-row>
        <table:table-row table:style-name="ro8">
          <table:table-cell office:value-type="float" office:value="6811" table:style-name="ce1">
            <text:p>6811</text:p>
          </table:table-cell>
          <table:table-cell office:value-type="string" table:style-name="ce56">
            <text:p>-477,297.28</text:p>
          </table:table-cell>
          <table:table-cell office:value-type="float" office:value="511.92" table:style-name="ce57">
            <text:p>511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802" table:style-name="ce1">
            <text:p>338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1-0 COMERCIALIZADORA O :</text:p>
          </table:table-cell>
          <table:table-cell table:number-columns-repeated="16373"/>
        </table:table-row>
        <table:table-row table:style-name="ro8">
          <table:table-cell office:value-type="float" office:value="6812" table:style-name="ce1">
            <text:p>6812</text:p>
          </table:table-cell>
          <table:table-cell office:value-type="string" table:style-name="ce56">
            <text:p>-473,675.66</text:p>
          </table:table-cell>
          <table:table-cell office:value-type="float" office:value="3621.62" table:style-name="ce57">
            <text:p>3.621,6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8902" table:style-name="ce1">
            <text:p>338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2-0 ELECTROLEG SA :</text:p>
          </table:table-cell>
          <table:table-cell table:number-columns-repeated="16373"/>
        </table:table-row>
        <table:table-row table:style-name="ro8">
          <table:table-cell office:value-type="float" office:value="6813" table:style-name="ce1">
            <text:p>6813</text:p>
          </table:table-cell>
          <table:table-cell office:value-type="string" table:style-name="ce56">
            <text:p>-473,302.38</text:p>
          </table:table-cell>
          <table:table-cell office:value-type="float" office:value="373.28" table:style-name="ce57">
            <text:p>373,2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002" table:style-name="ce1">
            <text:p>339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3-0 EQUIPOS &amp; PRUEBAS <text:s/>:</text:p>
          </table:table-cell>
          <table:table-cell table:number-columns-repeated="16373"/>
        </table:table-row>
        <table:table-row table:style-name="ro8">
          <table:table-cell office:value-type="float" office:value="6814" table:style-name="ce1">
            <text:p>6814</text:p>
          </table:table-cell>
          <table:table-cell office:value-type="string" table:style-name="ce56">
            <text:p>-470,491.43</text:p>
          </table:table-cell>
          <table:table-cell office:value-type="float" office:value="2810.95" table:style-name="ce57">
            <text:p>2.810,9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102" table:style-name="ce1">
            <text:p>3391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4-0 FACINSER S.A. FRAN :</text:p>
          </table:table-cell>
          <table:table-cell table:number-columns-repeated="16373"/>
        </table:table-row>
        <table:table-row table:style-name="ro8">
          <table:table-cell office:value-type="float" office:value="6815" table:style-name="ce1">
            <text:p>6815</text:p>
          </table:table-cell>
          <table:table-cell office:value-type="string" table:style-name="ce56">
            <text:p>-470,465.30</text:p>
          </table:table-cell>
          <table:table-cell office:value-type="float" office:value="26.13" table:style-name="ce57">
            <text:p>26,1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202" table:style-name="ce1">
            <text:p>3392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5-0 GARCIA ALAÑA VICTO :</text:p>
          </table:table-cell>
          <table:table-cell table:number-columns-repeated="16373"/>
        </table:table-row>
        <table:table-row table:style-name="ro8">
          <table:table-cell office:value-type="float" office:value="6816" table:style-name="ce1">
            <text:p>6816</text:p>
          </table:table-cell>
          <table:table-cell office:value-type="string" table:style-name="ce56">
            <text:p>-470,448.79</text:p>
          </table:table-cell>
          <table:table-cell office:value-type="float" office:value="16.510000000000002" table:style-name="ce57">
            <text:p>16,5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302" table:style-name="ce1">
            <text:p>339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6-0 JORCHU SA :</text:p>
          </table:table-cell>
          <table:table-cell table:number-columns-repeated="16373"/>
        </table:table-row>
        <table:table-row table:style-name="ro8">
          <table:table-cell office:value-type="float" office:value="6817" table:style-name="ce1">
            <text:p>6817</text:p>
          </table:table-cell>
          <table:table-cell office:value-type="string" table:style-name="ce56">
            <text:p>-459,653.83</text:p>
          </table:table-cell>
          <table:table-cell office:value-type="float" office:value="10794.96" table:style-name="ce57">
            <text:p>10.794,9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402" table:style-name="ce1">
            <text:p>3394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7-0 NUÑEZ CALLE JOSE A :</text:p>
          </table:table-cell>
          <table:table-cell table:number-columns-repeated="16373"/>
        </table:table-row>
        <table:table-row table:style-name="ro8">
          <table:table-cell office:value-type="float" office:value="6818" table:style-name="ce1">
            <text:p>6818</text:p>
          </table:table-cell>
          <table:table-cell office:value-type="string" table:style-name="ce56">
            <text:p>-459,646.03</text:p>
          </table:table-cell>
          <table:table-cell office:value-type="float" office:value="7.8" table:style-name="ce57">
            <text:p>7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502" table:style-name="ce1">
            <text:p>3395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8-0 TOPIC GRANADOS MAR :</text:p>
          </table:table-cell>
          <table:table-cell table:number-columns-repeated="16373"/>
        </table:table-row>
        <table:table-row table:style-name="ro8">
          <table:table-cell office:value-type="float" office:value="6819" table:style-name="ce1">
            <text:p>6819</text:p>
          </table:table-cell>
          <table:table-cell office:value-type="string" table:style-name="ce56">
            <text:p>-451,609.47</text:p>
          </table:table-cell>
          <table:table-cell office:value-type="float" office:value="8036.56" table:style-name="ce57">
            <text:p>8.036,5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602" table:style-name="ce1">
            <text:p>339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59-0 TORRES RONQUILLO F :</text:p>
          </table:table-cell>
          <table:table-cell table:number-columns-repeated="16373"/>
        </table:table-row>
        <table:table-row table:style-name="ro8">
          <table:table-cell office:value-type="float" office:value="6820" table:style-name="ce1">
            <text:p>6820</text:p>
          </table:table-cell>
          <table:table-cell office:value-type="string" table:style-name="ce56">
            <text:p>-441,026.75</text:p>
          </table:table-cell>
          <table:table-cell office:value-type="float" office:value="10582.72" table:style-name="ce57">
            <text:p>10.582,7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702" table:style-name="ce1">
            <text:p>339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60-0 VIADIRECTA CONSTRU :</text:p>
          </table:table-cell>
          <table:table-cell table:number-columns-repeated="16373"/>
        </table:table-row>
        <table:table-row table:style-name="ro8">
          <table:table-cell office:value-type="float" office:value="6821" table:style-name="ce1">
            <text:p>6821</text:p>
          </table:table-cell>
          <table:table-cell office:value-type="string" table:style-name="ce56">
            <text:p>-439,024.81</text:p>
          </table:table-cell>
          <table:table-cell office:value-type="float" office:value="2001.94" table:style-name="ce57">
            <text:p>2.001,9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802" table:style-name="ce1">
            <text:p>339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61-0 LIGORGURO FALCONES :LIGORGURO PABLO F# 34</text:p>
          </table:table-cell>
          <table:table-cell table:number-columns-repeated="16373"/>
        </table:table-row>
        <table:table-row table:style-name="ro8">
          <table:table-cell office:value-type="float" office:value="6822" table:style-name="ce1">
            <text:p>6822</text:p>
          </table:table-cell>
          <table:table-cell office:value-type="string" table:style-name="ce56">
            <text:p>-438,754.68</text:p>
          </table:table-cell>
          <table:table-cell office:value-type="float" office:value="270.13" table:style-name="ce57">
            <text:p>270,1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9902" table:style-name="ce1">
            <text:p>339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62-0 OPTICA LOZANO Y AS :</text:p>
          </table:table-cell>
          <table:table-cell table:number-columns-repeated="16373"/>
        </table:table-row>
        <table:table-row table:style-name="ro8">
          <table:table-cell office:value-type="float" office:value="6823" table:style-name="ce1">
            <text:p>6823</text:p>
          </table:table-cell>
          <table:table-cell office:value-type="string" table:style-name="ce56">
            <text:p>-438,269.87</text:p>
          </table:table-cell>
          <table:table-cell office:value-type="float" office:value="484.81" table:style-name="ce57">
            <text:p>484,8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40002" table:style-name="ce1">
            <text:p>340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63-0 TORREGASI S.A. :</text:p>
          </table:table-cell>
          <table:table-cell table:number-columns-repeated="16373"/>
        </table:table-row>
        <table:table-row table:style-name="ro8">
          <table:table-cell office:value-type="float" office:value="6824" table:style-name="ce1">
            <text:p>6824</text:p>
          </table:table-cell>
          <table:table-cell office:value-type="string" table:style-name="ce56">
            <text:p>-438,280.33</text:p>
          </table:table-cell>
          <table:table-cell office:value-type="float" office:value="0" table:style-name="ce57">
            <text:p>-<text:s/></text:p>
          </table:table-cell>
          <table:table-cell office:value-type="float" office:value="10.46" table:style-name="ce57">
            <text:p>10,46<text:s/></text:p>
          </table:table-cell>
          <table:table-cell table:style-name="ce1"/>
          <table:table-cell office:value-type="float" office:value="1798" table:style-name="ce1">
            <text:p>17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ecx sa: Regularización de CI # 54914 aplicada por retención a la fuente</text:p>
          </table:table-cell>
          <table:table-cell table:number-columns-repeated="16373"/>
        </table:table-row>
        <table:table-row table:style-name="ro8">
          <table:table-cell office:value-type="float" office:value="6825" table:style-name="ce1">
            <text:p>6825</text:p>
          </table:table-cell>
          <table:table-cell office:value-type="string" table:style-name="ce56">
            <text:p>-438,550.46</text:p>
          </table:table-cell>
          <table:table-cell office:value-type="float" office:value="0" table:style-name="ce57">
            <text:p>-<text:s/></text:p>
          </table:table-cell>
          <table:table-cell office:value-type="float" office:value="270.13" table:style-name="ce57">
            <text:p>270,1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903" table:style-name="ce1">
            <text:p>301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694-001001-OPTILOZANO SA F# 2694 CONSUMO</text:p>
          </table:table-cell>
          <table:table-cell table:number-columns-repeated="16373"/>
        </table:table-row>
        <table:table-row table:style-name="ro8">
          <table:table-cell office:value-type="float" office:value="6826" table:style-name="ce1">
            <text:p>6826</text:p>
          </table:table-cell>
          <table:table-cell office:value-type="string" table:style-name="ce56">
            <text:p>-438,590.71</text:p>
          </table:table-cell>
          <table:table-cell office:value-type="float" office:value="0" table:style-name="ce57">
            <text:p>-<text:s/></text:p>
          </table:table-cell>
          <table:table-cell office:value-type="float" office:value="40.25" table:style-name="ce57">
            <text:p>40,2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403" table:style-name="ce1">
            <text:p>310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7175-001011-TELCONET F# 427175 COMPRA 1 GA</text:p>
          </table:table-cell>
          <table:table-cell table:number-columns-repeated="16373"/>
        </table:table-row>
        <table:table-row table:style-name="ro8">
          <table:table-cell office:value-type="float" office:value="6827" table:style-name="ce1">
            <text:p>6827</text:p>
          </table:table-cell>
          <table:table-cell office:value-type="string" table:style-name="ce56">
            <text:p>-445,969.70</text:p>
          </table:table-cell>
          <table:table-cell office:value-type="float" office:value="0" table:style-name="ce57">
            <text:p>-<text:s/></text:p>
          </table:table-cell>
          <table:table-cell office:value-type="float" office:value="7378.99" table:style-name="ce57">
            <text:p>7.378,9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803" table:style-name="ce1">
            <text:p>305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240-001001-PRIN-IT SA F# 2240 LETREROS-LE</text:p>
          </table:table-cell>
          <table:table-cell table:number-columns-repeated="16373"/>
        </table:table-row>
        <table:table-row table:style-name="ro8">
          <table:table-cell office:value-type="float" office:value="6828" table:style-name="ce1">
            <text:p>6828</text:p>
          </table:table-cell>
          <table:table-cell office:value-type="string" table:style-name="ce56">
            <text:p>-453,669.60</text:p>
          </table:table-cell>
          <table:table-cell office:value-type="float" office:value="0" table:style-name="ce57">
            <text:p>-<text:s/></text:p>
          </table:table-cell>
          <table:table-cell office:value-type="float" office:value="7699.9" table:style-name="ce57">
            <text:p>7.699,9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703" table:style-name="ce1">
            <text:p>305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239-001001-PRIN-IT SA F# 2239 LETREROS -</text:p>
          </table:table-cell>
          <table:table-cell table:number-columns-repeated="16373"/>
        </table:table-row>
        <table:table-row table:style-name="ro8">
          <table:table-cell office:value-type="float" office:value="6829" table:style-name="ce1">
            <text:p>6829</text:p>
          </table:table-cell>
          <table:table-cell office:value-type="string" table:style-name="ce56">
            <text:p>-453,976.49</text:p>
          </table:table-cell>
          <table:table-cell office:value-type="float" office:value="0" table:style-name="ce57">
            <text:p>-<text:s/></text:p>
          </table:table-cell>
          <table:table-cell office:value-type="float" office:value="306.89" table:style-name="ce57">
            <text:p>306,8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903" table:style-name="ce1">
            <text:p>305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2107-022901-COMERCIAL KYWI F# 2107 COMPRA</text:p>
          </table:table-cell>
          <table:table-cell table:number-columns-repeated="16373"/>
        </table:table-row>
        <table:table-row table:style-name="ro8">
          <table:table-cell office:value-type="float" office:value="6830" table:style-name="ce1">
            <text:p>6830</text:p>
          </table:table-cell>
          <table:table-cell office:value-type="string" table:style-name="ce56">
            <text:p>-454,267.87</text:p>
          </table:table-cell>
          <table:table-cell office:value-type="float" office:value="0" table:style-name="ce57">
            <text:p>-<text:s/></text:p>
          </table:table-cell>
          <table:table-cell office:value-type="float" office:value="291.38" table:style-name="ce57">
            <text:p>291,3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003" table:style-name="ce1">
            <text:p>306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6579-001004-PINTUSARIATO F# 6579 COMPRA 3</text:p>
          </table:table-cell>
          <table:table-cell table:number-columns-repeated="16373"/>
        </table:table-row>
        <table:table-row table:style-name="ro8">
          <table:table-cell office:value-type="float" office:value="6831" table:style-name="ce1">
            <text:p>6831</text:p>
          </table:table-cell>
          <table:table-cell office:value-type="string" table:style-name="ce56">
            <text:p>-455,488.15</text:p>
          </table:table-cell>
          <table:table-cell office:value-type="float" office:value="0" table:style-name="ce57">
            <text:p>-<text:s/></text:p>
          </table:table-cell>
          <table:table-cell office:value-type="float" office:value="1220.28" table:style-name="ce57">
            <text:p>1.220,2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203" table:style-name="ce1">
            <text:p>306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519-001201-EQUIPOS Y PRUEBAS F# 519 ENSAY</text:p>
          </table:table-cell>
          <table:table-cell table:number-columns-repeated="16373"/>
        </table:table-row>
        <table:table-row table:style-name="ro8">
          <table:table-cell office:value-type="float" office:value="6832" table:style-name="ce1">
            <text:p>6832</text:p>
          </table:table-cell>
          <table:table-cell office:value-type="string" table:style-name="ce56">
            <text:p>-457,316.31</text:p>
          </table:table-cell>
          <table:table-cell office:value-type="float" office:value="0" table:style-name="ce57">
            <text:p>-<text:s/></text:p>
          </table:table-cell>
          <table:table-cell office:value-type="float" office:value="1828.16" table:style-name="ce57">
            <text:p>1.828,1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503" table:style-name="ce1">
            <text:p>302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844-001001-NUÑEZ CALLE JOSÉ F# 844 TRABAJ</text:p>
          </table:table-cell>
          <table:table-cell table:number-columns-repeated="16373"/>
        </table:table-row>
        <table:table-row table:style-name="ro8">
          <table:table-cell office:value-type="float" office:value="6833" table:style-name="ce1">
            <text:p>6833</text:p>
          </table:table-cell>
          <table:table-cell office:value-type="string" table:style-name="ce56">
            <text:p>-457,368.87</text:p>
          </table:table-cell>
          <table:table-cell office:value-type="float" office:value="0" table:style-name="ce57">
            <text:p>-<text:s/></text:p>
          </table:table-cell>
          <table:table-cell office:value-type="float" office:value="52.56" table:style-name="ce57">
            <text:p>52,5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703" table:style-name="ce1">
            <text:p>302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23232-003001-SUKER F# 23232 COMPRA 20 PAPEL</text:p>
          </table:table-cell>
          <table:table-cell table:number-columns-repeated="16373"/>
        </table:table-row>
        <table:table-row table:style-name="ro8">
          <table:table-cell office:value-type="float" office:value="6834" table:style-name="ce1">
            <text:p>6834</text:p>
          </table:table-cell>
          <table:table-cell office:value-type="string" table:style-name="ce56">
            <text:p>-457,676.02</text:p>
          </table:table-cell>
          <table:table-cell office:value-type="float" office:value="0" table:style-name="ce57">
            <text:p>-<text:s/></text:p>
          </table:table-cell>
          <table:table-cell office:value-type="float" office:value="307.14999999999998" table:style-name="ce57">
            <text:p>307,1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803" table:style-name="ce1">
            <text:p>302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12245-001001-GURUMENDI WASHINGTON F# 12245</text:p>
          </table:table-cell>
          <table:table-cell table:number-columns-repeated="16373"/>
        </table:table-row>
        <table:table-row table:style-name="ro8">
          <table:table-cell office:value-type="float" office:value="6835" table:style-name="ce1">
            <text:p>6835</text:p>
          </table:table-cell>
          <table:table-cell office:value-type="string" table:style-name="ce56">
            <text:p>-458,151.22</text:p>
          </table:table-cell>
          <table:table-cell office:value-type="float" office:value="0" table:style-name="ce57">
            <text:p>-<text:s/></text:p>
          </table:table-cell>
          <table:table-cell office:value-type="float" office:value="475.2" table:style-name="ce57">
            <text:p>475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903" table:style-name="ce1">
            <text:p>302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1773-001001-VIBARCAL F# 1773 TANQUERO DE A</text:p>
          </table:table-cell>
          <table:table-cell table:number-columns-repeated="16373"/>
        </table:table-row>
        <table:table-row table:style-name="ro8">
          <table:table-cell office:value-type="float" office:value="6836" table:style-name="ce1">
            <text:p>6836</text:p>
          </table:table-cell>
          <table:table-cell office:value-type="string" table:style-name="ce56">
            <text:p>-458,336.29</text:p>
          </table:table-cell>
          <table:table-cell office:value-type="float" office:value="0" table:style-name="ce57">
            <text:p>-<text:s/></text:p>
          </table:table-cell>
          <table:table-cell office:value-type="float" office:value="185.07" table:style-name="ce57">
            <text:p>185,0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003" table:style-name="ce1">
            <text:p>303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2062-022901-COMERCIAL KYWI F# 2062 COMPRA</text:p>
          </table:table-cell>
          <table:table-cell table:number-columns-repeated="16373"/>
        </table:table-row>
        <table:table-row table:style-name="ro8">
          <table:table-cell office:value-type="float" office:value="6837" table:style-name="ce1">
            <text:p>6837</text:p>
          </table:table-cell>
          <table:table-cell office:value-type="string" table:style-name="ce56">
            <text:p>-467,784.93</text:p>
          </table:table-cell>
          <table:table-cell office:value-type="float" office:value="0" table:style-name="ce57">
            <text:p>-<text:s/></text:p>
          </table:table-cell>
          <table:table-cell office:value-type="float" office:value="9448.64" table:style-name="ce57">
            <text:p>9.448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103" table:style-name="ce1">
            <text:p>303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602-001001-SUMBA ORTEGA IVAN F# 602 REPOS</text:p>
          </table:table-cell>
          <table:table-cell table:number-columns-repeated="16373"/>
        </table:table-row>
        <table:table-row table:style-name="ro8">
          <table:table-cell office:value-type="float" office:value="6838" table:style-name="ce1">
            <text:p>6838</text:p>
          </table:table-cell>
          <table:table-cell office:value-type="string" table:style-name="ce56">
            <text:p>-469,176.55</text:p>
          </table:table-cell>
          <table:table-cell office:value-type="float" office:value="0" table:style-name="ce57">
            <text:p>-<text:s/></text:p>
          </table:table-cell>
          <table:table-cell office:value-type="float" office:value="1391.62" table:style-name="ce57">
            <text:p>1.391,6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203" table:style-name="ce1">
            <text:p>303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984-021001-UCEM F# 984 COMPRA DE 14M3 HOR</text:p>
          </table:table-cell>
          <table:table-cell table:number-columns-repeated="16373"/>
        </table:table-row>
        <table:table-row table:style-name="ro8">
          <table:table-cell office:value-type="float" office:value="6839" table:style-name="ce1">
            <text:p>6839</text:p>
          </table:table-cell>
          <table:table-cell office:value-type="string" table:style-name="ce56">
            <text:p>-470,568.17</text:p>
          </table:table-cell>
          <table:table-cell office:value-type="float" office:value="0" table:style-name="ce57">
            <text:p>-<text:s/></text:p>
          </table:table-cell>
          <table:table-cell office:value-type="float" office:value="1391.62" table:style-name="ce57">
            <text:p>1.391,6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303" table:style-name="ce1">
            <text:p>303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983-021001-UCEM F# 983 COMPRA DE 14M3 HOR</text:p>
          </table:table-cell>
          <table:table-cell table:number-columns-repeated="16373"/>
        </table:table-row>
        <table:table-row table:style-name="ro8">
          <table:table-cell office:value-type="float" office:value="6840" table:style-name="ce1">
            <text:p>6840</text:p>
          </table:table-cell>
          <table:table-cell office:value-type="string" table:style-name="ce56">
            <text:p>-472,059.19</text:p>
          </table:table-cell>
          <table:table-cell office:value-type="float" office:value="0" table:style-name="ce57">
            <text:p>-<text:s/></text:p>
          </table:table-cell>
          <table:table-cell office:value-type="float" office:value="1491.02" table:style-name="ce57">
            <text:p>1.491,0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403" table:style-name="ce1">
            <text:p>303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982-021001-UCEM F# 982 COMPRA DE 7,5 M3 H</text:p>
          </table:table-cell>
          <table:table-cell table:number-columns-repeated="16373"/>
        </table:table-row>
        <table:table-row table:style-name="ro8">
          <table:table-cell office:value-type="float" office:value="6841" table:style-name="ce1">
            <text:p>6841</text:p>
          </table:table-cell>
          <table:table-cell office:value-type="string" table:style-name="ce56">
            <text:p>-473,050.12</text:p>
          </table:table-cell>
          <table:table-cell office:value-type="float" office:value="0" table:style-name="ce57">
            <text:p>-<text:s/></text:p>
          </table:table-cell>
          <table:table-cell office:value-type="float" office:value="990.93" table:style-name="ce57">
            <text:p>990,9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503" table:style-name="ce1">
            <text:p>303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981-021001-UCEM F# 981 COMPRA DE 7M3 HORM</text:p>
          </table:table-cell>
          <table:table-cell table:number-columns-repeated="16373"/>
        </table:table-row>
        <table:table-row table:style-name="ro8">
          <table:table-cell office:value-type="float" office:value="6842" table:style-name="ce1">
            <text:p>6842</text:p>
          </table:table-cell>
          <table:table-cell office:value-type="string" table:style-name="ce56">
            <text:p>-474,441.74</text:p>
          </table:table-cell>
          <table:table-cell office:value-type="float" office:value="0" table:style-name="ce57">
            <text:p>-<text:s/></text:p>
          </table:table-cell>
          <table:table-cell office:value-type="float" office:value="1391.62" table:style-name="ce57">
            <text:p>1.391,6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603" table:style-name="ce1">
            <text:p>303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980-021001-UCEM F# 980 COMPRA DE 14M3 HOR</text:p>
          </table:table-cell>
          <table:table-cell table:number-columns-repeated="16373"/>
        </table:table-row>
        <table:table-row table:style-name="ro8">
          <table:table-cell office:value-type="float" office:value="6843" table:style-name="ce1">
            <text:p>6843</text:p>
          </table:table-cell>
          <table:table-cell office:value-type="string" table:style-name="ce56">
            <text:p>-474,460.40</text:p>
          </table:table-cell>
          <table:table-cell office:value-type="float" office:value="0" table:style-name="ce57">
            <text:p>-<text:s/></text:p>
          </table:table-cell>
          <table:table-cell office:value-type="float" office:value="18.66" table:style-name="ce57">
            <text:p>18,6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703" table:style-name="ce1">
            <text:p>303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002-001001-GARCIA ALAÑA VICTOR F# 1002 CO</text:p>
          </table:table-cell>
          <table:table-cell table:number-columns-repeated="16373"/>
        </table:table-row>
        <table:table-row table:style-name="ro8">
          <table:table-cell office:value-type="float" office:value="6844" table:style-name="ce1">
            <text:p>6844</text:p>
          </table:table-cell>
          <table:table-cell office:value-type="string" table:style-name="ce56">
            <text:p>-481,105.04</text:p>
          </table:table-cell>
          <table:table-cell office:value-type="float" office:value="0" table:style-name="ce57">
            <text:p>-<text:s/></text:p>
          </table:table-cell>
          <table:table-cell office:value-type="float" office:value="6644.64" table:style-name="ce57">
            <text:p>6.644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803" table:style-name="ce1">
            <text:p>303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2-001001-TORRES FRANCISCO F# 732 SERVIC</text:p>
          </table:table-cell>
          <table:table-cell table:number-columns-repeated="16373"/>
        </table:table-row>
        <table:table-row table:style-name="ro8">
          <table:table-cell office:value-type="float" office:value="6845" table:style-name="ce1">
            <text:p>6845</text:p>
          </table:table-cell>
          <table:table-cell office:value-type="string" table:style-name="ce56">
            <text:p>-489,938.14</text:p>
          </table:table-cell>
          <table:table-cell office:value-type="float" office:value="0" table:style-name="ce57">
            <text:p>-<text:s/></text:p>
          </table:table-cell>
          <table:table-cell office:value-type="float" office:value="8833.1" table:style-name="ce57">
            <text:p>8.833,1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903" table:style-name="ce1">
            <text:p>303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5-001001-TORRES FRANCISCO F# 735 SERVIC</text:p>
          </table:table-cell>
          <table:table-cell table:number-columns-repeated="16373"/>
        </table:table-row>
        <table:table-row table:style-name="ro8">
          <table:table-cell office:value-type="float" office:value="6846" table:style-name="ce1">
            <text:p>6846</text:p>
          </table:table-cell>
          <table:table-cell office:value-type="string" table:style-name="ce56">
            <text:p>-494,566.99</text:p>
          </table:table-cell>
          <table:table-cell office:value-type="float" office:value="0" table:style-name="ce57">
            <text:p>-<text:s/></text:p>
          </table:table-cell>
          <table:table-cell office:value-type="float" office:value="4628.8500000000004" table:style-name="ce57">
            <text:p>4.628,8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203" table:style-name="ce1">
            <text:p>307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127-001001-FACINSER SA F# 2127 INSTALACIO</text:p>
          </table:table-cell>
          <table:table-cell table:number-columns-repeated="16373"/>
        </table:table-row>
        <table:table-row table:style-name="ro8">
          <table:table-cell office:value-type="float" office:value="6847" table:style-name="ce1">
            <text:p>6847</text:p>
          </table:table-cell>
          <table:table-cell office:value-type="string" table:style-name="ce56">
            <text:p>-498,732.20</text:p>
          </table:table-cell>
          <table:table-cell office:value-type="float" office:value="0" table:style-name="ce57">
            <text:p>-<text:s/></text:p>
          </table:table-cell>
          <table:table-cell office:value-type="float" office:value="4165.21" table:style-name="ce57">
            <text:p>4.165,2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303" table:style-name="ce1">
            <text:p>307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905-001001-NUÑEZ CALLE JOSÉ F# 905 TRABAJ</text:p>
          </table:table-cell>
          <table:table-cell table:number-columns-repeated="16373"/>
        </table:table-row>
        <table:table-row table:style-name="ro8">
          <table:table-cell office:value-type="float" office:value="6848" table:style-name="ce1">
            <text:p>6848</text:p>
          </table:table-cell>
          <table:table-cell office:value-type="string" table:style-name="ce56">
            <text:p>-499,098.86</text:p>
          </table:table-cell>
          <table:table-cell office:value-type="float" office:value="0" table:style-name="ce57">
            <text:p>-<text:s/></text:p>
          </table:table-cell>
          <table:table-cell office:value-type="float" office:value="366.66" table:style-name="ce57">
            <text:p>366,6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403" table:style-name="ce1">
            <text:p>307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21459-001001-SANIPORT SA F# 21459 ALQUILER</text:p>
          </table:table-cell>
          <table:table-cell table:number-columns-repeated="16373"/>
        </table:table-row>
        <table:table-row table:style-name="ro8">
          <table:table-cell office:value-type="float" office:value="6849" table:style-name="ce1">
            <text:p>6849</text:p>
          </table:table-cell>
          <table:table-cell office:value-type="string" table:style-name="ce56">
            <text:p>-499,505.26</text:p>
          </table:table-cell>
          <table:table-cell office:value-type="float" office:value="0" table:style-name="ce57">
            <text:p>-<text:s/></text:p>
          </table:table-cell>
          <table:table-cell office:value-type="float" office:value="406.4" table:style-name="ce57">
            <text:p>406,4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503" table:style-name="ce1">
            <text:p>307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3188-001001-VINITALY F# 3188 ALQUILER DE M</text:p>
          </table:table-cell>
          <table:table-cell table:number-columns-repeated="16373"/>
        </table:table-row>
        <table:table-row table:style-name="ro8">
          <table:table-cell office:value-type="float" office:value="6850" table:style-name="ce1">
            <text:p>6850</text:p>
          </table:table-cell>
          <table:table-cell office:value-type="string" table:style-name="ce56">
            <text:p>-499,830.38</text:p>
          </table:table-cell>
          <table:table-cell office:value-type="float" office:value="0" table:style-name="ce57">
            <text:p>-<text:s/></text:p>
          </table:table-cell>
          <table:table-cell office:value-type="float" office:value="325.12" table:style-name="ce57">
            <text:p>325,1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603" table:style-name="ce1">
            <text:p>307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3189-001001-VINITALY F# 3189 ALQUILER DE M</text:p>
          </table:table-cell>
          <table:table-cell table:number-columns-repeated="16373"/>
        </table:table-row>
        <table:table-row table:style-name="ro8">
          <table:table-cell office:value-type="float" office:value="6851" table:style-name="ce1">
            <text:p>6851</text:p>
          </table:table-cell>
          <table:table-cell office:value-type="string" table:style-name="ce56">
            <text:p>-500,038.53</text:p>
          </table:table-cell>
          <table:table-cell office:value-type="float" office:value="0" table:style-name="ce57">
            <text:p>-<text:s/></text:p>
          </table:table-cell>
          <table:table-cell office:value-type="float" office:value="208.15" table:style-name="ce57">
            <text:p>208,1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503" table:style-name="ce1">
            <text:p>301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695-001005-TORREGASI SA F# 2695 DIESEL PR</text:p>
          </table:table-cell>
          <table:table-cell table:number-columns-repeated="16373"/>
        </table:table-row>
        <table:table-row table:style-name="ro8">
          <table:table-cell office:value-type="float" office:value="6852" table:style-name="ce1">
            <text:p>6852</text:p>
          </table:table-cell>
          <table:table-cell office:value-type="string" table:style-name="ce56">
            <text:p>-500,091.38</text:p>
          </table:table-cell>
          <table:table-cell office:value-type="float" office:value="0" table:style-name="ce57">
            <text:p>-<text:s/></text:p>
          </table:table-cell>
          <table:table-cell office:value-type="float" office:value="52.85" table:style-name="ce57">
            <text:p>52,8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803" table:style-name="ce1">
            <text:p>307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6751-001004-PINTUSARIATO F# 6751 COMPRA 3</text:p>
          </table:table-cell>
          <table:table-cell table:number-columns-repeated="16373"/>
        </table:table-row>
        <table:table-row table:style-name="ro8">
          <table:table-cell office:value-type="float" office:value="6853" table:style-name="ce1">
            <text:p>6853</text:p>
          </table:table-cell>
          <table:table-cell office:value-type="string" table:style-name="ce56">
            <text:p>-503,269.10</text:p>
          </table:table-cell>
          <table:table-cell office:value-type="float" office:value="0" table:style-name="ce57">
            <text:p>-<text:s/></text:p>
          </table:table-cell>
          <table:table-cell office:value-type="float" office:value="3177.72" table:style-name="ce57">
            <text:p>3.177,7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703" table:style-name="ce1">
            <text:p>301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1214-001001-TOPIC G. MARIA LJUBICA F# 1214</text:p>
          </table:table-cell>
          <table:table-cell table:number-columns-repeated="16373"/>
        </table:table-row>
        <table:table-row table:style-name="ro8">
          <table:table-cell office:value-type="float" office:value="6854" table:style-name="ce1">
            <text:p>6854</text:p>
          </table:table-cell>
          <table:table-cell office:value-type="string" table:style-name="ce56">
            <text:p>-510,084.85</text:p>
          </table:table-cell>
          <table:table-cell office:value-type="float" office:value="0" table:style-name="ce57">
            <text:p>-<text:s/></text:p>
          </table:table-cell>
          <table:table-cell office:value-type="float" office:value="6815.75" table:style-name="ce57">
            <text:p>6.815,7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003" table:style-name="ce1">
            <text:p>302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903-001001-NUÑEZ CALLE JOSÉ F# 903 TRABAJ</text:p>
          </table:table-cell>
          <table:table-cell table:number-columns-repeated="16373"/>
        </table:table-row>
        <table:table-row table:style-name="ro8">
          <table:table-cell office:value-type="float" office:value="6855" table:style-name="ce1">
            <text:p>6855</text:p>
          </table:table-cell>
          <table:table-cell office:value-type="string" table:style-name="ce56">
            <text:p>-510,313.45</text:p>
          </table:table-cell>
          <table:table-cell office:value-type="float" office:value="0" table:style-name="ce57">
            <text:p>-<text:s/></text:p>
          </table:table-cell>
          <table:table-cell office:value-type="float" office:value="228.6" table:style-name="ce57">
            <text:p>228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103" table:style-name="ce1">
            <text:p>302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6-001001-TORRES FRANCISCO F# 736 SERVIC</text:p>
          </table:table-cell>
          <table:table-cell table:number-columns-repeated="16373"/>
        </table:table-row>
        <table:table-row table:style-name="ro8">
          <table:table-cell office:value-type="float" office:value="6856" table:style-name="ce1">
            <text:p>6856</text:p>
          </table:table-cell>
          <table:table-cell office:value-type="string" table:style-name="ce56">
            <text:p>-510,496.33</text:p>
          </table:table-cell>
          <table:table-cell office:value-type="float" office:value="0" table:style-name="ce57">
            <text:p>-<text:s/></text:p>
          </table:table-cell>
          <table:table-cell office:value-type="float" office:value="182.88" table:style-name="ce57">
            <text:p>182,8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203" table:style-name="ce1">
            <text:p>302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7-001001-TORRES FRANCISCO F# 737 MANTEN</text:p>
          </table:table-cell>
          <table:table-cell table:number-columns-repeated="16373"/>
        </table:table-row>
        <table:table-row table:style-name="ro8">
          <table:table-cell office:value-type="float" office:value="6857" table:style-name="ce1">
            <text:p>6857</text:p>
          </table:table-cell>
          <table:table-cell office:value-type="string" table:style-name="ce56">
            <text:p>-510,638.57</text:p>
          </table:table-cell>
          <table:table-cell office:value-type="float" office:value="0" table:style-name="ce57">
            <text:p>-<text:s/></text:p>
          </table:table-cell>
          <table:table-cell office:value-type="float" office:value="142.24" table:style-name="ce57">
            <text:p>142,2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303" table:style-name="ce1">
            <text:p>302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8-001001-TORRES FRANCISCO F# 738 MANTEN</text:p>
          </table:table-cell>
          <table:table-cell table:number-columns-repeated="16373"/>
        </table:table-row>
        <table:table-row table:style-name="ro8">
          <table:table-cell office:value-type="float" office:value="6858" table:style-name="ce1">
            <text:p>6858</text:p>
          </table:table-cell>
          <table:table-cell office:value-type="string" table:style-name="ce56">
            <text:p>-512,048.27</text:p>
          </table:table-cell>
          <table:table-cell office:value-type="float" office:value="0" table:style-name="ce57">
            <text:p>-<text:s/></text:p>
          </table:table-cell>
          <table:table-cell office:value-type="float" office:value="1409.7" table:style-name="ce57">
            <text:p>1.409,7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403" table:style-name="ce1">
            <text:p>302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739-001001-TORRES FRANCISCO F# 739 ALQUIL</text:p>
          </table:table-cell>
          <table:table-cell table:number-columns-repeated="16373"/>
        </table:table-row>
        <table:table-row table:style-name="ro8">
          <table:table-cell office:value-type="float" office:value="6859" table:style-name="ce1">
            <text:p>6859</text:p>
          </table:table-cell>
          <table:table-cell office:value-type="string" table:style-name="ce56">
            <text:p>-513,584.03</text:p>
          </table:table-cell>
          <table:table-cell office:value-type="float" office:value="0" table:style-name="ce57">
            <text:p>-<text:s/></text:p>
          </table:table-cell>
          <table:table-cell office:value-type="float" office:value="1535.76" table:style-name="ce57">
            <text:p>1.535,7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003" table:style-name="ce1">
            <text:p>304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141-001101-BRENSAM BONILLA F# 141 <text:s/>SUB BA</text:p>
          </table:table-cell>
          <table:table-cell table:number-columns-repeated="16373"/>
        </table:table-row>
        <table:table-row table:style-name="ro8">
          <table:table-cell office:value-type="float" office:value="6860" table:style-name="ce1">
            <text:p>6860</text:p>
          </table:table-cell>
          <table:table-cell office:value-type="string" table:style-name="ce56">
            <text:p>-513,808.81</text:p>
          </table:table-cell>
          <table:table-cell office:value-type="float" office:value="0" table:style-name="ce57">
            <text:p>-<text:s/></text:p>
          </table:table-cell>
          <table:table-cell office:value-type="float" office:value="224.78" table:style-name="ce57">
            <text:p>224,7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103" table:style-name="ce1">
            <text:p>304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60708-001102-CONTRUCC. MATUTE F# 60708 COMP</text:p>
          </table:table-cell>
          <table:table-cell table:number-columns-repeated="16373"/>
        </table:table-row>
        <table:table-row table:style-name="ro8">
          <table:table-cell office:value-type="float" office:value="6861" table:style-name="ce1">
            <text:p>6861</text:p>
          </table:table-cell>
          <table:table-cell office:value-type="string" table:style-name="ce56">
            <text:p>-513,802.09</text:p>
          </table:table-cell>
          <table:table-cell office:value-type="float" office:value="6.72" table:style-name="ce57">
            <text:p>6,7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403" table:style-name="ce1">
            <text:p>305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NC 002032232-001081-CONECEL NC APLICA F# 32207799</text:p>
          </table:table-cell>
          <table:table-cell table:number-columns-repeated="16373"/>
        </table:table-row>
        <table:table-row table:style-name="ro8">
          <table:table-cell office:value-type="float" office:value="6862" table:style-name="ce1">
            <text:p>6862</text:p>
          </table:table-cell>
          <table:table-cell office:value-type="string" table:style-name="ce56">
            <text:p>-503,569.80</text:p>
          </table:table-cell>
          <table:table-cell office:value-type="float" office:value="10232.290000000001" table:style-name="ce57">
            <text:p>10.232,2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702" table:style-name="ce1">
            <text:p>331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05-0 FACINSER S.A. FRAN :</text:p>
          </table:table-cell>
          <table:table-cell table:number-columns-repeated="16373"/>
        </table:table-row>
        <table:table-row table:style-name="ro8">
          <table:table-cell office:value-type="float" office:value="6863" table:style-name="ce1">
            <text:p>6863</text:p>
          </table:table-cell>
          <table:table-cell office:value-type="string" table:style-name="ce56">
            <text:p>-491,477.57</text:p>
          </table:table-cell>
          <table:table-cell office:value-type="float" office:value="12092.23" table:style-name="ce57">
            <text:p>12.092,2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1902" table:style-name="ce1">
            <text:p>331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07-0 BOWEN MENDOZA JOSE :</text:p>
          </table:table-cell>
          <table:table-cell table:number-columns-repeated="16373"/>
        </table:table-row>
        <table:table-row table:style-name="ro8">
          <table:table-cell office:value-type="float" office:value="6864" table:style-name="ce1">
            <text:p>6864</text:p>
          </table:table-cell>
          <table:table-cell office:value-type="string" table:style-name="ce56">
            <text:p>-490,066.37</text:p>
          </table:table-cell>
          <table:table-cell office:value-type="float" office:value="1411.2" table:style-name="ce57">
            <text:p>1.411,2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002" table:style-name="ce1">
            <text:p>332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08-0 BRENSAM BONILLA S. :</text:p>
          </table:table-cell>
          <table:table-cell table:number-columns-repeated="16373"/>
        </table:table-row>
        <table:table-row table:style-name="ro8">
          <table:table-cell office:value-type="float" office:value="6865" table:style-name="ce1">
            <text:p>6865</text:p>
          </table:table-cell>
          <table:table-cell office:value-type="string" table:style-name="ce56">
            <text:p>-488,349.71</text:p>
          </table:table-cell>
          <table:table-cell office:value-type="float" office:value="1716.66" table:style-name="ce57">
            <text:p>1.716,6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102" table:style-name="ce1">
            <text:p>3321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09-0 CARGARAUSTRAL S.A. :</text:p>
          </table:table-cell>
          <table:table-cell table:number-columns-repeated="16373"/>
        </table:table-row>
        <table:table-row table:style-name="ro8">
          <table:table-cell office:value-type="float" office:value="6866" table:style-name="ce1">
            <text:p>6866</text:p>
          </table:table-cell>
          <table:table-cell office:value-type="string" table:style-name="ce56">
            <text:p>-484,628.86</text:p>
          </table:table-cell>
          <table:table-cell office:value-type="float" office:value="3720.85" table:style-name="ce57">
            <text:p>3.720,8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202" table:style-name="ce1">
            <text:p>3322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0-0 COMERCIALIZADORA O :</text:p>
          </table:table-cell>
          <table:table-cell table:number-columns-repeated="16373"/>
        </table:table-row>
        <table:table-row table:style-name="ro8">
          <table:table-cell office:value-type="float" office:value="6867" table:style-name="ce1">
            <text:p>6867</text:p>
          </table:table-cell>
          <table:table-cell office:value-type="string" table:style-name="ce56">
            <text:p>-483,653.50</text:p>
          </table:table-cell>
          <table:table-cell office:value-type="float" office:value="975.36" table:style-name="ce57">
            <text:p>975,3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302" table:style-name="ce1">
            <text:p>332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1-0 CORDOVA ARMIJOS JU :</text:p>
          </table:table-cell>
          <table:table-cell table:number-columns-repeated="16373"/>
        </table:table-row>
        <table:table-row table:style-name="ro8">
          <table:table-cell office:value-type="float" office:value="6868" table:style-name="ce1">
            <text:p>6868</text:p>
          </table:table-cell>
          <table:table-cell office:value-type="string" table:style-name="ce56">
            <text:p>-483,563.50</text:p>
          </table:table-cell>
          <table:table-cell office:value-type="float" office:value="90" table:style-name="ce57">
            <text:p>9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402" table:style-name="ce1">
            <text:p>3324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2-0 JORCHU SA :</text:p>
          </table:table-cell>
          <table:table-cell table:number-columns-repeated="16373"/>
        </table:table-row>
        <table:table-row table:style-name="ro8">
          <table:table-cell office:value-type="float" office:value="6869" table:style-name="ce1">
            <text:p>6869</text:p>
          </table:table-cell>
          <table:table-cell office:value-type="string" table:style-name="ce56">
            <text:p>-480,432.13</text:p>
          </table:table-cell>
          <table:table-cell office:value-type="float" office:value="3131.37" table:style-name="ce57">
            <text:p>3.131,3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502" table:style-name="ce1">
            <text:p>3325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3-0 NUÑEZ CALLE JOSE A :</text:p>
          </table:table-cell>
          <table:table-cell table:number-columns-repeated="16373"/>
        </table:table-row>
        <table:table-row table:style-name="ro8">
          <table:table-cell office:value-type="float" office:value="6870" table:style-name="ce1">
            <text:p>6870</text:p>
          </table:table-cell>
          <table:table-cell office:value-type="string" table:style-name="ce56">
            <text:p>-479,276.73</text:p>
          </table:table-cell>
          <table:table-cell office:value-type="float" office:value="1155.4000000000001" table:style-name="ce57">
            <text:p>1.155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602" table:style-name="ce1">
            <text:p>332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4-0 SERVIDECONS SA :</text:p>
          </table:table-cell>
          <table:table-cell table:number-columns-repeated="16373"/>
        </table:table-row>
        <table:table-row table:style-name="ro8">
          <table:table-cell office:value-type="float" office:value="6871" table:style-name="ce1">
            <text:p>6871</text:p>
          </table:table-cell>
          <table:table-cell office:value-type="string" table:style-name="ce56">
            <text:p>-470,687.46</text:p>
          </table:table-cell>
          <table:table-cell office:value-type="float" office:value="8589.27" table:style-name="ce57">
            <text:p>8.589,2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702" table:style-name="ce1">
            <text:p>332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5-0 TORRES RONQUILLO F :</text:p>
          </table:table-cell>
          <table:table-cell table:number-columns-repeated="16373"/>
        </table:table-row>
        <table:table-row table:style-name="ro8">
          <table:table-cell office:value-type="float" office:value="6872" table:style-name="ce1">
            <text:p>6872</text:p>
          </table:table-cell>
          <table:table-cell office:value-type="string" table:style-name="ce56">
            <text:p>-470,233.64</text:p>
          </table:table-cell>
          <table:table-cell office:value-type="float" office:value="453.82" table:style-name="ce57">
            <text:p>453,8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2802" table:style-name="ce1">
            <text:p>332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6-0 EDISON FAUSTO COND :</text:p>
          </table:table-cell>
          <table:table-cell table:number-columns-repeated="16373"/>
        </table:table-row>
        <table:table-row table:style-name="ro8">
          <table:table-cell office:value-type="float" office:value="6873" table:style-name="ce1">
            <text:p>6873</text:p>
          </table:table-cell>
          <table:table-cell office:value-type="string" table:style-name="ce56">
            <text:p>-451,217.72</text:p>
          </table:table-cell>
          <table:table-cell office:value-type="float" office:value="19015.919999999998" table:style-name="ce57">
            <text:p>19.015,92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402" table:style-name="ce1">
            <text:p>3354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7-0 ELECTMB S.A. :ELECTMB SA F# 573 COMPRA UP</text:p>
          </table:table-cell>
          <table:table-cell table:number-columns-repeated="16373"/>
        </table:table-row>
        <table:table-row table:style-name="ro8">
          <table:table-cell office:value-type="float" office:value="6874" table:style-name="ce1">
            <text:p>6874</text:p>
          </table:table-cell>
          <table:table-cell office:value-type="string" table:style-name="ce56">
            <text:p>-451,011.32</text:p>
          </table:table-cell>
          <table:table-cell office:value-type="float" office:value="206.4" table:style-name="ce57">
            <text:p>206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5502" table:style-name="ce1">
            <text:p>3355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18-0 MENDEZ COGOLLO EDW :MENDEZ COGOLLO EDWIN</text:p>
          </table:table-cell>
          <table:table-cell table:number-columns-repeated="16373"/>
        </table:table-row>
        <table:table-row table:style-name="ro8">
          <table:table-cell office:value-type="float" office:value="6875" table:style-name="ce1">
            <text:p>6875</text:p>
          </table:table-cell>
          <table:table-cell office:value-type="string" table:style-name="ce56">
            <text:p>-450,803.17</text:p>
          </table:table-cell>
          <table:table-cell office:value-type="float" office:value="208.15" table:style-name="ce57">
            <text:p>208,15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602" table:style-name="ce1">
            <text:p>337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9-0 TORREGASI S.A. :TORREGASI SA F# 2695 DIES</text:p>
          </table:table-cell>
          <table:table-cell table:number-columns-repeated="16373"/>
        </table:table-row>
        <table:table-row table:style-name="ro8">
          <table:table-cell office:value-type="float" office:value="6876" table:style-name="ce1">
            <text:p>6876</text:p>
          </table:table-cell>
          <table:table-cell office:value-type="string" table:style-name="ce56">
            <text:p>-450,632.91</text:p>
          </table:table-cell>
          <table:table-cell office:value-type="float" office:value="170.26" table:style-name="ce57">
            <text:p>170,26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702" table:style-name="ce1">
            <text:p>337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40-0 CONECEL S.A. :CONECEL PAGO F# 32207799</text:p>
          </table:table-cell>
          <table:table-cell table:number-columns-repeated="16373"/>
        </table:table-row>
        <table:table-row table:style-name="ro8">
          <table:table-cell office:value-type="float" office:value="6877" table:style-name="ce1">
            <text:p>6877</text:p>
          </table:table-cell>
          <table:table-cell office:value-type="string" table:style-name="ce56">
            <text:p>-447,694.27</text:p>
          </table:table-cell>
          <table:table-cell office:value-type="float" office:value="2938.64" table:style-name="ce57">
            <text:p>2.938,6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202" table:style-name="ce1">
            <text:p>3372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5-0 SUMBA ORTEGA IVAN <text:s/>:SUMBA ORTEGA IVAN F#</text:p>
          </table:table-cell>
          <table:table-cell table:number-columns-repeated="16373"/>
        </table:table-row>
        <table:table-row table:style-name="ro8">
          <table:table-cell office:value-type="float" office:value="6878" table:style-name="ce1">
            <text:p>6878</text:p>
          </table:table-cell>
          <table:table-cell office:value-type="string" table:style-name="ce56">
            <text:p>-447,456.78</text:p>
          </table:table-cell>
          <table:table-cell office:value-type="float" office:value="237.49" table:style-name="ce57">
            <text:p>237,4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002" table:style-name="ce1">
            <text:p>336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3-0 ALCIVAR BRICIO HUM :</text:p>
          </table:table-cell>
          <table:table-cell table:number-columns-repeated="16373"/>
        </table:table-row>
        <table:table-row table:style-name="ro8">
          <table:table-cell office:value-type="float" office:value="6879" table:style-name="ce1">
            <text:p>6879</text:p>
          </table:table-cell>
          <table:table-cell office:value-type="string" table:style-name="ce56">
            <text:p>-447,280.38</text:p>
          </table:table-cell>
          <table:table-cell office:value-type="float" office:value="176.4" table:style-name="ce57">
            <text:p>176,4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102" table:style-name="ce1">
            <text:p>3361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4-0 BRENSAM BONILLA S. :</text:p>
          </table:table-cell>
          <table:table-cell table:number-columns-repeated="16373"/>
        </table:table-row>
        <table:table-row table:style-name="ro8">
          <table:table-cell office:value-type="float" office:value="6880" table:style-name="ce1">
            <text:p>6880</text:p>
          </table:table-cell>
          <table:table-cell office:value-type="string" table:style-name="ce56">
            <text:p>-444,573.71</text:p>
          </table:table-cell>
          <table:table-cell office:value-type="float" office:value="2706.67" table:style-name="ce57">
            <text:p>2.706,6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202" table:style-name="ce1">
            <text:p>3362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5-0 CAJAMARCA PROTECTI :</text:p>
          </table:table-cell>
          <table:table-cell table:number-columns-repeated="16373"/>
        </table:table-row>
        <table:table-row table:style-name="ro8">
          <table:table-cell office:value-type="float" office:value="6881" table:style-name="ce1">
            <text:p>6881</text:p>
          </table:table-cell>
          <table:table-cell office:value-type="string" table:style-name="ce56">
            <text:p>-443,356.01</text:p>
          </table:table-cell>
          <table:table-cell office:value-type="float" office:value="1217.7" table:style-name="ce57">
            <text:p>1.217,7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302" table:style-name="ce1">
            <text:p>3363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6-0 CARGARAUSTRAL S.A. :</text:p>
          </table:table-cell>
          <table:table-cell table:number-columns-repeated="16373"/>
        </table:table-row>
        <table:table-row table:style-name="ro8">
          <table:table-cell office:value-type="float" office:value="6882" table:style-name="ce1">
            <text:p>6882</text:p>
          </table:table-cell>
          <table:table-cell office:value-type="string" table:style-name="ce56">
            <text:p>-443,323.04</text:p>
          </table:table-cell>
          <table:table-cell office:value-type="float" office:value="32.97" table:style-name="ce57">
            <text:p>32,97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402" table:style-name="ce1">
            <text:p>3364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7-0 ELECTROLEG SA :</text:p>
          </table:table-cell>
          <table:table-cell table:number-columns-repeated="16373"/>
        </table:table-row>
        <table:table-row table:style-name="ro8">
          <table:table-cell office:value-type="float" office:value="6883" table:style-name="ce1">
            <text:p>6883</text:p>
          </table:table-cell>
          <table:table-cell office:value-type="string" table:style-name="ce56">
            <text:p>-439,733.13</text:p>
          </table:table-cell>
          <table:table-cell office:value-type="float" office:value="3589.91" table:style-name="ce57">
            <text:p>3.589,91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502" table:style-name="ce1">
            <text:p>3365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8-0 NUÑEZ CALLE JOSE A :</text:p>
          </table:table-cell>
          <table:table-cell table:number-columns-repeated="16373"/>
        </table:table-row>
        <table:table-row table:style-name="ro8">
          <table:table-cell office:value-type="float" office:value="6884" table:style-name="ce1">
            <text:p>6884</text:p>
          </table:table-cell>
          <table:table-cell office:value-type="string" table:style-name="ce56">
            <text:p>-439,575.59</text:p>
          </table:table-cell>
          <table:table-cell office:value-type="float" office:value="157.54" table:style-name="ce57">
            <text:p>157,54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602" table:style-name="ce1">
            <text:p>336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29-0 SUKER S.A. :</text:p>
          </table:table-cell>
          <table:table-cell table:number-columns-repeated="16373"/>
        </table:table-row>
        <table:table-row table:style-name="ro8">
          <table:table-cell office:value-type="float" office:value="6885" table:style-name="ce1">
            <text:p>6885</text:p>
          </table:table-cell>
          <table:table-cell office:value-type="string" table:style-name="ce56">
            <text:p>-439,349.71</text:p>
          </table:table-cell>
          <table:table-cell office:value-type="float" office:value="225.88" table:style-name="ce57">
            <text:p>225,8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702" table:style-name="ce1">
            <text:p>336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0-0 SWISSOIL DEL ECUAD :</text:p>
          </table:table-cell>
          <table:table-cell table:number-columns-repeated="16373"/>
        </table:table-row>
        <table:table-row table:style-name="ro8">
          <table:table-cell office:value-type="float" office:value="6886" table:style-name="ce1">
            <text:p>6886</text:p>
          </table:table-cell>
          <table:table-cell office:value-type="string" table:style-name="ce56">
            <text:p>-434,360.72</text:p>
          </table:table-cell>
          <table:table-cell office:value-type="float" office:value="4988.99" table:style-name="ce57">
            <text:p>4.988,99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802" table:style-name="ce1">
            <text:p>336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1-0 TECNOVIAS S.A. :</text:p>
          </table:table-cell>
          <table:table-cell table:number-columns-repeated="16373"/>
        </table:table-row>
        <table:table-row table:style-name="ro8">
          <table:table-cell office:value-type="float" office:value="6887" table:style-name="ce1">
            <text:p>6887</text:p>
          </table:table-cell>
          <table:table-cell office:value-type="string" table:style-name="ce56">
            <text:p>-431,942.64</text:p>
          </table:table-cell>
          <table:table-cell office:value-type="float" office:value="2418.08" table:style-name="ce57">
            <text:p>2.418,08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6902" table:style-name="ce1">
            <text:p>336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2-0 TORRES RONQUILLO F :</text:p>
          </table:table-cell>
          <table:table-cell table:number-columns-repeated="16373"/>
        </table:table-row>
        <table:table-row table:style-name="ro8">
          <table:table-cell office:value-type="float" office:value="6888" table:style-name="ce1">
            <text:p>6888</text:p>
          </table:table-cell>
          <table:table-cell office:value-type="string" table:style-name="ce56">
            <text:p>-431,883.84</text:p>
          </table:table-cell>
          <table:table-cell office:value-type="float" office:value="58.8" table:style-name="ce57">
            <text:p>58,8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337002" table:style-name="ce1">
            <text:p>3370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TR 233-0 TRANSPORTE CARGA P :</text:p>
          </table:table-cell>
          <table:table-cell table:number-columns-repeated="16373"/>
        </table:table-row>
        <table:table-row table:style-name="ro8">
          <table:table-cell office:value-type="float" office:value="6889" table:style-name="ce1">
            <text:p>6889</text:p>
          </table:table-cell>
          <table:table-cell office:value-type="string" table:style-name="ce56">
            <text:p>-431,909.49</text:p>
          </table:table-cell>
          <table:table-cell office:value-type="float" office:value="0" table:style-name="ce57">
            <text:p>-<text:s/></text:p>
          </table:table-cell>
          <table:table-cell office:value-type="float" office:value="25.65" table:style-name="ce57">
            <text:p>25,6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203" table:style-name="ce1">
            <text:p>304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60705-001102-CONTRUCC. MATUTE JIMENEZ F# 60</text:p>
          </table:table-cell>
          <table:table-cell table:number-columns-repeated="16373"/>
        </table:table-row>
        <table:table-row table:style-name="ro8">
          <table:table-cell office:value-type="float" office:value="6890" table:style-name="ce1">
            <text:p>6890</text:p>
          </table:table-cell>
          <table:table-cell office:value-type="string" table:style-name="ce56">
            <text:p>-432,503.42</text:p>
          </table:table-cell>
          <table:table-cell office:value-type="float" office:value="0" table:style-name="ce57">
            <text:p>-<text:s/></text:p>
          </table:table-cell>
          <table:table-cell office:value-type="float" office:value="593.92999999999995" table:style-name="ce57">
            <text:p>593,9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303" table:style-name="ce1">
            <text:p>304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32449-003006-ELECTROLEG SA F# 32449 COMPRA</text:p>
          </table:table-cell>
          <table:table-cell table:number-columns-repeated="16373"/>
        </table:table-row>
        <table:table-row table:style-name="ro8">
          <table:table-cell office:value-type="float" office:value="6891" table:style-name="ce1">
            <text:p>6891</text:p>
          </table:table-cell>
          <table:table-cell office:value-type="string" table:style-name="ce56">
            <text:p>-434,289.45</text:p>
          </table:table-cell>
          <table:table-cell office:value-type="float" office:value="0" table:style-name="ce57">
            <text:p>-<text:s/></text:p>
          </table:table-cell>
          <table:table-cell office:value-type="float" office:value="1786.03" table:style-name="ce57">
            <text:p>1.786,0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403" table:style-name="ce1">
            <text:p>304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32492-003006-ELECTROLEG SA F# 32492 COMPRA</text:p>
          </table:table-cell>
          <table:table-cell table:number-columns-repeated="16373"/>
        </table:table-row>
        <table:table-row table:style-name="ro8">
          <table:table-cell office:value-type="float" office:value="6892" table:style-name="ce1">
            <text:p>6892</text:p>
          </table:table-cell>
          <table:table-cell office:value-type="string" table:style-name="ce56">
            <text:p>-435,531.11</text:p>
          </table:table-cell>
          <table:table-cell office:value-type="float" office:value="0" table:style-name="ce57">
            <text:p>-<text:s/></text:p>
          </table:table-cell>
          <table:table-cell office:value-type="float" office:value="1241.6600000000001" table:style-name="ce57">
            <text:p>1.241,6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503" table:style-name="ce1">
            <text:p>304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32554-003006-ELECTROLEG SA F# 32554 COMPRA</text:p>
          </table:table-cell>
          <table:table-cell table:number-columns-repeated="16373"/>
        </table:table-row>
        <table:table-row table:style-name="ro8">
          <table:table-cell office:value-type="float" office:value="6893" table:style-name="ce1">
            <text:p>6893</text:p>
          </table:table-cell>
          <table:table-cell office:value-type="string" table:style-name="ce56">
            <text:p>-435,701.75</text:p>
          </table:table-cell>
          <table:table-cell office:value-type="float" office:value="0" table:style-name="ce57">
            <text:p>-<text:s/></text:p>
          </table:table-cell>
          <table:table-cell office:value-type="float" office:value="170.64" table:style-name="ce57">
            <text:p>170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603" table:style-name="ce1">
            <text:p>304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144-001101-BRENSAM BONILLA F# 144 COMPRA</text:p>
          </table:table-cell>
          <table:table-cell table:number-columns-repeated="16373"/>
        </table:table-row>
        <table:table-row table:style-name="ro8">
          <table:table-cell office:value-type="float" office:value="6894" table:style-name="ce1">
            <text:p>6894</text:p>
          </table:table-cell>
          <table:table-cell office:value-type="string" table:style-name="ce56">
            <text:p>-435,718.26</text:p>
          </table:table-cell>
          <table:table-cell office:value-type="float" office:value="0" table:style-name="ce57">
            <text:p>-<text:s/></text:p>
          </table:table-cell>
          <table:table-cell office:value-type="float" office:value="16.510000000000002" table:style-name="ce57">
            <text:p>16,5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703" table:style-name="ce1">
            <text:p>304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49328-002001-JORCHU SA F# 49328 COMPRA 1 LA</text:p>
          </table:table-cell>
          <table:table-cell table:number-columns-repeated="16373"/>
        </table:table-row>
        <table:table-row table:style-name="ro8">
          <table:table-cell office:value-type="float" office:value="6895" table:style-name="ce1">
            <text:p>6895</text:p>
          </table:table-cell>
          <table:table-cell office:value-type="string" table:style-name="ce56">
            <text:p>-436,486.14</text:p>
          </table:table-cell>
          <table:table-cell office:value-type="float" office:value="0" table:style-name="ce57">
            <text:p>-<text:s/></text:p>
          </table:table-cell>
          <table:table-cell office:value-type="float" office:value="767.88" table:style-name="ce57">
            <text:p>767,8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803" table:style-name="ce1">
            <text:p>304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145-001101-BRENSAM BONILLA F# 145 <text:s/>SUB BA</text:p>
          </table:table-cell>
          <table:table-cell table:number-columns-repeated="16373"/>
        </table:table-row>
        <table:table-row table:style-name="ro8">
          <table:table-cell office:value-type="float" office:value="6896" table:style-name="ce1">
            <text:p>6896</text:p>
          </table:table-cell>
          <table:table-cell office:value-type="string" table:style-name="ce56">
            <text:p>-436,998.06</text:p>
          </table:table-cell>
          <table:table-cell office:value-type="float" office:value="0" table:style-name="ce57">
            <text:p>-<text:s/></text:p>
          </table:table-cell>
          <table:table-cell office:value-type="float" office:value="511.92" table:style-name="ce57">
            <text:p>511,9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903" table:style-name="ce1">
            <text:p>304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9207-001002-COMERC. ORTIZLOFFREDO F# 9207</text:p>
          </table:table-cell>
          <table:table-cell table:number-columns-repeated="16373"/>
        </table:table-row>
        <table:table-row table:style-name="ro8">
          <table:table-cell office:value-type="float" office:value="6897" table:style-name="ce1">
            <text:p>6897</text:p>
          </table:table-cell>
          <table:table-cell office:value-type="string" table:style-name="ce56">
            <text:p>-438,979.91</text:p>
          </table:table-cell>
          <table:table-cell office:value-type="float" office:value="0" table:style-name="ce57">
            <text:p>-<text:s/></text:p>
          </table:table-cell>
          <table:table-cell office:value-type="float" office:value="1981.85" table:style-name="ce57">
            <text:p>1.981,8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003" table:style-name="ce1">
            <text:p>305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123-021001-UCEM F# 1123 COMPRA DE 14M3 HO</text:p>
          </table:table-cell>
          <table:table-cell table:number-columns-repeated="16373"/>
        </table:table-row>
        <table:table-row table:style-name="ro8">
          <table:table-cell office:value-type="float" office:value="6898" table:style-name="ce1">
            <text:p>6898</text:p>
          </table:table-cell>
          <table:table-cell office:value-type="string" table:style-name="ce56">
            <text:p>-440,371.53</text:p>
          </table:table-cell>
          <table:table-cell office:value-type="float" office:value="0" table:style-name="ce57">
            <text:p>-<text:s/></text:p>
          </table:table-cell>
          <table:table-cell office:value-type="float" office:value="1391.62" table:style-name="ce57">
            <text:p>1.391,6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103" table:style-name="ce1">
            <text:p>305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043-021001-UCEM F# 1043 COMPRA DE 7M3 HOR</text:p>
          </table:table-cell>
          <table:table-cell table:number-columns-repeated="16373"/>
        </table:table-row>
        <table:table-row table:style-name="ro8">
          <table:table-cell office:value-type="float" office:value="6899" table:style-name="ce1">
            <text:p>6899</text:p>
          </table:table-cell>
          <table:table-cell office:value-type="string" table:style-name="ce56">
            <text:p>-441,067.34</text:p>
          </table:table-cell>
          <table:table-cell office:value-type="float" office:value="0" table:style-name="ce57">
            <text:p>-<text:s/></text:p>
          </table:table-cell>
          <table:table-cell office:value-type="float" office:value="695.81" table:style-name="ce57">
            <text:p>695,8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203" table:style-name="ce1">
            <text:p>305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087-021001-UCEM F# 1087 COMPRA DE 7M3 HOR</text:p>
          </table:table-cell>
          <table:table-cell table:number-columns-repeated="16373"/>
        </table:table-row>
        <table:table-row table:style-name="ro8">
          <table:table-cell office:value-type="float" office:value="6900" table:style-name="ce1">
            <text:p>6900</text:p>
          </table:table-cell>
          <table:table-cell office:value-type="string" table:style-name="ce56">
            <text:p>-441,812.85</text:p>
          </table:table-cell>
          <table:table-cell office:value-type="float" office:value="0" table:style-name="ce57">
            <text:p>-<text:s/></text:p>
          </table:table-cell>
          <table:table-cell office:value-type="float" office:value="745.51" table:style-name="ce57">
            <text:p>745,5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303" table:style-name="ce1">
            <text:p>305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140-021001-UCEM F# 1140 COMPRA DE 14M3 HO</text:p>
          </table:table-cell>
          <table:table-cell table:number-columns-repeated="16373"/>
        </table:table-row>
        <table:table-row table:style-name="ro8">
          <table:table-cell office:value-type="float" office:value="6901" table:style-name="ce1">
            <text:p>6901</text:p>
          </table:table-cell>
          <table:table-cell office:value-type="string" table:style-name="ce56">
            <text:p>-441,820.32</text:p>
          </table:table-cell>
          <table:table-cell office:value-type="float" office:value="0" table:style-name="ce57">
            <text:p>-<text:s/></text:p>
          </table:table-cell>
          <table:table-cell office:value-type="float" office:value="7.47" table:style-name="ce57">
            <text:p>7,4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503" table:style-name="ce1">
            <text:p>305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025-001001-GARCIA ALAÑA VICTOR F# 1025 CO</text:p>
          </table:table-cell>
          <table:table-cell table:number-columns-repeated="16373"/>
        </table:table-row>
        <table:table-row table:style-name="ro8">
          <table:table-cell office:value-type="float" office:value="6902" table:style-name="ce1">
            <text:p>6902</text:p>
          </table:table-cell>
          <table:table-cell office:value-type="string" table:style-name="ce56">
            <text:p>-441,877.91</text:p>
          </table:table-cell>
          <table:table-cell office:value-type="float" office:value="0" table:style-name="ce57">
            <text:p>-<text:s/></text:p>
          </table:table-cell>
          <table:table-cell office:value-type="float" office:value="57.59" table:style-name="ce57">
            <text:p>57,5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603" table:style-name="ce1">
            <text:p>305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0092-001001-JC PORTAL DRILLING F# 92 COMPR</text:p>
          </table:table-cell>
          <table:table-cell table:number-columns-repeated="16373"/>
        </table:table-row>
        <table:table-row table:style-name="ro8">
          <table:table-cell office:value-type="float" office:value="6903" table:style-name="ce1">
            <text:p>6903</text:p>
          </table:table-cell>
          <table:table-cell office:value-type="string" table:style-name="ce56">
            <text:p>-441,934.63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103" table:style-name="ce1">
            <text:p>309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8-001011-TELCONET F# 426888 COMPRA 1 BO</text:p>
          </table:table-cell>
          <table:table-cell table:number-columns-repeated="16373"/>
        </table:table-row>
        <table:table-row table:style-name="ro8">
          <table:table-cell office:value-type="float" office:value="6904" table:style-name="ce1">
            <text:p>6904</text:p>
          </table:table-cell>
          <table:table-cell office:value-type="string" table:style-name="ce56">
            <text:p>-441,974.88</text:p>
          </table:table-cell>
          <table:table-cell office:value-type="float" office:value="0" table:style-name="ce57">
            <text:p>-<text:s/></text:p>
          </table:table-cell>
          <table:table-cell office:value-type="float" office:value="40.25" table:style-name="ce57">
            <text:p>40,2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503" table:style-name="ce1">
            <text:p>310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7174-001011-TELCONET F# 427174 COMPRA 1 GA</text:p>
          </table:table-cell>
          <table:table-cell table:number-columns-repeated="16373"/>
        </table:table-row>
        <table:table-row table:style-name="ro8">
          <table:table-cell office:value-type="float" office:value="6905" table:style-name="ce1">
            <text:p>6905</text:p>
          </table:table-cell>
          <table:table-cell office:value-type="string" table:style-name="ce56">
            <text:p>-449,026.73</text:p>
          </table:table-cell>
          <table:table-cell office:value-type="float" office:value="0" table:style-name="ce57">
            <text:p>-<text:s/></text:p>
          </table:table-cell>
          <table:table-cell office:value-type="float" office:value="7051.85" table:style-name="ce57">
            <text:p>7.051,8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003" table:style-name="ce1">
            <text:p>307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358-001001-LIGORGURO PABLO F# 358 INSTALA</text:p>
          </table:table-cell>
          <table:table-cell table:number-columns-repeated="16373"/>
        </table:table-row>
        <table:table-row table:style-name="ro8">
          <table:table-cell office:value-type="float" office:value="6906" table:style-name="ce1">
            <text:p>6906</text:p>
          </table:table-cell>
          <table:table-cell office:value-type="string" table:style-name="ce56">
            <text:p>-451,531.16</text:p>
          </table:table-cell>
          <table:table-cell office:value-type="float" office:value="0" table:style-name="ce57">
            <text:p>-<text:s/></text:p>
          </table:table-cell>
          <table:table-cell office:value-type="float" office:value="2504.4299999999998" table:style-name="ce57">
            <text:p>2.504,4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103" table:style-name="ce1">
            <text:p>307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357-001001-LIGORGURO PABLO F# 357 OC 1759</text:p>
          </table:table-cell>
          <table:table-cell table:number-columns-repeated="16373"/>
        </table:table-row>
        <table:table-row table:style-name="ro8">
          <table:table-cell office:value-type="float" office:value="6907" table:style-name="ce1">
            <text:p>6907</text:p>
          </table:table-cell>
          <table:table-cell office:value-type="string" table:style-name="ce56">
            <text:p>-451,708.14</text:p>
          </table:table-cell>
          <table:table-cell office:value-type="float" office:value="0" table:style-name="ce57">
            <text:p>-<text:s/></text:p>
          </table:table-cell>
          <table:table-cell office:value-type="float" office:value="176.98" table:style-name="ce57">
            <text:p>176,9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603" table:style-name="ce1">
            <text:p>301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32207799-001064-CONECEL F# 32207799 CONSUMO CE</text:p>
          </table:table-cell>
          <table:table-cell table:number-columns-repeated="16373"/>
        </table:table-row>
        <table:table-row table:style-name="ro8">
          <table:table-cell office:value-type="float" office:value="6908" table:style-name="ce1">
            <text:p>6908</text:p>
          </table:table-cell>
          <table:table-cell office:value-type="string" table:style-name="ce56">
            <text:p>-452,403.95</text:p>
          </table:table-cell>
          <table:table-cell office:value-type="float" office:value="0" table:style-name="ce57">
            <text:p>-<text:s/></text:p>
          </table:table-cell>
          <table:table-cell office:value-type="float" office:value="695.81" table:style-name="ce57">
            <text:p>695,8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703" table:style-name="ce1">
            <text:p>307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235-021001-UCEM F# 1235 COMPRA DE 14M3 HO</text:p>
          </table:table-cell>
          <table:table-cell table:number-columns-repeated="16373"/>
        </table:table-row>
        <table:table-row table:style-name="ro8">
          <table:table-cell office:value-type="float" office:value="6909" table:style-name="ce1">
            <text:p>6909</text:p>
          </table:table-cell>
          <table:table-cell office:value-type="string" table:style-name="ce56">
            <text:p>-452,888.76</text:p>
          </table:table-cell>
          <table:table-cell office:value-type="float" office:value="0" table:style-name="ce57">
            <text:p>-<text:s/></text:p>
          </table:table-cell>
          <table:table-cell office:value-type="float" office:value="484.81" table:style-name="ce57">
            <text:p>484,8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103" table:style-name="ce1">
            <text:p>308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786-001005-TORREGASI SA F# 2786 DIESEL PR</text:p>
          </table:table-cell>
          <table:table-cell table:number-columns-repeated="16373"/>
        </table:table-row>
        <table:table-row table:style-name="ro8">
          <table:table-cell office:value-type="float" office:value="6910" table:style-name="ce1">
            <text:p>6910</text:p>
          </table:table-cell>
          <table:table-cell office:value-type="string" table:style-name="ce56">
            <text:p>-452,964.94</text:p>
          </table:table-cell>
          <table:table-cell office:value-type="float" office:value="0" table:style-name="ce57">
            <text:p>-<text:s/></text:p>
          </table:table-cell>
          <table:table-cell office:value-type="float" office:value="76.180000000000007" table:style-name="ce57">
            <text:p>76,1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203" table:style-name="ce1">
            <text:p>308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6794-001004-PINTUSARIATO F# 6794 COMPRA 1</text:p>
          </table:table-cell>
          <table:table-cell table:number-columns-repeated="16373"/>
        </table:table-row>
        <table:table-row table:style-name="ro8">
          <table:table-cell office:value-type="float" office:value="6911" table:style-name="ce1">
            <text:p>6911</text:p>
          </table:table-cell>
          <table:table-cell office:value-type="string" table:style-name="ce56">
            <text:p>-453,618.28</text:p>
          </table:table-cell>
          <table:table-cell office:value-type="float" office:value="0" table:style-name="ce57">
            <text:p>-<text:s/></text:p>
          </table:table-cell>
          <table:table-cell office:value-type="float" office:value="653.34" table:style-name="ce57">
            <text:p>653,3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303" table:style-name="ce1">
            <text:p>308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9474-001002-COMERC. ORTIZLOFFREDO F# 9474</text:p>
          </table:table-cell>
          <table:table-cell table:number-columns-repeated="16373"/>
        </table:table-row>
        <table:table-row table:style-name="ro8">
          <table:table-cell office:value-type="float" office:value="6912" table:style-name="ce1">
            <text:p>6912</text:p>
          </table:table-cell>
          <table:table-cell office:value-type="string" table:style-name="ce56">
            <text:p>-453,761.38</text:p>
          </table:table-cell>
          <table:table-cell office:value-type="float" office:value="0" table:style-name="ce57">
            <text:p>-<text:s/></text:p>
          </table:table-cell>
          <table:table-cell office:value-type="float" office:value="143.1" table:style-name="ce57">
            <text:p>143,1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403" table:style-name="ce1">
            <text:p>308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9489-001002-COMERC. ORTIZLOFFREDO F# 9489</text:p>
          </table:table-cell>
          <table:table-cell table:number-columns-repeated="16373"/>
        </table:table-row>
        <table:table-row table:style-name="ro8">
          <table:table-cell office:value-type="float" office:value="6913" table:style-name="ce1">
            <text:p>6913</text:p>
          </table:table-cell>
          <table:table-cell office:value-type="string" table:style-name="ce56">
            <text:p>-477,584.67</text:p>
          </table:table-cell>
          <table:table-cell office:value-type="float" office:value="0" table:style-name="ce57">
            <text:p>-<text:s/></text:p>
          </table:table-cell>
          <table:table-cell office:value-type="float" office:value="23823.29" table:style-name="ce57">
            <text:p>23.823,2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503" table:style-name="ce1">
            <text:p>308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2130-001001-FACINSER SA F# 2130 TRABAJOS E</text:p>
          </table:table-cell>
          <table:table-cell table:number-columns-repeated="16373"/>
        </table:table-row>
        <table:table-row table:style-name="ro8">
          <table:table-cell office:value-type="float" office:value="6914" table:style-name="ce1">
            <text:p>6914</text:p>
          </table:table-cell>
          <table:table-cell office:value-type="string" table:style-name="ce56">
            <text:p>-477,967.63</text:p>
          </table:table-cell>
          <table:table-cell office:value-type="float" office:value="0" table:style-name="ce57">
            <text:p>-<text:s/></text:p>
          </table:table-cell>
          <table:table-cell office:value-type="float" office:value="382.96" table:style-name="ce57">
            <text:p>382,9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603" table:style-name="ce1">
            <text:p>308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11664-001001-JULIO ANDRADE F# 11664 ALQUILE</text:p>
          </table:table-cell>
          <table:table-cell table:number-columns-repeated="16373"/>
        </table:table-row>
        <table:table-row table:style-name="ro8">
          <table:table-cell office:value-type="float" office:value="6915" table:style-name="ce1">
            <text:p>6915</text:p>
          </table:table-cell>
          <table:table-cell office:value-type="string" table:style-name="ce56">
            <text:p>-478,093.40</text:p>
          </table:table-cell>
          <table:table-cell office:value-type="float" office:value="0" table:style-name="ce57">
            <text:p>-<text:s/></text:p>
          </table:table-cell>
          <table:table-cell office:value-type="float" office:value="125.77" table:style-name="ce57">
            <text:p>125,7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903" table:style-name="ce1">
            <text:p>309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2-001011-TELCONET F# 426882 COMPRA 8 TU</text:p>
          </table:table-cell>
          <table:table-cell table:number-columns-repeated="16373"/>
        </table:table-row>
        <table:table-row table:style-name="ro8">
          <table:table-cell office:value-type="float" office:value="6916" table:style-name="ce1">
            <text:p>6916</text:p>
          </table:table-cell>
          <table:table-cell office:value-type="string" table:style-name="ce56">
            <text:p>-479,485.02</text:p>
          </table:table-cell>
          <table:table-cell office:value-type="float" office:value="0" table:style-name="ce57">
            <text:p>-<text:s/></text:p>
          </table:table-cell>
          <table:table-cell office:value-type="float" office:value="1391.62" table:style-name="ce57">
            <text:p>1.391,6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903" table:style-name="ce1">
            <text:p>307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001209-021001-UCEM F# 1209 COMPRA DE 14M3 HO</text:p>
          </table:table-cell>
          <table:table-cell table:number-columns-repeated="16373"/>
        </table:table-row>
        <table:table-row table:style-name="ro8">
          <table:table-cell office:value-type="float" office:value="6917" table:style-name="ce1">
            <text:p>6917</text:p>
          </table:table-cell>
          <table:table-cell office:value-type="string" table:style-name="ce56">
            <text:p>-480,257.18</text:p>
          </table:table-cell>
          <table:table-cell office:value-type="float" office:value="0" table:style-name="ce57">
            <text:p>-<text:s/></text:p>
          </table:table-cell>
          <table:table-cell office:value-type="float" office:value="772.16" table:style-name="ce57">
            <text:p>772,1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703" table:style-name="ce1">
            <text:p>308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18344-001001-MARCELO NARVAEZ F# 18344 ALQUI</text:p>
          </table:table-cell>
          <table:table-cell table:number-columns-repeated="16373"/>
        </table:table-row>
        <table:table-row table:style-name="ro8">
          <table:table-cell office:value-type="float" office:value="6918" table:style-name="ce1">
            <text:p>6918</text:p>
          </table:table-cell>
          <table:table-cell office:value-type="string" table:style-name="ce56">
            <text:p>-482,065.56</text:p>
          </table:table-cell>
          <table:table-cell office:value-type="float" office:value="0" table:style-name="ce57">
            <text:p>-<text:s/></text:p>
          </table:table-cell>
          <table:table-cell office:value-type="float" office:value="1808.38" table:style-name="ce57">
            <text:p>1.808,3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803" table:style-name="ce1">
            <text:p>308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605-001001-SUMBA ORTEGA IVAN F# 605 REPOS</text:p>
          </table:table-cell>
          <table:table-cell table:number-columns-repeated="16373"/>
        </table:table-row>
        <table:table-row table:style-name="ro8">
          <table:table-cell office:value-type="float" office:value="6919" table:style-name="ce1">
            <text:p>6919</text:p>
          </table:table-cell>
          <table:table-cell office:value-type="string" table:style-name="ce56">
            <text:p>-495,319.50</text:p>
          </table:table-cell>
          <table:table-cell office:value-type="float" office:value="0" table:style-name="ce57">
            <text:p>-<text:s/></text:p>
          </table:table-cell>
          <table:table-cell office:value-type="float" office:value="13253.94" table:style-name="ce57">
            <text:p>13.253,9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903" table:style-name="ce1">
            <text:p>3089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364-001001-LIGORGURO PABLO F# 364 OC 2103</text:p>
          </table:table-cell>
          <table:table-cell table:number-columns-repeated="16373"/>
        </table:table-row>
        <table:table-row table:style-name="ro8">
          <table:table-cell office:value-type="float" office:value="6920" table:style-name="ce1">
            <text:p>6920</text:p>
          </table:table-cell>
          <table:table-cell office:value-type="string" table:style-name="ce56">
            <text:p>-495,398.70</text:p>
          </table:table-cell>
          <table:table-cell office:value-type="float" office:value="0" table:style-name="ce57">
            <text:p>-<text:s/></text:p>
          </table:table-cell>
          <table:table-cell office:value-type="float" office:value="79.2" table:style-name="ce57">
            <text:p>79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003" table:style-name="ce1">
            <text:p>309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V 000000477-001001-WILFRIDO ZAMBRANO F# 477 SERVI</text:p>
          </table:table-cell>
          <table:table-cell table:number-columns-repeated="16373"/>
        </table:table-row>
        <table:table-row table:style-name="ro8">
          <table:table-cell office:value-type="float" office:value="6921" table:style-name="ce1">
            <text:p>6921</text:p>
          </table:table-cell>
          <table:table-cell office:value-type="string" table:style-name="ce56">
            <text:p>-495,579.03</text:p>
          </table:table-cell>
          <table:table-cell office:value-type="float" office:value="0" table:style-name="ce57">
            <text:p>-<text:s/></text:p>
          </table:table-cell>
          <table:table-cell office:value-type="float" office:value="180.33" table:style-name="ce57">
            <text:p>180,3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203" table:style-name="ce1">
            <text:p>309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90-001011-TELCONET F# 426890 COMPRA 1 TU</text:p>
          </table:table-cell>
          <table:table-cell table:number-columns-repeated="16373"/>
        </table:table-row>
        <table:table-row table:style-name="ro8">
          <table:table-cell office:value-type="float" office:value="6922" table:style-name="ce1">
            <text:p>6922</text:p>
          </table:table-cell>
          <table:table-cell office:value-type="string" table:style-name="ce56">
            <text:p>-495,602.18</text:p>
          </table:table-cell>
          <table:table-cell office:value-type="float" office:value="0" table:style-name="ce57">
            <text:p>-<text:s/></text:p>
          </table:table-cell>
          <table:table-cell office:value-type="float" office:value="23.15" table:style-name="ce57">
            <text:p>23,1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303" table:style-name="ce1">
            <text:p>309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4-001011-TELCONET F# 426884 COMPRA 100</text:p>
          </table:table-cell>
          <table:table-cell table:number-columns-repeated="16373"/>
        </table:table-row>
        <table:table-row table:style-name="ro8">
          <table:table-cell office:value-type="float" office:value="6923" table:style-name="ce1">
            <text:p>6923</text:p>
          </table:table-cell>
          <table:table-cell office:value-type="string" table:style-name="ce56">
            <text:p>-495,615.50</text:p>
          </table:table-cell>
          <table:table-cell office:value-type="float" office:value="0" table:style-name="ce57">
            <text:p>-<text:s/></text:p>
          </table:table-cell>
          <table:table-cell office:value-type="float" office:value="13.32" table:style-name="ce57">
            <text:p>13,3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403" table:style-name="ce1">
            <text:p>3094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7-001011-TELCONET F# 426887 COMPRA 1 JE</text:p>
          </table:table-cell>
          <table:table-cell table:number-columns-repeated="16373"/>
        </table:table-row>
        <table:table-row table:style-name="ro8">
          <table:table-cell office:value-type="float" office:value="6924" table:style-name="ce1">
            <text:p>6924</text:p>
          </table:table-cell>
          <table:table-cell office:value-type="string" table:style-name="ce56">
            <text:p>-503,813.81</text:p>
          </table:table-cell>
          <table:table-cell office:value-type="float" office:value="0" table:style-name="ce57">
            <text:p>-<text:s/></text:p>
          </table:table-cell>
          <table:table-cell office:value-type="float" office:value="8198.31" table:style-name="ce57">
            <text:p>8.198,3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503" table:style-name="ce1">
            <text:p>3095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6-001011-TELCONET F# 426886 COMPRA 1 EZ</text:p>
          </table:table-cell>
          <table:table-cell table:number-columns-repeated="16373"/>
        </table:table-row>
        <table:table-row table:style-name="ro8">
          <table:table-cell office:value-type="float" office:value="6925" table:style-name="ce1">
            <text:p>6925</text:p>
          </table:table-cell>
          <table:table-cell office:value-type="string" table:style-name="ce56">
            <text:p>-504,111.80</text:p>
          </table:table-cell>
          <table:table-cell office:value-type="float" office:value="0" table:style-name="ce57">
            <text:p>-<text:s/></text:p>
          </table:table-cell>
          <table:table-cell office:value-type="float" office:value="297.99" table:style-name="ce57">
            <text:p>297,9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603" table:style-name="ce1">
            <text:p>3096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3-001011-TELCONET F# 426883 COMPRA 3 TU</text:p>
          </table:table-cell>
          <table:table-cell table:number-columns-repeated="16373"/>
        </table:table-row>
        <table:table-row table:style-name="ro8">
          <table:table-cell office:value-type="float" office:value="6926" table:style-name="ce1">
            <text:p>6926</text:p>
          </table:table-cell>
          <table:table-cell office:value-type="string" table:style-name="ce56">
            <text:p>-504,714.91</text:p>
          </table:table-cell>
          <table:table-cell office:value-type="float" office:value="0" table:style-name="ce57">
            <text:p>-<text:s/></text:p>
          </table:table-cell>
          <table:table-cell office:value-type="float" office:value="603.11" table:style-name="ce57">
            <text:p>603,1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703" table:style-name="ce1">
            <text:p>3097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91-001011-TELCONET F# 426891 COMPRA 1 VO</text:p>
          </table:table-cell>
          <table:table-cell table:number-columns-repeated="16373"/>
        </table:table-row>
        <table:table-row table:style-name="ro8">
          <table:table-cell office:value-type="float" office:value="6927" table:style-name="ce1">
            <text:p>6927</text:p>
          </table:table-cell>
          <table:table-cell office:value-type="string" table:style-name="ce56">
            <text:p>-505,389.07</text:p>
          </table:table-cell>
          <table:table-cell office:value-type="float" office:value="0" table:style-name="ce57">
            <text:p>-<text:s/></text:p>
          </table:table-cell>
          <table:table-cell office:value-type="float" office:value="674.16" table:style-name="ce57">
            <text:p>674,1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803" table:style-name="ce1">
            <text:p>3098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1-001011-TELCONET F# 426881 COMPRA 100</text:p>
          </table:table-cell>
          <table:table-cell table:number-columns-repeated="16373"/>
        </table:table-row>
        <table:table-row table:style-name="ro8">
          <table:table-cell office:value-type="float" office:value="6928" table:style-name="ce1">
            <text:p>6928</text:p>
          </table:table-cell>
          <table:table-cell office:value-type="string" table:style-name="ce56">
            <text:p>-506,938.46</text:p>
          </table:table-cell>
          <table:table-cell office:value-type="float" office:value="0" table:style-name="ce57">
            <text:p>-<text:s/></text:p>
          </table:table-cell>
          <table:table-cell office:value-type="float" office:value="1549.39" table:style-name="ce57">
            <text:p>1.549,3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003" table:style-name="ce1">
            <text:p>3100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9-001011-TELCONET F# 426889 COMPRA 3 PA</text:p>
          </table:table-cell>
          <table:table-cell table:number-columns-repeated="16373"/>
        </table:table-row>
        <table:table-row table:style-name="ro8">
          <table:table-cell office:value-type="float" office:value="6929" table:style-name="ce1">
            <text:p>6929</text:p>
          </table:table-cell>
          <table:table-cell office:value-type="string" table:style-name="ce56">
            <text:p>-506,995.18</text:p>
          </table:table-cell>
          <table:table-cell office:value-type="float" office:value="0" table:style-name="ce57">
            <text:p>-<text:s/></text:p>
          </table:table-cell>
          <table:table-cell office:value-type="float" office:value="56.72" table:style-name="ce57">
            <text:p>56,7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103" table:style-name="ce1">
            <text:p>3101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6880-001011-TELCONET F# 426880 COMPRA 1 BO</text:p>
          </table:table-cell>
          <table:table-cell table:number-columns-repeated="16373"/>
        </table:table-row>
        <table:table-row table:style-name="ro8">
          <table:table-cell office:value-type="float" office:value="6930" table:style-name="ce1">
            <text:p>6930</text:p>
          </table:table-cell>
          <table:table-cell office:value-type="string" table:style-name="ce56">
            <text:p>-507,035.45</text:p>
          </table:table-cell>
          <table:table-cell office:value-type="float" office:value="0" table:style-name="ce57">
            <text:p>-<text:s/></text:p>
          </table:table-cell>
          <table:table-cell office:value-type="float" office:value="40.270000000000003" table:style-name="ce57">
            <text:p>40,2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203" table:style-name="ce1">
            <text:p>3102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7133-001011-TELCONET F# 427133 COMPRA 1 GA</text:p>
          </table:table-cell>
          <table:table-cell table:number-columns-repeated="16373"/>
        </table:table-row>
        <table:table-row table:style-name="ro8">
          <table:table-cell office:value-type="float" office:value="6931" table:style-name="ce1">
            <text:p>6931</text:p>
          </table:table-cell>
          <table:table-cell office:value-type="string" table:style-name="ce56">
            <text:p>-507,080.34</text:p>
          </table:table-cell>
          <table:table-cell office:value-type="float" office:value="0" table:style-name="ce57">
            <text:p>-<text:s/></text:p>
          </table:table-cell>
          <table:table-cell office:value-type="float" office:value="44.89" table:style-name="ce57">
            <text:p>44,8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303" table:style-name="ce1">
            <text:p>310303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FB 000427134-001011-TELCONET F# 427134 COMPRA 1 GA</text:p>
          </table:table-cell>
          <table:table-cell table:number-columns-repeated="16373"/>
        </table:table-row>
        <table:table-row table:style-name="ro8">
          <table:table-cell office:value-type="float" office:value="7003" table:style-name="ce1">
            <text:p>7003</text:p>
          </table:table-cell>
          <table:table-cell office:value-type="string" table:style-name="ce56">
            <text:p>2-1-1-03-02</text:p>
          </table:table-cell>
          <table:table-cell office:value-type="float" office:value="0" table:style-name="ce57">
            <text:p>-<text:s/></text:p>
          </table:table-cell>
          <table:table-cell office:value-type="string" table:style-name="ce57">
            <text:p>CUENTAS POR <text:s/>PAGAR EXTERIOR</text:p>
          </table:table-cell>
          <table:table-cell table:style-name="ce1"/>
          <table:table-cell table:number-columns-repeated="2" table:style-name="ce58"/>
          <table:table-cell table:number-columns-repeated="3" table:style-name="ce1"/>
          <table:table-cell table:style-name="ce58"/>
          <table:table-cell table:number-columns-repeated="16373"/>
        </table:table-row>
        <table:table-row table:style-name="ro9">
          <table:table-cell office:value-type="float" office:value="7004" table:style-name="ce59">
            <text:p>7004</text:p>
          </table:table-cell>
          <table:table-cell office:value-type="string" table:style-name="ce60">
            <text:p>2-1-1-03-02-001</text:p>
          </table:table-cell>
          <table:table-cell office:value-type="float" office:value="0" table:style-name="ce61">
            <text:p>-<text:s/></text:p>
          </table:table-cell>
          <table:table-cell office:value-type="string" table:style-name="ce61">
            <text:p>Proveedores Exterior</text:p>
          </table:table-cell>
          <table:table-cell table:style-name="ce59"/>
          <table:table-cell table:number-columns-repeated="2" table:style-name="ce62"/>
          <table:table-cell table:number-columns-repeated="4" table:style-name="ce59"/>
          <table:table-cell table:number-columns-repeated="16373"/>
        </table:table-row>
        <table:table-row table:style-name="ro8">
          <table:table-cell office:value-type="float" office:value="7005" table:style-name="ce1">
            <text:p>7005</text:p>
          </table:table-cell>
          <table:table-cell office:value-type="string" table:style-name="ce56">
            <text:p><text:s/>1,762.83</text:p>
          </table:table-cell>
          <table:table-cell office:value-type="float" office:value="1762.83" table:style-name="ce57">
            <text:p>1.762,83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667" table:style-name="ce1">
            <text:p>16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603" table:style-name="ce1">
            <text:p>2846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CI 00TFVE-20-000001-DBA TECMECO - F #TFVE-20: CANC</text:p>
          </table:table-cell>
          <table:table-cell table:number-columns-repeated="16373"/>
        </table:table-row>
        <table:table-row table:style-name="ro8">
          <table:table-cell office:value-type="float" office:value="7006" table:style-name="ce1">
            <text:p>7006</text:p>
          </table:table-cell>
          <table:table-cell office:value-type="string" table:style-name="ce56">
            <text:p><text:s/>.00</text:p>
          </table:table-cell>
          <table:table-cell office:value-type="float" office:value="0" table:style-name="ce57">
            <text:p>-<text:s/></text:p>
          </table:table-cell>
          <table:table-cell office:value-type="float" office:value="1762.83" table:style-name="ce57">
            <text:p>1.762,83<text:s/></text:p>
          </table:table-cell>
          <table:table-cell table:style-name="ce1"/>
          <table:table-cell office:value-type="float" office:value="1483" table:style-name="ce1">
            <text:p>14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003" table:style-name="ce1">
            <text:p>233003</text:p>
          </table:table-cell>
          <table:table-cell office:value-type="date" office:date-value="2020-01-31T00:00:00" table:style-name="ce63">
            <text:p>31/01/2020</text:p>
          </table:table-cell>
          <table:table-cell office:value-type="string" table:style-name="ce1">
            <text:p>FI 0000TFVE20-000000-NOZZLE ANG ORF 104" <text:s/>7/16-20</text:p>
          </table:table-cell>
          <table:table-cell table:number-columns-repeated="16373"/>
        </table:table-row>
        <table:table-row table:style-name="ro8">
          <table:table-cell office:value-type="float" office:value="7007" table:style-name="ce1">
            <text:p>7007</text:p>
          </table:table-cell>
          <table:table-cell office:value-type="string" table:style-name="ce56">
            <text:p>2-1-1-05</text:p>
          </table:table-cell>
          <table:table-cell office:value-type="float" office:value="-2637.5" table:style-name="ce57">
            <text:p>(2.637,50)</text:p>
          </table:table-cell>
          <table:table-cell office:value-type="string" table:style-name="ce57">
            <text:p>CTA X PAGAR EMPLEADOS - ACCIONISTAS</text:p>
          </table:table-cell>
          <table:table-cell table:style-name="ce1"/>
          <table:table-cell table:number-columns-repeated="3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08" table:style-name="ce1">
            <text:p>7008</text:p>
          </table:table-cell>
          <table:table-cell office:value-type="string" table:style-name="ce56">
            <text:p>2-1-1-05-01</text:p>
          </table:table-cell>
          <table:table-cell office:value-type="float" office:value="-137.5" table:style-name="ce57">
            <text:p>(137,50)</text:p>
          </table:table-cell>
          <table:table-cell office:value-type="string" table:style-name="ce57">
            <text:p>CUENTAS POR PAGAR DEL PERSONAL</text:p>
          </table:table-cell>
          <table:table-cell table:style-name="ce1"/>
          <table:table-cell table:number-columns-repeated="2" table:style-name="ce58"/>
          <table:table-cell table:number-columns-repeated="3" table:style-name="ce1"/>
          <table:table-cell table:style-name="ce58"/>
          <table:table-cell table:number-columns-repeated="16373"/>
        </table:table-row>
        <table:table-row table:style-name="ro9">
          <table:table-cell office:value-type="float" office:value="7009" table:style-name="ce59">
            <text:p>7009</text:p>
          </table:table-cell>
          <table:table-cell office:value-type="string" table:style-name="ce60">
            <text:p>2-1-1-05-01-001</text:p>
          </table:table-cell>
          <table:table-cell office:value-type="float" office:value="-137.5" table:style-name="ce61">
            <text:p>(137,50)</text:p>
          </table:table-cell>
          <table:table-cell office:value-type="string" table:style-name="ce61">
            <text:p>Alimentacion por Pagar</text:p>
          </table:table-cell>
          <table:table-cell table:style-name="ce59"/>
          <table:table-cell table:number-columns-repeated="2" table:style-name="ce62"/>
          <table:table-cell table:number-columns-repeated="4" table:style-name="ce59"/>
          <table:table-cell table:number-columns-repeated="16373"/>
        </table:table-row>
        <table:table-row table:style-name="ro8">
          <table:table-cell office:value-type="float" office:value="7010" table:style-name="ce1">
            <text:p>7010</text:p>
          </table:table-cell>
          <table:table-cell office:value-type="string" table:style-name="ce56">
            <text:p><text:s/>872.50</text:p>
          </table:table-cell>
          <table:table-cell office:value-type="float" office:value="1010" table:style-name="ce57">
            <text:p>1.01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802" table:style-name="ce1">
            <text:p>2888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ND 483211-0 :ND:0-483211 PAGO SUELDO FIN DE MES MA</text:p>
          </table:table-cell>
          <table:table-cell table:number-columns-repeated="16373"/>
        </table:table-row>
        <table:table-row table:style-name="ro8">
          <table:table-cell office:value-type="float" office:value="7011" table:style-name="ce1">
            <text:p>7011</text:p>
          </table:table-cell>
          <table:table-cell office:value-type="string" table:style-name="ce56">
            <text:p><text:s/>2,072.50</text:p>
          </table:table-cell>
          <table:table-cell office:value-type="float" office:value="1200" table:style-name="ce57">
            <text:p>1.2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702" table:style-name="ce1">
            <text:p>287702</text:p>
          </table:table-cell>
          <table:table-cell office:value-type="date" office:date-value="2020-03-31T00:00:00" table:style-name="ce63">
            <text:p>31/03/2020</text:p>
          </table:table-cell>
          <table:table-cell office:value-type="string" table:style-name="ce1">
            <text:p>ND 477062-0 :ND:0-477062 PAGO ALIMENTACION MES MAR</text:p>
          </table:table-cell>
          <table:table-cell table:number-columns-repeated="16373"/>
        </table:table-row>
        <table:table-row table:style-name="ro8">
          <table:table-cell office:value-type="float" office:value="7012" table:style-name="ce1">
            <text:p>7012</text:p>
          </table:table-cell>
          <table:table-cell office:value-type="string" table:style-name="ce56">
            <text:p><text:s/>2,077.50</text:p>
          </table:table-cell>
          <table:table-cell office:value-type="float" office:value="5" table:style-name="ce57">
            <text:p>5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402" table:style-name="ce1">
            <text:p>3014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ND 579577-0 :ND:0-579577 Eduardo Yepez Neira: Pago</text:p>
          </table:table-cell>
          <table:table-cell table:number-columns-repeated="16373"/>
        </table:table-row>
        <table:table-row table:style-name="ro8">
          <table:table-cell office:value-type="float" office:value="7013" table:style-name="ce1">
            <text:p>7013</text:p>
          </table:table-cell>
          <table:table-cell office:value-type="string" table:style-name="ce56">
            <text:p><text:s/>1,067.50</text:p>
          </table:table-cell>
          <table:table-cell office:value-type="float" office:value="0" table:style-name="ce57">
            <text:p>-<text:s/></text:p>
          </table:table-cell>
          <table:table-cell office:value-type="float" office:value="1010" table:style-name="ce57">
            <text:p>1.010,00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D #2888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7014" table:style-name="ce1">
            <text:p>7014</text:p>
          </table:table-cell>
          <table:table-cell office:value-type="string" table:style-name="ce56">
            <text:p>-132.50</text:p>
          </table:table-cell>
          <table:table-cell office:value-type="float" office:value="0" table:style-name="ce57">
            <text:p>-<text:s/></text:p>
          </table:table-cell>
          <table:table-cell office:value-type="float" office:value="1200" table:style-name="ce57">
            <text:p>1.200,00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D #2877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7015" table:style-name="ce1">
            <text:p>7015</text:p>
          </table:table-cell>
          <table:table-cell office:value-type="string" table:style-name="ce56">
            <text:p>-137.50</text:p>
          </table:table-cell>
          <table:table-cell office:value-type="float" office:value="0" table:style-name="ce57">
            <text:p>-<text:s/></text:p>
          </table:table-cell>
          <table:table-cell office:value-type="float" office:value="5" table:style-name="ce57">
            <text:p>5,00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D #301402 MACHALA: RECLASIFICACIÓN</text:p>
          </table:table-cell>
          <table:table-cell table:number-columns-repeated="16373"/>
        </table:table-row>
        <table:table-row table:style-name="ro8">
          <table:table-cell office:value-type="float" office:value="7016" table:style-name="ce1">
            <text:p>7016</text:p>
          </table:table-cell>
          <table:table-cell office:value-type="string" table:style-name="ce56">
            <text:p><text:s/>.00</text:p>
          </table:table-cell>
          <table:table-cell office:value-type="float" office:value="137.5" table:style-name="ce57">
            <text:p>137,5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718" table:style-name="ce1">
            <text:p>1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RECLASIFICACIÓN REGISTROS CONTABLES AÑO 2019</text:p>
          </table:table-cell>
          <table:table-cell table:number-columns-repeated="16373"/>
        </table:table-row>
        <table:table-row table:style-name="ro8">
          <table:table-cell office:value-type="float" office:value="7017" table:style-name="ce1">
            <text:p>7017</text:p>
          </table:table-cell>
          <table:table-cell office:value-type="string" table:style-name="ce56">
            <text:p>2-1-1-05-02</text:p>
          </table:table-cell>
          <table:table-cell office:value-type="float" office:value="-2500" table:style-name="ce57">
            <text:p>(2.500,00)</text:p>
          </table:table-cell>
          <table:table-cell office:value-type="string" table:style-name="ce57">
            <text:p>CUENTA POR PAGAR ACCIONISTAS</text:p>
          </table:table-cell>
          <table:table-cell table:number-columns-repeated="3" table:style-name="ce1"/>
          <table:table-cell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18" table:style-name="ce1">
            <text:p>7018</text:p>
          </table:table-cell>
          <table:table-cell office:value-type="string" table:style-name="ce56">
            <text:p>2-1-1-05-02-001</text:p>
          </table:table-cell>
          <table:table-cell office:value-type="float" office:value="-2500" table:style-name="ce57">
            <text:p>(2.500,00)</text:p>
          </table:table-cell>
          <table:table-cell office:value-type="string" table:style-name="ce57">
            <text:p>Tomislav Topic Granado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00" table:style-name="ce58">
            <text:p>-2.5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58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7019" table:style-name="ce1">
            <text:p>7019</text:p>
          </table:table-cell>
          <table:table-cell office:value-type="string" table:style-name="ce56">
            <text:p>2-1-1-07</text:p>
          </table:table-cell>
          <table:table-cell office:value-type="float" office:value="-15783.38" table:style-name="ce57">
            <text:p>(15.783,38)</text:p>
          </table:table-cell>
          <table:table-cell office:value-type="string" table:style-name="ce57">
            <text:p>CUENTAS POR PAGAR DIVERSAS<text:s/></text:p>
          </table:table-cell>
          <table:table-cell table:style-name="ce1"/>
          <table:table-cell table:number-columns-repeated="3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20" table:style-name="ce1">
            <text:p>7020</text:p>
          </table:table-cell>
          <table:table-cell office:value-type="string" table:style-name="ce56">
            <text:p>2-1-1-07-02</text:p>
          </table:table-cell>
          <table:table-cell office:value-type="float" office:value="-15783.38" table:style-name="ce57">
            <text:p>(15.783,38)</text:p>
          </table:table-cell>
          <table:table-cell office:value-type="string" table:style-name="ce57">
            <text:p>CTA X PAGAR DIVERSAS - RELACIONADAS</text:p>
          </table:table-cell>
          <table:table-cell table:style-name="ce1"/>
          <table:table-cell table:number-columns-repeated="3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9">
          <table:table-cell office:value-type="float" office:value="7021" table:style-name="ce59">
            <text:p>7021</text:p>
          </table:table-cell>
          <table:table-cell office:value-type="string" table:style-name="ce60">
            <text:p>2-1-1-07-02-001</text:p>
          </table:table-cell>
          <table:table-cell office:value-type="float" office:value="-10913.38" table:style-name="ce61">
            <text:p>(10.913,38)</text:p>
          </table:table-cell>
          <table:table-cell office:value-type="string" table:style-name="ce61">
            <text:p>Telconet S.A.</text:p>
          </table:table-cell>
          <table:table-cell table:style-name="ce59"/>
          <table:table-cell table:number-columns-repeated="3" table:style-name="ce62"/>
          <table:table-cell table:number-columns-repeated="3" table:style-name="ce59"/>
          <table:table-cell table:number-columns-repeated="16373"/>
        </table:table-row>
        <table:table-row table:style-name="ro8">
          <table:table-cell office:value-type="float" office:value="7022" table:style-name="ce1">
            <text:p>7022</text:p>
          </table:table-cell>
          <table:table-cell office:value-type="string" table:style-name="ce56">
            <text:p><text:s/>14,086.62</text:p>
          </table:table-cell>
          <table:table-cell office:value-type="float" office:value="25000" table:style-name="ce57">
            <text:p>25.000,00<text:s/></text:p>
          </table:table-cell>
          <table:table-cell office:value-type="float" office:value="0" table:style-name="ce57">
            <text:p>-<text:s/></text:p>
          </table:table-cell>
          <table:table-cell table:style-name="ce1"/>
          <table:table-cell office:value-type="float" office:value="1456" table:style-name="ce1">
            <text:p>14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63">
            <text:p>02/01/2020</text:p>
          </table:table-cell>
          <table:table-cell office:value-type="string" table:style-name="ce1">
            <text:p>Aplicacion de <text:s/>credito <text:s/>a <text:s/>cuenta <text:s/>relacionada Telconet S.A.</text:p>
          </table:table-cell>
          <table:table-cell table:number-columns-repeated="16373"/>
        </table:table-row>
        <table:table-row table:style-name="ro8">
          <table:table-cell office:value-type="float" office:value="7023" table:style-name="ce1">
            <text:p>7023</text:p>
          </table:table-cell>
          <table:table-cell office:value-type="string" table:style-name="ce56">
            <text:p>-220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235000" table:style-name="ce57">
            <text:p>235.000,00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402" table:style-name="ce1">
            <text:p>292402</text:p>
          </table:table-cell>
          <table:table-cell office:value-type="date" office:date-value="2020-04-30T00:00:00" table:style-name="ce63">
            <text:p>30/04/2020</text:p>
          </table:table-cell>
          <table:table-cell office:value-type="string" table:style-name="ce1">
            <text:p>NC 15318361-0 :NC:0-15318361 TRANSFERENCIA DE TN P</text:p>
          </table:table-cell>
          <table:table-cell table:number-columns-repeated="16373"/>
        </table:table-row>
        <table:table-row table:style-name="ro8">
          <table:table-cell office:value-type="float" office:value="7024" table:style-name="ce1">
            <text:p>7024</text:p>
          </table:table-cell>
          <table:table-cell office:value-type="string" table:style-name="ce56">
            <text:p>-235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15000" table:style-name="ce57">
            <text:p>15.000,00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1902" table:style-name="ce1">
            <text:p>3019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NC 787816-0 :NC:0-787816 Anticipo entregado client</text:p>
          </table:table-cell>
          <table:table-cell table:number-columns-repeated="16373"/>
        </table:table-row>
        <table:table-row table:style-name="ro8">
          <table:table-cell office:value-type="float" office:value="7025" table:style-name="ce1">
            <text:p>7025</text:p>
          </table:table-cell>
          <table:table-cell office:value-type="string" table:style-name="ce56">
            <text:p>-315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80000" table:style-name="ce57">
            <text:p>80.000,00<text:s/>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2002" table:style-name="ce1">
            <text:p>302002</text:p>
          </table:table-cell>
          <table:table-cell office:value-type="date" office:date-value="2020-06-30T00:00:00" table:style-name="ce63">
            <text:p>30/06/2020</text:p>
          </table:table-cell>
          <table:table-cell office:value-type="string" table:style-name="ce1">
            <text:p>NC 020592-0 :NC:0-020592 Anticipo entregado Telcon</text:p>
          </table:table-cell>
          <table:table-cell table:number-columns-repeated="16373"/>
        </table:table-row>
        <table:table-row table:style-name="ro8">
          <table:table-cell office:value-type="float" office:value="7026" table:style-name="ce1">
            <text:p>7026</text:p>
          </table:table-cell>
          <table:table-cell office:value-type="string" table:style-name="ce56">
            <text:p>-375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60000" table:style-name="ce57">
            <text:p>60.000,00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802" table:style-name="ce1">
            <text:p>3168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C 828488-0 :NC:0-828488 Anticipo entregado Telcon</text:p>
          </table:table-cell>
          <table:table-cell table:number-columns-repeated="16373"/>
        </table:table-row>
        <table:table-row table:style-name="ro8">
          <table:table-cell office:value-type="float" office:value="7027" table:style-name="ce1">
            <text:p>7027</text:p>
          </table:table-cell>
          <table:table-cell office:value-type="string" table:style-name="ce56">
            <text:p>-410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35000" table:style-name="ce57">
            <text:p>35.000,00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702" table:style-name="ce1">
            <text:p>3167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C 583657-0 :NC:0-583657 Anticipo entregado por Te</text:p>
          </table:table-cell>
          <table:table-cell table:number-columns-repeated="16373"/>
        </table:table-row>
        <table:table-row table:style-name="ro8">
          <table:table-cell office:value-type="float" office:value="7028" table:style-name="ce1">
            <text:p>7028</text:p>
          </table:table-cell>
          <table:table-cell office:value-type="string" table:style-name="ce56">
            <text:p>-435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25000" table:style-name="ce57">
            <text:p>25.000,00<text:s/></text:p>
          </table:table-cell>
          <table:table-cell table:style-name="ce1"/>
          <table:table-cell office:value-type="float" office:value="1702" table:style-name="ce1">
            <text:p>17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DIARIO #1456: REVERSO DE ASIENTO CONTABLE</text:p>
          </table:table-cell>
          <table:table-cell table:number-columns-repeated="16373"/>
        </table:table-row>
        <table:table-row table:style-name="ro8">
          <table:table-cell office:value-type="float" office:value="7029" table:style-name="ce1">
            <text:p>7029</text:p>
          </table:table-cell>
          <table:table-cell office:value-type="string" table:style-name="ce56">
            <text:p>-460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25000" table:style-name="ce57">
            <text:p>25.000,00<text:s/></text:p>
          </table:table-cell>
          <table:table-cell table:style-name="ce1"/>
          <table:table-cell office:value-type="float" office:value="1703" table:style-name="ce1">
            <text:p>17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C #229802: CRÉDITO RECIBIDO DE LA RELACIONADA</text:p>
          </table:table-cell>
          <table:table-cell table:number-columns-repeated="16373"/>
        </table:table-row>
        <table:table-row table:style-name="ro8">
          <table:table-cell office:value-type="float" office:value="7030" table:style-name="ce1">
            <text:p>7030</text:p>
          </table:table-cell>
          <table:table-cell office:value-type="string" table:style-name="ce56">
            <text:p>-507,913.38</text:p>
          </table:table-cell>
          <table:table-cell office:value-type="float" office:value="0" table:style-name="ce57">
            <text:p>-<text:s/></text:p>
          </table:table-cell>
          <table:table-cell office:value-type="float" office:value="47000" table:style-name="ce57">
            <text:p>47.000,00<text:s/>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6602" table:style-name="ce1">
            <text:p>316602</text:p>
          </table:table-cell>
          <table:table-cell office:value-type="date" office:date-value="2020-07-31T00:00:00" table:style-name="ce63">
            <text:p>31/07/2020</text:p>
          </table:table-cell>
          <table:table-cell office:value-type="string" table:style-name="ce1">
            <text:p>NC 583647-0 :NC:0-583647 Anticipo entregado por cl</text:p>
          </table:table-cell>
          <table:table-cell table:number-columns-repeated="16373"/>
        </table:table-row>
        <table:table-row table:style-name="ro8">
          <table:table-cell office:value-type="float" office:value="7031" table:style-name="ce1">
            <text:p>7031</text:p>
          </table:table-cell>
          <table:table-cell office:value-type="string" table:style-name="ce56">
            <text:p>-508,401.35</text:p>
          </table:table-cell>
          <table:table-cell office:value-type="float" office:value="0" table:style-name="ce57">
            <text:p>-<text:s/></text:p>
          </table:table-cell>
          <table:table-cell office:value-type="float" office:value="487.97" table:style-name="ce57">
            <text:p>487,97<text:s/></text:p>
          </table:table-cell>
          <table:table-cell table:style-name="ce1"/>
          <table:table-cell office:value-type="float" office:value="1687" table:style-name="ce1">
            <text:p>16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7T00:00:00" table:style-name="ce63">
            <text:p>27/08/2020</text:p>
          </table:table-cell>
          <table:table-cell office:value-type="string" table:style-name="ce1">
            <text:p>IESS PRESTAMOS QUIROGRAFARIOS JULIO-20: PAGO MEDIANTE DÉBITO #524875 ORDENADO POR LA RELACIONADA TN</text:p>
          </table:table-cell>
          <table:table-cell table:number-columns-repeated="16373"/>
        </table:table-row>
        <table:table-row table:style-name="ro8">
          <table:table-cell office:value-type="float" office:value="7032" table:style-name="ce1">
            <text:p>7032</text:p>
          </table:table-cell>
          <table:table-cell office:value-type="string" table:style-name="ce56">
            <text:p>-568,401.35</text:p>
          </table:table-cell>
          <table:table-cell office:value-type="float" office:value="0" table:style-name="ce57">
            <text:p>-<text:s/></text:p>
          </table:table-cell>
          <table:table-cell office:value-type="float" office:value="60000" table:style-name="ce57">
            <text:p>60.000,00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402" table:style-name="ce1">
            <text:p>3274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656101-0 :NC:0-656101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33" table:style-name="ce1">
            <text:p>7033</text:p>
          </table:table-cell>
          <table:table-cell office:value-type="string" table:style-name="ce56">
            <text:p>-608,401.35</text:p>
          </table:table-cell>
          <table:table-cell office:value-type="float" office:value="0" table:style-name="ce57">
            <text:p>-<text:s/></text:p>
          </table:table-cell>
          <table:table-cell office:value-type="float" office:value="40000" table:style-name="ce57">
            <text:p>40.000,00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302" table:style-name="ce1">
            <text:p>3273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363243-0 :NC:0-363243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34" table:style-name="ce1">
            <text:p>7034</text:p>
          </table:table-cell>
          <table:table-cell office:value-type="string" table:style-name="ce56">
            <text:p>-663,401.35</text:p>
          </table:table-cell>
          <table:table-cell office:value-type="float" office:value="0" table:style-name="ce57">
            <text:p>-<text:s/></text:p>
          </table:table-cell>
          <table:table-cell office:value-type="float" office:value="55000" table:style-name="ce57">
            <text:p>55.000,00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202" table:style-name="ce1">
            <text:p>3272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235867-0 :NC:0-235867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35" table:style-name="ce1">
            <text:p>7035</text:p>
          </table:table-cell>
          <table:table-cell office:value-type="string" table:style-name="ce56">
            <text:p>-664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611.6" table:style-name="ce57">
            <text:p>611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603" table:style-name="ce1">
            <text:p>280603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CI 000000732-000000-CI APLICA FACT #732 FACTURA PA</text:p>
          </table:table-cell>
          <table:table-cell table:number-columns-repeated="16373"/>
        </table:table-row>
        <table:table-row table:style-name="ro8">
          <table:table-cell office:value-type="float" office:value="7036" table:style-name="ce1">
            <text:p>7036</text:p>
          </table:table-cell>
          <table:table-cell office:value-type="string" table:style-name="ce56">
            <text:p>-699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35000" table:style-name="ce57">
            <text:p>35.000,00<text:s/></text:p>
          </table:table-cell>
          <table:table-cell table:style-name="ce1"/>
          <table:table-cell office:value-type="float" office:value="1695" table:style-name="ce1">
            <text:p>16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7502" table:style-name="ce1">
            <text:p>327502</text:p>
          </table:table-cell>
          <table:table-cell office:value-type="date" office:date-value="2020-08-31T00:00:00" table:style-name="ce63">
            <text:p>31/08/2020</text:p>
          </table:table-cell>
          <table:table-cell office:value-type="string" table:style-name="ce1">
            <text:p>NC 966628-0 :NC:0-966628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37" table:style-name="ce1">
            <text:p>7037</text:p>
          </table:table-cell>
          <table:table-cell office:value-type="string" table:style-name="ce56">
            <text:p>-729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30000" table:style-name="ce57">
            <text:p>30.000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5002" table:style-name="ce1">
            <text:p>3350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573779-1 :NC:-573779 Telconet S.A.: Anticipo de</text:p>
          </table:table-cell>
          <table:table-cell table:number-columns-repeated="16373"/>
        </table:table-row>
        <table:table-row table:style-name="ro8">
          <table:table-cell office:value-type="float" office:value="7038" table:style-name="ce1">
            <text:p>7038</text:p>
          </table:table-cell>
          <table:table-cell office:value-type="string" table:style-name="ce56">
            <text:p>-774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45000" table:style-name="ce57">
            <text:p>45.000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502" table:style-name="ce1">
            <text:p>3345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8737-0 :NC:0-8737 Telconet S.A.: Anticipo de Re</text:p>
          </table:table-cell>
          <table:table-cell table:number-columns-repeated="16373"/>
        </table:table-row>
        <table:table-row table:style-name="ro8">
          <table:table-cell office:value-type="float" office:value="7039" table:style-name="ce1">
            <text:p>7039</text:p>
          </table:table-cell>
          <table:table-cell office:value-type="string" table:style-name="ce56">
            <text:p>-862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88000" table:style-name="ce57">
            <text:p>88.000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602" table:style-name="ce1">
            <text:p>3346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734153-0 :NC:0-734153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0" table:style-name="ce1">
            <text:p>7040</text:p>
          </table:table-cell>
          <table:table-cell office:value-type="string" table:style-name="ce56">
            <text:p>-902,012.95</text:p>
          </table:table-cell>
          <table:table-cell office:value-type="float" office:value="0" table:style-name="ce57">
            <text:p>-<text:s/></text:p>
          </table:table-cell>
          <table:table-cell office:value-type="float" office:value="40000" table:style-name="ce57">
            <text:p>40.000,00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4802" table:style-name="ce1">
            <text:p>334802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NC 517079-0 :NC:0-517079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1" table:style-name="ce1">
            <text:p>7041</text:p>
          </table:table-cell>
          <table:table-cell office:value-type="string" table:style-name="ce56">
            <text:p>-911,713.97</text:p>
          </table:table-cell>
          <table:table-cell office:value-type="float" office:value="0" table:style-name="ce57">
            <text:p>-<text:s/></text:p>
          </table:table-cell>
          <table:table-cell office:value-type="float" office:value="9701.02" table:style-name="ce57">
            <text:p>9.701,02<text:s/></text:p>
          </table:table-cell>
          <table:table-cell table:style-name="ce1"/>
          <table:table-cell office:value-type="float" office:value="1776" table:style-name="ce1">
            <text:p>17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903" table:style-name="ce1">
            <text:p>306903</text:p>
          </table:table-cell>
          <table:table-cell office:value-type="date" office:date-value="2020-09-30T00:00:00" table:style-name="ce63">
            <text:p>30/09/2020</text:p>
          </table:table-cell>
          <table:table-cell office:value-type="string" table:style-name="ce1">
            <text:p>CI 000333543-000000-LIGORGURO CI APLICA OC 2103 CK</text:p>
          </table:table-cell>
          <table:table-cell table:number-columns-repeated="16373"/>
        </table:table-row>
        <table:table-row table:style-name="ro8">
          <table:table-cell office:value-type="float" office:value="7042" table:style-name="ce1">
            <text:p>7042</text:p>
          </table:table-cell>
          <table:table-cell office:value-type="string" table:style-name="ce56">
            <text:p>-956,713.97</text:p>
          </table:table-cell>
          <table:table-cell office:value-type="float" office:value="0" table:style-name="ce57">
            <text:p>-<text:s/></text:p>
          </table:table-cell>
          <table:table-cell office:value-type="float" office:value="45000" table:style-name="ce57">
            <text:p>45.00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602" table:style-name="ce1">
            <text:p>3426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NC 593265-0 :NC:0-593265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3" table:style-name="ce1">
            <text:p>7043</text:p>
          </table:table-cell>
          <table:table-cell office:value-type="string" table:style-name="ce56">
            <text:p>-974,213.97</text:p>
          </table:table-cell>
          <table:table-cell office:value-type="float" office:value="0" table:style-name="ce57">
            <text:p>-<text:s/></text:p>
          </table:table-cell>
          <table:table-cell office:value-type="float" office:value="17500" table:style-name="ce57">
            <text:p>17.50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902" table:style-name="ce1">
            <text:p>3429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NC 445713-0 :NC:0-445713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4" table:style-name="ce1">
            <text:p>7044</text:p>
          </table:table-cell>
          <table:table-cell office:value-type="string" table:style-name="ce56">
            <text:p>-1,004,213.97</text:p>
          </table:table-cell>
          <table:table-cell office:value-type="float" office:value="0" table:style-name="ce57">
            <text:p>-<text:s/></text:p>
          </table:table-cell>
          <table:table-cell office:value-type="float" office:value="30000" table:style-name="ce57">
            <text:p>30.00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802" table:style-name="ce1">
            <text:p>3428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NC 179268-0 :NC:0-179268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5" table:style-name="ce1">
            <text:p>7045</text:p>
          </table:table-cell>
          <table:table-cell office:value-type="string" table:style-name="ce56">
            <text:p>-1,029,213.97</text:p>
          </table:table-cell>
          <table:table-cell office:value-type="float" office:value="0" table:style-name="ce57">
            <text:p>-<text:s/></text:p>
          </table:table-cell>
          <table:table-cell office:value-type="float" office:value="25000" table:style-name="ce57">
            <text:p>25.000,00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2702" table:style-name="ce1">
            <text:p>342702</text:p>
          </table:table-cell>
          <table:table-cell office:value-type="date" office:date-value="2020-10-31T00:00:00" table:style-name="ce63">
            <text:p>31/10/2020</text:p>
          </table:table-cell>
          <table:table-cell office:value-type="string" table:style-name="ce1">
            <text:p>NC 849335-0 :NC:0-849335 Telconet S.A.: Anticipo d</text:p>
          </table:table-cell>
          <table:table-cell table:number-columns-repeated="16373"/>
        </table:table-row>
        <table:table-row table:style-name="ro8">
          <table:table-cell office:value-type="float" office:value="7049" table:style-name="ce1">
            <text:p>7049</text:p>
          </table:table-cell>
          <table:table-cell office:value-type="string" table:style-name="ce56">
            <text:p>2-1-1-07-02-002</text:p>
          </table:table-cell>
          <table:table-cell office:value-type="float" office:value="-4870" table:style-name="ce57">
            <text:p>(4.870,00)</text:p>
          </table:table-cell>
          <table:table-cell office:value-type="string" table:style-name="ce57">
            <text:p>Servicios Telcodata S.A.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870" table:style-name="ce58">
            <text:p>-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58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7050" table:style-name="ce1">
            <text:p>7050</text:p>
          </table:table-cell>
          <table:table-cell office:value-type="string" table:style-name="ce56">
            <text:p>2-1-1-09</text:p>
          </table:table-cell>
          <table:table-cell office:value-type="float" office:value="-65608.05" table:style-name="ce57">
            <text:p>(65.608,05)</text:p>
          </table:table-cell>
          <table:table-cell office:value-type="string" table:style-name="ce57">
            <text:p>PASIVOS DIFERIDOS</text:p>
          </table:table-cell>
          <table:table-cell table:number-columns-repeated="3" table:style-name="ce1"/>
          <table:table-cell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1" table:style-name="ce1">
            <text:p>7051</text:p>
          </table:table-cell>
          <table:table-cell office:value-type="string" table:style-name="ce56">
            <text:p>2-1-1-09-01</text:p>
          </table:table-cell>
          <table:table-cell office:value-type="float" office:value="-65608.05" table:style-name="ce57">
            <text:p>(65.608,05)</text:p>
          </table:table-cell>
          <table:table-cell office:value-type="string" table:style-name="ce57">
            <text:p>ANTICIPOS DE CLIENTES</text:p>
          </table:table-cell>
          <table:table-cell table:number-columns-repeated="3" table:style-name="ce1"/>
          <table:table-cell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2" table:style-name="ce1">
            <text:p>7052</text:p>
          </table:table-cell>
          <table:table-cell office:value-type="string" table:style-name="ce56">
            <text:p>2-1-1-09-01-001</text:p>
          </table:table-cell>
          <table:table-cell office:value-type="float" office:value="-65608.05" table:style-name="ce57">
            <text:p>(65.608,05)</text:p>
          </table:table-cell>
          <table:table-cell office:value-type="string" table:style-name="ce57">
            <text:p>Anticipos de Cliente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5608.05" table:style-name="ce58">
            <text:p>-65.608,05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58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7053" table:style-name="ce1">
            <text:p>7053</text:p>
          </table:table-cell>
          <table:table-cell office:value-type="string" table:style-name="ce56">
            <text:p>2-2</text:p>
          </table:table-cell>
          <table:table-cell office:value-type="float" office:value="-1270412.6499999999" table:style-name="ce57">
            <text:p>(1.270.412,65)</text:p>
          </table:table-cell>
          <table:table-cell office:value-type="string" table:style-name="ce57">
            <text:p>PASIVO LARGO PLAZO</text:p>
          </table:table-cell>
          <table:table-cell table:number-columns-repeated="2" table:style-name="ce1"/>
          <table:table-cell table:number-columns-repeated="2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4" table:style-name="ce1">
            <text:p>7054</text:p>
          </table:table-cell>
          <table:table-cell office:value-type="string" table:style-name="ce56">
            <text:p>2-2-1</text:p>
          </table:table-cell>
          <table:table-cell office:value-type="float" office:value="-1270412.6499999999" table:style-name="ce57">
            <text:p>(1.270.412,65)</text:p>
          </table:table-cell>
          <table:table-cell office:value-type="string" table:style-name="ce57">
            <text:p>PASIVO LARGO PLAZO</text:p>
          </table:table-cell>
          <table:table-cell table:number-columns-repeated="2" table:style-name="ce1"/>
          <table:table-cell table:number-columns-repeated="2"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5" table:style-name="ce1">
            <text:p>7055</text:p>
          </table:table-cell>
          <table:table-cell office:value-type="string" table:style-name="ce56">
            <text:p>2-2-1-03</text:p>
          </table:table-cell>
          <table:table-cell office:value-type="float" office:value="-1085.4100000000001" table:style-name="ce57">
            <text:p>(1.085,41)</text:p>
          </table:table-cell>
          <table:table-cell office:value-type="string" table:style-name="ce57">
            <text:p>DOCUMENTOS POR PAGAR<text:s/></text:p>
          </table:table-cell>
          <table:table-cell table:number-columns-repeated="3" table:style-name="ce1"/>
          <table:table-cell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6" table:style-name="ce1">
            <text:p>7056</text:p>
          </table:table-cell>
          <table:table-cell office:value-type="string" table:style-name="ce56">
            <text:p>2-2-1-03-01</text:p>
          </table:table-cell>
          <table:table-cell office:value-type="float" office:value="-1085.4100000000001" table:style-name="ce57">
            <text:p>(1.085,41)</text:p>
          </table:table-cell>
          <table:table-cell office:value-type="string" table:style-name="ce57">
            <text:p>DOCUMENTOS POR PAGAR LOCALES</text:p>
          </table:table-cell>
          <table:table-cell table:number-columns-repeated="3" table:style-name="ce1"/>
          <table:table-cell table:style-name="ce58"/>
          <table:table-cell table:number-columns-repeated="2" table:style-name="ce1"/>
          <table:table-cell table:style-name="ce58"/>
          <table:table-cell table:number-columns-repeated="16373"/>
        </table:table-row>
        <table:table-row table:style-name="ro8">
          <table:table-cell office:value-type="float" office:value="7057" table:style-name="ce1">
            <text:p>7057</text:p>
          </table:table-cell>
          <table:table-cell office:value-type="string" table:style-name="ce56">
            <text:p>2-2-1-03-01-002</text:p>
          </table:table-cell>
          <table:table-cell office:value-type="float" office:value="-1085.4100000000001" table:style-name="ce57">
            <text:p>(1.085,41)</text:p>
          </table:table-cell>
          <table:table-cell office:value-type="string" table:style-name="ce57">
            <text:p>Sobregiro Bancari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5.4100000000001" table:style-name="ce58">
            <text:p>-1.085,4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58">
            <text:p>12.310.110,18</text:p>
          </table:table-cell>
          <table:table-cell table:number-columns-repeated="16373"/>
        </table:table-row>
        <table:table-row table:number-rows-repeated="104719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7:44Z</dc:date>
    <meta:editing-cycles>7</meta:editing-cycles>
    <meta:editing-duration>PT3303S</meta:editing-duration>
  </office:meta>
</office:document-meta>
</file>